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18cm" svg:height="15.326cm" svg:x="12.951cm" svg:y="0.452cm">
            <draw:object draw:notify-on-update-of-ranges="LOGGER01.B2:LOGGER01.B2153 LOGGER01.C1:LOGGER01.C1 LOGGER01.C2:LOGGER01.C21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IME( ; ;[.A2]/1000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2" calcext:value-type="float">
            <text:p>15302</text:p>
          </table:table-cell>
          <table:table-cell table:formula="of:=TIME( ; ;[.A3]/1000)" office:value-type="time" office:time-value="PT00H00M15.302S" calcext:value-type="time">
            <text:p>00:00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1" calcext:value-type="float">
            <text:p>316.41</text:p>
          </table:table-cell>
          <table:table-cell office:value-type="float" office:value="1.07" calcext:value-type="float">
            <text:p>1.07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31302" calcext:value-type="float">
            <text:p>31302</text:p>
          </table:table-cell>
          <table:table-cell table:formula="of:=TIME( ; ;[.A4]/1000)" office:value-type="time" office:time-value="PT00H00M31.302S" calcext:value-type="time">
            <text:p>00:00:31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2.18" calcext:value-type="float">
            <text:p>2.18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47302" calcext:value-type="float">
            <text:p>47302</text:p>
          </table:table-cell>
          <table:table-cell table:formula="of:=TIME( ; ;[.A5]/1000)" office:value-type="time" office:time-value="PT00H00M47.302S" calcext:value-type="time">
            <text:p>00:00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3.29" calcext:value-type="float">
            <text:p>3.29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63302" calcext:value-type="float">
            <text:p>63302</text:p>
          </table:table-cell>
          <table:table-cell table:formula="of:=TIME( ; ;[.A6]/1000)" office:value-type="time" office:time-value="PT00H01M03.302S" calcext:value-type="time">
            <text:p>00:01:03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" calcext:value-type="float">
            <text:p>315.5</text:p>
          </table:table-cell>
          <table:table-cell office:value-type="float" office:value="4.41" calcext:value-type="float">
            <text:p>4.41</text:p>
          </table:table-cell>
          <table:table-cell office:value-type="float" office:value="5.56" calcext:value-type="float">
            <text:p>5.56</text:p>
          </table:table-cell>
        </table:table-row>
        <table:table-row table:style-name="ro1">
          <table:table-cell office:value-type="float" office:value="79302" calcext:value-type="float">
            <text:p>79302</text:p>
          </table:table-cell>
          <table:table-cell table:formula="of:=TIME( ; ;[.A7]/1000)" office:value-type="time" office:time-value="PT00H01M19.302S" calcext:value-type="time">
            <text:p>00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5.52" calcext:value-type="float">
            <text:p>5.5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95302" calcext:value-type="float">
            <text:p>95302</text:p>
          </table:table-cell>
          <table:table-cell table:formula="of:=TIME( ; ;[.A8]/1000)" office:value-type="time" office:time-value="PT00H01M35.302S" calcext:value-type="time">
            <text:p>00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6.63" calcext:value-type="float">
            <text:p>6.63</text:p>
          </table:table-cell>
          <table:table-cell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111302" calcext:value-type="float">
            <text:p>111302</text:p>
          </table:table-cell>
          <table:table-cell table:formula="of:=TIME( ; ;[.A9]/1000)" office:value-type="time" office:time-value="PT00H01M51.302S" calcext:value-type="time">
            <text:p>00:01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7.74" calcext:value-type="float">
            <text:p>7.74</text:p>
          </table:table-cell>
          <table:table-cell office:value-type="float" office:value="9.75" calcext:value-type="float">
            <text:p>9.75</text:p>
          </table:table-cell>
        </table:table-row>
        <table:table-row table:style-name="ro1">
          <table:table-cell office:value-type="float" office:value="127302" calcext:value-type="float">
            <text:p>127302</text:p>
          </table:table-cell>
          <table:table-cell table:formula="of:=TIME( ; ;[.A10]/1000)" office:value-type="time" office:time-value="PT00H02M07.302S" calcext:value-type="time">
            <text:p>00:02:07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8.85" calcext:value-type="float">
            <text:p>8.85</text:p>
          </table:table-cell>
          <table:table-cell office:value-type="float" office:value="11.14" calcext:value-type="float">
            <text:p>11.14</text:p>
          </table:table-cell>
        </table:table-row>
        <table:table-row table:style-name="ro1">
          <table:table-cell office:value-type="float" office:value="143302" calcext:value-type="float">
            <text:p>143302</text:p>
          </table:table-cell>
          <table:table-cell table:formula="of:=TIME( ; ;[.A11]/1000)" office:value-type="time" office:time-value="PT00H02M23.302S" calcext:value-type="time">
            <text:p>00:02:23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9.95" calcext:value-type="float">
            <text:p>9.95</text:p>
          </table:table-cell>
          <table:table-cell office:value-type="float" office:value="12.53" calcext:value-type="float">
            <text:p>12.53</text:p>
          </table:table-cell>
        </table:table-row>
        <table:table-row table:style-name="ro1">
          <table:table-cell office:value-type="float" office:value="159302" calcext:value-type="float">
            <text:p>159302</text:p>
          </table:table-cell>
          <table:table-cell table:formula="of:=TIME( ; ;[.A12]/1000)" office:value-type="time" office:time-value="PT00H02M39.302S" calcext:value-type="time">
            <text:p>00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1.06" calcext:value-type="float">
            <text:p>11.06</text:p>
          </table:table-cell>
          <table:table-cell office:value-type="float" office:value="13.92" calcext:value-type="float">
            <text:p>13.92</text:p>
          </table:table-cell>
        </table:table-row>
        <table:table-row table:style-name="ro1">
          <table:table-cell office:value-type="float" office:value="175302" calcext:value-type="float">
            <text:p>175302</text:p>
          </table:table-cell>
          <table:table-cell table:formula="of:=TIME( ; ;[.A13]/1000)" office:value-type="time" office:time-value="PT00H02M55.302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2.17" calcext:value-type="float">
            <text:p>12.17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191302" calcext:value-type="float">
            <text:p>191302</text:p>
          </table:table-cell>
          <table:table-cell table:formula="of:=TIME( ; ;[.A14]/1000)" office:value-type="time" office:time-value="PT00H03M11.302S" calcext:value-type="time">
            <text:p>00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3.27" calcext:value-type="float">
            <text:p>13.27</text:p>
          </table:table-cell>
          <table:table-cell office:value-type="float" office:value="16.69" calcext:value-type="float">
            <text:p>16.69</text:p>
          </table:table-cell>
        </table:table-row>
        <table:table-row table:style-name="ro1">
          <table:table-cell office:value-type="float" office:value="207302" calcext:value-type="float">
            <text:p>207302</text:p>
          </table:table-cell>
          <table:table-cell table:formula="of:=TIME( ; ;[.A15]/1000)" office:value-type="time" office:time-value="PT00H03M27.302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4.38" calcext:value-type="float">
            <text:p>14.38</text:p>
          </table:table-cell>
          <table:table-cell office:value-type="float" office:value="18.07" calcext:value-type="float">
            <text:p>18.07</text:p>
          </table:table-cell>
        </table:table-row>
        <table:table-row table:style-name="ro1">
          <table:table-cell office:value-type="float" office:value="223302" calcext:value-type="float">
            <text:p>223302</text:p>
          </table:table-cell>
          <table:table-cell table:formula="of:=TIME( ; ;[.A16]/1000)" office:value-type="time" office:time-value="PT00H03M43.302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5.48" calcext:value-type="float">
            <text:p>15.48</text:p>
          </table:table-cell>
          <table:table-cell office:value-type="float" office:value="19.45" calcext:value-type="float">
            <text:p>19.45</text:p>
          </table:table-cell>
        </table:table-row>
        <table:table-row table:style-name="ro1">
          <table:table-cell office:value-type="float" office:value="239302" calcext:value-type="float">
            <text:p>239302</text:p>
          </table:table-cell>
          <table:table-cell table:formula="of:=TIME( ; ;[.A17]/1000)" office:value-type="time" office:time-value="PT00H03M59.302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6.59" calcext:value-type="float">
            <text:p>16.59</text:p>
          </table:table-cell>
          <table:table-cell office:value-type="float" office:value="20.83" calcext:value-type="float">
            <text:p>20.83</text:p>
          </table:table-cell>
        </table:table-row>
        <table:table-row table:style-name="ro1">
          <table:table-cell office:value-type="float" office:value="255302" calcext:value-type="float">
            <text:p>255302</text:p>
          </table:table-cell>
          <table:table-cell table:formula="of:=TIME( ; ;[.A18]/1000)" office:value-type="time" office:time-value="PT00H04M15.302S" calcext:value-type="time">
            <text:p>00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5" calcext:value-type="float">
            <text:p>309.95</text:p>
          </table:table-cell>
          <table:table-cell office:value-type="float" office:value="17.69" calcext:value-type="float">
            <text:p>17.69</text:p>
          </table:table-cell>
          <table:table-cell office:value-type="float" office:value="22.21" calcext:value-type="float">
            <text:p>22.21</text:p>
          </table:table-cell>
        </table:table-row>
        <table:table-row table:style-name="ro1">
          <table:table-cell office:value-type="float" office:value="271302" calcext:value-type="float">
            <text:p>271302</text:p>
          </table:table-cell>
          <table:table-cell table:formula="of:=TIME( ; ;[.A19]/1000)" office:value-type="time" office:time-value="PT00H04M31.302S" calcext:value-type="time">
            <text:p>00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18.79" calcext:value-type="float">
            <text:p>18.79</text:p>
          </table:table-cell>
          <table:table-cell office:value-type="float" office:value="23.58" calcext:value-type="float">
            <text:p>23.58</text:p>
          </table:table-cell>
        </table:table-row>
        <table:table-row table:style-name="ro1">
          <table:table-cell office:value-type="float" office:value="287302" calcext:value-type="float">
            <text:p>287302</text:p>
          </table:table-cell>
          <table:table-cell table:formula="of:=TIME( ; ;[.A20]/1000)" office:value-type="time" office:time-value="PT00H04M47.302S" calcext:value-type="time">
            <text:p>00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9" calcext:value-type="float">
            <text:p>247.9</text:p>
          </table:table-cell>
          <table:table-cell office:value-type="float" office:value="308.58" calcext:value-type="float">
            <text:p>308.58</text:p>
          </table:table-cell>
          <table:table-cell office:value-type="float" office:value="19.9" calcext:value-type="float">
            <text:p>19.9</text:p>
          </table:table-cell>
          <table:table-cell office:value-type="float" office:value="24.96" calcext:value-type="float">
            <text:p>24.96</text:p>
          </table:table-cell>
        </table:table-row>
        <table:table-row table:style-name="ro1">
          <table:table-cell office:value-type="float" office:value="303302" calcext:value-type="float">
            <text:p>303302</text:p>
          </table:table-cell>
          <table:table-cell table:formula="of:=TIME( ; ;[.A21]/1000)" office:value-type="time" office:time-value="PT00H05M03.302S" calcext:value-type="time">
            <text:p>00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21" calcext:value-type="float">
            <text:p>21</text:p>
          </table:table-cell>
          <table:table-cell office:value-type="float" office:value="26.33" calcext:value-type="float">
            <text:p>26.33</text:p>
          </table:table-cell>
        </table:table-row>
        <table:table-row table:style-name="ro1">
          <table:table-cell office:value-type="float" office:value="319302" calcext:value-type="float">
            <text:p>319302</text:p>
          </table:table-cell>
          <table:table-cell table:formula="of:=TIME( ; ;[.A22]/1000)" office:value-type="time" office:time-value="PT00H05M19.302S" calcext:value-type="time">
            <text:p>00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22.1" calcext:value-type="float">
            <text:p>22.1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office:value-type="float" office:value="335302" calcext:value-type="float">
            <text:p>335302</text:p>
          </table:table-cell>
          <table:table-cell table:formula="of:=TIME( ; ;[.A23]/1000)" office:value-type="time" office:time-value="PT00H05M35.302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23.2" calcext:value-type="float">
            <text:p>23.2</text:p>
          </table:table-cell>
          <table:table-cell office:value-type="float" office:value="29.07" calcext:value-type="float">
            <text:p>29.07</text:p>
          </table:table-cell>
        </table:table-row>
        <table:table-row table:style-name="ro1">
          <table:table-cell office:value-type="float" office:value="351302" calcext:value-type="float">
            <text:p>351302</text:p>
          </table:table-cell>
          <table:table-cell table:formula="of:=TIME( ; ;[.A24]/1000)" office:value-type="time" office:time-value="PT00H05M51.302S" calcext:value-type="time">
            <text:p>00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4.3" calcext:value-type="float">
            <text:p>24.3</text:p>
          </table:table-cell>
          <table:table-cell office:value-type="float" office:value="30.44" calcext:value-type="float">
            <text:p>30.44</text:p>
          </table:table-cell>
        </table:table-row>
        <table:table-row table:style-name="ro1">
          <table:table-cell office:value-type="float" office:value="367302" calcext:value-type="float">
            <text:p>367302</text:p>
          </table:table-cell>
          <table:table-cell table:formula="of:=TIME( ; ;[.A25]/1000)" office:value-type="time" office:time-value="PT00H06M07.302S" calcext:value-type="time">
            <text:p>00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5.4" calcext:value-type="float">
            <text:p>25.4</text:p>
          </table:table-cell>
          <table:table-cell office:value-type="float" office:value="31.81" calcext:value-type="float">
            <text:p>31.81</text:p>
          </table:table-cell>
        </table:table-row>
        <table:table-row table:style-name="ro1">
          <table:table-cell office:value-type="float" office:value="383302" calcext:value-type="float">
            <text:p>383302</text:p>
          </table:table-cell>
          <table:table-cell table:formula="of:=TIME( ; ;[.A26]/1000)" office:value-type="time" office:time-value="PT00H06M23.302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6.5" calcext:value-type="float">
            <text:p>26.5</text:p>
          </table:table-cell>
          <table:table-cell office:value-type="float" office:value="33.18" calcext:value-type="float">
            <text:p>33.18</text:p>
          </table:table-cell>
        </table:table-row>
        <table:table-row table:style-name="ro1">
          <table:table-cell office:value-type="float" office:value="399302" calcext:value-type="float">
            <text:p>399302</text:p>
          </table:table-cell>
          <table:table-cell table:formula="of:=TIME( ; ;[.A27]/1000)" office:value-type="time" office:time-value="PT00H06M39.302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7.59" calcext:value-type="float">
            <text:p>27.59</text:p>
          </table:table-cell>
          <table:table-cell office:value-type="float" office:value="34.54" calcext:value-type="float">
            <text:p>34.54</text:p>
          </table:table-cell>
        </table:table-row>
        <table:table-row table:style-name="ro1">
          <table:table-cell office:value-type="float" office:value="415302" calcext:value-type="float">
            <text:p>415302</text:p>
          </table:table-cell>
          <table:table-cell table:formula="of:=TIME( ; ;[.A28]/1000)" office:value-type="time" office:time-value="PT00H06M55.302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8.69" calcext:value-type="float">
            <text:p>28.69</text:p>
          </table:table-cell>
          <table:table-cell office:value-type="float" office:value="35.91" calcext:value-type="float">
            <text:p>35.91</text:p>
          </table:table-cell>
        </table:table-row>
        <table:table-row table:style-name="ro1">
          <table:table-cell office:value-type="float" office:value="431302" calcext:value-type="float">
            <text:p>431302</text:p>
          </table:table-cell>
          <table:table-cell table:formula="of:=TIME( ; ;[.A29]/1000)" office:value-type="time" office:time-value="PT00H07M11.302S" calcext:value-type="time">
            <text:p>00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9.79" calcext:value-type="float">
            <text:p>29.79</text:p>
          </table:table-cell>
          <table:table-cell office:value-type="float" office:value="37.27" calcext:value-type="float">
            <text:p>37.27</text:p>
          </table:table-cell>
        </table:table-row>
        <table:table-row table:style-name="ro1">
          <table:table-cell office:value-type="float" office:value="447302" calcext:value-type="float">
            <text:p>447302</text:p>
          </table:table-cell>
          <table:table-cell table:formula="of:=TIME( ; ;[.A30]/1000)" office:value-type="time" office:time-value="PT00H07M27.302S" calcext:value-type="time">
            <text:p>00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30.89" calcext:value-type="float">
            <text:p>30.89</text:p>
          </table:table-cell>
          <table:table-cell office:value-type="float" office:value="38.63" calcext:value-type="float">
            <text:p>38.63</text:p>
          </table:table-cell>
        </table:table-row>
        <table:table-row table:style-name="ro1">
          <table:table-cell office:value-type="float" office:value="463302" calcext:value-type="float">
            <text:p>463302</text:p>
          </table:table-cell>
          <table:table-cell table:formula="of:=TIME( ; ;[.A31]/1000)" office:value-type="time" office:time-value="PT00H07M43.302S" calcext:value-type="time">
            <text:p>00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31.98" calcext:value-type="float">
            <text:p>31.98</text:p>
          </table:table-cell>
          <table:table-cell office:value-type="float" office:value="39.99" calcext:value-type="float">
            <text:p>39.99</text:p>
          </table:table-cell>
        </table:table-row>
        <table:table-row table:style-name="ro1">
          <table:table-cell office:value-type="float" office:value="479302" calcext:value-type="float">
            <text:p>479302</text:p>
          </table:table-cell>
          <table:table-cell table:formula="of:=TIME( ; ;[.A32]/1000)" office:value-type="time" office:time-value="PT00H07M59.302S" calcext:value-type="time">
            <text:p>00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33.08" calcext:value-type="float">
            <text:p>33.08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 office:value-type="float" office:value="495302" calcext:value-type="float">
            <text:p>495302</text:p>
          </table:table-cell>
          <table:table-cell table:formula="of:=TIME( ; ;[.A33]/1000)" office:value-type="time" office:time-value="PT00H08M15.302S" calcext:value-type="time">
            <text:p>00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4.17" calcext:value-type="float">
            <text:p>34.17</text:p>
          </table:table-cell>
          <table:table-cell office:value-type="float" office:value="42.71" calcext:value-type="float">
            <text:p>42.71</text:p>
          </table:table-cell>
        </table:table-row>
        <table:table-row table:style-name="ro1">
          <table:table-cell office:value-type="float" office:value="511302" calcext:value-type="float">
            <text:p>511302</text:p>
          </table:table-cell>
          <table:table-cell table:formula="of:=TIME( ; ;[.A34]/1000)" office:value-type="time" office:time-value="PT00H08M31.302S" calcext:value-type="time">
            <text:p>00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5.27" calcext:value-type="float">
            <text:p>35.27</text:p>
          </table:table-cell>
          <table:table-cell office:value-type="float" office:value="44.07" calcext:value-type="float">
            <text:p>44.07</text:p>
          </table:table-cell>
        </table:table-row>
        <table:table-row table:style-name="ro1">
          <table:table-cell office:value-type="float" office:value="527302" calcext:value-type="float">
            <text:p>527302</text:p>
          </table:table-cell>
          <table:table-cell table:formula="of:=TIME( ; ;[.A35]/1000)" office:value-type="time" office:time-value="PT00H08M47.302S" calcext:value-type="time">
            <text:p>00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6.36" calcext:value-type="float">
            <text:p>36.36</text:p>
          </table:table-cell>
          <table:table-cell office:value-type="float" office:value="45.42" calcext:value-type="float">
            <text:p>45.42</text:p>
          </table:table-cell>
        </table:table-row>
        <table:table-row table:style-name="ro1">
          <table:table-cell office:value-type="float" office:value="543302" calcext:value-type="float">
            <text:p>543302</text:p>
          </table:table-cell>
          <table:table-cell table:formula="of:=TIME( ; ;[.A36]/1000)" office:value-type="time" office:time-value="PT00H09M03.302S" calcext:value-type="time">
            <text:p>00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37.46" calcext:value-type="float">
            <text:p>37.46</text:p>
          </table:table-cell>
          <table:table-cell office:value-type="float" office:value="46.78" calcext:value-type="float">
            <text:p>46.78</text:p>
          </table:table-cell>
        </table:table-row>
        <table:table-row table:style-name="ro1">
          <table:table-cell office:value-type="float" office:value="559302" calcext:value-type="float">
            <text:p>559302</text:p>
          </table:table-cell>
          <table:table-cell table:formula="of:=TIME( ; ;[.A37]/1000)" office:value-type="time" office:time-value="PT00H09M19.302S" calcext:value-type="time">
            <text:p>00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38.55" calcext:value-type="float">
            <text:p>38.55</text:p>
          </table:table-cell>
          <table:table-cell office:value-type="float" office:value="48.13" calcext:value-type="float">
            <text:p>48.13</text:p>
          </table:table-cell>
        </table:table-row>
        <table:table-row table:style-name="ro1">
          <table:table-cell office:value-type="float" office:value="575302" calcext:value-type="float">
            <text:p>575302</text:p>
          </table:table-cell>
          <table:table-cell table:formula="of:=TIME( ; ;[.A38]/1000)" office:value-type="time" office:time-value="PT00H09M35.302S" calcext:value-type="time">
            <text:p>00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39.64" calcext:value-type="float">
            <text:p>39.64</text:p>
          </table:table-cell>
          <table:table-cell office:value-type="float" office:value="49.48" calcext:value-type="float">
            <text:p>49.48</text:p>
          </table:table-cell>
        </table:table-row>
        <table:table-row table:style-name="ro1">
          <table:table-cell office:value-type="float" office:value="591302" calcext:value-type="float">
            <text:p>591302</text:p>
          </table:table-cell>
          <table:table-cell table:formula="of:=TIME( ; ;[.A39]/1000)" office:value-type="time" office:time-value="PT00H09M51.302S" calcext:value-type="time">
            <text:p>00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40.74" calcext:value-type="float">
            <text:p>40.74</text:p>
          </table:table-cell>
          <table:table-cell office:value-type="float" office:value="50.84" calcext:value-type="float">
            <text:p>50.84</text:p>
          </table:table-cell>
        </table:table-row>
        <table:table-row table:style-name="ro1">
          <table:table-cell office:value-type="float" office:value="607302" calcext:value-type="float">
            <text:p>607302</text:p>
          </table:table-cell>
          <table:table-cell table:formula="of:=TIME( ; ;[.A40]/1000)" office:value-type="time" office:time-value="PT00H10M07.302S" calcext:value-type="time">
            <text:p>00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41.83" calcext:value-type="float">
            <text:p>41.83</text:p>
          </table:table-cell>
          <table:table-cell office:value-type="float" office:value="52.19" calcext:value-type="float">
            <text:p>52.19</text:p>
          </table:table-cell>
        </table:table-row>
        <table:table-row table:style-name="ro1">
          <table:table-cell office:value-type="float" office:value="623302" calcext:value-type="float">
            <text:p>623302</text:p>
          </table:table-cell>
          <table:table-cell table:formula="of:=TIME( ; ;[.A41]/1000)" office:value-type="time" office:time-value="PT00H10M23.302S" calcext:value-type="time">
            <text:p>00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42.92" calcext:value-type="float">
            <text:p>42.92</text:p>
          </table:table-cell>
          <table:table-cell office:value-type="float" office:value="53.54" calcext:value-type="float">
            <text:p>53.54</text:p>
          </table:table-cell>
        </table:table-row>
        <table:table-row table:style-name="ro1">
          <table:table-cell office:value-type="float" office:value="639302" calcext:value-type="float">
            <text:p>639302</text:p>
          </table:table-cell>
          <table:table-cell table:formula="of:=TIME( ; ;[.A42]/1000)" office:value-type="time" office:time-value="PT00H10M39.302S" calcext:value-type="time">
            <text:p>00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44.01" calcext:value-type="float">
            <text:p>44.01</text:p>
          </table:table-cell>
          <table:table-cell office:value-type="float" office:value="54.89" calcext:value-type="float">
            <text:p>54.89</text:p>
          </table:table-cell>
        </table:table-row>
        <table:table-row table:style-name="ro1">
          <table:table-cell office:value-type="float" office:value="655302" calcext:value-type="float">
            <text:p>655302</text:p>
          </table:table-cell>
          <table:table-cell table:formula="of:=TIME( ; ;[.A43]/1000)" office:value-type="time" office:time-value="PT00H10M55.302S" calcext:value-type="time">
            <text:p>00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45.11" calcext:value-type="float">
            <text:p>45.11</text:p>
          </table:table-cell>
          <table:table-cell office:value-type="float" office:value="56.24" calcext:value-type="float">
            <text:p>56.24</text:p>
          </table:table-cell>
        </table:table-row>
        <table:table-row table:style-name="ro1">
          <table:table-cell office:value-type="float" office:value="671302" calcext:value-type="float">
            <text:p>671302</text:p>
          </table:table-cell>
          <table:table-cell table:formula="of:=TIME( ; ;[.A44]/1000)" office:value-type="time" office:time-value="PT00H11M11.302S" calcext:value-type="time">
            <text:p>00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46.2" calcext:value-type="float">
            <text:p>46.2</text:p>
          </table:table-cell>
          <table:table-cell office:value-type="float" office:value="57.58" calcext:value-type="float">
            <text:p>57.58</text:p>
          </table:table-cell>
        </table:table-row>
        <table:table-row table:style-name="ro1">
          <table:table-cell office:value-type="float" office:value="687302" calcext:value-type="float">
            <text:p>687302</text:p>
          </table:table-cell>
          <table:table-cell table:formula="of:=TIME( ; ;[.A45]/1000)" office:value-type="time" office:time-value="PT00H11M27.302S" calcext:value-type="time">
            <text:p>00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47.29" calcext:value-type="float">
            <text:p>47.29</text:p>
          </table:table-cell>
          <table:table-cell office:value-type="float" office:value="58.93" calcext:value-type="float">
            <text:p>58.93</text:p>
          </table:table-cell>
        </table:table-row>
        <table:table-row table:style-name="ro1">
          <table:table-cell office:value-type="float" office:value="703302" calcext:value-type="float">
            <text:p>703302</text:p>
          </table:table-cell>
          <table:table-cell table:formula="of:=TIME( ; ;[.A46]/1000)" office:value-type="time" office:time-value="PT00H11M43.302S" calcext:value-type="time">
            <text:p>00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48.38" calcext:value-type="float">
            <text:p>48.38</text:p>
          </table:table-cell>
          <table:table-cell office:value-type="float" office:value="60.27" calcext:value-type="float">
            <text:p>60.27</text:p>
          </table:table-cell>
        </table:table-row>
        <table:table-row table:style-name="ro1">
          <table:table-cell office:value-type="float" office:value="719302" calcext:value-type="float">
            <text:p>719302</text:p>
          </table:table-cell>
          <table:table-cell table:formula="of:=TIME( ; ;[.A47]/1000)" office:value-type="time" office:time-value="PT00H11M59.302S" calcext:value-type="time">
            <text:p>00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49.47" calcext:value-type="float">
            <text:p>49.47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735301" calcext:value-type="float">
            <text:p>735301</text:p>
          </table:table-cell>
          <table:table-cell table:formula="of:=TIME( ; ;[.A48]/1000)" office:value-type="time" office:time-value="PT00H12M15.301S" calcext:value-type="time">
            <text:p>00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50.56" calcext:value-type="float">
            <text:p>50.56</text:p>
          </table:table-cell>
          <table:table-cell office:value-type="float" office:value="62.96" calcext:value-type="float">
            <text:p>62.96</text:p>
          </table:table-cell>
        </table:table-row>
        <table:table-row table:style-name="ro1">
          <table:table-cell office:value-type="float" office:value="751302" calcext:value-type="float">
            <text:p>751302</text:p>
          </table:table-cell>
          <table:table-cell table:formula="of:=TIME( ; ;[.A49]/1000)" office:value-type="time" office:time-value="PT00H12M31.302S" calcext:value-type="time">
            <text:p>00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1.65" calcext:value-type="float">
            <text:p>51.65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767302" calcext:value-type="float">
            <text:p>767302</text:p>
          </table:table-cell>
          <table:table-cell table:formula="of:=TIME( ; ;[.A50]/1000)" office:value-type="time" office:time-value="PT00H12M47.302S" calcext:value-type="time">
            <text:p>00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52.74" calcext:value-type="float">
            <text:p>52.74</text:p>
          </table:table-cell>
          <table:table-cell office:value-type="float" office:value="65.65" calcext:value-type="float">
            <text:p>65.65</text:p>
          </table:table-cell>
        </table:table-row>
        <table:table-row table:style-name="ro1">
          <table:table-cell office:value-type="float" office:value="783302" calcext:value-type="float">
            <text:p>783302</text:p>
          </table:table-cell>
          <table:table-cell table:formula="of:=TIME( ; ;[.A51]/1000)" office:value-type="time" office:time-value="PT00H13M03.302S" calcext:value-type="time">
            <text:p>00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53.82" calcext:value-type="float">
            <text:p>53.82</text:p>
          </table:table-cell>
          <table:table-cell office:value-type="float" office:value="66.99" calcext:value-type="float">
            <text:p>66.99</text:p>
          </table:table-cell>
        </table:table-row>
        <table:table-row table:style-name="ro1">
          <table:table-cell office:value-type="float" office:value="799302" calcext:value-type="float">
            <text:p>799302</text:p>
          </table:table-cell>
          <table:table-cell table:formula="of:=TIME( ; ;[.A52]/1000)" office:value-type="time" office:time-value="PT00H13M19.302S" calcext:value-type="time">
            <text:p>00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54.91" calcext:value-type="float">
            <text:p>54.91</text:p>
          </table:table-cell>
          <table:table-cell office:value-type="float" office:value="68.33" calcext:value-type="float">
            <text:p>68.33</text:p>
          </table:table-cell>
        </table:table-row>
        <table:table-row table:style-name="ro1">
          <table:table-cell office:value-type="float" office:value="815302" calcext:value-type="float">
            <text:p>815302</text:p>
          </table:table-cell>
          <table:table-cell table:formula="of:=TIME( ; ;[.A53]/1000)" office:value-type="time" office:time-value="PT00H13M35.302S" calcext:value-type="time">
            <text:p>00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56" calcext:value-type="float">
            <text:p>56</text:p>
          </table:table-cell>
          <table:table-cell office:value-type="float" office:value="69.67" calcext:value-type="float">
            <text:p>69.67</text:p>
          </table:table-cell>
        </table:table-row>
        <table:table-row table:style-name="ro1">
          <table:table-cell office:value-type="float" office:value="831302" calcext:value-type="float">
            <text:p>831302</text:p>
          </table:table-cell>
          <table:table-cell table:formula="of:=TIME( ; ;[.A54]/1000)" office:value-type="time" office:time-value="PT00H13M51.302S" calcext:value-type="time">
            <text:p>00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57.09" calcext:value-type="float">
            <text:p>57.09</text:p>
          </table:table-cell>
          <table:table-cell office:value-type="float" office:value="71.01" calcext:value-type="float">
            <text:p>71.01</text:p>
          </table:table-cell>
        </table:table-row>
        <table:table-row table:style-name="ro1">
          <table:table-cell office:value-type="float" office:value="847302" calcext:value-type="float">
            <text:p>847302</text:p>
          </table:table-cell>
          <table:table-cell table:formula="of:=TIME( ; ;[.A55]/1000)" office:value-type="time" office:time-value="PT00H14M07.302S" calcext:value-type="time">
            <text:p>00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58.17" calcext:value-type="float">
            <text:p>58.17</text:p>
          </table:table-cell>
          <table:table-cell office:value-type="float" office:value="72.34" calcext:value-type="float">
            <text:p>72.34</text:p>
          </table:table-cell>
        </table:table-row>
        <table:table-row table:style-name="ro1">
          <table:table-cell office:value-type="float" office:value="863302" calcext:value-type="float">
            <text:p>863302</text:p>
          </table:table-cell>
          <table:table-cell table:formula="of:=TIME( ; ;[.A56]/1000)" office:value-type="time" office:time-value="PT00H14M23.302S" calcext:value-type="time">
            <text:p>00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9.26" calcext:value-type="float">
            <text:p>59.26</text:p>
          </table:table-cell>
          <table:table-cell office:value-type="float" office:value="73.68" calcext:value-type="float">
            <text:p>73.68</text:p>
          </table:table-cell>
        </table:table-row>
        <table:table-row table:style-name="ro1">
          <table:table-cell office:value-type="float" office:value="879302" calcext:value-type="float">
            <text:p>879302</text:p>
          </table:table-cell>
          <table:table-cell table:formula="of:=TIME( ; ;[.A57]/1000)" office:value-type="time" office:time-value="PT00H14M39.302S" calcext:value-type="time">
            <text:p>00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60.35" calcext:value-type="float">
            <text:p>60.35</text:p>
          </table:table-cell>
          <table:table-cell office:value-type="float" office:value="75.02" calcext:value-type="float">
            <text:p>75.02</text:p>
          </table:table-cell>
        </table:table-row>
        <table:table-row table:style-name="ro1">
          <table:table-cell office:value-type="float" office:value="895302" calcext:value-type="float">
            <text:p>895302</text:p>
          </table:table-cell>
          <table:table-cell table:formula="of:=TIME( ; ;[.A58]/1000)" office:value-type="time" office:time-value="PT00H14M55.302S" calcext:value-type="time">
            <text:p>00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61.44" calcext:value-type="float">
            <text:p>61.44</text:p>
          </table:table-cell>
          <table:table-cell office:value-type="float" office:value="76.35" calcext:value-type="float">
            <text:p>76.35</text:p>
          </table:table-cell>
        </table:table-row>
        <table:table-row table:style-name="ro1">
          <table:table-cell office:value-type="float" office:value="911302" calcext:value-type="float">
            <text:p>911302</text:p>
          </table:table-cell>
          <table:table-cell table:formula="of:=TIME( ; ;[.A59]/1000)" office:value-type="time" office:time-value="PT00H15M11.302S" calcext:value-type="time">
            <text:p>00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62.52" calcext:value-type="float">
            <text:p>62.52</text:p>
          </table:table-cell>
          <table:table-cell office:value-type="float" office:value="77.69" calcext:value-type="float">
            <text:p>77.69</text:p>
          </table:table-cell>
        </table:table-row>
        <table:table-row table:style-name="ro1">
          <table:table-cell office:value-type="float" office:value="927302" calcext:value-type="float">
            <text:p>927302</text:p>
          </table:table-cell>
          <table:table-cell table:formula="of:=TIME( ; ;[.A60]/1000)" office:value-type="time" office:time-value="PT00H15M27.302S" calcext:value-type="time">
            <text:p>00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63.61" calcext:value-type="float">
            <text:p>63.61</text:p>
          </table:table-cell>
          <table:table-cell office:value-type="float" office:value="79.02" calcext:value-type="float">
            <text:p>79.02</text:p>
          </table:table-cell>
        </table:table-row>
        <table:table-row table:style-name="ro1">
          <table:table-cell office:value-type="float" office:value="943302" calcext:value-type="float">
            <text:p>943302</text:p>
          </table:table-cell>
          <table:table-cell table:formula="of:=TIME( ; ;[.A61]/1000)" office:value-type="time" office:time-value="PT00H15M43.302S" calcext:value-type="time">
            <text:p>00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64.69" calcext:value-type="float">
            <text:p>64.69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959302" calcext:value-type="float">
            <text:p>959302</text:p>
          </table:table-cell>
          <table:table-cell table:formula="of:=TIME( ; ;[.A62]/1000)" office:value-type="time" office:time-value="PT00H15M59.302S" calcext:value-type="time">
            <text:p>00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65.78" calcext:value-type="float">
            <text:p>65.78</text:p>
          </table:table-cell>
          <table:table-cell office:value-type="float" office:value="81.69" calcext:value-type="float">
            <text:p>81.69</text:p>
          </table:table-cell>
        </table:table-row>
        <table:table-row table:style-name="ro1">
          <table:table-cell office:value-type="float" office:value="975302" calcext:value-type="float">
            <text:p>975302</text:p>
          </table:table-cell>
          <table:table-cell table:formula="of:=TIME( ; ;[.A63]/1000)" office:value-type="time" office:time-value="PT00H16M15.302S" calcext:value-type="time">
            <text:p>00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66.86" calcext:value-type="float">
            <text:p>66.86</text:p>
          </table:table-cell>
          <table:table-cell office:value-type="float" office:value="83.02" calcext:value-type="float">
            <text:p>83.02</text:p>
          </table:table-cell>
        </table:table-row>
        <table:table-row table:style-name="ro1">
          <table:table-cell office:value-type="float" office:value="991302" calcext:value-type="float">
            <text:p>991302</text:p>
          </table:table-cell>
          <table:table-cell table:formula="of:=TIME( ; ;[.A64]/1000)" office:value-type="time" office:time-value="PT00H16M31.302S" calcext:value-type="time">
            <text:p>00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67.95" calcext:value-type="float">
            <text:p>67.95</text:p>
          </table:table-cell>
          <table:table-cell office:value-type="float" office:value="84.35" calcext:value-type="float">
            <text:p>84.35</text:p>
          </table:table-cell>
        </table:table-row>
        <table:table-row table:style-name="ro1">
          <table:table-cell office:value-type="float" office:value="1007302" calcext:value-type="float">
            <text:p>1007302</text:p>
          </table:table-cell>
          <table:table-cell table:formula="of:=TIME( ; ;[.A65]/1000)" office:value-type="time" office:time-value="PT00H16M47.302S" calcext:value-type="time">
            <text:p>00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9.03" calcext:value-type="float">
            <text:p>69.03</text:p>
          </table:table-cell>
          <table:table-cell office:value-type="float" office:value="85.68" calcext:value-type="float">
            <text:p>85.68</text:p>
          </table:table-cell>
        </table:table-row>
        <table:table-row table:style-name="ro1">
          <table:table-cell office:value-type="float" office:value="1023302" calcext:value-type="float">
            <text:p>1023302</text:p>
          </table:table-cell>
          <table:table-cell table:formula="of:=TIME( ; ;[.A66]/1000)" office:value-type="time" office:time-value="PT00H17M03.302S" calcext:value-type="time">
            <text:p>00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70.12" calcext:value-type="float">
            <text:p>70.12</text:p>
          </table:table-cell>
          <table:table-cell office:value-type="float" office:value="87.01" calcext:value-type="float">
            <text:p>87.01</text:p>
          </table:table-cell>
        </table:table-row>
        <table:table-row table:style-name="ro1">
          <table:table-cell office:value-type="float" office:value="1039302" calcext:value-type="float">
            <text:p>1039302</text:p>
          </table:table-cell>
          <table:table-cell table:formula="of:=TIME( ; ;[.A67]/1000)" office:value-type="time" office:time-value="PT00H17M19.302S" calcext:value-type="time">
            <text:p>00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71.2" calcext:value-type="float">
            <text:p>71.2</text:p>
          </table:table-cell>
          <table:table-cell office:value-type="float" office:value="88.34" calcext:value-type="float">
            <text:p>88.34</text:p>
          </table:table-cell>
        </table:table-row>
        <table:table-row table:style-name="ro1">
          <table:table-cell office:value-type="float" office:value="1055302" calcext:value-type="float">
            <text:p>1055302</text:p>
          </table:table-cell>
          <table:table-cell table:formula="of:=TIME( ; ;[.A68]/1000)" office:value-type="time" office:time-value="PT00H17M35.302S" calcext:value-type="time">
            <text:p>00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72.28" calcext:value-type="float">
            <text:p>72.28</text:p>
          </table:table-cell>
          <table:table-cell office:value-type="float" office:value="89.67" calcext:value-type="float">
            <text:p>89.67</text:p>
          </table:table-cell>
        </table:table-row>
        <table:table-row table:style-name="ro1">
          <table:table-cell office:value-type="float" office:value="1071302" calcext:value-type="float">
            <text:p>1071302</text:p>
          </table:table-cell>
          <table:table-cell table:formula="of:=TIME( ; ;[.A69]/1000)" office:value-type="time" office:time-value="PT00H17M51.302S" calcext:value-type="time">
            <text:p>00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73.37" calcext:value-type="float">
            <text:p>73.3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087302" calcext:value-type="float">
            <text:p>1087302</text:p>
          </table:table-cell>
          <table:table-cell table:formula="of:=TIME( ; ;[.A70]/1000)" office:value-type="time" office:time-value="PT00H18M07.302S" calcext:value-type="time">
            <text:p>00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74.45" calcext:value-type="float">
            <text:p>74.45</text:p>
          </table:table-cell>
          <table:table-cell office:value-type="float" office:value="92.32" calcext:value-type="float">
            <text:p>92.32</text:p>
          </table:table-cell>
        </table:table-row>
        <table:table-row table:style-name="ro1">
          <table:table-cell office:value-type="float" office:value="1103302" calcext:value-type="float">
            <text:p>1103302</text:p>
          </table:table-cell>
          <table:table-cell table:formula="of:=TIME( ; ;[.A71]/1000)" office:value-type="time" office:time-value="PT00H18M23.302S" calcext:value-type="time">
            <text:p>00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75.53" calcext:value-type="float">
            <text:p>75.53</text:p>
          </table:table-cell>
          <table:table-cell office:value-type="float" office:value="93.65" calcext:value-type="float">
            <text:p>93.65</text:p>
          </table:table-cell>
        </table:table-row>
        <table:table-row table:style-name="ro1">
          <table:table-cell office:value-type="float" office:value="1119302" calcext:value-type="float">
            <text:p>1119302</text:p>
          </table:table-cell>
          <table:table-cell table:formula="of:=TIME( ; ;[.A72]/1000)" office:value-type="time" office:time-value="PT00H18M39.302S" calcext:value-type="time">
            <text:p>00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76.62" calcext:value-type="float">
            <text:p>76.62</text:p>
          </table:table-cell>
          <table:table-cell office:value-type="float" office:value="94.98" calcext:value-type="float">
            <text:p>94.98</text:p>
          </table:table-cell>
        </table:table-row>
        <table:table-row table:style-name="ro1">
          <table:table-cell office:value-type="float" office:value="1135302" calcext:value-type="float">
            <text:p>1135302</text:p>
          </table:table-cell>
          <table:table-cell table:formula="of:=TIME( ; ;[.A73]/1000)" office:value-type="time" office:time-value="PT00H18M55.302S" calcext:value-type="time">
            <text:p>00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77.7" calcext:value-type="float">
            <text:p>77.7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1151302" calcext:value-type="float">
            <text:p>1151302</text:p>
          </table:table-cell>
          <table:table-cell table:formula="of:=TIME( ; ;[.A74]/1000)" office:value-type="time" office:time-value="PT00H19M11.302S" calcext:value-type="time">
            <text:p>00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78.78" calcext:value-type="float">
            <text:p>78.78</text:p>
          </table:table-cell>
          <table:table-cell office:value-type="float" office:value="97.63" calcext:value-type="float">
            <text:p>97.63</text:p>
          </table:table-cell>
        </table:table-row>
        <table:table-row table:style-name="ro1">
          <table:table-cell office:value-type="float" office:value="1167302" calcext:value-type="float">
            <text:p>1167302</text:p>
          </table:table-cell>
          <table:table-cell table:formula="of:=TIME( ; ;[.A75]/1000)" office:value-type="time" office:time-value="PT00H19M27.302S" calcext:value-type="time">
            <text:p>00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9.86" calcext:value-type="float">
            <text:p>79.86</text:p>
          </table:table-cell>
          <table:table-cell office:value-type="float" office:value="98.95" calcext:value-type="float">
            <text:p>98.95</text:p>
          </table:table-cell>
        </table:table-row>
        <table:table-row table:style-name="ro1">
          <table:table-cell office:value-type="float" office:value="1183302" calcext:value-type="float">
            <text:p>1183302</text:p>
          </table:table-cell>
          <table:table-cell table:formula="of:=TIME( ; ;[.A76]/1000)" office:value-type="time" office:time-value="PT00H19M43.302S" calcext:value-type="time">
            <text:p>00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80.94" calcext:value-type="float">
            <text:p>80.94</text:p>
          </table:table-cell>
          <table:table-cell office:value-type="float" office:value="100.27" calcext:value-type="float">
            <text:p>100.27</text:p>
          </table:table-cell>
        </table:table-row>
        <table:table-row table:style-name="ro1">
          <table:table-cell office:value-type="float" office:value="1199302" calcext:value-type="float">
            <text:p>1199302</text:p>
          </table:table-cell>
          <table:table-cell table:formula="of:=TIME( ; ;[.A77]/1000)" office:value-type="time" office:time-value="PT00H19M59.302S" calcext:value-type="time">
            <text:p>00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2.03" calcext:value-type="float">
            <text:p>82.03</text:p>
          </table:table-cell>
          <table:table-cell office:value-type="float" office:value="101.6" calcext:value-type="float">
            <text:p>101.6</text:p>
          </table:table-cell>
        </table:table-row>
        <table:table-row table:style-name="ro1">
          <table:table-cell office:value-type="float" office:value="1215302" calcext:value-type="float">
            <text:p>1215302</text:p>
          </table:table-cell>
          <table:table-cell table:formula="of:=TIME( ; ;[.A78]/1000)" office:value-type="time" office:time-value="PT00H20M15.302S" calcext:value-type="time">
            <text:p>00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3.11" calcext:value-type="float">
            <text:p>83.11</text:p>
          </table:table-cell>
          <table:table-cell office:value-type="float" office:value="102.92" calcext:value-type="float">
            <text:p>102.92</text:p>
          </table:table-cell>
        </table:table-row>
        <table:table-row table:style-name="ro1">
          <table:table-cell office:value-type="float" office:value="1231302" calcext:value-type="float">
            <text:p>1231302</text:p>
          </table:table-cell>
          <table:table-cell table:formula="of:=TIME( ; ;[.A79]/1000)" office:value-type="time" office:time-value="PT00H20M31.302S" calcext:value-type="time">
            <text:p>00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4.19" calcext:value-type="float">
            <text:p>84.19</text:p>
          </table:table-cell>
          <table:table-cell office:value-type="float" office:value="104.24" calcext:value-type="float">
            <text:p>104.24</text:p>
          </table:table-cell>
        </table:table-row>
        <table:table-row table:style-name="ro1">
          <table:table-cell office:value-type="float" office:value="1247302" calcext:value-type="float">
            <text:p>1247302</text:p>
          </table:table-cell>
          <table:table-cell table:formula="of:=TIME( ; ;[.A80]/1000)" office:value-type="time" office:time-value="PT00H20M47.302S" calcext:value-type="time">
            <text:p>00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85.27" calcext:value-type="float">
            <text:p>85.27</text:p>
          </table:table-cell>
          <table:table-cell office:value-type="float" office:value="105.57" calcext:value-type="float">
            <text:p>105.57</text:p>
          </table:table-cell>
        </table:table-row>
        <table:table-row table:style-name="ro1">
          <table:table-cell office:value-type="float" office:value="1263302" calcext:value-type="float">
            <text:p>1263302</text:p>
          </table:table-cell>
          <table:table-cell table:formula="of:=TIME( ; ;[.A81]/1000)" office:value-type="time" office:time-value="PT00H21M03.302S" calcext:value-type="time">
            <text:p>00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6.35" calcext:value-type="float">
            <text:p>86.35</text:p>
          </table:table-cell>
          <table:table-cell office:value-type="float" office:value="106.89" calcext:value-type="float">
            <text:p>106.89</text:p>
          </table:table-cell>
        </table:table-row>
        <table:table-row table:style-name="ro1">
          <table:table-cell office:value-type="float" office:value="1279302" calcext:value-type="float">
            <text:p>1279302</text:p>
          </table:table-cell>
          <table:table-cell table:formula="of:=TIME( ; ;[.A82]/1000)" office:value-type="time" office:time-value="PT00H21M19.302S" calcext:value-type="time">
            <text:p>00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.43" calcext:value-type="float">
            <text:p>87.43</text:p>
          </table:table-cell>
          <table:table-cell office:value-type="float" office:value="108.21" calcext:value-type="float">
            <text:p>108.21</text:p>
          </table:table-cell>
        </table:table-row>
        <table:table-row table:style-name="ro1">
          <table:table-cell office:value-type="float" office:value="1295302" calcext:value-type="float">
            <text:p>1295302</text:p>
          </table:table-cell>
          <table:table-cell table:formula="of:=TIME( ; ;[.A83]/1000)" office:value-type="time" office:time-value="PT00H21M35.302S" calcext:value-type="time">
            <text:p>00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8.51" calcext:value-type="float">
            <text:p>88.51</text:p>
          </table:table-cell>
          <table:table-cell office:value-type="float" office:value="109.52" calcext:value-type="float">
            <text:p>109.52</text:p>
          </table:table-cell>
        </table:table-row>
        <table:table-row table:style-name="ro1">
          <table:table-cell office:value-type="float" office:value="1311302" calcext:value-type="float">
            <text:p>1311302</text:p>
          </table:table-cell>
          <table:table-cell table:formula="of:=TIME( ; ;[.A84]/1000)" office:value-type="time" office:time-value="PT00H21M51.302S" calcext:value-type="time">
            <text:p>00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89.59" calcext:value-type="float">
            <text:p>89.59</text:p>
          </table:table-cell>
          <table:table-cell office:value-type="float" office:value="110.84" calcext:value-type="float">
            <text:p>110.84</text:p>
          </table:table-cell>
        </table:table-row>
        <table:table-row table:style-name="ro1">
          <table:table-cell office:value-type="float" office:value="1327302" calcext:value-type="float">
            <text:p>1327302</text:p>
          </table:table-cell>
          <table:table-cell table:formula="of:=TIME( ; ;[.A85]/1000)" office:value-type="time" office:time-value="PT00H22M07.302S" calcext:value-type="time">
            <text:p>00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90.67" calcext:value-type="float">
            <text:p>90.67</text:p>
          </table:table-cell>
          <table:table-cell office:value-type="float" office:value="112.16" calcext:value-type="float">
            <text:p>112.16</text:p>
          </table:table-cell>
        </table:table-row>
        <table:table-row table:style-name="ro1">
          <table:table-cell office:value-type="float" office:value="1343302" calcext:value-type="float">
            <text:p>1343302</text:p>
          </table:table-cell>
          <table:table-cell table:formula="of:=TIME( ; ;[.A86]/1000)" office:value-type="time" office:time-value="PT00H22M23.302S" calcext:value-type="time">
            <text:p>00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91.75" calcext:value-type="float">
            <text:p>91.75</text:p>
          </table:table-cell>
          <table:table-cell office:value-type="float" office:value="113.48" calcext:value-type="float">
            <text:p>113.48</text:p>
          </table:table-cell>
        </table:table-row>
        <table:table-row table:style-name="ro1">
          <table:table-cell office:value-type="float" office:value="1359302" calcext:value-type="float">
            <text:p>1359302</text:p>
          </table:table-cell>
          <table:table-cell table:formula="of:=TIME( ; ;[.A87]/1000)" office:value-type="time" office:time-value="PT00H22M39.302S" calcext:value-type="time">
            <text:p>00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92.83" calcext:value-type="float">
            <text:p>92.83</text:p>
          </table:table-cell>
          <table:table-cell office:value-type="float" office:value="114.79" calcext:value-type="float">
            <text:p>114.79</text:p>
          </table:table-cell>
        </table:table-row>
        <table:table-row table:style-name="ro1">
          <table:table-cell office:value-type="float" office:value="1375302" calcext:value-type="float">
            <text:p>1375302</text:p>
          </table:table-cell>
          <table:table-cell table:formula="of:=TIME( ; ;[.A88]/1000)" office:value-type="time" office:time-value="PT00H22M55.302S" calcext:value-type="time">
            <text:p>00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93.9" calcext:value-type="float">
            <text:p>93.9</text:p>
          </table:table-cell>
          <table:table-cell office:value-type="float" office:value="116.11" calcext:value-type="float">
            <text:p>116.11</text:p>
          </table:table-cell>
        </table:table-row>
        <table:table-row table:style-name="ro1">
          <table:table-cell office:value-type="float" office:value="1391302" calcext:value-type="float">
            <text:p>1391302</text:p>
          </table:table-cell>
          <table:table-cell table:formula="of:=TIME( ; ;[.A89]/1000)" office:value-type="time" office:time-value="PT00H23M11.302S" calcext:value-type="time">
            <text:p>00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94.98" calcext:value-type="float">
            <text:p>94.98</text:p>
          </table:table-cell>
          <table:table-cell office:value-type="float" office:value="117.43" calcext:value-type="float">
            <text:p>117.43</text:p>
          </table:table-cell>
        </table:table-row>
        <table:table-row table:style-name="ro1">
          <table:table-cell office:value-type="float" office:value="1407302" calcext:value-type="float">
            <text:p>1407302</text:p>
          </table:table-cell>
          <table:table-cell table:formula="of:=TIME( ; ;[.A90]/1000)" office:value-type="time" office:time-value="PT00H23M27.302S" calcext:value-type="time">
            <text:p>00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6.06" calcext:value-type="float">
            <text:p>96.06</text:p>
          </table:table-cell>
          <table:table-cell office:value-type="float" office:value="118.74" calcext:value-type="float">
            <text:p>118.74</text:p>
          </table:table-cell>
        </table:table-row>
        <table:table-row table:style-name="ro1">
          <table:table-cell office:value-type="float" office:value="1423302" calcext:value-type="float">
            <text:p>1423302</text:p>
          </table:table-cell>
          <table:table-cell table:formula="of:=TIME( ; ;[.A91]/1000)" office:value-type="time" office:time-value="PT00H23M43.302S" calcext:value-type="time">
            <text:p>00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7.14" calcext:value-type="float">
            <text:p>97.14</text:p>
          </table:table-cell>
          <table:table-cell office:value-type="float" office:value="120.06" calcext:value-type="float">
            <text:p>120.06</text:p>
          </table:table-cell>
        </table:table-row>
        <table:table-row table:style-name="ro1">
          <table:table-cell office:value-type="float" office:value="1439302" calcext:value-type="float">
            <text:p>1439302</text:p>
          </table:table-cell>
          <table:table-cell table:formula="of:=TIME( ; ;[.A92]/1000)" office:value-type="time" office:time-value="PT00H23M59.302S" calcext:value-type="time">
            <text:p>00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8.22" calcext:value-type="float">
            <text:p>98.22</text:p>
          </table:table-cell>
          <table:table-cell office:value-type="float" office:value="121.37" calcext:value-type="float">
            <text:p>121.37</text:p>
          </table:table-cell>
        </table:table-row>
        <table:table-row table:style-name="ro1">
          <table:table-cell office:value-type="float" office:value="1455302" calcext:value-type="float">
            <text:p>1455302</text:p>
          </table:table-cell>
          <table:table-cell table:formula="of:=TIME( ; ;[.A93]/1000)" office:value-type="time" office:time-value="PT00H24M15.302S" calcext:value-type="time">
            <text:p>00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.3" calcext:value-type="float">
            <text:p>99.3</text:p>
          </table:table-cell>
          <table:table-cell office:value-type="float" office:value="122.69" calcext:value-type="float">
            <text:p>122.69</text:p>
          </table:table-cell>
        </table:table-row>
        <table:table-row table:style-name="ro1">
          <table:table-cell office:value-type="float" office:value="1471302" calcext:value-type="float">
            <text:p>1471302</text:p>
          </table:table-cell>
          <table:table-cell table:formula="of:=TIME( ; ;[.A94]/1000)" office:value-type="time" office:time-value="PT00H24M31.302S" calcext:value-type="time">
            <text:p>00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100.37" calcext:value-type="float">
            <text:p>100.37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487302" calcext:value-type="float">
            <text:p>1487302</text:p>
          </table:table-cell>
          <table:table-cell table:formula="of:=TIME( ; ;[.A95]/1000)" office:value-type="time" office:time-value="PT00H24M47.302S" calcext:value-type="time">
            <text:p>00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1.45" calcext:value-type="float">
            <text:p>101.45</text:p>
          </table:table-cell>
          <table:table-cell office:value-type="float" office:value="125.31" calcext:value-type="float">
            <text:p>125.31</text:p>
          </table:table-cell>
        </table:table-row>
        <table:table-row table:style-name="ro1">
          <table:table-cell office:value-type="float" office:value="1503302" calcext:value-type="float">
            <text:p>1503302</text:p>
          </table:table-cell>
          <table:table-cell table:formula="of:=TIME( ; ;[.A96]/1000)" office:value-type="time" office:time-value="PT00H25M03.302S" calcext:value-type="time">
            <text:p>00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102.53" calcext:value-type="float">
            <text:p>102.53</text:p>
          </table:table-cell>
          <table:table-cell office:value-type="float" office:value="126.62" calcext:value-type="float">
            <text:p>126.62</text:p>
          </table:table-cell>
        </table:table-row>
        <table:table-row table:style-name="ro1">
          <table:table-cell office:value-type="float" office:value="1519302" calcext:value-type="float">
            <text:p>1519302</text:p>
          </table:table-cell>
          <table:table-cell table:formula="of:=TIME( ; ;[.A97]/1000)" office:value-type="time" office:time-value="PT00H25M19.302S" calcext:value-type="time">
            <text:p>00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03.6" calcext:value-type="float">
            <text:p>103.6</text:p>
          </table:table-cell>
          <table:table-cell office:value-type="float" office:value="127.94" calcext:value-type="float">
            <text:p>127.94</text:p>
          </table:table-cell>
        </table:table-row>
        <table:table-row table:style-name="ro1">
          <table:table-cell office:value-type="float" office:value="1535302" calcext:value-type="float">
            <text:p>1535302</text:p>
          </table:table-cell>
          <table:table-cell table:formula="of:=TIME( ; ;[.A98]/1000)" office:value-type="time" office:time-value="PT00H25M35.302S" calcext:value-type="time">
            <text:p>00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104.68" calcext:value-type="float">
            <text:p>104.68</text:p>
          </table:table-cell>
          <table:table-cell office:value-type="float" office:value="129.25" calcext:value-type="float">
            <text:p>129.25</text:p>
          </table:table-cell>
        </table:table-row>
        <table:table-row table:style-name="ro1">
          <table:table-cell office:value-type="float" office:value="1551302" calcext:value-type="float">
            <text:p>1551302</text:p>
          </table:table-cell>
          <table:table-cell table:formula="of:=TIME( ; ;[.A99]/1000)" office:value-type="time" office:time-value="PT00H25M51.302S" calcext:value-type="time">
            <text:p>00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05.76" calcext:value-type="float">
            <text:p>105.76</text:p>
          </table:table-cell>
          <table:table-cell office:value-type="float" office:value="130.56" calcext:value-type="float">
            <text:p>130.56</text:p>
          </table:table-cell>
        </table:table-row>
        <table:table-row table:style-name="ro1">
          <table:table-cell office:value-type="float" office:value="1567302" calcext:value-type="float">
            <text:p>1567302</text:p>
          </table:table-cell>
          <table:table-cell table:formula="of:=TIME( ; ;[.A100]/1000)" office:value-type="time" office:time-value="PT00H26M07.302S" calcext:value-type="time">
            <text:p>00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106.83" calcext:value-type="float">
            <text:p>106.83</text:p>
          </table:table-cell>
          <table:table-cell office:value-type="float" office:value="131.87" calcext:value-type="float">
            <text:p>131.87</text:p>
          </table:table-cell>
        </table:table-row>
        <table:table-row table:style-name="ro1">
          <table:table-cell office:value-type="float" office:value="1583302" calcext:value-type="float">
            <text:p>1583302</text:p>
          </table:table-cell>
          <table:table-cell table:formula="of:=TIME( ; ;[.A101]/1000)" office:value-type="time" office:time-value="PT00H26M23.302S" calcext:value-type="time">
            <text:p>00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107.91" calcext:value-type="float">
            <text:p>107.91</text:p>
          </table:table-cell>
          <table:table-cell office:value-type="float" office:value="133.18" calcext:value-type="float">
            <text:p>133.18</text:p>
          </table:table-cell>
        </table:table-row>
        <table:table-row table:style-name="ro1">
          <table:table-cell office:value-type="float" office:value="1599302" calcext:value-type="float">
            <text:p>1599302</text:p>
          </table:table-cell>
          <table:table-cell table:formula="of:=TIME( ; ;[.A102]/1000)" office:value-type="time" office:time-value="PT00H26M39.302S" calcext:value-type="time">
            <text:p>00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108.99" calcext:value-type="float">
            <text:p>108.99</text:p>
          </table:table-cell>
          <table:table-cell office:value-type="float" office:value="134.48" calcext:value-type="float">
            <text:p>134.48</text:p>
          </table:table-cell>
        </table:table-row>
        <table:table-row table:style-name="ro1">
          <table:table-cell office:value-type="float" office:value="1615302" calcext:value-type="float">
            <text:p>1615302</text:p>
          </table:table-cell>
          <table:table-cell table:formula="of:=TIME( ; ;[.A103]/1000)" office:value-type="time" office:time-value="PT00H26M55.302S" calcext:value-type="time">
            <text:p>00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10.06" calcext:value-type="float">
            <text:p>110.06</text:p>
          </table:table-cell>
          <table:table-cell office:value-type="float" office:value="135.79" calcext:value-type="float">
            <text:p>135.79</text:p>
          </table:table-cell>
        </table:table-row>
        <table:table-row table:style-name="ro1">
          <table:table-cell office:value-type="float" office:value="1631302" calcext:value-type="float">
            <text:p>1631302</text:p>
          </table:table-cell>
          <table:table-cell table:formula="of:=TIME( ; ;[.A104]/1000)" office:value-type="time" office:time-value="PT00H27M11.302S" calcext:value-type="time">
            <text:p>00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111.14" calcext:value-type="float">
            <text:p>111.14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1647302" calcext:value-type="float">
            <text:p>1647302</text:p>
          </table:table-cell>
          <table:table-cell table:formula="of:=TIME( ; ;[.A105]/1000)" office:value-type="time" office:time-value="PT00H27M27.302S" calcext:value-type="time">
            <text:p>00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12.21" calcext:value-type="float">
            <text:p>112.21</text:p>
          </table:table-cell>
          <table:table-cell office:value-type="float" office:value="138.41" calcext:value-type="float">
            <text:p>138.41</text:p>
          </table:table-cell>
        </table:table-row>
        <table:table-row table:style-name="ro1">
          <table:table-cell office:value-type="float" office:value="1663302" calcext:value-type="float">
            <text:p>1663302</text:p>
          </table:table-cell>
          <table:table-cell table:formula="of:=TIME( ; ;[.A106]/1000)" office:value-type="time" office:time-value="PT00H27M43.302S" calcext:value-type="time">
            <text:p>00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13.29" calcext:value-type="float">
            <text:p>113.29</text:p>
          </table:table-cell>
          <table:table-cell office:value-type="float" office:value="139.72" calcext:value-type="float">
            <text:p>139.72</text:p>
          </table:table-cell>
        </table:table-row>
        <table:table-row table:style-name="ro1">
          <table:table-cell office:value-type="float" office:value="1679302" calcext:value-type="float">
            <text:p>1679302</text:p>
          </table:table-cell>
          <table:table-cell table:formula="of:=TIME( ; ;[.A107]/1000)" office:value-type="time" office:time-value="PT00H27M59.302S" calcext:value-type="time">
            <text:p>00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19" calcext:value-type="float">
            <text:p>294.19</text:p>
          </table:table-cell>
          <table:table-cell office:value-type="float" office:value="114.36" calcext:value-type="float">
            <text:p>114.36</text:p>
          </table:table-cell>
          <table:table-cell office:value-type="float" office:value="141.02" calcext:value-type="float">
            <text:p>141.02</text:p>
          </table:table-cell>
        </table:table-row>
        <table:table-row table:style-name="ro1">
          <table:table-cell office:value-type="float" office:value="1695302" calcext:value-type="float">
            <text:p>1695302</text:p>
          </table:table-cell>
          <table:table-cell table:formula="of:=TIME( ; ;[.A108]/1000)" office:value-type="time" office:time-value="PT00H28M15.302S" calcext:value-type="time">
            <text:p>00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5.44" calcext:value-type="float">
            <text:p>115.44</text:p>
          </table:table-cell>
          <table:table-cell office:value-type="float" office:value="142.33" calcext:value-type="float">
            <text:p>142.33</text:p>
          </table:table-cell>
        </table:table-row>
        <table:table-row table:style-name="ro1">
          <table:table-cell office:value-type="float" office:value="1711302" calcext:value-type="float">
            <text:p>1711302</text:p>
          </table:table-cell>
          <table:table-cell table:formula="of:=TIME( ; ;[.A109]/1000)" office:value-type="time" office:time-value="PT00H28M31.302S" calcext:value-type="time">
            <text:p>00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6.51" calcext:value-type="float">
            <text:p>116.51</text:p>
          </table:table-cell>
          <table:table-cell office:value-type="float" office:value="143.64" calcext:value-type="float">
            <text:p>143.64</text:p>
          </table:table-cell>
        </table:table-row>
        <table:table-row table:style-name="ro1">
          <table:table-cell office:value-type="float" office:value="1727302" calcext:value-type="float">
            <text:p>1727302</text:p>
          </table:table-cell>
          <table:table-cell table:formula="of:=TIME( ; ;[.A110]/1000)" office:value-type="time" office:time-value="PT00H28M47.302S" calcext:value-type="time">
            <text:p>00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7.59" calcext:value-type="float">
            <text:p>117.59</text:p>
          </table:table-cell>
          <table:table-cell office:value-type="float" office:value="144.94" calcext:value-type="float">
            <text:p>144.94</text:p>
          </table:table-cell>
        </table:table-row>
        <table:table-row table:style-name="ro1">
          <table:table-cell office:value-type="float" office:value="1743302" calcext:value-type="float">
            <text:p>1743302</text:p>
          </table:table-cell>
          <table:table-cell table:formula="of:=TIME( ; ;[.A111]/1000)" office:value-type="time" office:time-value="PT00H29M03.302S" calcext:value-type="time">
            <text:p>00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8.66" calcext:value-type="float">
            <text:p>118.66</text:p>
          </table:table-cell>
          <table:table-cell office:value-type="float" office:value="146.25" calcext:value-type="float">
            <text:p>146.25</text:p>
          </table:table-cell>
        </table:table-row>
        <table:table-row table:style-name="ro1">
          <table:table-cell office:value-type="float" office:value="1759302" calcext:value-type="float">
            <text:p>1759302</text:p>
          </table:table-cell>
          <table:table-cell table:formula="of:=TIME( ; ;[.A112]/1000)" office:value-type="time" office:time-value="PT00H29M19.302S" calcext:value-type="time">
            <text:p>00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119.74" calcext:value-type="float">
            <text:p>119.74</text:p>
          </table:table-cell>
          <table:table-cell office:value-type="float" office:value="147.56" calcext:value-type="float">
            <text:p>147.56</text:p>
          </table:table-cell>
        </table:table-row>
        <table:table-row table:style-name="ro1">
          <table:table-cell office:value-type="float" office:value="1775302" calcext:value-type="float">
            <text:p>1775302</text:p>
          </table:table-cell>
          <table:table-cell table:formula="of:=TIME( ; ;[.A113]/1000)" office:value-type="time" office:time-value="PT00H29M35.302S" calcext:value-type="time">
            <text:p>00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0.81" calcext:value-type="float">
            <text:p>120.81</text:p>
          </table:table-cell>
          <table:table-cell office:value-type="float" office:value="148.86" calcext:value-type="float">
            <text:p>148.86</text:p>
          </table:table-cell>
        </table:table-row>
        <table:table-row table:style-name="ro1">
          <table:table-cell office:value-type="float" office:value="1791302" calcext:value-type="float">
            <text:p>1791302</text:p>
          </table:table-cell>
          <table:table-cell table:formula="of:=TIME( ; ;[.A114]/1000)" office:value-type="time" office:time-value="PT00H29M51.302S" calcext:value-type="time">
            <text:p>00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21.88" calcext:value-type="float">
            <text:p>121.88</text:p>
          </table:table-cell>
          <table:table-cell office:value-type="float" office:value="150.17" calcext:value-type="float">
            <text:p>150.17</text:p>
          </table:table-cell>
        </table:table-row>
        <table:table-row table:style-name="ro1">
          <table:table-cell office:value-type="float" office:value="1807302" calcext:value-type="float">
            <text:p>1807302</text:p>
          </table:table-cell>
          <table:table-cell table:formula="of:=TIME( ; ;[.A115]/1000)" office:value-type="time" office:time-value="PT00H30M07.302S" calcext:value-type="time">
            <text:p>00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22.96" calcext:value-type="float">
            <text:p>122.96</text:p>
          </table:table-cell>
          <table:table-cell office:value-type="float" office:value="151.47" calcext:value-type="float">
            <text:p>151.47</text:p>
          </table:table-cell>
        </table:table-row>
        <table:table-row table:style-name="ro1">
          <table:table-cell office:value-type="float" office:value="1823302" calcext:value-type="float">
            <text:p>1823302</text:p>
          </table:table-cell>
          <table:table-cell table:formula="of:=TIME( ; ;[.A116]/1000)" office:value-type="time" office:time-value="PT00H30M23.302S" calcext:value-type="time">
            <text:p>00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2" calcext:value-type="float">
            <text:p>292.62</text:p>
          </table:table-cell>
          <table:table-cell office:value-type="float" office:value="124.03" calcext:value-type="float">
            <text:p>124.03</text:p>
          </table:table-cell>
          <table:table-cell office:value-type="float" office:value="152.77" calcext:value-type="float">
            <text:p>152.77</text:p>
          </table:table-cell>
        </table:table-row>
        <table:table-row table:style-name="ro1">
          <table:table-cell office:value-type="float" office:value="1839302" calcext:value-type="float">
            <text:p>1839302</text:p>
          </table:table-cell>
          <table:table-cell table:formula="of:=TIME( ; ;[.A117]/1000)" office:value-type="time" office:time-value="PT00H30M39.302S" calcext:value-type="time">
            <text:p>00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125.1" calcext:value-type="float">
            <text:p>125.1</text:p>
          </table:table-cell>
          <table:table-cell office:value-type="float" office:value="154.08" calcext:value-type="float">
            <text:p>154.08</text:p>
          </table:table-cell>
        </table:table-row>
        <table:table-row table:style-name="ro1">
          <table:table-cell office:value-type="float" office:value="1855302" calcext:value-type="float">
            <text:p>1855302</text:p>
          </table:table-cell>
          <table:table-cell table:formula="of:=TIME( ; ;[.A118]/1000)" office:value-type="time" office:time-value="PT00H30M55.302S" calcext:value-type="time">
            <text:p>00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126.18" calcext:value-type="float">
            <text:p>126.18</text:p>
          </table:table-cell>
          <table:table-cell office:value-type="float" office:value="155.38" calcext:value-type="float">
            <text:p>155.38</text:p>
          </table:table-cell>
        </table:table-row>
        <table:table-row table:style-name="ro1">
          <table:table-cell office:value-type="float" office:value="1871302" calcext:value-type="float">
            <text:p>1871302</text:p>
          </table:table-cell>
          <table:table-cell table:formula="of:=TIME( ; ;[.A119]/1000)" office:value-type="time" office:time-value="PT00H31M11.302S" calcext:value-type="time">
            <text:p>00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27.25" calcext:value-type="float">
            <text:p>127.25</text:p>
          </table:table-cell>
          <table:table-cell office:value-type="float" office:value="156.68" calcext:value-type="float">
            <text:p>156.68</text:p>
          </table:table-cell>
        </table:table-row>
        <table:table-row table:style-name="ro1">
          <table:table-cell office:value-type="float" office:value="1887302" calcext:value-type="float">
            <text:p>1887302</text:p>
          </table:table-cell>
          <table:table-cell table:formula="of:=TIME( ; ;[.A120]/1000)" office:value-type="time" office:time-value="PT00H31M27.302S" calcext:value-type="time">
            <text:p>00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128.32" calcext:value-type="float">
            <text:p>128.32</text:p>
          </table:table-cell>
          <table:table-cell office:value-type="float" office:value="157.98" calcext:value-type="float">
            <text:p>157.98</text:p>
          </table:table-cell>
        </table:table-row>
        <table:table-row table:style-name="ro1">
          <table:table-cell office:value-type="float" office:value="1903302" calcext:value-type="float">
            <text:p>1903302</text:p>
          </table:table-cell>
          <table:table-cell table:formula="of:=TIME( ; ;[.A121]/1000)" office:value-type="time" office:time-value="PT00H31M43.302S" calcext:value-type="time">
            <text:p>00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129.4" calcext:value-type="float">
            <text:p>129.4</text:p>
          </table:table-cell>
          <table:table-cell office:value-type="float" office:value="159.28" calcext:value-type="float">
            <text:p>159.28</text:p>
          </table:table-cell>
        </table:table-row>
        <table:table-row table:style-name="ro1">
          <table:table-cell office:value-type="float" office:value="1919302" calcext:value-type="float">
            <text:p>1919302</text:p>
          </table:table-cell>
          <table:table-cell table:formula="of:=TIME( ; ;[.A122]/1000)" office:value-type="time" office:time-value="PT00H31M59.302S" calcext:value-type="time">
            <text:p>00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130.47" calcext:value-type="float">
            <text:p>130.47</text:p>
          </table:table-cell>
          <table:table-cell office:value-type="float" office:value="160.58" calcext:value-type="float">
            <text:p>160.58</text:p>
          </table:table-cell>
        </table:table-row>
        <table:table-row table:style-name="ro1">
          <table:table-cell office:value-type="float" office:value="1935302" calcext:value-type="float">
            <text:p>1935302</text:p>
          </table:table-cell>
          <table:table-cell table:formula="of:=TIME( ; ;[.A123]/1000)" office:value-type="time" office:time-value="PT00H32M15.302S" calcext:value-type="time">
            <text:p>00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131.54" calcext:value-type="float">
            <text:p>131.54</text:p>
          </table:table-cell>
          <table:table-cell office:value-type="float" office:value="161.88" calcext:value-type="float">
            <text:p>161.88</text:p>
          </table:table-cell>
        </table:table-row>
        <table:table-row table:style-name="ro1">
          <table:table-cell office:value-type="float" office:value="1951302" calcext:value-type="float">
            <text:p>1951302</text:p>
          </table:table-cell>
          <table:table-cell table:formula="of:=TIME( ; ;[.A124]/1000)" office:value-type="time" office:time-value="PT00H32M31.302S" calcext:value-type="time">
            <text:p>00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2.61" calcext:value-type="float">
            <text:p>132.61</text:p>
          </table:table-cell>
          <table:table-cell office:value-type="float" office:value="163.18" calcext:value-type="float">
            <text:p>163.18</text:p>
          </table:table-cell>
        </table:table-row>
        <table:table-row table:style-name="ro1">
          <table:table-cell office:value-type="float" office:value="1967302" calcext:value-type="float">
            <text:p>1967302</text:p>
          </table:table-cell>
          <table:table-cell table:formula="of:=TIME( ; ;[.A125]/1000)" office:value-type="time" office:time-value="PT00H32M47.302S" calcext:value-type="time">
            <text:p>00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3.69" calcext:value-type="float">
            <text:p>133.69</text:p>
          </table:table-cell>
          <table:table-cell office:value-type="float" office:value="164.48" calcext:value-type="float">
            <text:p>164.48</text:p>
          </table:table-cell>
        </table:table-row>
        <table:table-row table:style-name="ro1">
          <table:table-cell office:value-type="float" office:value="1983302" calcext:value-type="float">
            <text:p>1983302</text:p>
          </table:table-cell>
          <table:table-cell table:formula="of:=TIME( ; ;[.A126]/1000)" office:value-type="time" office:time-value="PT00H33M03.302S" calcext:value-type="time">
            <text:p>00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34.76" calcext:value-type="float">
            <text:p>134.76</text:p>
          </table:table-cell>
          <table:table-cell office:value-type="float" office:value="165.78" calcext:value-type="float">
            <text:p>165.78</text:p>
          </table:table-cell>
        </table:table-row>
        <table:table-row table:style-name="ro1">
          <table:table-cell office:value-type="float" office:value="1999302" calcext:value-type="float">
            <text:p>1999302</text:p>
          </table:table-cell>
          <table:table-cell table:formula="of:=TIME( ; ;[.A127]/1000)" office:value-type="time" office:time-value="PT00H33M19.302S" calcext:value-type="time">
            <text:p>00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135.83" calcext:value-type="float">
            <text:p>135.83</text:p>
          </table:table-cell>
          <table:table-cell office:value-type="float" office:value="167.08" calcext:value-type="float">
            <text:p>167.08</text:p>
          </table:table-cell>
        </table:table-row>
        <table:table-row table:style-name="ro1">
          <table:table-cell office:value-type="float" office:value="2015302" calcext:value-type="float">
            <text:p>2015302</text:p>
          </table:table-cell>
          <table:table-cell table:formula="of:=TIME( ; ;[.A128]/1000)" office:value-type="time" office:time-value="PT00H33M35.302S" calcext:value-type="time">
            <text:p>00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36.9" calcext:value-type="float">
            <text:p>136.9</text:p>
          </table:table-cell>
          <table:table-cell office:value-type="float" office:value="168.38" calcext:value-type="float">
            <text:p>168.38</text:p>
          </table:table-cell>
        </table:table-row>
        <table:table-row table:style-name="ro1">
          <table:table-cell office:value-type="float" office:value="2031302" calcext:value-type="float">
            <text:p>2031302</text:p>
          </table:table-cell>
          <table:table-cell table:formula="of:=TIME( ; ;[.A129]/1000)" office:value-type="time" office:time-value="PT00H33M51.302S" calcext:value-type="time">
            <text:p>00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137.97" calcext:value-type="float">
            <text:p>137.97</text:p>
          </table:table-cell>
          <table:table-cell office:value-type="float" office:value="169.68" calcext:value-type="float">
            <text:p>169.68</text:p>
          </table:table-cell>
        </table:table-row>
        <table:table-row table:style-name="ro1">
          <table:table-cell office:value-type="float" office:value="2047302" calcext:value-type="float">
            <text:p>2047302</text:p>
          </table:table-cell>
          <table:table-cell table:formula="of:=TIME( ; ;[.A130]/1000)" office:value-type="time" office:time-value="PT00H34M07.302S" calcext:value-type="time">
            <text:p>00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39.04" calcext:value-type="float">
            <text:p>139.04</text:p>
          </table:table-cell>
          <table:table-cell office:value-type="float" office:value="170.98" calcext:value-type="float">
            <text:p>170.98</text:p>
          </table:table-cell>
        </table:table-row>
        <table:table-row table:style-name="ro1">
          <table:table-cell office:value-type="float" office:value="2063302" calcext:value-type="float">
            <text:p>2063302</text:p>
          </table:table-cell>
          <table:table-cell table:formula="of:=TIME( ; ;[.A131]/1000)" office:value-type="time" office:time-value="PT00H34M23.302S" calcext:value-type="time">
            <text:p>00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40.11" calcext:value-type="float">
            <text:p>140.11</text:p>
          </table:table-cell>
          <table:table-cell office:value-type="float" office:value="172.27" calcext:value-type="float">
            <text:p>172.27</text:p>
          </table:table-cell>
        </table:table-row>
        <table:table-row table:style-name="ro1">
          <table:table-cell office:value-type="float" office:value="2079302" calcext:value-type="float">
            <text:p>2079302</text:p>
          </table:table-cell>
          <table:table-cell table:formula="of:=TIME( ; ;[.A132]/1000)" office:value-type="time" office:time-value="PT00H34M39.302S" calcext:value-type="time">
            <text:p>00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141.18" calcext:value-type="float">
            <text:p>141.18</text:p>
          </table:table-cell>
          <table:table-cell office:value-type="float" office:value="173.57" calcext:value-type="float">
            <text:p>173.57</text:p>
          </table:table-cell>
        </table:table-row>
        <table:table-row table:style-name="ro1">
          <table:table-cell office:value-type="float" office:value="2095302" calcext:value-type="float">
            <text:p>2095302</text:p>
          </table:table-cell>
          <table:table-cell table:formula="of:=TIME( ; ;[.A133]/1000)" office:value-type="time" office:time-value="PT00H34M55.302S" calcext:value-type="time">
            <text:p>00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2.26" calcext:value-type="float">
            <text:p>142.26</text:p>
          </table:table-cell>
          <table:table-cell office:value-type="float" office:value="174.87" calcext:value-type="float">
            <text:p>174.87</text:p>
          </table:table-cell>
        </table:table-row>
        <table:table-row table:style-name="ro1">
          <table:table-cell office:value-type="float" office:value="2111302" calcext:value-type="float">
            <text:p>2111302</text:p>
          </table:table-cell>
          <table:table-cell table:formula="of:=TIME( ; ;[.A134]/1000)" office:value-type="time" office:time-value="PT00H35M11.302S" calcext:value-type="time">
            <text:p>00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3.33" calcext:value-type="float">
            <text:p>143.33</text:p>
          </table:table-cell>
          <table:table-cell office:value-type="float" office:value="176.17" calcext:value-type="float">
            <text:p>176.17</text:p>
          </table:table-cell>
        </table:table-row>
        <table:table-row table:style-name="ro1">
          <table:table-cell office:value-type="float" office:value="2127302" calcext:value-type="float">
            <text:p>2127302</text:p>
          </table:table-cell>
          <table:table-cell table:formula="of:=TIME( ; ;[.A135]/1000)" office:value-type="time" office:time-value="PT00H35M27.302S" calcext:value-type="time">
            <text:p>00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44.4" calcext:value-type="float">
            <text:p>144.4</text:p>
          </table:table-cell>
          <table:table-cell office:value-type="float" office:value="177.46" calcext:value-type="float">
            <text:p>177.46</text:p>
          </table:table-cell>
        </table:table-row>
        <table:table-row table:style-name="ro1">
          <table:table-cell office:value-type="float" office:value="2143302" calcext:value-type="float">
            <text:p>2143302</text:p>
          </table:table-cell>
          <table:table-cell table:formula="of:=TIME( ; ;[.A136]/1000)" office:value-type="time" office:time-value="PT00H35M43.302S" calcext:value-type="time">
            <text:p>00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145.47" calcext:value-type="float">
            <text:p>145.47</text:p>
          </table:table-cell>
          <table:table-cell office:value-type="float" office:value="178.76" calcext:value-type="float">
            <text:p>178.76</text:p>
          </table:table-cell>
        </table:table-row>
        <table:table-row table:style-name="ro1">
          <table:table-cell office:value-type="float" office:value="2159302" calcext:value-type="float">
            <text:p>2159302</text:p>
          </table:table-cell>
          <table:table-cell table:formula="of:=TIME( ; ;[.A137]/1000)" office:value-type="time" office:time-value="PT00H35M59.302S" calcext:value-type="time">
            <text:p>00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146.54" calcext:value-type="float">
            <text:p>146.54</text:p>
          </table:table-cell>
          <table:table-cell office:value-type="float" office:value="180.06" calcext:value-type="float">
            <text:p>180.06</text:p>
          </table:table-cell>
        </table:table-row>
        <table:table-row table:style-name="ro1">
          <table:table-cell office:value-type="float" office:value="2175302" calcext:value-type="float">
            <text:p>2175302</text:p>
          </table:table-cell>
          <table:table-cell table:formula="of:=TIME( ; ;[.A138]/1000)" office:value-type="time" office:time-value="PT00H36M15.302S" calcext:value-type="time">
            <text:p>00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47.61" calcext:value-type="float">
            <text:p>147.61</text:p>
          </table:table-cell>
          <table:table-cell office:value-type="float" office:value="181.35" calcext:value-type="float">
            <text:p>181.35</text:p>
          </table:table-cell>
        </table:table-row>
        <table:table-row table:style-name="ro1">
          <table:table-cell office:value-type="float" office:value="2191302" calcext:value-type="float">
            <text:p>2191302</text:p>
          </table:table-cell>
          <table:table-cell table:formula="of:=TIME( ; ;[.A139]/1000)" office:value-type="time" office:time-value="PT00H36M31.302S" calcext:value-type="time">
            <text:p>00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148.68" calcext:value-type="float">
            <text:p>148.68</text:p>
          </table:table-cell>
          <table:table-cell office:value-type="float" office:value="182.65" calcext:value-type="float">
            <text:p>182.65</text:p>
          </table:table-cell>
        </table:table-row>
        <table:table-row table:style-name="ro1">
          <table:table-cell office:value-type="float" office:value="2207302" calcext:value-type="float">
            <text:p>2207302</text:p>
          </table:table-cell>
          <table:table-cell table:formula="of:=TIME( ; ;[.A140]/1000)" office:value-type="time" office:time-value="PT00H36M47.302S" calcext:value-type="time">
            <text:p>00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49.75" calcext:value-type="float">
            <text:p>149.75</text:p>
          </table:table-cell>
          <table:table-cell office:value-type="float" office:value="183.94" calcext:value-type="float">
            <text:p>183.94</text:p>
          </table:table-cell>
        </table:table-row>
        <table:table-row table:style-name="ro1">
          <table:table-cell office:value-type="float" office:value="2223302" calcext:value-type="float">
            <text:p>2223302</text:p>
          </table:table-cell>
          <table:table-cell table:formula="of:=TIME( ; ;[.A141]/1000)" office:value-type="time" office:time-value="PT00H37M03.302S" calcext:value-type="time">
            <text:p>00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50.82" calcext:value-type="float">
            <text:p>150.82</text:p>
          </table:table-cell>
          <table:table-cell office:value-type="float" office:value="185.23" calcext:value-type="float">
            <text:p>185.23</text:p>
          </table:table-cell>
        </table:table-row>
        <table:table-row table:style-name="ro1">
          <table:table-cell office:value-type="float" office:value="2239302" calcext:value-type="float">
            <text:p>2239302</text:p>
          </table:table-cell>
          <table:table-cell table:formula="of:=TIME( ; ;[.A142]/1000)" office:value-type="time" office:time-value="PT00H37M19.302S" calcext:value-type="time">
            <text:p>00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1.89" calcext:value-type="float">
            <text:p>151.89</text:p>
          </table:table-cell>
          <table:table-cell office:value-type="float" office:value="186.53" calcext:value-type="float">
            <text:p>186.53</text:p>
          </table:table-cell>
        </table:table-row>
        <table:table-row table:style-name="ro1">
          <table:table-cell office:value-type="float" office:value="2255302" calcext:value-type="float">
            <text:p>2255302</text:p>
          </table:table-cell>
          <table:table-cell table:formula="of:=TIME( ; ;[.A143]/1000)" office:value-type="time" office:time-value="PT00H37M35.302S" calcext:value-type="time">
            <text:p>00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2.96" calcext:value-type="float">
            <text:p>152.96</text:p>
          </table:table-cell>
          <table:table-cell office:value-type="float" office:value="187.82" calcext:value-type="float">
            <text:p>187.82</text:p>
          </table:table-cell>
        </table:table-row>
        <table:table-row table:style-name="ro1">
          <table:table-cell office:value-type="float" office:value="2271302" calcext:value-type="float">
            <text:p>2271302</text:p>
          </table:table-cell>
          <table:table-cell table:formula="of:=TIME( ; ;[.A144]/1000)" office:value-type="time" office:time-value="PT00H37M51.302S" calcext:value-type="time">
            <text:p>00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154.03" calcext:value-type="float">
            <text:p>154.03</text:p>
          </table:table-cell>
          <table:table-cell office:value-type="float" office:value="189.11" calcext:value-type="float">
            <text:p>189.11</text:p>
          </table:table-cell>
        </table:table-row>
        <table:table-row table:style-name="ro1">
          <table:table-cell office:value-type="float" office:value="2287302" calcext:value-type="float">
            <text:p>2287302</text:p>
          </table:table-cell>
          <table:table-cell table:formula="of:=TIME( ; ;[.A145]/1000)" office:value-type="time" office:time-value="PT00H38M07.302S" calcext:value-type="time">
            <text:p>00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5.09" calcext:value-type="float">
            <text:p>155.09</text:p>
          </table:table-cell>
          <table:table-cell office:value-type="float" office:value="190.41" calcext:value-type="float">
            <text:p>190.41</text:p>
          </table:table-cell>
        </table:table-row>
        <table:table-row table:style-name="ro1">
          <table:table-cell office:value-type="float" office:value="2303302" calcext:value-type="float">
            <text:p>2303302</text:p>
          </table:table-cell>
          <table:table-cell table:formula="of:=TIME( ; ;[.A146]/1000)" office:value-type="time" office:time-value="PT00H38M23.302S" calcext:value-type="time">
            <text:p>00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6.16" calcext:value-type="float">
            <text:p>156.16</text:p>
          </table:table-cell>
          <table:table-cell office:value-type="float" office:value="191.7" calcext:value-type="float">
            <text:p>191.7</text:p>
          </table:table-cell>
        </table:table-row>
        <table:table-row table:style-name="ro1">
          <table:table-cell office:value-type="float" office:value="2319302" calcext:value-type="float">
            <text:p>2319302</text:p>
          </table:table-cell>
          <table:table-cell table:formula="of:=TIME( ; ;[.A147]/1000)" office:value-type="time" office:time-value="PT00H38M39.302S" calcext:value-type="time">
            <text:p>00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7.23" calcext:value-type="float">
            <text:p>157.23</text:p>
          </table:table-cell>
          <table:table-cell office:value-type="float" office:value="192.99" calcext:value-type="float">
            <text:p>192.99</text:p>
          </table:table-cell>
        </table:table-row>
        <table:table-row table:style-name="ro1">
          <table:table-cell office:value-type="float" office:value="2335302" calcext:value-type="float">
            <text:p>2335302</text:p>
          </table:table-cell>
          <table:table-cell table:formula="of:=TIME( ; ;[.A148]/1000)" office:value-type="time" office:time-value="PT00H38M55.302S" calcext:value-type="time">
            <text:p>00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158.3" calcext:value-type="float">
            <text:p>158.3</text:p>
          </table:table-cell>
          <table:table-cell office:value-type="float" office:value="194.28" calcext:value-type="float">
            <text:p>194.28</text:p>
          </table:table-cell>
        </table:table-row>
        <table:table-row table:style-name="ro1">
          <table:table-cell office:value-type="float" office:value="2351302" calcext:value-type="float">
            <text:p>2351302</text:p>
          </table:table-cell>
          <table:table-cell table:formula="of:=TIME( ; ;[.A149]/1000)" office:value-type="time" office:time-value="PT00H39M11.302S" calcext:value-type="time">
            <text:p>00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159.37" calcext:value-type="float">
            <text:p>159.37</text:p>
          </table:table-cell>
          <table:table-cell office:value-type="float" office:value="195.57" calcext:value-type="float">
            <text:p>195.57</text:p>
          </table:table-cell>
        </table:table-row>
        <table:table-row table:style-name="ro1">
          <table:table-cell office:value-type="float" office:value="2367302" calcext:value-type="float">
            <text:p>2367302</text:p>
          </table:table-cell>
          <table:table-cell table:formula="of:=TIME( ; ;[.A150]/1000)" office:value-type="time" office:time-value="PT00H39M27.302S" calcext:value-type="time">
            <text:p>00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160.44" calcext:value-type="float">
            <text:p>160.44</text:p>
          </table:table-cell>
          <table:table-cell office:value-type="float" office:value="196.86" calcext:value-type="float">
            <text:p>196.86</text:p>
          </table:table-cell>
        </table:table-row>
        <table:table-row table:style-name="ro1">
          <table:table-cell office:value-type="float" office:value="2383302" calcext:value-type="float">
            <text:p>2383302</text:p>
          </table:table-cell>
          <table:table-cell table:formula="of:=TIME( ; ;[.A151]/1000)" office:value-type="time" office:time-value="PT00H39M43.302S" calcext:value-type="time">
            <text:p>00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161.51" calcext:value-type="float">
            <text:p>161.51</text:p>
          </table:table-cell>
          <table:table-cell office:value-type="float" office:value="198.15" calcext:value-type="float">
            <text:p>198.15</text:p>
          </table:table-cell>
        </table:table-row>
        <table:table-row table:style-name="ro1">
          <table:table-cell office:value-type="float" office:value="2399302" calcext:value-type="float">
            <text:p>2399302</text:p>
          </table:table-cell>
          <table:table-cell table:formula="of:=TIME( ; ;[.A152]/1000)" office:value-type="time" office:time-value="PT00H39M59.302S" calcext:value-type="time">
            <text:p>00:39:59</text:p>
          </table:table-cell>
          <table:table-cell office:value-type="float" office:value="1.2" calcext:value-type="float">
            <text:p>1.2</text:p>
          </table:table-cell>
          <table:table-cell office:value-type="float" office:value="240.3" calcext:value-type="float">
            <text:p>240.3</text:p>
          </table:table-cell>
          <table:table-cell office:value-type="float" office:value="289.33" calcext:value-type="float">
            <text:p>289.33</text:p>
          </table:table-cell>
          <table:table-cell office:value-type="float" office:value="162.57" calcext:value-type="float">
            <text:p>162.57</text:p>
          </table:table-cell>
          <table:table-cell office:value-type="float" office:value="199.44" calcext:value-type="float">
            <text:p>199.44</text:p>
          </table:table-cell>
        </table:table-row>
        <table:table-row table:style-name="ro1">
          <table:table-cell office:value-type="float" office:value="2415302" calcext:value-type="float">
            <text:p>2415302</text:p>
          </table:table-cell>
          <table:table-cell table:formula="of:=TIME( ; ;[.A153]/1000)" office:value-type="time" office:time-value="PT00H40M15.302S" calcext:value-type="time">
            <text:p>00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3.64" calcext:value-type="float">
            <text:p>163.64</text:p>
          </table:table-cell>
          <table:table-cell office:value-type="float" office:value="200.73" calcext:value-type="float">
            <text:p>200.73</text:p>
          </table:table-cell>
        </table:table-row>
        <table:table-row table:style-name="ro1">
          <table:table-cell office:value-type="float" office:value="2431302" calcext:value-type="float">
            <text:p>2431302</text:p>
          </table:table-cell>
          <table:table-cell table:formula="of:=TIME( ; ;[.A154]/1000)" office:value-type="time" office:time-value="PT00H40M31.302S" calcext:value-type="time">
            <text:p>00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4.71" calcext:value-type="float">
            <text:p>164.71</text:p>
          </table:table-cell>
          <table:table-cell office:value-type="float" office:value="202.02" calcext:value-type="float">
            <text:p>202.02</text:p>
          </table:table-cell>
        </table:table-row>
        <table:table-row table:style-name="ro1">
          <table:table-cell office:value-type="float" office:value="2447302" calcext:value-type="float">
            <text:p>2447302</text:p>
          </table:table-cell>
          <table:table-cell table:formula="of:=TIME( ; ;[.A155]/1000)" office:value-type="time" office:time-value="PT00H40M47.302S" calcext:value-type="time">
            <text:p>00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65.78" calcext:value-type="float">
            <text:p>165.78</text:p>
          </table:table-cell>
          <table:table-cell office:value-type="float" office:value="203.31" calcext:value-type="float">
            <text:p>203.31</text:p>
          </table:table-cell>
        </table:table-row>
        <table:table-row table:style-name="ro1">
          <table:table-cell office:value-type="float" office:value="2463302" calcext:value-type="float">
            <text:p>2463302</text:p>
          </table:table-cell>
          <table:table-cell table:formula="of:=TIME( ; ;[.A156]/1000)" office:value-type="time" office:time-value="PT00H41M03.302S" calcext:value-type="time">
            <text:p>00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66.85" calcext:value-type="float">
            <text:p>166.85</text:p>
          </table:table-cell>
          <table:table-cell office:value-type="float" office:value="204.6" calcext:value-type="float">
            <text:p>204.6</text:p>
          </table:table-cell>
        </table:table-row>
        <table:table-row table:style-name="ro1">
          <table:table-cell office:value-type="float" office:value="2479302" calcext:value-type="float">
            <text:p>2479302</text:p>
          </table:table-cell>
          <table:table-cell table:formula="of:=TIME( ; ;[.A157]/1000)" office:value-type="time" office:time-value="PT00H41M19.302S" calcext:value-type="time">
            <text:p>00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67.91" calcext:value-type="float">
            <text:p>167.91</text:p>
          </table:table-cell>
          <table:table-cell office:value-type="float" office:value="205.89" calcext:value-type="float">
            <text:p>205.89</text:p>
          </table:table-cell>
        </table:table-row>
        <table:table-row table:style-name="ro1">
          <table:table-cell office:value-type="float" office:value="2495302" calcext:value-type="float">
            <text:p>2495302</text:p>
          </table:table-cell>
          <table:table-cell table:formula="of:=TIME( ; ;[.A158]/1000)" office:value-type="time" office:time-value="PT00H41M35.302S" calcext:value-type="time">
            <text:p>00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168.98" calcext:value-type="float">
            <text:p>168.98</text:p>
          </table:table-cell>
          <table:table-cell office:value-type="float" office:value="207.18" calcext:value-type="float">
            <text:p>207.18</text:p>
          </table:table-cell>
        </table:table-row>
        <table:table-row table:style-name="ro1">
          <table:table-cell office:value-type="float" office:value="2511302" calcext:value-type="float">
            <text:p>2511302</text:p>
          </table:table-cell>
          <table:table-cell table:formula="of:=TIME( ; ;[.A159]/1000)" office:value-type="time" office:time-value="PT00H41M51.302S" calcext:value-type="time">
            <text:p>00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170.05" calcext:value-type="float">
            <text:p>170.05</text:p>
          </table:table-cell>
          <table:table-cell office:value-type="float" office:value="208.47" calcext:value-type="float">
            <text:p>208.47</text:p>
          </table:table-cell>
        </table:table-row>
        <table:table-row table:style-name="ro1">
          <table:table-cell office:value-type="float" office:value="2527302" calcext:value-type="float">
            <text:p>2527302</text:p>
          </table:table-cell>
          <table:table-cell table:formula="of:=TIME( ; ;[.A160]/1000)" office:value-type="time" office:time-value="PT00H42M07.302S" calcext:value-type="time">
            <text:p>00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1.12" calcext:value-type="float">
            <text:p>171.12</text:p>
          </table:table-cell>
          <table:table-cell office:value-type="float" office:value="209.76" calcext:value-type="float">
            <text:p>209.76</text:p>
          </table:table-cell>
        </table:table-row>
        <table:table-row table:style-name="ro1">
          <table:table-cell office:value-type="float" office:value="2543302" calcext:value-type="float">
            <text:p>2543302</text:p>
          </table:table-cell>
          <table:table-cell table:formula="of:=TIME( ; ;[.A161]/1000)" office:value-type="time" office:time-value="PT00H42M23.302S" calcext:value-type="time">
            <text:p>00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2.18" calcext:value-type="float">
            <text:p>172.18</text:p>
          </table:table-cell>
          <table:table-cell office:value-type="float" office:value="211.05" calcext:value-type="float">
            <text:p>211.05</text:p>
          </table:table-cell>
        </table:table-row>
        <table:table-row table:style-name="ro1">
          <table:table-cell office:value-type="float" office:value="2559302" calcext:value-type="float">
            <text:p>2559302</text:p>
          </table:table-cell>
          <table:table-cell table:formula="of:=TIME( ; ;[.A162]/1000)" office:value-type="time" office:time-value="PT00H42M39.302S" calcext:value-type="time">
            <text:p>00:42:39</text:p>
          </table:table-cell>
          <table:table-cell office:value-type="float" office:value="1.2" calcext:value-type="float">
            <text:p>1.2</text:p>
          </table:table-cell>
          <table:table-cell office:value-type="float" office:value="240.1" calcext:value-type="float">
            <text:p>240.1</text:p>
          </table:table-cell>
          <table:table-cell office:value-type="float" office:value="289.08" calcext:value-type="float">
            <text:p>289.08</text:p>
          </table:table-cell>
          <table:table-cell office:value-type="float" office:value="173.25" calcext:value-type="float">
            <text:p>173.25</text:p>
          </table:table-cell>
          <table:table-cell office:value-type="float" office:value="212.34" calcext:value-type="float">
            <text:p>212.34</text:p>
          </table:table-cell>
        </table:table-row>
        <table:table-row table:style-name="ro1">
          <table:table-cell office:value-type="float" office:value="2575302" calcext:value-type="float">
            <text:p>2575302</text:p>
          </table:table-cell>
          <table:table-cell table:formula="of:=TIME( ; ;[.A163]/1000)" office:value-type="time" office:time-value="PT00H42M55.302S" calcext:value-type="time">
            <text:p>00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4.32" calcext:value-type="float">
            <text:p>174.32</text:p>
          </table:table-cell>
          <table:table-cell office:value-type="float" office:value="213.62" calcext:value-type="float">
            <text:p>213.62</text:p>
          </table:table-cell>
        </table:table-row>
        <table:table-row table:style-name="ro1">
          <table:table-cell office:value-type="float" office:value="2591302" calcext:value-type="float">
            <text:p>2591302</text:p>
          </table:table-cell>
          <table:table-cell table:formula="of:=TIME( ; ;[.A164]/1000)" office:value-type="time" office:time-value="PT00H43M11.302S" calcext:value-type="time">
            <text:p>00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75.38" calcext:value-type="float">
            <text:p>175.38</text:p>
          </table:table-cell>
          <table:table-cell office:value-type="float" office:value="214.91" calcext:value-type="float">
            <text:p>214.91</text:p>
          </table:table-cell>
        </table:table-row>
        <table:table-row table:style-name="ro1">
          <table:table-cell office:value-type="float" office:value="2607302" calcext:value-type="float">
            <text:p>2607302</text:p>
          </table:table-cell>
          <table:table-cell table:formula="of:=TIME( ; ;[.A165]/1000)" office:value-type="time" office:time-value="PT00H43M27.302S" calcext:value-type="time">
            <text:p>00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76.45" calcext:value-type="float">
            <text:p>176.45</text:p>
          </table:table-cell>
          <table:table-cell office:value-type="float" office:value="216.2" calcext:value-type="float">
            <text:p>216.2</text:p>
          </table:table-cell>
        </table:table-row>
        <table:table-row table:style-name="ro1">
          <table:table-cell office:value-type="float" office:value="2623302" calcext:value-type="float">
            <text:p>2623302</text:p>
          </table:table-cell>
          <table:table-cell table:formula="of:=TIME( ; ;[.A166]/1000)" office:value-type="time" office:time-value="PT00H43M43.302S" calcext:value-type="time">
            <text:p>00:43:43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77.52" calcext:value-type="float">
            <text:p>177.52</text:p>
          </table:table-cell>
          <table:table-cell office:value-type="float" office:value="217.48" calcext:value-type="float">
            <text:p>217.48</text:p>
          </table:table-cell>
        </table:table-row>
        <table:table-row table:style-name="ro1">
          <table:table-cell office:value-type="float" office:value="2639302" calcext:value-type="float">
            <text:p>2639302</text:p>
          </table:table-cell>
          <table:table-cell table:formula="of:=TIME( ; ;[.A167]/1000)" office:value-type="time" office:time-value="PT00H43M59.302S" calcext:value-type="time">
            <text:p>00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78.58" calcext:value-type="float">
            <text:p>178.58</text:p>
          </table:table-cell>
          <table:table-cell office:value-type="float" office:value="218.77" calcext:value-type="float">
            <text:p>218.77</text:p>
          </table:table-cell>
        </table:table-row>
        <table:table-row table:style-name="ro1">
          <table:table-cell office:value-type="float" office:value="2655302" calcext:value-type="float">
            <text:p>2655302</text:p>
          </table:table-cell>
          <table:table-cell table:formula="of:=TIME( ; ;[.A168]/1000)" office:value-type="time" office:time-value="PT00H44M15.302S" calcext:value-type="time">
            <text:p>00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79.65" calcext:value-type="float">
            <text:p>179.65</text:p>
          </table:table-cell>
          <table:table-cell office:value-type="float" office:value="220.05" calcext:value-type="float">
            <text:p>220.05</text:p>
          </table:table-cell>
        </table:table-row>
        <table:table-row table:style-name="ro1">
          <table:table-cell office:value-type="float" office:value="2671302" calcext:value-type="float">
            <text:p>2671302</text:p>
          </table:table-cell>
          <table:table-cell table:formula="of:=TIME( ; ;[.A169]/1000)" office:value-type="time" office:time-value="PT00H44M31.302S" calcext:value-type="time">
            <text:p>00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80.72" calcext:value-type="float">
            <text:p>180.72</text:p>
          </table:table-cell>
          <table:table-cell office:value-type="float" office:value="221.34" calcext:value-type="float">
            <text:p>221.34</text:p>
          </table:table-cell>
        </table:table-row>
        <table:table-row table:style-name="ro1">
          <table:table-cell office:value-type="float" office:value="2687302" calcext:value-type="float">
            <text:p>2687302</text:p>
          </table:table-cell>
          <table:table-cell table:formula="of:=TIME( ; ;[.A170]/1000)" office:value-type="time" office:time-value="PT00H44M47.302S" calcext:value-type="time">
            <text:p>00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81.78" calcext:value-type="float">
            <text:p>181.78</text:p>
          </table:table-cell>
          <table:table-cell office:value-type="float" office:value="222.62" calcext:value-type="float">
            <text:p>222.62</text:p>
          </table:table-cell>
        </table:table-row>
        <table:table-row table:style-name="ro1">
          <table:table-cell office:value-type="float" office:value="2703302" calcext:value-type="float">
            <text:p>2703302</text:p>
          </table:table-cell>
          <table:table-cell table:formula="of:=TIME( ; ;[.A171]/1000)" office:value-type="time" office:time-value="PT00H45M03.302S" calcext:value-type="time">
            <text:p>00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182.85" calcext:value-type="float">
            <text:p>182.85</text:p>
          </table:table-cell>
          <table:table-cell office:value-type="float" office:value="223.91" calcext:value-type="float">
            <text:p>223.91</text:p>
          </table:table-cell>
        </table:table-row>
        <table:table-row table:style-name="ro1">
          <table:table-cell office:value-type="float" office:value="2719302" calcext:value-type="float">
            <text:p>2719302</text:p>
          </table:table-cell>
          <table:table-cell table:formula="of:=TIME( ; ;[.A172]/1000)" office:value-type="time" office:time-value="PT00H45M19.302S" calcext:value-type="time">
            <text:p>00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83.91" calcext:value-type="float">
            <text:p>183.91</text:p>
          </table:table-cell>
          <table:table-cell office:value-type="float" office:value="225.19" calcext:value-type="float">
            <text:p>225.19</text:p>
          </table:table-cell>
        </table:table-row>
        <table:table-row table:style-name="ro1">
          <table:table-cell office:value-type="float" office:value="2735302" calcext:value-type="float">
            <text:p>2735302</text:p>
          </table:table-cell>
          <table:table-cell table:formula="of:=TIME( ; ;[.A173]/1000)" office:value-type="time" office:time-value="PT00H45M35.302S" calcext:value-type="time">
            <text:p>00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84.98" calcext:value-type="float">
            <text:p>184.98</text:p>
          </table:table-cell>
          <table:table-cell office:value-type="float" office:value="226.47" calcext:value-type="float">
            <text:p>226.47</text:p>
          </table:table-cell>
        </table:table-row>
        <table:table-row table:style-name="ro1">
          <table:table-cell office:value-type="float" office:value="2751302" calcext:value-type="float">
            <text:p>2751302</text:p>
          </table:table-cell>
          <table:table-cell table:formula="of:=TIME( ; ;[.A174]/1000)" office:value-type="time" office:time-value="PT00H45M51.302S" calcext:value-type="time">
            <text:p>00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86.05" calcext:value-type="float">
            <text:p>186.05</text:p>
          </table:table-cell>
          <table:table-cell office:value-type="float" office:value="227.76" calcext:value-type="float">
            <text:p>227.76</text:p>
          </table:table-cell>
        </table:table-row>
        <table:table-row table:style-name="ro1">
          <table:table-cell office:value-type="float" office:value="2767302" calcext:value-type="float">
            <text:p>2767302</text:p>
          </table:table-cell>
          <table:table-cell table:formula="of:=TIME( ; ;[.A175]/1000)" office:value-type="time" office:time-value="PT00H46M07.302S" calcext:value-type="time">
            <text:p>00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87.11" calcext:value-type="float">
            <text:p>187.11</text:p>
          </table:table-cell>
          <table:table-cell office:value-type="float" office:value="229.04" calcext:value-type="float">
            <text:p>229.04</text:p>
          </table:table-cell>
        </table:table-row>
        <table:table-row table:style-name="ro1">
          <table:table-cell office:value-type="float" office:value="2783302" calcext:value-type="float">
            <text:p>2783302</text:p>
          </table:table-cell>
          <table:table-cell table:formula="of:=TIME( ; ;[.A176]/1000)" office:value-type="time" office:time-value="PT00H46M23.302S" calcext:value-type="time">
            <text:p>00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88.18" calcext:value-type="float">
            <text:p>188.18</text:p>
          </table:table-cell>
          <table:table-cell office:value-type="float" office:value="230.33" calcext:value-type="float">
            <text:p>230.33</text:p>
          </table:table-cell>
        </table:table-row>
        <table:table-row table:style-name="ro1">
          <table:table-cell office:value-type="float" office:value="2799302" calcext:value-type="float">
            <text:p>2799302</text:p>
          </table:table-cell>
          <table:table-cell table:formula="of:=TIME( ; ;[.A177]/1000)" office:value-type="time" office:time-value="PT00H46M39.302S" calcext:value-type="time">
            <text:p>00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89.24" calcext:value-type="float">
            <text:p>189.24</text:p>
          </table:table-cell>
          <table:table-cell office:value-type="float" office:value="231.61" calcext:value-type="float">
            <text:p>231.61</text:p>
          </table:table-cell>
        </table:table-row>
        <table:table-row table:style-name="ro1">
          <table:table-cell office:value-type="float" office:value="2815302" calcext:value-type="float">
            <text:p>2815302</text:p>
          </table:table-cell>
          <table:table-cell table:formula="of:=TIME( ; ;[.A178]/1000)" office:value-type="time" office:time-value="PT00H46M55.302S" calcext:value-type="time">
            <text:p>00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0.31" calcext:value-type="float">
            <text:p>190.31</text:p>
          </table:table-cell>
          <table:table-cell office:value-type="float" office:value="232.89" calcext:value-type="float">
            <text:p>232.89</text:p>
          </table:table-cell>
        </table:table-row>
        <table:table-row table:style-name="ro1">
          <table:table-cell office:value-type="float" office:value="2831302" calcext:value-type="float">
            <text:p>2831302</text:p>
          </table:table-cell>
          <table:table-cell table:formula="of:=TIME( ; ;[.A179]/1000)" office:value-type="time" office:time-value="PT00H47M11.302S" calcext:value-type="time">
            <text:p>00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91.37" calcext:value-type="float">
            <text:p>191.37</text:p>
          </table:table-cell>
          <table:table-cell office:value-type="float" office:value="234.17" calcext:value-type="float">
            <text:p>234.17</text:p>
          </table:table-cell>
        </table:table-row>
        <table:table-row table:style-name="ro1">
          <table:table-cell office:value-type="float" office:value="2847302" calcext:value-type="float">
            <text:p>2847302</text:p>
          </table:table-cell>
          <table:table-cell table:formula="of:=TIME( ; ;[.A180]/1000)" office:value-type="time" office:time-value="PT00H47M27.302S" calcext:value-type="time">
            <text:p>00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92.44" calcext:value-type="float">
            <text:p>192.44</text:p>
          </table:table-cell>
          <table:table-cell office:value-type="float" office:value="235.46" calcext:value-type="float">
            <text:p>235.46</text:p>
          </table:table-cell>
        </table:table-row>
        <table:table-row table:style-name="ro1">
          <table:table-cell office:value-type="float" office:value="2863302" calcext:value-type="float">
            <text:p>2863302</text:p>
          </table:table-cell>
          <table:table-cell table:formula="of:=TIME( ; ;[.A181]/1000)" office:value-type="time" office:time-value="PT00H47M43.302S" calcext:value-type="time">
            <text:p>00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93.5" calcext:value-type="float">
            <text:p>193.5</text:p>
          </table:table-cell>
          <table:table-cell office:value-type="float" office:value="236.74" calcext:value-type="float">
            <text:p>236.74</text:p>
          </table:table-cell>
        </table:table-row>
        <table:table-row table:style-name="ro1">
          <table:table-cell office:value-type="float" office:value="2879302" calcext:value-type="float">
            <text:p>2879302</text:p>
          </table:table-cell>
          <table:table-cell table:formula="of:=TIME( ; ;[.A182]/1000)" office:value-type="time" office:time-value="PT00H47M59.302S" calcext:value-type="time">
            <text:p>00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94.57" calcext:value-type="float">
            <text:p>194.57</text:p>
          </table:table-cell>
          <table:table-cell office:value-type="float" office:value="238.02" calcext:value-type="float">
            <text:p>238.02</text:p>
          </table:table-cell>
        </table:table-row>
        <table:table-row table:style-name="ro1">
          <table:table-cell office:value-type="float" office:value="2895302" calcext:value-type="float">
            <text:p>2895302</text:p>
          </table:table-cell>
          <table:table-cell table:formula="of:=TIME( ; ;[.A183]/1000)" office:value-type="time" office:time-value="PT00H48M15.302S" calcext:value-type="time">
            <text:p>00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95.63" calcext:value-type="float">
            <text:p>195.63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>
          <table:table-cell office:value-type="float" office:value="2911302" calcext:value-type="float">
            <text:p>2911302</text:p>
          </table:table-cell>
          <table:table-cell table:formula="of:=TIME( ; ;[.A184]/1000)" office:value-type="time" office:time-value="PT00H48M31.302S" calcext:value-type="time">
            <text:p>00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96.7" calcext:value-type="float">
            <text:p>196.7</text:p>
          </table:table-cell>
          <table:table-cell office:value-type="float" office:value="240.58" calcext:value-type="float">
            <text:p>240.58</text:p>
          </table:table-cell>
        </table:table-row>
        <table:table-row table:style-name="ro1">
          <table:table-cell office:value-type="float" office:value="2927302" calcext:value-type="float">
            <text:p>2927302</text:p>
          </table:table-cell>
          <table:table-cell table:formula="of:=TIME( ; ;[.A185]/1000)" office:value-type="time" office:time-value="PT00H48M47.302S" calcext:value-type="time">
            <text:p>00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97.76" calcext:value-type="float">
            <text:p>197.76</text:p>
          </table:table-cell>
          <table:table-cell office:value-type="float" office:value="241.87" calcext:value-type="float">
            <text:p>241.87</text:p>
          </table:table-cell>
        </table:table-row>
        <table:table-row table:style-name="ro1">
          <table:table-cell office:value-type="float" office:value="2943302" calcext:value-type="float">
            <text:p>2943302</text:p>
          </table:table-cell>
          <table:table-cell table:formula="of:=TIME( ; ;[.A186]/1000)" office:value-type="time" office:time-value="PT00H49M03.302S" calcext:value-type="time">
            <text:p>00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98.83" calcext:value-type="float">
            <text:p>198.83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>
          <table:table-cell office:value-type="float" office:value="2959302" calcext:value-type="float">
            <text:p>2959302</text:p>
          </table:table-cell>
          <table:table-cell table:formula="of:=TIME( ; ;[.A187]/1000)" office:value-type="time" office:time-value="PT00H49M19.302S" calcext:value-type="time">
            <text:p>00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99.89" calcext:value-type="float">
            <text:p>199.89</text:p>
          </table:table-cell>
          <table:table-cell office:value-type="float" office:value="244.43" calcext:value-type="float">
            <text:p>244.43</text:p>
          </table:table-cell>
        </table:table-row>
        <table:table-row table:style-name="ro1">
          <table:table-cell office:value-type="float" office:value="2975302" calcext:value-type="float">
            <text:p>2975302</text:p>
          </table:table-cell>
          <table:table-cell table:formula="of:=TIME( ; ;[.A188]/1000)" office:value-type="time" office:time-value="PT00H49M35.302S" calcext:value-type="time">
            <text:p>00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0.96" calcext:value-type="float">
            <text:p>200.96</text:p>
          </table:table-cell>
          <table:table-cell office:value-type="float" office:value="245.71" calcext:value-type="float">
            <text:p>245.71</text:p>
          </table:table-cell>
        </table:table-row>
        <table:table-row table:style-name="ro1">
          <table:table-cell office:value-type="float" office:value="2991302" calcext:value-type="float">
            <text:p>2991302</text:p>
          </table:table-cell>
          <table:table-cell table:formula="of:=TIME( ; ;[.A189]/1000)" office:value-type="time" office:time-value="PT00H49M51.302S" calcext:value-type="time">
            <text:p>00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202.02" calcext:value-type="float">
            <text:p>202.02</text:p>
          </table:table-cell>
          <table:table-cell office:value-type="float" office:value="246.99" calcext:value-type="float">
            <text:p>246.99</text:p>
          </table:table-cell>
        </table:table-row>
        <table:table-row table:style-name="ro1">
          <table:table-cell office:value-type="float" office:value="3007302" calcext:value-type="float">
            <text:p>3007302</text:p>
          </table:table-cell>
          <table:table-cell table:formula="of:=TIME( ; ;[.A190]/1000)" office:value-type="time" office:time-value="PT00H50M07.302S" calcext:value-type="time">
            <text:p>00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4" calcext:value-type="float">
            <text:p>288.34</text:p>
          </table:table-cell>
          <table:table-cell office:value-type="float" office:value="203.08" calcext:value-type="float">
            <text:p>203.08</text:p>
          </table:table-cell>
          <table:table-cell office:value-type="float" office:value="248.27" calcext:value-type="float">
            <text:p>248.27</text:p>
          </table:table-cell>
        </table:table-row>
        <table:table-row table:style-name="ro1">
          <table:table-cell office:value-type="float" office:value="3023302" calcext:value-type="float">
            <text:p>3023302</text:p>
          </table:table-cell>
          <table:table-cell table:formula="of:=TIME( ; ;[.A191]/1000)" office:value-type="time" office:time-value="PT00H50M23.302S" calcext:value-type="time">
            <text:p>00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04.15" calcext:value-type="float">
            <text:p>204.15</text:p>
          </table:table-cell>
          <table:table-cell office:value-type="float" office:value="249.55" calcext:value-type="float">
            <text:p>249.55</text:p>
          </table:table-cell>
        </table:table-row>
        <table:table-row table:style-name="ro1">
          <table:table-cell office:value-type="float" office:value="3039302" calcext:value-type="float">
            <text:p>3039302</text:p>
          </table:table-cell>
          <table:table-cell table:formula="of:=TIME( ; ;[.A192]/1000)" office:value-type="time" office:time-value="PT00H50M39.302S" calcext:value-type="time">
            <text:p>00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05.21" calcext:value-type="float">
            <text:p>205.21</text:p>
          </table:table-cell>
          <table:table-cell office:value-type="float" office:value="250.83" calcext:value-type="float">
            <text:p>250.83</text:p>
          </table:table-cell>
        </table:table-row>
        <table:table-row table:style-name="ro1">
          <table:table-cell office:value-type="float" office:value="3055302" calcext:value-type="float">
            <text:p>3055302</text:p>
          </table:table-cell>
          <table:table-cell table:formula="of:=TIME( ; ;[.A193]/1000)" office:value-type="time" office:time-value="PT00H50M55.302S" calcext:value-type="time">
            <text:p>00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06.28" calcext:value-type="float">
            <text:p>206.28</text:p>
          </table:table-cell>
          <table:table-cell office:value-type="float" office:value="252.12" calcext:value-type="float">
            <text:p>252.12</text:p>
          </table:table-cell>
        </table:table-row>
        <table:table-row table:style-name="ro1">
          <table:table-cell office:value-type="float" office:value="3071302" calcext:value-type="float">
            <text:p>3071302</text:p>
          </table:table-cell>
          <table:table-cell table:formula="of:=TIME( ; ;[.A194]/1000)" office:value-type="time" office:time-value="PT00H51M11.302S" calcext:value-type="time">
            <text:p>00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07.34" calcext:value-type="float">
            <text:p>207.34</text:p>
          </table:table-cell>
          <table:table-cell office:value-type="float" office:value="253.4" calcext:value-type="float">
            <text:p>253.4</text:p>
          </table:table-cell>
        </table:table-row>
        <table:table-row table:style-name="ro1">
          <table:table-cell office:value-type="float" office:value="3087302" calcext:value-type="float">
            <text:p>3087302</text:p>
          </table:table-cell>
          <table:table-cell table:formula="of:=TIME( ; ;[.A195]/1000)" office:value-type="time" office:time-value="PT00H51M27.302S" calcext:value-type="time">
            <text:p>00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208.4" calcext:value-type="float">
            <text:p>208.4</text:p>
          </table:table-cell>
          <table:table-cell office:value-type="float" office:value="254.68" calcext:value-type="float">
            <text:p>254.68</text:p>
          </table:table-cell>
        </table:table-row>
        <table:table-row table:style-name="ro1">
          <table:table-cell office:value-type="float" office:value="3103302" calcext:value-type="float">
            <text:p>3103302</text:p>
          </table:table-cell>
          <table:table-cell table:formula="of:=TIME( ; ;[.A196]/1000)" office:value-type="time" office:time-value="PT00H51M43.302S" calcext:value-type="time">
            <text:p>00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7.14" calcext:value-type="float">
            <text:p>287.14</text:p>
          </table:table-cell>
          <table:table-cell office:value-type="float" office:value="209.47" calcext:value-type="float">
            <text:p>209.47</text:p>
          </table:table-cell>
          <table:table-cell office:value-type="float" office:value="255.96" calcext:value-type="float">
            <text:p>255.96</text:p>
          </table:table-cell>
        </table:table-row>
        <table:table-row table:style-name="ro1">
          <table:table-cell office:value-type="float" office:value="3119302" calcext:value-type="float">
            <text:p>3119302</text:p>
          </table:table-cell>
          <table:table-cell table:formula="of:=TIME( ; ;[.A197]/1000)" office:value-type="time" office:time-value="PT00H51M59.302S" calcext:value-type="time">
            <text:p>00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10.53" calcext:value-type="float">
            <text:p>210.53</text:p>
          </table:table-cell>
          <table:table-cell office:value-type="float" office:value="257.24" calcext:value-type="float">
            <text:p>257.24</text:p>
          </table:table-cell>
        </table:table-row>
        <table:table-row table:style-name="ro1">
          <table:table-cell office:value-type="float" office:value="3135302" calcext:value-type="float">
            <text:p>3135302</text:p>
          </table:table-cell>
          <table:table-cell table:formula="of:=TIME( ; ;[.A198]/1000)" office:value-type="time" office:time-value="PT00H52M15.302S" calcext:value-type="time">
            <text:p>00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211.59" calcext:value-type="float">
            <text:p>211.59</text:p>
          </table:table-cell>
          <table:table-cell office:value-type="float" office:value="258.52" calcext:value-type="float">
            <text:p>258.52</text:p>
          </table:table-cell>
        </table:table-row>
        <table:table-row table:style-name="ro1">
          <table:table-cell office:value-type="float" office:value="3151302" calcext:value-type="float">
            <text:p>3151302</text:p>
          </table:table-cell>
          <table:table-cell table:formula="of:=TIME( ; ;[.A199]/1000)" office:value-type="time" office:time-value="PT00H52M31.302S" calcext:value-type="time">
            <text:p>00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12.66" calcext:value-type="float">
            <text:p>212.66</text:p>
          </table:table-cell>
          <table:table-cell office:value-type="float" office:value="259.8" calcext:value-type="float">
            <text:p>259.8</text:p>
          </table:table-cell>
        </table:table-row>
        <table:table-row table:style-name="ro1">
          <table:table-cell office:value-type="float" office:value="3167302" calcext:value-type="float">
            <text:p>3167302</text:p>
          </table:table-cell>
          <table:table-cell table:formula="of:=TIME( ; ;[.A200]/1000)" office:value-type="time" office:time-value="PT00H52M47.302S" calcext:value-type="time">
            <text:p>00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213.72" calcext:value-type="float">
            <text:p>213.72</text:p>
          </table:table-cell>
          <table:table-cell office:value-type="float" office:value="261.07" calcext:value-type="float">
            <text:p>261.07</text:p>
          </table:table-cell>
        </table:table-row>
        <table:table-row table:style-name="ro1">
          <table:table-cell office:value-type="float" office:value="3183302" calcext:value-type="float">
            <text:p>3183302</text:p>
          </table:table-cell>
          <table:table-cell table:formula="of:=TIME( ; ;[.A201]/1000)" office:value-type="time" office:time-value="PT00H53M03.302S" calcext:value-type="time">
            <text:p>00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214.78" calcext:value-type="float">
            <text:p>214.78</text:p>
          </table:table-cell>
          <table:table-cell office:value-type="float" office:value="262.35" calcext:value-type="float">
            <text:p>262.35</text:p>
          </table:table-cell>
        </table:table-row>
        <table:table-row table:style-name="ro1">
          <table:table-cell office:value-type="float" office:value="3199302" calcext:value-type="float">
            <text:p>3199302</text:p>
          </table:table-cell>
          <table:table-cell table:formula="of:=TIME( ; ;[.A202]/1000)" office:value-type="time" office:time-value="PT00H53M19.302S" calcext:value-type="time">
            <text:p>00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215.85" calcext:value-type="float">
            <text:p>215.85</text:p>
          </table:table-cell>
          <table:table-cell office:value-type="float" office:value="263.63" calcext:value-type="float">
            <text:p>263.63</text:p>
          </table:table-cell>
        </table:table-row>
        <table:table-row table:style-name="ro1">
          <table:table-cell office:value-type="float" office:value="3215302" calcext:value-type="float">
            <text:p>3215302</text:p>
          </table:table-cell>
          <table:table-cell table:formula="of:=TIME( ; ;[.A203]/1000)" office:value-type="time" office:time-value="PT00H53M35.302S" calcext:value-type="time">
            <text:p>00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216.91" calcext:value-type="float">
            <text:p>216.91</text:p>
          </table:table-cell>
          <table:table-cell office:value-type="float" office:value="264.91" calcext:value-type="float">
            <text:p>264.91</text:p>
          </table:table-cell>
        </table:table-row>
        <table:table-row table:style-name="ro1">
          <table:table-cell office:value-type="float" office:value="3231302" calcext:value-type="float">
            <text:p>3231302</text:p>
          </table:table-cell>
          <table:table-cell table:formula="of:=TIME( ; ;[.A204]/1000)" office:value-type="time" office:time-value="PT00H53M51.302S" calcext:value-type="time">
            <text:p>00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217.97" calcext:value-type="float">
            <text:p>217.97</text:p>
          </table:table-cell>
          <table:table-cell office:value-type="float" office:value="266.19" calcext:value-type="float">
            <text:p>266.19</text:p>
          </table:table-cell>
        </table:table-row>
        <table:table-row table:style-name="ro1">
          <table:table-cell office:value-type="float" office:value="3247302" calcext:value-type="float">
            <text:p>3247302</text:p>
          </table:table-cell>
          <table:table-cell table:formula="of:=TIME( ; ;[.A205]/1000)" office:value-type="time" office:time-value="PT00H54M07.302S" calcext:value-type="time">
            <text:p>00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19.04" calcext:value-type="float">
            <text:p>219.04</text:p>
          </table:table-cell>
          <table:table-cell office:value-type="float" office:value="267.47" calcext:value-type="float">
            <text:p>267.47</text:p>
          </table:table-cell>
        </table:table-row>
        <table:table-row table:style-name="ro1">
          <table:table-cell office:value-type="float" office:value="3263302" calcext:value-type="float">
            <text:p>3263302</text:p>
          </table:table-cell>
          <table:table-cell table:formula="of:=TIME( ; ;[.A206]/1000)" office:value-type="time" office:time-value="PT00H54M23.302S" calcext:value-type="time">
            <text:p>00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20.1" calcext:value-type="float">
            <text:p>220.1</text:p>
          </table:table-cell>
          <table:table-cell office:value-type="float" office:value="268.75" calcext:value-type="float">
            <text:p>268.75</text:p>
          </table:table-cell>
        </table:table-row>
        <table:table-row table:style-name="ro1">
          <table:table-cell office:value-type="float" office:value="3279302" calcext:value-type="float">
            <text:p>3279302</text:p>
          </table:table-cell>
          <table:table-cell table:formula="of:=TIME( ; ;[.A207]/1000)" office:value-type="time" office:time-value="PT00H54M39.302S" calcext:value-type="time">
            <text:p>00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21.16" calcext:value-type="float">
            <text:p>221.16</text:p>
          </table:table-cell>
          <table:table-cell office:value-type="float" office:value="270.02" calcext:value-type="float">
            <text:p>270.02</text:p>
          </table:table-cell>
        </table:table-row>
        <table:table-row table:style-name="ro1">
          <table:table-cell office:value-type="float" office:value="3295302" calcext:value-type="float">
            <text:p>3295302</text:p>
          </table:table-cell>
          <table:table-cell table:formula="of:=TIME( ; ;[.A208]/1000)" office:value-type="time" office:time-value="PT00H54M55.302S" calcext:value-type="time">
            <text:p>00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22.22" calcext:value-type="float">
            <text:p>222.22</text:p>
          </table:table-cell>
          <table:table-cell office:value-type="float" office:value="271.3" calcext:value-type="float">
            <text:p>271.3</text:p>
          </table:table-cell>
        </table:table-row>
        <table:table-row table:style-name="ro1">
          <table:table-cell office:value-type="float" office:value="3311302" calcext:value-type="float">
            <text:p>3311302</text:p>
          </table:table-cell>
          <table:table-cell table:formula="of:=TIME( ; ;[.A209]/1000)" office:value-type="time" office:time-value="PT00H55M11.302S" calcext:value-type="time">
            <text:p>00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223.29" calcext:value-type="float">
            <text:p>223.29</text:p>
          </table:table-cell>
          <table:table-cell office:value-type="float" office:value="272.57" calcext:value-type="float">
            <text:p>272.57</text:p>
          </table:table-cell>
        </table:table-row>
        <table:table-row table:style-name="ro1">
          <table:table-cell office:value-type="float" office:value="3327302" calcext:value-type="float">
            <text:p>3327302</text:p>
          </table:table-cell>
          <table:table-cell table:formula="of:=TIME( ; ;[.A210]/1000)" office:value-type="time" office:time-value="PT00H55M27.302S" calcext:value-type="time">
            <text:p>00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224.35" calcext:value-type="float">
            <text:p>224.35</text:p>
          </table:table-cell>
          <table:table-cell office:value-type="float" office:value="273.85" calcext:value-type="float">
            <text:p>273.85</text:p>
          </table:table-cell>
        </table:table-row>
        <table:table-row table:style-name="ro1">
          <table:table-cell office:value-type="float" office:value="3343302" calcext:value-type="float">
            <text:p>3343302</text:p>
          </table:table-cell>
          <table:table-cell table:formula="of:=TIME( ; ;[.A211]/1000)" office:value-type="time" office:time-value="PT00H55M43.302S" calcext:value-type="time">
            <text:p>00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25.41" calcext:value-type="float">
            <text:p>225.41</text:p>
          </table:table-cell>
          <table:table-cell office:value-type="float" office:value="275.13" calcext:value-type="float">
            <text:p>275.13</text:p>
          </table:table-cell>
        </table:table-row>
        <table:table-row table:style-name="ro1">
          <table:table-cell office:value-type="float" office:value="3359302" calcext:value-type="float">
            <text:p>3359302</text:p>
          </table:table-cell>
          <table:table-cell table:formula="of:=TIME( ; ;[.A212]/1000)" office:value-type="time" office:time-value="PT00H55M59.302S" calcext:value-type="time">
            <text:p>00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226.47" calcext:value-type="float">
            <text:p>226.47</text:p>
          </table:table-cell>
          <table:table-cell office:value-type="float" office:value="276.4" calcext:value-type="float">
            <text:p>276.4</text:p>
          </table:table-cell>
        </table:table-row>
        <table:table-row table:style-name="ro1">
          <table:table-cell office:value-type="float" office:value="3375302" calcext:value-type="float">
            <text:p>3375302</text:p>
          </table:table-cell>
          <table:table-cell table:formula="of:=TIME( ; ;[.A213]/1000)" office:value-type="time" office:time-value="PT00H56M15.302S" calcext:value-type="time">
            <text:p>00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77.68" calcext:value-type="float">
            <text:p>277.68</text:p>
          </table:table-cell>
        </table:table-row>
        <table:table-row table:style-name="ro1">
          <table:table-cell office:value-type="float" office:value="3391302" calcext:value-type="float">
            <text:p>3391302</text:p>
          </table:table-cell>
          <table:table-cell table:formula="of:=TIME( ; ;[.A214]/1000)" office:value-type="time" office:time-value="PT00H56M31.302S" calcext:value-type="time">
            <text:p>00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28.6" calcext:value-type="float">
            <text:p>228.6</text:p>
          </table:table-cell>
          <table:table-cell office:value-type="float" office:value="278.95" calcext:value-type="float">
            <text:p>278.95</text:p>
          </table:table-cell>
        </table:table-row>
        <table:table-row table:style-name="ro1">
          <table:table-cell office:value-type="float" office:value="3407302" calcext:value-type="float">
            <text:p>3407302</text:p>
          </table:table-cell>
          <table:table-cell table:formula="of:=TIME( ; ;[.A215]/1000)" office:value-type="time" office:time-value="PT00H56M47.302S" calcext:value-type="time">
            <text:p>00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229.66" calcext:value-type="float">
            <text:p>229.66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>
          <table:table-cell office:value-type="float" office:value="3423302" calcext:value-type="float">
            <text:p>3423302</text:p>
          </table:table-cell>
          <table:table-cell table:formula="of:=TIME( ; ;[.A216]/1000)" office:value-type="time" office:time-value="PT00H57M03.302S" calcext:value-type="time">
            <text:p>00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230.72" calcext:value-type="float">
            <text:p>230.72</text:p>
          </table:table-cell>
          <table:table-cell office:value-type="float" office:value="281.5" calcext:value-type="float">
            <text:p>281.5</text:p>
          </table:table-cell>
        </table:table-row>
        <table:table-row table:style-name="ro1">
          <table:table-cell office:value-type="float" office:value="3439302" calcext:value-type="float">
            <text:p>3439302</text:p>
          </table:table-cell>
          <table:table-cell table:formula="of:=TIME( ; ;[.A217]/1000)" office:value-type="time" office:time-value="PT00H57M19.302S" calcext:value-type="time">
            <text:p>00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1.79" calcext:value-type="float">
            <text:p>231.79</text:p>
          </table:table-cell>
          <table:table-cell office:value-type="float" office:value="282.78" calcext:value-type="float">
            <text:p>282.78</text:p>
          </table:table-cell>
        </table:table-row>
        <table:table-row table:style-name="ro1">
          <table:table-cell office:value-type="float" office:value="3455302" calcext:value-type="float">
            <text:p>3455302</text:p>
          </table:table-cell>
          <table:table-cell table:formula="of:=TIME( ; ;[.A218]/1000)" office:value-type="time" office:time-value="PT00H57M35.302S" calcext:value-type="time">
            <text:p>00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232.85" calcext:value-type="float">
            <text:p>232.85</text:p>
          </table:table-cell>
          <table:table-cell office:value-type="float" office:value="284.05" calcext:value-type="float">
            <text:p>284.05</text:p>
          </table:table-cell>
        </table:table-row>
        <table:table-row table:style-name="ro1">
          <table:table-cell office:value-type="float" office:value="3471302" calcext:value-type="float">
            <text:p>3471302</text:p>
          </table:table-cell>
          <table:table-cell table:formula="of:=TIME( ; ;[.A219]/1000)" office:value-type="time" office:time-value="PT00H57M51.302S" calcext:value-type="time">
            <text:p>00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3.91" calcext:value-type="float">
            <text:p>233.91</text:p>
          </table:table-cell>
          <table:table-cell office:value-type="float" office:value="285.33" calcext:value-type="float">
            <text:p>285.33</text:p>
          </table:table-cell>
        </table:table-row>
        <table:table-row table:style-name="ro1">
          <table:table-cell office:value-type="float" office:value="3487302" calcext:value-type="float">
            <text:p>3487302</text:p>
          </table:table-cell>
          <table:table-cell table:formula="of:=TIME( ; ;[.A220]/1000)" office:value-type="time" office:time-value="PT00H58M07.302S" calcext:value-type="time">
            <text:p>00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4.97" calcext:value-type="float">
            <text:p>234.97</text:p>
          </table:table-cell>
          <table:table-cell office:value-type="float" office:value="286.6" calcext:value-type="float">
            <text:p>286.6</text:p>
          </table:table-cell>
        </table:table-row>
        <table:table-row table:style-name="ro1">
          <table:table-cell office:value-type="float" office:value="3503302" calcext:value-type="float">
            <text:p>3503302</text:p>
          </table:table-cell>
          <table:table-cell table:formula="of:=TIME( ; ;[.A221]/1000)" office:value-type="time" office:time-value="PT00H58M23.302S" calcext:value-type="time">
            <text:p>00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6.03" calcext:value-type="float">
            <text:p>236.03</text:p>
          </table:table-cell>
          <table:table-cell office:value-type="float" office:value="287.87" calcext:value-type="float">
            <text:p>287.87</text:p>
          </table:table-cell>
        </table:table-row>
        <table:table-row table:style-name="ro1">
          <table:table-cell office:value-type="float" office:value="3519302" calcext:value-type="float">
            <text:p>3519302</text:p>
          </table:table-cell>
          <table:table-cell table:formula="of:=TIME( ; ;[.A222]/1000)" office:value-type="time" office:time-value="PT00H58M39.302S" calcext:value-type="time">
            <text:p>00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7.09" calcext:value-type="float">
            <text:p>237.09</text:p>
          </table:table-cell>
          <table:table-cell office:value-type="float" office:value="289.15" calcext:value-type="float">
            <text:p>289.15</text:p>
          </table:table-cell>
        </table:table-row>
        <table:table-row table:style-name="ro1">
          <table:table-cell office:value-type="float" office:value="3535302" calcext:value-type="float">
            <text:p>3535302</text:p>
          </table:table-cell>
          <table:table-cell table:formula="of:=TIME( ; ;[.A223]/1000)" office:value-type="time" office:time-value="PT00H58M55.302S" calcext:value-type="time">
            <text:p>00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38.16" calcext:value-type="float">
            <text:p>238.16</text:p>
          </table:table-cell>
          <table:table-cell office:value-type="float" office:value="290.42" calcext:value-type="float">
            <text:p>290.42</text:p>
          </table:table-cell>
        </table:table-row>
        <table:table-row table:style-name="ro1">
          <table:table-cell office:value-type="float" office:value="3551302" calcext:value-type="float">
            <text:p>3551302</text:p>
          </table:table-cell>
          <table:table-cell table:formula="of:=TIME( ; ;[.A224]/1000)" office:value-type="time" office:time-value="PT00H59M11.302S" calcext:value-type="time">
            <text:p>00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39.22" calcext:value-type="float">
            <text:p>239.22</text:p>
          </table:table-cell>
          <table:table-cell office:value-type="float" office:value="291.69" calcext:value-type="float">
            <text:p>291.69</text:p>
          </table:table-cell>
        </table:table-row>
        <table:table-row table:style-name="ro1">
          <table:table-cell office:value-type="float" office:value="3567302" calcext:value-type="float">
            <text:p>3567302</text:p>
          </table:table-cell>
          <table:table-cell table:formula="of:=TIME( ; ;[.A225]/1000)" office:value-type="time" office:time-value="PT00H59M27.302S" calcext:value-type="time">
            <text:p>00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240.28" calcext:value-type="float">
            <text:p>240.28</text:p>
          </table:table-cell>
          <table:table-cell office:value-type="float" office:value="292.97" calcext:value-type="float">
            <text:p>292.97</text:p>
          </table:table-cell>
        </table:table-row>
        <table:table-row table:style-name="ro1">
          <table:table-cell office:value-type="float" office:value="3583302" calcext:value-type="float">
            <text:p>3583302</text:p>
          </table:table-cell>
          <table:table-cell table:formula="of:=TIME( ; ;[.A226]/1000)" office:value-type="time" office:time-value="PT00H59M43.302S" calcext:value-type="time">
            <text:p>00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1.34" calcext:value-type="float">
            <text:p>241.34</text:p>
          </table:table-cell>
          <table:table-cell office:value-type="float" office:value="294.24" calcext:value-type="float">
            <text:p>294.24</text:p>
          </table:table-cell>
        </table:table-row>
        <table:table-row table:style-name="ro1">
          <table:table-cell office:value-type="float" office:value="3599302" calcext:value-type="float">
            <text:p>3599302</text:p>
          </table:table-cell>
          <table:table-cell table:formula="of:=TIME( ; ;[.A227]/1000)" office:value-type="time" office:time-value="PT00H59M59.302S" calcext:value-type="time">
            <text:p>00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52" calcext:value-type="float">
            <text:p>295.52</text:p>
          </table:table-cell>
        </table:table-row>
        <table:table-row table:style-name="ro1">
          <table:table-cell office:value-type="float" office:value="3615302" calcext:value-type="float">
            <text:p>3615302</text:p>
          </table:table-cell>
          <table:table-cell table:formula="of:=TIME( ; ;[.A228]/1000)" office:value-type="time" office:time-value="PT01H00M15.302S" calcext:value-type="time">
            <text:p>01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3.46" calcext:value-type="float">
            <text:p>243.46</text:p>
          </table:table-cell>
          <table:table-cell office:value-type="float" office:value="296.79" calcext:value-type="float">
            <text:p>296.79</text:p>
          </table:table-cell>
        </table:table-row>
        <table:table-row table:style-name="ro1">
          <table:table-cell office:value-type="float" office:value="3631302" calcext:value-type="float">
            <text:p>3631302</text:p>
          </table:table-cell>
          <table:table-cell table:formula="of:=TIME( ; ;[.A229]/1000)" office:value-type="time" office:time-value="PT01H00M31.302S" calcext:value-type="time">
            <text:p>01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44.52" calcext:value-type="float">
            <text:p>244.52</text:p>
          </table:table-cell>
          <table:table-cell office:value-type="float" office:value="298.06" calcext:value-type="float">
            <text:p>298.06</text:p>
          </table:table-cell>
        </table:table-row>
        <table:table-row table:style-name="ro1">
          <table:table-cell office:value-type="float" office:value="3647302" calcext:value-type="float">
            <text:p>3647302</text:p>
          </table:table-cell>
          <table:table-cell table:formula="of:=TIME( ; ;[.A230]/1000)" office:value-type="time" office:time-value="PT01H00M47.302S" calcext:value-type="time">
            <text:p>01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245.59" calcext:value-type="float">
            <text:p>245.59</text:p>
          </table:table-cell>
          <table:table-cell office:value-type="float" office:value="299.34" calcext:value-type="float">
            <text:p>299.34</text:p>
          </table:table-cell>
        </table:table-row>
        <table:table-row table:style-name="ro1">
          <table:table-cell office:value-type="float" office:value="3663302" calcext:value-type="float">
            <text:p>3663302</text:p>
          </table:table-cell>
          <table:table-cell table:formula="of:=TIME( ; ;[.A231]/1000)" office:value-type="time" office:time-value="PT01H01M03.302S" calcext:value-type="time">
            <text:p>01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46.65" calcext:value-type="float">
            <text:p>246.65</text:p>
          </table:table-cell>
          <table:table-cell office:value-type="float" office:value="300.61" calcext:value-type="float">
            <text:p>300.61</text:p>
          </table:table-cell>
        </table:table-row>
        <table:table-row table:style-name="ro1">
          <table:table-cell office:value-type="float" office:value="3679302" calcext:value-type="float">
            <text:p>3679302</text:p>
          </table:table-cell>
          <table:table-cell table:formula="of:=TIME( ; ;[.A232]/1000)" office:value-type="time" office:time-value="PT01H01M19.302S" calcext:value-type="time">
            <text:p>01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47.71" calcext:value-type="float">
            <text:p>247.71</text:p>
          </table:table-cell>
          <table:table-cell office:value-type="float" office:value="301.88" calcext:value-type="float">
            <text:p>301.88</text:p>
          </table:table-cell>
        </table:table-row>
        <table:table-row table:style-name="ro1">
          <table:table-cell office:value-type="float" office:value="3695302" calcext:value-type="float">
            <text:p>3695302</text:p>
          </table:table-cell>
          <table:table-cell table:formula="of:=TIME( ; ;[.A233]/1000)" office:value-type="time" office:time-value="PT01H01M35.302S" calcext:value-type="time">
            <text:p>01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48.77" calcext:value-type="float">
            <text:p>248.77</text:p>
          </table:table-cell>
          <table:table-cell office:value-type="float" office:value="303.15" calcext:value-type="float">
            <text:p>303.15</text:p>
          </table:table-cell>
        </table:table-row>
        <table:table-row table:style-name="ro1">
          <table:table-cell office:value-type="float" office:value="3711302" calcext:value-type="float">
            <text:p>3711302</text:p>
          </table:table-cell>
          <table:table-cell table:formula="of:=TIME( ; ;[.A234]/1000)" office:value-type="time" office:time-value="PT01H01M51.302S" calcext:value-type="time">
            <text:p>01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49.83" calcext:value-type="float">
            <text:p>249.83</text:p>
          </table:table-cell>
          <table:table-cell office:value-type="float" office:value="304.43" calcext:value-type="float">
            <text:p>304.43</text:p>
          </table:table-cell>
        </table:table-row>
        <table:table-row table:style-name="ro1">
          <table:table-cell office:value-type="float" office:value="3727302" calcext:value-type="float">
            <text:p>3727302</text:p>
          </table:table-cell>
          <table:table-cell table:formula="of:=TIME( ; ;[.A235]/1000)" office:value-type="time" office:time-value="PT01H02M07.302S" calcext:value-type="time">
            <text:p>01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50.89" calcext:value-type="float">
            <text:p>250.89</text:p>
          </table:table-cell>
          <table:table-cell office:value-type="float" office:value="305.7" calcext:value-type="float">
            <text:p>305.7</text:p>
          </table:table-cell>
        </table:table-row>
        <table:table-row table:style-name="ro1">
          <table:table-cell office:value-type="float" office:value="3743302" calcext:value-type="float">
            <text:p>3743302</text:p>
          </table:table-cell>
          <table:table-cell table:formula="of:=TIME( ; ;[.A236]/1000)" office:value-type="time" office:time-value="PT01H02M23.302S" calcext:value-type="time">
            <text:p>01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51.95" calcext:value-type="float">
            <text:p>251.95</text:p>
          </table:table-cell>
          <table:table-cell office:value-type="float" office:value="306.97" calcext:value-type="float">
            <text:p>306.97</text:p>
          </table:table-cell>
        </table:table-row>
        <table:table-row table:style-name="ro1">
          <table:table-cell office:value-type="float" office:value="3759302" calcext:value-type="float">
            <text:p>3759302</text:p>
          </table:table-cell>
          <table:table-cell table:formula="of:=TIME( ; ;[.A237]/1000)" office:value-type="time" office:time-value="PT01H02M39.302S" calcext:value-type="time">
            <text:p>01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53.01" calcext:value-type="float">
            <text:p>253.01</text:p>
          </table:table-cell>
          <table:table-cell office:value-type="float" office:value="308.25" calcext:value-type="float">
            <text:p>308.25</text:p>
          </table:table-cell>
        </table:table-row>
        <table:table-row table:style-name="ro1">
          <table:table-cell office:value-type="float" office:value="3775302" calcext:value-type="float">
            <text:p>3775302</text:p>
          </table:table-cell>
          <table:table-cell table:formula="of:=TIME( ; ;[.A238]/1000)" office:value-type="time" office:time-value="PT01H02M55.302S" calcext:value-type="time">
            <text:p>01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54.07" calcext:value-type="float">
            <text:p>254.07</text:p>
          </table:table-cell>
          <table:table-cell office:value-type="float" office:value="309.52" calcext:value-type="float">
            <text:p>309.52</text:p>
          </table:table-cell>
        </table:table-row>
        <table:table-row table:style-name="ro1">
          <table:table-cell office:value-type="float" office:value="3791302" calcext:value-type="float">
            <text:p>3791302</text:p>
          </table:table-cell>
          <table:table-cell table:formula="of:=TIME( ; ;[.A239]/1000)" office:value-type="time" office:time-value="PT01H03M11.302S" calcext:value-type="time">
            <text:p>01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55.13" calcext:value-type="float">
            <text:p>255.13</text:p>
          </table:table-cell>
          <table:table-cell office:value-type="float" office:value="310.79" calcext:value-type="float">
            <text:p>310.79</text:p>
          </table:table-cell>
        </table:table-row>
        <table:table-row table:style-name="ro1">
          <table:table-cell office:value-type="float" office:value="3807302" calcext:value-type="float">
            <text:p>3807302</text:p>
          </table:table-cell>
          <table:table-cell table:formula="of:=TIME( ; ;[.A240]/1000)" office:value-type="time" office:time-value="PT01H03M27.302S" calcext:value-type="time">
            <text:p>01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256.19" calcext:value-type="float">
            <text:p>256.19</text:p>
          </table:table-cell>
          <table:table-cell office:value-type="float" office:value="312.06" calcext:value-type="float">
            <text:p>312.06</text:p>
          </table:table-cell>
        </table:table-row>
        <table:table-row table:style-name="ro1">
          <table:table-cell office:value-type="float" office:value="3823302" calcext:value-type="float">
            <text:p>3823302</text:p>
          </table:table-cell>
          <table:table-cell table:formula="of:=TIME( ; ;[.A241]/1000)" office:value-type="time" office:time-value="PT01H03M43.302S" calcext:value-type="time">
            <text:p>01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57.25" calcext:value-type="float">
            <text:p>257.25</text:p>
          </table:table-cell>
          <table:table-cell office:value-type="float" office:value="313.34" calcext:value-type="float">
            <text:p>313.34</text:p>
          </table:table-cell>
        </table:table-row>
        <table:table-row table:style-name="ro1">
          <table:table-cell office:value-type="float" office:value="3839302" calcext:value-type="float">
            <text:p>3839302</text:p>
          </table:table-cell>
          <table:table-cell table:formula="of:=TIME( ; ;[.A242]/1000)" office:value-type="time" office:time-value="PT01H03M59.302S" calcext:value-type="time">
            <text:p>01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58.31" calcext:value-type="float">
            <text:p>258.31</text:p>
          </table:table-cell>
          <table:table-cell office:value-type="float" office:value="314.61" calcext:value-type="float">
            <text:p>314.61</text:p>
          </table:table-cell>
        </table:table-row>
        <table:table-row table:style-name="ro1">
          <table:table-cell office:value-type="float" office:value="3855302" calcext:value-type="float">
            <text:p>3855302</text:p>
          </table:table-cell>
          <table:table-cell table:formula="of:=TIME( ; ;[.A243]/1000)" office:value-type="time" office:time-value="PT01H04M15.302S" calcext:value-type="time">
            <text:p>01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59.37" calcext:value-type="float">
            <text:p>259.37</text:p>
          </table:table-cell>
          <table:table-cell office:value-type="float" office:value="315.88" calcext:value-type="float">
            <text:p>315.88</text:p>
          </table:table-cell>
        </table:table-row>
        <table:table-row table:style-name="ro1">
          <table:table-cell office:value-type="float" office:value="3871302" calcext:value-type="float">
            <text:p>3871302</text:p>
          </table:table-cell>
          <table:table-cell table:formula="of:=TIME( ; ;[.A244]/1000)" office:value-type="time" office:time-value="PT01H04M31.302S" calcext:value-type="time">
            <text:p>01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60.44" calcext:value-type="float">
            <text:p>260.44</text:p>
          </table:table-cell>
          <table:table-cell office:value-type="float" office:value="317.15" calcext:value-type="float">
            <text:p>317.15</text:p>
          </table:table-cell>
        </table:table-row>
        <table:table-row table:style-name="ro1">
          <table:table-cell office:value-type="float" office:value="3887302" calcext:value-type="float">
            <text:p>3887302</text:p>
          </table:table-cell>
          <table:table-cell table:formula="of:=TIME( ; ;[.A245]/1000)" office:value-type="time" office:time-value="PT01H04M47.302S" calcext:value-type="time">
            <text:p>01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261.5" calcext:value-type="float">
            <text:p>261.5</text:p>
          </table:table-cell>
          <table:table-cell office:value-type="float" office:value="318.42" calcext:value-type="float">
            <text:p>318.42</text:p>
          </table:table-cell>
        </table:table-row>
        <table:table-row table:style-name="ro1">
          <table:table-cell office:value-type="float" office:value="3903302" calcext:value-type="float">
            <text:p>3903302</text:p>
          </table:table-cell>
          <table:table-cell table:formula="of:=TIME( ; ;[.A246]/1000)" office:value-type="time" office:time-value="PT01H05M03.302S" calcext:value-type="time">
            <text:p>01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62.56" calcext:value-type="float">
            <text:p>262.56</text:p>
          </table:table-cell>
          <table:table-cell office:value-type="float" office:value="319.7" calcext:value-type="float">
            <text:p>319.7</text:p>
          </table:table-cell>
        </table:table-row>
        <table:table-row table:style-name="ro1">
          <table:table-cell office:value-type="float" office:value="3919302" calcext:value-type="float">
            <text:p>3919302</text:p>
          </table:table-cell>
          <table:table-cell table:formula="of:=TIME( ; ;[.A247]/1000)" office:value-type="time" office:time-value="PT01H05M19.302S" calcext:value-type="time">
            <text:p>01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263.62" calcext:value-type="float">
            <text:p>263.62</text:p>
          </table:table-cell>
          <table:table-cell office:value-type="float" office:value="320.97" calcext:value-type="float">
            <text:p>320.97</text:p>
          </table:table-cell>
        </table:table-row>
        <table:table-row table:style-name="ro1">
          <table:table-cell office:value-type="float" office:value="3935302" calcext:value-type="float">
            <text:p>3935302</text:p>
          </table:table-cell>
          <table:table-cell table:formula="of:=TIME( ; ;[.A248]/1000)" office:value-type="time" office:time-value="PT01H05M35.302S" calcext:value-type="time">
            <text:p>01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264.68" calcext:value-type="float">
            <text:p>264.68</text:p>
          </table:table-cell>
          <table:table-cell office:value-type="float" office:value="322.24" calcext:value-type="float">
            <text:p>322.24</text:p>
          </table:table-cell>
        </table:table-row>
        <table:table-row table:style-name="ro1">
          <table:table-cell office:value-type="float" office:value="3951302" calcext:value-type="float">
            <text:p>3951302</text:p>
          </table:table-cell>
          <table:table-cell table:formula="of:=TIME( ; ;[.A249]/1000)" office:value-type="time" office:time-value="PT01H05M51.302S" calcext:value-type="time">
            <text:p>01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265.74" calcext:value-type="float">
            <text:p>265.74</text:p>
          </table:table-cell>
          <table:table-cell office:value-type="float" office:value="323.51" calcext:value-type="float">
            <text:p>323.51</text:p>
          </table:table-cell>
        </table:table-row>
        <table:table-row table:style-name="ro1">
          <table:table-cell office:value-type="float" office:value="3967302" calcext:value-type="float">
            <text:p>3967302</text:p>
          </table:table-cell>
          <table:table-cell table:formula="of:=TIME( ; ;[.A250]/1000)" office:value-type="time" office:time-value="PT01H06M07.302S" calcext:value-type="time">
            <text:p>01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66.8" calcext:value-type="float">
            <text:p>266.8</text:p>
          </table:table-cell>
          <table:table-cell office:value-type="float" office:value="324.78" calcext:value-type="float">
            <text:p>324.78</text:p>
          </table:table-cell>
        </table:table-row>
        <table:table-row table:style-name="ro1">
          <table:table-cell office:value-type="float" office:value="3983302" calcext:value-type="float">
            <text:p>3983302</text:p>
          </table:table-cell>
          <table:table-cell table:formula="of:=TIME( ; ;[.A251]/1000)" office:value-type="time" office:time-value="PT01H06M23.302S" calcext:value-type="time">
            <text:p>01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67.86" calcext:value-type="float">
            <text:p>267.86</text:p>
          </table:table-cell>
          <table:table-cell office:value-type="float" office:value="326.05" calcext:value-type="float">
            <text:p>326.05</text:p>
          </table:table-cell>
        </table:table-row>
        <table:table-row table:style-name="ro1">
          <table:table-cell office:value-type="float" office:value="3999302" calcext:value-type="float">
            <text:p>3999302</text:p>
          </table:table-cell>
          <table:table-cell table:formula="of:=TIME( ; ;[.A252]/1000)" office:value-type="time" office:time-value="PT01H06M39.302S" calcext:value-type="time">
            <text:p>01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68.92" calcext:value-type="float">
            <text:p>268.92</text:p>
          </table:table-cell>
          <table:table-cell office:value-type="float" office:value="327.33" calcext:value-type="float">
            <text:p>327.33</text:p>
          </table:table-cell>
        </table:table-row>
        <table:table-row table:style-name="ro1">
          <table:table-cell office:value-type="float" office:value="4015302" calcext:value-type="float">
            <text:p>4015302</text:p>
          </table:table-cell>
          <table:table-cell table:formula="of:=TIME( ; ;[.A253]/1000)" office:value-type="time" office:time-value="PT01H06M55.302S" calcext:value-type="time">
            <text:p>01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69.98" calcext:value-type="float">
            <text:p>269.98</text:p>
          </table:table-cell>
          <table:table-cell office:value-type="float" office:value="328.6" calcext:value-type="float">
            <text:p>328.6</text:p>
          </table:table-cell>
        </table:table-row>
        <table:table-row table:style-name="ro1">
          <table:table-cell office:value-type="float" office:value="4031302" calcext:value-type="float">
            <text:p>4031302</text:p>
          </table:table-cell>
          <table:table-cell table:formula="of:=TIME( ; ;[.A254]/1000)" office:value-type="time" office:time-value="PT01H07M11.302S" calcext:value-type="time">
            <text:p>01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71.04" calcext:value-type="float">
            <text:p>271.04</text:p>
          </table:table-cell>
          <table:table-cell office:value-type="float" office:value="329.87" calcext:value-type="float">
            <text:p>329.87</text:p>
          </table:table-cell>
        </table:table-row>
        <table:table-row table:style-name="ro1">
          <table:table-cell office:value-type="float" office:value="4047302" calcext:value-type="float">
            <text:p>4047302</text:p>
          </table:table-cell>
          <table:table-cell table:formula="of:=TIME( ; ;[.A255]/1000)" office:value-type="time" office:time-value="PT01H07M27.302S" calcext:value-type="time">
            <text:p>01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272.1" calcext:value-type="float">
            <text:p>272.1</text:p>
          </table:table-cell>
          <table:table-cell office:value-type="float" office:value="331.14" calcext:value-type="float">
            <text:p>331.14</text:p>
          </table:table-cell>
        </table:table-row>
        <table:table-row table:style-name="ro1">
          <table:table-cell office:value-type="float" office:value="4063302" calcext:value-type="float">
            <text:p>4063302</text:p>
          </table:table-cell>
          <table:table-cell table:formula="of:=TIME( ; ;[.A256]/1000)" office:value-type="time" office:time-value="PT01H07M43.302S" calcext:value-type="time">
            <text:p>01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73.16" calcext:value-type="float">
            <text:p>273.16</text:p>
          </table:table-cell>
          <table:table-cell office:value-type="float" office:value="332.41" calcext:value-type="float">
            <text:p>332.41</text:p>
          </table:table-cell>
        </table:table-row>
        <table:table-row table:style-name="ro1">
          <table:table-cell office:value-type="float" office:value="4079302" calcext:value-type="float">
            <text:p>4079302</text:p>
          </table:table-cell>
          <table:table-cell table:formula="of:=TIME( ; ;[.A257]/1000)" office:value-type="time" office:time-value="PT01H07M59.302S" calcext:value-type="time">
            <text:p>01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274.22" calcext:value-type="float">
            <text:p>274.22</text:p>
          </table:table-cell>
          <table:table-cell office:value-type="float" office:value="333.68" calcext:value-type="float">
            <text:p>333.68</text:p>
          </table:table-cell>
        </table:table-row>
        <table:table-row table:style-name="ro1">
          <table:table-cell office:value-type="float" office:value="4095302" calcext:value-type="float">
            <text:p>4095302</text:p>
          </table:table-cell>
          <table:table-cell table:formula="of:=TIME( ; ;[.A258]/1000)" office:value-type="time" office:time-value="PT01H08M15.302S" calcext:value-type="time">
            <text:p>01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275.28" calcext:value-type="float">
            <text:p>275.28</text:p>
          </table:table-cell>
          <table:table-cell office:value-type="float" office:value="334.95" calcext:value-type="float">
            <text:p>334.95</text:p>
          </table:table-cell>
        </table:table-row>
        <table:table-row table:style-name="ro1">
          <table:table-cell office:value-type="float" office:value="4111302" calcext:value-type="float">
            <text:p>4111302</text:p>
          </table:table-cell>
          <table:table-cell table:formula="of:=TIME( ; ;[.A259]/1000)" office:value-type="time" office:time-value="PT01H08M31.302S" calcext:value-type="time">
            <text:p>01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276.34" calcext:value-type="float">
            <text:p>276.34</text:p>
          </table:table-cell>
          <table:table-cell office:value-type="float" office:value="336.22" calcext:value-type="float">
            <text:p>336.22</text:p>
          </table:table-cell>
        </table:table-row>
        <table:table-row table:style-name="ro1">
          <table:table-cell office:value-type="float" office:value="4127302" calcext:value-type="float">
            <text:p>4127302</text:p>
          </table:table-cell>
          <table:table-cell table:formula="of:=TIME( ; ;[.A260]/1000)" office:value-type="time" office:time-value="PT01H08M47.302S" calcext:value-type="time">
            <text:p>01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77.4" calcext:value-type="float">
            <text:p>277.4</text:p>
          </table:table-cell>
          <table:table-cell office:value-type="float" office:value="337.49" calcext:value-type="float">
            <text:p>337.49</text:p>
          </table:table-cell>
        </table:table-row>
        <table:table-row table:style-name="ro1">
          <table:table-cell office:value-type="float" office:value="4143302" calcext:value-type="float">
            <text:p>4143302</text:p>
          </table:table-cell>
          <table:table-cell table:formula="of:=TIME( ; ;[.A261]/1000)" office:value-type="time" office:time-value="PT01H09M03.302S" calcext:value-type="time">
            <text:p>01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78.46" calcext:value-type="float">
            <text:p>278.46</text:p>
          </table:table-cell>
          <table:table-cell office:value-type="float" office:value="338.76" calcext:value-type="float">
            <text:p>338.76</text:p>
          </table:table-cell>
        </table:table-row>
        <table:table-row table:style-name="ro1">
          <table:table-cell office:value-type="float" office:value="4159302" calcext:value-type="float">
            <text:p>4159302</text:p>
          </table:table-cell>
          <table:table-cell table:formula="of:=TIME( ; ;[.A262]/1000)" office:value-type="time" office:time-value="PT01H09M19.302S" calcext:value-type="time">
            <text:p>01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279.51" calcext:value-type="float">
            <text:p>279.51</text:p>
          </table:table-cell>
          <table:table-cell office:value-type="float" office:value="340.03" calcext:value-type="float">
            <text:p>340.03</text:p>
          </table:table-cell>
        </table:table-row>
        <table:table-row table:style-name="ro1">
          <table:table-cell office:value-type="float" office:value="4175302" calcext:value-type="float">
            <text:p>4175302</text:p>
          </table:table-cell>
          <table:table-cell table:formula="of:=TIME( ; ;[.A263]/1000)" office:value-type="time" office:time-value="PT01H09M35.302S" calcext:value-type="time">
            <text:p>01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80.57" calcext:value-type="float">
            <text:p>280.57</text:p>
          </table:table-cell>
          <table:table-cell office:value-type="float" office:value="341.3" calcext:value-type="float">
            <text:p>341.3</text:p>
          </table:table-cell>
        </table:table-row>
        <table:table-row table:style-name="ro1">
          <table:table-cell office:value-type="float" office:value="4191302" calcext:value-type="float">
            <text:p>4191302</text:p>
          </table:table-cell>
          <table:table-cell table:formula="of:=TIME( ; ;[.A264]/1000)" office:value-type="time" office:time-value="PT01H09M51.302S" calcext:value-type="time">
            <text:p>01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81.63" calcext:value-type="float">
            <text:p>281.63</text:p>
          </table:table-cell>
          <table:table-cell office:value-type="float" office:value="342.57" calcext:value-type="float">
            <text:p>342.57</text:p>
          </table:table-cell>
        </table:table-row>
        <table:table-row table:style-name="ro1">
          <table:table-cell office:value-type="float" office:value="4207302" calcext:value-type="float">
            <text:p>4207302</text:p>
          </table:table-cell>
          <table:table-cell table:formula="of:=TIME( ; ;[.A265]/1000)" office:value-type="time" office:time-value="PT01H10M07.302S" calcext:value-type="time">
            <text:p>01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282.69" calcext:value-type="float">
            <text:p>282.69</text:p>
          </table:table-cell>
          <table:table-cell office:value-type="float" office:value="343.84" calcext:value-type="float">
            <text:p>343.84</text:p>
          </table:table-cell>
        </table:table-row>
        <table:table-row table:style-name="ro1">
          <table:table-cell office:value-type="float" office:value="4223302" calcext:value-type="float">
            <text:p>4223302</text:p>
          </table:table-cell>
          <table:table-cell table:formula="of:=TIME( ; ;[.A266]/1000)" office:value-type="time" office:time-value="PT01H10M23.302S" calcext:value-type="time">
            <text:p>01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283.75" calcext:value-type="float">
            <text:p>283.75</text:p>
          </table:table-cell>
          <table:table-cell office:value-type="float" office:value="345.11" calcext:value-type="float">
            <text:p>345.11</text:p>
          </table:table-cell>
        </table:table-row>
        <table:table-row table:style-name="ro1">
          <table:table-cell office:value-type="float" office:value="4239302" calcext:value-type="float">
            <text:p>4239302</text:p>
          </table:table-cell>
          <table:table-cell table:formula="of:=TIME( ; ;[.A267]/1000)" office:value-type="time" office:time-value="PT01H10M39.302S" calcext:value-type="time">
            <text:p>01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84.81" calcext:value-type="float">
            <text:p>284.81</text:p>
          </table:table-cell>
          <table:table-cell office:value-type="float" office:value="346.38" calcext:value-type="float">
            <text:p>346.38</text:p>
          </table:table-cell>
        </table:table-row>
        <table:table-row table:style-name="ro1">
          <table:table-cell office:value-type="float" office:value="4255302" calcext:value-type="float">
            <text:p>4255302</text:p>
          </table:table-cell>
          <table:table-cell table:formula="of:=TIME( ; ;[.A268]/1000)" office:value-type="time" office:time-value="PT01H10M55.302S" calcext:value-type="time">
            <text:p>01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285.87" calcext:value-type="float">
            <text:p>285.87</text:p>
          </table:table-cell>
          <table:table-cell office:value-type="float" office:value="347.65" calcext:value-type="float">
            <text:p>347.65</text:p>
          </table:table-cell>
        </table:table-row>
        <table:table-row table:style-name="ro1">
          <table:table-cell office:value-type="float" office:value="4271302" calcext:value-type="float">
            <text:p>4271302</text:p>
          </table:table-cell>
          <table:table-cell table:formula="of:=TIME( ; ;[.A269]/1000)" office:value-type="time" office:time-value="PT01H11M11.302S" calcext:value-type="time">
            <text:p>01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86.93" calcext:value-type="float">
            <text:p>286.93</text:p>
          </table:table-cell>
          <table:table-cell office:value-type="float" office:value="348.92" calcext:value-type="float">
            <text:p>348.92</text:p>
          </table:table-cell>
        </table:table-row>
        <table:table-row table:style-name="ro1">
          <table:table-cell office:value-type="float" office:value="4287302" calcext:value-type="float">
            <text:p>4287302</text:p>
          </table:table-cell>
          <table:table-cell table:formula="of:=TIME( ; ;[.A270]/1000)" office:value-type="time" office:time-value="PT01H11M27.302S" calcext:value-type="time">
            <text:p>01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287.99" calcext:value-type="float">
            <text:p>287.99</text:p>
          </table:table-cell>
          <table:table-cell office:value-type="float" office:value="350.19" calcext:value-type="float">
            <text:p>350.19</text:p>
          </table:table-cell>
        </table:table-row>
        <table:table-row table:style-name="ro1">
          <table:table-cell office:value-type="float" office:value="4303302" calcext:value-type="float">
            <text:p>4303302</text:p>
          </table:table-cell>
          <table:table-cell table:formula="of:=TIME( ; ;[.A271]/1000)" office:value-type="time" office:time-value="PT01H11M43.302S" calcext:value-type="time">
            <text:p>01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89.05" calcext:value-type="float">
            <text:p>289.05</text:p>
          </table:table-cell>
          <table:table-cell office:value-type="float" office:value="351.46" calcext:value-type="float">
            <text:p>351.46</text:p>
          </table:table-cell>
        </table:table-row>
        <table:table-row table:style-name="ro1">
          <table:table-cell office:value-type="float" office:value="4319302" calcext:value-type="float">
            <text:p>4319302</text:p>
          </table:table-cell>
          <table:table-cell table:formula="of:=TIME( ; ;[.A272]/1000)" office:value-type="time" office:time-value="PT01H11M59.302S" calcext:value-type="time">
            <text:p>01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90.11" calcext:value-type="float">
            <text:p>290.11</text:p>
          </table:table-cell>
          <table:table-cell office:value-type="float" office:value="352.73" calcext:value-type="float">
            <text:p>352.73</text:p>
          </table:table-cell>
        </table:table-row>
        <table:table-row table:style-name="ro1">
          <table:table-cell office:value-type="float" office:value="4335302" calcext:value-type="float">
            <text:p>4335302</text:p>
          </table:table-cell>
          <table:table-cell table:formula="of:=TIME( ; ;[.A273]/1000)" office:value-type="time" office:time-value="PT01H12M15.302S" calcext:value-type="time">
            <text:p>01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291.17" calcext:value-type="float">
            <text:p>291.17</text:p>
          </table:table-cell>
          <table:table-cell office:value-type="float" office:value="353.99" calcext:value-type="float">
            <text:p>353.99</text:p>
          </table:table-cell>
        </table:table-row>
        <table:table-row table:style-name="ro1">
          <table:table-cell office:value-type="float" office:value="4351302" calcext:value-type="float">
            <text:p>4351302</text:p>
          </table:table-cell>
          <table:table-cell table:formula="of:=TIME( ; ;[.A274]/1000)" office:value-type="time" office:time-value="PT01H12M31.302S" calcext:value-type="time">
            <text:p>01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292.23" calcext:value-type="float">
            <text:p>292.23</text:p>
          </table:table-cell>
          <table:table-cell office:value-type="float" office:value="355.26" calcext:value-type="float">
            <text:p>355.26</text:p>
          </table:table-cell>
        </table:table-row>
        <table:table-row table:style-name="ro1">
          <table:table-cell office:value-type="float" office:value="4367302" calcext:value-type="float">
            <text:p>4367302</text:p>
          </table:table-cell>
          <table:table-cell table:formula="of:=TIME( ; ;[.A275]/1000)" office:value-type="time" office:time-value="PT01H12M47.302S" calcext:value-type="time">
            <text:p>01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293.28" calcext:value-type="float">
            <text:p>293.28</text:p>
          </table:table-cell>
          <table:table-cell office:value-type="float" office:value="356.53" calcext:value-type="float">
            <text:p>356.53</text:p>
          </table:table-cell>
        </table:table-row>
        <table:table-row table:style-name="ro1">
          <table:table-cell office:value-type="float" office:value="4383302" calcext:value-type="float">
            <text:p>4383302</text:p>
          </table:table-cell>
          <table:table-cell table:formula="of:=TIME( ; ;[.A276]/1000)" office:value-type="time" office:time-value="PT01H13M03.302S" calcext:value-type="time">
            <text:p>01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294.34" calcext:value-type="float">
            <text:p>294.34</text:p>
          </table:table-cell>
          <table:table-cell office:value-type="float" office:value="357.8" calcext:value-type="float">
            <text:p>357.8</text:p>
          </table:table-cell>
        </table:table-row>
        <table:table-row table:style-name="ro1">
          <table:table-cell office:value-type="float" office:value="4399302" calcext:value-type="float">
            <text:p>4399302</text:p>
          </table:table-cell>
          <table:table-cell table:formula="of:=TIME( ; ;[.A277]/1000)" office:value-type="time" office:time-value="PT01H13M19.302S" calcext:value-type="time">
            <text:p>01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295.4" calcext:value-type="float">
            <text:p>295.4</text:p>
          </table:table-cell>
          <table:table-cell office:value-type="float" office:value="359.07" calcext:value-type="float">
            <text:p>359.07</text:p>
          </table:table-cell>
        </table:table-row>
        <table:table-row table:style-name="ro1">
          <table:table-cell office:value-type="float" office:value="4415302" calcext:value-type="float">
            <text:p>4415302</text:p>
          </table:table-cell>
          <table:table-cell table:formula="of:=TIME( ; ;[.A278]/1000)" office:value-type="time" office:time-value="PT01H13M35.302S" calcext:value-type="time">
            <text:p>01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296.46" calcext:value-type="float">
            <text:p>296.46</text:p>
          </table:table-cell>
          <table:table-cell office:value-type="float" office:value="360.33" calcext:value-type="float">
            <text:p>360.33</text:p>
          </table:table-cell>
        </table:table-row>
        <table:table-row table:style-name="ro1">
          <table:table-cell office:value-type="float" office:value="4431302" calcext:value-type="float">
            <text:p>4431302</text:p>
          </table:table-cell>
          <table:table-cell table:formula="of:=TIME( ; ;[.A279]/1000)" office:value-type="time" office:time-value="PT01H13M51.302S" calcext:value-type="time">
            <text:p>01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5" calcext:value-type="float">
            <text:p>284.85</text:p>
          </table:table-cell>
          <table:table-cell office:value-type="float" office:value="297.52" calcext:value-type="float">
            <text:p>297.52</text:p>
          </table:table-cell>
          <table:table-cell office:value-type="float" office:value="361.6" calcext:value-type="float">
            <text:p>361.6</text:p>
          </table:table-cell>
        </table:table-row>
        <table:table-row table:style-name="ro1">
          <table:table-cell office:value-type="float" office:value="4447302" calcext:value-type="float">
            <text:p>4447302</text:p>
          </table:table-cell>
          <table:table-cell table:formula="of:=TIME( ; ;[.A280]/1000)" office:value-type="time" office:time-value="PT01H14M07.302S" calcext:value-type="time">
            <text:p>01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298.58" calcext:value-type="float">
            <text:p>298.58</text:p>
          </table:table-cell>
          <table:table-cell office:value-type="float" office:value="362.87" calcext:value-type="float">
            <text:p>362.87</text:p>
          </table:table-cell>
        </table:table-row>
        <table:table-row table:style-name="ro1">
          <table:table-cell office:value-type="float" office:value="4463302" calcext:value-type="float">
            <text:p>4463302</text:p>
          </table:table-cell>
          <table:table-cell table:formula="of:=TIME( ; ;[.A281]/1000)" office:value-type="time" office:time-value="PT01H14M23.302S" calcext:value-type="time">
            <text:p>01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299.64" calcext:value-type="float">
            <text:p>299.64</text:p>
          </table:table-cell>
          <table:table-cell office:value-type="float" office:value="364.13" calcext:value-type="float">
            <text:p>364.13</text:p>
          </table:table-cell>
        </table:table-row>
        <table:table-row table:style-name="ro1">
          <table:table-cell office:value-type="float" office:value="4479302" calcext:value-type="float">
            <text:p>4479302</text:p>
          </table:table-cell>
          <table:table-cell table:formula="of:=TIME( ; ;[.A282]/1000)" office:value-type="time" office:time-value="PT01H14M39.302S" calcext:value-type="time">
            <text:p>01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300.7" calcext:value-type="float">
            <text:p>300.7</text:p>
          </table:table-cell>
          <table:table-cell office:value-type="float" office:value="365.4" calcext:value-type="float">
            <text:p>365.4</text:p>
          </table:table-cell>
        </table:table-row>
        <table:table-row table:style-name="ro1">
          <table:table-cell office:value-type="float" office:value="4495302" calcext:value-type="float">
            <text:p>4495302</text:p>
          </table:table-cell>
          <table:table-cell table:formula="of:=TIME( ; ;[.A283]/1000)" office:value-type="time" office:time-value="PT01H14M55.302S" calcext:value-type="time">
            <text:p>01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01.75" calcext:value-type="float">
            <text:p>301.75</text:p>
          </table:table-cell>
          <table:table-cell office:value-type="float" office:value="366.67" calcext:value-type="float">
            <text:p>366.67</text:p>
          </table:table-cell>
        </table:table-row>
        <table:table-row table:style-name="ro1">
          <table:table-cell office:value-type="float" office:value="4511302" calcext:value-type="float">
            <text:p>4511302</text:p>
          </table:table-cell>
          <table:table-cell table:formula="of:=TIME( ; ;[.A284]/1000)" office:value-type="time" office:time-value="PT01H15M11.302S" calcext:value-type="time">
            <text:p>01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2.81" calcext:value-type="float">
            <text:p>302.81</text:p>
          </table:table-cell>
          <table:table-cell office:value-type="float" office:value="367.93" calcext:value-type="float">
            <text:p>367.93</text:p>
          </table:table-cell>
        </table:table-row>
        <table:table-row table:style-name="ro1">
          <table:table-cell office:value-type="float" office:value="4527302" calcext:value-type="float">
            <text:p>4527302</text:p>
          </table:table-cell>
          <table:table-cell table:formula="of:=TIME( ; ;[.A285]/1000)" office:value-type="time" office:time-value="PT01H15M27.302S" calcext:value-type="time">
            <text:p>01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3.87" calcext:value-type="float">
            <text:p>303.87</text:p>
          </table:table-cell>
          <table:table-cell office:value-type="float" office:value="369.2" calcext:value-type="float">
            <text:p>369.2</text:p>
          </table:table-cell>
        </table:table-row>
        <table:table-row table:style-name="ro1">
          <table:table-cell office:value-type="float" office:value="4543302" calcext:value-type="float">
            <text:p>4543302</text:p>
          </table:table-cell>
          <table:table-cell table:formula="of:=TIME( ; ;[.A286]/1000)" office:value-type="time" office:time-value="PT01H15M43.302S" calcext:value-type="time">
            <text:p>01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4.93" calcext:value-type="float">
            <text:p>304.93</text:p>
          </table:table-cell>
          <table:table-cell office:value-type="float" office:value="370.47" calcext:value-type="float">
            <text:p>370.47</text:p>
          </table:table-cell>
        </table:table-row>
        <table:table-row table:style-name="ro1">
          <table:table-cell office:value-type="float" office:value="4559302" calcext:value-type="float">
            <text:p>4559302</text:p>
          </table:table-cell>
          <table:table-cell table:formula="of:=TIME( ; ;[.A287]/1000)" office:value-type="time" office:time-value="PT01H15M59.302S" calcext:value-type="time">
            <text:p>01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5.99" calcext:value-type="float">
            <text:p>305.99</text:p>
          </table:table-cell>
          <table:table-cell office:value-type="float" office:value="371.73" calcext:value-type="float">
            <text:p>371.73</text:p>
          </table:table-cell>
        </table:table-row>
        <table:table-row table:style-name="ro1">
          <table:table-cell office:value-type="float" office:value="4575302" calcext:value-type="float">
            <text:p>4575302</text:p>
          </table:table-cell>
          <table:table-cell table:formula="of:=TIME( ; ;[.A288]/1000)" office:value-type="time" office:time-value="PT01H16M15.302S" calcext:value-type="time">
            <text:p>01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7.05" calcext:value-type="float">
            <text:p>307.05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4591302" calcext:value-type="float">
            <text:p>4591302</text:p>
          </table:table-cell>
          <table:table-cell table:formula="of:=TIME( ; ;[.A289]/1000)" office:value-type="time" office:time-value="PT01H16M31.302S" calcext:value-type="time">
            <text:p>01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08.11" calcext:value-type="float">
            <text:p>308.11</text:p>
          </table:table-cell>
          <table:table-cell office:value-type="float" office:value="374.27" calcext:value-type="float">
            <text:p>374.27</text:p>
          </table:table-cell>
        </table:table-row>
        <table:table-row table:style-name="ro1">
          <table:table-cell office:value-type="float" office:value="4607302" calcext:value-type="float">
            <text:p>4607302</text:p>
          </table:table-cell>
          <table:table-cell table:formula="of:=TIME( ; ;[.A290]/1000)" office:value-type="time" office:time-value="PT01H16M47.302S" calcext:value-type="time">
            <text:p>01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09.16" calcext:value-type="float">
            <text:p>309.16</text:p>
          </table:table-cell>
          <table:table-cell office:value-type="float" office:value="375.53" calcext:value-type="float">
            <text:p>375.53</text:p>
          </table:table-cell>
        </table:table-row>
        <table:table-row table:style-name="ro1">
          <table:table-cell office:value-type="float" office:value="4623302" calcext:value-type="float">
            <text:p>4623302</text:p>
          </table:table-cell>
          <table:table-cell table:formula="of:=TIME( ; ;[.A291]/1000)" office:value-type="time" office:time-value="PT01H17M03.302S" calcext:value-type="time">
            <text:p>01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10.22" calcext:value-type="float">
            <text:p>310.22</text:p>
          </table:table-cell>
          <table:table-cell office:value-type="float" office:value="376.8" calcext:value-type="float">
            <text:p>376.8</text:p>
          </table:table-cell>
        </table:table-row>
        <table:table-row table:style-name="ro1">
          <table:table-cell office:value-type="float" office:value="4639302" calcext:value-type="float">
            <text:p>4639302</text:p>
          </table:table-cell>
          <table:table-cell table:formula="of:=TIME( ; ;[.A292]/1000)" office:value-type="time" office:time-value="PT01H17M19.302S" calcext:value-type="time">
            <text:p>01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1.28" calcext:value-type="float">
            <text:p>311.28</text:p>
          </table:table-cell>
          <table:table-cell office:value-type="float" office:value="378.07" calcext:value-type="float">
            <text:p>378.07</text:p>
          </table:table-cell>
        </table:table-row>
        <table:table-row table:style-name="ro1">
          <table:table-cell office:value-type="float" office:value="4655302" calcext:value-type="float">
            <text:p>4655302</text:p>
          </table:table-cell>
          <table:table-cell table:formula="of:=TIME( ; ;[.A293]/1000)" office:value-type="time" office:time-value="PT01H17M35.302S" calcext:value-type="time">
            <text:p>01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2.34" calcext:value-type="float">
            <text:p>312.34</text:p>
          </table:table-cell>
          <table:table-cell office:value-type="float" office:value="379.33" calcext:value-type="float">
            <text:p>379.33</text:p>
          </table:table-cell>
        </table:table-row>
        <table:table-row table:style-name="ro1">
          <table:table-cell office:value-type="float" office:value="4671302" calcext:value-type="float">
            <text:p>4671302</text:p>
          </table:table-cell>
          <table:table-cell table:formula="of:=TIME( ; ;[.A294]/1000)" office:value-type="time" office:time-value="PT01H17M51.302S" calcext:value-type="time">
            <text:p>01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3.4" calcext:value-type="float">
            <text:p>313.4</text:p>
          </table:table-cell>
          <table:table-cell office:value-type="float" office:value="380.6" calcext:value-type="float">
            <text:p>380.6</text:p>
          </table:table-cell>
        </table:table-row>
        <table:table-row table:style-name="ro1">
          <table:table-cell office:value-type="float" office:value="4687302" calcext:value-type="float">
            <text:p>4687302</text:p>
          </table:table-cell>
          <table:table-cell table:formula="of:=TIME( ; ;[.A295]/1000)" office:value-type="time" office:time-value="PT01H18M07.302S" calcext:value-type="time">
            <text:p>01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4.46" calcext:value-type="float">
            <text:p>314.46</text:p>
          </table:table-cell>
          <table:table-cell office:value-type="float" office:value="381.86" calcext:value-type="float">
            <text:p>381.86</text:p>
          </table:table-cell>
        </table:table-row>
        <table:table-row table:style-name="ro1">
          <table:table-cell office:value-type="float" office:value="4703302" calcext:value-type="float">
            <text:p>4703302</text:p>
          </table:table-cell>
          <table:table-cell table:formula="of:=TIME( ; ;[.A296]/1000)" office:value-type="time" office:time-value="PT01H18M23.302S" calcext:value-type="time">
            <text:p>01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5.51" calcext:value-type="float">
            <text:p>315.51</text:p>
          </table:table-cell>
          <table:table-cell office:value-type="float" office:value="383.13" calcext:value-type="float">
            <text:p>383.13</text:p>
          </table:table-cell>
        </table:table-row>
        <table:table-row table:style-name="ro1">
          <table:table-cell office:value-type="float" office:value="4719302" calcext:value-type="float">
            <text:p>4719302</text:p>
          </table:table-cell>
          <table:table-cell table:formula="of:=TIME( ; ;[.A297]/1000)" office:value-type="time" office:time-value="PT01H18M39.302S" calcext:value-type="time">
            <text:p>01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316.57" calcext:value-type="float">
            <text:p>316.57</text:p>
          </table:table-cell>
          <table:table-cell office:value-type="float" office:value="384.4" calcext:value-type="float">
            <text:p>384.4</text:p>
          </table:table-cell>
        </table:table-row>
        <table:table-row table:style-name="ro1">
          <table:table-cell office:value-type="float" office:value="4735302" calcext:value-type="float">
            <text:p>4735302</text:p>
          </table:table-cell>
          <table:table-cell table:formula="of:=TIME( ; ;[.A298]/1000)" office:value-type="time" office:time-value="PT01H18M55.302S" calcext:value-type="time">
            <text:p>01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7.63" calcext:value-type="float">
            <text:p>317.63</text:p>
          </table:table-cell>
          <table:table-cell office:value-type="float" office:value="385.66" calcext:value-type="float">
            <text:p>385.66</text:p>
          </table:table-cell>
        </table:table-row>
        <table:table-row table:style-name="ro1">
          <table:table-cell office:value-type="float" office:value="4751302" calcext:value-type="float">
            <text:p>4751302</text:p>
          </table:table-cell>
          <table:table-cell table:formula="of:=TIME( ; ;[.A299]/1000)" office:value-type="time" office:time-value="PT01H19M11.302S" calcext:value-type="time">
            <text:p>01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18.69" calcext:value-type="float">
            <text:p>318.69</text:p>
          </table:table-cell>
          <table:table-cell office:value-type="float" office:value="386.93" calcext:value-type="float">
            <text:p>386.93</text:p>
          </table:table-cell>
        </table:table-row>
        <table:table-row table:style-name="ro1">
          <table:table-cell office:value-type="float" office:value="4767302" calcext:value-type="float">
            <text:p>4767302</text:p>
          </table:table-cell>
          <table:table-cell table:formula="of:=TIME( ; ;[.A300]/1000)" office:value-type="time" office:time-value="PT01H19M27.302S" calcext:value-type="time">
            <text:p>01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19.75" calcext:value-type="float">
            <text:p>319.75</text:p>
          </table:table-cell>
          <table:table-cell office:value-type="float" office:value="388.19" calcext:value-type="float">
            <text:p>388.19</text:p>
          </table:table-cell>
        </table:table-row>
        <table:table-row table:style-name="ro1">
          <table:table-cell office:value-type="float" office:value="4783302" calcext:value-type="float">
            <text:p>4783302</text:p>
          </table:table-cell>
          <table:table-cell table:formula="of:=TIME( ; ;[.A301]/1000)" office:value-type="time" office:time-value="PT01H19M43.302S" calcext:value-type="time">
            <text:p>01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0.8" calcext:value-type="float">
            <text:p>320.8</text:p>
          </table:table-cell>
          <table:table-cell office:value-type="float" office:value="389.46" calcext:value-type="float">
            <text:p>389.46</text:p>
          </table:table-cell>
        </table:table-row>
        <table:table-row table:style-name="ro1">
          <table:table-cell office:value-type="float" office:value="4799302" calcext:value-type="float">
            <text:p>4799302</text:p>
          </table:table-cell>
          <table:table-cell table:formula="of:=TIME( ; ;[.A302]/1000)" office:value-type="time" office:time-value="PT01H19M59.302S" calcext:value-type="time">
            <text:p>01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1.86" calcext:value-type="float">
            <text:p>321.86</text:p>
          </table:table-cell>
          <table:table-cell office:value-type="float" office:value="390.72" calcext:value-type="float">
            <text:p>390.72</text:p>
          </table:table-cell>
        </table:table-row>
        <table:table-row table:style-name="ro1">
          <table:table-cell office:value-type="float" office:value="4815302" calcext:value-type="float">
            <text:p>4815302</text:p>
          </table:table-cell>
          <table:table-cell table:formula="of:=TIME( ; ;[.A303]/1000)" office:value-type="time" office:time-value="PT01H20M15.302S" calcext:value-type="time">
            <text:p>01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2.92" calcext:value-type="float">
            <text:p>322.92</text:p>
          </table:table-cell>
          <table:table-cell office:value-type="float" office:value="391.99" calcext:value-type="float">
            <text:p>391.99</text:p>
          </table:table-cell>
        </table:table-row>
        <table:table-row table:style-name="ro1">
          <table:table-cell office:value-type="float" office:value="4831302" calcext:value-type="float">
            <text:p>4831302</text:p>
          </table:table-cell>
          <table:table-cell table:formula="of:=TIME( ; ;[.A304]/1000)" office:value-type="time" office:time-value="PT01H20M31.302S" calcext:value-type="time">
            <text:p>01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23.98" calcext:value-type="float">
            <text:p>323.98</text:p>
          </table:table-cell>
          <table:table-cell office:value-type="float" office:value="393.25" calcext:value-type="float">
            <text:p>393.25</text:p>
          </table:table-cell>
        </table:table-row>
        <table:table-row table:style-name="ro1">
          <table:table-cell office:value-type="float" office:value="4847302" calcext:value-type="float">
            <text:p>4847302</text:p>
          </table:table-cell>
          <table:table-cell table:formula="of:=TIME( ; ;[.A305]/1000)" office:value-type="time" office:time-value="PT01H20M47.302S" calcext:value-type="time">
            <text:p>01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25.04" calcext:value-type="float">
            <text:p>325.04</text:p>
          </table:table-cell>
          <table:table-cell office:value-type="float" office:value="394.52" calcext:value-type="float">
            <text:p>394.52</text:p>
          </table:table-cell>
        </table:table-row>
        <table:table-row table:style-name="ro1">
          <table:table-cell office:value-type="float" office:value="4863302" calcext:value-type="float">
            <text:p>4863302</text:p>
          </table:table-cell>
          <table:table-cell table:formula="of:=TIME( ; ;[.A306]/1000)" office:value-type="time" office:time-value="PT01H21M03.302S" calcext:value-type="time">
            <text:p>01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6.09" calcext:value-type="float">
            <text:p>326.09</text:p>
          </table:table-cell>
          <table:table-cell office:value-type="float" office:value="395.78" calcext:value-type="float">
            <text:p>395.78</text:p>
          </table:table-cell>
        </table:table-row>
        <table:table-row table:style-name="ro1">
          <table:table-cell office:value-type="float" office:value="4879302" calcext:value-type="float">
            <text:p>4879302</text:p>
          </table:table-cell>
          <table:table-cell table:formula="of:=TIME( ; ;[.A307]/1000)" office:value-type="time" office:time-value="PT01H21M19.302S" calcext:value-type="time">
            <text:p>01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27.15" calcext:value-type="float">
            <text:p>327.15</text:p>
          </table:table-cell>
          <table:table-cell office:value-type="float" office:value="397.05" calcext:value-type="float">
            <text:p>397.05</text:p>
          </table:table-cell>
        </table:table-row>
        <table:table-row table:style-name="ro1">
          <table:table-cell office:value-type="float" office:value="4895302" calcext:value-type="float">
            <text:p>4895302</text:p>
          </table:table-cell>
          <table:table-cell table:formula="of:=TIME( ; ;[.A308]/1000)" office:value-type="time" office:time-value="PT01H21M35.302S" calcext:value-type="time">
            <text:p>01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8.21" calcext:value-type="float">
            <text:p>328.21</text:p>
          </table:table-cell>
          <table:table-cell office:value-type="float" office:value="398.32" calcext:value-type="float">
            <text:p>398.32</text:p>
          </table:table-cell>
        </table:table-row>
        <table:table-row table:style-name="ro1">
          <table:table-cell office:value-type="float" office:value="4911302" calcext:value-type="float">
            <text:p>4911302</text:p>
          </table:table-cell>
          <table:table-cell table:formula="of:=TIME( ; ;[.A309]/1000)" office:value-type="time" office:time-value="PT01H21M51.302S" calcext:value-type="time">
            <text:p>01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329.27" calcext:value-type="float">
            <text:p>329.27</text:p>
          </table:table-cell>
          <table:table-cell office:value-type="float" office:value="399.58" calcext:value-type="float">
            <text:p>399.58</text:p>
          </table:table-cell>
        </table:table-row>
        <table:table-row table:style-name="ro1">
          <table:table-cell office:value-type="float" office:value="4927302" calcext:value-type="float">
            <text:p>4927302</text:p>
          </table:table-cell>
          <table:table-cell table:formula="of:=TIME( ; ;[.A310]/1000)" office:value-type="time" office:time-value="PT01H22M07.302S" calcext:value-type="time">
            <text:p>01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0.32" calcext:value-type="float">
            <text:p>330.32</text:p>
          </table:table-cell>
          <table:table-cell office:value-type="float" office:value="400.85" calcext:value-type="float">
            <text:p>400.85</text:p>
          </table:table-cell>
        </table:table-row>
        <table:table-row table:style-name="ro1">
          <table:table-cell office:value-type="float" office:value="4943302" calcext:value-type="float">
            <text:p>4943302</text:p>
          </table:table-cell>
          <table:table-cell table:formula="of:=TIME( ; ;[.A311]/1000)" office:value-type="time" office:time-value="PT01H22M23.302S" calcext:value-type="time">
            <text:p>01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1.38" calcext:value-type="float">
            <text:p>331.38</text:p>
          </table:table-cell>
          <table:table-cell office:value-type="float" office:value="402.11" calcext:value-type="float">
            <text:p>402.11</text:p>
          </table:table-cell>
        </table:table-row>
        <table:table-row table:style-name="ro1">
          <table:table-cell office:value-type="float" office:value="4959302" calcext:value-type="float">
            <text:p>4959302</text:p>
          </table:table-cell>
          <table:table-cell table:formula="of:=TIME( ; ;[.A312]/1000)" office:value-type="time" office:time-value="PT01H22M39.302S" calcext:value-type="time">
            <text:p>01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2.44" calcext:value-type="float">
            <text:p>332.44</text:p>
          </table:table-cell>
          <table:table-cell office:value-type="float" office:value="403.37" calcext:value-type="float">
            <text:p>403.37</text:p>
          </table:table-cell>
        </table:table-row>
        <table:table-row table:style-name="ro1">
          <table:table-cell office:value-type="float" office:value="4975302" calcext:value-type="float">
            <text:p>4975302</text:p>
          </table:table-cell>
          <table:table-cell table:formula="of:=TIME( ; ;[.A313]/1000)" office:value-type="time" office:time-value="PT01H22M55.302S" calcext:value-type="time">
            <text:p>01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3.5" calcext:value-type="float">
            <text:p>333.5</text:p>
          </table:table-cell>
          <table:table-cell office:value-type="float" office:value="404.64" calcext:value-type="float">
            <text:p>404.64</text:p>
          </table:table-cell>
        </table:table-row>
        <table:table-row table:style-name="ro1">
          <table:table-cell office:value-type="float" office:value="4991302" calcext:value-type="float">
            <text:p>4991302</text:p>
          </table:table-cell>
          <table:table-cell table:formula="of:=TIME( ; ;[.A314]/1000)" office:value-type="time" office:time-value="PT01H23M11.302S" calcext:value-type="time">
            <text:p>01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4.56" calcext:value-type="float">
            <text:p>334.56</text:p>
          </table:table-cell>
          <table:table-cell office:value-type="float" office:value="405.9" calcext:value-type="float">
            <text:p>405.9</text:p>
          </table:table-cell>
        </table:table-row>
        <table:table-row table:style-name="ro1">
          <table:table-cell office:value-type="float" office:value="5007302" calcext:value-type="float">
            <text:p>5007302</text:p>
          </table:table-cell>
          <table:table-cell table:formula="of:=TIME( ; ;[.A315]/1000)" office:value-type="time" office:time-value="PT01H23M27.302S" calcext:value-type="time">
            <text:p>01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5.61" calcext:value-type="float">
            <text:p>335.61</text:p>
          </table:table-cell>
          <table:table-cell office:value-type="float" office:value="407.17" calcext:value-type="float">
            <text:p>407.17</text:p>
          </table:table-cell>
        </table:table-row>
        <table:table-row table:style-name="ro1">
          <table:table-cell office:value-type="float" office:value="5023302" calcext:value-type="float">
            <text:p>5023302</text:p>
          </table:table-cell>
          <table:table-cell table:formula="of:=TIME( ; ;[.A316]/1000)" office:value-type="time" office:time-value="PT01H23M43.302S" calcext:value-type="time">
            <text:p>01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6.67" calcext:value-type="float">
            <text:p>336.67</text:p>
          </table:table-cell>
          <table:table-cell office:value-type="float" office:value="408.43" calcext:value-type="float">
            <text:p>408.43</text:p>
          </table:table-cell>
        </table:table-row>
        <table:table-row table:style-name="ro1">
          <table:table-cell office:value-type="float" office:value="5039302" calcext:value-type="float">
            <text:p>5039302</text:p>
          </table:table-cell>
          <table:table-cell table:formula="of:=TIME( ; ;[.A317]/1000)" office:value-type="time" office:time-value="PT01H23M59.302S" calcext:value-type="time">
            <text:p>01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37.73" calcext:value-type="float">
            <text:p>337.73</text:p>
          </table:table-cell>
          <table:table-cell office:value-type="float" office:value="409.7" calcext:value-type="float">
            <text:p>409.7</text:p>
          </table:table-cell>
        </table:table-row>
        <table:table-row table:style-name="ro1">
          <table:table-cell office:value-type="float" office:value="5055302" calcext:value-type="float">
            <text:p>5055302</text:p>
          </table:table-cell>
          <table:table-cell table:formula="of:=TIME( ; ;[.A318]/1000)" office:value-type="time" office:time-value="PT01H24M15.302S" calcext:value-type="time">
            <text:p>01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38.79" calcext:value-type="float">
            <text:p>338.79</text:p>
          </table:table-cell>
          <table:table-cell office:value-type="float" office:value="410.96" calcext:value-type="float">
            <text:p>410.96</text:p>
          </table:table-cell>
        </table:table-row>
        <table:table-row table:style-name="ro1">
          <table:table-cell office:value-type="float" office:value="5071302" calcext:value-type="float">
            <text:p>5071302</text:p>
          </table:table-cell>
          <table:table-cell table:formula="of:=TIME( ; ;[.A319]/1000)" office:value-type="time" office:time-value="PT01H24M31.302S" calcext:value-type="time">
            <text:p>01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39.84" calcext:value-type="float">
            <text:p>339.84</text:p>
          </table:table-cell>
          <table:table-cell office:value-type="float" office:value="412.23" calcext:value-type="float">
            <text:p>412.23</text:p>
          </table:table-cell>
        </table:table-row>
        <table:table-row table:style-name="ro1">
          <table:table-cell office:value-type="float" office:value="5087302" calcext:value-type="float">
            <text:p>5087302</text:p>
          </table:table-cell>
          <table:table-cell table:formula="of:=TIME( ; ;[.A320]/1000)" office:value-type="time" office:time-value="PT01H24M47.302S" calcext:value-type="time">
            <text:p>01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0.9" calcext:value-type="float">
            <text:p>340.9</text:p>
          </table:table-cell>
          <table:table-cell office:value-type="float" office:value="413.49" calcext:value-type="float">
            <text:p>413.49</text:p>
          </table:table-cell>
        </table:table-row>
        <table:table-row table:style-name="ro1">
          <table:table-cell office:value-type="float" office:value="5103302" calcext:value-type="float">
            <text:p>5103302</text:p>
          </table:table-cell>
          <table:table-cell table:formula="of:=TIME( ; ;[.A321]/1000)" office:value-type="time" office:time-value="PT01H25M03.302S" calcext:value-type="time">
            <text:p>01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1.96" calcext:value-type="float">
            <text:p>341.96</text:p>
          </table:table-cell>
          <table:table-cell office:value-type="float" office:value="414.76" calcext:value-type="float">
            <text:p>414.76</text:p>
          </table:table-cell>
        </table:table-row>
        <table:table-row table:style-name="ro1">
          <table:table-cell office:value-type="float" office:value="5119302" calcext:value-type="float">
            <text:p>5119302</text:p>
          </table:table-cell>
          <table:table-cell table:formula="of:=TIME( ; ;[.A322]/1000)" office:value-type="time" office:time-value="PT01H25M19.302S" calcext:value-type="time">
            <text:p>01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43.01" calcext:value-type="float">
            <text:p>343.01</text:p>
          </table:table-cell>
          <table:table-cell office:value-type="float" office:value="416.02" calcext:value-type="float">
            <text:p>416.02</text:p>
          </table:table-cell>
        </table:table-row>
        <table:table-row table:style-name="ro1">
          <table:table-cell office:value-type="float" office:value="5135302" calcext:value-type="float">
            <text:p>5135302</text:p>
          </table:table-cell>
          <table:table-cell table:formula="of:=TIME( ; ;[.A323]/1000)" office:value-type="time" office:time-value="PT01H25M35.302S" calcext:value-type="time">
            <text:p>01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44.07" calcext:value-type="float">
            <text:p>344.07</text:p>
          </table:table-cell>
          <table:table-cell office:value-type="float" office:value="417.29" calcext:value-type="float">
            <text:p>417.29</text:p>
          </table:table-cell>
        </table:table-row>
        <table:table-row table:style-name="ro1">
          <table:table-cell office:value-type="float" office:value="5151302" calcext:value-type="float">
            <text:p>5151302</text:p>
          </table:table-cell>
          <table:table-cell table:formula="of:=TIME( ; ;[.A324]/1000)" office:value-type="time" office:time-value="PT01H25M51.302S" calcext:value-type="time">
            <text:p>01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5.13" calcext:value-type="float">
            <text:p>345.13</text:p>
          </table:table-cell>
          <table:table-cell office:value-type="float" office:value="418.55" calcext:value-type="float">
            <text:p>418.55</text:p>
          </table:table-cell>
        </table:table-row>
        <table:table-row table:style-name="ro1">
          <table:table-cell office:value-type="float" office:value="5167302" calcext:value-type="float">
            <text:p>5167302</text:p>
          </table:table-cell>
          <table:table-cell table:formula="of:=TIME( ; ;[.A325]/1000)" office:value-type="time" office:time-value="PT01H26M07.302S" calcext:value-type="time">
            <text:p>01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346.19" calcext:value-type="float">
            <text:p>346.19</text:p>
          </table:table-cell>
          <table:table-cell office:value-type="float" office:value="419.81" calcext:value-type="float">
            <text:p>419.81</text:p>
          </table:table-cell>
        </table:table-row>
        <table:table-row table:style-name="ro1">
          <table:table-cell office:value-type="float" office:value="5183302" calcext:value-type="float">
            <text:p>5183302</text:p>
          </table:table-cell>
          <table:table-cell table:formula="of:=TIME( ; ;[.A326]/1000)" office:value-type="time" office:time-value="PT01H26M23.302S" calcext:value-type="time">
            <text:p>01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7.24" calcext:value-type="float">
            <text:p>347.24</text:p>
          </table:table-cell>
          <table:table-cell office:value-type="float" office:value="421.08" calcext:value-type="float">
            <text:p>421.08</text:p>
          </table:table-cell>
        </table:table-row>
        <table:table-row table:style-name="ro1">
          <table:table-cell office:value-type="float" office:value="5199302" calcext:value-type="float">
            <text:p>5199302</text:p>
          </table:table-cell>
          <table:table-cell table:formula="of:=TIME( ; ;[.A327]/1000)" office:value-type="time" office:time-value="PT01H26M39.302S" calcext:value-type="time">
            <text:p>01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8.3" calcext:value-type="float">
            <text:p>348.3</text:p>
          </table:table-cell>
          <table:table-cell office:value-type="float" office:value="422.34" calcext:value-type="float">
            <text:p>422.34</text:p>
          </table:table-cell>
        </table:table-row>
        <table:table-row table:style-name="ro1">
          <table:table-cell office:value-type="float" office:value="5215302" calcext:value-type="float">
            <text:p>5215302</text:p>
          </table:table-cell>
          <table:table-cell table:formula="of:=TIME( ; ;[.A328]/1000)" office:value-type="time" office:time-value="PT01H26M55.302S" calcext:value-type="time">
            <text:p>01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49.36" calcext:value-type="float">
            <text:p>349.36</text:p>
          </table:table-cell>
          <table:table-cell office:value-type="float" office:value="423.61" calcext:value-type="float">
            <text:p>423.61</text:p>
          </table:table-cell>
        </table:table-row>
        <table:table-row table:style-name="ro1">
          <table:table-cell office:value-type="float" office:value="5231302" calcext:value-type="float">
            <text:p>5231302</text:p>
          </table:table-cell>
          <table:table-cell table:formula="of:=TIME( ; ;[.A329]/1000)" office:value-type="time" office:time-value="PT01H27M11.302S" calcext:value-type="time">
            <text:p>01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0.42" calcext:value-type="float">
            <text:p>350.42</text:p>
          </table:table-cell>
          <table:table-cell office:value-type="float" office:value="424.87" calcext:value-type="float">
            <text:p>424.87</text:p>
          </table:table-cell>
        </table:table-row>
        <table:table-row table:style-name="ro1">
          <table:table-cell office:value-type="float" office:value="5247302" calcext:value-type="float">
            <text:p>5247302</text:p>
          </table:table-cell>
          <table:table-cell table:formula="of:=TIME( ; ;[.A330]/1000)" office:value-type="time" office:time-value="PT01H27M27.302S" calcext:value-type="time">
            <text:p>01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1.47" calcext:value-type="float">
            <text:p>351.47</text:p>
          </table:table-cell>
          <table:table-cell office:value-type="float" office:value="426.14" calcext:value-type="float">
            <text:p>426.14</text:p>
          </table:table-cell>
        </table:table-row>
        <table:table-row table:style-name="ro1">
          <table:table-cell office:value-type="float" office:value="5263302" calcext:value-type="float">
            <text:p>5263302</text:p>
          </table:table-cell>
          <table:table-cell table:formula="of:=TIME( ; ;[.A331]/1000)" office:value-type="time" office:time-value="PT01H27M43.302S" calcext:value-type="time">
            <text:p>01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2.53" calcext:value-type="float">
            <text:p>352.53</text:p>
          </table:table-cell>
          <table:table-cell office:value-type="float" office:value="427.4" calcext:value-type="float">
            <text:p>427.4</text:p>
          </table:table-cell>
        </table:table-row>
        <table:table-row table:style-name="ro1">
          <table:table-cell office:value-type="float" office:value="5279302" calcext:value-type="float">
            <text:p>5279302</text:p>
          </table:table-cell>
          <table:table-cell table:formula="of:=TIME( ; ;[.A332]/1000)" office:value-type="time" office:time-value="PT01H27M59.302S" calcext:value-type="time">
            <text:p>01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3.59" calcext:value-type="float">
            <text:p>353.59</text:p>
          </table:table-cell>
          <table:table-cell office:value-type="float" office:value="428.66" calcext:value-type="float">
            <text:p>428.66</text:p>
          </table:table-cell>
        </table:table-row>
        <table:table-row table:style-name="ro1">
          <table:table-cell office:value-type="float" office:value="5295302" calcext:value-type="float">
            <text:p>5295302</text:p>
          </table:table-cell>
          <table:table-cell table:formula="of:=TIME( ; ;[.A333]/1000)" office:value-type="time" office:time-value="PT01H28M15.302S" calcext:value-type="time">
            <text:p>01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54.64" calcext:value-type="float">
            <text:p>354.64</text:p>
          </table:table-cell>
          <table:table-cell office:value-type="float" office:value="429.93" calcext:value-type="float">
            <text:p>429.93</text:p>
          </table:table-cell>
        </table:table-row>
        <table:table-row table:style-name="ro1">
          <table:table-cell office:value-type="float" office:value="5311302" calcext:value-type="float">
            <text:p>5311302</text:p>
          </table:table-cell>
          <table:table-cell table:formula="of:=TIME( ; ;[.A334]/1000)" office:value-type="time" office:time-value="PT01H28M31.302S" calcext:value-type="time">
            <text:p>01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5.7" calcext:value-type="float">
            <text:p>355.7</text:p>
          </table:table-cell>
          <table:table-cell office:value-type="float" office:value="431.19" calcext:value-type="float">
            <text:p>431.19</text:p>
          </table:table-cell>
        </table:table-row>
        <table:table-row table:style-name="ro1">
          <table:table-cell office:value-type="float" office:value="5327302" calcext:value-type="float">
            <text:p>5327302</text:p>
          </table:table-cell>
          <table:table-cell table:formula="of:=TIME( ; ;[.A335]/1000)" office:value-type="time" office:time-value="PT01H28M47.302S" calcext:value-type="time">
            <text:p>01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8" calcext:value-type="float">
            <text:p>237.8</text:p>
          </table:table-cell>
          <table:table-cell office:value-type="float" office:value="283.41" calcext:value-type="float">
            <text:p>283.41</text:p>
          </table:table-cell>
          <table:table-cell office:value-type="float" office:value="356.76" calcext:value-type="float">
            <text:p>356.76</text:p>
          </table:table-cell>
          <table:table-cell office:value-type="float" office:value="432.46" calcext:value-type="float">
            <text:p>432.46</text:p>
          </table:table-cell>
        </table:table-row>
        <table:table-row table:style-name="ro1">
          <table:table-cell office:value-type="float" office:value="5343302" calcext:value-type="float">
            <text:p>5343302</text:p>
          </table:table-cell>
          <table:table-cell table:formula="of:=TIME( ; ;[.A336]/1000)" office:value-type="time" office:time-value="PT01H29M03.302S" calcext:value-type="time">
            <text:p>01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7.82" calcext:value-type="float">
            <text:p>357.82</text:p>
          </table:table-cell>
          <table:table-cell office:value-type="float" office:value="433.72" calcext:value-type="float">
            <text:p>433.72</text:p>
          </table:table-cell>
        </table:table-row>
        <table:table-row table:style-name="ro1">
          <table:table-cell office:value-type="float" office:value="5359302" calcext:value-type="float">
            <text:p>5359302</text:p>
          </table:table-cell>
          <table:table-cell table:formula="of:=TIME( ; ;[.A337]/1000)" office:value-type="time" office:time-value="PT01H29M19.302S" calcext:value-type="time">
            <text:p>01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8.87" calcext:value-type="float">
            <text:p>358.87</text:p>
          </table:table-cell>
          <table:table-cell office:value-type="float" office:value="434.98" calcext:value-type="float">
            <text:p>434.98</text:p>
          </table:table-cell>
        </table:table-row>
        <table:table-row table:style-name="ro1">
          <table:table-cell office:value-type="float" office:value="5375302" calcext:value-type="float">
            <text:p>5375302</text:p>
          </table:table-cell>
          <table:table-cell table:formula="of:=TIME( ; ;[.A338]/1000)" office:value-type="time" office:time-value="PT01H29M35.302S" calcext:value-type="time">
            <text:p>01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59.93" calcext:value-type="float">
            <text:p>359.93</text:p>
          </table:table-cell>
          <table:table-cell office:value-type="float" office:value="436.25" calcext:value-type="float">
            <text:p>436.25</text:p>
          </table:table-cell>
        </table:table-row>
        <table:table-row table:style-name="ro1">
          <table:table-cell office:value-type="float" office:value="5391302" calcext:value-type="float">
            <text:p>5391302</text:p>
          </table:table-cell>
          <table:table-cell table:formula="of:=TIME( ; ;[.A339]/1000)" office:value-type="time" office:time-value="PT01H29M51.302S" calcext:value-type="time">
            <text:p>01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60.99" calcext:value-type="float">
            <text:p>360.99</text:p>
          </table:table-cell>
          <table:table-cell office:value-type="float" office:value="437.51" calcext:value-type="float">
            <text:p>437.51</text:p>
          </table:table-cell>
        </table:table-row>
        <table:table-row table:style-name="ro1">
          <table:table-cell office:value-type="float" office:value="5407302" calcext:value-type="float">
            <text:p>5407302</text:p>
          </table:table-cell>
          <table:table-cell table:formula="of:=TIME( ; ;[.A340]/1000)" office:value-type="time" office:time-value="PT01H30M07.302S" calcext:value-type="time">
            <text:p>01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362.04" calcext:value-type="float">
            <text:p>362.04</text:p>
          </table:table-cell>
          <table:table-cell office:value-type="float" office:value="438.78" calcext:value-type="float">
            <text:p>438.78</text:p>
          </table:table-cell>
        </table:table-row>
        <table:table-row table:style-name="ro1">
          <table:table-cell office:value-type="float" office:value="5423302" calcext:value-type="float">
            <text:p>5423302</text:p>
          </table:table-cell>
          <table:table-cell table:formula="of:=TIME( ; ;[.A341]/1000)" office:value-type="time" office:time-value="PT01H30M23.302S" calcext:value-type="time">
            <text:p>01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3.1" calcext:value-type="float">
            <text:p>363.1</text:p>
          </table:table-cell>
          <table:table-cell office:value-type="float" office:value="440.04" calcext:value-type="float">
            <text:p>440.04</text:p>
          </table:table-cell>
        </table:table-row>
        <table:table-row table:style-name="ro1">
          <table:table-cell office:value-type="float" office:value="5439302" calcext:value-type="float">
            <text:p>5439302</text:p>
          </table:table-cell>
          <table:table-cell table:formula="of:=TIME( ; ;[.A342]/1000)" office:value-type="time" office:time-value="PT01H30M39.302S" calcext:value-type="time">
            <text:p>01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4.16" calcext:value-type="float">
            <text:p>364.16</text:p>
          </table:table-cell>
          <table:table-cell office:value-type="float" office:value="441.3" calcext:value-type="float">
            <text:p>441.3</text:p>
          </table:table-cell>
        </table:table-row>
        <table:table-row table:style-name="ro1">
          <table:table-cell office:value-type="float" office:value="5455302" calcext:value-type="float">
            <text:p>5455302</text:p>
          </table:table-cell>
          <table:table-cell table:formula="of:=TIME( ; ;[.A343]/1000)" office:value-type="time" office:time-value="PT01H30M55.302S" calcext:value-type="time">
            <text:p>01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5.22" calcext:value-type="float">
            <text:p>365.22</text:p>
          </table:table-cell>
          <table:table-cell office:value-type="float" office:value="442.57" calcext:value-type="float">
            <text:p>442.57</text:p>
          </table:table-cell>
        </table:table-row>
        <table:table-row table:style-name="ro1">
          <table:table-cell office:value-type="float" office:value="5471302" calcext:value-type="float">
            <text:p>5471302</text:p>
          </table:table-cell>
          <table:table-cell table:formula="of:=TIME( ; ;[.A344]/1000)" office:value-type="time" office:time-value="PT01H31M11.302S" calcext:value-type="time">
            <text:p>01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6.27" calcext:value-type="float">
            <text:p>366.27</text:p>
          </table:table-cell>
          <table:table-cell office:value-type="float" office:value="443.83" calcext:value-type="float">
            <text:p>443.83</text:p>
          </table:table-cell>
        </table:table-row>
        <table:table-row table:style-name="ro1">
          <table:table-cell office:value-type="float" office:value="5487302" calcext:value-type="float">
            <text:p>5487302</text:p>
          </table:table-cell>
          <table:table-cell table:formula="of:=TIME( ; ;[.A345]/1000)" office:value-type="time" office:time-value="PT01H31M27.302S" calcext:value-type="time">
            <text:p>01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7.33" calcext:value-type="float">
            <text:p>367.33</text:p>
          </table:table-cell>
          <table:table-cell office:value-type="float" office:value="445.09" calcext:value-type="float">
            <text:p>445.09</text:p>
          </table:table-cell>
        </table:table-row>
        <table:table-row table:style-name="ro1">
          <table:table-cell office:value-type="float" office:value="5503302" calcext:value-type="float">
            <text:p>5503302</text:p>
          </table:table-cell>
          <table:table-cell table:formula="of:=TIME( ; ;[.A346]/1000)" office:value-type="time" office:time-value="PT01H31M43.302S" calcext:value-type="time">
            <text:p>01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8.39" calcext:value-type="float">
            <text:p>368.39</text:p>
          </table:table-cell>
          <table:table-cell office:value-type="float" office:value="446.36" calcext:value-type="float">
            <text:p>446.36</text:p>
          </table:table-cell>
        </table:table-row>
        <table:table-row table:style-name="ro1">
          <table:table-cell office:value-type="float" office:value="5519302" calcext:value-type="float">
            <text:p>5519302</text:p>
          </table:table-cell>
          <table:table-cell table:formula="of:=TIME( ; ;[.A347]/1000)" office:value-type="time" office:time-value="PT01H31M59.302S" calcext:value-type="time">
            <text:p>01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69.44" calcext:value-type="float">
            <text:p>369.44</text:p>
          </table:table-cell>
          <table:table-cell office:value-type="float" office:value="447.62" calcext:value-type="float">
            <text:p>447.62</text:p>
          </table:table-cell>
        </table:table-row>
        <table:table-row table:style-name="ro1">
          <table:table-cell office:value-type="float" office:value="5535302" calcext:value-type="float">
            <text:p>5535302</text:p>
          </table:table-cell>
          <table:table-cell table:formula="of:=TIME( ; ;[.A348]/1000)" office:value-type="time" office:time-value="PT01H32M15.302S" calcext:value-type="time">
            <text:p>01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70.5" calcext:value-type="float">
            <text:p>370.5</text:p>
          </table:table-cell>
          <table:table-cell office:value-type="float" office:value="448.88" calcext:value-type="float">
            <text:p>448.88</text:p>
          </table:table-cell>
        </table:table-row>
        <table:table-row table:style-name="ro1">
          <table:table-cell office:value-type="float" office:value="5551302" calcext:value-type="float">
            <text:p>5551302</text:p>
          </table:table-cell>
          <table:table-cell table:formula="of:=TIME( ; ;[.A349]/1000)" office:value-type="time" office:time-value="PT01H32M31.302S" calcext:value-type="time">
            <text:p>01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71.56" calcext:value-type="float">
            <text:p>371.56</text:p>
          </table:table-cell>
          <table:table-cell office:value-type="float" office:value="450.15" calcext:value-type="float">
            <text:p>450.15</text:p>
          </table:table-cell>
        </table:table-row>
        <table:table-row table:style-name="ro1">
          <table:table-cell office:value-type="float" office:value="5567302" calcext:value-type="float">
            <text:p>5567302</text:p>
          </table:table-cell>
          <table:table-cell table:formula="of:=TIME( ; ;[.A350]/1000)" office:value-type="time" office:time-value="PT01H32M47.302S" calcext:value-type="time">
            <text:p>01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72.61" calcext:value-type="float">
            <text:p>372.61</text:p>
          </table:table-cell>
          <table:table-cell office:value-type="float" office:value="451.41" calcext:value-type="float">
            <text:p>451.41</text:p>
          </table:table-cell>
        </table:table-row>
        <table:table-row table:style-name="ro1">
          <table:table-cell office:value-type="float" office:value="5583302" calcext:value-type="float">
            <text:p>5583302</text:p>
          </table:table-cell>
          <table:table-cell table:formula="of:=TIME( ; ;[.A351]/1000)" office:value-type="time" office:time-value="PT01H33M03.302S" calcext:value-type="time">
            <text:p>01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373.67" calcext:value-type="float">
            <text:p>373.67</text:p>
          </table:table-cell>
          <table:table-cell office:value-type="float" office:value="452.68" calcext:value-type="float">
            <text:p>452.68</text:p>
          </table:table-cell>
        </table:table-row>
        <table:table-row table:style-name="ro1">
          <table:table-cell office:value-type="float" office:value="5599302" calcext:value-type="float">
            <text:p>5599302</text:p>
          </table:table-cell>
          <table:table-cell table:formula="of:=TIME( ; ;[.A352]/1000)" office:value-type="time" office:time-value="PT01H33M19.302S" calcext:value-type="time">
            <text:p>01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374.73" calcext:value-type="float">
            <text:p>374.73</text:p>
          </table:table-cell>
          <table:table-cell office:value-type="float" office:value="453.94" calcext:value-type="float">
            <text:p>453.94</text:p>
          </table:table-cell>
        </table:table-row>
        <table:table-row table:style-name="ro1">
          <table:table-cell office:value-type="float" office:value="5615302" calcext:value-type="float">
            <text:p>5615302</text:p>
          </table:table-cell>
          <table:table-cell table:formula="of:=TIME( ; ;[.A353]/1000)" office:value-type="time" office:time-value="PT01H33M35.302S" calcext:value-type="time">
            <text:p>01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75.79" calcext:value-type="float">
            <text:p>375.79</text:p>
          </table:table-cell>
          <table:table-cell office:value-type="float" office:value="455.2" calcext:value-type="float">
            <text:p>455.2</text:p>
          </table:table-cell>
        </table:table-row>
        <table:table-row table:style-name="ro1">
          <table:table-cell office:value-type="float" office:value="5631302" calcext:value-type="float">
            <text:p>5631302</text:p>
          </table:table-cell>
          <table:table-cell table:formula="of:=TIME( ; ;[.A354]/1000)" office:value-type="time" office:time-value="PT01H33M51.302S" calcext:value-type="time">
            <text:p>01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376.84" calcext:value-type="float">
            <text:p>376.84</text:p>
          </table:table-cell>
          <table:table-cell office:value-type="float" office:value="456.47" calcext:value-type="float">
            <text:p>456.47</text:p>
          </table:table-cell>
        </table:table-row>
        <table:table-row table:style-name="ro1">
          <table:table-cell office:value-type="float" office:value="5647302" calcext:value-type="float">
            <text:p>5647302</text:p>
          </table:table-cell>
          <table:table-cell table:formula="of:=TIME( ; ;[.A355]/1000)" office:value-type="time" office:time-value="PT01H34M07.302S" calcext:value-type="time">
            <text:p>01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7" calcext:value-type="float">
            <text:p>237.7</text:p>
          </table:table-cell>
          <table:table-cell office:value-type="float" office:value="283.28" calcext:value-type="float">
            <text:p>283.28</text:p>
          </table:table-cell>
          <table:table-cell office:value-type="float" office:value="377.9" calcext:value-type="float">
            <text:p>377.9</text:p>
          </table:table-cell>
          <table:table-cell office:value-type="float" office:value="457.73" calcext:value-type="float">
            <text:p>457.73</text:p>
          </table:table-cell>
        </table:table-row>
        <table:table-row table:style-name="ro1">
          <table:table-cell office:value-type="float" office:value="5663302" calcext:value-type="float">
            <text:p>5663302</text:p>
          </table:table-cell>
          <table:table-cell table:formula="of:=TIME( ; ;[.A356]/1000)" office:value-type="time" office:time-value="PT01H34M23.302S" calcext:value-type="time">
            <text:p>01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378.96" calcext:value-type="float">
            <text:p>378.96</text:p>
          </table:table-cell>
          <table:table-cell office:value-type="float" office:value="458.99" calcext:value-type="float">
            <text:p>458.99</text:p>
          </table:table-cell>
        </table:table-row>
        <table:table-row table:style-name="ro1">
          <table:table-cell office:value-type="float" office:value="5679302" calcext:value-type="float">
            <text:p>5679302</text:p>
          </table:table-cell>
          <table:table-cell table:formula="of:=TIME( ; ;[.A357]/1000)" office:value-type="time" office:time-value="PT01H34M39.302S" calcext:value-type="time">
            <text:p>01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380.01" calcext:value-type="float">
            <text:p>380.01</text:p>
          </table:table-cell>
          <table:table-cell office:value-type="float" office:value="460.25" calcext:value-type="float">
            <text:p>460.25</text:p>
          </table:table-cell>
        </table:table-row>
        <table:table-row table:style-name="ro1">
          <table:table-cell office:value-type="float" office:value="5695302" calcext:value-type="float">
            <text:p>5695302</text:p>
          </table:table-cell>
          <table:table-cell table:formula="of:=TIME( ; ;[.A358]/1000)" office:value-type="time" office:time-value="PT01H34M55.302S" calcext:value-type="time">
            <text:p>01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1.07" calcext:value-type="float">
            <text:p>381.07</text:p>
          </table:table-cell>
          <table:table-cell office:value-type="float" office:value="461.52" calcext:value-type="float">
            <text:p>461.52</text:p>
          </table:table-cell>
        </table:table-row>
        <table:table-row table:style-name="ro1">
          <table:table-cell office:value-type="float" office:value="5711302" calcext:value-type="float">
            <text:p>5711302</text:p>
          </table:table-cell>
          <table:table-cell table:formula="of:=TIME( ; ;[.A359]/1000)" office:value-type="time" office:time-value="PT01H35M11.302S" calcext:value-type="time">
            <text:p>01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2.13" calcext:value-type="float">
            <text:p>382.13</text:p>
          </table:table-cell>
          <table:table-cell office:value-type="float" office:value="462.78" calcext:value-type="float">
            <text:p>462.78</text:p>
          </table:table-cell>
        </table:table-row>
        <table:table-row table:style-name="ro1">
          <table:table-cell office:value-type="float" office:value="5727302" calcext:value-type="float">
            <text:p>5727302</text:p>
          </table:table-cell>
          <table:table-cell table:formula="of:=TIME( ; ;[.A360]/1000)" office:value-type="time" office:time-value="PT01H35M27.302S" calcext:value-type="time">
            <text:p>01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3.18" calcext:value-type="float">
            <text:p>383.18</text:p>
          </table:table-cell>
          <table:table-cell office:value-type="float" office:value="464.04" calcext:value-type="float">
            <text:p>464.04</text:p>
          </table:table-cell>
        </table:table-row>
        <table:table-row table:style-name="ro1">
          <table:table-cell office:value-type="float" office:value="5743302" calcext:value-type="float">
            <text:p>5743302</text:p>
          </table:table-cell>
          <table:table-cell table:formula="of:=TIME( ; ;[.A361]/1000)" office:value-type="time" office:time-value="PT01H35M43.302S" calcext:value-type="time">
            <text:p>01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4.24" calcext:value-type="float">
            <text:p>384.24</text:p>
          </table:table-cell>
          <table:table-cell office:value-type="float" office:value="465.31" calcext:value-type="float">
            <text:p>465.31</text:p>
          </table:table-cell>
        </table:table-row>
        <table:table-row table:style-name="ro1">
          <table:table-cell office:value-type="float" office:value="5759302" calcext:value-type="float">
            <text:p>5759302</text:p>
          </table:table-cell>
          <table:table-cell table:formula="of:=TIME( ; ;[.A362]/1000)" office:value-type="time" office:time-value="PT01H35M59.302S" calcext:value-type="time">
            <text:p>01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385.3" calcext:value-type="float">
            <text:p>385.3</text:p>
          </table:table-cell>
          <table:table-cell office:value-type="float" office:value="466.57" calcext:value-type="float">
            <text:p>466.57</text:p>
          </table:table-cell>
        </table:table-row>
        <table:table-row table:style-name="ro1">
          <table:table-cell office:value-type="float" office:value="5775302" calcext:value-type="float">
            <text:p>5775302</text:p>
          </table:table-cell>
          <table:table-cell table:formula="of:=TIME( ; ;[.A363]/1000)" office:value-type="time" office:time-value="PT01H36M15.302S" calcext:value-type="time">
            <text:p>01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6.35" calcext:value-type="float">
            <text:p>386.35</text:p>
          </table:table-cell>
          <table:table-cell office:value-type="float" office:value="467.83" calcext:value-type="float">
            <text:p>467.83</text:p>
          </table:table-cell>
        </table:table-row>
        <table:table-row table:style-name="ro1">
          <table:table-cell office:value-type="float" office:value="5791302" calcext:value-type="float">
            <text:p>5791302</text:p>
          </table:table-cell>
          <table:table-cell table:formula="of:=TIME( ; ;[.A364]/1000)" office:value-type="time" office:time-value="PT01H36M31.302S" calcext:value-type="time">
            <text:p>01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7.41" calcext:value-type="float">
            <text:p>387.41</text:p>
          </table:table-cell>
          <table:table-cell office:value-type="float" office:value="469.1" calcext:value-type="float">
            <text:p>469.1</text:p>
          </table:table-cell>
        </table:table-row>
        <table:table-row table:style-name="ro1">
          <table:table-cell office:value-type="float" office:value="5807302" calcext:value-type="float">
            <text:p>5807302</text:p>
          </table:table-cell>
          <table:table-cell table:formula="of:=TIME( ; ;[.A365]/1000)" office:value-type="time" office:time-value="PT01H36M47.302S" calcext:value-type="time">
            <text:p>01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5" calcext:value-type="float">
            <text:p>284.35</text:p>
          </table:table-cell>
          <table:table-cell office:value-type="float" office:value="388.47" calcext:value-type="float">
            <text:p>388.47</text:p>
          </table:table-cell>
          <table:table-cell office:value-type="float" office:value="470.36" calcext:value-type="float">
            <text:p>470.36</text:p>
          </table:table-cell>
        </table:table-row>
        <table:table-row table:style-name="ro1">
          <table:table-cell office:value-type="float" office:value="5823302" calcext:value-type="float">
            <text:p>5823302</text:p>
          </table:table-cell>
          <table:table-cell table:formula="of:=TIME( ; ;[.A366]/1000)" office:value-type="time" office:time-value="PT01H37M03.302S" calcext:value-type="time">
            <text:p>01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89.52" calcext:value-type="float">
            <text:p>389.52</text:p>
          </table:table-cell>
          <table:table-cell office:value-type="float" office:value="471.62" calcext:value-type="float">
            <text:p>471.62</text:p>
          </table:table-cell>
        </table:table-row>
        <table:table-row table:style-name="ro1">
          <table:table-cell office:value-type="float" office:value="5839302" calcext:value-type="float">
            <text:p>5839302</text:p>
          </table:table-cell>
          <table:table-cell table:formula="of:=TIME( ; ;[.A367]/1000)" office:value-type="time" office:time-value="PT01H37M19.302S" calcext:value-type="time">
            <text:p>01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390.58" calcext:value-type="float">
            <text:p>390.58</text:p>
          </table:table-cell>
          <table:table-cell office:value-type="float" office:value="472.88" calcext:value-type="float">
            <text:p>472.88</text:p>
          </table:table-cell>
        </table:table-row>
        <table:table-row table:style-name="ro1">
          <table:table-cell office:value-type="float" office:value="5855302" calcext:value-type="float">
            <text:p>5855302</text:p>
          </table:table-cell>
          <table:table-cell table:formula="of:=TIME( ; ;[.A368]/1000)" office:value-type="time" office:time-value="PT01H37M35.302S" calcext:value-type="time">
            <text:p>01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91.64" calcext:value-type="float">
            <text:p>391.64</text:p>
          </table:table-cell>
          <table:table-cell office:value-type="float" office:value="474.15" calcext:value-type="float">
            <text:p>474.15</text:p>
          </table:table-cell>
        </table:table-row>
        <table:table-row table:style-name="ro1">
          <table:table-cell office:value-type="float" office:value="5871302" calcext:value-type="float">
            <text:p>5871302</text:p>
          </table:table-cell>
          <table:table-cell table:formula="of:=TIME( ; ;[.A369]/1000)" office:value-type="time" office:time-value="PT01H37M51.302S" calcext:value-type="time">
            <text:p>01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92.69" calcext:value-type="float">
            <text:p>392.69</text:p>
          </table:table-cell>
          <table:table-cell office:value-type="float" office:value="475.41" calcext:value-type="float">
            <text:p>475.41</text:p>
          </table:table-cell>
        </table:table-row>
        <table:table-row table:style-name="ro1">
          <table:table-cell office:value-type="float" office:value="5887302" calcext:value-type="float">
            <text:p>5887302</text:p>
          </table:table-cell>
          <table:table-cell table:formula="of:=TIME( ; ;[.A370]/1000)" office:value-type="time" office:time-value="PT01H38M07.302S" calcext:value-type="time">
            <text:p>01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93.75" calcext:value-type="float">
            <text:p>393.75</text:p>
          </table:table-cell>
          <table:table-cell office:value-type="float" office:value="476.67" calcext:value-type="float">
            <text:p>476.67</text:p>
          </table:table-cell>
        </table:table-row>
        <table:table-row table:style-name="ro1">
          <table:table-cell office:value-type="float" office:value="5903302" calcext:value-type="float">
            <text:p>5903302</text:p>
          </table:table-cell>
          <table:table-cell table:formula="of:=TIME( ; ;[.A371]/1000)" office:value-type="time" office:time-value="PT01H38M23.302S" calcext:value-type="time">
            <text:p>01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94.81" calcext:value-type="float">
            <text:p>394.81</text:p>
          </table:table-cell>
          <table:table-cell office:value-type="float" office:value="477.93" calcext:value-type="float">
            <text:p>477.93</text:p>
          </table:table-cell>
        </table:table-row>
        <table:table-row table:style-name="ro1">
          <table:table-cell office:value-type="float" office:value="5919302" calcext:value-type="float">
            <text:p>5919302</text:p>
          </table:table-cell>
          <table:table-cell table:formula="of:=TIME( ; ;[.A372]/1000)" office:value-type="time" office:time-value="PT01H38M39.302S" calcext:value-type="time">
            <text:p>01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395.86" calcext:value-type="float">
            <text:p>395.86</text:p>
          </table:table-cell>
          <table:table-cell office:value-type="float" office:value="479.19" calcext:value-type="float">
            <text:p>479.19</text:p>
          </table:table-cell>
        </table:table-row>
        <table:table-row table:style-name="ro1">
          <table:table-cell office:value-type="float" office:value="5935302" calcext:value-type="float">
            <text:p>5935302</text:p>
          </table:table-cell>
          <table:table-cell table:formula="of:=TIME( ; ;[.A373]/1000)" office:value-type="time" office:time-value="PT01H38M55.302S" calcext:value-type="time">
            <text:p>01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396.92" calcext:value-type="float">
            <text:p>396.92</text:p>
          </table:table-cell>
          <table:table-cell office:value-type="float" office:value="480.46" calcext:value-type="float">
            <text:p>480.46</text:p>
          </table:table-cell>
        </table:table-row>
        <table:table-row table:style-name="ro1">
          <table:table-cell office:value-type="float" office:value="5951302" calcext:value-type="float">
            <text:p>5951302</text:p>
          </table:table-cell>
          <table:table-cell table:formula="of:=TIME( ; ;[.A374]/1000)" office:value-type="time" office:time-value="PT01H39M11.302S" calcext:value-type="time">
            <text:p>01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397.98" calcext:value-type="float">
            <text:p>397.98</text:p>
          </table:table-cell>
          <table:table-cell office:value-type="float" office:value="481.72" calcext:value-type="float">
            <text:p>481.72</text:p>
          </table:table-cell>
        </table:table-row>
        <table:table-row table:style-name="ro1">
          <table:table-cell office:value-type="float" office:value="5967302" calcext:value-type="float">
            <text:p>5967302</text:p>
          </table:table-cell>
          <table:table-cell table:formula="of:=TIME( ; ;[.A375]/1000)" office:value-type="time" office:time-value="PT01H39M27.302S" calcext:value-type="time">
            <text:p>01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399.03" calcext:value-type="float">
            <text:p>399.03</text:p>
          </table:table-cell>
          <table:table-cell office:value-type="float" office:value="482.98" calcext:value-type="float">
            <text:p>482.98</text:p>
          </table:table-cell>
        </table:table-row>
        <table:table-row table:style-name="ro1">
          <table:table-cell office:value-type="float" office:value="5983302" calcext:value-type="float">
            <text:p>5983302</text:p>
          </table:table-cell>
          <table:table-cell table:formula="of:=TIME( ; ;[.A376]/1000)" office:value-type="time" office:time-value="PT01H39M43.302S" calcext:value-type="time">
            <text:p>01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400.09" calcext:value-type="float">
            <text:p>400.09</text:p>
          </table:table-cell>
          <table:table-cell office:value-type="float" office:value="484.24" calcext:value-type="float">
            <text:p>484.24</text:p>
          </table:table-cell>
        </table:table-row>
        <table:table-row table:style-name="ro1">
          <table:table-cell office:value-type="float" office:value="5999302" calcext:value-type="float">
            <text:p>5999302</text:p>
          </table:table-cell>
          <table:table-cell table:formula="of:=TIME( ; ;[.A377]/1000)" office:value-type="time" office:time-value="PT01H39M59.302S" calcext:value-type="time">
            <text:p>01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1.14" calcext:value-type="float">
            <text:p>401.14</text:p>
          </table:table-cell>
          <table:table-cell office:value-type="float" office:value="485.51" calcext:value-type="float">
            <text:p>485.51</text:p>
          </table:table-cell>
        </table:table-row>
        <table:table-row table:style-name="ro1">
          <table:table-cell office:value-type="float" office:value="6015302" calcext:value-type="float">
            <text:p>6015302</text:p>
          </table:table-cell>
          <table:table-cell table:formula="of:=TIME( ; ;[.A378]/1000)" office:value-type="time" office:time-value="PT01H40M15.302S" calcext:value-type="time">
            <text:p>01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2.2" calcext:value-type="float">
            <text:p>402.2</text:p>
          </table:table-cell>
          <table:table-cell office:value-type="float" office:value="486.77" calcext:value-type="float">
            <text:p>486.77</text:p>
          </table:table-cell>
        </table:table-row>
        <table:table-row table:style-name="ro1">
          <table:table-cell office:value-type="float" office:value="6031302" calcext:value-type="float">
            <text:p>6031302</text:p>
          </table:table-cell>
          <table:table-cell table:formula="of:=TIME( ; ;[.A379]/1000)" office:value-type="time" office:time-value="PT01H40M31.302S" calcext:value-type="time">
            <text:p>01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3.26" calcext:value-type="float">
            <text:p>403.26</text:p>
          </table:table-cell>
          <table:table-cell office:value-type="float" office:value="488.03" calcext:value-type="float">
            <text:p>488.03</text:p>
          </table:table-cell>
        </table:table-row>
        <table:table-row table:style-name="ro1">
          <table:table-cell office:value-type="float" office:value="6047302" calcext:value-type="float">
            <text:p>6047302</text:p>
          </table:table-cell>
          <table:table-cell table:formula="of:=TIME( ; ;[.A380]/1000)" office:value-type="time" office:time-value="PT01H40M47.302S" calcext:value-type="time">
            <text:p>01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404.31" calcext:value-type="float">
            <text:p>404.31</text:p>
          </table:table-cell>
          <table:table-cell office:value-type="float" office:value="489.29" calcext:value-type="float">
            <text:p>489.29</text:p>
          </table:table-cell>
        </table:table-row>
        <table:table-row table:style-name="ro1">
          <table:table-cell office:value-type="float" office:value="6063302" calcext:value-type="float">
            <text:p>6063302</text:p>
          </table:table-cell>
          <table:table-cell table:formula="of:=TIME( ; ;[.A381]/1000)" office:value-type="time" office:time-value="PT01H41M03.302S" calcext:value-type="time">
            <text:p>01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05.37" calcext:value-type="float">
            <text:p>405.37</text:p>
          </table:table-cell>
          <table:table-cell office:value-type="float" office:value="490.55" calcext:value-type="float">
            <text:p>490.55</text:p>
          </table:table-cell>
        </table:table-row>
        <table:table-row table:style-name="ro1">
          <table:table-cell office:value-type="float" office:value="6079302" calcext:value-type="float">
            <text:p>6079302</text:p>
          </table:table-cell>
          <table:table-cell table:formula="of:=TIME( ; ;[.A382]/1000)" office:value-type="time" office:time-value="PT01H41M19.302S" calcext:value-type="time">
            <text:p>01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6.43" calcext:value-type="float">
            <text:p>406.43</text:p>
          </table:table-cell>
          <table:table-cell office:value-type="float" office:value="491.81" calcext:value-type="float">
            <text:p>491.81</text:p>
          </table:table-cell>
        </table:table-row>
        <table:table-row table:style-name="ro1">
          <table:table-cell office:value-type="float" office:value="6095302" calcext:value-type="float">
            <text:p>6095302</text:p>
          </table:table-cell>
          <table:table-cell table:formula="of:=TIME( ; ;[.A383]/1000)" office:value-type="time" office:time-value="PT01H41M35.302S" calcext:value-type="time">
            <text:p>01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7.48" calcext:value-type="float">
            <text:p>407.48</text:p>
          </table:table-cell>
          <table:table-cell office:value-type="float" office:value="493.08" calcext:value-type="float">
            <text:p>493.08</text:p>
          </table:table-cell>
        </table:table-row>
        <table:table-row table:style-name="ro1">
          <table:table-cell office:value-type="float" office:value="6111302" calcext:value-type="float">
            <text:p>6111302</text:p>
          </table:table-cell>
          <table:table-cell table:formula="of:=TIME( ; ;[.A384]/1000)" office:value-type="time" office:time-value="PT01H41M51.302S" calcext:value-type="time">
            <text:p>01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08.54" calcext:value-type="float">
            <text:p>408.54</text:p>
          </table:table-cell>
          <table:table-cell office:value-type="float" office:value="494.34" calcext:value-type="float">
            <text:p>494.34</text:p>
          </table:table-cell>
        </table:table-row>
        <table:table-row table:style-name="ro1">
          <table:table-cell office:value-type="float" office:value="6127302" calcext:value-type="float">
            <text:p>6127302</text:p>
          </table:table-cell>
          <table:table-cell table:formula="of:=TIME( ; ;[.A385]/1000)" office:value-type="time" office:time-value="PT01H42M07.302S" calcext:value-type="time">
            <text:p>01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09.59" calcext:value-type="float">
            <text:p>409.59</text:p>
          </table:table-cell>
          <table:table-cell office:value-type="float" office:value="495.6" calcext:value-type="float">
            <text:p>495.6</text:p>
          </table:table-cell>
        </table:table-row>
        <table:table-row table:style-name="ro1">
          <table:table-cell office:value-type="float" office:value="6143302" calcext:value-type="float">
            <text:p>6143302</text:p>
          </table:table-cell>
          <table:table-cell table:formula="of:=TIME( ; ;[.A386]/1000)" office:value-type="time" office:time-value="PT01H42M23.302S" calcext:value-type="time">
            <text:p>01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0.65" calcext:value-type="float">
            <text:p>410.65</text:p>
          </table:table-cell>
          <table:table-cell office:value-type="float" office:value="496.86" calcext:value-type="float">
            <text:p>496.86</text:p>
          </table:table-cell>
        </table:table-row>
        <table:table-row table:style-name="ro1">
          <table:table-cell office:value-type="float" office:value="6159302" calcext:value-type="float">
            <text:p>6159302</text:p>
          </table:table-cell>
          <table:table-cell table:formula="of:=TIME( ; ;[.A387]/1000)" office:value-type="time" office:time-value="PT01H42M39.302S" calcext:value-type="time">
            <text:p>01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11.71" calcext:value-type="float">
            <text:p>411.71</text:p>
          </table:table-cell>
          <table:table-cell office:value-type="float" office:value="498.12" calcext:value-type="float">
            <text:p>498.12</text:p>
          </table:table-cell>
        </table:table-row>
        <table:table-row table:style-name="ro1">
          <table:table-cell office:value-type="float" office:value="6175302" calcext:value-type="float">
            <text:p>6175302</text:p>
          </table:table-cell>
          <table:table-cell table:formula="of:=TIME( ; ;[.A388]/1000)" office:value-type="time" office:time-value="PT01H42M55.302S" calcext:value-type="time">
            <text:p>01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2.76" calcext:value-type="float">
            <text:p>412.76</text:p>
          </table:table-cell>
          <table:table-cell office:value-type="float" office:value="499.38" calcext:value-type="float">
            <text:p>499.38</text:p>
          </table:table-cell>
        </table:table-row>
        <table:table-row table:style-name="ro1">
          <table:table-cell office:value-type="float" office:value="6191302" calcext:value-type="float">
            <text:p>6191302</text:p>
          </table:table-cell>
          <table:table-cell table:formula="of:=TIME( ; ;[.A389]/1000)" office:value-type="time" office:time-value="PT01H43M11.302S" calcext:value-type="time">
            <text:p>01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3.82" calcext:value-type="float">
            <text:p>413.82</text:p>
          </table:table-cell>
          <table:table-cell office:value-type="float" office:value="500.64" calcext:value-type="float">
            <text:p>500.64</text:p>
          </table:table-cell>
        </table:table-row>
        <table:table-row table:style-name="ro1">
          <table:table-cell office:value-type="float" office:value="6207302" calcext:value-type="float">
            <text:p>6207302</text:p>
          </table:table-cell>
          <table:table-cell table:formula="of:=TIME( ; ;[.A390]/1000)" office:value-type="time" office:time-value="PT01H43M27.302S" calcext:value-type="time">
            <text:p>01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4.87" calcext:value-type="float">
            <text:p>414.87</text:p>
          </table:table-cell>
          <table:table-cell office:value-type="float" office:value="501.9" calcext:value-type="float">
            <text:p>501.9</text:p>
          </table:table-cell>
        </table:table-row>
        <table:table-row table:style-name="ro1">
          <table:table-cell office:value-type="float" office:value="6223302" calcext:value-type="float">
            <text:p>6223302</text:p>
          </table:table-cell>
          <table:table-cell table:formula="of:=TIME( ; ;[.A391]/1000)" office:value-type="time" office:time-value="PT01H43M43.302S" calcext:value-type="time">
            <text:p>01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15.93" calcext:value-type="float">
            <text:p>415.93</text:p>
          </table:table-cell>
          <table:table-cell office:value-type="float" office:value="503.17" calcext:value-type="float">
            <text:p>503.17</text:p>
          </table:table-cell>
        </table:table-row>
        <table:table-row table:style-name="ro1">
          <table:table-cell office:value-type="float" office:value="6239302" calcext:value-type="float">
            <text:p>6239302</text:p>
          </table:table-cell>
          <table:table-cell table:formula="of:=TIME( ; ;[.A392]/1000)" office:value-type="time" office:time-value="PT01H43M59.302S" calcext:value-type="time">
            <text:p>01:4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16.99" calcext:value-type="float">
            <text:p>416.99</text:p>
          </table:table-cell>
          <table:table-cell office:value-type="float" office:value="504.43" calcext:value-type="float">
            <text:p>504.43</text:p>
          </table:table-cell>
        </table:table-row>
        <table:table-row table:style-name="ro1">
          <table:table-cell office:value-type="float" office:value="6255302" calcext:value-type="float">
            <text:p>6255302</text:p>
          </table:table-cell>
          <table:table-cell table:formula="of:=TIME( ; ;[.A393]/1000)" office:value-type="time" office:time-value="PT01H44M15.302S" calcext:value-type="time">
            <text:p>01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8.04" calcext:value-type="float">
            <text:p>418.04</text:p>
          </table:table-cell>
          <table:table-cell office:value-type="float" office:value="505.69" calcext:value-type="float">
            <text:p>505.69</text:p>
          </table:table-cell>
        </table:table-row>
        <table:table-row table:style-name="ro1">
          <table:table-cell office:value-type="float" office:value="6271302" calcext:value-type="float">
            <text:p>6271302</text:p>
          </table:table-cell>
          <table:table-cell table:formula="of:=TIME( ; ;[.A394]/1000)" office:value-type="time" office:time-value="PT01H44M31.302S" calcext:value-type="time">
            <text:p>01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419.1" calcext:value-type="float">
            <text:p>419.1</text:p>
          </table:table-cell>
          <table:table-cell office:value-type="float" office:value="506.95" calcext:value-type="float">
            <text:p>506.95</text:p>
          </table:table-cell>
        </table:table-row>
        <table:table-row table:style-name="ro1">
          <table:table-cell office:value-type="float" office:value="6287302" calcext:value-type="float">
            <text:p>6287302</text:p>
          </table:table-cell>
          <table:table-cell table:formula="of:=TIME( ; ;[.A395]/1000)" office:value-type="time" office:time-value="PT01H44M47.302S" calcext:value-type="time">
            <text:p>01:4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20.15" calcext:value-type="float">
            <text:p>420.15</text:p>
          </table:table-cell>
          <table:table-cell office:value-type="float" office:value="508.21" calcext:value-type="float">
            <text:p>508.21</text:p>
          </table:table-cell>
        </table:table-row>
        <table:table-row table:style-name="ro1">
          <table:table-cell office:value-type="float" office:value="6303302" calcext:value-type="float">
            <text:p>6303302</text:p>
          </table:table-cell>
          <table:table-cell table:formula="of:=TIME( ; ;[.A396]/1000)" office:value-type="time" office:time-value="PT01H45M03.302S" calcext:value-type="time">
            <text:p>01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1.21" calcext:value-type="float">
            <text:p>421.21</text:p>
          </table:table-cell>
          <table:table-cell office:value-type="float" office:value="509.47" calcext:value-type="float">
            <text:p>509.47</text:p>
          </table:table-cell>
        </table:table-row>
        <table:table-row table:style-name="ro1">
          <table:table-cell office:value-type="float" office:value="6319302" calcext:value-type="float">
            <text:p>6319302</text:p>
          </table:table-cell>
          <table:table-cell table:formula="of:=TIME( ; ;[.A397]/1000)" office:value-type="time" office:time-value="PT01H45M19.302S" calcext:value-type="time">
            <text:p>01:4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2.27" calcext:value-type="float">
            <text:p>422.27</text:p>
          </table:table-cell>
          <table:table-cell office:value-type="float" office:value="510.73" calcext:value-type="float">
            <text:p>510.73</text:p>
          </table:table-cell>
        </table:table-row>
        <table:table-row table:style-name="ro1">
          <table:table-cell office:value-type="float" office:value="6335302" calcext:value-type="float">
            <text:p>6335302</text:p>
          </table:table-cell>
          <table:table-cell table:formula="of:=TIME( ; ;[.A398]/1000)" office:value-type="time" office:time-value="PT01H45M35.302S" calcext:value-type="time">
            <text:p>01:4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3.32" calcext:value-type="float">
            <text:p>423.32</text:p>
          </table:table-cell>
          <table:table-cell office:value-type="float" office:value="511.99" calcext:value-type="float">
            <text:p>511.99</text:p>
          </table:table-cell>
        </table:table-row>
        <table:table-row table:style-name="ro1">
          <table:table-cell office:value-type="float" office:value="6351302" calcext:value-type="float">
            <text:p>6351302</text:p>
          </table:table-cell>
          <table:table-cell table:formula="of:=TIME( ; ;[.A399]/1000)" office:value-type="time" office:time-value="PT01H45M51.302S" calcext:value-type="time">
            <text:p>01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4.38" calcext:value-type="float">
            <text:p>424.38</text:p>
          </table:table-cell>
          <table:table-cell office:value-type="float" office:value="513.25" calcext:value-type="float">
            <text:p>513.25</text:p>
          </table:table-cell>
        </table:table-row>
        <table:table-row table:style-name="ro1">
          <table:table-cell office:value-type="float" office:value="6367302" calcext:value-type="float">
            <text:p>6367302</text:p>
          </table:table-cell>
          <table:table-cell table:formula="of:=TIME( ; ;[.A400]/1000)" office:value-type="time" office:time-value="PT01H46M07.302S" calcext:value-type="time">
            <text:p>01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5.43" calcext:value-type="float">
            <text:p>425.43</text:p>
          </table:table-cell>
          <table:table-cell office:value-type="float" office:value="514.5" calcext:value-type="float">
            <text:p>514.5</text:p>
          </table:table-cell>
        </table:table-row>
        <table:table-row table:style-name="ro1">
          <table:table-cell office:value-type="float" office:value="6383302" calcext:value-type="float">
            <text:p>6383302</text:p>
          </table:table-cell>
          <table:table-cell table:formula="of:=TIME( ; ;[.A401]/1000)" office:value-type="time" office:time-value="PT01H46M23.302S" calcext:value-type="time">
            <text:p>01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26.49" calcext:value-type="float">
            <text:p>426.49</text:p>
          </table:table-cell>
          <table:table-cell office:value-type="float" office:value="515.76" calcext:value-type="float">
            <text:p>515.76</text:p>
          </table:table-cell>
        </table:table-row>
        <table:table-row table:style-name="ro1">
          <table:table-cell office:value-type="float" office:value="6399302" calcext:value-type="float">
            <text:p>6399302</text:p>
          </table:table-cell>
          <table:table-cell table:formula="of:=TIME( ; ;[.A402]/1000)" office:value-type="time" office:time-value="PT01H46M39.302S" calcext:value-type="time">
            <text:p>01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27.54" calcext:value-type="float">
            <text:p>427.54</text:p>
          </table:table-cell>
          <table:table-cell office:value-type="float" office:value="517.02" calcext:value-type="float">
            <text:p>517.02</text:p>
          </table:table-cell>
        </table:table-row>
        <table:table-row table:style-name="ro1">
          <table:table-cell office:value-type="float" office:value="6415302" calcext:value-type="float">
            <text:p>6415302</text:p>
          </table:table-cell>
          <table:table-cell table:formula="of:=TIME( ; ;[.A403]/1000)" office:value-type="time" office:time-value="PT01H46M55.302S" calcext:value-type="time">
            <text:p>01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28.6" calcext:value-type="float">
            <text:p>428.6</text:p>
          </table:table-cell>
          <table:table-cell office:value-type="float" office:value="518.28" calcext:value-type="float">
            <text:p>518.28</text:p>
          </table:table-cell>
        </table:table-row>
        <table:table-row table:style-name="ro1">
          <table:table-cell office:value-type="float" office:value="6431302" calcext:value-type="float">
            <text:p>6431302</text:p>
          </table:table-cell>
          <table:table-cell table:formula="of:=TIME( ; ;[.A404]/1000)" office:value-type="time" office:time-value="PT01H47M11.302S" calcext:value-type="time">
            <text:p>01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29.65" calcext:value-type="float">
            <text:p>429.65</text:p>
          </table:table-cell>
          <table:table-cell office:value-type="float" office:value="519.54" calcext:value-type="float">
            <text:p>519.54</text:p>
          </table:table-cell>
        </table:table-row>
        <table:table-row table:style-name="ro1">
          <table:table-cell office:value-type="float" office:value="6447302" calcext:value-type="float">
            <text:p>6447302</text:p>
          </table:table-cell>
          <table:table-cell table:formula="of:=TIME( ; ;[.A405]/1000)" office:value-type="time" office:time-value="PT01H47M27.302S" calcext:value-type="time">
            <text:p>01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430.71" calcext:value-type="float">
            <text:p>430.71</text:p>
          </table:table-cell>
          <table:table-cell office:value-type="float" office:value="520.8" calcext:value-type="float">
            <text:p>520.8</text:p>
          </table:table-cell>
        </table:table-row>
        <table:table-row table:style-name="ro1">
          <table:table-cell office:value-type="float" office:value="6463302" calcext:value-type="float">
            <text:p>6463302</text:p>
          </table:table-cell>
          <table:table-cell table:formula="of:=TIME( ; ;[.A406]/1000)" office:value-type="time" office:time-value="PT01H47M43.302S" calcext:value-type="time">
            <text:p>01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431.77" calcext:value-type="float">
            <text:p>431.77</text:p>
          </table:table-cell>
          <table:table-cell office:value-type="float" office:value="522.06" calcext:value-type="float">
            <text:p>522.06</text:p>
          </table:table-cell>
        </table:table-row>
        <table:table-row table:style-name="ro1">
          <table:table-cell office:value-type="float" office:value="6479302" calcext:value-type="float">
            <text:p>6479302</text:p>
          </table:table-cell>
          <table:table-cell table:formula="of:=TIME( ; ;[.A407]/1000)" office:value-type="time" office:time-value="PT01H47M59.302S" calcext:value-type="time">
            <text:p>01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2.82" calcext:value-type="float">
            <text:p>432.82</text:p>
          </table:table-cell>
          <table:table-cell office:value-type="float" office:value="523.32" calcext:value-type="float">
            <text:p>523.32</text:p>
          </table:table-cell>
        </table:table-row>
        <table:table-row table:style-name="ro1">
          <table:table-cell office:value-type="float" office:value="6495302" calcext:value-type="float">
            <text:p>6495302</text:p>
          </table:table-cell>
          <table:table-cell table:formula="of:=TIME( ; ;[.A408]/1000)" office:value-type="time" office:time-value="PT01H48M15.302S" calcext:value-type="time">
            <text:p>01:4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3.88" calcext:value-type="float">
            <text:p>433.88</text:p>
          </table:table-cell>
          <table:table-cell office:value-type="float" office:value="524.58" calcext:value-type="float">
            <text:p>524.58</text:p>
          </table:table-cell>
        </table:table-row>
        <table:table-row table:style-name="ro1">
          <table:table-cell office:value-type="float" office:value="6511302" calcext:value-type="float">
            <text:p>6511302</text:p>
          </table:table-cell>
          <table:table-cell table:formula="of:=TIME( ; ;[.A409]/1000)" office:value-type="time" office:time-value="PT01H48M31.302S" calcext:value-type="time">
            <text:p>01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4.93" calcext:value-type="float">
            <text:p>434.93</text:p>
          </table:table-cell>
          <table:table-cell office:value-type="float" office:value="525.84" calcext:value-type="float">
            <text:p>525.84</text:p>
          </table:table-cell>
        </table:table-row>
        <table:table-row table:style-name="ro1">
          <table:table-cell office:value-type="float" office:value="6527302" calcext:value-type="float">
            <text:p>6527302</text:p>
          </table:table-cell>
          <table:table-cell table:formula="of:=TIME( ; ;[.A410]/1000)" office:value-type="time" office:time-value="PT01H48M47.302S" calcext:value-type="time">
            <text:p>01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5.99" calcext:value-type="float">
            <text:p>435.99</text:p>
          </table:table-cell>
          <table:table-cell office:value-type="float" office:value="527.1" calcext:value-type="float">
            <text:p>527.1</text:p>
          </table:table-cell>
        </table:table-row>
        <table:table-row table:style-name="ro1">
          <table:table-cell office:value-type="float" office:value="6543302" calcext:value-type="float">
            <text:p>6543302</text:p>
          </table:table-cell>
          <table:table-cell table:formula="of:=TIME( ; ;[.A411]/1000)" office:value-type="time" office:time-value="PT01H49M03.302S" calcext:value-type="time">
            <text:p>01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37.04" calcext:value-type="float">
            <text:p>437.04</text:p>
          </table:table-cell>
          <table:table-cell office:value-type="float" office:value="528.35" calcext:value-type="float">
            <text:p>528.35</text:p>
          </table:table-cell>
        </table:table-row>
        <table:table-row table:style-name="ro1">
          <table:table-cell office:value-type="float" office:value="6559302" calcext:value-type="float">
            <text:p>6559302</text:p>
          </table:table-cell>
          <table:table-cell table:formula="of:=TIME( ; ;[.A412]/1000)" office:value-type="time" office:time-value="PT01H49M19.302S" calcext:value-type="time">
            <text:p>01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438.1" calcext:value-type="float">
            <text:p>438.1</text:p>
          </table:table-cell>
          <table:table-cell office:value-type="float" office:value="529.61" calcext:value-type="float">
            <text:p>529.61</text:p>
          </table:table-cell>
        </table:table-row>
        <table:table-row table:style-name="ro1">
          <table:table-cell office:value-type="float" office:value="6575302" calcext:value-type="float">
            <text:p>6575302</text:p>
          </table:table-cell>
          <table:table-cell table:formula="of:=TIME( ; ;[.A413]/1000)" office:value-type="time" office:time-value="PT01H49M35.302S" calcext:value-type="time">
            <text:p>01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39.15" calcext:value-type="float">
            <text:p>439.15</text:p>
          </table:table-cell>
          <table:table-cell office:value-type="float" office:value="530.87" calcext:value-type="float">
            <text:p>530.87</text:p>
          </table:table-cell>
        </table:table-row>
        <table:table-row table:style-name="ro1">
          <table:table-cell office:value-type="float" office:value="6591302" calcext:value-type="float">
            <text:p>6591302</text:p>
          </table:table-cell>
          <table:table-cell table:formula="of:=TIME( ; ;[.A414]/1000)" office:value-type="time" office:time-value="PT01H49M51.302S" calcext:value-type="time">
            <text:p>01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40.21" calcext:value-type="float">
            <text:p>440.21</text:p>
          </table:table-cell>
          <table:table-cell office:value-type="float" office:value="532.13" calcext:value-type="float">
            <text:p>532.13</text:p>
          </table:table-cell>
        </table:table-row>
        <table:table-row table:style-name="ro1">
          <table:table-cell office:value-type="float" office:value="6607302" calcext:value-type="float">
            <text:p>6607302</text:p>
          </table:table-cell>
          <table:table-cell table:formula="of:=TIME( ; ;[.A415]/1000)" office:value-type="time" office:time-value="PT01H50M07.302S" calcext:value-type="time">
            <text:p>01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41.26" calcext:value-type="float">
            <text:p>441.26</text:p>
          </table:table-cell>
          <table:table-cell office:value-type="float" office:value="533.39" calcext:value-type="float">
            <text:p>533.39</text:p>
          </table:table-cell>
        </table:table-row>
        <table:table-row table:style-name="ro1">
          <table:table-cell office:value-type="float" office:value="6623302" calcext:value-type="float">
            <text:p>6623302</text:p>
          </table:table-cell>
          <table:table-cell table:formula="of:=TIME( ; ;[.A416]/1000)" office:value-type="time" office:time-value="PT01H50M23.302S" calcext:value-type="time">
            <text:p>01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42.32" calcext:value-type="float">
            <text:p>442.32</text:p>
          </table:table-cell>
          <table:table-cell office:value-type="float" office:value="534.65" calcext:value-type="float">
            <text:p>534.65</text:p>
          </table:table-cell>
        </table:table-row>
        <table:table-row table:style-name="ro1">
          <table:table-cell office:value-type="float" office:value="6639302" calcext:value-type="float">
            <text:p>6639302</text:p>
          </table:table-cell>
          <table:table-cell table:formula="of:=TIME( ; ;[.A417]/1000)" office:value-type="time" office:time-value="PT01H50M39.302S" calcext:value-type="time">
            <text:p>01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43.37" calcext:value-type="float">
            <text:p>443.37</text:p>
          </table:table-cell>
          <table:table-cell office:value-type="float" office:value="535.9" calcext:value-type="float">
            <text:p>535.9</text:p>
          </table:table-cell>
        </table:table-row>
        <table:table-row table:style-name="ro1">
          <table:table-cell office:value-type="float" office:value="6655302" calcext:value-type="float">
            <text:p>6655302</text:p>
          </table:table-cell>
          <table:table-cell table:formula="of:=TIME( ; ;[.A418]/1000)" office:value-type="time" office:time-value="PT01H50M55.302S" calcext:value-type="time">
            <text:p>01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444.43" calcext:value-type="float">
            <text:p>444.43</text:p>
          </table:table-cell>
          <table:table-cell office:value-type="float" office:value="537.16" calcext:value-type="float">
            <text:p>537.16</text:p>
          </table:table-cell>
        </table:table-row>
        <table:table-row table:style-name="ro1">
          <table:table-cell office:value-type="float" office:value="6671302" calcext:value-type="float">
            <text:p>6671302</text:p>
          </table:table-cell>
          <table:table-cell table:formula="of:=TIME( ; ;[.A419]/1000)" office:value-type="time" office:time-value="PT01H51M11.302S" calcext:value-type="time">
            <text:p>01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445.48" calcext:value-type="float">
            <text:p>445.48</text:p>
          </table:table-cell>
          <table:table-cell office:value-type="float" office:value="538.42" calcext:value-type="float">
            <text:p>538.42</text:p>
          </table:table-cell>
        </table:table-row>
        <table:table-row table:style-name="ro1">
          <table:table-cell office:value-type="float" office:value="6687302" calcext:value-type="float">
            <text:p>6687302</text:p>
          </table:table-cell>
          <table:table-cell table:formula="of:=TIME( ; ;[.A420]/1000)" office:value-type="time" office:time-value="PT01H51M27.302S" calcext:value-type="time">
            <text:p>01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46.54" calcext:value-type="float">
            <text:p>446.54</text:p>
          </table:table-cell>
          <table:table-cell office:value-type="float" office:value="539.68" calcext:value-type="float">
            <text:p>539.68</text:p>
          </table:table-cell>
        </table:table-row>
        <table:table-row table:style-name="ro1">
          <table:table-cell office:value-type="float" office:value="6703302" calcext:value-type="float">
            <text:p>6703302</text:p>
          </table:table-cell>
          <table:table-cell table:formula="of:=TIME( ; ;[.A421]/1000)" office:value-type="time" office:time-value="PT01H51M43.302S" calcext:value-type="time">
            <text:p>01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47.59" calcext:value-type="float">
            <text:p>447.59</text:p>
          </table:table-cell>
          <table:table-cell office:value-type="float" office:value="540.93" calcext:value-type="float">
            <text:p>540.93</text:p>
          </table:table-cell>
        </table:table-row>
        <table:table-row table:style-name="ro1">
          <table:table-cell office:value-type="float" office:value="6719302" calcext:value-type="float">
            <text:p>6719302</text:p>
          </table:table-cell>
          <table:table-cell table:formula="of:=TIME( ; ;[.A422]/1000)" office:value-type="time" office:time-value="PT01H51M59.302S" calcext:value-type="time">
            <text:p>01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48.65" calcext:value-type="float">
            <text:p>448.65</text:p>
          </table:table-cell>
          <table:table-cell office:value-type="float" office:value="542.19" calcext:value-type="float">
            <text:p>542.19</text:p>
          </table:table-cell>
        </table:table-row>
        <table:table-row table:style-name="ro1">
          <table:table-cell office:value-type="float" office:value="6735302" calcext:value-type="float">
            <text:p>6735302</text:p>
          </table:table-cell>
          <table:table-cell table:formula="of:=TIME( ; ;[.A423]/1000)" office:value-type="time" office:time-value="PT01H52M15.302S" calcext:value-type="time">
            <text:p>01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49.7" calcext:value-type="float">
            <text:p>449.7</text:p>
          </table:table-cell>
          <table:table-cell office:value-type="float" office:value="543.45" calcext:value-type="float">
            <text:p>543.45</text:p>
          </table:table-cell>
        </table:table-row>
        <table:table-row table:style-name="ro1">
          <table:table-cell office:value-type="float" office:value="6751302" calcext:value-type="float">
            <text:p>6751302</text:p>
          </table:table-cell>
          <table:table-cell table:formula="of:=TIME( ; ;[.A424]/1000)" office:value-type="time" office:time-value="PT01H52M31.302S" calcext:value-type="time">
            <text:p>01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50.76" calcext:value-type="float">
            <text:p>450.76</text:p>
          </table:table-cell>
          <table:table-cell office:value-type="float" office:value="544.71" calcext:value-type="float">
            <text:p>544.71</text:p>
          </table:table-cell>
        </table:table-row>
        <table:table-row table:style-name="ro1">
          <table:table-cell office:value-type="float" office:value="6767302" calcext:value-type="float">
            <text:p>6767302</text:p>
          </table:table-cell>
          <table:table-cell table:formula="of:=TIME( ; ;[.A425]/1000)" office:value-type="time" office:time-value="PT01H52M47.302S" calcext:value-type="time">
            <text:p>01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51.81" calcext:value-type="float">
            <text:p>451.81</text:p>
          </table:table-cell>
          <table:table-cell office:value-type="float" office:value="545.96" calcext:value-type="float">
            <text:p>545.96</text:p>
          </table:table-cell>
        </table:table-row>
        <table:table-row table:style-name="ro1">
          <table:table-cell office:value-type="float" office:value="6783302" calcext:value-type="float">
            <text:p>6783302</text:p>
          </table:table-cell>
          <table:table-cell table:formula="of:=TIME( ; ;[.A426]/1000)" office:value-type="time" office:time-value="PT01H53M03.302S" calcext:value-type="time">
            <text:p>01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52.87" calcext:value-type="float">
            <text:p>452.87</text:p>
          </table:table-cell>
          <table:table-cell office:value-type="float" office:value="547.22" calcext:value-type="float">
            <text:p>547.22</text:p>
          </table:table-cell>
        </table:table-row>
        <table:table-row table:style-name="ro1">
          <table:table-cell office:value-type="float" office:value="6799302" calcext:value-type="float">
            <text:p>6799302</text:p>
          </table:table-cell>
          <table:table-cell table:formula="of:=TIME( ; ;[.A427]/1000)" office:value-type="time" office:time-value="PT01H53M19.302S" calcext:value-type="time">
            <text:p>01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53.92" calcext:value-type="float">
            <text:p>453.92</text:p>
          </table:table-cell>
          <table:table-cell office:value-type="float" office:value="548.48" calcext:value-type="float">
            <text:p>548.48</text:p>
          </table:table-cell>
        </table:table-row>
        <table:table-row table:style-name="ro1">
          <table:table-cell office:value-type="float" office:value="6815302" calcext:value-type="float">
            <text:p>6815302</text:p>
          </table:table-cell>
          <table:table-cell table:formula="of:=TIME( ; ;[.A428]/1000)" office:value-type="time" office:time-value="PT01H53M35.302S" calcext:value-type="time">
            <text:p>01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54.97" calcext:value-type="float">
            <text:p>454.97</text:p>
          </table:table-cell>
          <table:table-cell office:value-type="float" office:value="549.73" calcext:value-type="float">
            <text:p>549.73</text:p>
          </table:table-cell>
        </table:table-row>
        <table:table-row table:style-name="ro1">
          <table:table-cell office:value-type="float" office:value="6831302" calcext:value-type="float">
            <text:p>6831302</text:p>
          </table:table-cell>
          <table:table-cell table:formula="of:=TIME( ; ;[.A429]/1000)" office:value-type="time" office:time-value="PT01H53M51.302S" calcext:value-type="time">
            <text:p>01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4" calcext:value-type="float">
            <text:p>283.74</text:p>
          </table:table-cell>
          <table:table-cell office:value-type="float" office:value="456.03" calcext:value-type="float">
            <text:p>456.03</text:p>
          </table:table-cell>
          <table:table-cell office:value-type="float" office:value="550.99" calcext:value-type="float">
            <text:p>550.99</text:p>
          </table:table-cell>
        </table:table-row>
        <table:table-row table:style-name="ro1">
          <table:table-cell office:value-type="float" office:value="6847302" calcext:value-type="float">
            <text:p>6847302</text:p>
          </table:table-cell>
          <table:table-cell table:formula="of:=TIME( ; ;[.A430]/1000)" office:value-type="time" office:time-value="PT01H54M07.302S" calcext:value-type="time">
            <text:p>01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57.08" calcext:value-type="float">
            <text:p>457.08</text:p>
          </table:table-cell>
          <table:table-cell office:value-type="float" office:value="552.25" calcext:value-type="float">
            <text:p>552.25</text:p>
          </table:table-cell>
        </table:table-row>
        <table:table-row table:style-name="ro1">
          <table:table-cell office:value-type="float" office:value="6863302" calcext:value-type="float">
            <text:p>6863302</text:p>
          </table:table-cell>
          <table:table-cell table:formula="of:=TIME( ; ;[.A431]/1000)" office:value-type="time" office:time-value="PT01H54M23.302S" calcext:value-type="time">
            <text:p>01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458.14" calcext:value-type="float">
            <text:p>458.14</text:p>
          </table:table-cell>
          <table:table-cell office:value-type="float" office:value="553.5" calcext:value-type="float">
            <text:p>553.5</text:p>
          </table:table-cell>
        </table:table-row>
        <table:table-row table:style-name="ro1">
          <table:table-cell office:value-type="float" office:value="6879302" calcext:value-type="float">
            <text:p>6879302</text:p>
          </table:table-cell>
          <table:table-cell table:formula="of:=TIME( ; ;[.A432]/1000)" office:value-type="time" office:time-value="PT01H54M39.302S" calcext:value-type="time">
            <text:p>01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59.19" calcext:value-type="float">
            <text:p>459.19</text:p>
          </table:table-cell>
          <table:table-cell office:value-type="float" office:value="554.76" calcext:value-type="float">
            <text:p>554.76</text:p>
          </table:table-cell>
        </table:table-row>
        <table:table-row table:style-name="ro1">
          <table:table-cell office:value-type="float" office:value="6895302" calcext:value-type="float">
            <text:p>6895302</text:p>
          </table:table-cell>
          <table:table-cell table:formula="of:=TIME( ; ;[.A433]/1000)" office:value-type="time" office:time-value="PT01H54M55.302S" calcext:value-type="time">
            <text:p>01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0.25" calcext:value-type="float">
            <text:p>460.25</text:p>
          </table:table-cell>
          <table:table-cell office:value-type="float" office:value="556.02" calcext:value-type="float">
            <text:p>556.02</text:p>
          </table:table-cell>
        </table:table-row>
        <table:table-row table:style-name="ro1">
          <table:table-cell office:value-type="float" office:value="6911302" calcext:value-type="float">
            <text:p>6911302</text:p>
          </table:table-cell>
          <table:table-cell table:formula="of:=TIME( ; ;[.A434]/1000)" office:value-type="time" office:time-value="PT01H55M11.302S" calcext:value-type="time">
            <text:p>01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1.3" calcext:value-type="float">
            <text:p>461.3</text:p>
          </table:table-cell>
          <table:table-cell office:value-type="float" office:value="557.27" calcext:value-type="float">
            <text:p>557.27</text:p>
          </table:table-cell>
        </table:table-row>
        <table:table-row table:style-name="ro1">
          <table:table-cell office:value-type="float" office:value="6927302" calcext:value-type="float">
            <text:p>6927302</text:p>
          </table:table-cell>
          <table:table-cell table:formula="of:=TIME( ; ;[.A435]/1000)" office:value-type="time" office:time-value="PT01H55M27.302S" calcext:value-type="time">
            <text:p>01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2.36" calcext:value-type="float">
            <text:p>462.36</text:p>
          </table:table-cell>
          <table:table-cell office:value-type="float" office:value="558.53" calcext:value-type="float">
            <text:p>558.53</text:p>
          </table:table-cell>
        </table:table-row>
        <table:table-row table:style-name="ro1">
          <table:table-cell office:value-type="float" office:value="6943302" calcext:value-type="float">
            <text:p>6943302</text:p>
          </table:table-cell>
          <table:table-cell table:formula="of:=TIME( ; ;[.A436]/1000)" office:value-type="time" office:time-value="PT01H55M43.302S" calcext:value-type="time">
            <text:p>01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3.41" calcext:value-type="float">
            <text:p>463.41</text:p>
          </table:table-cell>
          <table:table-cell office:value-type="float" office:value="559.78" calcext:value-type="float">
            <text:p>559.78</text:p>
          </table:table-cell>
        </table:table-row>
        <table:table-row table:style-name="ro1">
          <table:table-cell office:value-type="float" office:value="6959302" calcext:value-type="float">
            <text:p>6959302</text:p>
          </table:table-cell>
          <table:table-cell table:formula="of:=TIME( ; ;[.A437]/1000)" office:value-type="time" office:time-value="PT01H55M59.302S" calcext:value-type="time">
            <text:p>01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4.46" calcext:value-type="float">
            <text:p>464.46</text:p>
          </table:table-cell>
          <table:table-cell office:value-type="float" office:value="561.04" calcext:value-type="float">
            <text:p>561.04</text:p>
          </table:table-cell>
        </table:table-row>
        <table:table-row table:style-name="ro1">
          <table:table-cell office:value-type="float" office:value="6975302" calcext:value-type="float">
            <text:p>6975302</text:p>
          </table:table-cell>
          <table:table-cell table:formula="of:=TIME( ; ;[.A438]/1000)" office:value-type="time" office:time-value="PT01H56M15.302S" calcext:value-type="time">
            <text:p>01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465.52" calcext:value-type="float">
            <text:p>465.52</text:p>
          </table:table-cell>
          <table:table-cell office:value-type="float" office:value="562.3" calcext:value-type="float">
            <text:p>562.3</text:p>
          </table:table-cell>
        </table:table-row>
        <table:table-row table:style-name="ro1">
          <table:table-cell office:value-type="float" office:value="6991302" calcext:value-type="float">
            <text:p>6991302</text:p>
          </table:table-cell>
          <table:table-cell table:formula="of:=TIME( ; ;[.A439]/1000)" office:value-type="time" office:time-value="PT01H56M31.302S" calcext:value-type="time">
            <text:p>01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466.57" calcext:value-type="float">
            <text:p>466.57</text:p>
          </table:table-cell>
          <table:table-cell office:value-type="float" office:value="563.55" calcext:value-type="float">
            <text:p>563.55</text:p>
          </table:table-cell>
        </table:table-row>
        <table:table-row table:style-name="ro1">
          <table:table-cell office:value-type="float" office:value="7007302" calcext:value-type="float">
            <text:p>7007302</text:p>
          </table:table-cell>
          <table:table-cell table:formula="of:=TIME( ; ;[.A440]/1000)" office:value-type="time" office:time-value="PT01H56M47.302S" calcext:value-type="time">
            <text:p>01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467.63" calcext:value-type="float">
            <text:p>467.63</text:p>
          </table:table-cell>
          <table:table-cell office:value-type="float" office:value="564.81" calcext:value-type="float">
            <text:p>564.81</text:p>
          </table:table-cell>
        </table:table-row>
        <table:table-row table:style-name="ro1">
          <table:table-cell office:value-type="float" office:value="7023302" calcext:value-type="float">
            <text:p>7023302</text:p>
          </table:table-cell>
          <table:table-cell table:formula="of:=TIME( ; ;[.A441]/1000)" office:value-type="time" office:time-value="PT01H57M03.302S" calcext:value-type="time">
            <text:p>01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68.68" calcext:value-type="float">
            <text:p>468.68</text:p>
          </table:table-cell>
          <table:table-cell office:value-type="float" office:value="566.06" calcext:value-type="float">
            <text:p>566.06</text:p>
          </table:table-cell>
        </table:table-row>
        <table:table-row table:style-name="ro1">
          <table:table-cell office:value-type="float" office:value="7039302" calcext:value-type="float">
            <text:p>7039302</text:p>
          </table:table-cell>
          <table:table-cell table:formula="of:=TIME( ; ;[.A442]/1000)" office:value-type="time" office:time-value="PT01H57M19.302S" calcext:value-type="time">
            <text:p>01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69.73" calcext:value-type="float">
            <text:p>469.73</text:p>
          </table:table-cell>
          <table:table-cell office:value-type="float" office:value="567.32" calcext:value-type="float">
            <text:p>567.32</text:p>
          </table:table-cell>
        </table:table-row>
        <table:table-row table:style-name="ro1">
          <table:table-cell office:value-type="float" office:value="7055302" calcext:value-type="float">
            <text:p>7055302</text:p>
          </table:table-cell>
          <table:table-cell table:formula="of:=TIME( ; ;[.A443]/1000)" office:value-type="time" office:time-value="PT01H57M35.302S" calcext:value-type="time">
            <text:p>01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70.79" calcext:value-type="float">
            <text:p>470.79</text:p>
          </table:table-cell>
          <table:table-cell office:value-type="float" office:value="568.58" calcext:value-type="float">
            <text:p>568.58</text:p>
          </table:table-cell>
        </table:table-row>
        <table:table-row table:style-name="ro1">
          <table:table-cell office:value-type="float" office:value="7071302" calcext:value-type="float">
            <text:p>7071302</text:p>
          </table:table-cell>
          <table:table-cell table:formula="of:=TIME( ; ;[.A444]/1000)" office:value-type="time" office:time-value="PT01H57M51.302S" calcext:value-type="time">
            <text:p>01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7" calcext:value-type="float">
            <text:p>282.67</text:p>
          </table:table-cell>
          <table:table-cell office:value-type="float" office:value="471.84" calcext:value-type="float">
            <text:p>471.84</text:p>
          </table:table-cell>
          <table:table-cell office:value-type="float" office:value="569.83" calcext:value-type="float">
            <text:p>569.83</text:p>
          </table:table-cell>
        </table:table-row>
        <table:table-row table:style-name="ro1">
          <table:table-cell office:value-type="float" office:value="7087302" calcext:value-type="float">
            <text:p>7087302</text:p>
          </table:table-cell>
          <table:table-cell table:formula="of:=TIME( ; ;[.A445]/1000)" office:value-type="time" office:time-value="PT01H58M07.302S" calcext:value-type="time">
            <text:p>01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472.89" calcext:value-type="float">
            <text:p>472.89</text:p>
          </table:table-cell>
          <table:table-cell office:value-type="float" office:value="571.09" calcext:value-type="float">
            <text:p>571.09</text:p>
          </table:table-cell>
        </table:table-row>
        <table:table-row table:style-name="ro1">
          <table:table-cell office:value-type="float" office:value="7103302" calcext:value-type="float">
            <text:p>7103302</text:p>
          </table:table-cell>
          <table:table-cell table:formula="of:=TIME( ; ;[.A446]/1000)" office:value-type="time" office:time-value="PT01H58M23.302S" calcext:value-type="time">
            <text:p>01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73.95" calcext:value-type="float">
            <text:p>473.95</text:p>
          </table:table-cell>
          <table:table-cell office:value-type="float" office:value="572.34" calcext:value-type="float">
            <text:p>572.34</text:p>
          </table:table-cell>
        </table:table-row>
        <table:table-row table:style-name="ro1">
          <table:table-cell office:value-type="float" office:value="7119302" calcext:value-type="float">
            <text:p>7119302</text:p>
          </table:table-cell>
          <table:table-cell table:formula="of:=TIME( ; ;[.A447]/1000)" office:value-type="time" office:time-value="PT01H58M39.302S" calcext:value-type="time">
            <text:p>01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75" calcext:value-type="float">
            <text:p>475</text:p>
          </table:table-cell>
          <table:table-cell office:value-type="float" office:value="573.6" calcext:value-type="float">
            <text:p>573.6</text:p>
          </table:table-cell>
        </table:table-row>
        <table:table-row table:style-name="ro1">
          <table:table-cell office:value-type="float" office:value="7135302" calcext:value-type="float">
            <text:p>7135302</text:p>
          </table:table-cell>
          <table:table-cell table:formula="of:=TIME( ; ;[.A448]/1000)" office:value-type="time" office:time-value="PT01H58M55.302S" calcext:value-type="time">
            <text:p>01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76.06" calcext:value-type="float">
            <text:p>476.06</text:p>
          </table:table-cell>
          <table:table-cell office:value-type="float" office:value="574.86" calcext:value-type="float">
            <text:p>574.86</text:p>
          </table:table-cell>
        </table:table-row>
        <table:table-row table:style-name="ro1">
          <table:table-cell office:value-type="float" office:value="7151302" calcext:value-type="float">
            <text:p>7151302</text:p>
          </table:table-cell>
          <table:table-cell table:formula="of:=TIME( ; ;[.A449]/1000)" office:value-type="time" office:time-value="PT01H59M11.302S" calcext:value-type="time">
            <text:p>01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477.11" calcext:value-type="float">
            <text:p>477.11</text:p>
          </table:table-cell>
          <table:table-cell office:value-type="float" office:value="576.11" calcext:value-type="float">
            <text:p>576.11</text:p>
          </table:table-cell>
        </table:table-row>
        <table:table-row table:style-name="ro1">
          <table:table-cell office:value-type="float" office:value="7167302" calcext:value-type="float">
            <text:p>7167302</text:p>
          </table:table-cell>
          <table:table-cell table:formula="of:=TIME( ; ;[.A450]/1000)" office:value-type="time" office:time-value="PT01H59M27.302S" calcext:value-type="time">
            <text:p>01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478.16" calcext:value-type="float">
            <text:p>478.16</text:p>
          </table:table-cell>
          <table:table-cell office:value-type="float" office:value="577.37" calcext:value-type="float">
            <text:p>577.37</text:p>
          </table:table-cell>
        </table:table-row>
        <table:table-row table:style-name="ro1">
          <table:table-cell office:value-type="float" office:value="7183302" calcext:value-type="float">
            <text:p>7183302</text:p>
          </table:table-cell>
          <table:table-cell table:formula="of:=TIME( ; ;[.A451]/1000)" office:value-type="time" office:time-value="PT01H59M43.302S" calcext:value-type="time">
            <text:p>01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79.22" calcext:value-type="float">
            <text:p>479.22</text:p>
          </table:table-cell>
          <table:table-cell office:value-type="float" office:value="578.62" calcext:value-type="float">
            <text:p>578.62</text:p>
          </table:table-cell>
        </table:table-row>
        <table:table-row table:style-name="ro1">
          <table:table-cell office:value-type="float" office:value="7199302" calcext:value-type="float">
            <text:p>7199302</text:p>
          </table:table-cell>
          <table:table-cell table:formula="of:=TIME( ; ;[.A452]/1000)" office:value-type="time" office:time-value="PT01H59M59.302S" calcext:value-type="time">
            <text:p>01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0.27" calcext:value-type="float">
            <text:p>480.27</text:p>
          </table:table-cell>
          <table:table-cell office:value-type="float" office:value="579.88" calcext:value-type="float">
            <text:p>579.88</text:p>
          </table:table-cell>
        </table:table-row>
        <table:table-row table:style-name="ro1">
          <table:table-cell office:value-type="float" office:value="7215302" calcext:value-type="float">
            <text:p>7215302</text:p>
          </table:table-cell>
          <table:table-cell table:formula="of:=TIME( ; ;[.A453]/1000)" office:value-type="time" office:time-value="PT02H00M15.302S" calcext:value-type="time">
            <text:p>02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1.32" calcext:value-type="float">
            <text:p>481.32</text:p>
          </table:table-cell>
          <table:table-cell office:value-type="float" office:value="581.13" calcext:value-type="float">
            <text:p>581.13</text:p>
          </table:table-cell>
        </table:table-row>
        <table:table-row table:style-name="ro1">
          <table:table-cell office:value-type="float" office:value="7231302" calcext:value-type="float">
            <text:p>7231302</text:p>
          </table:table-cell>
          <table:table-cell table:formula="of:=TIME( ; ;[.A454]/1000)" office:value-type="time" office:time-value="PT02H00M31.302S" calcext:value-type="time">
            <text:p>02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2.38" calcext:value-type="float">
            <text:p>482.38</text:p>
          </table:table-cell>
          <table:table-cell office:value-type="float" office:value="582.39" calcext:value-type="float">
            <text:p>582.39</text:p>
          </table:table-cell>
        </table:table-row>
        <table:table-row table:style-name="ro1">
          <table:table-cell office:value-type="float" office:value="7247302" calcext:value-type="float">
            <text:p>7247302</text:p>
          </table:table-cell>
          <table:table-cell table:formula="of:=TIME( ; ;[.A455]/1000)" office:value-type="time" office:time-value="PT02H00M47.302S" calcext:value-type="time">
            <text:p>02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483.43" calcext:value-type="float">
            <text:p>483.43</text:p>
          </table:table-cell>
          <table:table-cell office:value-type="float" office:value="583.64" calcext:value-type="float">
            <text:p>583.64</text:p>
          </table:table-cell>
        </table:table-row>
        <table:table-row table:style-name="ro1">
          <table:table-cell office:value-type="float" office:value="7263302" calcext:value-type="float">
            <text:p>7263302</text:p>
          </table:table-cell>
          <table:table-cell table:formula="of:=TIME( ; ;[.A456]/1000)" office:value-type="time" office:time-value="PT02H01M03.302S" calcext:value-type="time">
            <text:p>02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484.48" calcext:value-type="float">
            <text:p>484.48</text:p>
          </table:table-cell>
          <table:table-cell office:value-type="float" office:value="584.89" calcext:value-type="float">
            <text:p>584.89</text:p>
          </table:table-cell>
        </table:table-row>
        <table:table-row table:style-name="ro1">
          <table:table-cell office:value-type="float" office:value="7279302" calcext:value-type="float">
            <text:p>7279302</text:p>
          </table:table-cell>
          <table:table-cell table:formula="of:=TIME( ; ;[.A457]/1000)" office:value-type="time" office:time-value="PT02H01M19.302S" calcext:value-type="time">
            <text:p>02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5.54" calcext:value-type="float">
            <text:p>485.54</text:p>
          </table:table-cell>
          <table:table-cell office:value-type="float" office:value="586.15" calcext:value-type="float">
            <text:p>586.15</text:p>
          </table:table-cell>
        </table:table-row>
        <table:table-row table:style-name="ro1">
          <table:table-cell office:value-type="float" office:value="7295302" calcext:value-type="float">
            <text:p>7295302</text:p>
          </table:table-cell>
          <table:table-cell table:formula="of:=TIME( ; ;[.A458]/1000)" office:value-type="time" office:time-value="PT02H01M35.302S" calcext:value-type="time">
            <text:p>02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6.59" calcext:value-type="float">
            <text:p>486.59</text:p>
          </table:table-cell>
          <table:table-cell office:value-type="float" office:value="587.4" calcext:value-type="float">
            <text:p>587.4</text:p>
          </table:table-cell>
        </table:table-row>
        <table:table-row table:style-name="ro1">
          <table:table-cell office:value-type="float" office:value="7311302" calcext:value-type="float">
            <text:p>7311302</text:p>
          </table:table-cell>
          <table:table-cell table:formula="of:=TIME( ; ;[.A459]/1000)" office:value-type="time" office:time-value="PT02H01M51.302S" calcext:value-type="time">
            <text:p>02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87.64" calcext:value-type="float">
            <text:p>487.64</text:p>
          </table:table-cell>
          <table:table-cell office:value-type="float" office:value="588.66" calcext:value-type="float">
            <text:p>588.66</text:p>
          </table:table-cell>
        </table:table-row>
        <table:table-row table:style-name="ro1">
          <table:table-cell office:value-type="float" office:value="7327302" calcext:value-type="float">
            <text:p>7327302</text:p>
          </table:table-cell>
          <table:table-cell table:formula="of:=TIME( ; ;[.A460]/1000)" office:value-type="time" office:time-value="PT02H02M07.302S" calcext:value-type="time">
            <text:p>02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488.69" calcext:value-type="float">
            <text:p>488.69</text:p>
          </table:table-cell>
          <table:table-cell office:value-type="float" office:value="589.91" calcext:value-type="float">
            <text:p>589.91</text:p>
          </table:table-cell>
        </table:table-row>
        <table:table-row table:style-name="ro1">
          <table:table-cell office:value-type="float" office:value="7343302" calcext:value-type="float">
            <text:p>7343302</text:p>
          </table:table-cell>
          <table:table-cell table:formula="of:=TIME( ; ;[.A461]/1000)" office:value-type="time" office:time-value="PT02H02M23.302S" calcext:value-type="time">
            <text:p>02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89.75" calcext:value-type="float">
            <text:p>489.75</text:p>
          </table:table-cell>
          <table:table-cell office:value-type="float" office:value="591.17" calcext:value-type="float">
            <text:p>591.17</text:p>
          </table:table-cell>
        </table:table-row>
        <table:table-row table:style-name="ro1">
          <table:table-cell office:value-type="float" office:value="7359302" calcext:value-type="float">
            <text:p>7359302</text:p>
          </table:table-cell>
          <table:table-cell table:formula="of:=TIME( ; ;[.A462]/1000)" office:value-type="time" office:time-value="PT02H02M39.302S" calcext:value-type="time">
            <text:p>02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0.8" calcext:value-type="float">
            <text:p>490.8</text:p>
          </table:table-cell>
          <table:table-cell office:value-type="float" office:value="592.42" calcext:value-type="float">
            <text:p>592.42</text:p>
          </table:table-cell>
        </table:table-row>
        <table:table-row table:style-name="ro1">
          <table:table-cell office:value-type="float" office:value="7375302" calcext:value-type="float">
            <text:p>7375302</text:p>
          </table:table-cell>
          <table:table-cell table:formula="of:=TIME( ; ;[.A463]/1000)" office:value-type="time" office:time-value="PT02H02M55.302S" calcext:value-type="time">
            <text:p>02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1.85" calcext:value-type="float">
            <text:p>491.85</text:p>
          </table:table-cell>
          <table:table-cell office:value-type="float" office:value="593.68" calcext:value-type="float">
            <text:p>593.68</text:p>
          </table:table-cell>
        </table:table-row>
        <table:table-row table:style-name="ro1">
          <table:table-cell office:value-type="float" office:value="7391302" calcext:value-type="float">
            <text:p>7391302</text:p>
          </table:table-cell>
          <table:table-cell table:formula="of:=TIME( ; ;[.A464]/1000)" office:value-type="time" office:time-value="PT02H03M11.302S" calcext:value-type="time">
            <text:p>02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7" calcext:value-type="float">
            <text:p>281.37</text:p>
          </table:table-cell>
          <table:table-cell office:value-type="float" office:value="492.91" calcext:value-type="float">
            <text:p>492.91</text:p>
          </table:table-cell>
          <table:table-cell office:value-type="float" office:value="594.93" calcext:value-type="float">
            <text:p>594.93</text:p>
          </table:table-cell>
        </table:table-row>
        <table:table-row table:style-name="ro1">
          <table:table-cell office:value-type="float" office:value="7407302" calcext:value-type="float">
            <text:p>7407302</text:p>
          </table:table-cell>
          <table:table-cell table:formula="of:=TIME( ; ;[.A465]/1000)" office:value-type="time" office:time-value="PT02H03M27.302S" calcext:value-type="time">
            <text:p>02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3.96" calcext:value-type="float">
            <text:p>493.96</text:p>
          </table:table-cell>
          <table:table-cell office:value-type="float" office:value="596.19" calcext:value-type="float">
            <text:p>596.19</text:p>
          </table:table-cell>
        </table:table-row>
        <table:table-row table:style-name="ro1">
          <table:table-cell office:value-type="float" office:value="7423302" calcext:value-type="float">
            <text:p>7423302</text:p>
          </table:table-cell>
          <table:table-cell table:formula="of:=TIME( ; ;[.A466]/1000)" office:value-type="time" office:time-value="PT02H03M43.302S" calcext:value-type="time">
            <text:p>02:0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5.01" calcext:value-type="float">
            <text:p>495.01</text:p>
          </table:table-cell>
          <table:table-cell office:value-type="float" office:value="597.44" calcext:value-type="float">
            <text:p>597.44</text:p>
          </table:table-cell>
        </table:table-row>
        <table:table-row table:style-name="ro1">
          <table:table-cell office:value-type="float" office:value="7439302" calcext:value-type="float">
            <text:p>7439302</text:p>
          </table:table-cell>
          <table:table-cell table:formula="of:=TIME( ; ;[.A467]/1000)" office:value-type="time" office:time-value="PT02H03M59.302S" calcext:value-type="time">
            <text:p>02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6.06" calcext:value-type="float">
            <text:p>496.06</text:p>
          </table:table-cell>
          <table:table-cell office:value-type="float" office:value="598.69" calcext:value-type="float">
            <text:p>598.69</text:p>
          </table:table-cell>
        </table:table-row>
        <table:table-row table:style-name="ro1">
          <table:table-cell office:value-type="float" office:value="7455302" calcext:value-type="float">
            <text:p>7455302</text:p>
          </table:table-cell>
          <table:table-cell table:formula="of:=TIME( ; ;[.A468]/1000)" office:value-type="time" office:time-value="PT02H04M15.302S" calcext:value-type="time">
            <text:p>02:0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7.12" calcext:value-type="float">
            <text:p>497.12</text:p>
          </table:table-cell>
          <table:table-cell office:value-type="float" office:value="599.95" calcext:value-type="float">
            <text:p>599.95</text:p>
          </table:table-cell>
        </table:table-row>
        <table:table-row table:style-name="ro1">
          <table:table-cell office:value-type="float" office:value="7471302" calcext:value-type="float">
            <text:p>7471302</text:p>
          </table:table-cell>
          <table:table-cell table:formula="of:=TIME( ; ;[.A469]/1000)" office:value-type="time" office:time-value="PT02H04M31.302S" calcext:value-type="time">
            <text:p>02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498.17" calcext:value-type="float">
            <text:p>498.17</text:p>
          </table:table-cell>
          <table:table-cell office:value-type="float" office:value="601.2" calcext:value-type="float">
            <text:p>601.2</text:p>
          </table:table-cell>
        </table:table-row>
        <table:table-row table:style-name="ro1">
          <table:table-cell office:value-type="float" office:value="7487302" calcext:value-type="float">
            <text:p>7487302</text:p>
          </table:table-cell>
          <table:table-cell table:formula="of:=TIME( ; ;[.A470]/1000)" office:value-type="time" office:time-value="PT02H04M47.302S" calcext:value-type="time">
            <text:p>02:0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499.22" calcext:value-type="float">
            <text:p>499.22</text:p>
          </table:table-cell>
          <table:table-cell office:value-type="float" office:value="602.45" calcext:value-type="float">
            <text:p>602.45</text:p>
          </table:table-cell>
        </table:table-row>
        <table:table-row table:style-name="ro1">
          <table:table-cell office:value-type="float" office:value="7503302" calcext:value-type="float">
            <text:p>7503302</text:p>
          </table:table-cell>
          <table:table-cell table:formula="of:=TIME( ; ;[.A471]/1000)" office:value-type="time" office:time-value="PT02H05M03.302S" calcext:value-type="time">
            <text:p>02:0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500.27" calcext:value-type="float">
            <text:p>500.27</text:p>
          </table:table-cell>
          <table:table-cell office:value-type="float" office:value="603.71" calcext:value-type="float">
            <text:p>603.71</text:p>
          </table:table-cell>
        </table:table-row>
        <table:table-row table:style-name="ro1">
          <table:table-cell office:value-type="float" office:value="7519302" calcext:value-type="float">
            <text:p>7519302</text:p>
          </table:table-cell>
          <table:table-cell table:formula="of:=TIME( ; ;[.A472]/1000)" office:value-type="time" office:time-value="PT02H05M19.302S" calcext:value-type="time">
            <text:p>02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501.33" calcext:value-type="float">
            <text:p>501.33</text:p>
          </table:table-cell>
          <table:table-cell office:value-type="float" office:value="604.96" calcext:value-type="float">
            <text:p>604.96</text:p>
          </table:table-cell>
        </table:table-row>
        <table:table-row table:style-name="ro1">
          <table:table-cell office:value-type="float" office:value="7535302" calcext:value-type="float">
            <text:p>7535302</text:p>
          </table:table-cell>
          <table:table-cell table:formula="of:=TIME( ; ;[.A473]/1000)" office:value-type="time" office:time-value="PT02H05M35.302S" calcext:value-type="time">
            <text:p>02:0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02.38" calcext:value-type="float">
            <text:p>502.38</text:p>
          </table:table-cell>
          <table:table-cell office:value-type="float" office:value="606.21" calcext:value-type="float">
            <text:p>606.21</text:p>
          </table:table-cell>
        </table:table-row>
        <table:table-row table:style-name="ro1">
          <table:table-cell office:value-type="float" office:value="7551302" calcext:value-type="float">
            <text:p>7551302</text:p>
          </table:table-cell>
          <table:table-cell table:formula="of:=TIME( ; ;[.A474]/1000)" office:value-type="time" office:time-value="PT02H05M51.302S" calcext:value-type="time">
            <text:p>02:0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503.43" calcext:value-type="float">
            <text:p>503.43</text:p>
          </table:table-cell>
          <table:table-cell office:value-type="float" office:value="607.46" calcext:value-type="float">
            <text:p>607.46</text:p>
          </table:table-cell>
        </table:table-row>
        <table:table-row table:style-name="ro1">
          <table:table-cell office:value-type="float" office:value="7567302" calcext:value-type="float">
            <text:p>7567302</text:p>
          </table:table-cell>
          <table:table-cell table:formula="of:=TIME( ; ;[.A475]/1000)" office:value-type="time" office:time-value="PT02H06M07.302S" calcext:value-type="time">
            <text:p>02:0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504.48" calcext:value-type="float">
            <text:p>504.48</text:p>
          </table:table-cell>
          <table:table-cell office:value-type="float" office:value="608.72" calcext:value-type="float">
            <text:p>608.72</text:p>
          </table:table-cell>
        </table:table-row>
        <table:table-row table:style-name="ro1">
          <table:table-cell office:value-type="float" office:value="7583302" calcext:value-type="float">
            <text:p>7583302</text:p>
          </table:table-cell>
          <table:table-cell table:formula="of:=TIME( ; ;[.A476]/1000)" office:value-type="time" office:time-value="PT02H06M23.302S" calcext:value-type="time">
            <text:p>02:0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505.54" calcext:value-type="float">
            <text:p>505.54</text:p>
          </table:table-cell>
          <table:table-cell office:value-type="float" office:value="609.97" calcext:value-type="float">
            <text:p>609.97</text:p>
          </table:table-cell>
        </table:table-row>
        <table:table-row table:style-name="ro1">
          <table:table-cell office:value-type="float" office:value="7599302" calcext:value-type="float">
            <text:p>7599302</text:p>
          </table:table-cell>
          <table:table-cell table:formula="of:=TIME( ; ;[.A477]/1000)" office:value-type="time" office:time-value="PT02H06M39.302S" calcext:value-type="time">
            <text:p>02:0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506.59" calcext:value-type="float">
            <text:p>506.59</text:p>
          </table:table-cell>
          <table:table-cell office:value-type="float" office:value="611.22" calcext:value-type="float">
            <text:p>611.22</text:p>
          </table:table-cell>
        </table:table-row>
        <table:table-row table:style-name="ro1">
          <table:table-cell office:value-type="float" office:value="7615302" calcext:value-type="float">
            <text:p>7615302</text:p>
          </table:table-cell>
          <table:table-cell table:formula="of:=TIME( ; ;[.A478]/1000)" office:value-type="time" office:time-value="PT02H06M55.302S" calcext:value-type="time">
            <text:p>02:0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507.64" calcext:value-type="float">
            <text:p>507.64</text:p>
          </table:table-cell>
          <table:table-cell office:value-type="float" office:value="612.47" calcext:value-type="float">
            <text:p>612.47</text:p>
          </table:table-cell>
        </table:table-row>
        <table:table-row table:style-name="ro1">
          <table:table-cell office:value-type="float" office:value="7631302" calcext:value-type="float">
            <text:p>7631302</text:p>
          </table:table-cell>
          <table:table-cell table:formula="of:=TIME( ; ;[.A479]/1000)" office:value-type="time" office:time-value="PT02H07M11.302S" calcext:value-type="time">
            <text:p>02:0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508.69" calcext:value-type="float">
            <text:p>508.69</text:p>
          </table:table-cell>
          <table:table-cell office:value-type="float" office:value="613.72" calcext:value-type="float">
            <text:p>613.72</text:p>
          </table:table-cell>
        </table:table-row>
        <table:table-row table:style-name="ro1">
          <table:table-cell office:value-type="float" office:value="7647302" calcext:value-type="float">
            <text:p>7647302</text:p>
          </table:table-cell>
          <table:table-cell table:formula="of:=TIME( ; ;[.A480]/1000)" office:value-type="time" office:time-value="PT02H07M27.302S" calcext:value-type="time">
            <text:p>02:0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09.74" calcext:value-type="float">
            <text:p>509.74</text:p>
          </table:table-cell>
          <table:table-cell office:value-type="float" office:value="614.97" calcext:value-type="float">
            <text:p>614.97</text:p>
          </table:table-cell>
        </table:table-row>
        <table:table-row table:style-name="ro1">
          <table:table-cell office:value-type="float" office:value="7663302" calcext:value-type="float">
            <text:p>7663302</text:p>
          </table:table-cell>
          <table:table-cell table:formula="of:=TIME( ; ;[.A481]/1000)" office:value-type="time" office:time-value="PT02H07M43.302S" calcext:value-type="time">
            <text:p>02:0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510.8" calcext:value-type="float">
            <text:p>510.8</text:p>
          </table:table-cell>
          <table:table-cell office:value-type="float" office:value="616.22" calcext:value-type="float">
            <text:p>616.22</text:p>
          </table:table-cell>
        </table:table-row>
        <table:table-row table:style-name="ro1">
          <table:table-cell office:value-type="float" office:value="7679302" calcext:value-type="float">
            <text:p>7679302</text:p>
          </table:table-cell>
          <table:table-cell table:formula="of:=TIME( ; ;[.A482]/1000)" office:value-type="time" office:time-value="PT02H07M59.302S" calcext:value-type="time">
            <text:p>02:0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11.85" calcext:value-type="float">
            <text:p>511.85</text:p>
          </table:table-cell>
          <table:table-cell office:value-type="float" office:value="617.47" calcext:value-type="float">
            <text:p>617.47</text:p>
          </table:table-cell>
        </table:table-row>
        <table:table-row table:style-name="ro1">
          <table:table-cell office:value-type="float" office:value="7695302" calcext:value-type="float">
            <text:p>7695302</text:p>
          </table:table-cell>
          <table:table-cell table:formula="of:=TIME( ; ;[.A483]/1000)" office:value-type="time" office:time-value="PT02H08M15.302S" calcext:value-type="time">
            <text:p>02:0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12.9" calcext:value-type="float">
            <text:p>512.9</text:p>
          </table:table-cell>
          <table:table-cell office:value-type="float" office:value="618.72" calcext:value-type="float">
            <text:p>618.72</text:p>
          </table:table-cell>
        </table:table-row>
        <table:table-row table:style-name="ro1">
          <table:table-cell office:value-type="float" office:value="7711302" calcext:value-type="float">
            <text:p>7711302</text:p>
          </table:table-cell>
          <table:table-cell table:formula="of:=TIME( ; ;[.A484]/1000)" office:value-type="time" office:time-value="PT02H08M31.302S" calcext:value-type="time">
            <text:p>02:0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13.95" calcext:value-type="float">
            <text:p>513.95</text:p>
          </table:table-cell>
          <table:table-cell office:value-type="float" office:value="619.98" calcext:value-type="float">
            <text:p>619.98</text:p>
          </table:table-cell>
        </table:table-row>
        <table:table-row table:style-name="ro1">
          <table:table-cell office:value-type="float" office:value="7727302" calcext:value-type="float">
            <text:p>7727302</text:p>
          </table:table-cell>
          <table:table-cell table:formula="of:=TIME( ; ;[.A485]/1000)" office:value-type="time" office:time-value="PT02H08M47.302S" calcext:value-type="time">
            <text:p>02:0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515" calcext:value-type="float">
            <text:p>515</text:p>
          </table:table-cell>
          <table:table-cell office:value-type="float" office:value="621.23" calcext:value-type="float">
            <text:p>621.23</text:p>
          </table:table-cell>
        </table:table-row>
        <table:table-row table:style-name="ro1">
          <table:table-cell office:value-type="float" office:value="7743302" calcext:value-type="float">
            <text:p>7743302</text:p>
          </table:table-cell>
          <table:table-cell table:formula="of:=TIME( ; ;[.A486]/1000)" office:value-type="time" office:time-value="PT02H09M03.302S" calcext:value-type="time">
            <text:p>02:0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516.05" calcext:value-type="float">
            <text:p>516.05</text:p>
          </table:table-cell>
          <table:table-cell office:value-type="float" office:value="622.48" calcext:value-type="float">
            <text:p>622.48</text:p>
          </table:table-cell>
        </table:table-row>
        <table:table-row table:style-name="ro1">
          <table:table-cell office:value-type="float" office:value="7759302" calcext:value-type="float">
            <text:p>7759302</text:p>
          </table:table-cell>
          <table:table-cell table:formula="of:=TIME( ; ;[.A487]/1000)" office:value-type="time" office:time-value="PT02H09M19.302S" calcext:value-type="time">
            <text:p>02:0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517.11" calcext:value-type="float">
            <text:p>517.11</text:p>
          </table:table-cell>
          <table:table-cell office:value-type="float" office:value="623.72" calcext:value-type="float">
            <text:p>623.72</text:p>
          </table:table-cell>
        </table:table-row>
        <table:table-row table:style-name="ro1">
          <table:table-cell office:value-type="float" office:value="7775302" calcext:value-type="float">
            <text:p>7775302</text:p>
          </table:table-cell>
          <table:table-cell table:formula="of:=TIME( ; ;[.A488]/1000)" office:value-type="time" office:time-value="PT02H09M35.302S" calcext:value-type="time">
            <text:p>02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518.16" calcext:value-type="float">
            <text:p>518.16</text:p>
          </table:table-cell>
          <table:table-cell office:value-type="float" office:value="624.97" calcext:value-type="float">
            <text:p>624.97</text:p>
          </table:table-cell>
        </table:table-row>
        <table:table-row table:style-name="ro1">
          <table:table-cell office:value-type="float" office:value="7791302" calcext:value-type="float">
            <text:p>7791302</text:p>
          </table:table-cell>
          <table:table-cell table:formula="of:=TIME( ; ;[.A489]/1000)" office:value-type="time" office:time-value="PT02H09M51.302S" calcext:value-type="time">
            <text:p>02:0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519.21" calcext:value-type="float">
            <text:p>519.21</text:p>
          </table:table-cell>
          <table:table-cell office:value-type="float" office:value="626.22" calcext:value-type="float">
            <text:p>626.22</text:p>
          </table:table-cell>
        </table:table-row>
        <table:table-row table:style-name="ro1">
          <table:table-cell office:value-type="float" office:value="7807302" calcext:value-type="float">
            <text:p>7807302</text:p>
          </table:table-cell>
          <table:table-cell table:formula="of:=TIME( ; ;[.A490]/1000)" office:value-type="time" office:time-value="PT02H10M07.302S" calcext:value-type="time">
            <text:p>02:1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0.26" calcext:value-type="float">
            <text:p>520.26</text:p>
          </table:table-cell>
          <table:table-cell office:value-type="float" office:value="627.47" calcext:value-type="float">
            <text:p>627.47</text:p>
          </table:table-cell>
        </table:table-row>
        <table:table-row table:style-name="ro1">
          <table:table-cell office:value-type="float" office:value="7823302" calcext:value-type="float">
            <text:p>7823302</text:p>
          </table:table-cell>
          <table:table-cell table:formula="of:=TIME( ; ;[.A491]/1000)" office:value-type="time" office:time-value="PT02H10M23.302S" calcext:value-type="time">
            <text:p>02:1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521.31" calcext:value-type="float">
            <text:p>521.31</text:p>
          </table:table-cell>
          <table:table-cell office:value-type="float" office:value="628.72" calcext:value-type="float">
            <text:p>628.72</text:p>
          </table:table-cell>
        </table:table-row>
        <table:table-row table:style-name="ro1">
          <table:table-cell office:value-type="float" office:value="7839302" calcext:value-type="float">
            <text:p>7839302</text:p>
          </table:table-cell>
          <table:table-cell table:formula="of:=TIME( ; ;[.A492]/1000)" office:value-type="time" office:time-value="PT02H10M39.302S" calcext:value-type="time">
            <text:p>02:1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2.36" calcext:value-type="float">
            <text:p>522.36</text:p>
          </table:table-cell>
          <table:table-cell office:value-type="float" office:value="629.97" calcext:value-type="float">
            <text:p>629.97</text:p>
          </table:table-cell>
        </table:table-row>
        <table:table-row table:style-name="ro1">
          <table:table-cell office:value-type="float" office:value="7855302" calcext:value-type="float">
            <text:p>7855302</text:p>
          </table:table-cell>
          <table:table-cell table:formula="of:=TIME( ; ;[.A493]/1000)" office:value-type="time" office:time-value="PT02H10M55.302S" calcext:value-type="time">
            <text:p>02:1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523.42" calcext:value-type="float">
            <text:p>523.42</text:p>
          </table:table-cell>
          <table:table-cell office:value-type="float" office:value="631.22" calcext:value-type="float">
            <text:p>631.22</text:p>
          </table:table-cell>
        </table:table-row>
        <table:table-row table:style-name="ro1">
          <table:table-cell office:value-type="float" office:value="7871302" calcext:value-type="float">
            <text:p>7871302</text:p>
          </table:table-cell>
          <table:table-cell table:formula="of:=TIME( ; ;[.A494]/1000)" office:value-type="time" office:time-value="PT02H11M11.302S" calcext:value-type="time">
            <text:p>02:1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4.47" calcext:value-type="float">
            <text:p>524.47</text:p>
          </table:table-cell>
          <table:table-cell office:value-type="float" office:value="632.47" calcext:value-type="float">
            <text:p>632.47</text:p>
          </table:table-cell>
        </table:table-row>
        <table:table-row table:style-name="ro1">
          <table:table-cell office:value-type="float" office:value="7887302" calcext:value-type="float">
            <text:p>7887302</text:p>
          </table:table-cell>
          <table:table-cell table:formula="of:=TIME( ; ;[.A495]/1000)" office:value-type="time" office:time-value="PT02H11M27.302S" calcext:value-type="time">
            <text:p>02:1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5.52" calcext:value-type="float">
            <text:p>525.52</text:p>
          </table:table-cell>
          <table:table-cell office:value-type="float" office:value="633.72" calcext:value-type="float">
            <text:p>633.72</text:p>
          </table:table-cell>
        </table:table-row>
        <table:table-row table:style-name="ro1">
          <table:table-cell office:value-type="float" office:value="7903302" calcext:value-type="float">
            <text:p>7903302</text:p>
          </table:table-cell>
          <table:table-cell table:formula="of:=TIME( ; ;[.A496]/1000)" office:value-type="time" office:time-value="PT02H11M43.302S" calcext:value-type="time">
            <text:p>02:1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6.57" calcext:value-type="float">
            <text:p>526.57</text:p>
          </table:table-cell>
          <table:table-cell office:value-type="float" office:value="634.97" calcext:value-type="float">
            <text:p>634.97</text:p>
          </table:table-cell>
        </table:table-row>
        <table:table-row table:style-name="ro1">
          <table:table-cell office:value-type="float" office:value="7919302" calcext:value-type="float">
            <text:p>7919302</text:p>
          </table:table-cell>
          <table:table-cell table:formula="of:=TIME( ; ;[.A497]/1000)" office:value-type="time" office:time-value="PT02H11M59.302S" calcext:value-type="time">
            <text:p>02:1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527.62" calcext:value-type="float">
            <text:p>527.62</text:p>
          </table:table-cell>
          <table:table-cell office:value-type="float" office:value="636.22" calcext:value-type="float">
            <text:p>636.22</text:p>
          </table:table-cell>
        </table:table-row>
        <table:table-row table:style-name="ro1">
          <table:table-cell office:value-type="float" office:value="7935302" calcext:value-type="float">
            <text:p>7935302</text:p>
          </table:table-cell>
          <table:table-cell table:formula="of:=TIME( ; ;[.A498]/1000)" office:value-type="time" office:time-value="PT02H12M15.302S" calcext:value-type="time">
            <text:p>02:1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8.67" calcext:value-type="float">
            <text:p>528.67</text:p>
          </table:table-cell>
          <table:table-cell office:value-type="float" office:value="637.46" calcext:value-type="float">
            <text:p>637.46</text:p>
          </table:table-cell>
        </table:table-row>
        <table:table-row table:style-name="ro1">
          <table:table-cell office:value-type="float" office:value="7951302" calcext:value-type="float">
            <text:p>7951302</text:p>
          </table:table-cell>
          <table:table-cell table:formula="of:=TIME( ; ;[.A499]/1000)" office:value-type="time" office:time-value="PT02H12M31.302S" calcext:value-type="time">
            <text:p>02:1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29.72" calcext:value-type="float">
            <text:p>529.72</text:p>
          </table:table-cell>
          <table:table-cell office:value-type="float" office:value="638.71" calcext:value-type="float">
            <text:p>638.71</text:p>
          </table:table-cell>
        </table:table-row>
        <table:table-row table:style-name="ro1">
          <table:table-cell office:value-type="float" office:value="7967302" calcext:value-type="float">
            <text:p>7967302</text:p>
          </table:table-cell>
          <table:table-cell table:formula="of:=TIME( ; ;[.A500]/1000)" office:value-type="time" office:time-value="PT02H12M47.302S" calcext:value-type="time">
            <text:p>02:1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530.77" calcext:value-type="float">
            <text:p>530.77</text:p>
          </table:table-cell>
          <table:table-cell office:value-type="float" office:value="639.96" calcext:value-type="float">
            <text:p>639.96</text:p>
          </table:table-cell>
        </table:table-row>
        <table:table-row table:style-name="ro1">
          <table:table-cell office:value-type="float" office:value="7983302" calcext:value-type="float">
            <text:p>7983302</text:p>
          </table:table-cell>
          <table:table-cell table:formula="of:=TIME( ; ;[.A501]/1000)" office:value-type="time" office:time-value="PT02H13M03.302S" calcext:value-type="time">
            <text:p>02:1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1.82" calcext:value-type="float">
            <text:p>531.82</text:p>
          </table:table-cell>
          <table:table-cell office:value-type="float" office:value="641.21" calcext:value-type="float">
            <text:p>641.21</text:p>
          </table:table-cell>
        </table:table-row>
        <table:table-row table:style-name="ro1">
          <table:table-cell office:value-type="float" office:value="7999302" calcext:value-type="float">
            <text:p>7999302</text:p>
          </table:table-cell>
          <table:table-cell table:formula="of:=TIME( ; ;[.A502]/1000)" office:value-type="time" office:time-value="PT02H13M19.302S" calcext:value-type="time">
            <text:p>02:1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2.87" calcext:value-type="float">
            <text:p>532.87</text:p>
          </table:table-cell>
          <table:table-cell office:value-type="float" office:value="642.46" calcext:value-type="float">
            <text:p>642.46</text:p>
          </table:table-cell>
        </table:table-row>
        <table:table-row table:style-name="ro1">
          <table:table-cell office:value-type="float" office:value="8015302" calcext:value-type="float">
            <text:p>8015302</text:p>
          </table:table-cell>
          <table:table-cell table:formula="of:=TIME( ; ;[.A503]/1000)" office:value-type="time" office:time-value="PT02H13M35.302S" calcext:value-type="time">
            <text:p>02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3.92" calcext:value-type="float">
            <text:p>533.92</text:p>
          </table:table-cell>
          <table:table-cell office:value-type="float" office:value="643.7" calcext:value-type="float">
            <text:p>643.7</text:p>
          </table:table-cell>
        </table:table-row>
        <table:table-row table:style-name="ro1">
          <table:table-cell office:value-type="float" office:value="8031302" calcext:value-type="float">
            <text:p>8031302</text:p>
          </table:table-cell>
          <table:table-cell table:formula="of:=TIME( ; ;[.A504]/1000)" office:value-type="time" office:time-value="PT02H13M51.302S" calcext:value-type="time">
            <text:p>02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4.97" calcext:value-type="float">
            <text:p>534.97</text:p>
          </table:table-cell>
          <table:table-cell office:value-type="float" office:value="644.95" calcext:value-type="float">
            <text:p>644.95</text:p>
          </table:table-cell>
        </table:table-row>
        <table:table-row table:style-name="ro1">
          <table:table-cell office:value-type="float" office:value="8047302" calcext:value-type="float">
            <text:p>8047302</text:p>
          </table:table-cell>
          <table:table-cell table:formula="of:=TIME( ; ;[.A505]/1000)" office:value-type="time" office:time-value="PT02H14M07.302S" calcext:value-type="time">
            <text:p>02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6.03" calcext:value-type="float">
            <text:p>536.03</text:p>
          </table:table-cell>
          <table:table-cell office:value-type="float" office:value="646.2" calcext:value-type="float">
            <text:p>646.2</text:p>
          </table:table-cell>
        </table:table-row>
        <table:table-row table:style-name="ro1">
          <table:table-cell office:value-type="float" office:value="8063302" calcext:value-type="float">
            <text:p>8063302</text:p>
          </table:table-cell>
          <table:table-cell table:formula="of:=TIME( ; ;[.A506]/1000)" office:value-type="time" office:time-value="PT02H14M23.302S" calcext:value-type="time">
            <text:p>02:1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537.08" calcext:value-type="float">
            <text:p>537.08</text:p>
          </table:table-cell>
          <table:table-cell office:value-type="float" office:value="647.45" calcext:value-type="float">
            <text:p>647.45</text:p>
          </table:table-cell>
        </table:table-row>
        <table:table-row table:style-name="ro1">
          <table:table-cell office:value-type="float" office:value="8079302" calcext:value-type="float">
            <text:p>8079302</text:p>
          </table:table-cell>
          <table:table-cell table:formula="of:=TIME( ; ;[.A507]/1000)" office:value-type="time" office:time-value="PT02H14M39.302S" calcext:value-type="time">
            <text:p>02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38.13" calcext:value-type="float">
            <text:p>538.13</text:p>
          </table:table-cell>
          <table:table-cell office:value-type="float" office:value="648.69" calcext:value-type="float">
            <text:p>648.69</text:p>
          </table:table-cell>
        </table:table-row>
        <table:table-row table:style-name="ro1">
          <table:table-cell office:value-type="float" office:value="8095302" calcext:value-type="float">
            <text:p>8095302</text:p>
          </table:table-cell>
          <table:table-cell table:formula="of:=TIME( ; ;[.A508]/1000)" office:value-type="time" office:time-value="PT02H14M55.302S" calcext:value-type="time">
            <text:p>02:1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39.18" calcext:value-type="float">
            <text:p>539.18</text:p>
          </table:table-cell>
          <table:table-cell office:value-type="float" office:value="649.94" calcext:value-type="float">
            <text:p>649.94</text:p>
          </table:table-cell>
        </table:table-row>
        <table:table-row table:style-name="ro1">
          <table:table-cell office:value-type="float" office:value="8111302" calcext:value-type="float">
            <text:p>8111302</text:p>
          </table:table-cell>
          <table:table-cell table:formula="of:=TIME( ; ;[.A509]/1000)" office:value-type="time" office:time-value="PT02H15M11.302S" calcext:value-type="time">
            <text:p>02:1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40.23" calcext:value-type="float">
            <text:p>540.23</text:p>
          </table:table-cell>
          <table:table-cell office:value-type="float" office:value="651.19" calcext:value-type="float">
            <text:p>651.19</text:p>
          </table:table-cell>
        </table:table-row>
        <table:table-row table:style-name="ro1">
          <table:table-cell office:value-type="float" office:value="8127302" calcext:value-type="float">
            <text:p>8127302</text:p>
          </table:table-cell>
          <table:table-cell table:formula="of:=TIME( ; ;[.A510]/1000)" office:value-type="time" office:time-value="PT02H15M27.302S" calcext:value-type="time">
            <text:p>02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41.28" calcext:value-type="float">
            <text:p>541.28</text:p>
          </table:table-cell>
          <table:table-cell office:value-type="float" office:value="652.44" calcext:value-type="float">
            <text:p>652.44</text:p>
          </table:table-cell>
        </table:table-row>
        <table:table-row table:style-name="ro1">
          <table:table-cell office:value-type="float" office:value="8143302" calcext:value-type="float">
            <text:p>8143302</text:p>
          </table:table-cell>
          <table:table-cell table:formula="of:=TIME( ; ;[.A511]/1000)" office:value-type="time" office:time-value="PT02H15M43.302S" calcext:value-type="time">
            <text:p>02:1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42.33" calcext:value-type="float">
            <text:p>542.33</text:p>
          </table:table-cell>
          <table:table-cell office:value-type="float" office:value="653.68" calcext:value-type="float">
            <text:p>653.68</text:p>
          </table:table-cell>
        </table:table-row>
        <table:table-row table:style-name="ro1">
          <table:table-cell office:value-type="float" office:value="8159302" calcext:value-type="float">
            <text:p>8159302</text:p>
          </table:table-cell>
          <table:table-cell table:formula="of:=TIME( ; ;[.A512]/1000)" office:value-type="time" office:time-value="PT02H15M59.302S" calcext:value-type="time">
            <text:p>02:1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543.38" calcext:value-type="float">
            <text:p>543.38</text:p>
          </table:table-cell>
          <table:table-cell office:value-type="float" office:value="654.93" calcext:value-type="float">
            <text:p>654.93</text:p>
          </table:table-cell>
        </table:table-row>
        <table:table-row table:style-name="ro1">
          <table:table-cell office:value-type="float" office:value="8175302" calcext:value-type="float">
            <text:p>8175302</text:p>
          </table:table-cell>
          <table:table-cell table:formula="of:=TIME( ; ;[.A513]/1000)" office:value-type="time" office:time-value="PT02H16M15.302S" calcext:value-type="time">
            <text:p>02:1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44.43" calcext:value-type="float">
            <text:p>544.43</text:p>
          </table:table-cell>
          <table:table-cell office:value-type="float" office:value="656.18" calcext:value-type="float">
            <text:p>656.18</text:p>
          </table:table-cell>
        </table:table-row>
        <table:table-row table:style-name="ro1">
          <table:table-cell office:value-type="float" office:value="8191302" calcext:value-type="float">
            <text:p>8191302</text:p>
          </table:table-cell>
          <table:table-cell table:formula="of:=TIME( ; ;[.A514]/1000)" office:value-type="time" office:time-value="PT02H16M31.302S" calcext:value-type="time">
            <text:p>02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545.48" calcext:value-type="float">
            <text:p>545.48</text:p>
          </table:table-cell>
          <table:table-cell office:value-type="float" office:value="657.42" calcext:value-type="float">
            <text:p>657.42</text:p>
          </table:table-cell>
        </table:table-row>
        <table:table-row table:style-name="ro1">
          <table:table-cell office:value-type="float" office:value="8207302" calcext:value-type="float">
            <text:p>8207302</text:p>
          </table:table-cell>
          <table:table-cell table:formula="of:=TIME( ; ;[.A515]/1000)" office:value-type="time" office:time-value="PT02H16M47.302S" calcext:value-type="time">
            <text:p>02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46.53" calcext:value-type="float">
            <text:p>546.53</text:p>
          </table:table-cell>
          <table:table-cell office:value-type="float" office:value="658.67" calcext:value-type="float">
            <text:p>658.67</text:p>
          </table:table-cell>
        </table:table-row>
        <table:table-row table:style-name="ro1">
          <table:table-cell office:value-type="float" office:value="8223302" calcext:value-type="float">
            <text:p>8223302</text:p>
          </table:table-cell>
          <table:table-cell table:formula="of:=TIME( ; ;[.A516]/1000)" office:value-type="time" office:time-value="PT02H17M03.302S" calcext:value-type="time">
            <text:p>02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47.58" calcext:value-type="float">
            <text:p>547.58</text:p>
          </table:table-cell>
          <table:table-cell office:value-type="float" office:value="659.92" calcext:value-type="float">
            <text:p>659.92</text:p>
          </table:table-cell>
        </table:table-row>
        <table:table-row table:style-name="ro1">
          <table:table-cell office:value-type="float" office:value="8239302" calcext:value-type="float">
            <text:p>8239302</text:p>
          </table:table-cell>
          <table:table-cell table:formula="of:=TIME( ; ;[.A517]/1000)" office:value-type="time" office:time-value="PT02H17M19.302S" calcext:value-type="time">
            <text:p>02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48.63" calcext:value-type="float">
            <text:p>548.63</text:p>
          </table:table-cell>
          <table:table-cell office:value-type="float" office:value="661.16" calcext:value-type="float">
            <text:p>661.16</text:p>
          </table:table-cell>
        </table:table-row>
        <table:table-row table:style-name="ro1">
          <table:table-cell office:value-type="float" office:value="8255302" calcext:value-type="float">
            <text:p>8255302</text:p>
          </table:table-cell>
          <table:table-cell table:formula="of:=TIME( ; ;[.A518]/1000)" office:value-type="time" office:time-value="PT02H17M35.302S" calcext:value-type="time">
            <text:p>02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549.68" calcext:value-type="float">
            <text:p>549.68</text:p>
          </table:table-cell>
          <table:table-cell office:value-type="float" office:value="662.41" calcext:value-type="float">
            <text:p>662.41</text:p>
          </table:table-cell>
        </table:table-row>
        <table:table-row table:style-name="ro1">
          <table:table-cell office:value-type="float" office:value="8271302" calcext:value-type="float">
            <text:p>8271302</text:p>
          </table:table-cell>
          <table:table-cell table:formula="of:=TIME( ; ;[.A519]/1000)" office:value-type="time" office:time-value="PT02H17M51.302S" calcext:value-type="time">
            <text:p>02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1" calcext:value-type="float">
            <text:p>280.51</text:p>
          </table:table-cell>
          <table:table-cell office:value-type="float" office:value="550.72" calcext:value-type="float">
            <text:p>550.72</text:p>
          </table:table-cell>
          <table:table-cell office:value-type="float" office:value="663.66" calcext:value-type="float">
            <text:p>663.66</text:p>
          </table:table-cell>
        </table:table-row>
        <table:table-row table:style-name="ro1">
          <table:table-cell office:value-type="float" office:value="8287302" calcext:value-type="float">
            <text:p>8287302</text:p>
          </table:table-cell>
          <table:table-cell table:formula="of:=TIME( ; ;[.A520]/1000)" office:value-type="time" office:time-value="PT02H18M07.302S" calcext:value-type="time">
            <text:p>02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6.2" calcext:value-type="float">
            <text:p>236.2</text:p>
          </table:table-cell>
          <table:table-cell office:value-type="float" office:value="279.57" calcext:value-type="float">
            <text:p>279.57</text:p>
          </table:table-cell>
          <table:table-cell office:value-type="float" office:value="551.77" calcext:value-type="float">
            <text:p>551.77</text:p>
          </table:table-cell>
          <table:table-cell office:value-type="float" office:value="664.9" calcext:value-type="float">
            <text:p>664.9</text:p>
          </table:table-cell>
        </table:table-row>
        <table:table-row table:style-name="ro1">
          <table:table-cell office:value-type="float" office:value="8303302" calcext:value-type="float">
            <text:p>8303302</text:p>
          </table:table-cell>
          <table:table-cell table:formula="of:=TIME( ; ;[.A521]/1000)" office:value-type="time" office:time-value="PT02H18M23.302S" calcext:value-type="time">
            <text:p>02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552.82" calcext:value-type="float">
            <text:p>552.82</text:p>
          </table:table-cell>
          <table:table-cell office:value-type="float" office:value="666.15" calcext:value-type="float">
            <text:p>666.15</text:p>
          </table:table-cell>
        </table:table-row>
        <table:table-row table:style-name="ro1">
          <table:table-cell office:value-type="float" office:value="8319302" calcext:value-type="float">
            <text:p>8319302</text:p>
          </table:table-cell>
          <table:table-cell table:formula="of:=TIME( ; ;[.A522]/1000)" office:value-type="time" office:time-value="PT02H18M39.302S" calcext:value-type="time">
            <text:p>02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553.87" calcext:value-type="float">
            <text:p>553.87</text:p>
          </table:table-cell>
          <table:table-cell office:value-type="float" office:value="667.39" calcext:value-type="float">
            <text:p>667.39</text:p>
          </table:table-cell>
        </table:table-row>
        <table:table-row table:style-name="ro1">
          <table:table-cell office:value-type="float" office:value="8335302" calcext:value-type="float">
            <text:p>8335302</text:p>
          </table:table-cell>
          <table:table-cell table:formula="of:=TIME( ; ;[.A523]/1000)" office:value-type="time" office:time-value="PT02H18M55.302S" calcext:value-type="time">
            <text:p>02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8" calcext:value-type="float">
            <text:p>280.28</text:p>
          </table:table-cell>
          <table:table-cell office:value-type="float" office:value="554.92" calcext:value-type="float">
            <text:p>554.92</text:p>
          </table:table-cell>
          <table:table-cell office:value-type="float" office:value="668.64" calcext:value-type="float">
            <text:p>668.64</text:p>
          </table:table-cell>
        </table:table-row>
        <table:table-row table:style-name="ro1">
          <table:table-cell office:value-type="float" office:value="8351302" calcext:value-type="float">
            <text:p>8351302</text:p>
          </table:table-cell>
          <table:table-cell table:formula="of:=TIME( ; ;[.A524]/1000)" office:value-type="time" office:time-value="PT02H19M11.302S" calcext:value-type="time">
            <text:p>02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555.97" calcext:value-type="float">
            <text:p>555.97</text:p>
          </table:table-cell>
          <table:table-cell office:value-type="float" office:value="669.88" calcext:value-type="float">
            <text:p>669.88</text:p>
          </table:table-cell>
        </table:table-row>
        <table:table-row table:style-name="ro1">
          <table:table-cell office:value-type="float" office:value="8367302" calcext:value-type="float">
            <text:p>8367302</text:p>
          </table:table-cell>
          <table:table-cell table:formula="of:=TIME( ; ;[.A525]/1000)" office:value-type="time" office:time-value="PT02H19M27.302S" calcext:value-type="time">
            <text:p>02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6.1" calcext:value-type="float">
            <text:p>236.1</text:p>
          </table:table-cell>
          <table:table-cell office:value-type="float" office:value="279.45" calcext:value-type="float">
            <text:p>279.45</text:p>
          </table:table-cell>
          <table:table-cell office:value-type="float" office:value="557.02" calcext:value-type="float">
            <text:p>557.02</text:p>
          </table:table-cell>
          <table:table-cell office:value-type="float" office:value="671.13" calcext:value-type="float">
            <text:p>671.13</text:p>
          </table:table-cell>
        </table:table-row>
        <table:table-row table:style-name="ro1">
          <table:table-cell office:value-type="float" office:value="8383302" calcext:value-type="float">
            <text:p>8383302</text:p>
          </table:table-cell>
          <table:table-cell table:formula="of:=TIME( ; ;[.A526]/1000)" office:value-type="time" office:time-value="PT02H19M43.302S" calcext:value-type="time">
            <text:p>02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558.07" calcext:value-type="float">
            <text:p>558.07</text:p>
          </table:table-cell>
          <table:table-cell office:value-type="float" office:value="672.37" calcext:value-type="float">
            <text:p>672.37</text:p>
          </table:table-cell>
        </table:table-row>
        <table:table-row table:style-name="ro1">
          <table:table-cell office:value-type="float" office:value="8399302" calcext:value-type="float">
            <text:p>8399302</text:p>
          </table:table-cell>
          <table:table-cell table:formula="of:=TIME( ; ;[.A527]/1000)" office:value-type="time" office:time-value="PT02H19M59.302S" calcext:value-type="time">
            <text:p>02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559.12" calcext:value-type="float">
            <text:p>559.12</text:p>
          </table:table-cell>
          <table:table-cell office:value-type="float" office:value="673.62" calcext:value-type="float">
            <text:p>673.62</text:p>
          </table:table-cell>
        </table:table-row>
        <table:table-row table:style-name="ro1">
          <table:table-cell office:value-type="float" office:value="8415302" calcext:value-type="float">
            <text:p>8415302</text:p>
          </table:table-cell>
          <table:table-cell table:formula="of:=TIME( ; ;[.A528]/1000)" office:value-type="time" office:time-value="PT02H20M15.302S" calcext:value-type="time">
            <text:p>02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60.17" calcext:value-type="float">
            <text:p>560.17</text:p>
          </table:table-cell>
          <table:table-cell office:value-type="float" office:value="674.86" calcext:value-type="float">
            <text:p>674.86</text:p>
          </table:table-cell>
        </table:table-row>
        <table:table-row table:style-name="ro1">
          <table:table-cell office:value-type="float" office:value="8431302" calcext:value-type="float">
            <text:p>8431302</text:p>
          </table:table-cell>
          <table:table-cell table:formula="of:=TIME( ; ;[.A529]/1000)" office:value-type="time" office:time-value="PT02H20M31.302S" calcext:value-type="time">
            <text:p>02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61.22" calcext:value-type="float">
            <text:p>561.22</text:p>
          </table:table-cell>
          <table:table-cell office:value-type="float" office:value="676.11" calcext:value-type="float">
            <text:p>676.11</text:p>
          </table:table-cell>
        </table:table-row>
        <table:table-row table:style-name="ro1">
          <table:table-cell office:value-type="float" office:value="8447302" calcext:value-type="float">
            <text:p>8447302</text:p>
          </table:table-cell>
          <table:table-cell table:formula="of:=TIME( ; ;[.A530]/1000)" office:value-type="time" office:time-value="PT02H20M47.302S" calcext:value-type="time">
            <text:p>02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62.27" calcext:value-type="float">
            <text:p>562.27</text:p>
          </table:table-cell>
          <table:table-cell office:value-type="float" office:value="677.35" calcext:value-type="float">
            <text:p>677.35</text:p>
          </table:table-cell>
        </table:table-row>
        <table:table-row table:style-name="ro1">
          <table:table-cell office:value-type="float" office:value="8463302" calcext:value-type="float">
            <text:p>8463302</text:p>
          </table:table-cell>
          <table:table-cell table:formula="of:=TIME( ; ;[.A531]/1000)" office:value-type="time" office:time-value="PT02H21M03.302S" calcext:value-type="time">
            <text:p>02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563.32" calcext:value-type="float">
            <text:p>563.32</text:p>
          </table:table-cell>
          <table:table-cell office:value-type="float" office:value="678.6" calcext:value-type="float">
            <text:p>678.6</text:p>
          </table:table-cell>
        </table:table-row>
        <table:table-row table:style-name="ro1">
          <table:table-cell office:value-type="float" office:value="8479302" calcext:value-type="float">
            <text:p>8479302</text:p>
          </table:table-cell>
          <table:table-cell table:formula="of:=TIME( ; ;[.A532]/1000)" office:value-type="time" office:time-value="PT02H21M19.302S" calcext:value-type="time">
            <text:p>02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564.37" calcext:value-type="float">
            <text:p>564.37</text:p>
          </table:table-cell>
          <table:table-cell office:value-type="float" office:value="679.84" calcext:value-type="float">
            <text:p>679.84</text:p>
          </table:table-cell>
        </table:table-row>
        <table:table-row table:style-name="ro1">
          <table:table-cell office:value-type="float" office:value="8495302" calcext:value-type="float">
            <text:p>8495302</text:p>
          </table:table-cell>
          <table:table-cell table:formula="of:=TIME( ; ;[.A533]/1000)" office:value-type="time" office:time-value="PT02H21M35.302S" calcext:value-type="time">
            <text:p>02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565.41" calcext:value-type="float">
            <text:p>565.41</text:p>
          </table:table-cell>
          <table:table-cell office:value-type="float" office:value="681.08" calcext:value-type="float">
            <text:p>681.08</text:p>
          </table:table-cell>
        </table:table-row>
        <table:table-row table:style-name="ro1">
          <table:table-cell office:value-type="float" office:value="8511302" calcext:value-type="float">
            <text:p>8511302</text:p>
          </table:table-cell>
          <table:table-cell table:formula="of:=TIME( ; ;[.A534]/1000)" office:value-type="time" office:time-value="PT02H21M51.302S" calcext:value-type="time">
            <text:p>02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566.46" calcext:value-type="float">
            <text:p>566.46</text:p>
          </table:table-cell>
          <table:table-cell office:value-type="float" office:value="682.33" calcext:value-type="float">
            <text:p>682.33</text:p>
          </table:table-cell>
        </table:table-row>
        <table:table-row table:style-name="ro1">
          <table:table-cell office:value-type="float" office:value="8527302" calcext:value-type="float">
            <text:p>8527302</text:p>
          </table:table-cell>
          <table:table-cell table:formula="of:=TIME( ; ;[.A535]/1000)" office:value-type="time" office:time-value="PT02H22M07.302S" calcext:value-type="time">
            <text:p>02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567.51" calcext:value-type="float">
            <text:p>567.51</text:p>
          </table:table-cell>
          <table:table-cell office:value-type="float" office:value="683.57" calcext:value-type="float">
            <text:p>683.57</text:p>
          </table:table-cell>
        </table:table-row>
        <table:table-row table:style-name="ro1">
          <table:table-cell office:value-type="float" office:value="8543302" calcext:value-type="float">
            <text:p>8543302</text:p>
          </table:table-cell>
          <table:table-cell table:formula="of:=TIME( ; ;[.A536]/1000)" office:value-type="time" office:time-value="PT02H22M23.302S" calcext:value-type="time">
            <text:p>02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568.56" calcext:value-type="float">
            <text:p>568.56</text:p>
          </table:table-cell>
          <table:table-cell office:value-type="float" office:value="684.81" calcext:value-type="float">
            <text:p>684.81</text:p>
          </table:table-cell>
        </table:table-row>
        <table:table-row table:style-name="ro1">
          <table:table-cell office:value-type="float" office:value="8559302" calcext:value-type="float">
            <text:p>8559302</text:p>
          </table:table-cell>
          <table:table-cell table:formula="of:=TIME( ; ;[.A537]/1000)" office:value-type="time" office:time-value="PT02H22M39.302S" calcext:value-type="time">
            <text:p>02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569.61" calcext:value-type="float">
            <text:p>569.61</text:p>
          </table:table-cell>
          <table:table-cell office:value-type="float" office:value="686.05" calcext:value-type="float">
            <text:p>686.05</text:p>
          </table:table-cell>
        </table:table-row>
        <table:table-row table:style-name="ro1">
          <table:table-cell office:value-type="float" office:value="8575302" calcext:value-type="float">
            <text:p>8575302</text:p>
          </table:table-cell>
          <table:table-cell table:formula="of:=TIME( ; ;[.A538]/1000)" office:value-type="time" office:time-value="PT02H22M55.302S" calcext:value-type="time">
            <text:p>02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570.66" calcext:value-type="float">
            <text:p>570.66</text:p>
          </table:table-cell>
          <table:table-cell office:value-type="float" office:value="687.3" calcext:value-type="float">
            <text:p>687.3</text:p>
          </table:table-cell>
        </table:table-row>
        <table:table-row table:style-name="ro1">
          <table:table-cell office:value-type="float" office:value="8591302" calcext:value-type="float">
            <text:p>8591302</text:p>
          </table:table-cell>
          <table:table-cell table:formula="of:=TIME( ; ;[.A539]/1000)" office:value-type="time" office:time-value="PT02H23M11.302S" calcext:value-type="time">
            <text:p>02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571.71" calcext:value-type="float">
            <text:p>571.71</text:p>
          </table:table-cell>
          <table:table-cell office:value-type="float" office:value="688.54" calcext:value-type="float">
            <text:p>688.54</text:p>
          </table:table-cell>
        </table:table-row>
        <table:table-row table:style-name="ro1">
          <table:table-cell office:value-type="float" office:value="8607302" calcext:value-type="float">
            <text:p>8607302</text:p>
          </table:table-cell>
          <table:table-cell table:formula="of:=TIME( ; ;[.A540]/1000)" office:value-type="time" office:time-value="PT02H23M27.302S" calcext:value-type="time">
            <text:p>02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572.75" calcext:value-type="float">
            <text:p>572.75</text:p>
          </table:table-cell>
          <table:table-cell office:value-type="float" office:value="689.78" calcext:value-type="float">
            <text:p>689.78</text:p>
          </table:table-cell>
        </table:table-row>
        <table:table-row table:style-name="ro1">
          <table:table-cell office:value-type="float" office:value="8623302" calcext:value-type="float">
            <text:p>8623302</text:p>
          </table:table-cell>
          <table:table-cell table:formula="of:=TIME( ; ;[.A541]/1000)" office:value-type="time" office:time-value="PT02H23M43.302S" calcext:value-type="time">
            <text:p>02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573.8" calcext:value-type="float">
            <text:p>573.8</text:p>
          </table:table-cell>
          <table:table-cell office:value-type="float" office:value="691.02" calcext:value-type="float">
            <text:p>691.02</text:p>
          </table:table-cell>
        </table:table-row>
        <table:table-row table:style-name="ro1">
          <table:table-cell office:value-type="float" office:value="8639302" calcext:value-type="float">
            <text:p>8639302</text:p>
          </table:table-cell>
          <table:table-cell table:formula="of:=TIME( ; ;[.A542]/1000)" office:value-type="time" office:time-value="PT02H23M59.302S" calcext:value-type="time">
            <text:p>02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74.85" calcext:value-type="float">
            <text:p>574.85</text:p>
          </table:table-cell>
          <table:table-cell office:value-type="float" office:value="692.26" calcext:value-type="float">
            <text:p>692.26</text:p>
          </table:table-cell>
        </table:table-row>
        <table:table-row table:style-name="ro1">
          <table:table-cell office:value-type="float" office:value="8655302" calcext:value-type="float">
            <text:p>8655302</text:p>
          </table:table-cell>
          <table:table-cell table:formula="of:=TIME( ; ;[.A543]/1000)" office:value-type="time" office:time-value="PT02H24M15.302S" calcext:value-type="time">
            <text:p>02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75.9" calcext:value-type="float">
            <text:p>575.9</text:p>
          </table:table-cell>
          <table:table-cell office:value-type="float" office:value="693.5" calcext:value-type="float">
            <text:p>693.5</text:p>
          </table:table-cell>
        </table:table-row>
        <table:table-row table:style-name="ro1">
          <table:table-cell office:value-type="float" office:value="8671302" calcext:value-type="float">
            <text:p>8671302</text:p>
          </table:table-cell>
          <table:table-cell table:formula="of:=TIME( ; ;[.A544]/1000)" office:value-type="time" office:time-value="PT02H24M31.302S" calcext:value-type="time">
            <text:p>02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576.94" calcext:value-type="float">
            <text:p>576.94</text:p>
          </table:table-cell>
          <table:table-cell office:value-type="float" office:value="694.74" calcext:value-type="float">
            <text:p>694.74</text:p>
          </table:table-cell>
        </table:table-row>
        <table:table-row table:style-name="ro1">
          <table:table-cell office:value-type="float" office:value="8687302" calcext:value-type="float">
            <text:p>8687302</text:p>
          </table:table-cell>
          <table:table-cell table:formula="of:=TIME( ; ;[.A545]/1000)" office:value-type="time" office:time-value="PT02H24M47.302S" calcext:value-type="time">
            <text:p>02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77.99" calcext:value-type="float">
            <text:p>577.99</text:p>
          </table:table-cell>
          <table:table-cell office:value-type="float" office:value="695.98" calcext:value-type="float">
            <text:p>695.98</text:p>
          </table:table-cell>
        </table:table-row>
        <table:table-row table:style-name="ro1">
          <table:table-cell office:value-type="float" office:value="8703302" calcext:value-type="float">
            <text:p>8703302</text:p>
          </table:table-cell>
          <table:table-cell table:formula="of:=TIME( ; ;[.A546]/1000)" office:value-type="time" office:time-value="PT02H25M03.302S" calcext:value-type="time">
            <text:p>02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79.04" calcext:value-type="float">
            <text:p>579.04</text:p>
          </table:table-cell>
          <table:table-cell office:value-type="float" office:value="697.22" calcext:value-type="float">
            <text:p>697.22</text:p>
          </table:table-cell>
        </table:table-row>
        <table:table-row table:style-name="ro1">
          <table:table-cell office:value-type="float" office:value="8719302" calcext:value-type="float">
            <text:p>8719302</text:p>
          </table:table-cell>
          <table:table-cell table:formula="of:=TIME( ; ;[.A547]/1000)" office:value-type="time" office:time-value="PT02H25M19.302S" calcext:value-type="time">
            <text:p>02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80.09" calcext:value-type="float">
            <text:p>580.09</text:p>
          </table:table-cell>
          <table:table-cell office:value-type="float" office:value="698.46" calcext:value-type="float">
            <text:p>698.46</text:p>
          </table:table-cell>
        </table:table-row>
        <table:table-row table:style-name="ro1">
          <table:table-cell office:value-type="float" office:value="8735302" calcext:value-type="float">
            <text:p>8735302</text:p>
          </table:table-cell>
          <table:table-cell table:formula="of:=TIME( ; ;[.A548]/1000)" office:value-type="time" office:time-value="PT02H25M35.302S" calcext:value-type="time">
            <text:p>02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81.14" calcext:value-type="float">
            <text:p>581.14</text:p>
          </table:table-cell>
          <table:table-cell office:value-type="float" office:value="699.7" calcext:value-type="float">
            <text:p>699.7</text:p>
          </table:table-cell>
        </table:table-row>
        <table:table-row table:style-name="ro1">
          <table:table-cell office:value-type="float" office:value="8751302" calcext:value-type="float">
            <text:p>8751302</text:p>
          </table:table-cell>
          <table:table-cell table:formula="of:=TIME( ; ;[.A549]/1000)" office:value-type="time" office:time-value="PT02H25M51.302S" calcext:value-type="time">
            <text:p>02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582.18" calcext:value-type="float">
            <text:p>582.18</text:p>
          </table:table-cell>
          <table:table-cell office:value-type="float" office:value="700.94" calcext:value-type="float">
            <text:p>700.94</text:p>
          </table:table-cell>
        </table:table-row>
        <table:table-row table:style-name="ro1">
          <table:table-cell office:value-type="float" office:value="8767302" calcext:value-type="float">
            <text:p>8767302</text:p>
          </table:table-cell>
          <table:table-cell table:formula="of:=TIME( ; ;[.A550]/1000)" office:value-type="time" office:time-value="PT02H26M07.302S" calcext:value-type="time">
            <text:p>02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583.23" calcext:value-type="float">
            <text:p>583.23</text:p>
          </table:table-cell>
          <table:table-cell office:value-type="float" office:value="702.18" calcext:value-type="float">
            <text:p>702.18</text:p>
          </table:table-cell>
        </table:table-row>
        <table:table-row table:style-name="ro1">
          <table:table-cell office:value-type="float" office:value="8783302" calcext:value-type="float">
            <text:p>8783302</text:p>
          </table:table-cell>
          <table:table-cell table:formula="of:=TIME( ; ;[.A551]/1000)" office:value-type="time" office:time-value="PT02H26M23.302S" calcext:value-type="time">
            <text:p>02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584.28" calcext:value-type="float">
            <text:p>584.28</text:p>
          </table:table-cell>
          <table:table-cell office:value-type="float" office:value="703.42" calcext:value-type="float">
            <text:p>703.42</text:p>
          </table:table-cell>
        </table:table-row>
        <table:table-row table:style-name="ro1">
          <table:table-cell office:value-type="float" office:value="8799302" calcext:value-type="float">
            <text:p>8799302</text:p>
          </table:table-cell>
          <table:table-cell table:formula="of:=TIME( ; ;[.A552]/1000)" office:value-type="time" office:time-value="PT02H26M39.302S" calcext:value-type="time">
            <text:p>02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585.32" calcext:value-type="float">
            <text:p>585.32</text:p>
          </table:table-cell>
          <table:table-cell office:value-type="float" office:value="704.66" calcext:value-type="float">
            <text:p>704.66</text:p>
          </table:table-cell>
        </table:table-row>
        <table:table-row table:style-name="ro1">
          <table:table-cell office:value-type="float" office:value="8815302" calcext:value-type="float">
            <text:p>8815302</text:p>
          </table:table-cell>
          <table:table-cell table:formula="of:=TIME( ; ;[.A553]/1000)" office:value-type="time" office:time-value="PT02H26M55.302S" calcext:value-type="time">
            <text:p>02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586.37" calcext:value-type="float">
            <text:p>586.37</text:p>
          </table:table-cell>
          <table:table-cell office:value-type="float" office:value="705.9" calcext:value-type="float">
            <text:p>705.9</text:p>
          </table:table-cell>
        </table:table-row>
        <table:table-row table:style-name="ro1">
          <table:table-cell office:value-type="float" office:value="8831302" calcext:value-type="float">
            <text:p>8831302</text:p>
          </table:table-cell>
          <table:table-cell table:formula="of:=TIME( ; ;[.A554]/1000)" office:value-type="time" office:time-value="PT02H27M11.302S" calcext:value-type="time">
            <text:p>02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87.42" calcext:value-type="float">
            <text:p>587.42</text:p>
          </table:table-cell>
          <table:table-cell office:value-type="float" office:value="707.14" calcext:value-type="float">
            <text:p>707.14</text:p>
          </table:table-cell>
        </table:table-row>
        <table:table-row table:style-name="ro1">
          <table:table-cell office:value-type="float" office:value="8847302" calcext:value-type="float">
            <text:p>8847302</text:p>
          </table:table-cell>
          <table:table-cell table:formula="of:=TIME( ; ;[.A555]/1000)" office:value-type="time" office:time-value="PT02H27M27.302S" calcext:value-type="time">
            <text:p>02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88.46" calcext:value-type="float">
            <text:p>588.46</text:p>
          </table:table-cell>
          <table:table-cell office:value-type="float" office:value="708.38" calcext:value-type="float">
            <text:p>708.38</text:p>
          </table:table-cell>
        </table:table-row>
        <table:table-row table:style-name="ro1">
          <table:table-cell office:value-type="float" office:value="8863302" calcext:value-type="float">
            <text:p>8863302</text:p>
          </table:table-cell>
          <table:table-cell table:formula="of:=TIME( ; ;[.A556]/1000)" office:value-type="time" office:time-value="PT02H27M43.302S" calcext:value-type="time">
            <text:p>02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89.51" calcext:value-type="float">
            <text:p>589.51</text:p>
          </table:table-cell>
          <table:table-cell office:value-type="float" office:value="709.62" calcext:value-type="float">
            <text:p>709.62</text:p>
          </table:table-cell>
        </table:table-row>
        <table:table-row table:style-name="ro1">
          <table:table-cell office:value-type="float" office:value="8879302" calcext:value-type="float">
            <text:p>8879302</text:p>
          </table:table-cell>
          <table:table-cell table:formula="of:=TIME( ; ;[.A557]/1000)" office:value-type="time" office:time-value="PT02H27M59.302S" calcext:value-type="time">
            <text:p>02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90.56" calcext:value-type="float">
            <text:p>590.56</text:p>
          </table:table-cell>
          <table:table-cell office:value-type="float" office:value="710.85" calcext:value-type="float">
            <text:p>710.85</text:p>
          </table:table-cell>
        </table:table-row>
        <table:table-row table:style-name="ro1">
          <table:table-cell office:value-type="float" office:value="8895302" calcext:value-type="float">
            <text:p>8895302</text:p>
          </table:table-cell>
          <table:table-cell table:formula="of:=TIME( ; ;[.A558]/1000)" office:value-type="time" office:time-value="PT02H28M15.302S" calcext:value-type="time">
            <text:p>02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91.61" calcext:value-type="float">
            <text:p>591.61</text:p>
          </table:table-cell>
          <table:table-cell office:value-type="float" office:value="712.09" calcext:value-type="float">
            <text:p>712.09</text:p>
          </table:table-cell>
        </table:table-row>
        <table:table-row table:style-name="ro1">
          <table:table-cell office:value-type="float" office:value="8910302" calcext:value-type="float">
            <text:p>8910302</text:p>
          </table:table-cell>
          <table:table-cell table:formula="of:=TIME( ; ;[.A559]/1000)" office:value-type="time" office:time-value="PT02H28M30.302S" calcext:value-type="time">
            <text:p>02:2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592.59" calcext:value-type="float">
            <text:p>592.59</text:p>
          </table:table-cell>
          <table:table-cell office:value-type="float" office:value="713.25" calcext:value-type="float">
            <text:p>713.25</text:p>
          </table:table-cell>
        </table:table-row>
        <table:table-row table:style-name="ro1">
          <table:table-cell office:value-type="float" office:value="8926302" calcext:value-type="float">
            <text:p>8926302</text:p>
          </table:table-cell>
          <table:table-cell table:formula="of:=TIME( ; ;[.A560]/1000)" office:value-type="time" office:time-value="PT02H28M46.302S" calcext:value-type="time">
            <text:p>02:2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593.63" calcext:value-type="float">
            <text:p>593.63</text:p>
          </table:table-cell>
          <table:table-cell office:value-type="float" office:value="714.49" calcext:value-type="float">
            <text:p>714.49</text:p>
          </table:table-cell>
        </table:table-row>
        <table:table-row table:style-name="ro1">
          <table:table-cell office:value-type="float" office:value="8942301" calcext:value-type="float">
            <text:p>8942301</text:p>
          </table:table-cell>
          <table:table-cell table:formula="of:=TIME( ; ;[.A561]/1000)" office:value-type="time" office:time-value="PT02H29M02.301S" calcext:value-type="time">
            <text:p>02:2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594.68" calcext:value-type="float">
            <text:p>594.68</text:p>
          </table:table-cell>
          <table:table-cell office:value-type="float" office:value="715.73" calcext:value-type="float">
            <text:p>715.73</text:p>
          </table:table-cell>
        </table:table-row>
        <table:table-row table:style-name="ro1">
          <table:table-cell office:value-type="float" office:value="8958302" calcext:value-type="float">
            <text:p>8958302</text:p>
          </table:table-cell>
          <table:table-cell table:formula="of:=TIME( ; ;[.A562]/1000)" office:value-type="time" office:time-value="PT02H29M18.302S" calcext:value-type="time">
            <text:p>02:2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595.72" calcext:value-type="float">
            <text:p>595.72</text:p>
          </table:table-cell>
          <table:table-cell office:value-type="float" office:value="716.97" calcext:value-type="float">
            <text:p>716.97</text:p>
          </table:table-cell>
        </table:table-row>
        <table:table-row table:style-name="ro1">
          <table:table-cell office:value-type="float" office:value="8974302" calcext:value-type="float">
            <text:p>8974302</text:p>
          </table:table-cell>
          <table:table-cell table:formula="of:=TIME( ; ;[.A563]/1000)" office:value-type="time" office:time-value="PT02H29M34.302S" calcext:value-type="time">
            <text:p>02:2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596.77" calcext:value-type="float">
            <text:p>596.77</text:p>
          </table:table-cell>
          <table:table-cell office:value-type="float" office:value="718.21" calcext:value-type="float">
            <text:p>718.21</text:p>
          </table:table-cell>
        </table:table-row>
        <table:table-row table:style-name="ro1">
          <table:table-cell office:value-type="float" office:value="8990302" calcext:value-type="float">
            <text:p>8990302</text:p>
          </table:table-cell>
          <table:table-cell table:formula="of:=TIME( ; ;[.A564]/1000)" office:value-type="time" office:time-value="PT02H29M50.302S" calcext:value-type="time">
            <text:p>02:2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9" calcext:value-type="float">
            <text:p>278.49</text:p>
          </table:table-cell>
          <table:table-cell office:value-type="float" office:value="597.82" calcext:value-type="float">
            <text:p>597.82</text:p>
          </table:table-cell>
          <table:table-cell office:value-type="float" office:value="719.44" calcext:value-type="float">
            <text:p>719.44</text:p>
          </table:table-cell>
        </table:table-row>
        <table:table-row table:style-name="ro1">
          <table:table-cell office:value-type="float" office:value="9006302" calcext:value-type="float">
            <text:p>9006302</text:p>
          </table:table-cell>
          <table:table-cell table:formula="of:=TIME( ; ;[.A565]/1000)" office:value-type="time" office:time-value="PT02H30M06.302S" calcext:value-type="time">
            <text:p>02:3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7.66" calcext:value-type="float">
            <text:p>277.66</text:p>
          </table:table-cell>
          <table:table-cell office:value-type="float" office:value="598.86" calcext:value-type="float">
            <text:p>598.86</text:p>
          </table:table-cell>
          <table:table-cell office:value-type="float" office:value="720.68" calcext:value-type="float">
            <text:p>720.68</text:p>
          </table:table-cell>
        </table:table-row>
        <table:table-row table:style-name="ro1">
          <table:table-cell office:value-type="float" office:value="9022302" calcext:value-type="float">
            <text:p>9022302</text:p>
          </table:table-cell>
          <table:table-cell table:formula="of:=TIME( ; ;[.A566]/1000)" office:value-type="time" office:time-value="PT02H30M22.302S" calcext:value-type="time">
            <text:p>02:3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599.91" calcext:value-type="float">
            <text:p>599.91</text:p>
          </table:table-cell>
          <table:table-cell office:value-type="float" office:value="721.92" calcext:value-type="float">
            <text:p>721.92</text:p>
          </table:table-cell>
        </table:table-row>
        <table:table-row table:style-name="ro1">
          <table:table-cell office:value-type="float" office:value="9038302" calcext:value-type="float">
            <text:p>9038302</text:p>
          </table:table-cell>
          <table:table-cell table:formula="of:=TIME( ; ;[.A567]/1000)" office:value-type="time" office:time-value="PT02H30M38.302S" calcext:value-type="time">
            <text:p>02:3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600.95" calcext:value-type="float">
            <text:p>600.95</text:p>
          </table:table-cell>
          <table:table-cell office:value-type="float" office:value="723.15" calcext:value-type="float">
            <text:p>723.15</text:p>
          </table:table-cell>
        </table:table-row>
        <table:table-row table:style-name="ro1">
          <table:table-cell office:value-type="float" office:value="9054302" calcext:value-type="float">
            <text:p>9054302</text:p>
          </table:table-cell>
          <table:table-cell table:formula="of:=TIME( ; ;[.A568]/1000)" office:value-type="time" office:time-value="PT02H30M54.302S" calcext:value-type="time">
            <text:p>02:3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7" calcext:value-type="float">
            <text:p>278.37</text:p>
          </table:table-cell>
          <table:table-cell office:value-type="float" office:value="602" calcext:value-type="float">
            <text:p>602</text:p>
          </table:table-cell>
          <table:table-cell office:value-type="float" office:value="724.39" calcext:value-type="float">
            <text:p>724.39</text:p>
          </table:table-cell>
        </table:table-row>
        <table:table-row table:style-name="ro1">
          <table:table-cell office:value-type="float" office:value="9070302" calcext:value-type="float">
            <text:p>9070302</text:p>
          </table:table-cell>
          <table:table-cell table:formula="of:=TIME( ; ;[.A569]/1000)" office:value-type="time" office:time-value="PT02H31M10.302S" calcext:value-type="time">
            <text:p>02:3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603.04" calcext:value-type="float">
            <text:p>603.04</text:p>
          </table:table-cell>
          <table:table-cell office:value-type="float" office:value="725.62" calcext:value-type="float">
            <text:p>725.62</text:p>
          </table:table-cell>
        </table:table-row>
        <table:table-row table:style-name="ro1">
          <table:table-cell office:value-type="float" office:value="9086302" calcext:value-type="float">
            <text:p>9086302</text:p>
          </table:table-cell>
          <table:table-cell table:formula="of:=TIME( ; ;[.A570]/1000)" office:value-type="time" office:time-value="PT02H31M26.302S" calcext:value-type="time">
            <text:p>02:3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604.09" calcext:value-type="float">
            <text:p>604.09</text:p>
          </table:table-cell>
          <table:table-cell office:value-type="float" office:value="726.86" calcext:value-type="float">
            <text:p>726.86</text:p>
          </table:table-cell>
        </table:table-row>
        <table:table-row table:style-name="ro1">
          <table:table-cell office:value-type="float" office:value="9102302" calcext:value-type="float">
            <text:p>9102302</text:p>
          </table:table-cell>
          <table:table-cell table:formula="of:=TIME( ; ;[.A571]/1000)" office:value-type="time" office:time-value="PT02H31M42.302S" calcext:value-type="time">
            <text:p>02:31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605.14" calcext:value-type="float">
            <text:p>605.14</text:p>
          </table:table-cell>
          <table:table-cell office:value-type="float" office:value="728.1" calcext:value-type="float">
            <text:p>728.1</text:p>
          </table:table-cell>
        </table:table-row>
        <table:table-row table:style-name="ro1">
          <table:table-cell office:value-type="float" office:value="9118302" calcext:value-type="float">
            <text:p>9118302</text:p>
          </table:table-cell>
          <table:table-cell table:formula="of:=TIME( ; ;[.A572]/1000)" office:value-type="time" office:time-value="PT02H31M58.302S" calcext:value-type="time">
            <text:p>02:3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606.18" calcext:value-type="float">
            <text:p>606.18</text:p>
          </table:table-cell>
          <table:table-cell office:value-type="float" office:value="729.33" calcext:value-type="float">
            <text:p>729.33</text:p>
          </table:table-cell>
        </table:table-row>
        <table:table-row table:style-name="ro1">
          <table:table-cell office:value-type="float" office:value="9134302" calcext:value-type="float">
            <text:p>9134302</text:p>
          </table:table-cell>
          <table:table-cell table:formula="of:=TIME( ; ;[.A573]/1000)" office:value-type="time" office:time-value="PT02H32M14.302S" calcext:value-type="time">
            <text:p>02:3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607.23" calcext:value-type="float">
            <text:p>607.23</text:p>
          </table:table-cell>
          <table:table-cell office:value-type="float" office:value="730.57" calcext:value-type="float">
            <text:p>730.57</text:p>
          </table:table-cell>
        </table:table-row>
        <table:table-row table:style-name="ro1">
          <table:table-cell office:value-type="float" office:value="9150302" calcext:value-type="float">
            <text:p>9150302</text:p>
          </table:table-cell>
          <table:table-cell table:formula="of:=TIME( ; ;[.A574]/1000)" office:value-type="time" office:time-value="PT02H32M30.302S" calcext:value-type="time">
            <text:p>02:32:3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1" calcext:value-type="float">
            <text:p>277.31</text:p>
          </table:table-cell>
          <table:table-cell office:value-type="float" office:value="608.27" calcext:value-type="float">
            <text:p>608.27</text:p>
          </table:table-cell>
          <table:table-cell office:value-type="float" office:value="731.8" calcext:value-type="float">
            <text:p>731.8</text:p>
          </table:table-cell>
        </table:table-row>
        <table:table-row table:style-name="ro1">
          <table:table-cell office:value-type="float" office:value="9166302" calcext:value-type="float">
            <text:p>9166302</text:p>
          </table:table-cell>
          <table:table-cell table:formula="of:=TIME( ; ;[.A575]/1000)" office:value-type="time" office:time-value="PT02H32M46.302S" calcext:value-type="time">
            <text:p>02:32:46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609.32" calcext:value-type="float">
            <text:p>609.32</text:p>
          </table:table-cell>
          <table:table-cell office:value-type="float" office:value="733.04" calcext:value-type="float">
            <text:p>733.04</text:p>
          </table:table-cell>
        </table:table-row>
        <table:table-row table:style-name="ro1">
          <table:table-cell office:value-type="float" office:value="9182302" calcext:value-type="float">
            <text:p>9182302</text:p>
          </table:table-cell>
          <table:table-cell table:formula="of:=TIME( ; ;[.A576]/1000)" office:value-type="time" office:time-value="PT02H33M02.302S" calcext:value-type="time">
            <text:p>02:3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610.36" calcext:value-type="float">
            <text:p>610.36</text:p>
          </table:table-cell>
          <table:table-cell office:value-type="float" office:value="734.27" calcext:value-type="float">
            <text:p>734.27</text:p>
          </table:table-cell>
        </table:table-row>
        <table:table-row table:style-name="ro1">
          <table:table-cell office:value-type="float" office:value="9198302" calcext:value-type="float">
            <text:p>9198302</text:p>
          </table:table-cell>
          <table:table-cell table:formula="of:=TIME( ; ;[.A577]/1000)" office:value-type="time" office:time-value="PT02H33M18.302S" calcext:value-type="time">
            <text:p>02:33:1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11.4" calcext:value-type="float">
            <text:p>611.4</text:p>
          </table:table-cell>
          <table:table-cell office:value-type="float" office:value="735.5" calcext:value-type="float">
            <text:p>735.5</text:p>
          </table:table-cell>
        </table:table-row>
        <table:table-row table:style-name="ro1">
          <table:table-cell office:value-type="float" office:value="9214302" calcext:value-type="float">
            <text:p>9214302</text:p>
          </table:table-cell>
          <table:table-cell table:formula="of:=TIME( ; ;[.A578]/1000)" office:value-type="time" office:time-value="PT02H33M34.302S" calcext:value-type="time">
            <text:p>02:33:34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612.45" calcext:value-type="float">
            <text:p>612.45</text:p>
          </table:table-cell>
          <table:table-cell office:value-type="float" office:value="736.74" calcext:value-type="float">
            <text:p>736.74</text:p>
          </table:table-cell>
        </table:table-row>
        <table:table-row table:style-name="ro1">
          <table:table-cell office:value-type="float" office:value="9230302" calcext:value-type="float">
            <text:p>9230302</text:p>
          </table:table-cell>
          <table:table-cell table:formula="of:=TIME( ; ;[.A579]/1000)" office:value-type="time" office:time-value="PT02H33M50.302S" calcext:value-type="time">
            <text:p>02:3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613.49" calcext:value-type="float">
            <text:p>613.49</text:p>
          </table:table-cell>
          <table:table-cell office:value-type="float" office:value="737.97" calcext:value-type="float">
            <text:p>737.97</text:p>
          </table:table-cell>
        </table:table-row>
        <table:table-row table:style-name="ro1">
          <table:table-cell office:value-type="float" office:value="9246302" calcext:value-type="float">
            <text:p>9246302</text:p>
          </table:table-cell>
          <table:table-cell table:formula="of:=TIME( ; ;[.A580]/1000)" office:value-type="time" office:time-value="PT02H34M06.302S" calcext:value-type="time">
            <text:p>02:3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14.54" calcext:value-type="float">
            <text:p>614.54</text:p>
          </table:table-cell>
          <table:table-cell office:value-type="float" office:value="739.2" calcext:value-type="float">
            <text:p>739.2</text:p>
          </table:table-cell>
        </table:table-row>
        <table:table-row table:style-name="ro1">
          <table:table-cell office:value-type="float" office:value="9262302" calcext:value-type="float">
            <text:p>9262302</text:p>
          </table:table-cell>
          <table:table-cell table:formula="of:=TIME( ; ;[.A581]/1000)" office:value-type="time" office:time-value="PT02H34M22.302S" calcext:value-type="time">
            <text:p>02:34:22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615.58" calcext:value-type="float">
            <text:p>615.58</text:p>
          </table:table-cell>
          <table:table-cell office:value-type="float" office:value="740.43" calcext:value-type="float">
            <text:p>740.43</text:p>
          </table:table-cell>
        </table:table-row>
        <table:table-row table:style-name="ro1">
          <table:table-cell office:value-type="float" office:value="9278302" calcext:value-type="float">
            <text:p>9278302</text:p>
          </table:table-cell>
          <table:table-cell table:formula="of:=TIME( ; ;[.A582]/1000)" office:value-type="time" office:time-value="PT02H34M38.302S" calcext:value-type="time">
            <text:p>02:34:38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16.63" calcext:value-type="float">
            <text:p>616.63</text:p>
          </table:table-cell>
          <table:table-cell office:value-type="float" office:value="741.67" calcext:value-type="float">
            <text:p>741.67</text:p>
          </table:table-cell>
        </table:table-row>
        <table:table-row table:style-name="ro1">
          <table:table-cell office:value-type="float" office:value="9294302" calcext:value-type="float">
            <text:p>9294302</text:p>
          </table:table-cell>
          <table:table-cell table:formula="of:=TIME( ; ;[.A583]/1000)" office:value-type="time" office:time-value="PT02H34M54.302S" calcext:value-type="time">
            <text:p>02:34:54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17.67" calcext:value-type="float">
            <text:p>617.67</text:p>
          </table:table-cell>
          <table:table-cell office:value-type="float" office:value="742.9" calcext:value-type="float">
            <text:p>742.9</text:p>
          </table:table-cell>
        </table:table-row>
        <table:table-row table:style-name="ro1">
          <table:table-cell office:value-type="float" office:value="9310302" calcext:value-type="float">
            <text:p>9310302</text:p>
          </table:table-cell>
          <table:table-cell table:formula="of:=TIME( ; ;[.A584]/1000)" office:value-type="time" office:time-value="PT02H35M10.302S" calcext:value-type="time">
            <text:p>02:35:10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18.72" calcext:value-type="float">
            <text:p>618.72</text:p>
          </table:table-cell>
          <table:table-cell office:value-type="float" office:value="744.13" calcext:value-type="float">
            <text:p>744.13</text:p>
          </table:table-cell>
        </table:table-row>
        <table:table-row table:style-name="ro1">
          <table:table-cell office:value-type="float" office:value="9326302" calcext:value-type="float">
            <text:p>9326302</text:p>
          </table:table-cell>
          <table:table-cell table:formula="of:=TIME( ; ;[.A585]/1000)" office:value-type="time" office:time-value="PT02H35M26.302S" calcext:value-type="time">
            <text:p>02:35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619.76" calcext:value-type="float">
            <text:p>619.76</text:p>
          </table:table-cell>
          <table:table-cell office:value-type="float" office:value="745.36" calcext:value-type="float">
            <text:p>745.36</text:p>
          </table:table-cell>
        </table:table-row>
        <table:table-row table:style-name="ro1">
          <table:table-cell office:value-type="float" office:value="9342302" calcext:value-type="float">
            <text:p>9342302</text:p>
          </table:table-cell>
          <table:table-cell table:formula="of:=TIME( ; ;[.A586]/1000)" office:value-type="time" office:time-value="PT02H35M42.302S" calcext:value-type="time">
            <text:p>02:35:42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620.81" calcext:value-type="float">
            <text:p>620.81</text:p>
          </table:table-cell>
          <table:table-cell office:value-type="float" office:value="746.59" calcext:value-type="float">
            <text:p>746.59</text:p>
          </table:table-cell>
        </table:table-row>
        <table:table-row table:style-name="ro1">
          <table:table-cell office:value-type="float" office:value="9358302" calcext:value-type="float">
            <text:p>9358302</text:p>
          </table:table-cell>
          <table:table-cell table:formula="of:=TIME( ; ;[.A587]/1000)" office:value-type="time" office:time-value="PT02H35M58.302S" calcext:value-type="time">
            <text:p>02:35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621.85" calcext:value-type="float">
            <text:p>621.85</text:p>
          </table:table-cell>
          <table:table-cell office:value-type="float" office:value="747.83" calcext:value-type="float">
            <text:p>747.83</text:p>
          </table:table-cell>
        </table:table-row>
        <table:table-row table:style-name="ro1">
          <table:table-cell office:value-type="float" office:value="9374302" calcext:value-type="float">
            <text:p>9374302</text:p>
          </table:table-cell>
          <table:table-cell table:formula="of:=TIME( ; ;[.A588]/1000)" office:value-type="time" office:time-value="PT02H36M14.302S" calcext:value-type="time">
            <text:p>02:36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622.9" calcext:value-type="float">
            <text:p>622.9</text:p>
          </table:table-cell>
          <table:table-cell office:value-type="float" office:value="749.06" calcext:value-type="float">
            <text:p>749.06</text:p>
          </table:table-cell>
        </table:table-row>
        <table:table-row table:style-name="ro1">
          <table:table-cell office:value-type="float" office:value="9390302" calcext:value-type="float">
            <text:p>9390302</text:p>
          </table:table-cell>
          <table:table-cell table:formula="of:=TIME( ; ;[.A589]/1000)" office:value-type="time" office:time-value="PT02H36M30.302S" calcext:value-type="time">
            <text:p>02:36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623.94" calcext:value-type="float">
            <text:p>623.94</text:p>
          </table:table-cell>
          <table:table-cell office:value-type="float" office:value="750.29" calcext:value-type="float">
            <text:p>750.29</text:p>
          </table:table-cell>
        </table:table-row>
        <table:table-row table:style-name="ro1">
          <table:table-cell office:value-type="float" office:value="9406302" calcext:value-type="float">
            <text:p>9406302</text:p>
          </table:table-cell>
          <table:table-cell table:formula="of:=TIME( ; ;[.A590]/1000)" office:value-type="time" office:time-value="PT02H36M46.302S" calcext:value-type="time">
            <text:p>02:36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624.98" calcext:value-type="float">
            <text:p>624.98</text:p>
          </table:table-cell>
          <table:table-cell office:value-type="float" office:value="751.52" calcext:value-type="float">
            <text:p>751.52</text:p>
          </table:table-cell>
        </table:table-row>
        <table:table-row table:style-name="ro1">
          <table:table-cell office:value-type="float" office:value="9422302" calcext:value-type="float">
            <text:p>9422302</text:p>
          </table:table-cell>
          <table:table-cell table:formula="of:=TIME( ; ;[.A591]/1000)" office:value-type="time" office:time-value="PT02H37M02.302S" calcext:value-type="time">
            <text:p>02:37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626.03" calcext:value-type="float">
            <text:p>626.03</text:p>
          </table:table-cell>
          <table:table-cell office:value-type="float" office:value="752.75" calcext:value-type="float">
            <text:p>752.75</text:p>
          </table:table-cell>
        </table:table-row>
        <table:table-row table:style-name="ro1">
          <table:table-cell office:value-type="float" office:value="9438302" calcext:value-type="float">
            <text:p>9438302</text:p>
          </table:table-cell>
          <table:table-cell table:formula="of:=TIME( ; ;[.A592]/1000)" office:value-type="time" office:time-value="PT02H37M18.302S" calcext:value-type="time">
            <text:p>02:37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627.07" calcext:value-type="float">
            <text:p>627.07</text:p>
          </table:table-cell>
          <table:table-cell office:value-type="float" office:value="753.98" calcext:value-type="float">
            <text:p>753.98</text:p>
          </table:table-cell>
        </table:table-row>
        <table:table-row table:style-name="ro1">
          <table:table-cell office:value-type="float" office:value="9454302" calcext:value-type="float">
            <text:p>9454302</text:p>
          </table:table-cell>
          <table:table-cell table:formula="of:=TIME( ; ;[.A593]/1000)" office:value-type="time" office:time-value="PT02H37M34.302S" calcext:value-type="time">
            <text:p>02:37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628.12" calcext:value-type="float">
            <text:p>628.12</text:p>
          </table:table-cell>
          <table:table-cell office:value-type="float" office:value="755.21" calcext:value-type="float">
            <text:p>755.21</text:p>
          </table:table-cell>
        </table:table-row>
        <table:table-row table:style-name="ro1">
          <table:table-cell office:value-type="float" office:value="9470302" calcext:value-type="float">
            <text:p>9470302</text:p>
          </table:table-cell>
          <table:table-cell table:formula="of:=TIME( ; ;[.A594]/1000)" office:value-type="time" office:time-value="PT02H37M50.302S" calcext:value-type="time">
            <text:p>02:37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5.89" calcext:value-type="float">
            <text:p>275.89</text:p>
          </table:table-cell>
          <table:table-cell office:value-type="float" office:value="629.16" calcext:value-type="float">
            <text:p>629.16</text:p>
          </table:table-cell>
          <table:table-cell office:value-type="float" office:value="756.44" calcext:value-type="float">
            <text:p>756.44</text:p>
          </table:table-cell>
        </table:table-row>
        <table:table-row table:style-name="ro1">
          <table:table-cell office:value-type="float" office:value="9486302" calcext:value-type="float">
            <text:p>9486302</text:p>
          </table:table-cell>
          <table:table-cell table:formula="of:=TIME( ; ;[.A595]/1000)" office:value-type="time" office:time-value="PT02H38M06.302S" calcext:value-type="time">
            <text:p>02:38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630.2" calcext:value-type="float">
            <text:p>630.2</text:p>
          </table:table-cell>
          <table:table-cell office:value-type="float" office:value="757.67" calcext:value-type="float">
            <text:p>757.67</text:p>
          </table:table-cell>
        </table:table-row>
        <table:table-row table:style-name="ro1">
          <table:table-cell office:value-type="float" office:value="9502302" calcext:value-type="float">
            <text:p>9502302</text:p>
          </table:table-cell>
          <table:table-cell table:formula="of:=TIME( ; ;[.A596]/1000)" office:value-type="time" office:time-value="PT02H38M22.302S" calcext:value-type="time">
            <text:p>02:38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631.25" calcext:value-type="float">
            <text:p>631.25</text:p>
          </table:table-cell>
          <table:table-cell office:value-type="float" office:value="758.9" calcext:value-type="float">
            <text:p>758.9</text:p>
          </table:table-cell>
        </table:table-row>
        <table:table-row table:style-name="ro1">
          <table:table-cell office:value-type="float" office:value="9518302" calcext:value-type="float">
            <text:p>9518302</text:p>
          </table:table-cell>
          <table:table-cell table:formula="of:=TIME( ; ;[.A597]/1000)" office:value-type="time" office:time-value="PT02H38M38.302S" calcext:value-type="time">
            <text:p>02:38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632.29" calcext:value-type="float">
            <text:p>632.29</text:p>
          </table:table-cell>
          <table:table-cell office:value-type="float" office:value="760.13" calcext:value-type="float">
            <text:p>760.13</text:p>
          </table:table-cell>
        </table:table-row>
        <table:table-row table:style-name="ro1">
          <table:table-cell office:value-type="float" office:value="9534302" calcext:value-type="float">
            <text:p>9534302</text:p>
          </table:table-cell>
          <table:table-cell table:formula="of:=TIME( ; ;[.A598]/1000)" office:value-type="time" office:time-value="PT02H38M54.302S" calcext:value-type="time">
            <text:p>02:38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633.33" calcext:value-type="float">
            <text:p>633.33</text:p>
          </table:table-cell>
          <table:table-cell office:value-type="float" office:value="761.36" calcext:value-type="float">
            <text:p>761.36</text:p>
          </table:table-cell>
        </table:table-row>
        <table:table-row table:style-name="ro1">
          <table:table-cell office:value-type="float" office:value="9550302" calcext:value-type="float">
            <text:p>9550302</text:p>
          </table:table-cell>
          <table:table-cell table:formula="of:=TIME( ; ;[.A599]/1000)" office:value-type="time" office:time-value="PT02H39M10.302S" calcext:value-type="time">
            <text:p>02:39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634.37" calcext:value-type="float">
            <text:p>634.37</text:p>
          </table:table-cell>
          <table:table-cell office:value-type="float" office:value="762.59" calcext:value-type="float">
            <text:p>762.59</text:p>
          </table:table-cell>
        </table:table-row>
        <table:table-row table:style-name="ro1">
          <table:table-cell office:value-type="float" office:value="9566302" calcext:value-type="float">
            <text:p>9566302</text:p>
          </table:table-cell>
          <table:table-cell table:formula="of:=TIME( ; ;[.A600]/1000)" office:value-type="time" office:time-value="PT02H39M26.302S" calcext:value-type="time">
            <text:p>02:39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635.42" calcext:value-type="float">
            <text:p>635.42</text:p>
          </table:table-cell>
          <table:table-cell office:value-type="float" office:value="763.82" calcext:value-type="float">
            <text:p>763.82</text:p>
          </table:table-cell>
        </table:table-row>
        <table:table-row table:style-name="ro1">
          <table:table-cell office:value-type="float" office:value="9582302" calcext:value-type="float">
            <text:p>9582302</text:p>
          </table:table-cell>
          <table:table-cell table:formula="of:=TIME( ; ;[.A601]/1000)" office:value-type="time" office:time-value="PT02H39M42.302S" calcext:value-type="time">
            <text:p>02:39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636.46" calcext:value-type="float">
            <text:p>636.46</text:p>
          </table:table-cell>
          <table:table-cell office:value-type="float" office:value="765.05" calcext:value-type="float">
            <text:p>765.05</text:p>
          </table:table-cell>
        </table:table-row>
        <table:table-row table:style-name="ro1">
          <table:table-cell office:value-type="float" office:value="9598302" calcext:value-type="float">
            <text:p>9598302</text:p>
          </table:table-cell>
          <table:table-cell table:formula="of:=TIME( ; ;[.A602]/1000)" office:value-type="time" office:time-value="PT02H39M58.302S" calcext:value-type="time">
            <text:p>02:39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637.5" calcext:value-type="float">
            <text:p>637.5</text:p>
          </table:table-cell>
          <table:table-cell office:value-type="float" office:value="766.28" calcext:value-type="float">
            <text:p>766.28</text:p>
          </table:table-cell>
        </table:table-row>
        <table:table-row table:style-name="ro1">
          <table:table-cell office:value-type="float" office:value="9614302" calcext:value-type="float">
            <text:p>9614302</text:p>
          </table:table-cell>
          <table:table-cell table:formula="of:=TIME( ; ;[.A603]/1000)" office:value-type="time" office:time-value="PT02H40M14.302S" calcext:value-type="time">
            <text:p>02:40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638.55" calcext:value-type="float">
            <text:p>638.55</text:p>
          </table:table-cell>
          <table:table-cell office:value-type="float" office:value="767.51" calcext:value-type="float">
            <text:p>767.51</text:p>
          </table:table-cell>
        </table:table-row>
        <table:table-row table:style-name="ro1">
          <table:table-cell office:value-type="float" office:value="9630302" calcext:value-type="float">
            <text:p>9630302</text:p>
          </table:table-cell>
          <table:table-cell table:formula="of:=TIME( ; ;[.A604]/1000)" office:value-type="time" office:time-value="PT02H40M30.302S" calcext:value-type="time">
            <text:p>02:40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639.59" calcext:value-type="float">
            <text:p>639.59</text:p>
          </table:table-cell>
          <table:table-cell office:value-type="float" office:value="768.74" calcext:value-type="float">
            <text:p>768.74</text:p>
          </table:table-cell>
        </table:table-row>
        <table:table-row table:style-name="ro1">
          <table:table-cell office:value-type="float" office:value="9646302" calcext:value-type="float">
            <text:p>9646302</text:p>
          </table:table-cell>
          <table:table-cell table:formula="of:=TIME( ; ;[.A605]/1000)" office:value-type="time" office:time-value="PT02H40M46.302S" calcext:value-type="time">
            <text:p>02:40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640.63" calcext:value-type="float">
            <text:p>640.63</text:p>
          </table:table-cell>
          <table:table-cell office:value-type="float" office:value="769.97" calcext:value-type="float">
            <text:p>769.97</text:p>
          </table:table-cell>
        </table:table-row>
        <table:table-row table:style-name="ro1">
          <table:table-cell office:value-type="float" office:value="9662302" calcext:value-type="float">
            <text:p>9662302</text:p>
          </table:table-cell>
          <table:table-cell table:formula="of:=TIME( ; ;[.A606]/1000)" office:value-type="time" office:time-value="PT02H41M02.302S" calcext:value-type="time">
            <text:p>02:41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641.67" calcext:value-type="float">
            <text:p>641.67</text:p>
          </table:table-cell>
          <table:table-cell office:value-type="float" office:value="771.2" calcext:value-type="float">
            <text:p>771.2</text:p>
          </table:table-cell>
        </table:table-row>
        <table:table-row table:style-name="ro1">
          <table:table-cell office:value-type="float" office:value="9678302" calcext:value-type="float">
            <text:p>9678302</text:p>
          </table:table-cell>
          <table:table-cell table:formula="of:=TIME( ; ;[.A607]/1000)" office:value-type="time" office:time-value="PT02H41M18.302S" calcext:value-type="time">
            <text:p>02:41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642.72" calcext:value-type="float">
            <text:p>642.72</text:p>
          </table:table-cell>
          <table:table-cell office:value-type="float" office:value="772.43" calcext:value-type="float">
            <text:p>772.43</text:p>
          </table:table-cell>
        </table:table-row>
        <table:table-row table:style-name="ro1">
          <table:table-cell office:value-type="float" office:value="9694302" calcext:value-type="float">
            <text:p>9694302</text:p>
          </table:table-cell>
          <table:table-cell table:formula="of:=TIME( ; ;[.A608]/1000)" office:value-type="time" office:time-value="PT02H41M34.302S" calcext:value-type="time">
            <text:p>02:41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643.76" calcext:value-type="float">
            <text:p>643.76</text:p>
          </table:table-cell>
          <table:table-cell office:value-type="float" office:value="773.66" calcext:value-type="float">
            <text:p>773.66</text:p>
          </table:table-cell>
        </table:table-row>
        <table:table-row table:style-name="ro1">
          <table:table-cell office:value-type="float" office:value="9710302" calcext:value-type="float">
            <text:p>9710302</text:p>
          </table:table-cell>
          <table:table-cell table:formula="of:=TIME( ; ;[.A609]/1000)" office:value-type="time" office:time-value="PT02H41M50.302S" calcext:value-type="time">
            <text:p>02:41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644.8" calcext:value-type="float">
            <text:p>644.8</text:p>
          </table:table-cell>
          <table:table-cell office:value-type="float" office:value="774.88" calcext:value-type="float">
            <text:p>774.88</text:p>
          </table:table-cell>
        </table:table-row>
        <table:table-row table:style-name="ro1">
          <table:table-cell office:value-type="float" office:value="9726302" calcext:value-type="float">
            <text:p>9726302</text:p>
          </table:table-cell>
          <table:table-cell table:formula="of:=TIME( ; ;[.A610]/1000)" office:value-type="time" office:time-value="PT02H42M06.302S" calcext:value-type="time">
            <text:p>02:42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645.84" calcext:value-type="float">
            <text:p>645.84</text:p>
          </table:table-cell>
          <table:table-cell office:value-type="float" office:value="776.11" calcext:value-type="float">
            <text:p>776.11</text:p>
          </table:table-cell>
        </table:table-row>
        <table:table-row table:style-name="ro1">
          <table:table-cell office:value-type="float" office:value="9742302" calcext:value-type="float">
            <text:p>9742302</text:p>
          </table:table-cell>
          <table:table-cell table:formula="of:=TIME( ; ;[.A611]/1000)" office:value-type="time" office:time-value="PT02H42M22.302S" calcext:value-type="time">
            <text:p>02:42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646.88" calcext:value-type="float">
            <text:p>646.88</text:p>
          </table:table-cell>
          <table:table-cell office:value-type="float" office:value="777.34" calcext:value-type="float">
            <text:p>777.34</text:p>
          </table:table-cell>
        </table:table-row>
        <table:table-row table:style-name="ro1">
          <table:table-cell office:value-type="float" office:value="9758302" calcext:value-type="float">
            <text:p>9758302</text:p>
          </table:table-cell>
          <table:table-cell table:formula="of:=TIME( ; ;[.A612]/1000)" office:value-type="time" office:time-value="PT02H42M38.302S" calcext:value-type="time">
            <text:p>02:42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647.93" calcext:value-type="float">
            <text:p>647.93</text:p>
          </table:table-cell>
          <table:table-cell office:value-type="float" office:value="778.57" calcext:value-type="float">
            <text:p>778.57</text:p>
          </table:table-cell>
        </table:table-row>
        <table:table-row table:style-name="ro1">
          <table:table-cell office:value-type="float" office:value="9774302" calcext:value-type="float">
            <text:p>9774302</text:p>
          </table:table-cell>
          <table:table-cell table:formula="of:=TIME( ; ;[.A613]/1000)" office:value-type="time" office:time-value="PT02H42M54.302S" calcext:value-type="time">
            <text:p>02:42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648.97" calcext:value-type="float">
            <text:p>648.97</text:p>
          </table:table-cell>
          <table:table-cell office:value-type="float" office:value="779.79" calcext:value-type="float">
            <text:p>779.79</text:p>
          </table:table-cell>
        </table:table-row>
        <table:table-row table:style-name="ro1">
          <table:table-cell office:value-type="float" office:value="9790302" calcext:value-type="float">
            <text:p>9790302</text:p>
          </table:table-cell>
          <table:table-cell table:formula="of:=TIME( ; ;[.A614]/1000)" office:value-type="time" office:time-value="PT02H43M10.302S" calcext:value-type="time">
            <text:p>02:43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650.01" calcext:value-type="float">
            <text:p>650.01</text:p>
          </table:table-cell>
          <table:table-cell office:value-type="float" office:value="781.02" calcext:value-type="float">
            <text:p>781.02</text:p>
          </table:table-cell>
        </table:table-row>
        <table:table-row table:style-name="ro1">
          <table:table-cell office:value-type="float" office:value="9806302" calcext:value-type="float">
            <text:p>9806302</text:p>
          </table:table-cell>
          <table:table-cell table:formula="of:=TIME( ; ;[.A615]/1000)" office:value-type="time" office:time-value="PT02H43M26.302S" calcext:value-type="time">
            <text:p>02:43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651.05" calcext:value-type="float">
            <text:p>651.05</text:p>
          </table:table-cell>
          <table:table-cell office:value-type="float" office:value="782.24" calcext:value-type="float">
            <text:p>782.24</text:p>
          </table:table-cell>
        </table:table-row>
        <table:table-row table:style-name="ro1">
          <table:table-cell office:value-type="float" office:value="9822302" calcext:value-type="float">
            <text:p>9822302</text:p>
          </table:table-cell>
          <table:table-cell table:formula="of:=TIME( ; ;[.A616]/1000)" office:value-type="time" office:time-value="PT02H43M42.302S" calcext:value-type="time">
            <text:p>02:43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652.09" calcext:value-type="float">
            <text:p>652.09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>
          <table:table-cell office:value-type="float" office:value="9838302" calcext:value-type="float">
            <text:p>9838302</text:p>
          </table:table-cell>
          <table:table-cell table:formula="of:=TIME( ; ;[.A617]/1000)" office:value-type="time" office:time-value="PT02H43M58.302S" calcext:value-type="time">
            <text:p>02:43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653.13" calcext:value-type="float">
            <text:p>653.13</text:p>
          </table:table-cell>
          <table:table-cell office:value-type="float" office:value="784.69" calcext:value-type="float">
            <text:p>784.69</text:p>
          </table:table-cell>
        </table:table-row>
        <table:table-row table:style-name="ro1">
          <table:table-cell office:value-type="float" office:value="9854302" calcext:value-type="float">
            <text:p>9854302</text:p>
          </table:table-cell>
          <table:table-cell table:formula="of:=TIME( ; ;[.A618]/1000)" office:value-type="time" office:time-value="PT02H44M14.302S" calcext:value-type="time">
            <text:p>02:44:14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654.17" calcext:value-type="float">
            <text:p>654.17</text:p>
          </table:table-cell>
          <table:table-cell office:value-type="float" office:value="785.92" calcext:value-type="float">
            <text:p>785.92</text:p>
          </table:table-cell>
        </table:table-row>
        <table:table-row table:style-name="ro1">
          <table:table-cell office:value-type="float" office:value="9870302" calcext:value-type="float">
            <text:p>9870302</text:p>
          </table:table-cell>
          <table:table-cell table:formula="of:=TIME( ; ;[.A619]/1000)" office:value-type="time" office:time-value="PT02H44M30.302S" calcext:value-type="time">
            <text:p>02:44:30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655.21" calcext:value-type="float">
            <text:p>655.21</text:p>
          </table:table-cell>
          <table:table-cell office:value-type="float" office:value="787.14" calcext:value-type="float">
            <text:p>787.14</text:p>
          </table:table-cell>
        </table:table-row>
        <table:table-row table:style-name="ro1">
          <table:table-cell office:value-type="float" office:value="9886302" calcext:value-type="float">
            <text:p>9886302</text:p>
          </table:table-cell>
          <table:table-cell table:formula="of:=TIME( ; ;[.A620]/1000)" office:value-type="time" office:time-value="PT02H44M46.302S" calcext:value-type="time">
            <text:p>02:44:46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656.26" calcext:value-type="float">
            <text:p>656.26</text:p>
          </table:table-cell>
          <table:table-cell office:value-type="float" office:value="788.37" calcext:value-type="float">
            <text:p>788.37</text:p>
          </table:table-cell>
        </table:table-row>
        <table:table-row table:style-name="ro1">
          <table:table-cell office:value-type="float" office:value="9902302" calcext:value-type="float">
            <text:p>9902302</text:p>
          </table:table-cell>
          <table:table-cell table:formula="of:=TIME( ; ;[.A621]/1000)" office:value-type="time" office:time-value="PT02H45M02.302S" calcext:value-type="time">
            <text:p>02:45:02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657.3" calcext:value-type="float">
            <text:p>657.3</text:p>
          </table:table-cell>
          <table:table-cell office:value-type="float" office:value="789.59" calcext:value-type="float">
            <text:p>789.59</text:p>
          </table:table-cell>
        </table:table-row>
        <table:table-row table:style-name="ro1">
          <table:table-cell office:value-type="float" office:value="9918302" calcext:value-type="float">
            <text:p>9918302</text:p>
          </table:table-cell>
          <table:table-cell table:formula="of:=TIME( ; ;[.A622]/1000)" office:value-type="time" office:time-value="PT02H45M18.302S" calcext:value-type="time">
            <text:p>02:45:18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658.34" calcext:value-type="float">
            <text:p>658.34</text:p>
          </table:table-cell>
          <table:table-cell office:value-type="float" office:value="790.82" calcext:value-type="float">
            <text:p>790.82</text:p>
          </table:table-cell>
        </table:table-row>
        <table:table-row table:style-name="ro1">
          <table:table-cell office:value-type="float" office:value="9934302" calcext:value-type="float">
            <text:p>9934302</text:p>
          </table:table-cell>
          <table:table-cell table:formula="of:=TIME( ; ;[.A623]/1000)" office:value-type="time" office:time-value="PT02H45M34.302S" calcext:value-type="time">
            <text:p>02:45:34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659.38" calcext:value-type="float">
            <text:p>659.38</text:p>
          </table:table-cell>
          <table:table-cell office:value-type="float" office:value="792.04" calcext:value-type="float">
            <text:p>792.04</text:p>
          </table:table-cell>
        </table:table-row>
        <table:table-row table:style-name="ro1">
          <table:table-cell office:value-type="float" office:value="9950302" calcext:value-type="float">
            <text:p>9950302</text:p>
          </table:table-cell>
          <table:table-cell table:formula="of:=TIME( ; ;[.A624]/1000)" office:value-type="time" office:time-value="PT02H45M50.302S" calcext:value-type="time">
            <text:p>02:45:50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660.42" calcext:value-type="float">
            <text:p>660.42</text:p>
          </table:table-cell>
          <table:table-cell office:value-type="float" office:value="793.26" calcext:value-type="float">
            <text:p>793.26</text:p>
          </table:table-cell>
        </table:table-row>
        <table:table-row table:style-name="ro1">
          <table:table-cell office:value-type="float" office:value="9966302" calcext:value-type="float">
            <text:p>9966302</text:p>
          </table:table-cell>
          <table:table-cell table:formula="of:=TIME( ; ;[.A625]/1000)" office:value-type="time" office:time-value="PT02H46M06.302S" calcext:value-type="time">
            <text:p>02:46:06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661.46" calcext:value-type="float">
            <text:p>661.46</text:p>
          </table:table-cell>
          <table:table-cell office:value-type="float" office:value="794.49" calcext:value-type="float">
            <text:p>794.49</text:p>
          </table:table-cell>
        </table:table-row>
        <table:table-row table:style-name="ro1">
          <table:table-cell office:value-type="float" office:value="9982302" calcext:value-type="float">
            <text:p>9982302</text:p>
          </table:table-cell>
          <table:table-cell table:formula="of:=TIME( ; ;[.A626]/1000)" office:value-type="time" office:time-value="PT02H46M22.302S" calcext:value-type="time">
            <text:p>02:46:22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662.5" calcext:value-type="float">
            <text:p>662.5</text:p>
          </table:table-cell>
          <table:table-cell office:value-type="float" office:value="795.71" calcext:value-type="float">
            <text:p>795.71</text:p>
          </table:table-cell>
        </table:table-row>
        <table:table-row table:style-name="ro1">
          <table:table-cell office:value-type="float" office:value="9998302" calcext:value-type="float">
            <text:p>9998302</text:p>
          </table:table-cell>
          <table:table-cell table:formula="of:=TIME( ; ;[.A627]/1000)" office:value-type="time" office:time-value="PT02H46M38.302S" calcext:value-type="time">
            <text:p>02:46:3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663.54" calcext:value-type="float">
            <text:p>663.54</text:p>
          </table:table-cell>
          <table:table-cell office:value-type="float" office:value="796.93" calcext:value-type="float">
            <text:p>796.93</text:p>
          </table:table-cell>
        </table:table-row>
        <table:table-row table:style-name="ro1">
          <table:table-cell office:value-type="float" office:value="10014302" calcext:value-type="float">
            <text:p>10014302</text:p>
          </table:table-cell>
          <table:table-cell table:formula="of:=TIME( ; ;[.A628]/1000)" office:value-type="time" office:time-value="PT02H46M54.302S" calcext:value-type="time">
            <text:p>02:46:54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664.58" calcext:value-type="float">
            <text:p>664.58</text:p>
          </table:table-cell>
          <table:table-cell office:value-type="float" office:value="798.15" calcext:value-type="float">
            <text:p>798.15</text:p>
          </table:table-cell>
        </table:table-row>
        <table:table-row table:style-name="ro1">
          <table:table-cell office:value-type="float" office:value="10030302" calcext:value-type="float">
            <text:p>10030302</text:p>
          </table:table-cell>
          <table:table-cell table:formula="of:=TIME( ; ;[.A629]/1000)" office:value-type="time" office:time-value="PT02H47M10.302S" calcext:value-type="time">
            <text:p>02:47:10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665.62" calcext:value-type="float">
            <text:p>665.62</text:p>
          </table:table-cell>
          <table:table-cell office:value-type="float" office:value="799.38" calcext:value-type="float">
            <text:p>799.38</text:p>
          </table:table-cell>
        </table:table-row>
        <table:table-row table:style-name="ro1">
          <table:table-cell office:value-type="float" office:value="10046302" calcext:value-type="float">
            <text:p>10046302</text:p>
          </table:table-cell>
          <table:table-cell table:formula="of:=TIME( ; ;[.A630]/1000)" office:value-type="time" office:time-value="PT02H47M26.302S" calcext:value-type="time">
            <text:p>02:47:26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666.66" calcext:value-type="float">
            <text:p>666.66</text:p>
          </table:table-cell>
          <table:table-cell office:value-type="float" office:value="800.6" calcext:value-type="float">
            <text:p>800.6</text:p>
          </table:table-cell>
        </table:table-row>
        <table:table-row table:style-name="ro1">
          <table:table-cell office:value-type="float" office:value="10062302" calcext:value-type="float">
            <text:p>10062302</text:p>
          </table:table-cell>
          <table:table-cell table:formula="of:=TIME( ; ;[.A631]/1000)" office:value-type="time" office:time-value="PT02H47M42.302S" calcext:value-type="time">
            <text:p>02:47:42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667.7" calcext:value-type="float">
            <text:p>667.7</text:p>
          </table:table-cell>
          <table:table-cell office:value-type="float" office:value="801.82" calcext:value-type="float">
            <text:p>801.82</text:p>
          </table:table-cell>
        </table:table-row>
        <table:table-row table:style-name="ro1">
          <table:table-cell office:value-type="float" office:value="10078302" calcext:value-type="float">
            <text:p>10078302</text:p>
          </table:table-cell>
          <table:table-cell table:formula="of:=TIME( ; ;[.A632]/1000)" office:value-type="time" office:time-value="PT02H47M58.302S" calcext:value-type="time">
            <text:p>02:47:58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668.74" calcext:value-type="float">
            <text:p>668.74</text:p>
          </table:table-cell>
          <table:table-cell office:value-type="float" office:value="803.05" calcext:value-type="float">
            <text:p>803.05</text:p>
          </table:table-cell>
        </table:table-row>
        <table:table-row table:style-name="ro1">
          <table:table-cell office:value-type="float" office:value="10094302" calcext:value-type="float">
            <text:p>10094302</text:p>
          </table:table-cell>
          <table:table-cell table:formula="of:=TIME( ; ;[.A633]/1000)" office:value-type="time" office:time-value="PT02H48M14.302S" calcext:value-type="time">
            <text:p>02:48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669.78" calcext:value-type="float">
            <text:p>669.78</text:p>
          </table:table-cell>
          <table:table-cell office:value-type="float" office:value="804.27" calcext:value-type="float">
            <text:p>804.27</text:p>
          </table:table-cell>
        </table:table-row>
        <table:table-row table:style-name="ro1">
          <table:table-cell office:value-type="float" office:value="10110302" calcext:value-type="float">
            <text:p>10110302</text:p>
          </table:table-cell>
          <table:table-cell table:formula="of:=TIME( ; ;[.A634]/1000)" office:value-type="time" office:time-value="PT02H48M30.302S" calcext:value-type="time">
            <text:p>02:48:30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3" calcext:value-type="float">
            <text:p>274.93</text:p>
          </table:table-cell>
          <table:table-cell office:value-type="float" office:value="670.82" calcext:value-type="float">
            <text:p>670.82</text:p>
          </table:table-cell>
          <table:table-cell office:value-type="float" office:value="805.49" calcext:value-type="float">
            <text:p>805.49</text:p>
          </table:table-cell>
        </table:table-row>
        <table:table-row table:style-name="ro1">
          <table:table-cell office:value-type="float" office:value="10126302" calcext:value-type="float">
            <text:p>10126302</text:p>
          </table:table-cell>
          <table:table-cell table:formula="of:=TIME( ; ;[.A635]/1000)" office:value-type="time" office:time-value="PT02H48M46.302S" calcext:value-type="time">
            <text:p>02:48:46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671.86" calcext:value-type="float">
            <text:p>671.86</text:p>
          </table:table-cell>
          <table:table-cell office:value-type="float" office:value="806.71" calcext:value-type="float">
            <text:p>806.71</text:p>
          </table:table-cell>
        </table:table-row>
        <table:table-row table:style-name="ro1">
          <table:table-cell office:value-type="float" office:value="10142302" calcext:value-type="float">
            <text:p>10142302</text:p>
          </table:table-cell>
          <table:table-cell table:formula="of:=TIME( ; ;[.A636]/1000)" office:value-type="time" office:time-value="PT02H49M02.302S" calcext:value-type="time">
            <text:p>02:49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672.9" calcext:value-type="float">
            <text:p>672.9</text:p>
          </table:table-cell>
          <table:table-cell office:value-type="float" office:value="807.93" calcext:value-type="float">
            <text:p>807.93</text:p>
          </table:table-cell>
        </table:table-row>
        <table:table-row table:style-name="ro1">
          <table:table-cell office:value-type="float" office:value="10158302" calcext:value-type="float">
            <text:p>10158302</text:p>
          </table:table-cell>
          <table:table-cell table:formula="of:=TIME( ; ;[.A637]/1000)" office:value-type="time" office:time-value="PT02H49M18.302S" calcext:value-type="time">
            <text:p>02:49:18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673.94" calcext:value-type="float">
            <text:p>673.94</text:p>
          </table:table-cell>
          <table:table-cell office:value-type="float" office:value="809.15" calcext:value-type="float">
            <text:p>809.15</text:p>
          </table:table-cell>
        </table:table-row>
        <table:table-row table:style-name="ro1">
          <table:table-cell office:value-type="float" office:value="10174302" calcext:value-type="float">
            <text:p>10174302</text:p>
          </table:table-cell>
          <table:table-cell table:formula="of:=TIME( ; ;[.A638]/1000)" office:value-type="time" office:time-value="PT02H49M34.302S" calcext:value-type="time">
            <text:p>02:49:3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674.98" calcext:value-type="float">
            <text:p>674.98</text:p>
          </table:table-cell>
          <table:table-cell office:value-type="float" office:value="810.38" calcext:value-type="float">
            <text:p>810.38</text:p>
          </table:table-cell>
        </table:table-row>
        <table:table-row table:style-name="ro1">
          <table:table-cell office:value-type="float" office:value="10190302" calcext:value-type="float">
            <text:p>10190302</text:p>
          </table:table-cell>
          <table:table-cell table:formula="of:=TIME( ; ;[.A639]/1000)" office:value-type="time" office:time-value="PT02H49M50.302S" calcext:value-type="time">
            <text:p>02:49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676.02" calcext:value-type="float">
            <text:p>676.02</text:p>
          </table:table-cell>
          <table:table-cell office:value-type="float" office:value="811.6" calcext:value-type="float">
            <text:p>811.6</text:p>
          </table:table-cell>
        </table:table-row>
        <table:table-row table:style-name="ro1">
          <table:table-cell office:value-type="float" office:value="10206302" calcext:value-type="float">
            <text:p>10206302</text:p>
          </table:table-cell>
          <table:table-cell table:formula="of:=TIME( ; ;[.A640]/1000)" office:value-type="time" office:time-value="PT02H50M06.302S" calcext:value-type="time">
            <text:p>02:50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677.06" calcext:value-type="float">
            <text:p>677.06</text:p>
          </table:table-cell>
          <table:table-cell office:value-type="float" office:value="812.82" calcext:value-type="float">
            <text:p>812.82</text:p>
          </table:table-cell>
        </table:table-row>
        <table:table-row table:style-name="ro1">
          <table:table-cell office:value-type="float" office:value="10222302" calcext:value-type="float">
            <text:p>10222302</text:p>
          </table:table-cell>
          <table:table-cell table:formula="of:=TIME( ; ;[.A641]/1000)" office:value-type="time" office:time-value="PT02H50M22.302S" calcext:value-type="time">
            <text:p>02:50:22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678.1" calcext:value-type="float">
            <text:p>678.1</text:p>
          </table:table-cell>
          <table:table-cell office:value-type="float" office:value="814.04" calcext:value-type="float">
            <text:p>814.04</text:p>
          </table:table-cell>
        </table:table-row>
        <table:table-row table:style-name="ro1">
          <table:table-cell office:value-type="float" office:value="10238302" calcext:value-type="float">
            <text:p>10238302</text:p>
          </table:table-cell>
          <table:table-cell table:formula="of:=TIME( ; ;[.A642]/1000)" office:value-type="time" office:time-value="PT02H50M38.302S" calcext:value-type="time">
            <text:p>02:50:38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679.13" calcext:value-type="float">
            <text:p>679.13</text:p>
          </table:table-cell>
          <table:table-cell office:value-type="float" office:value="815.26" calcext:value-type="float">
            <text:p>815.26</text:p>
          </table:table-cell>
        </table:table-row>
        <table:table-row table:style-name="ro1">
          <table:table-cell office:value-type="float" office:value="10254302" calcext:value-type="float">
            <text:p>10254302</text:p>
          </table:table-cell>
          <table:table-cell table:formula="of:=TIME( ; ;[.A643]/1000)" office:value-type="time" office:time-value="PT02H50M54.302S" calcext:value-type="time">
            <text:p>02:50:54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680.17" calcext:value-type="float">
            <text:p>680.17</text:p>
          </table:table-cell>
          <table:table-cell office:value-type="float" office:value="816.48" calcext:value-type="float">
            <text:p>816.48</text:p>
          </table:table-cell>
        </table:table-row>
        <table:table-row table:style-name="ro1">
          <table:table-cell office:value-type="float" office:value="10270301" calcext:value-type="float">
            <text:p>10270301</text:p>
          </table:table-cell>
          <table:table-cell table:formula="of:=TIME( ; ;[.A644]/1000)" office:value-type="time" office:time-value="PT02H51M10.301S" calcext:value-type="time">
            <text:p>02:51:10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681.21" calcext:value-type="float">
            <text:p>681.21</text:p>
          </table:table-cell>
          <table:table-cell office:value-type="float" office:value="817.7" calcext:value-type="float">
            <text:p>817.7</text:p>
          </table:table-cell>
        </table:table-row>
        <table:table-row table:style-name="ro1">
          <table:table-cell office:value-type="float" office:value="10286302" calcext:value-type="float">
            <text:p>10286302</text:p>
          </table:table-cell>
          <table:table-cell table:formula="of:=TIME( ; ;[.A645]/1000)" office:value-type="time" office:time-value="PT02H51M26.302S" calcext:value-type="time">
            <text:p>02:51:26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682.25" calcext:value-type="float">
            <text:p>682.25</text:p>
          </table:table-cell>
          <table:table-cell office:value-type="float" office:value="818.92" calcext:value-type="float">
            <text:p>818.92</text:p>
          </table:table-cell>
        </table:table-row>
        <table:table-row table:style-name="ro1">
          <table:table-cell office:value-type="float" office:value="10302302" calcext:value-type="float">
            <text:p>10302302</text:p>
          </table:table-cell>
          <table:table-cell table:formula="of:=TIME( ; ;[.A646]/1000)" office:value-type="time" office:time-value="PT02H51M42.302S" calcext:value-type="time">
            <text:p>02:51:42</text:p>
          </table:table-cell>
          <table:table-cell office:value-type="float" office:value="1.17" calcext:value-type="float">
            <text:p>1.17</text:p>
          </table:table-cell>
          <table:table-cell office:value-type="float" office:value="233.7" calcext:value-type="float">
            <text:p>233.7</text:p>
          </table:table-cell>
          <table:table-cell office:value-type="float" office:value="273.75" calcext:value-type="float">
            <text:p>273.75</text:p>
          </table:table-cell>
          <table:table-cell office:value-type="float" office:value="683.29" calcext:value-type="float">
            <text:p>683.29</text:p>
          </table:table-cell>
          <table:table-cell office:value-type="float" office:value="820.14" calcext:value-type="float">
            <text:p>820.14</text:p>
          </table:table-cell>
        </table:table-row>
        <table:table-row table:style-name="ro1">
          <table:table-cell office:value-type="float" office:value="10318302" calcext:value-type="float">
            <text:p>10318302</text:p>
          </table:table-cell>
          <table:table-cell table:formula="of:=TIME( ; ;[.A647]/1000)" office:value-type="time" office:time-value="PT02H51M58.302S" calcext:value-type="time">
            <text:p>02:51:58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684.33" calcext:value-type="float">
            <text:p>684.33</text:p>
          </table:table-cell>
          <table:table-cell office:value-type="float" office:value="821.36" calcext:value-type="float">
            <text:p>821.36</text:p>
          </table:table-cell>
        </table:table-row>
        <table:table-row table:style-name="ro1">
          <table:table-cell office:value-type="float" office:value="10334302" calcext:value-type="float">
            <text:p>10334302</text:p>
          </table:table-cell>
          <table:table-cell table:formula="of:=TIME( ; ;[.A648]/1000)" office:value-type="time" office:time-value="PT02H52M14.302S" calcext:value-type="time">
            <text:p>02:52:14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685.37" calcext:value-type="float">
            <text:p>685.37</text:p>
          </table:table-cell>
          <table:table-cell office:value-type="float" office:value="822.58" calcext:value-type="float">
            <text:p>822.58</text:p>
          </table:table-cell>
        </table:table-row>
        <table:table-row table:style-name="ro1">
          <table:table-cell office:value-type="float" office:value="10350302" calcext:value-type="float">
            <text:p>10350302</text:p>
          </table:table-cell>
          <table:table-cell table:formula="of:=TIME( ; ;[.A649]/1000)" office:value-type="time" office:time-value="PT02H52M30.302S" calcext:value-type="time">
            <text:p>02:52:30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686.41" calcext:value-type="float">
            <text:p>686.41</text:p>
          </table:table-cell>
          <table:table-cell office:value-type="float" office:value="823.8" calcext:value-type="float">
            <text:p>823.8</text:p>
          </table:table-cell>
        </table:table-row>
        <table:table-row table:style-name="ro1">
          <table:table-cell office:value-type="float" office:value="10366302" calcext:value-type="float">
            <text:p>10366302</text:p>
          </table:table-cell>
          <table:table-cell table:formula="of:=TIME( ; ;[.A650]/1000)" office:value-type="time" office:time-value="PT02H52M46.302S" calcext:value-type="time">
            <text:p>02:52:46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687.44" calcext:value-type="float">
            <text:p>687.44</text:p>
          </table:table-cell>
          <table:table-cell office:value-type="float" office:value="825.02" calcext:value-type="float">
            <text:p>825.02</text:p>
          </table:table-cell>
        </table:table-row>
        <table:table-row table:style-name="ro1">
          <table:table-cell office:value-type="float" office:value="10382302" calcext:value-type="float">
            <text:p>10382302</text:p>
          </table:table-cell>
          <table:table-cell table:formula="of:=TIME( ; ;[.A651]/1000)" office:value-type="time" office:time-value="PT02H53M02.302S" calcext:value-type="time">
            <text:p>02:53:02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688.48" calcext:value-type="float">
            <text:p>688.48</text:p>
          </table:table-cell>
          <table:table-cell office:value-type="float" office:value="826.24" calcext:value-type="float">
            <text:p>826.24</text:p>
          </table:table-cell>
        </table:table-row>
        <table:table-row table:style-name="ro1">
          <table:table-cell office:value-type="float" office:value="10398302" calcext:value-type="float">
            <text:p>10398302</text:p>
          </table:table-cell>
          <table:table-cell table:formula="of:=TIME( ; ;[.A652]/1000)" office:value-type="time" office:time-value="PT02H53M18.302S" calcext:value-type="time">
            <text:p>02:5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689.52" calcext:value-type="float">
            <text:p>689.52</text:p>
          </table:table-cell>
          <table:table-cell office:value-type="float" office:value="827.46" calcext:value-type="float">
            <text:p>827.46</text:p>
          </table:table-cell>
        </table:table-row>
        <table:table-row table:style-name="ro1">
          <table:table-cell office:value-type="float" office:value="10414302" calcext:value-type="float">
            <text:p>10414302</text:p>
          </table:table-cell>
          <table:table-cell table:formula="of:=TIME( ; ;[.A653]/1000)" office:value-type="time" office:time-value="PT02H53M34.302S" calcext:value-type="time">
            <text:p>02:53:34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690.56" calcext:value-type="float">
            <text:p>690.56</text:p>
          </table:table-cell>
          <table:table-cell office:value-type="float" office:value="828.67" calcext:value-type="float">
            <text:p>828.67</text:p>
          </table:table-cell>
        </table:table-row>
        <table:table-row table:style-name="ro1">
          <table:table-cell office:value-type="float" office:value="10430302" calcext:value-type="float">
            <text:p>10430302</text:p>
          </table:table-cell>
          <table:table-cell table:formula="of:=TIME( ; ;[.A654]/1000)" office:value-type="time" office:time-value="PT02H53M50.302S" calcext:value-type="time">
            <text:p>02:53:50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691.6" calcext:value-type="float">
            <text:p>691.6</text:p>
          </table:table-cell>
          <table:table-cell office:value-type="float" office:value="829.89" calcext:value-type="float">
            <text:p>829.89</text:p>
          </table:table-cell>
        </table:table-row>
        <table:table-row table:style-name="ro1">
          <table:table-cell office:value-type="float" office:value="10446302" calcext:value-type="float">
            <text:p>10446302</text:p>
          </table:table-cell>
          <table:table-cell table:formula="of:=TIME( ; ;[.A655]/1000)" office:value-type="time" office:time-value="PT02H54M06.302S" calcext:value-type="time">
            <text:p>02:54:06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692.63" calcext:value-type="float">
            <text:p>692.63</text:p>
          </table:table-cell>
          <table:table-cell office:value-type="float" office:value="831.11" calcext:value-type="float">
            <text:p>831.11</text:p>
          </table:table-cell>
        </table:table-row>
        <table:table-row table:style-name="ro1">
          <table:table-cell office:value-type="float" office:value="10462302" calcext:value-type="float">
            <text:p>10462302</text:p>
          </table:table-cell>
          <table:table-cell table:formula="of:=TIME( ; ;[.A656]/1000)" office:value-type="time" office:time-value="PT02H54M22.302S" calcext:value-type="time">
            <text:p>02:54:22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693.67" calcext:value-type="float">
            <text:p>693.67</text:p>
          </table:table-cell>
          <table:table-cell office:value-type="float" office:value="832.32" calcext:value-type="float">
            <text:p>832.32</text:p>
          </table:table-cell>
        </table:table-row>
        <table:table-row table:style-name="ro1">
          <table:table-cell office:value-type="float" office:value="10478302" calcext:value-type="float">
            <text:p>10478302</text:p>
          </table:table-cell>
          <table:table-cell table:formula="of:=TIME( ; ;[.A657]/1000)" office:value-type="time" office:time-value="PT02H54M38.302S" calcext:value-type="time">
            <text:p>02:54:38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694.71" calcext:value-type="float">
            <text:p>694.71</text:p>
          </table:table-cell>
          <table:table-cell office:value-type="float" office:value="833.54" calcext:value-type="float">
            <text:p>833.54</text:p>
          </table:table-cell>
        </table:table-row>
        <table:table-row table:style-name="ro1">
          <table:table-cell office:value-type="float" office:value="10494302" calcext:value-type="float">
            <text:p>10494302</text:p>
          </table:table-cell>
          <table:table-cell table:formula="of:=TIME( ; ;[.A658]/1000)" office:value-type="time" office:time-value="PT02H54M54.302S" calcext:value-type="time">
            <text:p>02:54:54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695.75" calcext:value-type="float">
            <text:p>695.75</text:p>
          </table:table-cell>
          <table:table-cell office:value-type="float" office:value="834.76" calcext:value-type="float">
            <text:p>834.76</text:p>
          </table:table-cell>
        </table:table-row>
        <table:table-row table:style-name="ro1">
          <table:table-cell office:value-type="float" office:value="10510302" calcext:value-type="float">
            <text:p>10510302</text:p>
          </table:table-cell>
          <table:table-cell table:formula="of:=TIME( ; ;[.A659]/1000)" office:value-type="time" office:time-value="PT02H55M10.302S" calcext:value-type="time">
            <text:p>02:55:10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696.78" calcext:value-type="float">
            <text:p>696.78</text:p>
          </table:table-cell>
          <table:table-cell office:value-type="float" office:value="835.97" calcext:value-type="float">
            <text:p>835.97</text:p>
          </table:table-cell>
        </table:table-row>
        <table:table-row table:style-name="ro1">
          <table:table-cell office:value-type="float" office:value="10526302" calcext:value-type="float">
            <text:p>10526302</text:p>
          </table:table-cell>
          <table:table-cell table:formula="of:=TIME( ; ;[.A660]/1000)" office:value-type="time" office:time-value="PT02H55M26.302S" calcext:value-type="time">
            <text:p>02:5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697.82" calcext:value-type="float">
            <text:p>697.82</text:p>
          </table:table-cell>
          <table:table-cell office:value-type="float" office:value="837.19" calcext:value-type="float">
            <text:p>837.19</text:p>
          </table:table-cell>
        </table:table-row>
        <table:table-row table:style-name="ro1">
          <table:table-cell office:value-type="float" office:value="10542302" calcext:value-type="float">
            <text:p>10542302</text:p>
          </table:table-cell>
          <table:table-cell table:formula="of:=TIME( ; ;[.A661]/1000)" office:value-type="time" office:time-value="PT02H55M42.302S" calcext:value-type="time">
            <text:p>02:5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698.86" calcext:value-type="float">
            <text:p>698.86</text:p>
          </table:table-cell>
          <table:table-cell office:value-type="float" office:value="838.4" calcext:value-type="float">
            <text:p>838.4</text:p>
          </table:table-cell>
        </table:table-row>
        <table:table-row table:style-name="ro1">
          <table:table-cell office:value-type="float" office:value="10558302" calcext:value-type="float">
            <text:p>10558302</text:p>
          </table:table-cell>
          <table:table-cell table:formula="of:=TIME( ; ;[.A662]/1000)" office:value-type="time" office:time-value="PT02H55M58.302S" calcext:value-type="time">
            <text:p>02:55:58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699.9" calcext:value-type="float">
            <text:p>699.9</text:p>
          </table:table-cell>
          <table:table-cell office:value-type="float" office:value="839.62" calcext:value-type="float">
            <text:p>839.62</text:p>
          </table:table-cell>
        </table:table-row>
        <table:table-row table:style-name="ro1">
          <table:table-cell office:value-type="float" office:value="10574302" calcext:value-type="float">
            <text:p>10574302</text:p>
          </table:table-cell>
          <table:table-cell table:formula="of:=TIME( ; ;[.A663]/1000)" office:value-type="time" office:time-value="PT02H56M14.302S" calcext:value-type="time">
            <text:p>02:56:14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700.93" calcext:value-type="float">
            <text:p>700.93</text:p>
          </table:table-cell>
          <table:table-cell office:value-type="float" office:value="840.83" calcext:value-type="float">
            <text:p>840.83</text:p>
          </table:table-cell>
        </table:table-row>
        <table:table-row table:style-name="ro1">
          <table:table-cell office:value-type="float" office:value="10590302" calcext:value-type="float">
            <text:p>10590302</text:p>
          </table:table-cell>
          <table:table-cell table:formula="of:=TIME( ; ;[.A664]/1000)" office:value-type="time" office:time-value="PT02H56M30.302S" calcext:value-type="time">
            <text:p>02:56:30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701.97" calcext:value-type="float">
            <text:p>701.97</text:p>
          </table:table-cell>
          <table:table-cell office:value-type="float" office:value="842.05" calcext:value-type="float">
            <text:p>842.05</text:p>
          </table:table-cell>
        </table:table-row>
        <table:table-row table:style-name="ro1">
          <table:table-cell office:value-type="float" office:value="10606302" calcext:value-type="float">
            <text:p>10606302</text:p>
          </table:table-cell>
          <table:table-cell table:formula="of:=TIME( ; ;[.A665]/1000)" office:value-type="time" office:time-value="PT02H56M46.302S" calcext:value-type="time">
            <text:p>02:56:46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703.01" calcext:value-type="float">
            <text:p>703.01</text:p>
          </table:table-cell>
          <table:table-cell office:value-type="float" office:value="843.26" calcext:value-type="float">
            <text:p>843.26</text:p>
          </table:table-cell>
        </table:table-row>
        <table:table-row table:style-name="ro1">
          <table:table-cell office:value-type="float" office:value="10622302" calcext:value-type="float">
            <text:p>10622302</text:p>
          </table:table-cell>
          <table:table-cell table:formula="of:=TIME( ; ;[.A666]/1000)" office:value-type="time" office:time-value="PT02H57M02.302S" calcext:value-type="time">
            <text:p>02:57:02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704.04" calcext:value-type="float">
            <text:p>704.04</text:p>
          </table:table-cell>
          <table:table-cell office:value-type="float" office:value="844.48" calcext:value-type="float">
            <text:p>844.48</text:p>
          </table:table-cell>
        </table:table-row>
        <table:table-row table:style-name="ro1">
          <table:table-cell office:value-type="float" office:value="10638302" calcext:value-type="float">
            <text:p>10638302</text:p>
          </table:table-cell>
          <table:table-cell table:formula="of:=TIME( ; ;[.A667]/1000)" office:value-type="time" office:time-value="PT02H57M18.302S" calcext:value-type="time">
            <text:p>02:57:18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705.08" calcext:value-type="float">
            <text:p>705.08</text:p>
          </table:table-cell>
          <table:table-cell office:value-type="float" office:value="845.69" calcext:value-type="float">
            <text:p>845.69</text:p>
          </table:table-cell>
        </table:table-row>
        <table:table-row table:style-name="ro1">
          <table:table-cell office:value-type="float" office:value="10654302" calcext:value-type="float">
            <text:p>10654302</text:p>
          </table:table-cell>
          <table:table-cell table:formula="of:=TIME( ; ;[.A668]/1000)" office:value-type="time" office:time-value="PT02H57M34.302S" calcext:value-type="time">
            <text:p>02:57:34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706.12" calcext:value-type="float">
            <text:p>706.12</text:p>
          </table:table-cell>
          <table:table-cell office:value-type="float" office:value="846.9" calcext:value-type="float">
            <text:p>846.9</text:p>
          </table:table-cell>
        </table:table-row>
        <table:table-row table:style-name="ro1">
          <table:table-cell office:value-type="float" office:value="10670302" calcext:value-type="float">
            <text:p>10670302</text:p>
          </table:table-cell>
          <table:table-cell table:formula="of:=TIME( ; ;[.A669]/1000)" office:value-type="time" office:time-value="PT02H57M50.302S" calcext:value-type="time">
            <text:p>02:57:50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707.15" calcext:value-type="float">
            <text:p>707.15</text:p>
          </table:table-cell>
          <table:table-cell office:value-type="float" office:value="848.12" calcext:value-type="float">
            <text:p>848.12</text:p>
          </table:table-cell>
        </table:table-row>
        <table:table-row table:style-name="ro1">
          <table:table-cell office:value-type="float" office:value="10686301" calcext:value-type="float">
            <text:p>10686301</text:p>
          </table:table-cell>
          <table:table-cell table:formula="of:=TIME( ; ;[.A670]/1000)" office:value-type="time" office:time-value="PT02H58M06.301S" calcext:value-type="time">
            <text:p>02:58:06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708.19" calcext:value-type="float">
            <text:p>708.19</text:p>
          </table:table-cell>
          <table:table-cell office:value-type="float" office:value="849.33" calcext:value-type="float">
            <text:p>849.33</text:p>
          </table:table-cell>
        </table:table-row>
        <table:table-row table:style-name="ro1">
          <table:table-cell office:value-type="float" office:value="10702302" calcext:value-type="float">
            <text:p>10702302</text:p>
          </table:table-cell>
          <table:table-cell table:formula="of:=TIME( ; ;[.A671]/1000)" office:value-type="time" office:time-value="PT02H58M22.302S" calcext:value-type="time">
            <text:p>02:58:22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709.23" calcext:value-type="float">
            <text:p>709.23</text:p>
          </table:table-cell>
          <table:table-cell office:value-type="float" office:value="850.55" calcext:value-type="float">
            <text:p>850.55</text:p>
          </table:table-cell>
        </table:table-row>
        <table:table-row table:style-name="ro1">
          <table:table-cell office:value-type="float" office:value="10718302" calcext:value-type="float">
            <text:p>10718302</text:p>
          </table:table-cell>
          <table:table-cell table:formula="of:=TIME( ; ;[.A672]/1000)" office:value-type="time" office:time-value="PT02H58M38.302S" calcext:value-type="time">
            <text:p>02:58:38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710.26" calcext:value-type="float">
            <text:p>710.26</text:p>
          </table:table-cell>
          <table:table-cell office:value-type="float" office:value="851.76" calcext:value-type="float">
            <text:p>851.76</text:p>
          </table:table-cell>
        </table:table-row>
        <table:table-row table:style-name="ro1">
          <table:table-cell office:value-type="float" office:value="10734301" calcext:value-type="float">
            <text:p>10734301</text:p>
          </table:table-cell>
          <table:table-cell table:formula="of:=TIME( ; ;[.A673]/1000)" office:value-type="time" office:time-value="PT02H58M54.301S" calcext:value-type="time">
            <text:p>02:58:54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711.3" calcext:value-type="float">
            <text:p>711.3</text:p>
          </table:table-cell>
          <table:table-cell office:value-type="float" office:value="852.97" calcext:value-type="float">
            <text:p>852.97</text:p>
          </table:table-cell>
        </table:table-row>
        <table:table-row table:style-name="ro1">
          <table:table-cell office:value-type="float" office:value="10750302" calcext:value-type="float">
            <text:p>10750302</text:p>
          </table:table-cell>
          <table:table-cell table:formula="of:=TIME( ; ;[.A674]/1000)" office:value-type="time" office:time-value="PT02H59M10.302S" calcext:value-type="time">
            <text:p>02:59:10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712.33" calcext:value-type="float">
            <text:p>712.33</text:p>
          </table:table-cell>
          <table:table-cell office:value-type="float" office:value="854.19" calcext:value-type="float">
            <text:p>854.19</text:p>
          </table:table-cell>
        </table:table-row>
        <table:table-row table:style-name="ro1">
          <table:table-cell office:value-type="float" office:value="10766302" calcext:value-type="float">
            <text:p>10766302</text:p>
          </table:table-cell>
          <table:table-cell table:formula="of:=TIME( ; ;[.A675]/1000)" office:value-type="time" office:time-value="PT02H59M26.302S" calcext:value-type="time">
            <text:p>02:59:26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713.37" calcext:value-type="float">
            <text:p>713.37</text:p>
          </table:table-cell>
          <table:table-cell office:value-type="float" office:value="855.4" calcext:value-type="float">
            <text:p>855.4</text:p>
          </table:table-cell>
        </table:table-row>
        <table:table-row table:style-name="ro1">
          <table:table-cell office:value-type="float" office:value="10782302" calcext:value-type="float">
            <text:p>10782302</text:p>
          </table:table-cell>
          <table:table-cell table:formula="of:=TIME( ; ;[.A676]/1000)" office:value-type="time" office:time-value="PT02H59M42.302S" calcext:value-type="time">
            <text:p>02:59:42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4.41" calcext:value-type="float">
            <text:p>714.41</text:p>
          </table:table-cell>
          <table:table-cell office:value-type="float" office:value="856.61" calcext:value-type="float">
            <text:p>856.61</text:p>
          </table:table-cell>
        </table:table-row>
        <table:table-row table:style-name="ro1">
          <table:table-cell office:value-type="float" office:value="10798302" calcext:value-type="float">
            <text:p>10798302</text:p>
          </table:table-cell>
          <table:table-cell table:formula="of:=TIME( ; ;[.A677]/1000)" office:value-type="time" office:time-value="PT02H59M58.302S" calcext:value-type="time">
            <text:p>02:59:58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5.44" calcext:value-type="float">
            <text:p>715.44</text:p>
          </table:table-cell>
          <table:table-cell office:value-type="float" office:value="857.83" calcext:value-type="float">
            <text:p>857.83</text:p>
          </table:table-cell>
        </table:table-row>
        <table:table-row table:style-name="ro1">
          <table:table-cell office:value-type="float" office:value="10814302" calcext:value-type="float">
            <text:p>10814302</text:p>
          </table:table-cell>
          <table:table-cell table:formula="of:=TIME( ; ;[.A678]/1000)" office:value-type="time" office:time-value="PT03H00M14.302S" calcext:value-type="time">
            <text:p>03:00:14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6.48" calcext:value-type="float">
            <text:p>716.48</text:p>
          </table:table-cell>
          <table:table-cell office:value-type="float" office:value="859.04" calcext:value-type="float">
            <text:p>859.04</text:p>
          </table:table-cell>
        </table:table-row>
        <table:table-row table:style-name="ro1">
          <table:table-cell office:value-type="float" office:value="10830302" calcext:value-type="float">
            <text:p>10830302</text:p>
          </table:table-cell>
          <table:table-cell table:formula="of:=TIME( ; ;[.A679]/1000)" office:value-type="time" office:time-value="PT03H00M30.302S" calcext:value-type="time">
            <text:p>03:00:30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7.51" calcext:value-type="float">
            <text:p>717.51</text:p>
          </table:table-cell>
          <table:table-cell office:value-type="float" office:value="860.25" calcext:value-type="float">
            <text:p>860.25</text:p>
          </table:table-cell>
        </table:table-row>
        <table:table-row table:style-name="ro1">
          <table:table-cell office:value-type="float" office:value="10846302" calcext:value-type="float">
            <text:p>10846302</text:p>
          </table:table-cell>
          <table:table-cell table:formula="of:=TIME( ; ;[.A680]/1000)" office:value-type="time" office:time-value="PT03H00M46.302S" calcext:value-type="time">
            <text:p>03:00:46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8.55" calcext:value-type="float">
            <text:p>718.55</text:p>
          </table:table-cell>
          <table:table-cell office:value-type="float" office:value="861.46" calcext:value-type="float">
            <text:p>861.46</text:p>
          </table:table-cell>
        </table:table-row>
        <table:table-row table:style-name="ro1">
          <table:table-cell office:value-type="float" office:value="10862302" calcext:value-type="float">
            <text:p>10862302</text:p>
          </table:table-cell>
          <table:table-cell table:formula="of:=TIME( ; ;[.A681]/1000)" office:value-type="time" office:time-value="PT03H01M02.302S" calcext:value-type="time">
            <text:p>03:01:02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19.58" calcext:value-type="float">
            <text:p>719.58</text:p>
          </table:table-cell>
          <table:table-cell office:value-type="float" office:value="862.68" calcext:value-type="float">
            <text:p>862.68</text:p>
          </table:table-cell>
        </table:table-row>
        <table:table-row table:style-name="ro1">
          <table:table-cell office:value-type="float" office:value="10878302" calcext:value-type="float">
            <text:p>10878302</text:p>
          </table:table-cell>
          <table:table-cell table:formula="of:=TIME( ; ;[.A682]/1000)" office:value-type="time" office:time-value="PT03H01M18.302S" calcext:value-type="time">
            <text:p>03:01:18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720.62" calcext:value-type="float">
            <text:p>720.62</text:p>
          </table:table-cell>
          <table:table-cell office:value-type="float" office:value="863.89" calcext:value-type="float">
            <text:p>863.89</text:p>
          </table:table-cell>
        </table:table-row>
        <table:table-row table:style-name="ro1">
          <table:table-cell office:value-type="float" office:value="10894302" calcext:value-type="float">
            <text:p>10894302</text:p>
          </table:table-cell>
          <table:table-cell table:formula="of:=TIME( ; ;[.A683]/1000)" office:value-type="time" office:time-value="PT03H01M34.302S" calcext:value-type="time">
            <text:p>03:01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721.65" calcext:value-type="float">
            <text:p>721.65</text:p>
          </table:table-cell>
          <table:table-cell office:value-type="float" office:value="865.1" calcext:value-type="float">
            <text:p>865.1</text:p>
          </table:table-cell>
        </table:table-row>
        <table:table-row table:style-name="ro1">
          <table:table-cell office:value-type="float" office:value="10910302" calcext:value-type="float">
            <text:p>10910302</text:p>
          </table:table-cell>
          <table:table-cell table:formula="of:=TIME( ; ;[.A684]/1000)" office:value-type="time" office:time-value="PT03H01M50.302S" calcext:value-type="time">
            <text:p>03:01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722.69" calcext:value-type="float">
            <text:p>722.69</text:p>
          </table:table-cell>
          <table:table-cell office:value-type="float" office:value="866.31" calcext:value-type="float">
            <text:p>866.31</text:p>
          </table:table-cell>
        </table:table-row>
        <table:table-row table:style-name="ro1">
          <table:table-cell office:value-type="float" office:value="10926302" calcext:value-type="float">
            <text:p>10926302</text:p>
          </table:table-cell>
          <table:table-cell table:formula="of:=TIME( ; ;[.A685]/1000)" office:value-type="time" office:time-value="PT03H02M06.302S" calcext:value-type="time">
            <text:p>03:02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723.72" calcext:value-type="float">
            <text:p>723.72</text:p>
          </table:table-cell>
          <table:table-cell office:value-type="float" office:value="867.52" calcext:value-type="float">
            <text:p>867.52</text:p>
          </table:table-cell>
        </table:table-row>
        <table:table-row table:style-name="ro1">
          <table:table-cell office:value-type="float" office:value="10942302" calcext:value-type="float">
            <text:p>10942302</text:p>
          </table:table-cell>
          <table:table-cell table:formula="of:=TIME( ; ;[.A686]/1000)" office:value-type="time" office:time-value="PT03H02M22.302S" calcext:value-type="time">
            <text:p>03:02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724.76" calcext:value-type="float">
            <text:p>724.76</text:p>
          </table:table-cell>
          <table:table-cell office:value-type="float" office:value="868.73" calcext:value-type="float">
            <text:p>868.73</text:p>
          </table:table-cell>
        </table:table-row>
        <table:table-row table:style-name="ro1">
          <table:table-cell office:value-type="float" office:value="10958302" calcext:value-type="float">
            <text:p>10958302</text:p>
          </table:table-cell>
          <table:table-cell table:formula="of:=TIME( ; ;[.A687]/1000)" office:value-type="time" office:time-value="PT03H02M38.302S" calcext:value-type="time">
            <text:p>03:02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725.79" calcext:value-type="float">
            <text:p>725.79</text:p>
          </table:table-cell>
          <table:table-cell office:value-type="float" office:value="869.94" calcext:value-type="float">
            <text:p>869.94</text:p>
          </table:table-cell>
        </table:table-row>
        <table:table-row table:style-name="ro1">
          <table:table-cell office:value-type="float" office:value="10974302" calcext:value-type="float">
            <text:p>10974302</text:p>
          </table:table-cell>
          <table:table-cell table:formula="of:=TIME( ; ;[.A688]/1000)" office:value-type="time" office:time-value="PT03H02M54.302S" calcext:value-type="time">
            <text:p>03:02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726.83" calcext:value-type="float">
            <text:p>726.83</text:p>
          </table:table-cell>
          <table:table-cell office:value-type="float" office:value="871.16" calcext:value-type="float">
            <text:p>871.16</text:p>
          </table:table-cell>
        </table:table-row>
        <table:table-row table:style-name="ro1">
          <table:table-cell office:value-type="float" office:value="10990302" calcext:value-type="float">
            <text:p>10990302</text:p>
          </table:table-cell>
          <table:table-cell table:formula="of:=TIME( ; ;[.A689]/1000)" office:value-type="time" office:time-value="PT03H03M10.302S" calcext:value-type="time">
            <text:p>03:03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727.86" calcext:value-type="float">
            <text:p>727.86</text:p>
          </table:table-cell>
          <table:table-cell office:value-type="float" office:value="872.37" calcext:value-type="float">
            <text:p>872.37</text:p>
          </table:table-cell>
        </table:table-row>
        <table:table-row table:style-name="ro1">
          <table:table-cell office:value-type="float" office:value="11006302" calcext:value-type="float">
            <text:p>11006302</text:p>
          </table:table-cell>
          <table:table-cell table:formula="of:=TIME( ; ;[.A690]/1000)" office:value-type="time" office:time-value="PT03H03M26.302S" calcext:value-type="time">
            <text:p>03:03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728.89" calcext:value-type="float">
            <text:p>728.89</text:p>
          </table:table-cell>
          <table:table-cell office:value-type="float" office:value="873.58" calcext:value-type="float">
            <text:p>873.58</text:p>
          </table:table-cell>
        </table:table-row>
        <table:table-row table:style-name="ro1">
          <table:table-cell office:value-type="float" office:value="11022302" calcext:value-type="float">
            <text:p>11022302</text:p>
          </table:table-cell>
          <table:table-cell table:formula="of:=TIME( ; ;[.A691]/1000)" office:value-type="time" office:time-value="PT03H03M42.302S" calcext:value-type="time">
            <text:p>03:03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729.93" calcext:value-type="float">
            <text:p>729.93</text:p>
          </table:table-cell>
          <table:table-cell office:value-type="float" office:value="874.79" calcext:value-type="float">
            <text:p>874.79</text:p>
          </table:table-cell>
        </table:table-row>
        <table:table-row table:style-name="ro1">
          <table:table-cell office:value-type="float" office:value="11038302" calcext:value-type="float">
            <text:p>11038302</text:p>
          </table:table-cell>
          <table:table-cell table:formula="of:=TIME( ; ;[.A692]/1000)" office:value-type="time" office:time-value="PT03H03M58.302S" calcext:value-type="time">
            <text:p>03:03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730.96" calcext:value-type="float">
            <text:p>730.96</text:p>
          </table:table-cell>
          <table:table-cell office:value-type="float" office:value="875.99" calcext:value-type="float">
            <text:p>875.99</text:p>
          </table:table-cell>
        </table:table-row>
        <table:table-row table:style-name="ro1">
          <table:table-cell office:value-type="float" office:value="11054302" calcext:value-type="float">
            <text:p>11054302</text:p>
          </table:table-cell>
          <table:table-cell table:formula="of:=TIME( ; ;[.A693]/1000)" office:value-type="time" office:time-value="PT03H04M14.302S" calcext:value-type="time">
            <text:p>03:04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732" calcext:value-type="float">
            <text:p>732</text:p>
          </table:table-cell>
          <table:table-cell office:value-type="float" office:value="877.2" calcext:value-type="float">
            <text:p>877.2</text:p>
          </table:table-cell>
        </table:table-row>
        <table:table-row table:style-name="ro1">
          <table:table-cell office:value-type="float" office:value="11070302" calcext:value-type="float">
            <text:p>11070302</text:p>
          </table:table-cell>
          <table:table-cell table:formula="of:=TIME( ; ;[.A694]/1000)" office:value-type="time" office:time-value="PT03H04M30.302S" calcext:value-type="time">
            <text:p>03:04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733.03" calcext:value-type="float">
            <text:p>733.03</text:p>
          </table:table-cell>
          <table:table-cell office:value-type="float" office:value="878.41" calcext:value-type="float">
            <text:p>878.41</text:p>
          </table:table-cell>
        </table:table-row>
        <table:table-row table:style-name="ro1">
          <table:table-cell office:value-type="float" office:value="11086302" calcext:value-type="float">
            <text:p>11086302</text:p>
          </table:table-cell>
          <table:table-cell table:formula="of:=TIME( ; ;[.A695]/1000)" office:value-type="time" office:time-value="PT03H04M46.302S" calcext:value-type="time">
            <text:p>03:04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734.07" calcext:value-type="float">
            <text:p>734.07</text:p>
          </table:table-cell>
          <table:table-cell office:value-type="float" office:value="879.62" calcext:value-type="float">
            <text:p>879.62</text:p>
          </table:table-cell>
        </table:table-row>
        <table:table-row table:style-name="ro1">
          <table:table-cell office:value-type="float" office:value="11102302" calcext:value-type="float">
            <text:p>11102302</text:p>
          </table:table-cell>
          <table:table-cell table:formula="of:=TIME( ; ;[.A696]/1000)" office:value-type="time" office:time-value="PT03H05M02.302S" calcext:value-type="time">
            <text:p>03:05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735.1" calcext:value-type="float">
            <text:p>735.1</text:p>
          </table:table-cell>
          <table:table-cell office:value-type="float" office:value="880.83" calcext:value-type="float">
            <text:p>880.83</text:p>
          </table:table-cell>
        </table:table-row>
        <table:table-row table:style-name="ro1">
          <table:table-cell office:value-type="float" office:value="11118302" calcext:value-type="float">
            <text:p>11118302</text:p>
          </table:table-cell>
          <table:table-cell table:formula="of:=TIME( ; ;[.A697]/1000)" office:value-type="time" office:time-value="PT03H05M18.302S" calcext:value-type="time">
            <text:p>03:05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736.13" calcext:value-type="float">
            <text:p>736.13</text:p>
          </table:table-cell>
          <table:table-cell office:value-type="float" office:value="882.03" calcext:value-type="float">
            <text:p>882.03</text:p>
          </table:table-cell>
        </table:table-row>
        <table:table-row table:style-name="ro1">
          <table:table-cell office:value-type="float" office:value="11134302" calcext:value-type="float">
            <text:p>11134302</text:p>
          </table:table-cell>
          <table:table-cell table:formula="of:=TIME( ; ;[.A698]/1000)" office:value-type="time" office:time-value="PT03H05M34.302S" calcext:value-type="time">
            <text:p>03:05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737.17" calcext:value-type="float">
            <text:p>737.17</text:p>
          </table:table-cell>
          <table:table-cell office:value-type="float" office:value="883.24" calcext:value-type="float">
            <text:p>883.24</text:p>
          </table:table-cell>
        </table:table-row>
        <table:table-row table:style-name="ro1">
          <table:table-cell office:value-type="float" office:value="11150302" calcext:value-type="float">
            <text:p>11150302</text:p>
          </table:table-cell>
          <table:table-cell table:formula="of:=TIME( ; ;[.A699]/1000)" office:value-type="time" office:time-value="PT03H05M50.302S" calcext:value-type="time">
            <text:p>03:05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738.2" calcext:value-type="float">
            <text:p>738.2</text:p>
          </table:table-cell>
          <table:table-cell office:value-type="float" office:value="884.45" calcext:value-type="float">
            <text:p>884.45</text:p>
          </table:table-cell>
        </table:table-row>
        <table:table-row table:style-name="ro1">
          <table:table-cell office:value-type="float" office:value="11166302" calcext:value-type="float">
            <text:p>11166302</text:p>
          </table:table-cell>
          <table:table-cell table:formula="of:=TIME( ; ;[.A700]/1000)" office:value-type="time" office:time-value="PT03H06M06.302S" calcext:value-type="time">
            <text:p>03:06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739.24" calcext:value-type="float">
            <text:p>739.24</text:p>
          </table:table-cell>
          <table:table-cell office:value-type="float" office:value="885.66" calcext:value-type="float">
            <text:p>885.66</text:p>
          </table:table-cell>
        </table:table-row>
        <table:table-row table:style-name="ro1">
          <table:table-cell office:value-type="float" office:value="11182302" calcext:value-type="float">
            <text:p>11182302</text:p>
          </table:table-cell>
          <table:table-cell table:formula="of:=TIME( ; ;[.A701]/1000)" office:value-type="time" office:time-value="PT03H06M22.302S" calcext:value-type="time">
            <text:p>03:06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740.27" calcext:value-type="float">
            <text:p>740.27</text:p>
          </table:table-cell>
          <table:table-cell office:value-type="float" office:value="886.86" calcext:value-type="float">
            <text:p>886.86</text:p>
          </table:table-cell>
        </table:table-row>
        <table:table-row table:style-name="ro1">
          <table:table-cell office:value-type="float" office:value="11198302" calcext:value-type="float">
            <text:p>11198302</text:p>
          </table:table-cell>
          <table:table-cell table:formula="of:=TIME( ; ;[.A702]/1000)" office:value-type="time" office:time-value="PT03H06M38.302S" calcext:value-type="time">
            <text:p>03:06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741.3" calcext:value-type="float">
            <text:p>741.3</text:p>
          </table:table-cell>
          <table:table-cell office:value-type="float" office:value="888.07" calcext:value-type="float">
            <text:p>888.07</text:p>
          </table:table-cell>
        </table:table-row>
        <table:table-row table:style-name="ro1">
          <table:table-cell office:value-type="float" office:value="11214302" calcext:value-type="float">
            <text:p>11214302</text:p>
          </table:table-cell>
          <table:table-cell table:formula="of:=TIME( ; ;[.A703]/1000)" office:value-type="time" office:time-value="PT03H06M54.302S" calcext:value-type="time">
            <text:p>03:06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742.34" calcext:value-type="float">
            <text:p>742.34</text:p>
          </table:table-cell>
          <table:table-cell office:value-type="float" office:value="889.28" calcext:value-type="float">
            <text:p>889.28</text:p>
          </table:table-cell>
        </table:table-row>
        <table:table-row table:style-name="ro1">
          <table:table-cell office:value-type="float" office:value="11230302" calcext:value-type="float">
            <text:p>11230302</text:p>
          </table:table-cell>
          <table:table-cell table:formula="of:=TIME( ; ;[.A704]/1000)" office:value-type="time" office:time-value="PT03H07M10.302S" calcext:value-type="time">
            <text:p>03:07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743.37" calcext:value-type="float">
            <text:p>743.37</text:p>
          </table:table-cell>
          <table:table-cell office:value-type="float" office:value="890.48" calcext:value-type="float">
            <text:p>890.48</text:p>
          </table:table-cell>
        </table:table-row>
        <table:table-row table:style-name="ro1">
          <table:table-cell office:value-type="float" office:value="11246302" calcext:value-type="float">
            <text:p>11246302</text:p>
          </table:table-cell>
          <table:table-cell table:formula="of:=TIME( ; ;[.A705]/1000)" office:value-type="time" office:time-value="PT03H07M26.302S" calcext:value-type="time">
            <text:p>03:07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744.4" calcext:value-type="float">
            <text:p>744.4</text:p>
          </table:table-cell>
          <table:table-cell office:value-type="float" office:value="891.69" calcext:value-type="float">
            <text:p>891.69</text:p>
          </table:table-cell>
        </table:table-row>
        <table:table-row table:style-name="ro1">
          <table:table-cell office:value-type="float" office:value="11262302" calcext:value-type="float">
            <text:p>11262302</text:p>
          </table:table-cell>
          <table:table-cell table:formula="of:=TIME( ; ;[.A706]/1000)" office:value-type="time" office:time-value="PT03H07M42.302S" calcext:value-type="time">
            <text:p>03:07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45.44" calcext:value-type="float">
            <text:p>745.44</text:p>
          </table:table-cell>
          <table:table-cell office:value-type="float" office:value="892.89" calcext:value-type="float">
            <text:p>892.89</text:p>
          </table:table-cell>
        </table:table-row>
        <table:table-row table:style-name="ro1">
          <table:table-cell office:value-type="float" office:value="11278302" calcext:value-type="float">
            <text:p>11278302</text:p>
          </table:table-cell>
          <table:table-cell table:formula="of:=TIME( ; ;[.A707]/1000)" office:value-type="time" office:time-value="PT03H07M58.302S" calcext:value-type="time">
            <text:p>03:07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46.47" calcext:value-type="float">
            <text:p>746.47</text:p>
          </table:table-cell>
          <table:table-cell office:value-type="float" office:value="894.1" calcext:value-type="float">
            <text:p>894.1</text:p>
          </table:table-cell>
        </table:table-row>
        <table:table-row table:style-name="ro1">
          <table:table-cell office:value-type="float" office:value="11294302" calcext:value-type="float">
            <text:p>11294302</text:p>
          </table:table-cell>
          <table:table-cell table:formula="of:=TIME( ; ;[.A708]/1000)" office:value-type="time" office:time-value="PT03H08M14.302S" calcext:value-type="time">
            <text:p>03:08:1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47.5" calcext:value-type="float">
            <text:p>747.5</text:p>
          </table:table-cell>
          <table:table-cell office:value-type="float" office:value="895.31" calcext:value-type="float">
            <text:p>895.31</text:p>
          </table:table-cell>
        </table:table-row>
        <table:table-row table:style-name="ro1">
          <table:table-cell office:value-type="float" office:value="11310302" calcext:value-type="float">
            <text:p>11310302</text:p>
          </table:table-cell>
          <table:table-cell table:formula="of:=TIME( ; ;[.A709]/1000)" office:value-type="time" office:time-value="PT03H08M30.302S" calcext:value-type="time">
            <text:p>03:08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48.54" calcext:value-type="float">
            <text:p>748.54</text:p>
          </table:table-cell>
          <table:table-cell office:value-type="float" office:value="896.51" calcext:value-type="float">
            <text:p>896.51</text:p>
          </table:table-cell>
        </table:table-row>
        <table:table-row table:style-name="ro1">
          <table:table-cell office:value-type="float" office:value="11326302" calcext:value-type="float">
            <text:p>11326302</text:p>
          </table:table-cell>
          <table:table-cell table:formula="of:=TIME( ; ;[.A710]/1000)" office:value-type="time" office:time-value="PT03H08M46.302S" calcext:value-type="time">
            <text:p>03:08:46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49.57" calcext:value-type="float">
            <text:p>749.57</text:p>
          </table:table-cell>
          <table:table-cell office:value-type="float" office:value="897.72" calcext:value-type="float">
            <text:p>897.72</text:p>
          </table:table-cell>
        </table:table-row>
        <table:table-row table:style-name="ro1">
          <table:table-cell office:value-type="float" office:value="11342302" calcext:value-type="float">
            <text:p>11342302</text:p>
          </table:table-cell>
          <table:table-cell table:formula="of:=TIME( ; ;[.A711]/1000)" office:value-type="time" office:time-value="PT03H09M02.302S" calcext:value-type="time">
            <text:p>03:09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750.6" calcext:value-type="float">
            <text:p>750.6</text:p>
          </table:table-cell>
          <table:table-cell office:value-type="float" office:value="898.92" calcext:value-type="float">
            <text:p>898.92</text:p>
          </table:table-cell>
        </table:table-row>
        <table:table-row table:style-name="ro1">
          <table:table-cell office:value-type="float" office:value="11358302" calcext:value-type="float">
            <text:p>11358302</text:p>
          </table:table-cell>
          <table:table-cell table:formula="of:=TIME( ; ;[.A712]/1000)" office:value-type="time" office:time-value="PT03H09M18.302S" calcext:value-type="time">
            <text:p>03:09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751.64" calcext:value-type="float">
            <text:p>751.64</text:p>
          </table:table-cell>
          <table:table-cell office:value-type="float" office:value="900.13" calcext:value-type="float">
            <text:p>900.13</text:p>
          </table:table-cell>
        </table:table-row>
        <table:table-row table:style-name="ro1">
          <table:table-cell office:value-type="float" office:value="11374302" calcext:value-type="float">
            <text:p>11374302</text:p>
          </table:table-cell>
          <table:table-cell table:formula="of:=TIME( ; ;[.A713]/1000)" office:value-type="time" office:time-value="PT03H09M34.302S" calcext:value-type="time">
            <text:p>03:09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752.67" calcext:value-type="float">
            <text:p>752.67</text:p>
          </table:table-cell>
          <table:table-cell office:value-type="float" office:value="901.33" calcext:value-type="float">
            <text:p>901.33</text:p>
          </table:table-cell>
        </table:table-row>
        <table:table-row table:style-name="ro1">
          <table:table-cell office:value-type="float" office:value="11390301" calcext:value-type="float">
            <text:p>11390301</text:p>
          </table:table-cell>
          <table:table-cell table:formula="of:=TIME( ; ;[.A714]/1000)" office:value-type="time" office:time-value="PT03H09M50.301S" calcext:value-type="time">
            <text:p>03:09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753.7" calcext:value-type="float">
            <text:p>753.7</text:p>
          </table:table-cell>
          <table:table-cell office:value-type="float" office:value="902.54" calcext:value-type="float">
            <text:p>902.54</text:p>
          </table:table-cell>
        </table:table-row>
        <table:table-row table:style-name="ro1">
          <table:table-cell office:value-type="float" office:value="11406302" calcext:value-type="float">
            <text:p>11406302</text:p>
          </table:table-cell>
          <table:table-cell table:formula="of:=TIME( ; ;[.A715]/1000)" office:value-type="time" office:time-value="PT03H10M06.302S" calcext:value-type="time">
            <text:p>03:10:06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754.73" calcext:value-type="float">
            <text:p>754.73</text:p>
          </table:table-cell>
          <table:table-cell office:value-type="float" office:value="903.74" calcext:value-type="float">
            <text:p>903.74</text:p>
          </table:table-cell>
        </table:table-row>
        <table:table-row table:style-name="ro1">
          <table:table-cell office:value-type="float" office:value="11422302" calcext:value-type="float">
            <text:p>11422302</text:p>
          </table:table-cell>
          <table:table-cell table:formula="of:=TIME( ; ;[.A716]/1000)" office:value-type="time" office:time-value="PT03H10M22.302S" calcext:value-type="time">
            <text:p>03:10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755.76" calcext:value-type="float">
            <text:p>755.76</text:p>
          </table:table-cell>
          <table:table-cell office:value-type="float" office:value="904.95" calcext:value-type="float">
            <text:p>904.95</text:p>
          </table:table-cell>
        </table:table-row>
        <table:table-row table:style-name="ro1">
          <table:table-cell office:value-type="float" office:value="11438302" calcext:value-type="float">
            <text:p>11438302</text:p>
          </table:table-cell>
          <table:table-cell table:formula="of:=TIME( ; ;[.A717]/1000)" office:value-type="time" office:time-value="PT03H10M38.302S" calcext:value-type="time">
            <text:p>03:10:3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756.8" calcext:value-type="float">
            <text:p>756.8</text:p>
          </table:table-cell>
          <table:table-cell office:value-type="float" office:value="906.15" calcext:value-type="float">
            <text:p>906.15</text:p>
          </table:table-cell>
        </table:table-row>
        <table:table-row table:style-name="ro1">
          <table:table-cell office:value-type="float" office:value="11454302" calcext:value-type="float">
            <text:p>11454302</text:p>
          </table:table-cell>
          <table:table-cell table:formula="of:=TIME( ; ;[.A718]/1000)" office:value-type="time" office:time-value="PT03H10M54.302S" calcext:value-type="time">
            <text:p>03:10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757.83" calcext:value-type="float">
            <text:p>757.83</text:p>
          </table:table-cell>
          <table:table-cell office:value-type="float" office:value="907.36" calcext:value-type="float">
            <text:p>907.36</text:p>
          </table:table-cell>
        </table:table-row>
        <table:table-row table:style-name="ro1">
          <table:table-cell office:value-type="float" office:value="11470302" calcext:value-type="float">
            <text:p>11470302</text:p>
          </table:table-cell>
          <table:table-cell table:formula="of:=TIME( ; ;[.A719]/1000)" office:value-type="time" office:time-value="PT03H11M10.302S" calcext:value-type="time">
            <text:p>03:11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758.86" calcext:value-type="float">
            <text:p>758.86</text:p>
          </table:table-cell>
          <table:table-cell office:value-type="float" office:value="908.56" calcext:value-type="float">
            <text:p>908.56</text:p>
          </table:table-cell>
        </table:table-row>
        <table:table-row table:style-name="ro1">
          <table:table-cell office:value-type="float" office:value="11486302" calcext:value-type="float">
            <text:p>11486302</text:p>
          </table:table-cell>
          <table:table-cell table:formula="of:=TIME( ; ;[.A720]/1000)" office:value-type="time" office:time-value="PT03H11M26.302S" calcext:value-type="time">
            <text:p>03:11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759.89" calcext:value-type="float">
            <text:p>759.89</text:p>
          </table:table-cell>
          <table:table-cell office:value-type="float" office:value="909.77" calcext:value-type="float">
            <text:p>909.77</text:p>
          </table:table-cell>
        </table:table-row>
        <table:table-row table:style-name="ro1">
          <table:table-cell office:value-type="float" office:value="11502302" calcext:value-type="float">
            <text:p>11502302</text:p>
          </table:table-cell>
          <table:table-cell table:formula="of:=TIME( ; ;[.A721]/1000)" office:value-type="time" office:time-value="PT03H11M42.302S" calcext:value-type="time">
            <text:p>03:11:42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760.93" calcext:value-type="float">
            <text:p>760.93</text:p>
          </table:table-cell>
          <table:table-cell office:value-type="float" office:value="910.97" calcext:value-type="float">
            <text:p>910.97</text:p>
          </table:table-cell>
        </table:table-row>
        <table:table-row table:style-name="ro1">
          <table:table-cell office:value-type="float" office:value="11518302" calcext:value-type="float">
            <text:p>11518302</text:p>
          </table:table-cell>
          <table:table-cell table:formula="of:=TIME( ; ;[.A722]/1000)" office:value-type="time" office:time-value="PT03H11M58.302S" calcext:value-type="time">
            <text:p>03:11:58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761.96" calcext:value-type="float">
            <text:p>761.96</text:p>
          </table:table-cell>
          <table:table-cell office:value-type="float" office:value="912.17" calcext:value-type="float">
            <text:p>912.17</text:p>
          </table:table-cell>
        </table:table-row>
        <table:table-row table:style-name="ro1">
          <table:table-cell office:value-type="float" office:value="11534302" calcext:value-type="float">
            <text:p>11534302</text:p>
          </table:table-cell>
          <table:table-cell table:formula="of:=TIME( ; ;[.A723]/1000)" office:value-type="time" office:time-value="PT03H12M14.302S" calcext:value-type="time">
            <text:p>03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762.99" calcext:value-type="float">
            <text:p>762.99</text:p>
          </table:table-cell>
          <table:table-cell office:value-type="float" office:value="913.38" calcext:value-type="float">
            <text:p>913.38</text:p>
          </table:table-cell>
        </table:table-row>
        <table:table-row table:style-name="ro1">
          <table:table-cell office:value-type="float" office:value="11550302" calcext:value-type="float">
            <text:p>11550302</text:p>
          </table:table-cell>
          <table:table-cell table:formula="of:=TIME( ; ;[.A724]/1000)" office:value-type="time" office:time-value="PT03H12M30.302S" calcext:value-type="time">
            <text:p>03:12:3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764.02" calcext:value-type="float">
            <text:p>764.02</text:p>
          </table:table-cell>
          <table:table-cell office:value-type="float" office:value="914.58" calcext:value-type="float">
            <text:p>914.58</text:p>
          </table:table-cell>
        </table:table-row>
        <table:table-row table:style-name="ro1">
          <table:table-cell office:value-type="float" office:value="11566302" calcext:value-type="float">
            <text:p>11566302</text:p>
          </table:table-cell>
          <table:table-cell table:formula="of:=TIME( ; ;[.A725]/1000)" office:value-type="time" office:time-value="PT03H12M46.302S" calcext:value-type="time">
            <text:p>03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765.05" calcext:value-type="float">
            <text:p>765.05</text:p>
          </table:table-cell>
          <table:table-cell office:value-type="float" office:value="915.78" calcext:value-type="float">
            <text:p>915.78</text:p>
          </table:table-cell>
        </table:table-row>
        <table:table-row table:style-name="ro1">
          <table:table-cell office:value-type="float" office:value="11582302" calcext:value-type="float">
            <text:p>11582302</text:p>
          </table:table-cell>
          <table:table-cell table:formula="of:=TIME( ; ;[.A726]/1000)" office:value-type="time" office:time-value="PT03H13M02.302S" calcext:value-type="time">
            <text:p>03:13:02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766.08" calcext:value-type="float">
            <text:p>766.08</text:p>
          </table:table-cell>
          <table:table-cell office:value-type="float" office:value="916.99" calcext:value-type="float">
            <text:p>916.99</text:p>
          </table:table-cell>
        </table:table-row>
        <table:table-row table:style-name="ro1">
          <table:table-cell office:value-type="float" office:value="11598302" calcext:value-type="float">
            <text:p>11598302</text:p>
          </table:table-cell>
          <table:table-cell table:formula="of:=TIME( ; ;[.A727]/1000)" office:value-type="time" office:time-value="PT03H13M18.302S" calcext:value-type="time">
            <text:p>03:13:18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767.12" calcext:value-type="float">
            <text:p>767.12</text:p>
          </table:table-cell>
          <table:table-cell office:value-type="float" office:value="918.19" calcext:value-type="float">
            <text:p>918.19</text:p>
          </table:table-cell>
        </table:table-row>
        <table:table-row table:style-name="ro1">
          <table:table-cell office:value-type="float" office:value="11614302" calcext:value-type="float">
            <text:p>11614302</text:p>
          </table:table-cell>
          <table:table-cell table:formula="of:=TIME( ; ;[.A728]/1000)" office:value-type="time" office:time-value="PT03H13M34.302S" calcext:value-type="time">
            <text:p>03:13:3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768.15" calcext:value-type="float">
            <text:p>768.15</text:p>
          </table:table-cell>
          <table:table-cell office:value-type="float" office:value="919.4" calcext:value-type="float">
            <text:p>919.4</text:p>
          </table:table-cell>
        </table:table-row>
        <table:table-row table:style-name="ro1">
          <table:table-cell office:value-type="float" office:value="11630302" calcext:value-type="float">
            <text:p>11630302</text:p>
          </table:table-cell>
          <table:table-cell table:formula="of:=TIME( ; ;[.A729]/1000)" office:value-type="time" office:time-value="PT03H13M50.302S" calcext:value-type="time">
            <text:p>03:13:50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769.18" calcext:value-type="float">
            <text:p>769.18</text:p>
          </table:table-cell>
          <table:table-cell office:value-type="float" office:value="920.6" calcext:value-type="float">
            <text:p>920.6</text:p>
          </table:table-cell>
        </table:table-row>
        <table:table-row table:style-name="ro1">
          <table:table-cell office:value-type="float" office:value="11646302" calcext:value-type="float">
            <text:p>11646302</text:p>
          </table:table-cell>
          <table:table-cell table:formula="of:=TIME( ; ;[.A730]/1000)" office:value-type="time" office:time-value="PT03H14M06.302S" calcext:value-type="time">
            <text:p>03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2.1" calcext:value-type="float">
            <text:p>232.1</text:p>
          </table:table-cell>
          <table:table-cell office:value-type="float" office:value="269.98" calcext:value-type="float">
            <text:p>269.98</text:p>
          </table:table-cell>
          <table:table-cell office:value-type="float" office:value="770.21" calcext:value-type="float">
            <text:p>770.21</text:p>
          </table:table-cell>
          <table:table-cell office:value-type="float" office:value="921.8" calcext:value-type="float">
            <text:p>921.8</text:p>
          </table:table-cell>
        </table:table-row>
        <table:table-row table:style-name="ro1">
          <table:table-cell office:value-type="float" office:value="11662302" calcext:value-type="float">
            <text:p>11662302</text:p>
          </table:table-cell>
          <table:table-cell table:formula="of:=TIME( ; ;[.A731]/1000)" office:value-type="time" office:time-value="PT03H14M22.302S" calcext:value-type="time">
            <text:p>03:14:22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771.24" calcext:value-type="float">
            <text:p>771.24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1678302" calcext:value-type="float">
            <text:p>11678302</text:p>
          </table:table-cell>
          <table:table-cell table:formula="of:=TIME( ; ;[.A732]/1000)" office:value-type="time" office:time-value="PT03H14M38.302S" calcext:value-type="time">
            <text:p>03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772.27" calcext:value-type="float">
            <text:p>772.27</text:p>
          </table:table-cell>
          <table:table-cell office:value-type="float" office:value="924.2" calcext:value-type="float">
            <text:p>924.2</text:p>
          </table:table-cell>
        </table:table-row>
        <table:table-row table:style-name="ro1">
          <table:table-cell office:value-type="float" office:value="11694302" calcext:value-type="float">
            <text:p>11694302</text:p>
          </table:table-cell>
          <table:table-cell table:formula="of:=TIME( ; ;[.A733]/1000)" office:value-type="time" office:time-value="PT03H14M54.302S" calcext:value-type="time">
            <text:p>03:14:54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773.3" calcext:value-type="float">
            <text:p>773.3</text:p>
          </table:table-cell>
          <table:table-cell office:value-type="float" office:value="925.41" calcext:value-type="float">
            <text:p>925.41</text:p>
          </table:table-cell>
        </table:table-row>
        <table:table-row table:style-name="ro1">
          <table:table-cell office:value-type="float" office:value="11710302" calcext:value-type="float">
            <text:p>11710302</text:p>
          </table:table-cell>
          <table:table-cell table:formula="of:=TIME( ; ;[.A734]/1000)" office:value-type="time" office:time-value="PT03H15M10.302S" calcext:value-type="time">
            <text:p>03:15:10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774.33" calcext:value-type="float">
            <text:p>774.33</text:p>
          </table:table-cell>
          <table:table-cell office:value-type="float" office:value="926.61" calcext:value-type="float">
            <text:p>926.61</text:p>
          </table:table-cell>
        </table:table-row>
        <table:table-row table:style-name="ro1">
          <table:table-cell office:value-type="float" office:value="11726302" calcext:value-type="float">
            <text:p>11726302</text:p>
          </table:table-cell>
          <table:table-cell table:formula="of:=TIME( ; ;[.A735]/1000)" office:value-type="time" office:time-value="PT03H15M26.302S" calcext:value-type="time">
            <text:p>03:15:26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775.37" calcext:value-type="float">
            <text:p>775.37</text:p>
          </table:table-cell>
          <table:table-cell office:value-type="float" office:value="927.81" calcext:value-type="float">
            <text:p>927.81</text:p>
          </table:table-cell>
        </table:table-row>
        <table:table-row table:style-name="ro1">
          <table:table-cell office:value-type="float" office:value="11742302" calcext:value-type="float">
            <text:p>11742302</text:p>
          </table:table-cell>
          <table:table-cell table:formula="of:=TIME( ; ;[.A736]/1000)" office:value-type="time" office:time-value="PT03H15M42.302S" calcext:value-type="time">
            <text:p>03:15:42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776.4" calcext:value-type="float">
            <text:p>776.4</text:p>
          </table:table-cell>
          <table:table-cell office:value-type="float" office:value="929.01" calcext:value-type="float">
            <text:p>929.01</text:p>
          </table:table-cell>
        </table:table-row>
        <table:table-row table:style-name="ro1">
          <table:table-cell office:value-type="float" office:value="11758302" calcext:value-type="float">
            <text:p>11758302</text:p>
          </table:table-cell>
          <table:table-cell table:formula="of:=TIME( ; ;[.A737]/1000)" office:value-type="time" office:time-value="PT03H15M58.302S" calcext:value-type="time">
            <text:p>03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77.43" calcext:value-type="float">
            <text:p>777.43</text:p>
          </table:table-cell>
          <table:table-cell office:value-type="float" office:value="930.21" calcext:value-type="float">
            <text:p>930.21</text:p>
          </table:table-cell>
        </table:table-row>
        <table:table-row table:style-name="ro1">
          <table:table-cell office:value-type="float" office:value="11774302" calcext:value-type="float">
            <text:p>11774302</text:p>
          </table:table-cell>
          <table:table-cell table:formula="of:=TIME( ; ;[.A738]/1000)" office:value-type="time" office:time-value="PT03H16M14.302S" calcext:value-type="time">
            <text:p>03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78.46" calcext:value-type="float">
            <text:p>778.46</text:p>
          </table:table-cell>
          <table:table-cell office:value-type="float" office:value="931.41" calcext:value-type="float">
            <text:p>931.41</text:p>
          </table:table-cell>
        </table:table-row>
        <table:table-row table:style-name="ro1">
          <table:table-cell office:value-type="float" office:value="11790302" calcext:value-type="float">
            <text:p>11790302</text:p>
          </table:table-cell>
          <table:table-cell table:formula="of:=TIME( ; ;[.A739]/1000)" office:value-type="time" office:time-value="PT03H16M30.302S" calcext:value-type="time">
            <text:p>03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79.49" calcext:value-type="float">
            <text:p>779.49</text:p>
          </table:table-cell>
          <table:table-cell office:value-type="float" office:value="932.61" calcext:value-type="float">
            <text:p>932.61</text:p>
          </table:table-cell>
        </table:table-row>
        <table:table-row table:style-name="ro1">
          <table:table-cell office:value-type="float" office:value="11806302" calcext:value-type="float">
            <text:p>11806302</text:p>
          </table:table-cell>
          <table:table-cell table:formula="of:=TIME( ; ;[.A740]/1000)" office:value-type="time" office:time-value="PT03H16M46.302S" calcext:value-type="time">
            <text:p>03:1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80.52" calcext:value-type="float">
            <text:p>780.52</text:p>
          </table:table-cell>
          <table:table-cell office:value-type="float" office:value="933.81" calcext:value-type="float">
            <text:p>933.81</text:p>
          </table:table-cell>
        </table:table-row>
        <table:table-row table:style-name="ro1">
          <table:table-cell office:value-type="float" office:value="11822302" calcext:value-type="float">
            <text:p>11822302</text:p>
          </table:table-cell>
          <table:table-cell table:formula="of:=TIME( ; ;[.A741]/1000)" office:value-type="time" office:time-value="PT03H17M02.302S" calcext:value-type="time">
            <text:p>03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81.55" calcext:value-type="float">
            <text:p>781.55</text:p>
          </table:table-cell>
          <table:table-cell office:value-type="float" office:value="935.01" calcext:value-type="float">
            <text:p>935.01</text:p>
          </table:table-cell>
        </table:table-row>
        <table:table-row table:style-name="ro1">
          <table:table-cell office:value-type="float" office:value="11838302" calcext:value-type="float">
            <text:p>11838302</text:p>
          </table:table-cell>
          <table:table-cell table:formula="of:=TIME( ; ;[.A742]/1000)" office:value-type="time" office:time-value="PT03H17M18.302S" calcext:value-type="time">
            <text:p>03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82.58" calcext:value-type="float">
            <text:p>782.58</text:p>
          </table:table-cell>
          <table:table-cell office:value-type="float" office:value="936.21" calcext:value-type="float">
            <text:p>936.21</text:p>
          </table:table-cell>
        </table:table-row>
        <table:table-row table:style-name="ro1">
          <table:table-cell office:value-type="float" office:value="11854302" calcext:value-type="float">
            <text:p>11854302</text:p>
          </table:table-cell>
          <table:table-cell table:formula="of:=TIME( ; ;[.A743]/1000)" office:value-type="time" office:time-value="PT03H17M34.302S" calcext:value-type="time">
            <text:p>03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783.61" calcext:value-type="float">
            <text:p>783.61</text:p>
          </table:table-cell>
          <table:table-cell office:value-type="float" office:value="937.41" calcext:value-type="float">
            <text:p>937.41</text:p>
          </table:table-cell>
        </table:table-row>
        <table:table-row table:style-name="ro1">
          <table:table-cell office:value-type="float" office:value="11870302" calcext:value-type="float">
            <text:p>11870302</text:p>
          </table:table-cell>
          <table:table-cell table:formula="of:=TIME( ; ;[.A744]/1000)" office:value-type="time" office:time-value="PT03H17M50.302S" calcext:value-type="time">
            <text:p>03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784.64" calcext:value-type="float">
            <text:p>784.64</text:p>
          </table:table-cell>
          <table:table-cell office:value-type="float" office:value="938.61" calcext:value-type="float">
            <text:p>938.61</text:p>
          </table:table-cell>
        </table:table-row>
        <table:table-row table:style-name="ro1">
          <table:table-cell office:value-type="float" office:value="11886302" calcext:value-type="float">
            <text:p>11886302</text:p>
          </table:table-cell>
          <table:table-cell table:formula="of:=TIME( ; ;[.A745]/1000)" office:value-type="time" office:time-value="PT03H18M06.302S" calcext:value-type="time">
            <text:p>03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785.67" calcext:value-type="float">
            <text:p>785.67</text:p>
          </table:table-cell>
          <table:table-cell office:value-type="float" office:value="939.81" calcext:value-type="float">
            <text:p>939.81</text:p>
          </table:table-cell>
        </table:table-row>
        <table:table-row table:style-name="ro1">
          <table:table-cell office:value-type="float" office:value="11902302" calcext:value-type="float">
            <text:p>11902302</text:p>
          </table:table-cell>
          <table:table-cell table:formula="of:=TIME( ; ;[.A746]/1000)" office:value-type="time" office:time-value="PT03H18M22.302S" calcext:value-type="time">
            <text:p>03:1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786.7" calcext:value-type="float">
            <text:p>786.7</text:p>
          </table:table-cell>
          <table:table-cell office:value-type="float" office:value="941.01" calcext:value-type="float">
            <text:p>941.01</text:p>
          </table:table-cell>
        </table:table-row>
        <table:table-row table:style-name="ro1">
          <table:table-cell office:value-type="float" office:value="11918302" calcext:value-type="float">
            <text:p>11918302</text:p>
          </table:table-cell>
          <table:table-cell table:formula="of:=TIME( ; ;[.A747]/1000)" office:value-type="time" office:time-value="PT03H18M38.302S" calcext:value-type="time">
            <text:p>03:1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787.73" calcext:value-type="float">
            <text:p>787.73</text:p>
          </table:table-cell>
          <table:table-cell office:value-type="float" office:value="942.21" calcext:value-type="float">
            <text:p>942.21</text:p>
          </table:table-cell>
        </table:table-row>
        <table:table-row table:style-name="ro1">
          <table:table-cell office:value-type="float" office:value="11934302" calcext:value-type="float">
            <text:p>11934302</text:p>
          </table:table-cell>
          <table:table-cell table:formula="of:=TIME( ; ;[.A748]/1000)" office:value-type="time" office:time-value="PT03H18M54.302S" calcext:value-type="time">
            <text:p>03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88.76" calcext:value-type="float">
            <text:p>788.76</text:p>
          </table:table-cell>
          <table:table-cell office:value-type="float" office:value="943.4" calcext:value-type="float">
            <text:p>943.4</text:p>
          </table:table-cell>
        </table:table-row>
        <table:table-row table:style-name="ro1">
          <table:table-cell office:value-type="float" office:value="11950302" calcext:value-type="float">
            <text:p>11950302</text:p>
          </table:table-cell>
          <table:table-cell table:formula="of:=TIME( ; ;[.A749]/1000)" office:value-type="time" office:time-value="PT03H19M10.302S" calcext:value-type="time">
            <text:p>03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789.79" calcext:value-type="float">
            <text:p>789.79</text:p>
          </table:table-cell>
          <table:table-cell office:value-type="float" office:value="944.6" calcext:value-type="float">
            <text:p>944.6</text:p>
          </table:table-cell>
        </table:table-row>
        <table:table-row table:style-name="ro1">
          <table:table-cell office:value-type="float" office:value="11966302" calcext:value-type="float">
            <text:p>11966302</text:p>
          </table:table-cell>
          <table:table-cell table:formula="of:=TIME( ; ;[.A750]/1000)" office:value-type="time" office:time-value="PT03H19M26.302S" calcext:value-type="time">
            <text:p>03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2" calcext:value-type="float">
            <text:p>269.62</text:p>
          </table:table-cell>
          <table:table-cell office:value-type="float" office:value="790.82" calcext:value-type="float">
            <text:p>790.82</text:p>
          </table:table-cell>
          <table:table-cell office:value-type="float" office:value="945.8" calcext:value-type="float">
            <text:p>945.8</text:p>
          </table:table-cell>
        </table:table-row>
        <table:table-row table:style-name="ro1">
          <table:table-cell office:value-type="float" office:value="11982302" calcext:value-type="float">
            <text:p>11982302</text:p>
          </table:table-cell>
          <table:table-cell table:formula="of:=TIME( ; ;[.A751]/1000)" office:value-type="time" office:time-value="PT03H19M42.302S" calcext:value-type="time">
            <text:p>03:1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91.85" calcext:value-type="float">
            <text:p>791.85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11998302" calcext:value-type="float">
            <text:p>11998302</text:p>
          </table:table-cell>
          <table:table-cell table:formula="of:=TIME( ; ;[.A752]/1000)" office:value-type="time" office:time-value="PT03H19M58.302S" calcext:value-type="time">
            <text:p>03:1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92.88" calcext:value-type="float">
            <text:p>792.88</text:p>
          </table:table-cell>
          <table:table-cell office:value-type="float" office:value="948.2" calcext:value-type="float">
            <text:p>948.2</text:p>
          </table:table-cell>
        </table:table-row>
        <table:table-row table:style-name="ro1">
          <table:table-cell office:value-type="float" office:value="12014302" calcext:value-type="float">
            <text:p>12014302</text:p>
          </table:table-cell>
          <table:table-cell table:formula="of:=TIME( ; ;[.A753]/1000)" office:value-type="time" office:time-value="PT03H20M14.302S" calcext:value-type="time">
            <text:p>03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93.91" calcext:value-type="float">
            <text:p>793.91</text:p>
          </table:table-cell>
          <table:table-cell office:value-type="float" office:value="949.39" calcext:value-type="float">
            <text:p>949.39</text:p>
          </table:table-cell>
        </table:table-row>
        <table:table-row table:style-name="ro1">
          <table:table-cell office:value-type="float" office:value="12030302" calcext:value-type="float">
            <text:p>12030302</text:p>
          </table:table-cell>
          <table:table-cell table:formula="of:=TIME( ; ;[.A754]/1000)" office:value-type="time" office:time-value="PT03H20M30.302S" calcext:value-type="time">
            <text:p>03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94.94" calcext:value-type="float">
            <text:p>794.94</text:p>
          </table:table-cell>
          <table:table-cell office:value-type="float" office:value="950.59" calcext:value-type="float">
            <text:p>950.59</text:p>
          </table:table-cell>
        </table:table-row>
        <table:table-row table:style-name="ro1">
          <table:table-cell office:value-type="float" office:value="12046302" calcext:value-type="float">
            <text:p>12046302</text:p>
          </table:table-cell>
          <table:table-cell table:formula="of:=TIME( ; ;[.A755]/1000)" office:value-type="time" office:time-value="PT03H20M46.302S" calcext:value-type="time">
            <text:p>03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795.97" calcext:value-type="float">
            <text:p>795.97</text:p>
          </table:table-cell>
          <table:table-cell office:value-type="float" office:value="951.79" calcext:value-type="float">
            <text:p>951.79</text:p>
          </table:table-cell>
        </table:table-row>
        <table:table-row table:style-name="ro1">
          <table:table-cell office:value-type="float" office:value="12062302" calcext:value-type="float">
            <text:p>12062302</text:p>
          </table:table-cell>
          <table:table-cell table:formula="of:=TIME( ; ;[.A756]/1000)" office:value-type="time" office:time-value="PT03H21M02.302S" calcext:value-type="time">
            <text:p>03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797" calcext:value-type="float">
            <text:p>797</text:p>
          </table:table-cell>
          <table:table-cell office:value-type="float" office:value="952.99" calcext:value-type="float">
            <text:p>952.99</text:p>
          </table:table-cell>
        </table:table-row>
        <table:table-row table:style-name="ro1">
          <table:table-cell office:value-type="float" office:value="12078302" calcext:value-type="float">
            <text:p>12078302</text:p>
          </table:table-cell>
          <table:table-cell table:formula="of:=TIME( ; ;[.A757]/1000)" office:value-type="time" office:time-value="PT03H21M18.302S" calcext:value-type="time">
            <text:p>03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" calcext:value-type="float">
            <text:p>269.5</text:p>
          </table:table-cell>
          <table:table-cell office:value-type="float" office:value="798.03" calcext:value-type="float">
            <text:p>798.03</text:p>
          </table:table-cell>
          <table:table-cell office:value-type="float" office:value="954.19" calcext:value-type="float">
            <text:p>954.19</text:p>
          </table:table-cell>
        </table:table-row>
        <table:table-row table:style-name="ro1">
          <table:table-cell office:value-type="float" office:value="12094302" calcext:value-type="float">
            <text:p>12094302</text:p>
          </table:table-cell>
          <table:table-cell table:formula="of:=TIME( ; ;[.A758]/1000)" office:value-type="time" office:time-value="PT03H21M34.302S" calcext:value-type="time">
            <text:p>03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799.06" calcext:value-type="float">
            <text:p>799.06</text:p>
          </table:table-cell>
          <table:table-cell office:value-type="float" office:value="955.38" calcext:value-type="float">
            <text:p>955.38</text:p>
          </table:table-cell>
        </table:table-row>
        <table:table-row table:style-name="ro1">
          <table:table-cell office:value-type="float" office:value="12110302" calcext:value-type="float">
            <text:p>12110302</text:p>
          </table:table-cell>
          <table:table-cell table:formula="of:=TIME( ; ;[.A759]/1000)" office:value-type="time" office:time-value="PT03H21M50.302S" calcext:value-type="time">
            <text:p>03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0.09" calcext:value-type="float">
            <text:p>800.09</text:p>
          </table:table-cell>
          <table:table-cell office:value-type="float" office:value="956.58" calcext:value-type="float">
            <text:p>956.58</text:p>
          </table:table-cell>
        </table:table-row>
        <table:table-row table:style-name="ro1">
          <table:table-cell office:value-type="float" office:value="12126302" calcext:value-type="float">
            <text:p>12126302</text:p>
          </table:table-cell>
          <table:table-cell table:formula="of:=TIME( ; ;[.A760]/1000)" office:value-type="time" office:time-value="PT03H22M06.302S" calcext:value-type="time">
            <text:p>03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1.11" calcext:value-type="float">
            <text:p>801.11</text:p>
          </table:table-cell>
          <table:table-cell office:value-type="float" office:value="957.78" calcext:value-type="float">
            <text:p>957.78</text:p>
          </table:table-cell>
        </table:table-row>
        <table:table-row table:style-name="ro1">
          <table:table-cell office:value-type="float" office:value="12142302" calcext:value-type="float">
            <text:p>12142302</text:p>
          </table:table-cell>
          <table:table-cell table:formula="of:=TIME( ; ;[.A761]/1000)" office:value-type="time" office:time-value="PT03H22M22.302S" calcext:value-type="time">
            <text:p>03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2.14" calcext:value-type="float">
            <text:p>802.14</text:p>
          </table:table-cell>
          <table:table-cell office:value-type="float" office:value="958.98" calcext:value-type="float">
            <text:p>958.98</text:p>
          </table:table-cell>
        </table:table-row>
        <table:table-row table:style-name="ro1">
          <table:table-cell office:value-type="float" office:value="12158302" calcext:value-type="float">
            <text:p>12158302</text:p>
          </table:table-cell>
          <table:table-cell table:formula="of:=TIME( ; ;[.A762]/1000)" office:value-type="time" office:time-value="PT03H22M38.302S" calcext:value-type="time">
            <text:p>03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3.17" calcext:value-type="float">
            <text:p>803.17</text:p>
          </table:table-cell>
          <table:table-cell office:value-type="float" office:value="960.17" calcext:value-type="float">
            <text:p>960.17</text:p>
          </table:table-cell>
        </table:table-row>
        <table:table-row table:style-name="ro1">
          <table:table-cell office:value-type="float" office:value="12174302" calcext:value-type="float">
            <text:p>12174302</text:p>
          </table:table-cell>
          <table:table-cell table:formula="of:=TIME( ; ;[.A763]/1000)" office:value-type="time" office:time-value="PT03H22M54.302S" calcext:value-type="time">
            <text:p>03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4.2" calcext:value-type="float">
            <text:p>804.2</text:p>
          </table:table-cell>
          <table:table-cell office:value-type="float" office:value="961.37" calcext:value-type="float">
            <text:p>961.37</text:p>
          </table:table-cell>
        </table:table-row>
        <table:table-row table:style-name="ro1">
          <table:table-cell office:value-type="float" office:value="12190302" calcext:value-type="float">
            <text:p>12190302</text:p>
          </table:table-cell>
          <table:table-cell table:formula="of:=TIME( ; ;[.A764]/1000)" office:value-type="time" office:time-value="PT03H23M10.302S" calcext:value-type="time">
            <text:p>03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5.23" calcext:value-type="float">
            <text:p>805.23</text:p>
          </table:table-cell>
          <table:table-cell office:value-type="float" office:value="962.57" calcext:value-type="float">
            <text:p>962.57</text:p>
          </table:table-cell>
        </table:table-row>
        <table:table-row table:style-name="ro1">
          <table:table-cell office:value-type="float" office:value="12206302" calcext:value-type="float">
            <text:p>12206302</text:p>
          </table:table-cell>
          <table:table-cell table:formula="of:=TIME( ; ;[.A765]/1000)" office:value-type="time" office:time-value="PT03H23M26.302S" calcext:value-type="time">
            <text:p>03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806.26" calcext:value-type="float">
            <text:p>806.26</text:p>
          </table:table-cell>
          <table:table-cell office:value-type="float" office:value="963.76" calcext:value-type="float">
            <text:p>963.76</text:p>
          </table:table-cell>
        </table:table-row>
        <table:table-row table:style-name="ro1">
          <table:table-cell office:value-type="float" office:value="12222302" calcext:value-type="float">
            <text:p>12222302</text:p>
          </table:table-cell>
          <table:table-cell table:formula="of:=TIME( ; ;[.A766]/1000)" office:value-type="time" office:time-value="PT03H23M42.302S" calcext:value-type="time">
            <text:p>03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07.29" calcext:value-type="float">
            <text:p>807.29</text:p>
          </table:table-cell>
          <table:table-cell office:value-type="float" office:value="964.96" calcext:value-type="float">
            <text:p>964.96</text:p>
          </table:table-cell>
        </table:table-row>
        <table:table-row table:style-name="ro1">
          <table:table-cell office:value-type="float" office:value="12238302" calcext:value-type="float">
            <text:p>12238302</text:p>
          </table:table-cell>
          <table:table-cell table:formula="of:=TIME( ; ;[.A767]/1000)" office:value-type="time" office:time-value="PT03H23M58.302S" calcext:value-type="time">
            <text:p>03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08.32" calcext:value-type="float">
            <text:p>808.32</text:p>
          </table:table-cell>
          <table:table-cell office:value-type="float" office:value="966.16" calcext:value-type="float">
            <text:p>966.16</text:p>
          </table:table-cell>
        </table:table-row>
        <table:table-row table:style-name="ro1">
          <table:table-cell office:value-type="float" office:value="12254302" calcext:value-type="float">
            <text:p>12254302</text:p>
          </table:table-cell>
          <table:table-cell table:formula="of:=TIME( ; ;[.A768]/1000)" office:value-type="time" office:time-value="PT03H24M14.302S" calcext:value-type="time">
            <text:p>03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09.35" calcext:value-type="float">
            <text:p>809.35</text:p>
          </table:table-cell>
          <table:table-cell office:value-type="float" office:value="967.35" calcext:value-type="float">
            <text:p>967.35</text:p>
          </table:table-cell>
        </table:table-row>
        <table:table-row table:style-name="ro1">
          <table:table-cell office:value-type="float" office:value="12270302" calcext:value-type="float">
            <text:p>12270302</text:p>
          </table:table-cell>
          <table:table-cell table:formula="of:=TIME( ; ;[.A769]/1000)" office:value-type="time" office:time-value="PT03H24M30.302S" calcext:value-type="time">
            <text:p>03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10.38" calcext:value-type="float">
            <text:p>810.38</text:p>
          </table:table-cell>
          <table:table-cell office:value-type="float" office:value="968.55" calcext:value-type="float">
            <text:p>968.55</text:p>
          </table:table-cell>
        </table:table-row>
        <table:table-row table:style-name="ro1">
          <table:table-cell office:value-type="float" office:value="12286302" calcext:value-type="float">
            <text:p>12286302</text:p>
          </table:table-cell>
          <table:table-cell table:formula="of:=TIME( ; ;[.A770]/1000)" office:value-type="time" office:time-value="PT03H24M46.302S" calcext:value-type="time">
            <text:p>03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11.41" calcext:value-type="float">
            <text:p>811.41</text:p>
          </table:table-cell>
          <table:table-cell office:value-type="float" office:value="969.75" calcext:value-type="float">
            <text:p>969.75</text:p>
          </table:table-cell>
        </table:table-row>
        <table:table-row table:style-name="ro1">
          <table:table-cell office:value-type="float" office:value="12302302" calcext:value-type="float">
            <text:p>12302302</text:p>
          </table:table-cell>
          <table:table-cell table:formula="of:=TIME( ; ;[.A771]/1000)" office:value-type="time" office:time-value="PT03H25M02.302S" calcext:value-type="time">
            <text:p>03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12.44" calcext:value-type="float">
            <text:p>812.44</text:p>
          </table:table-cell>
          <table:table-cell office:value-type="float" office:value="970.94" calcext:value-type="float">
            <text:p>970.94</text:p>
          </table:table-cell>
        </table:table-row>
        <table:table-row table:style-name="ro1">
          <table:table-cell office:value-type="float" office:value="12318302" calcext:value-type="float">
            <text:p>12318302</text:p>
          </table:table-cell>
          <table:table-cell table:formula="of:=TIME( ; ;[.A772]/1000)" office:value-type="time" office:time-value="PT03H25M18.302S" calcext:value-type="time">
            <text:p>03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813.47" calcext:value-type="float">
            <text:p>813.47</text:p>
          </table:table-cell>
          <table:table-cell office:value-type="float" office:value="972.14" calcext:value-type="float">
            <text:p>972.14</text:p>
          </table:table-cell>
        </table:table-row>
        <table:table-row table:style-name="ro1">
          <table:table-cell office:value-type="float" office:value="12334302" calcext:value-type="float">
            <text:p>12334302</text:p>
          </table:table-cell>
          <table:table-cell table:formula="of:=TIME( ; ;[.A773]/1000)" office:value-type="time" office:time-value="PT03H25M34.302S" calcext:value-type="time">
            <text:p>03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4.5" calcext:value-type="float">
            <text:p>814.5</text:p>
          </table:table-cell>
          <table:table-cell office:value-type="float" office:value="973.34" calcext:value-type="float">
            <text:p>973.34</text:p>
          </table:table-cell>
        </table:table-row>
        <table:table-row table:style-name="ro1">
          <table:table-cell office:value-type="float" office:value="12350302" calcext:value-type="float">
            <text:p>12350302</text:p>
          </table:table-cell>
          <table:table-cell table:formula="of:=TIME( ; ;[.A774]/1000)" office:value-type="time" office:time-value="PT03H25M50.302S" calcext:value-type="time">
            <text:p>03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5.52" calcext:value-type="float">
            <text:p>815.52</text:p>
          </table:table-cell>
          <table:table-cell office:value-type="float" office:value="974.53" calcext:value-type="float">
            <text:p>974.53</text:p>
          </table:table-cell>
        </table:table-row>
        <table:table-row table:style-name="ro1">
          <table:table-cell office:value-type="float" office:value="12366302" calcext:value-type="float">
            <text:p>12366302</text:p>
          </table:table-cell>
          <table:table-cell table:formula="of:=TIME( ; ;[.A775]/1000)" office:value-type="time" office:time-value="PT03H26M06.302S" calcext:value-type="time">
            <text:p>03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6.55" calcext:value-type="float">
            <text:p>816.55</text:p>
          </table:table-cell>
          <table:table-cell office:value-type="float" office:value="975.73" calcext:value-type="float">
            <text:p>975.73</text:p>
          </table:table-cell>
        </table:table-row>
        <table:table-row table:style-name="ro1">
          <table:table-cell office:value-type="float" office:value="12382302" calcext:value-type="float">
            <text:p>12382302</text:p>
          </table:table-cell>
          <table:table-cell table:formula="of:=TIME( ; ;[.A776]/1000)" office:value-type="time" office:time-value="PT03H26M22.302S" calcext:value-type="time">
            <text:p>03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7.58" calcext:value-type="float">
            <text:p>817.58</text:p>
          </table:table-cell>
          <table:table-cell office:value-type="float" office:value="976.92" calcext:value-type="float">
            <text:p>976.92</text:p>
          </table:table-cell>
        </table:table-row>
        <table:table-row table:style-name="ro1">
          <table:table-cell office:value-type="float" office:value="12398302" calcext:value-type="float">
            <text:p>12398302</text:p>
          </table:table-cell>
          <table:table-cell table:formula="of:=TIME( ; ;[.A777]/1000)" office:value-type="time" office:time-value="PT03H26M38.302S" calcext:value-type="time">
            <text:p>03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8.61" calcext:value-type="float">
            <text:p>818.61</text:p>
          </table:table-cell>
          <table:table-cell office:value-type="float" office:value="978.12" calcext:value-type="float">
            <text:p>978.12</text:p>
          </table:table-cell>
        </table:table-row>
        <table:table-row table:style-name="ro1">
          <table:table-cell office:value-type="float" office:value="12414302" calcext:value-type="float">
            <text:p>12414302</text:p>
          </table:table-cell>
          <table:table-cell table:formula="of:=TIME( ; ;[.A778]/1000)" office:value-type="time" office:time-value="PT03H26M54.302S" calcext:value-type="time">
            <text:p>03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19.64" calcext:value-type="float">
            <text:p>819.64</text:p>
          </table:table-cell>
          <table:table-cell office:value-type="float" office:value="979.31" calcext:value-type="float">
            <text:p>979.31</text:p>
          </table:table-cell>
        </table:table-row>
        <table:table-row table:style-name="ro1">
          <table:table-cell office:value-type="float" office:value="12430302" calcext:value-type="float">
            <text:p>12430302</text:p>
          </table:table-cell>
          <table:table-cell table:formula="of:=TIME( ; ;[.A779]/1000)" office:value-type="time" office:time-value="PT03H27M10.302S" calcext:value-type="time">
            <text:p>03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20.67" calcext:value-type="float">
            <text:p>820.67</text:p>
          </table:table-cell>
          <table:table-cell office:value-type="float" office:value="980.51" calcext:value-type="float">
            <text:p>980.51</text:p>
          </table:table-cell>
        </table:table-row>
        <table:table-row table:style-name="ro1">
          <table:table-cell office:value-type="float" office:value="12446302" calcext:value-type="float">
            <text:p>12446302</text:p>
          </table:table-cell>
          <table:table-cell table:formula="of:=TIME( ; ;[.A780]/1000)" office:value-type="time" office:time-value="PT03H27M26.302S" calcext:value-type="time">
            <text:p>03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21.69" calcext:value-type="float">
            <text:p>821.69</text:p>
          </table:table-cell>
          <table:table-cell office:value-type="float" office:value="981.7" calcext:value-type="float">
            <text:p>981.7</text:p>
          </table:table-cell>
        </table:table-row>
        <table:table-row table:style-name="ro1">
          <table:table-cell office:value-type="float" office:value="12462302" calcext:value-type="float">
            <text:p>12462302</text:p>
          </table:table-cell>
          <table:table-cell table:formula="of:=TIME( ; ;[.A781]/1000)" office:value-type="time" office:time-value="PT03H27M42.302S" calcext:value-type="time">
            <text:p>03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22.72" calcext:value-type="float">
            <text:p>822.72</text:p>
          </table:table-cell>
          <table:table-cell office:value-type="float" office:value="982.9" calcext:value-type="float">
            <text:p>982.9</text:p>
          </table:table-cell>
        </table:table-row>
        <table:table-row table:style-name="ro1">
          <table:table-cell office:value-type="float" office:value="12478302" calcext:value-type="float">
            <text:p>12478302</text:p>
          </table:table-cell>
          <table:table-cell table:formula="of:=TIME( ; ;[.A782]/1000)" office:value-type="time" office:time-value="PT03H27M58.302S" calcext:value-type="time">
            <text:p>03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23.75" calcext:value-type="float">
            <text:p>823.75</text:p>
          </table:table-cell>
          <table:table-cell office:value-type="float" office:value="984.09" calcext:value-type="float">
            <text:p>984.09</text:p>
          </table:table-cell>
        </table:table-row>
        <table:table-row table:style-name="ro1">
          <table:table-cell office:value-type="float" office:value="12494302" calcext:value-type="float">
            <text:p>12494302</text:p>
          </table:table-cell>
          <table:table-cell table:formula="of:=TIME( ; ;[.A783]/1000)" office:value-type="time" office:time-value="PT03H28M14.302S" calcext:value-type="time">
            <text:p>03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24.78" calcext:value-type="float">
            <text:p>824.78</text:p>
          </table:table-cell>
          <table:table-cell office:value-type="float" office:value="985.29" calcext:value-type="float">
            <text:p>985.29</text:p>
          </table:table-cell>
        </table:table-row>
        <table:table-row table:style-name="ro1">
          <table:table-cell office:value-type="float" office:value="12510302" calcext:value-type="float">
            <text:p>12510302</text:p>
          </table:table-cell>
          <table:table-cell table:formula="of:=TIME( ; ;[.A784]/1000)" office:value-type="time" office:time-value="PT03H28M30.302S" calcext:value-type="time">
            <text:p>03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825.81" calcext:value-type="float">
            <text:p>825.81</text:p>
          </table:table-cell>
          <table:table-cell office:value-type="float" office:value="986.48" calcext:value-type="float">
            <text:p>986.48</text:p>
          </table:table-cell>
        </table:table-row>
        <table:table-row table:style-name="ro1">
          <table:table-cell office:value-type="float" office:value="12526302" calcext:value-type="float">
            <text:p>12526302</text:p>
          </table:table-cell>
          <table:table-cell table:formula="of:=TIME( ; ;[.A785]/1000)" office:value-type="time" office:time-value="PT03H28M46.302S" calcext:value-type="time">
            <text:p>03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826.84" calcext:value-type="float">
            <text:p>826.84</text:p>
          </table:table-cell>
          <table:table-cell office:value-type="float" office:value="987.68" calcext:value-type="float">
            <text:p>987.68</text:p>
          </table:table-cell>
        </table:table-row>
        <table:table-row table:style-name="ro1">
          <table:table-cell office:value-type="float" office:value="12542302" calcext:value-type="float">
            <text:p>12542302</text:p>
          </table:table-cell>
          <table:table-cell table:formula="of:=TIME( ; ;[.A786]/1000)" office:value-type="time" office:time-value="PT03H29M02.302S" calcext:value-type="time">
            <text:p>03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27.86" calcext:value-type="float">
            <text:p>827.86</text:p>
          </table:table-cell>
          <table:table-cell office:value-type="float" office:value="988.87" calcext:value-type="float">
            <text:p>988.87</text:p>
          </table:table-cell>
        </table:table-row>
        <table:table-row table:style-name="ro1">
          <table:table-cell office:value-type="float" office:value="12558302" calcext:value-type="float">
            <text:p>12558302</text:p>
          </table:table-cell>
          <table:table-cell table:formula="of:=TIME( ; ;[.A787]/1000)" office:value-type="time" office:time-value="PT03H29M18.302S" calcext:value-type="time">
            <text:p>03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828.89" calcext:value-type="float">
            <text:p>828.89</text:p>
          </table:table-cell>
          <table:table-cell office:value-type="float" office:value="990.07" calcext:value-type="float">
            <text:p>990.07</text:p>
          </table:table-cell>
        </table:table-row>
        <table:table-row table:style-name="ro1">
          <table:table-cell office:value-type="float" office:value="12574302" calcext:value-type="float">
            <text:p>12574302</text:p>
          </table:table-cell>
          <table:table-cell table:formula="of:=TIME( ; ;[.A788]/1000)" office:value-type="time" office:time-value="PT03H29M34.302S" calcext:value-type="time">
            <text:p>03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29.92" calcext:value-type="float">
            <text:p>829.92</text:p>
          </table:table-cell>
          <table:table-cell office:value-type="float" office:value="991.26" calcext:value-type="float">
            <text:p>991.26</text:p>
          </table:table-cell>
        </table:table-row>
        <table:table-row table:style-name="ro1">
          <table:table-cell office:value-type="float" office:value="12590302" calcext:value-type="float">
            <text:p>12590302</text:p>
          </table:table-cell>
          <table:table-cell table:formula="of:=TIME( ; ;[.A789]/1000)" office:value-type="time" office:time-value="PT03H29M50.302S" calcext:value-type="time">
            <text:p>03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30.95" calcext:value-type="float">
            <text:p>830.95</text:p>
          </table:table-cell>
          <table:table-cell office:value-type="float" office:value="992.46" calcext:value-type="float">
            <text:p>992.46</text:p>
          </table:table-cell>
        </table:table-row>
        <table:table-row table:style-name="ro1">
          <table:table-cell office:value-type="float" office:value="12606302" calcext:value-type="float">
            <text:p>12606302</text:p>
          </table:table-cell>
          <table:table-cell table:formula="of:=TIME( ; ;[.A790]/1000)" office:value-type="time" office:time-value="PT03H30M06.302S" calcext:value-type="time">
            <text:p>03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31.98" calcext:value-type="float">
            <text:p>831.98</text:p>
          </table:table-cell>
          <table:table-cell office:value-type="float" office:value="993.65" calcext:value-type="float">
            <text:p>993.65</text:p>
          </table:table-cell>
        </table:table-row>
        <table:table-row table:style-name="ro1">
          <table:table-cell office:value-type="float" office:value="12622302" calcext:value-type="float">
            <text:p>12622302</text:p>
          </table:table-cell>
          <table:table-cell table:formula="of:=TIME( ; ;[.A791]/1000)" office:value-type="time" office:time-value="PT03H30M22.302S" calcext:value-type="time">
            <text:p>03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33.01" calcext:value-type="float">
            <text:p>833.01</text:p>
          </table:table-cell>
          <table:table-cell office:value-type="float" office:value="994.84" calcext:value-type="float">
            <text:p>994.84</text:p>
          </table:table-cell>
        </table:table-row>
        <table:table-row table:style-name="ro1">
          <table:table-cell office:value-type="float" office:value="12638302" calcext:value-type="float">
            <text:p>12638302</text:p>
          </table:table-cell>
          <table:table-cell table:formula="of:=TIME( ; ;[.A792]/1000)" office:value-type="time" office:time-value="PT03H30M38.302S" calcext:value-type="time">
            <text:p>03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34.03" calcext:value-type="float">
            <text:p>834.03</text:p>
          </table:table-cell>
          <table:table-cell office:value-type="float" office:value="996.04" calcext:value-type="float">
            <text:p>996.04</text:p>
          </table:table-cell>
        </table:table-row>
        <table:table-row table:style-name="ro1">
          <table:table-cell office:value-type="float" office:value="12654302" calcext:value-type="float">
            <text:p>12654302</text:p>
          </table:table-cell>
          <table:table-cell table:formula="of:=TIME( ; ;[.A793]/1000)" office:value-type="time" office:time-value="PT03H30M54.302S" calcext:value-type="time">
            <text:p>03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35.06" calcext:value-type="float">
            <text:p>835.06</text:p>
          </table:table-cell>
          <table:table-cell office:value-type="float" office:value="997.23" calcext:value-type="float">
            <text:p>997.23</text:p>
          </table:table-cell>
        </table:table-row>
        <table:table-row table:style-name="ro1">
          <table:table-cell office:value-type="float" office:value="12670302" calcext:value-type="float">
            <text:p>12670302</text:p>
          </table:table-cell>
          <table:table-cell table:formula="of:=TIME( ; ;[.A794]/1000)" office:value-type="time" office:time-value="PT03H31M10.302S" calcext:value-type="time">
            <text:p>03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836.09" calcext:value-type="float">
            <text:p>836.09</text:p>
          </table:table-cell>
          <table:table-cell office:value-type="float" office:value="998.42" calcext:value-type="float">
            <text:p>998.42</text:p>
          </table:table-cell>
        </table:table-row>
        <table:table-row table:style-name="ro1">
          <table:table-cell office:value-type="float" office:value="12686302" calcext:value-type="float">
            <text:p>12686302</text:p>
          </table:table-cell>
          <table:table-cell table:formula="of:=TIME( ; ;[.A795]/1000)" office:value-type="time" office:time-value="PT03H31M26.302S" calcext:value-type="time">
            <text:p>03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2" calcext:value-type="float">
            <text:p>268.92</text:p>
          </table:table-cell>
          <table:table-cell office:value-type="float" office:value="837.12" calcext:value-type="float">
            <text:p>837.12</text:p>
          </table:table-cell>
          <table:table-cell office:value-type="float" office:value="999.62" calcext:value-type="float">
            <text:p>999.62</text:p>
          </table:table-cell>
        </table:table-row>
        <table:table-row table:style-name="ro1">
          <table:table-cell office:value-type="float" office:value="12702302" calcext:value-type="float">
            <text:p>12702302</text:p>
          </table:table-cell>
          <table:table-cell table:formula="of:=TIME( ; ;[.A796]/1000)" office:value-type="time" office:time-value="PT03H31M42.302S" calcext:value-type="time">
            <text:p>03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" calcext:value-type="float">
            <text:p>268.1</text:p>
          </table:table-cell>
          <table:table-cell office:value-type="float" office:value="838.15" calcext:value-type="float">
            <text:p>838.15</text:p>
          </table:table-cell>
          <table:table-cell office:value-type="float" office:value="1000.81" calcext:value-type="float">
            <text:p>1000.81</text:p>
          </table:table-cell>
        </table:table-row>
        <table:table-row table:style-name="ro1">
          <table:table-cell office:value-type="float" office:value="12718302" calcext:value-type="float">
            <text:p>12718302</text:p>
          </table:table-cell>
          <table:table-cell table:formula="of:=TIME( ; ;[.A797]/1000)" office:value-type="time" office:time-value="PT03H31M58.302S" calcext:value-type="time">
            <text:p>03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839.17" calcext:value-type="float">
            <text:p>839.17</text:p>
          </table:table-cell>
          <table:table-cell office:value-type="float" office:value="1002.01" calcext:value-type="float">
            <text:p>1002.01</text:p>
          </table:table-cell>
        </table:table-row>
        <table:table-row table:style-name="ro1">
          <table:table-cell office:value-type="float" office:value="12734302" calcext:value-type="float">
            <text:p>12734302</text:p>
          </table:table-cell>
          <table:table-cell table:formula="of:=TIME( ; ;[.A798]/1000)" office:value-type="time" office:time-value="PT03H32M14.302S" calcext:value-type="time">
            <text:p>03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840.2" calcext:value-type="float">
            <text:p>840.2</text:p>
          </table:table-cell>
          <table:table-cell office:value-type="float" office:value="1003.2" calcext:value-type="float">
            <text:p>1003.2</text:p>
          </table:table-cell>
        </table:table-row>
        <table:table-row table:style-name="ro1">
          <table:table-cell office:value-type="float" office:value="12750302" calcext:value-type="float">
            <text:p>12750302</text:p>
          </table:table-cell>
          <table:table-cell table:formula="of:=TIME( ; ;[.A799]/1000)" office:value-type="time" office:time-value="PT03H32M30.302S" calcext:value-type="time">
            <text:p>03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841.23" calcext:value-type="float">
            <text:p>841.23</text:p>
          </table:table-cell>
          <table:table-cell office:value-type="float" office:value="1004.39" calcext:value-type="float">
            <text:p>1004.39</text:p>
          </table:table-cell>
        </table:table-row>
        <table:table-row table:style-name="ro1">
          <table:table-cell office:value-type="float" office:value="12766302" calcext:value-type="float">
            <text:p>12766302</text:p>
          </table:table-cell>
          <table:table-cell table:formula="of:=TIME( ; ;[.A800]/1000)" office:value-type="time" office:time-value="PT03H32M46.302S" calcext:value-type="time">
            <text:p>03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42.25" calcext:value-type="float">
            <text:p>842.25</text:p>
          </table:table-cell>
          <table:table-cell office:value-type="float" office:value="1005.59" calcext:value-type="float">
            <text:p>1005.59</text:p>
          </table:table-cell>
        </table:table-row>
        <table:table-row table:style-name="ro1">
          <table:table-cell office:value-type="float" office:value="12782302" calcext:value-type="float">
            <text:p>12782302</text:p>
          </table:table-cell>
          <table:table-cell table:formula="of:=TIME( ; ;[.A801]/1000)" office:value-type="time" office:time-value="PT03H33M02.302S" calcext:value-type="time">
            <text:p>03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43.28" calcext:value-type="float">
            <text:p>843.28</text:p>
          </table:table-cell>
          <table:table-cell office:value-type="float" office:value="1006.78" calcext:value-type="float">
            <text:p>1006.78</text:p>
          </table:table-cell>
        </table:table-row>
        <table:table-row table:style-name="ro1">
          <table:table-cell office:value-type="float" office:value="12798302" calcext:value-type="float">
            <text:p>12798302</text:p>
          </table:table-cell>
          <table:table-cell table:formula="of:=TIME( ; ;[.A802]/1000)" office:value-type="time" office:time-value="PT03H33M18.302S" calcext:value-type="time">
            <text:p>03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44.31" calcext:value-type="float">
            <text:p>844.31</text:p>
          </table:table-cell>
          <table:table-cell office:value-type="float" office:value="1007.97" calcext:value-type="float">
            <text:p>1007.97</text:p>
          </table:table-cell>
        </table:table-row>
        <table:table-row table:style-name="ro1">
          <table:table-cell office:value-type="float" office:value="12814301" calcext:value-type="float">
            <text:p>12814301</text:p>
          </table:table-cell>
          <table:table-cell table:formula="of:=TIME( ; ;[.A803]/1000)" office:value-type="time" office:time-value="PT03H33M34.301S" calcext:value-type="time">
            <text:p>03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45.34" calcext:value-type="float">
            <text:p>845.34</text:p>
          </table:table-cell>
          <table:table-cell office:value-type="float" office:value="1009.16" calcext:value-type="float">
            <text:p>1009.16</text:p>
          </table:table-cell>
        </table:table-row>
        <table:table-row table:style-name="ro1">
          <table:table-cell office:value-type="float" office:value="12830302" calcext:value-type="float">
            <text:p>12830302</text:p>
          </table:table-cell>
          <table:table-cell table:formula="of:=TIME( ; ;[.A804]/1000)" office:value-type="time" office:time-value="PT03H33M50.302S" calcext:value-type="time">
            <text:p>03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846.36" calcext:value-type="float">
            <text:p>846.36</text:p>
          </table:table-cell>
          <table:table-cell office:value-type="float" office:value="1010.36" calcext:value-type="float">
            <text:p>1010.36</text:p>
          </table:table-cell>
        </table:table-row>
        <table:table-row table:style-name="ro1">
          <table:table-cell office:value-type="float" office:value="12846302" calcext:value-type="float">
            <text:p>12846302</text:p>
          </table:table-cell>
          <table:table-cell table:formula="of:=TIME( ; ;[.A805]/1000)" office:value-type="time" office:time-value="PT03H34M06.302S" calcext:value-type="time">
            <text:p>03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47.39" calcext:value-type="float">
            <text:p>847.39</text:p>
          </table:table-cell>
          <table:table-cell office:value-type="float" office:value="1011.55" calcext:value-type="float">
            <text:p>1011.55</text:p>
          </table:table-cell>
        </table:table-row>
        <table:table-row table:style-name="ro1">
          <table:table-cell office:value-type="float" office:value="12862302" calcext:value-type="float">
            <text:p>12862302</text:p>
          </table:table-cell>
          <table:table-cell table:formula="of:=TIME( ; ;[.A806]/1000)" office:value-type="time" office:time-value="PT03H34M22.302S" calcext:value-type="time">
            <text:p>03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48.42" calcext:value-type="float">
            <text:p>848.42</text:p>
          </table:table-cell>
          <table:table-cell office:value-type="float" office:value="1012.74" calcext:value-type="float">
            <text:p>1012.74</text:p>
          </table:table-cell>
        </table:table-row>
        <table:table-row table:style-name="ro1">
          <table:table-cell office:value-type="float" office:value="12878302" calcext:value-type="float">
            <text:p>12878302</text:p>
          </table:table-cell>
          <table:table-cell table:formula="of:=TIME( ; ;[.A807]/1000)" office:value-type="time" office:time-value="PT03H34M38.302S" calcext:value-type="time">
            <text:p>03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849.45" calcext:value-type="float">
            <text:p>849.45</text:p>
          </table:table-cell>
          <table:table-cell office:value-type="float" office:value="1013.93" calcext:value-type="float">
            <text:p>1013.93</text:p>
          </table:table-cell>
        </table:table-row>
        <table:table-row table:style-name="ro1">
          <table:table-cell office:value-type="float" office:value="12894302" calcext:value-type="float">
            <text:p>12894302</text:p>
          </table:table-cell>
          <table:table-cell table:formula="of:=TIME( ; ;[.A808]/1000)" office:value-type="time" office:time-value="PT03H34M54.302S" calcext:value-type="time">
            <text:p>03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850.47" calcext:value-type="float">
            <text:p>850.47</text:p>
          </table:table-cell>
          <table:table-cell office:value-type="float" office:value="1015.12" calcext:value-type="float">
            <text:p>1015.12</text:p>
          </table:table-cell>
        </table:table-row>
        <table:table-row table:style-name="ro1">
          <table:table-cell office:value-type="float" office:value="12910302" calcext:value-type="float">
            <text:p>12910302</text:p>
          </table:table-cell>
          <table:table-cell table:formula="of:=TIME( ; ;[.A809]/1000)" office:value-type="time" office:time-value="PT03H35M10.302S" calcext:value-type="time">
            <text:p>03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1.5" calcext:value-type="float">
            <text:p>851.5</text:p>
          </table:table-cell>
          <table:table-cell office:value-type="float" office:value="1016.31" calcext:value-type="float">
            <text:p>1016.31</text:p>
          </table:table-cell>
        </table:table-row>
        <table:table-row table:style-name="ro1">
          <table:table-cell office:value-type="float" office:value="12926302" calcext:value-type="float">
            <text:p>12926302</text:p>
          </table:table-cell>
          <table:table-cell table:formula="of:=TIME( ; ;[.A810]/1000)" office:value-type="time" office:time-value="PT03H35M26.302S" calcext:value-type="time">
            <text:p>03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2.53" calcext:value-type="float">
            <text:p>852.53</text:p>
          </table:table-cell>
          <table:table-cell office:value-type="float" office:value="1017.51" calcext:value-type="float">
            <text:p>1017.51</text:p>
          </table:table-cell>
        </table:table-row>
        <table:table-row table:style-name="ro1">
          <table:table-cell office:value-type="float" office:value="12942302" calcext:value-type="float">
            <text:p>12942302</text:p>
          </table:table-cell>
          <table:table-cell table:formula="of:=TIME( ; ;[.A811]/1000)" office:value-type="time" office:time-value="PT03H35M42.302S" calcext:value-type="time">
            <text:p>03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853.56" calcext:value-type="float">
            <text:p>853.56</text:p>
          </table:table-cell>
          <table:table-cell office:value-type="float" office:value="1018.7" calcext:value-type="float">
            <text:p>1018.7</text:p>
          </table:table-cell>
        </table:table-row>
        <table:table-row table:style-name="ro1">
          <table:table-cell office:value-type="float" office:value="12958302" calcext:value-type="float">
            <text:p>12958302</text:p>
          </table:table-cell>
          <table:table-cell table:formula="of:=TIME( ; ;[.A812]/1000)" office:value-type="time" office:time-value="PT03H35M58.302S" calcext:value-type="time">
            <text:p>03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4.58" calcext:value-type="float">
            <text:p>854.58</text:p>
          </table:table-cell>
          <table:table-cell office:value-type="float" office:value="1019.89" calcext:value-type="float">
            <text:p>1019.89</text:p>
          </table:table-cell>
        </table:table-row>
        <table:table-row table:style-name="ro1">
          <table:table-cell office:value-type="float" office:value="12974302" calcext:value-type="float">
            <text:p>12974302</text:p>
          </table:table-cell>
          <table:table-cell table:formula="of:=TIME( ; ;[.A813]/1000)" office:value-type="time" office:time-value="PT03H36M14.302S" calcext:value-type="time">
            <text:p>03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5.61" calcext:value-type="float">
            <text:p>855.61</text:p>
          </table:table-cell>
          <table:table-cell office:value-type="float" office:value="1021.08" calcext:value-type="float">
            <text:p>1021.08</text:p>
          </table:table-cell>
        </table:table-row>
        <table:table-row table:style-name="ro1">
          <table:table-cell office:value-type="float" office:value="12990302" calcext:value-type="float">
            <text:p>12990302</text:p>
          </table:table-cell>
          <table:table-cell table:formula="of:=TIME( ; ;[.A814]/1000)" office:value-type="time" office:time-value="PT03H36M30.302S" calcext:value-type="time">
            <text:p>03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6.64" calcext:value-type="float">
            <text:p>856.64</text:p>
          </table:table-cell>
          <table:table-cell office:value-type="float" office:value="1022.27" calcext:value-type="float">
            <text:p>1022.27</text:p>
          </table:table-cell>
        </table:table-row>
        <table:table-row table:style-name="ro1">
          <table:table-cell office:value-type="float" office:value="13006302" calcext:value-type="float">
            <text:p>13006302</text:p>
          </table:table-cell>
          <table:table-cell table:formula="of:=TIME( ; ;[.A815]/1000)" office:value-type="time" office:time-value="PT03H36M46.302S" calcext:value-type="time">
            <text:p>03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57.66" calcext:value-type="float">
            <text:p>857.66</text:p>
          </table:table-cell>
          <table:table-cell office:value-type="float" office:value="1023.46" calcext:value-type="float">
            <text:p>1023.46</text:p>
          </table:table-cell>
        </table:table-row>
        <table:table-row table:style-name="ro1">
          <table:table-cell office:value-type="float" office:value="13022302" calcext:value-type="float">
            <text:p>13022302</text:p>
          </table:table-cell>
          <table:table-cell table:formula="of:=TIME( ; ;[.A816]/1000)" office:value-type="time" office:time-value="PT03H37M02.302S" calcext:value-type="time">
            <text:p>03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8.69" calcext:value-type="float">
            <text:p>858.69</text:p>
          </table:table-cell>
          <table:table-cell office:value-type="float" office:value="1024.65" calcext:value-type="float">
            <text:p>1024.65</text:p>
          </table:table-cell>
        </table:table-row>
        <table:table-row table:style-name="ro1">
          <table:table-cell office:value-type="float" office:value="13038302" calcext:value-type="float">
            <text:p>13038302</text:p>
          </table:table-cell>
          <table:table-cell table:formula="of:=TIME( ; ;[.A817]/1000)" office:value-type="time" office:time-value="PT03H37M18.302S" calcext:value-type="time">
            <text:p>03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59.72" calcext:value-type="float">
            <text:p>859.72</text:p>
          </table:table-cell>
          <table:table-cell office:value-type="float" office:value="1025.84" calcext:value-type="float">
            <text:p>1025.84</text:p>
          </table:table-cell>
        </table:table-row>
        <table:table-row table:style-name="ro1">
          <table:table-cell office:value-type="float" office:value="13054302" calcext:value-type="float">
            <text:p>13054302</text:p>
          </table:table-cell>
          <table:table-cell table:formula="of:=TIME( ; ;[.A818]/1000)" office:value-type="time" office:time-value="PT03H37M34.302S" calcext:value-type="time">
            <text:p>03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60.75" calcext:value-type="float">
            <text:p>860.75</text:p>
          </table:table-cell>
          <table:table-cell office:value-type="float" office:value="1027.04" calcext:value-type="float">
            <text:p>1027.04</text:p>
          </table:table-cell>
        </table:table-row>
        <table:table-row table:style-name="ro1">
          <table:table-cell office:value-type="float" office:value="13070302" calcext:value-type="float">
            <text:p>13070302</text:p>
          </table:table-cell>
          <table:table-cell table:formula="of:=TIME( ; ;[.A819]/1000)" office:value-type="time" office:time-value="PT03H37M50.302S" calcext:value-type="time">
            <text:p>03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1.77" calcext:value-type="float">
            <text:p>861.77</text:p>
          </table:table-cell>
          <table:table-cell office:value-type="float" office:value="1028.23" calcext:value-type="float">
            <text:p>1028.23</text:p>
          </table:table-cell>
        </table:table-row>
        <table:table-row table:style-name="ro1">
          <table:table-cell office:value-type="float" office:value="13086302" calcext:value-type="float">
            <text:p>13086302</text:p>
          </table:table-cell>
          <table:table-cell table:formula="of:=TIME( ; ;[.A820]/1000)" office:value-type="time" office:time-value="PT03H38M06.302S" calcext:value-type="time">
            <text:p>03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62.8" calcext:value-type="float">
            <text:p>862.8</text:p>
          </table:table-cell>
          <table:table-cell office:value-type="float" office:value="1029.42" calcext:value-type="float">
            <text:p>1029.42</text:p>
          </table:table-cell>
        </table:table-row>
        <table:table-row table:style-name="ro1">
          <table:table-cell office:value-type="float" office:value="13102302" calcext:value-type="float">
            <text:p>13102302</text:p>
          </table:table-cell>
          <table:table-cell table:formula="of:=TIME( ; ;[.A821]/1000)" office:value-type="time" office:time-value="PT03H38M22.302S" calcext:value-type="time">
            <text:p>03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3.83" calcext:value-type="float">
            <text:p>863.83</text:p>
          </table:table-cell>
          <table:table-cell office:value-type="float" office:value="1030.61" calcext:value-type="float">
            <text:p>1030.61</text:p>
          </table:table-cell>
        </table:table-row>
        <table:table-row table:style-name="ro1">
          <table:table-cell office:value-type="float" office:value="13118302" calcext:value-type="float">
            <text:p>13118302</text:p>
          </table:table-cell>
          <table:table-cell table:formula="of:=TIME( ; ;[.A822]/1000)" office:value-type="time" office:time-value="PT03H38M38.302S" calcext:value-type="time">
            <text:p>03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864.85" calcext:value-type="float">
            <text:p>864.85</text:p>
          </table:table-cell>
          <table:table-cell office:value-type="float" office:value="1031.8" calcext:value-type="float">
            <text:p>1031.8</text:p>
          </table:table-cell>
        </table:table-row>
        <table:table-row table:style-name="ro1">
          <table:table-cell office:value-type="float" office:value="13134302" calcext:value-type="float">
            <text:p>13134302</text:p>
          </table:table-cell>
          <table:table-cell table:formula="of:=TIME( ; ;[.A823]/1000)" office:value-type="time" office:time-value="PT03H38M54.302S" calcext:value-type="time">
            <text:p>03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5.88" calcext:value-type="float">
            <text:p>865.88</text:p>
          </table:table-cell>
          <table:table-cell office:value-type="float" office:value="1032.99" calcext:value-type="float">
            <text:p>1032.99</text:p>
          </table:table-cell>
        </table:table-row>
        <table:table-row table:style-name="ro1">
          <table:table-cell office:value-type="float" office:value="13150302" calcext:value-type="float">
            <text:p>13150302</text:p>
          </table:table-cell>
          <table:table-cell table:formula="of:=TIME( ; ;[.A824]/1000)" office:value-type="time" office:time-value="PT03H39M10.302S" calcext:value-type="time">
            <text:p>03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6.91" calcext:value-type="float">
            <text:p>866.91</text:p>
          </table:table-cell>
          <table:table-cell office:value-type="float" office:value="1034.18" calcext:value-type="float">
            <text:p>1034.18</text:p>
          </table:table-cell>
        </table:table-row>
        <table:table-row table:style-name="ro1">
          <table:table-cell office:value-type="float" office:value="13166302" calcext:value-type="float">
            <text:p>13166302</text:p>
          </table:table-cell>
          <table:table-cell table:formula="of:=TIME( ; ;[.A825]/1000)" office:value-type="time" office:time-value="PT03H39M26.302S" calcext:value-type="time">
            <text:p>03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7.93" calcext:value-type="float">
            <text:p>867.93</text:p>
          </table:table-cell>
          <table:table-cell office:value-type="float" office:value="1035.37" calcext:value-type="float">
            <text:p>1035.37</text:p>
          </table:table-cell>
        </table:table-row>
        <table:table-row table:style-name="ro1">
          <table:table-cell office:value-type="float" office:value="13182302" calcext:value-type="float">
            <text:p>13182302</text:p>
          </table:table-cell>
          <table:table-cell table:formula="of:=TIME( ; ;[.A826]/1000)" office:value-type="time" office:time-value="PT03H39M42.302S" calcext:value-type="time">
            <text:p>03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8.96" calcext:value-type="float">
            <text:p>868.96</text:p>
          </table:table-cell>
          <table:table-cell office:value-type="float" office:value="1036.56" calcext:value-type="float">
            <text:p>1036.56</text:p>
          </table:table-cell>
        </table:table-row>
        <table:table-row table:style-name="ro1">
          <table:table-cell office:value-type="float" office:value="13198302" calcext:value-type="float">
            <text:p>13198302</text:p>
          </table:table-cell>
          <table:table-cell table:formula="of:=TIME( ; ;[.A827]/1000)" office:value-type="time" office:time-value="PT03H39M58.302S" calcext:value-type="time">
            <text:p>03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69.99" calcext:value-type="float">
            <text:p>869.99</text:p>
          </table:table-cell>
          <table:table-cell office:value-type="float" office:value="1037.75" calcext:value-type="float">
            <text:p>1037.75</text:p>
          </table:table-cell>
        </table:table-row>
        <table:table-row table:style-name="ro1">
          <table:table-cell office:value-type="float" office:value="13214302" calcext:value-type="float">
            <text:p>13214302</text:p>
          </table:table-cell>
          <table:table-cell table:formula="of:=TIME( ; ;[.A828]/1000)" office:value-type="time" office:time-value="PT03H40M14.302S" calcext:value-type="time">
            <text:p>03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1.01" calcext:value-type="float">
            <text:p>871.01</text:p>
          </table:table-cell>
          <table:table-cell office:value-type="float" office:value="1038.94" calcext:value-type="float">
            <text:p>1038.94</text:p>
          </table:table-cell>
        </table:table-row>
        <table:table-row table:style-name="ro1">
          <table:table-cell office:value-type="float" office:value="13230302" calcext:value-type="float">
            <text:p>13230302</text:p>
          </table:table-cell>
          <table:table-cell table:formula="of:=TIME( ; ;[.A829]/1000)" office:value-type="time" office:time-value="PT03H40M30.302S" calcext:value-type="time">
            <text:p>03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2.04" calcext:value-type="float">
            <text:p>872.04</text:p>
          </table:table-cell>
          <table:table-cell office:value-type="float" office:value="1040.13" calcext:value-type="float">
            <text:p>1040.13</text:p>
          </table:table-cell>
        </table:table-row>
        <table:table-row table:style-name="ro1">
          <table:table-cell office:value-type="float" office:value="13246302" calcext:value-type="float">
            <text:p>13246302</text:p>
          </table:table-cell>
          <table:table-cell table:formula="of:=TIME( ; ;[.A830]/1000)" office:value-type="time" office:time-value="PT03H40M46.302S" calcext:value-type="time">
            <text:p>03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3.07" calcext:value-type="float">
            <text:p>873.07</text:p>
          </table:table-cell>
          <table:table-cell office:value-type="float" office:value="1041.32" calcext:value-type="float">
            <text:p>1041.32</text:p>
          </table:table-cell>
        </table:table-row>
        <table:table-row table:style-name="ro1">
          <table:table-cell office:value-type="float" office:value="13262302" calcext:value-type="float">
            <text:p>13262302</text:p>
          </table:table-cell>
          <table:table-cell table:formula="of:=TIME( ; ;[.A831]/1000)" office:value-type="time" office:time-value="PT03H41M02.302S" calcext:value-type="time">
            <text:p>03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4" calcext:value-type="float">
            <text:p>267.64</text:p>
          </table:table-cell>
          <table:table-cell office:value-type="float" office:value="874.09" calcext:value-type="float">
            <text:p>874.09</text:p>
          </table:table-cell>
          <table:table-cell office:value-type="float" office:value="1042.51" calcext:value-type="float">
            <text:p>1042.51</text:p>
          </table:table-cell>
        </table:table-row>
        <table:table-row table:style-name="ro1">
          <table:table-cell office:value-type="float" office:value="13278302" calcext:value-type="float">
            <text:p>13278302</text:p>
          </table:table-cell>
          <table:table-cell table:formula="of:=TIME( ; ;[.A832]/1000)" office:value-type="time" office:time-value="PT03H41M18.302S" calcext:value-type="time">
            <text:p>03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5.12" calcext:value-type="float">
            <text:p>875.12</text:p>
          </table:table-cell>
          <table:table-cell office:value-type="float" office:value="1043.7" calcext:value-type="float">
            <text:p>1043.7</text:p>
          </table:table-cell>
        </table:table-row>
        <table:table-row table:style-name="ro1">
          <table:table-cell office:value-type="float" office:value="13294302" calcext:value-type="float">
            <text:p>13294302</text:p>
          </table:table-cell>
          <table:table-cell table:formula="of:=TIME( ; ;[.A833]/1000)" office:value-type="time" office:time-value="PT03H41M34.302S" calcext:value-type="time">
            <text:p>03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876.14" calcext:value-type="float">
            <text:p>876.14</text:p>
          </table:table-cell>
          <table:table-cell office:value-type="float" office:value="1044.89" calcext:value-type="float">
            <text:p>1044.89</text:p>
          </table:table-cell>
        </table:table-row>
        <table:table-row table:style-name="ro1">
          <table:table-cell office:value-type="float" office:value="13310302" calcext:value-type="float">
            <text:p>13310302</text:p>
          </table:table-cell>
          <table:table-cell table:formula="of:=TIME( ; ;[.A834]/1000)" office:value-type="time" office:time-value="PT03H41M50.302S" calcext:value-type="time">
            <text:p>03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7.17" calcext:value-type="float">
            <text:p>877.17</text:p>
          </table:table-cell>
          <table:table-cell office:value-type="float" office:value="1046.08" calcext:value-type="float">
            <text:p>1046.08</text:p>
          </table:table-cell>
        </table:table-row>
        <table:table-row table:style-name="ro1">
          <table:table-cell office:value-type="float" office:value="13326302" calcext:value-type="float">
            <text:p>13326302</text:p>
          </table:table-cell>
          <table:table-cell table:formula="of:=TIME( ; ;[.A835]/1000)" office:value-type="time" office:time-value="PT03H42M06.302S" calcext:value-type="time">
            <text:p>03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78.2" calcext:value-type="float">
            <text:p>878.2</text:p>
          </table:table-cell>
          <table:table-cell office:value-type="float" office:value="1047.27" calcext:value-type="float">
            <text:p>1047.27</text:p>
          </table:table-cell>
        </table:table-row>
        <table:table-row table:style-name="ro1">
          <table:table-cell office:value-type="float" office:value="13342302" calcext:value-type="float">
            <text:p>13342302</text:p>
          </table:table-cell>
          <table:table-cell table:formula="of:=TIME( ; ;[.A836]/1000)" office:value-type="time" office:time-value="PT03H42M22.302S" calcext:value-type="time">
            <text:p>03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879.22" calcext:value-type="float">
            <text:p>879.22</text:p>
          </table:table-cell>
          <table:table-cell office:value-type="float" office:value="1048.46" calcext:value-type="float">
            <text:p>1048.46</text:p>
          </table:table-cell>
        </table:table-row>
        <table:table-row table:style-name="ro1">
          <table:table-cell office:value-type="float" office:value="13358302" calcext:value-type="float">
            <text:p>13358302</text:p>
          </table:table-cell>
          <table:table-cell table:formula="of:=TIME( ; ;[.A837]/1000)" office:value-type="time" office:time-value="PT03H42M38.302S" calcext:value-type="time">
            <text:p>03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80.25" calcext:value-type="float">
            <text:p>880.25</text:p>
          </table:table-cell>
          <table:table-cell office:value-type="float" office:value="1049.65" calcext:value-type="float">
            <text:p>1049.65</text:p>
          </table:table-cell>
        </table:table-row>
        <table:table-row table:style-name="ro1">
          <table:table-cell office:value-type="float" office:value="13374302" calcext:value-type="float">
            <text:p>13374302</text:p>
          </table:table-cell>
          <table:table-cell table:formula="of:=TIME( ; ;[.A838]/1000)" office:value-type="time" office:time-value="PT03H42M54.302S" calcext:value-type="time">
            <text:p>03:4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4" calcext:value-type="float">
            <text:p>267.64</text:p>
          </table:table-cell>
          <table:table-cell office:value-type="float" office:value="881.28" calcext:value-type="float">
            <text:p>881.28</text:p>
          </table:table-cell>
          <table:table-cell office:value-type="float" office:value="1050.84" calcext:value-type="float">
            <text:p>1050.84</text:p>
          </table:table-cell>
        </table:table-row>
        <table:table-row table:style-name="ro1">
          <table:table-cell office:value-type="float" office:value="13390302" calcext:value-type="float">
            <text:p>13390302</text:p>
          </table:table-cell>
          <table:table-cell table:formula="of:=TIME( ; ;[.A839]/1000)" office:value-type="time" office:time-value="PT03H43M10.302S" calcext:value-type="time">
            <text:p>03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82.3" calcext:value-type="float">
            <text:p>882.3</text:p>
          </table:table-cell>
          <table:table-cell office:value-type="float" office:value="1052.03" calcext:value-type="float">
            <text:p>1052.03</text:p>
          </table:table-cell>
        </table:table-row>
        <table:table-row table:style-name="ro1">
          <table:table-cell office:value-type="float" office:value="13406302" calcext:value-type="float">
            <text:p>13406302</text:p>
          </table:table-cell>
          <table:table-cell table:formula="of:=TIME( ; ;[.A840]/1000)" office:value-type="time" office:time-value="PT03H43M26.302S" calcext:value-type="time">
            <text:p>03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83.33" calcext:value-type="float">
            <text:p>883.33</text:p>
          </table:table-cell>
          <table:table-cell office:value-type="float" office:value="1053.22" calcext:value-type="float">
            <text:p>1053.22</text:p>
          </table:table-cell>
        </table:table-row>
        <table:table-row table:style-name="ro1">
          <table:table-cell office:value-type="float" office:value="13422302" calcext:value-type="float">
            <text:p>13422302</text:p>
          </table:table-cell>
          <table:table-cell table:formula="of:=TIME( ; ;[.A841]/1000)" office:value-type="time" office:time-value="PT03H43M42.302S" calcext:value-type="time">
            <text:p>03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84.36" calcext:value-type="float">
            <text:p>884.36</text:p>
          </table:table-cell>
          <table:table-cell office:value-type="float" office:value="1054.41" calcext:value-type="float">
            <text:p>1054.41</text:p>
          </table:table-cell>
        </table:table-row>
        <table:table-row table:style-name="ro1">
          <table:table-cell office:value-type="float" office:value="13438302" calcext:value-type="float">
            <text:p>13438302</text:p>
          </table:table-cell>
          <table:table-cell table:formula="of:=TIME( ; ;[.A842]/1000)" office:value-type="time" office:time-value="PT03H43M58.302S" calcext:value-type="time">
            <text:p>03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85.38" calcext:value-type="float">
            <text:p>885.38</text:p>
          </table:table-cell>
          <table:table-cell office:value-type="float" office:value="1055.6" calcext:value-type="float">
            <text:p>1055.6</text:p>
          </table:table-cell>
        </table:table-row>
        <table:table-row table:style-name="ro1">
          <table:table-cell office:value-type="float" office:value="13454302" calcext:value-type="float">
            <text:p>13454302</text:p>
          </table:table-cell>
          <table:table-cell table:formula="of:=TIME( ; ;[.A843]/1000)" office:value-type="time" office:time-value="PT03H44M14.302S" calcext:value-type="time">
            <text:p>03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4" calcext:value-type="float">
            <text:p>267.64</text:p>
          </table:table-cell>
          <table:table-cell office:value-type="float" office:value="886.41" calcext:value-type="float">
            <text:p>886.41</text:p>
          </table:table-cell>
          <table:table-cell office:value-type="float" office:value="1056.79" calcext:value-type="float">
            <text:p>1056.79</text:p>
          </table:table-cell>
        </table:table-row>
        <table:table-row table:style-name="ro1">
          <table:table-cell office:value-type="float" office:value="13470302" calcext:value-type="float">
            <text:p>13470302</text:p>
          </table:table-cell>
          <table:table-cell table:formula="of:=TIME( ; ;[.A844]/1000)" office:value-type="time" office:time-value="PT03H44M30.302S" calcext:value-type="time">
            <text:p>03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87.43" calcext:value-type="float">
            <text:p>887.43</text:p>
          </table:table-cell>
          <table:table-cell office:value-type="float" office:value="1057.98" calcext:value-type="float">
            <text:p>1057.98</text:p>
          </table:table-cell>
        </table:table-row>
        <table:table-row table:style-name="ro1">
          <table:table-cell office:value-type="float" office:value="13486302" calcext:value-type="float">
            <text:p>13486302</text:p>
          </table:table-cell>
          <table:table-cell table:formula="of:=TIME( ; ;[.A845]/1000)" office:value-type="time" office:time-value="PT03H44M46.302S" calcext:value-type="time">
            <text:p>03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88.46" calcext:value-type="float">
            <text:p>888.46</text:p>
          </table:table-cell>
          <table:table-cell office:value-type="float" office:value="1059.17" calcext:value-type="float">
            <text:p>1059.17</text:p>
          </table:table-cell>
        </table:table-row>
        <table:table-row table:style-name="ro1">
          <table:table-cell office:value-type="float" office:value="13502302" calcext:value-type="float">
            <text:p>13502302</text:p>
          </table:table-cell>
          <table:table-cell table:formula="of:=TIME( ; ;[.A846]/1000)" office:value-type="time" office:time-value="PT03H45M02.302S" calcext:value-type="time">
            <text:p>03:4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89.49" calcext:value-type="float">
            <text:p>889.49</text:p>
          </table:table-cell>
          <table:table-cell office:value-type="float" office:value="1060.36" calcext:value-type="float">
            <text:p>1060.36</text:p>
          </table:table-cell>
        </table:table-row>
        <table:table-row table:style-name="ro1">
          <table:table-cell office:value-type="float" office:value="13518302" calcext:value-type="float">
            <text:p>13518302</text:p>
          </table:table-cell>
          <table:table-cell table:formula="of:=TIME( ; ;[.A847]/1000)" office:value-type="time" office:time-value="PT03H45M18.302S" calcext:value-type="time">
            <text:p>03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90.51" calcext:value-type="float">
            <text:p>890.51</text:p>
          </table:table-cell>
          <table:table-cell office:value-type="float" office:value="1061.55" calcext:value-type="float">
            <text:p>1061.55</text:p>
          </table:table-cell>
        </table:table-row>
        <table:table-row table:style-name="ro1">
          <table:table-cell office:value-type="float" office:value="13534302" calcext:value-type="float">
            <text:p>13534302</text:p>
          </table:table-cell>
          <table:table-cell table:formula="of:=TIME( ; ;[.A848]/1000)" office:value-type="time" office:time-value="PT03H45M34.302S" calcext:value-type="time">
            <text:p>03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91.54" calcext:value-type="float">
            <text:p>891.54</text:p>
          </table:table-cell>
          <table:table-cell office:value-type="float" office:value="1062.74" calcext:value-type="float">
            <text:p>1062.74</text:p>
          </table:table-cell>
        </table:table-row>
        <table:table-row table:style-name="ro1">
          <table:table-cell office:value-type="float" office:value="13550302" calcext:value-type="float">
            <text:p>13550302</text:p>
          </table:table-cell>
          <table:table-cell table:formula="of:=TIME( ; ;[.A849]/1000)" office:value-type="time" office:time-value="PT03H45M50.302S" calcext:value-type="time">
            <text:p>03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92.57" calcext:value-type="float">
            <text:p>892.57</text:p>
          </table:table-cell>
          <table:table-cell office:value-type="float" office:value="1063.92" calcext:value-type="float">
            <text:p>1063.92</text:p>
          </table:table-cell>
        </table:table-row>
        <table:table-row table:style-name="ro1">
          <table:table-cell office:value-type="float" office:value="13566302" calcext:value-type="float">
            <text:p>13566302</text:p>
          </table:table-cell>
          <table:table-cell table:formula="of:=TIME( ; ;[.A850]/1000)" office:value-type="time" office:time-value="PT03H46M06.302S" calcext:value-type="time">
            <text:p>03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4" calcext:value-type="float">
            <text:p>267.64</text:p>
          </table:table-cell>
          <table:table-cell office:value-type="float" office:value="893.59" calcext:value-type="float">
            <text:p>893.59</text:p>
          </table:table-cell>
          <table:table-cell office:value-type="float" office:value="1065.11" calcext:value-type="float">
            <text:p>1065.11</text:p>
          </table:table-cell>
        </table:table-row>
        <table:table-row table:style-name="ro1">
          <table:table-cell office:value-type="float" office:value="13582302" calcext:value-type="float">
            <text:p>13582302</text:p>
          </table:table-cell>
          <table:table-cell table:formula="of:=TIME( ; ;[.A851]/1000)" office:value-type="time" office:time-value="PT03H46M22.302S" calcext:value-type="time">
            <text:p>03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894.62" calcext:value-type="float">
            <text:p>894.62</text:p>
          </table:table-cell>
          <table:table-cell office:value-type="float" office:value="1066.3" calcext:value-type="float">
            <text:p>1066.3</text:p>
          </table:table-cell>
        </table:table-row>
        <table:table-row table:style-name="ro1">
          <table:table-cell office:value-type="float" office:value="13598302" calcext:value-type="float">
            <text:p>13598302</text:p>
          </table:table-cell>
          <table:table-cell table:formula="of:=TIME( ; ;[.A852]/1000)" office:value-type="time" office:time-value="PT03H46M38.302S" calcext:value-type="time">
            <text:p>03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895.65" calcext:value-type="float">
            <text:p>895.65</text:p>
          </table:table-cell>
          <table:table-cell office:value-type="float" office:value="1067.49" calcext:value-type="float">
            <text:p>1067.49</text:p>
          </table:table-cell>
        </table:table-row>
        <table:table-row table:style-name="ro1">
          <table:table-cell office:value-type="float" office:value="13614302" calcext:value-type="float">
            <text:p>13614302</text:p>
          </table:table-cell>
          <table:table-cell table:formula="of:=TIME( ; ;[.A853]/1000)" office:value-type="time" office:time-value="PT03H46M54.302S" calcext:value-type="time">
            <text:p>03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896.67" calcext:value-type="float">
            <text:p>896.67</text:p>
          </table:table-cell>
          <table:table-cell office:value-type="float" office:value="1068.68" calcext:value-type="float">
            <text:p>1068.68</text:p>
          </table:table-cell>
        </table:table-row>
        <table:table-row table:style-name="ro1">
          <table:table-cell office:value-type="float" office:value="13630302" calcext:value-type="float">
            <text:p>13630302</text:p>
          </table:table-cell>
          <table:table-cell table:formula="of:=TIME( ; ;[.A854]/1000)" office:value-type="time" office:time-value="PT03H47M10.302S" calcext:value-type="time">
            <text:p>03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97.7" calcext:value-type="float">
            <text:p>897.7</text:p>
          </table:table-cell>
          <table:table-cell office:value-type="float" office:value="1069.87" calcext:value-type="float">
            <text:p>1069.87</text:p>
          </table:table-cell>
        </table:table-row>
        <table:table-row table:style-name="ro1">
          <table:table-cell office:value-type="float" office:value="13646302" calcext:value-type="float">
            <text:p>13646302</text:p>
          </table:table-cell>
          <table:table-cell table:formula="of:=TIME( ; ;[.A855]/1000)" office:value-type="time" office:time-value="PT03H47M26.302S" calcext:value-type="time">
            <text:p>03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898.72" calcext:value-type="float">
            <text:p>898.72</text:p>
          </table:table-cell>
          <table:table-cell office:value-type="float" office:value="1071.06" calcext:value-type="float">
            <text:p>1071.06</text:p>
          </table:table-cell>
        </table:table-row>
        <table:table-row table:style-name="ro1">
          <table:table-cell office:value-type="float" office:value="13662302" calcext:value-type="float">
            <text:p>13662302</text:p>
          </table:table-cell>
          <table:table-cell table:formula="of:=TIME( ; ;[.A856]/1000)" office:value-type="time" office:time-value="PT03H47M42.302S" calcext:value-type="time">
            <text:p>03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899.75" calcext:value-type="float">
            <text:p>899.75</text:p>
          </table:table-cell>
          <table:table-cell office:value-type="float" office:value="1072.25" calcext:value-type="float">
            <text:p>1072.25</text:p>
          </table:table-cell>
        </table:table-row>
        <table:table-row table:style-name="ro1">
          <table:table-cell office:value-type="float" office:value="13678302" calcext:value-type="float">
            <text:p>13678302</text:p>
          </table:table-cell>
          <table:table-cell table:formula="of:=TIME( ; ;[.A857]/1000)" office:value-type="time" office:time-value="PT03H47M58.302S" calcext:value-type="time">
            <text:p>03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00.78" calcext:value-type="float">
            <text:p>900.78</text:p>
          </table:table-cell>
          <table:table-cell office:value-type="float" office:value="1073.44" calcext:value-type="float">
            <text:p>1073.44</text:p>
          </table:table-cell>
        </table:table-row>
        <table:table-row table:style-name="ro1">
          <table:table-cell office:value-type="float" office:value="13694302" calcext:value-type="float">
            <text:p>13694302</text:p>
          </table:table-cell>
          <table:table-cell table:formula="of:=TIME( ; ;[.A858]/1000)" office:value-type="time" office:time-value="PT03H48M14.302S" calcext:value-type="time">
            <text:p>03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01.8" calcext:value-type="float">
            <text:p>901.8</text:p>
          </table:table-cell>
          <table:table-cell office:value-type="float" office:value="1074.63" calcext:value-type="float">
            <text:p>1074.63</text:p>
          </table:table-cell>
        </table:table-row>
        <table:table-row table:style-name="ro1">
          <table:table-cell office:value-type="float" office:value="13710302" calcext:value-type="float">
            <text:p>13710302</text:p>
          </table:table-cell>
          <table:table-cell table:formula="of:=TIME( ; ;[.A859]/1000)" office:value-type="time" office:time-value="PT03H48M30.302S" calcext:value-type="time">
            <text:p>03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02.83" calcext:value-type="float">
            <text:p>902.83</text:p>
          </table:table-cell>
          <table:table-cell office:value-type="float" office:value="1075.82" calcext:value-type="float">
            <text:p>1075.82</text:p>
          </table:table-cell>
        </table:table-row>
        <table:table-row table:style-name="ro1">
          <table:table-cell office:value-type="float" office:value="13726302" calcext:value-type="float">
            <text:p>13726302</text:p>
          </table:table-cell>
          <table:table-cell table:formula="of:=TIME( ; ;[.A860]/1000)" office:value-type="time" office:time-value="PT03H48M46.302S" calcext:value-type="time">
            <text:p>03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03.85" calcext:value-type="float">
            <text:p>903.85</text:p>
          </table:table-cell>
          <table:table-cell office:value-type="float" office:value="1077.01" calcext:value-type="float">
            <text:p>1077.01</text:p>
          </table:table-cell>
        </table:table-row>
        <table:table-row table:style-name="ro1">
          <table:table-cell office:value-type="float" office:value="13742302" calcext:value-type="float">
            <text:p>13742302</text:p>
          </table:table-cell>
          <table:table-cell table:formula="of:=TIME( ; ;[.A861]/1000)" office:value-type="time" office:time-value="PT03H49M02.302S" calcext:value-type="time">
            <text:p>03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04.88" calcext:value-type="float">
            <text:p>904.88</text:p>
          </table:table-cell>
          <table:table-cell office:value-type="float" office:value="1078.2" calcext:value-type="float">
            <text:p>1078.2</text:p>
          </table:table-cell>
        </table:table-row>
        <table:table-row table:style-name="ro1">
          <table:table-cell office:value-type="float" office:value="13758302" calcext:value-type="float">
            <text:p>13758302</text:p>
          </table:table-cell>
          <table:table-cell table:formula="of:=TIME( ; ;[.A862]/1000)" office:value-type="time" office:time-value="PT03H49M18.302S" calcext:value-type="time">
            <text:p>03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05.91" calcext:value-type="float">
            <text:p>905.91</text:p>
          </table:table-cell>
          <table:table-cell office:value-type="float" office:value="1079.39" calcext:value-type="float">
            <text:p>1079.39</text:p>
          </table:table-cell>
        </table:table-row>
        <table:table-row table:style-name="ro1">
          <table:table-cell office:value-type="float" office:value="13774302" calcext:value-type="float">
            <text:p>13774302</text:p>
          </table:table-cell>
          <table:table-cell table:formula="of:=TIME( ; ;[.A863]/1000)" office:value-type="time" office:time-value="PT03H49M34.302S" calcext:value-type="time">
            <text:p>03:4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06.93" calcext:value-type="float">
            <text:p>906.93</text:p>
          </table:table-cell>
          <table:table-cell office:value-type="float" office:value="1080.58" calcext:value-type="float">
            <text:p>1080.58</text:p>
          </table:table-cell>
        </table:table-row>
        <table:table-row table:style-name="ro1">
          <table:table-cell office:value-type="float" office:value="13790302" calcext:value-type="float">
            <text:p>13790302</text:p>
          </table:table-cell>
          <table:table-cell table:formula="of:=TIME( ; ;[.A864]/1000)" office:value-type="time" office:time-value="PT03H49M50.302S" calcext:value-type="time">
            <text:p>03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07.96" calcext:value-type="float">
            <text:p>907.96</text:p>
          </table:table-cell>
          <table:table-cell office:value-type="float" office:value="1081.77" calcext:value-type="float">
            <text:p>1081.77</text:p>
          </table:table-cell>
        </table:table-row>
        <table:table-row table:style-name="ro1">
          <table:table-cell office:value-type="float" office:value="13806302" calcext:value-type="float">
            <text:p>13806302</text:p>
          </table:table-cell>
          <table:table-cell table:formula="of:=TIME( ; ;[.A865]/1000)" office:value-type="time" office:time-value="PT03H50M06.302S" calcext:value-type="time">
            <text:p>03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08.98" calcext:value-type="float">
            <text:p>908.98</text:p>
          </table:table-cell>
          <table:table-cell office:value-type="float" office:value="1082.95" calcext:value-type="float">
            <text:p>1082.95</text:p>
          </table:table-cell>
        </table:table-row>
        <table:table-row table:style-name="ro1">
          <table:table-cell office:value-type="float" office:value="13822302" calcext:value-type="float">
            <text:p>13822302</text:p>
          </table:table-cell>
          <table:table-cell table:formula="of:=TIME( ; ;[.A866]/1000)" office:value-type="time" office:time-value="PT03H50M22.302S" calcext:value-type="time">
            <text:p>03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0.01" calcext:value-type="float">
            <text:p>910.01</text:p>
          </table:table-cell>
          <table:table-cell office:value-type="float" office:value="1084.14" calcext:value-type="float">
            <text:p>1084.14</text:p>
          </table:table-cell>
        </table:table-row>
        <table:table-row table:style-name="ro1">
          <table:table-cell office:value-type="float" office:value="13838302" calcext:value-type="float">
            <text:p>13838302</text:p>
          </table:table-cell>
          <table:table-cell table:formula="of:=TIME( ; ;[.A867]/1000)" office:value-type="time" office:time-value="PT03H50M38.302S" calcext:value-type="time">
            <text:p>03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1.03" calcext:value-type="float">
            <text:p>911.03</text:p>
          </table:table-cell>
          <table:table-cell office:value-type="float" office:value="1085.33" calcext:value-type="float">
            <text:p>1085.33</text:p>
          </table:table-cell>
        </table:table-row>
        <table:table-row table:style-name="ro1">
          <table:table-cell office:value-type="float" office:value="13854302" calcext:value-type="float">
            <text:p>13854302</text:p>
          </table:table-cell>
          <table:table-cell table:formula="of:=TIME( ; ;[.A868]/1000)" office:value-type="time" office:time-value="PT03H50M54.302S" calcext:value-type="time">
            <text:p>03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2.06" calcext:value-type="float">
            <text:p>912.06</text:p>
          </table:table-cell>
          <table:table-cell office:value-type="float" office:value="1086.52" calcext:value-type="float">
            <text:p>1086.52</text:p>
          </table:table-cell>
        </table:table-row>
        <table:table-row table:style-name="ro1">
          <table:table-cell office:value-type="float" office:value="13870302" calcext:value-type="float">
            <text:p>13870302</text:p>
          </table:table-cell>
          <table:table-cell table:formula="of:=TIME( ; ;[.A869]/1000)" office:value-type="time" office:time-value="PT03H51M10.302S" calcext:value-type="time">
            <text:p>03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3.09" calcext:value-type="float">
            <text:p>913.09</text:p>
          </table:table-cell>
          <table:table-cell office:value-type="float" office:value="1087.71" calcext:value-type="float">
            <text:p>1087.71</text:p>
          </table:table-cell>
        </table:table-row>
        <table:table-row table:style-name="ro1">
          <table:table-cell office:value-type="float" office:value="13886302" calcext:value-type="float">
            <text:p>13886302</text:p>
          </table:table-cell>
          <table:table-cell table:formula="of:=TIME( ; ;[.A870]/1000)" office:value-type="time" office:time-value="PT03H51M26.302S" calcext:value-type="time">
            <text:p>03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4.11" calcext:value-type="float">
            <text:p>914.11</text:p>
          </table:table-cell>
          <table:table-cell office:value-type="float" office:value="1088.9" calcext:value-type="float">
            <text:p>1088.9</text:p>
          </table:table-cell>
        </table:table-row>
        <table:table-row table:style-name="ro1">
          <table:table-cell office:value-type="float" office:value="13902302" calcext:value-type="float">
            <text:p>13902302</text:p>
          </table:table-cell>
          <table:table-cell table:formula="of:=TIME( ; ;[.A871]/1000)" office:value-type="time" office:time-value="PT03H51M42.302S" calcext:value-type="time">
            <text:p>03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915.14" calcext:value-type="float">
            <text:p>915.14</text:p>
          </table:table-cell>
          <table:table-cell office:value-type="float" office:value="1090.09" calcext:value-type="float">
            <text:p>1090.09</text:p>
          </table:table-cell>
        </table:table-row>
        <table:table-row table:style-name="ro1">
          <table:table-cell office:value-type="float" office:value="13918302" calcext:value-type="float">
            <text:p>13918302</text:p>
          </table:table-cell>
          <table:table-cell table:formula="of:=TIME( ; ;[.A872]/1000)" office:value-type="time" office:time-value="PT03H51M58.302S" calcext:value-type="time">
            <text:p>03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6.16" calcext:value-type="float">
            <text:p>916.16</text:p>
          </table:table-cell>
          <table:table-cell office:value-type="float" office:value="1091.28" calcext:value-type="float">
            <text:p>1091.28</text:p>
          </table:table-cell>
        </table:table-row>
        <table:table-row table:style-name="ro1">
          <table:table-cell office:value-type="float" office:value="13934302" calcext:value-type="float">
            <text:p>13934302</text:p>
          </table:table-cell>
          <table:table-cell table:formula="of:=TIME( ; ;[.A873]/1000)" office:value-type="time" office:time-value="PT03H52M14.302S" calcext:value-type="time">
            <text:p>03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7.19" calcext:value-type="float">
            <text:p>917.19</text:p>
          </table:table-cell>
          <table:table-cell office:value-type="float" office:value="1092.47" calcext:value-type="float">
            <text:p>1092.47</text:p>
          </table:table-cell>
        </table:table-row>
        <table:table-row table:style-name="ro1">
          <table:table-cell office:value-type="float" office:value="13950302" calcext:value-type="float">
            <text:p>13950302</text:p>
          </table:table-cell>
          <table:table-cell table:formula="of:=TIME( ; ;[.A874]/1000)" office:value-type="time" office:time-value="PT03H52M30.302S" calcext:value-type="time">
            <text:p>03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8.21" calcext:value-type="float">
            <text:p>918.21</text:p>
          </table:table-cell>
          <table:table-cell office:value-type="float" office:value="1093.66" calcext:value-type="float">
            <text:p>1093.66</text:p>
          </table:table-cell>
        </table:table-row>
        <table:table-row table:style-name="ro1">
          <table:table-cell office:value-type="float" office:value="13966302" calcext:value-type="float">
            <text:p>13966302</text:p>
          </table:table-cell>
          <table:table-cell table:formula="of:=TIME( ; ;[.A875]/1000)" office:value-type="time" office:time-value="PT03H52M46.302S" calcext:value-type="time">
            <text:p>03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19.24" calcext:value-type="float">
            <text:p>919.24</text:p>
          </table:table-cell>
          <table:table-cell office:value-type="float" office:value="1094.85" calcext:value-type="float">
            <text:p>1094.85</text:p>
          </table:table-cell>
        </table:table-row>
        <table:table-row table:style-name="ro1">
          <table:table-cell office:value-type="float" office:value="13982302" calcext:value-type="float">
            <text:p>13982302</text:p>
          </table:table-cell>
          <table:table-cell table:formula="of:=TIME( ; ;[.A876]/1000)" office:value-type="time" office:time-value="PT03H53M02.302S" calcext:value-type="time">
            <text:p>03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0.26" calcext:value-type="float">
            <text:p>920.26</text:p>
          </table:table-cell>
          <table:table-cell office:value-type="float" office:value="1096.04" calcext:value-type="float">
            <text:p>1096.04</text:p>
          </table:table-cell>
        </table:table-row>
        <table:table-row table:style-name="ro1">
          <table:table-cell office:value-type="float" office:value="13998302" calcext:value-type="float">
            <text:p>13998302</text:p>
          </table:table-cell>
          <table:table-cell table:formula="of:=TIME( ; ;[.A877]/1000)" office:value-type="time" office:time-value="PT03H53M18.302S" calcext:value-type="time">
            <text:p>03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1.29" calcext:value-type="float">
            <text:p>921.29</text:p>
          </table:table-cell>
          <table:table-cell office:value-type="float" office:value="1097.22" calcext:value-type="float">
            <text:p>1097.22</text:p>
          </table:table-cell>
        </table:table-row>
        <table:table-row table:style-name="ro1">
          <table:table-cell office:value-type="float" office:value="14014302" calcext:value-type="float">
            <text:p>14014302</text:p>
          </table:table-cell>
          <table:table-cell table:formula="of:=TIME( ; ;[.A878]/1000)" office:value-type="time" office:time-value="PT03H53M34.302S" calcext:value-type="time">
            <text:p>03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2.32" calcext:value-type="float">
            <text:p>922.32</text:p>
          </table:table-cell>
          <table:table-cell office:value-type="float" office:value="1098.41" calcext:value-type="float">
            <text:p>1098.41</text:p>
          </table:table-cell>
        </table:table-row>
        <table:table-row table:style-name="ro1">
          <table:table-cell office:value-type="float" office:value="14030302" calcext:value-type="float">
            <text:p>14030302</text:p>
          </table:table-cell>
          <table:table-cell table:formula="of:=TIME( ; ;[.A879]/1000)" office:value-type="time" office:time-value="PT03H53M50.302S" calcext:value-type="time">
            <text:p>03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3.34" calcext:value-type="float">
            <text:p>923.34</text:p>
          </table:table-cell>
          <table:table-cell office:value-type="float" office:value="1099.6" calcext:value-type="float">
            <text:p>1099.6</text:p>
          </table:table-cell>
        </table:table-row>
        <table:table-row table:style-name="ro1">
          <table:table-cell office:value-type="float" office:value="14046302" calcext:value-type="float">
            <text:p>14046302</text:p>
          </table:table-cell>
          <table:table-cell table:formula="of:=TIME( ; ;[.A880]/1000)" office:value-type="time" office:time-value="PT03H54M06.302S" calcext:value-type="time">
            <text:p>03:5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4.37" calcext:value-type="float">
            <text:p>924.37</text:p>
          </table:table-cell>
          <table:table-cell office:value-type="float" office:value="1100.79" calcext:value-type="float">
            <text:p>1100.79</text:p>
          </table:table-cell>
        </table:table-row>
        <table:table-row table:style-name="ro1">
          <table:table-cell office:value-type="float" office:value="14062302" calcext:value-type="float">
            <text:p>14062302</text:p>
          </table:table-cell>
          <table:table-cell table:formula="of:=TIME( ; ;[.A881]/1000)" office:value-type="time" office:time-value="PT03H54M22.302S" calcext:value-type="time">
            <text:p>03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5.39" calcext:value-type="float">
            <text:p>925.39</text:p>
          </table:table-cell>
          <table:table-cell office:value-type="float" office:value="1101.98" calcext:value-type="float">
            <text:p>1101.98</text:p>
          </table:table-cell>
        </table:table-row>
        <table:table-row table:style-name="ro1">
          <table:table-cell office:value-type="float" office:value="14078302" calcext:value-type="float">
            <text:p>14078302</text:p>
          </table:table-cell>
          <table:table-cell table:formula="of:=TIME( ; ;[.A882]/1000)" office:value-type="time" office:time-value="PT03H54M38.302S" calcext:value-type="time">
            <text:p>03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6.42" calcext:value-type="float">
            <text:p>926.42</text:p>
          </table:table-cell>
          <table:table-cell office:value-type="float" office:value="1103.17" calcext:value-type="float">
            <text:p>1103.17</text:p>
          </table:table-cell>
        </table:table-row>
        <table:table-row table:style-name="ro1">
          <table:table-cell office:value-type="float" office:value="14094302" calcext:value-type="float">
            <text:p>14094302</text:p>
          </table:table-cell>
          <table:table-cell table:formula="of:=TIME( ; ;[.A883]/1000)" office:value-type="time" office:time-value="PT03H54M54.302S" calcext:value-type="time">
            <text:p>03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27.44" calcext:value-type="float">
            <text:p>927.44</text:p>
          </table:table-cell>
          <table:table-cell office:value-type="float" office:value="1104.36" calcext:value-type="float">
            <text:p>1104.36</text:p>
          </table:table-cell>
        </table:table-row>
        <table:table-row table:style-name="ro1">
          <table:table-cell office:value-type="float" office:value="14110302" calcext:value-type="float">
            <text:p>14110302</text:p>
          </table:table-cell>
          <table:table-cell table:formula="of:=TIME( ; ;[.A884]/1000)" office:value-type="time" office:time-value="PT03H55M10.302S" calcext:value-type="time">
            <text:p>03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8.47" calcext:value-type="float">
            <text:p>928.47</text:p>
          </table:table-cell>
          <table:table-cell office:value-type="float" office:value="1105.55" calcext:value-type="float">
            <text:p>1105.55</text:p>
          </table:table-cell>
        </table:table-row>
        <table:table-row table:style-name="ro1">
          <table:table-cell office:value-type="float" office:value="14126302" calcext:value-type="float">
            <text:p>14126302</text:p>
          </table:table-cell>
          <table:table-cell table:formula="of:=TIME( ; ;[.A885]/1000)" office:value-type="time" office:time-value="PT03H55M26.302S" calcext:value-type="time">
            <text:p>03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29.49" calcext:value-type="float">
            <text:p>929.49</text:p>
          </table:table-cell>
          <table:table-cell office:value-type="float" office:value="1106.74" calcext:value-type="float">
            <text:p>1106.74</text:p>
          </table:table-cell>
        </table:table-row>
        <table:table-row table:style-name="ro1">
          <table:table-cell office:value-type="float" office:value="14142302" calcext:value-type="float">
            <text:p>14142302</text:p>
          </table:table-cell>
          <table:table-cell table:formula="of:=TIME( ; ;[.A886]/1000)" office:value-type="time" office:time-value="PT03H55M42.302S" calcext:value-type="time">
            <text:p>03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0.52" calcext:value-type="float">
            <text:p>930.52</text:p>
          </table:table-cell>
          <table:table-cell office:value-type="float" office:value="1107.93" calcext:value-type="float">
            <text:p>1107.93</text:p>
          </table:table-cell>
        </table:table-row>
        <table:table-row table:style-name="ro1">
          <table:table-cell office:value-type="float" office:value="14158302" calcext:value-type="float">
            <text:p>14158302</text:p>
          </table:table-cell>
          <table:table-cell table:formula="of:=TIME( ; ;[.A887]/1000)" office:value-type="time" office:time-value="PT03H55M58.302S" calcext:value-type="time">
            <text:p>03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1.54" calcext:value-type="float">
            <text:p>931.54</text:p>
          </table:table-cell>
          <table:table-cell office:value-type="float" office:value="1109.12" calcext:value-type="float">
            <text:p>1109.12</text:p>
          </table:table-cell>
        </table:table-row>
        <table:table-row table:style-name="ro1">
          <table:table-cell office:value-type="float" office:value="14174302" calcext:value-type="float">
            <text:p>14174302</text:p>
          </table:table-cell>
          <table:table-cell table:formula="of:=TIME( ; ;[.A888]/1000)" office:value-type="time" office:time-value="PT03H56M14.302S" calcext:value-type="time">
            <text:p>03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2.57" calcext:value-type="float">
            <text:p>932.57</text:p>
          </table:table-cell>
          <table:table-cell office:value-type="float" office:value="1110.31" calcext:value-type="float">
            <text:p>1110.31</text:p>
          </table:table-cell>
        </table:table-row>
        <table:table-row table:style-name="ro1">
          <table:table-cell office:value-type="float" office:value="14190302" calcext:value-type="float">
            <text:p>14190302</text:p>
          </table:table-cell>
          <table:table-cell table:formula="of:=TIME( ; ;[.A889]/1000)" office:value-type="time" office:time-value="PT03H56M30.302S" calcext:value-type="time">
            <text:p>03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3.6" calcext:value-type="float">
            <text:p>933.6</text:p>
          </table:table-cell>
          <table:table-cell office:value-type="float" office:value="1111.49" calcext:value-type="float">
            <text:p>1111.49</text:p>
          </table:table-cell>
        </table:table-row>
        <table:table-row table:style-name="ro1">
          <table:table-cell office:value-type="float" office:value="14206302" calcext:value-type="float">
            <text:p>14206302</text:p>
          </table:table-cell>
          <table:table-cell table:formula="of:=TIME( ; ;[.A890]/1000)" office:value-type="time" office:time-value="PT03H56M46.302S" calcext:value-type="time">
            <text:p>03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4.62" calcext:value-type="float">
            <text:p>934.62</text:p>
          </table:table-cell>
          <table:table-cell office:value-type="float" office:value="1112.68" calcext:value-type="float">
            <text:p>1112.68</text:p>
          </table:table-cell>
        </table:table-row>
        <table:table-row table:style-name="ro1">
          <table:table-cell office:value-type="float" office:value="14222302" calcext:value-type="float">
            <text:p>14222302</text:p>
          </table:table-cell>
          <table:table-cell table:formula="of:=TIME( ; ;[.A891]/1000)" office:value-type="time" office:time-value="PT03H57M02.302S" calcext:value-type="time">
            <text:p>03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35.65" calcext:value-type="float">
            <text:p>935.65</text:p>
          </table:table-cell>
          <table:table-cell office:value-type="float" office:value="1113.87" calcext:value-type="float">
            <text:p>1113.87</text:p>
          </table:table-cell>
        </table:table-row>
        <table:table-row table:style-name="ro1">
          <table:table-cell office:value-type="float" office:value="14238302" calcext:value-type="float">
            <text:p>14238302</text:p>
          </table:table-cell>
          <table:table-cell table:formula="of:=TIME( ; ;[.A892]/1000)" office:value-type="time" office:time-value="PT03H57M18.302S" calcext:value-type="time">
            <text:p>03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6.67" calcext:value-type="float">
            <text:p>936.67</text:p>
          </table:table-cell>
          <table:table-cell office:value-type="float" office:value="1115.06" calcext:value-type="float">
            <text:p>1115.06</text:p>
          </table:table-cell>
        </table:table-row>
        <table:table-row table:style-name="ro1">
          <table:table-cell office:value-type="float" office:value="14254302" calcext:value-type="float">
            <text:p>14254302</text:p>
          </table:table-cell>
          <table:table-cell table:formula="of:=TIME( ; ;[.A893]/1000)" office:value-type="time" office:time-value="PT03H57M34.302S" calcext:value-type="time">
            <text:p>03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7.7" calcext:value-type="float">
            <text:p>937.7</text:p>
          </table:table-cell>
          <table:table-cell office:value-type="float" office:value="1116.25" calcext:value-type="float">
            <text:p>1116.25</text:p>
          </table:table-cell>
        </table:table-row>
        <table:table-row table:style-name="ro1">
          <table:table-cell office:value-type="float" office:value="14270302" calcext:value-type="float">
            <text:p>14270302</text:p>
          </table:table-cell>
          <table:table-cell table:formula="of:=TIME( ; ;[.A894]/1000)" office:value-type="time" office:time-value="PT03H57M50.302S" calcext:value-type="time">
            <text:p>03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38.72" calcext:value-type="float">
            <text:p>938.72</text:p>
          </table:table-cell>
          <table:table-cell office:value-type="float" office:value="1117.44" calcext:value-type="float">
            <text:p>1117.44</text:p>
          </table:table-cell>
        </table:table-row>
        <table:table-row table:style-name="ro1">
          <table:table-cell office:value-type="float" office:value="14286302" calcext:value-type="float">
            <text:p>14286302</text:p>
          </table:table-cell>
          <table:table-cell table:formula="of:=TIME( ; ;[.A895]/1000)" office:value-type="time" office:time-value="PT03H58M06.302S" calcext:value-type="time">
            <text:p>03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39.75" calcext:value-type="float">
            <text:p>939.75</text:p>
          </table:table-cell>
          <table:table-cell office:value-type="float" office:value="1118.63" calcext:value-type="float">
            <text:p>1118.63</text:p>
          </table:table-cell>
        </table:table-row>
        <table:table-row table:style-name="ro1">
          <table:table-cell office:value-type="float" office:value="14302302" calcext:value-type="float">
            <text:p>14302302</text:p>
          </table:table-cell>
          <table:table-cell table:formula="of:=TIME( ; ;[.A896]/1000)" office:value-type="time" office:time-value="PT03H58M22.302S" calcext:value-type="time">
            <text:p>03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0.77" calcext:value-type="float">
            <text:p>940.77</text:p>
          </table:table-cell>
          <table:table-cell office:value-type="float" office:value="1119.82" calcext:value-type="float">
            <text:p>1119.82</text:p>
          </table:table-cell>
        </table:table-row>
        <table:table-row table:style-name="ro1">
          <table:table-cell office:value-type="float" office:value="14318302" calcext:value-type="float">
            <text:p>14318302</text:p>
          </table:table-cell>
          <table:table-cell table:formula="of:=TIME( ; ;[.A897]/1000)" office:value-type="time" office:time-value="PT03H58M38.302S" calcext:value-type="time">
            <text:p>03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41.8" calcext:value-type="float">
            <text:p>941.8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14334302" calcext:value-type="float">
            <text:p>14334302</text:p>
          </table:table-cell>
          <table:table-cell table:formula="of:=TIME( ; ;[.A898]/1000)" office:value-type="time" office:time-value="PT03H58M54.302S" calcext:value-type="time">
            <text:p>03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2.82" calcext:value-type="float">
            <text:p>942.82</text:p>
          </table:table-cell>
          <table:table-cell office:value-type="float" office:value="1122.19" calcext:value-type="float">
            <text:p>1122.19</text:p>
          </table:table-cell>
        </table:table-row>
        <table:table-row table:style-name="ro1">
          <table:table-cell office:value-type="float" office:value="14350302" calcext:value-type="float">
            <text:p>14350302</text:p>
          </table:table-cell>
          <table:table-cell table:formula="of:=TIME( ; ;[.A899]/1000)" office:value-type="time" office:time-value="PT03H59M10.302S" calcext:value-type="time">
            <text:p>03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3.85" calcext:value-type="float">
            <text:p>943.85</text:p>
          </table:table-cell>
          <table:table-cell office:value-type="float" office:value="1123.38" calcext:value-type="float">
            <text:p>1123.38</text:p>
          </table:table-cell>
        </table:table-row>
        <table:table-row table:style-name="ro1">
          <table:table-cell office:value-type="float" office:value="14366302" calcext:value-type="float">
            <text:p>14366302</text:p>
          </table:table-cell>
          <table:table-cell table:formula="of:=TIME( ; ;[.A900]/1000)" office:value-type="time" office:time-value="PT03H59M26.302S" calcext:value-type="time">
            <text:p>03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4.87" calcext:value-type="float">
            <text:p>944.87</text:p>
          </table:table-cell>
          <table:table-cell office:value-type="float" office:value="1124.57" calcext:value-type="float">
            <text:p>1124.57</text:p>
          </table:table-cell>
        </table:table-row>
        <table:table-row table:style-name="ro1">
          <table:table-cell office:value-type="float" office:value="14382302" calcext:value-type="float">
            <text:p>14382302</text:p>
          </table:table-cell>
          <table:table-cell table:formula="of:=TIME( ; ;[.A901]/1000)" office:value-type="time" office:time-value="PT03H59M42.302S" calcext:value-type="time">
            <text:p>03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45.9" calcext:value-type="float">
            <text:p>945.9</text:p>
          </table:table-cell>
          <table:table-cell office:value-type="float" office:value="1125.76" calcext:value-type="float">
            <text:p>1125.76</text:p>
          </table:table-cell>
        </table:table-row>
        <table:table-row table:style-name="ro1">
          <table:table-cell office:value-type="float" office:value="14398302" calcext:value-type="float">
            <text:p>14398302</text:p>
          </table:table-cell>
          <table:table-cell table:formula="of:=TIME( ; ;[.A902]/1000)" office:value-type="time" office:time-value="PT03H59M58.302S" calcext:value-type="time">
            <text:p>03:5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6.93" calcext:value-type="float">
            <text:p>946.93</text:p>
          </table:table-cell>
          <table:table-cell office:value-type="float" office:value="1126.95" calcext:value-type="float">
            <text:p>1126.95</text:p>
          </table:table-cell>
        </table:table-row>
        <table:table-row table:style-name="ro1">
          <table:table-cell office:value-type="float" office:value="14414302" calcext:value-type="float">
            <text:p>14414302</text:p>
          </table:table-cell>
          <table:table-cell table:formula="of:=TIME( ; ;[.A903]/1000)" office:value-type="time" office:time-value="PT04H00M14.302S" calcext:value-type="time">
            <text:p>04:0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47.95" calcext:value-type="float">
            <text:p>947.95</text:p>
          </table:table-cell>
          <table:table-cell office:value-type="float" office:value="1128.14" calcext:value-type="float">
            <text:p>1128.14</text:p>
          </table:table-cell>
        </table:table-row>
        <table:table-row table:style-name="ro1">
          <table:table-cell office:value-type="float" office:value="14430301" calcext:value-type="float">
            <text:p>14430301</text:p>
          </table:table-cell>
          <table:table-cell table:formula="of:=TIME( ; ;[.A904]/1000)" office:value-type="time" office:time-value="PT04H00M30.301S" calcext:value-type="time">
            <text:p>04:0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48.98" calcext:value-type="float">
            <text:p>948.98</text:p>
          </table:table-cell>
          <table:table-cell office:value-type="float" office:value="1129.32" calcext:value-type="float">
            <text:p>1129.32</text:p>
          </table:table-cell>
        </table:table-row>
        <table:table-row table:style-name="ro1">
          <table:table-cell office:value-type="float" office:value="14446302" calcext:value-type="float">
            <text:p>14446302</text:p>
          </table:table-cell>
          <table:table-cell table:formula="of:=TIME( ; ;[.A905]/1000)" office:value-type="time" office:time-value="PT04H00M46.302S" calcext:value-type="time">
            <text:p>04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50" calcext:value-type="float">
            <text:p>950</text:p>
          </table:table-cell>
          <table:table-cell office:value-type="float" office:value="1130.51" calcext:value-type="float">
            <text:p>1130.51</text:p>
          </table:table-cell>
        </table:table-row>
        <table:table-row table:style-name="ro1">
          <table:table-cell office:value-type="float" office:value="14462302" calcext:value-type="float">
            <text:p>14462302</text:p>
          </table:table-cell>
          <table:table-cell table:formula="of:=TIME( ; ;[.A906]/1000)" office:value-type="time" office:time-value="PT04H01M02.302S" calcext:value-type="time">
            <text:p>04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51.03" calcext:value-type="float">
            <text:p>951.03</text:p>
          </table:table-cell>
          <table:table-cell office:value-type="float" office:value="1131.7" calcext:value-type="float">
            <text:p>1131.7</text:p>
          </table:table-cell>
        </table:table-row>
        <table:table-row table:style-name="ro1">
          <table:table-cell office:value-type="float" office:value="14478302" calcext:value-type="float">
            <text:p>14478302</text:p>
          </table:table-cell>
          <table:table-cell table:formula="of:=TIME( ; ;[.A907]/1000)" office:value-type="time" office:time-value="PT04H01M18.302S" calcext:value-type="time">
            <text:p>04:0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52.05" calcext:value-type="float">
            <text:p>952.05</text:p>
          </table:table-cell>
          <table:table-cell office:value-type="float" office:value="1132.89" calcext:value-type="float">
            <text:p>1132.89</text:p>
          </table:table-cell>
        </table:table-row>
        <table:table-row table:style-name="ro1">
          <table:table-cell office:value-type="float" office:value="14494302" calcext:value-type="float">
            <text:p>14494302</text:p>
          </table:table-cell>
          <table:table-cell table:formula="of:=TIME( ; ;[.A908]/1000)" office:value-type="time" office:time-value="PT04H01M34.302S" calcext:value-type="time">
            <text:p>04:0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3.08" calcext:value-type="float">
            <text:p>953.08</text:p>
          </table:table-cell>
          <table:table-cell office:value-type="float" office:value="1134.08" calcext:value-type="float">
            <text:p>1134.08</text:p>
          </table:table-cell>
        </table:table-row>
        <table:table-row table:style-name="ro1">
          <table:table-cell office:value-type="float" office:value="14510301" calcext:value-type="float">
            <text:p>14510301</text:p>
          </table:table-cell>
          <table:table-cell table:formula="of:=TIME( ; ;[.A909]/1000)" office:value-type="time" office:time-value="PT04H01M50.301S" calcext:value-type="time">
            <text:p>04:0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4.1" calcext:value-type="float">
            <text:p>954.1</text:p>
          </table:table-cell>
          <table:table-cell office:value-type="float" office:value="1135.27" calcext:value-type="float">
            <text:p>1135.27</text:p>
          </table:table-cell>
        </table:table-row>
        <table:table-row table:style-name="ro1">
          <table:table-cell office:value-type="float" office:value="14526302" calcext:value-type="float">
            <text:p>14526302</text:p>
          </table:table-cell>
          <table:table-cell table:formula="of:=TIME( ; ;[.A910]/1000)" office:value-type="time" office:time-value="PT04H02M06.302S" calcext:value-type="time">
            <text:p>04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55.13" calcext:value-type="float">
            <text:p>955.13</text:p>
          </table:table-cell>
          <table:table-cell office:value-type="float" office:value="1136.46" calcext:value-type="float">
            <text:p>1136.46</text:p>
          </table:table-cell>
        </table:table-row>
        <table:table-row table:style-name="ro1">
          <table:table-cell office:value-type="float" office:value="14542302" calcext:value-type="float">
            <text:p>14542302</text:p>
          </table:table-cell>
          <table:table-cell table:formula="of:=TIME( ; ;[.A911]/1000)" office:value-type="time" office:time-value="PT04H02M22.302S" calcext:value-type="time">
            <text:p>04:0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6.15" calcext:value-type="float">
            <text:p>956.15</text:p>
          </table:table-cell>
          <table:table-cell office:value-type="float" office:value="1137.64" calcext:value-type="float">
            <text:p>1137.64</text:p>
          </table:table-cell>
        </table:table-row>
        <table:table-row table:style-name="ro1">
          <table:table-cell office:value-type="float" office:value="14558302" calcext:value-type="float">
            <text:p>14558302</text:p>
          </table:table-cell>
          <table:table-cell table:formula="of:=TIME( ; ;[.A912]/1000)" office:value-type="time" office:time-value="PT04H02M38.302S" calcext:value-type="time">
            <text:p>04:0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7.18" calcext:value-type="float">
            <text:p>957.18</text:p>
          </table:table-cell>
          <table:table-cell office:value-type="float" office:value="1138.83" calcext:value-type="float">
            <text:p>1138.83</text:p>
          </table:table-cell>
        </table:table-row>
        <table:table-row table:style-name="ro1">
          <table:table-cell office:value-type="float" office:value="14574302" calcext:value-type="float">
            <text:p>14574302</text:p>
          </table:table-cell>
          <table:table-cell table:formula="of:=TIME( ; ;[.A913]/1000)" office:value-type="time" office:time-value="PT04H02M54.302S" calcext:value-type="time">
            <text:p>04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8.2" calcext:value-type="float">
            <text:p>958.2</text:p>
          </table:table-cell>
          <table:table-cell office:value-type="float" office:value="1140.02" calcext:value-type="float">
            <text:p>1140.02</text:p>
          </table:table-cell>
        </table:table-row>
        <table:table-row table:style-name="ro1">
          <table:table-cell office:value-type="float" office:value="14590302" calcext:value-type="float">
            <text:p>14590302</text:p>
          </table:table-cell>
          <table:table-cell table:formula="of:=TIME( ; ;[.A914]/1000)" office:value-type="time" office:time-value="PT04H03M10.302S" calcext:value-type="time">
            <text:p>04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59.23" calcext:value-type="float">
            <text:p>959.23</text:p>
          </table:table-cell>
          <table:table-cell office:value-type="float" office:value="1141.21" calcext:value-type="float">
            <text:p>1141.21</text:p>
          </table:table-cell>
        </table:table-row>
        <table:table-row table:style-name="ro1">
          <table:table-cell office:value-type="float" office:value="14606302" calcext:value-type="float">
            <text:p>14606302</text:p>
          </table:table-cell>
          <table:table-cell table:formula="of:=TIME( ; ;[.A915]/1000)" office:value-type="time" office:time-value="PT04H03M26.302S" calcext:value-type="time">
            <text:p>04:0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60.26" calcext:value-type="float">
            <text:p>960.26</text:p>
          </table:table-cell>
          <table:table-cell office:value-type="float" office:value="1142.4" calcext:value-type="float">
            <text:p>1142.4</text:p>
          </table:table-cell>
        </table:table-row>
        <table:table-row table:style-name="ro1">
          <table:table-cell office:value-type="float" office:value="14622302" calcext:value-type="float">
            <text:p>14622302</text:p>
          </table:table-cell>
          <table:table-cell table:formula="of:=TIME( ; ;[.A916]/1000)" office:value-type="time" office:time-value="PT04H03M42.302S" calcext:value-type="time">
            <text:p>04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1.28" calcext:value-type="float">
            <text:p>961.28</text:p>
          </table:table-cell>
          <table:table-cell office:value-type="float" office:value="1143.58" calcext:value-type="float">
            <text:p>1143.58</text:p>
          </table:table-cell>
        </table:table-row>
        <table:table-row table:style-name="ro1">
          <table:table-cell office:value-type="float" office:value="14638302" calcext:value-type="float">
            <text:p>14638302</text:p>
          </table:table-cell>
          <table:table-cell table:formula="of:=TIME( ; ;[.A917]/1000)" office:value-type="time" office:time-value="PT04H03M58.302S" calcext:value-type="time">
            <text:p>04:0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62.31" calcext:value-type="float">
            <text:p>962.31</text:p>
          </table:table-cell>
          <table:table-cell office:value-type="float" office:value="1144.77" calcext:value-type="float">
            <text:p>1144.77</text:p>
          </table:table-cell>
        </table:table-row>
        <table:table-row table:style-name="ro1">
          <table:table-cell office:value-type="float" office:value="14654302" calcext:value-type="float">
            <text:p>14654302</text:p>
          </table:table-cell>
          <table:table-cell table:formula="of:=TIME( ; ;[.A918]/1000)" office:value-type="time" office:time-value="PT04H04M14.302S" calcext:value-type="time">
            <text:p>04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3.33" calcext:value-type="float">
            <text:p>963.33</text:p>
          </table:table-cell>
          <table:table-cell office:value-type="float" office:value="1145.96" calcext:value-type="float">
            <text:p>1145.96</text:p>
          </table:table-cell>
        </table:table-row>
        <table:table-row table:style-name="ro1">
          <table:table-cell office:value-type="float" office:value="14670302" calcext:value-type="float">
            <text:p>14670302</text:p>
          </table:table-cell>
          <table:table-cell table:formula="of:=TIME( ; ;[.A919]/1000)" office:value-type="time" office:time-value="PT04H04M30.302S" calcext:value-type="time">
            <text:p>04:0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4.36" calcext:value-type="float">
            <text:p>964.36</text:p>
          </table:table-cell>
          <table:table-cell office:value-type="float" office:value="1147.15" calcext:value-type="float">
            <text:p>1147.15</text:p>
          </table:table-cell>
        </table:table-row>
        <table:table-row table:style-name="ro1">
          <table:table-cell office:value-type="float" office:value="14686302" calcext:value-type="float">
            <text:p>14686302</text:p>
          </table:table-cell>
          <table:table-cell table:formula="of:=TIME( ; ;[.A920]/1000)" office:value-type="time" office:time-value="PT04H04M46.302S" calcext:value-type="time">
            <text:p>04:0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5.38" calcext:value-type="float">
            <text:p>965.38</text:p>
          </table:table-cell>
          <table:table-cell office:value-type="float" office:value="1148.34" calcext:value-type="float">
            <text:p>1148.34</text:p>
          </table:table-cell>
        </table:table-row>
        <table:table-row table:style-name="ro1">
          <table:table-cell office:value-type="float" office:value="14702302" calcext:value-type="float">
            <text:p>14702302</text:p>
          </table:table-cell>
          <table:table-cell table:formula="of:=TIME( ; ;[.A921]/1000)" office:value-type="time" office:time-value="PT04H05M02.302S" calcext:value-type="time">
            <text:p>04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6.41" calcext:value-type="float">
            <text:p>966.41</text:p>
          </table:table-cell>
          <table:table-cell office:value-type="float" office:value="1149.53" calcext:value-type="float">
            <text:p>1149.53</text:p>
          </table:table-cell>
        </table:table-row>
        <table:table-row table:style-name="ro1">
          <table:table-cell office:value-type="float" office:value="14718302" calcext:value-type="float">
            <text:p>14718302</text:p>
          </table:table-cell>
          <table:table-cell table:formula="of:=TIME( ; ;[.A922]/1000)" office:value-type="time" office:time-value="PT04H05M18.302S" calcext:value-type="time">
            <text:p>04:0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7.43" calcext:value-type="float">
            <text:p>967.43</text:p>
          </table:table-cell>
          <table:table-cell office:value-type="float" office:value="1150.71" calcext:value-type="float">
            <text:p>1150.71</text:p>
          </table:table-cell>
        </table:table-row>
        <table:table-row table:style-name="ro1">
          <table:table-cell office:value-type="float" office:value="14734302" calcext:value-type="float">
            <text:p>14734302</text:p>
          </table:table-cell>
          <table:table-cell table:formula="of:=TIME( ; ;[.A923]/1000)" office:value-type="time" office:time-value="PT04H05M34.302S" calcext:value-type="time">
            <text:p>04:0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8.46" calcext:value-type="float">
            <text:p>968.46</text:p>
          </table:table-cell>
          <table:table-cell office:value-type="float" office:value="1151.9" calcext:value-type="float">
            <text:p>1151.9</text:p>
          </table:table-cell>
        </table:table-row>
        <table:table-row table:style-name="ro1">
          <table:table-cell office:value-type="float" office:value="14750302" calcext:value-type="float">
            <text:p>14750302</text:p>
          </table:table-cell>
          <table:table-cell table:formula="of:=TIME( ; ;[.A924]/1000)" office:value-type="time" office:time-value="PT04H05M50.302S" calcext:value-type="time">
            <text:p>04:0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69.48" calcext:value-type="float">
            <text:p>969.48</text:p>
          </table:table-cell>
          <table:table-cell office:value-type="float" office:value="1153.09" calcext:value-type="float">
            <text:p>1153.09</text:p>
          </table:table-cell>
        </table:table-row>
        <table:table-row table:style-name="ro1">
          <table:table-cell office:value-type="float" office:value="14766302" calcext:value-type="float">
            <text:p>14766302</text:p>
          </table:table-cell>
          <table:table-cell table:formula="of:=TIME( ; ;[.A925]/1000)" office:value-type="time" office:time-value="PT04H06M06.302S" calcext:value-type="time">
            <text:p>04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0.51" calcext:value-type="float">
            <text:p>970.51</text:p>
          </table:table-cell>
          <table:table-cell office:value-type="float" office:value="1154.28" calcext:value-type="float">
            <text:p>1154.28</text:p>
          </table:table-cell>
        </table:table-row>
        <table:table-row table:style-name="ro1">
          <table:table-cell office:value-type="float" office:value="14782302" calcext:value-type="float">
            <text:p>14782302</text:p>
          </table:table-cell>
          <table:table-cell table:formula="of:=TIME( ; ;[.A926]/1000)" office:value-type="time" office:time-value="PT04H06M22.302S" calcext:value-type="time">
            <text:p>04:0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971.53" calcext:value-type="float">
            <text:p>971.53</text:p>
          </table:table-cell>
          <table:table-cell office:value-type="float" office:value="1155.46" calcext:value-type="float">
            <text:p>1155.46</text:p>
          </table:table-cell>
        </table:table-row>
        <table:table-row table:style-name="ro1">
          <table:table-cell office:value-type="float" office:value="14798302" calcext:value-type="float">
            <text:p>14798302</text:p>
          </table:table-cell>
          <table:table-cell table:formula="of:=TIME( ; ;[.A927]/1000)" office:value-type="time" office:time-value="PT04H06M38.302S" calcext:value-type="time">
            <text:p>04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2.56" calcext:value-type="float">
            <text:p>972.56</text:p>
          </table:table-cell>
          <table:table-cell office:value-type="float" office:value="1156.65" calcext:value-type="float">
            <text:p>1156.65</text:p>
          </table:table-cell>
        </table:table-row>
        <table:table-row table:style-name="ro1">
          <table:table-cell office:value-type="float" office:value="14814302" calcext:value-type="float">
            <text:p>14814302</text:p>
          </table:table-cell>
          <table:table-cell table:formula="of:=TIME( ; ;[.A928]/1000)" office:value-type="time" office:time-value="PT04H06M54.302S" calcext:value-type="time">
            <text:p>04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3.59" calcext:value-type="float">
            <text:p>973.59</text:p>
          </table:table-cell>
          <table:table-cell office:value-type="float" office:value="1157.84" calcext:value-type="float">
            <text:p>1157.84</text:p>
          </table:table-cell>
        </table:table-row>
        <table:table-row table:style-name="ro1">
          <table:table-cell office:value-type="float" office:value="14830302" calcext:value-type="float">
            <text:p>14830302</text:p>
          </table:table-cell>
          <table:table-cell table:formula="of:=TIME( ; ;[.A929]/1000)" office:value-type="time" office:time-value="PT04H07M10.302S" calcext:value-type="time">
            <text:p>04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4.61" calcext:value-type="float">
            <text:p>974.61</text:p>
          </table:table-cell>
          <table:table-cell office:value-type="float" office:value="1159.03" calcext:value-type="float">
            <text:p>1159.03</text:p>
          </table:table-cell>
        </table:table-row>
        <table:table-row table:style-name="ro1">
          <table:table-cell office:value-type="float" office:value="14846302" calcext:value-type="float">
            <text:p>14846302</text:p>
          </table:table-cell>
          <table:table-cell table:formula="of:=TIME( ; ;[.A930]/1000)" office:value-type="time" office:time-value="PT04H07M26.302S" calcext:value-type="time">
            <text:p>04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5.64" calcext:value-type="float">
            <text:p>975.64</text:p>
          </table:table-cell>
          <table:table-cell office:value-type="float" office:value="1160.22" calcext:value-type="float">
            <text:p>1160.22</text:p>
          </table:table-cell>
        </table:table-row>
        <table:table-row table:style-name="ro1">
          <table:table-cell office:value-type="float" office:value="14862302" calcext:value-type="float">
            <text:p>14862302</text:p>
          </table:table-cell>
          <table:table-cell table:formula="of:=TIME( ; ;[.A931]/1000)" office:value-type="time" office:time-value="PT04H07M42.302S" calcext:value-type="time">
            <text:p>04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6.66" calcext:value-type="float">
            <text:p>976.66</text:p>
          </table:table-cell>
          <table:table-cell office:value-type="float" office:value="1161.4" calcext:value-type="float">
            <text:p>1161.4</text:p>
          </table:table-cell>
        </table:table-row>
        <table:table-row table:style-name="ro1">
          <table:table-cell office:value-type="float" office:value="14878302" calcext:value-type="float">
            <text:p>14878302</text:p>
          </table:table-cell>
          <table:table-cell table:formula="of:=TIME( ; ;[.A932]/1000)" office:value-type="time" office:time-value="PT04H07M58.302S" calcext:value-type="time">
            <text:p>04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7.69" calcext:value-type="float">
            <text:p>977.69</text:p>
          </table:table-cell>
          <table:table-cell office:value-type="float" office:value="1162.59" calcext:value-type="float">
            <text:p>1162.59</text:p>
          </table:table-cell>
        </table:table-row>
        <table:table-row table:style-name="ro1">
          <table:table-cell office:value-type="float" office:value="14894302" calcext:value-type="float">
            <text:p>14894302</text:p>
          </table:table-cell>
          <table:table-cell table:formula="of:=TIME( ; ;[.A933]/1000)" office:value-type="time" office:time-value="PT04H08M14.302S" calcext:value-type="time">
            <text:p>04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8.71" calcext:value-type="float">
            <text:p>978.71</text:p>
          </table:table-cell>
          <table:table-cell office:value-type="float" office:value="1163.78" calcext:value-type="float">
            <text:p>1163.78</text:p>
          </table:table-cell>
        </table:table-row>
        <table:table-row table:style-name="ro1">
          <table:table-cell office:value-type="float" office:value="14910302" calcext:value-type="float">
            <text:p>14910302</text:p>
          </table:table-cell>
          <table:table-cell table:formula="of:=TIME( ; ;[.A934]/1000)" office:value-type="time" office:time-value="PT04H08M30.302S" calcext:value-type="time">
            <text:p>04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79.74" calcext:value-type="float">
            <text:p>979.74</text:p>
          </table:table-cell>
          <table:table-cell office:value-type="float" office:value="1164.97" calcext:value-type="float">
            <text:p>1164.97</text:p>
          </table:table-cell>
        </table:table-row>
        <table:table-row table:style-name="ro1">
          <table:table-cell office:value-type="float" office:value="14926302" calcext:value-type="float">
            <text:p>14926302</text:p>
          </table:table-cell>
          <table:table-cell table:formula="of:=TIME( ; ;[.A935]/1000)" office:value-type="time" office:time-value="PT04H08M46.302S" calcext:value-type="time">
            <text:p>04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0.76" calcext:value-type="float">
            <text:p>980.76</text:p>
          </table:table-cell>
          <table:table-cell office:value-type="float" office:value="1166.16" calcext:value-type="float">
            <text:p>1166.16</text:p>
          </table:table-cell>
        </table:table-row>
        <table:table-row table:style-name="ro1">
          <table:table-cell office:value-type="float" office:value="14942302" calcext:value-type="float">
            <text:p>14942302</text:p>
          </table:table-cell>
          <table:table-cell table:formula="of:=TIME( ; ;[.A936]/1000)" office:value-type="time" office:time-value="PT04H09M02.302S" calcext:value-type="time">
            <text:p>04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1.79" calcext:value-type="float">
            <text:p>981.79</text:p>
          </table:table-cell>
          <table:table-cell office:value-type="float" office:value="1167.34" calcext:value-type="float">
            <text:p>1167.34</text:p>
          </table:table-cell>
        </table:table-row>
        <table:table-row table:style-name="ro1">
          <table:table-cell office:value-type="float" office:value="14958302" calcext:value-type="float">
            <text:p>14958302</text:p>
          </table:table-cell>
          <table:table-cell table:formula="of:=TIME( ; ;[.A937]/1000)" office:value-type="time" office:time-value="PT04H09M18.302S" calcext:value-type="time">
            <text:p>04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2.81" calcext:value-type="float">
            <text:p>982.81</text:p>
          </table:table-cell>
          <table:table-cell office:value-type="float" office:value="1168.53" calcext:value-type="float">
            <text:p>1168.53</text:p>
          </table:table-cell>
        </table:table-row>
        <table:table-row table:style-name="ro1">
          <table:table-cell office:value-type="float" office:value="14974302" calcext:value-type="float">
            <text:p>14974302</text:p>
          </table:table-cell>
          <table:table-cell table:formula="of:=TIME( ; ;[.A938]/1000)" office:value-type="time" office:time-value="PT04H09M34.302S" calcext:value-type="time">
            <text:p>04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3.84" calcext:value-type="float">
            <text:p>983.84</text:p>
          </table:table-cell>
          <table:table-cell office:value-type="float" office:value="1169.72" calcext:value-type="float">
            <text:p>1169.72</text:p>
          </table:table-cell>
        </table:table-row>
        <table:table-row table:style-name="ro1">
          <table:table-cell office:value-type="float" office:value="14990302" calcext:value-type="float">
            <text:p>14990302</text:p>
          </table:table-cell>
          <table:table-cell table:formula="of:=TIME( ; ;[.A939]/1000)" office:value-type="time" office:time-value="PT04H09M50.302S" calcext:value-type="time">
            <text:p>04:0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4.86" calcext:value-type="float">
            <text:p>984.86</text:p>
          </table:table-cell>
          <table:table-cell office:value-type="float" office:value="1170.91" calcext:value-type="float">
            <text:p>1170.91</text:p>
          </table:table-cell>
        </table:table-row>
        <table:table-row table:style-name="ro1">
          <table:table-cell office:value-type="float" office:value="15006302" calcext:value-type="float">
            <text:p>15006302</text:p>
          </table:table-cell>
          <table:table-cell table:formula="of:=TIME( ; ;[.A940]/1000)" office:value-type="time" office:time-value="PT04H10M06.302S" calcext:value-type="time">
            <text:p>04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5.89" calcext:value-type="float">
            <text:p>985.89</text:p>
          </table:table-cell>
          <table:table-cell office:value-type="float" office:value="1172.09" calcext:value-type="float">
            <text:p>1172.09</text:p>
          </table:table-cell>
        </table:table-row>
        <table:table-row table:style-name="ro1">
          <table:table-cell office:value-type="float" office:value="15022302" calcext:value-type="float">
            <text:p>15022302</text:p>
          </table:table-cell>
          <table:table-cell table:formula="of:=TIME( ; ;[.A941]/1000)" office:value-type="time" office:time-value="PT04H10M22.302S" calcext:value-type="time">
            <text:p>04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986.92" calcext:value-type="float">
            <text:p>986.92</text:p>
          </table:table-cell>
          <table:table-cell office:value-type="float" office:value="1173.28" calcext:value-type="float">
            <text:p>1173.28</text:p>
          </table:table-cell>
        </table:table-row>
        <table:table-row table:style-name="ro1">
          <table:table-cell office:value-type="float" office:value="15038302" calcext:value-type="float">
            <text:p>15038302</text:p>
          </table:table-cell>
          <table:table-cell table:formula="of:=TIME( ; ;[.A942]/1000)" office:value-type="time" office:time-value="PT04H10M38.302S" calcext:value-type="time">
            <text:p>04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7.94" calcext:value-type="float">
            <text:p>987.94</text:p>
          </table:table-cell>
          <table:table-cell office:value-type="float" office:value="1174.47" calcext:value-type="float">
            <text:p>1174.47</text:p>
          </table:table-cell>
        </table:table-row>
        <table:table-row table:style-name="ro1">
          <table:table-cell office:value-type="float" office:value="15054302" calcext:value-type="float">
            <text:p>15054302</text:p>
          </table:table-cell>
          <table:table-cell table:formula="of:=TIME( ; ;[.A943]/1000)" office:value-type="time" office:time-value="PT04H10M54.302S" calcext:value-type="time">
            <text:p>04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8.97" calcext:value-type="float">
            <text:p>988.97</text:p>
          </table:table-cell>
          <table:table-cell office:value-type="float" office:value="1175.66" calcext:value-type="float">
            <text:p>1175.66</text:p>
          </table:table-cell>
        </table:table-row>
        <table:table-row table:style-name="ro1">
          <table:table-cell office:value-type="float" office:value="15070302" calcext:value-type="float">
            <text:p>15070302</text:p>
          </table:table-cell>
          <table:table-cell table:formula="of:=TIME( ; ;[.A944]/1000)" office:value-type="time" office:time-value="PT04H11M10.302S" calcext:value-type="time">
            <text:p>04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89.99" calcext:value-type="float">
            <text:p>989.99</text:p>
          </table:table-cell>
          <table:table-cell office:value-type="float" office:value="1176.84" calcext:value-type="float">
            <text:p>1176.84</text:p>
          </table:table-cell>
        </table:table-row>
        <table:table-row table:style-name="ro1">
          <table:table-cell office:value-type="float" office:value="15086302" calcext:value-type="float">
            <text:p>15086302</text:p>
          </table:table-cell>
          <table:table-cell table:formula="of:=TIME( ; ;[.A945]/1000)" office:value-type="time" office:time-value="PT04H11M26.302S" calcext:value-type="time">
            <text:p>04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991.02" calcext:value-type="float">
            <text:p>991.02</text:p>
          </table:table-cell>
          <table:table-cell office:value-type="float" office:value="1178.03" calcext:value-type="float">
            <text:p>1178.03</text:p>
          </table:table-cell>
        </table:table-row>
        <table:table-row table:style-name="ro1">
          <table:table-cell office:value-type="float" office:value="15102302" calcext:value-type="float">
            <text:p>15102302</text:p>
          </table:table-cell>
          <table:table-cell table:formula="of:=TIME( ; ;[.A946]/1000)" office:value-type="time" office:time-value="PT04H11M42.302S" calcext:value-type="time">
            <text:p>04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2.04" calcext:value-type="float">
            <text:p>992.04</text:p>
          </table:table-cell>
          <table:table-cell office:value-type="float" office:value="1179.22" calcext:value-type="float">
            <text:p>1179.22</text:p>
          </table:table-cell>
        </table:table-row>
        <table:table-row table:style-name="ro1">
          <table:table-cell office:value-type="float" office:value="15118302" calcext:value-type="float">
            <text:p>15118302</text:p>
          </table:table-cell>
          <table:table-cell table:formula="of:=TIME( ; ;[.A947]/1000)" office:value-type="time" office:time-value="PT04H11M58.302S" calcext:value-type="time">
            <text:p>04:1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3.07" calcext:value-type="float">
            <text:p>993.07</text:p>
          </table:table-cell>
          <table:table-cell office:value-type="float" office:value="1180.41" calcext:value-type="float">
            <text:p>1180.41</text:p>
          </table:table-cell>
        </table:table-row>
        <table:table-row table:style-name="ro1">
          <table:table-cell office:value-type="float" office:value="15134302" calcext:value-type="float">
            <text:p>15134302</text:p>
          </table:table-cell>
          <table:table-cell table:formula="of:=TIME( ; ;[.A948]/1000)" office:value-type="time" office:time-value="PT04H12M14.302S" calcext:value-type="time">
            <text:p>04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4.09" calcext:value-type="float">
            <text:p>994.09</text:p>
          </table:table-cell>
          <table:table-cell office:value-type="float" office:value="1181.6" calcext:value-type="float">
            <text:p>1181.6</text:p>
          </table:table-cell>
        </table:table-row>
        <table:table-row table:style-name="ro1">
          <table:table-cell office:value-type="float" office:value="15150302" calcext:value-type="float">
            <text:p>15150302</text:p>
          </table:table-cell>
          <table:table-cell table:formula="of:=TIME( ; ;[.A949]/1000)" office:value-type="time" office:time-value="PT04H12M30.302S" calcext:value-type="time">
            <text:p>04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5.12" calcext:value-type="float">
            <text:p>995.12</text:p>
          </table:table-cell>
          <table:table-cell office:value-type="float" office:value="1182.78" calcext:value-type="float">
            <text:p>1182.78</text:p>
          </table:table-cell>
        </table:table-row>
        <table:table-row table:style-name="ro1">
          <table:table-cell office:value-type="float" office:value="15166302" calcext:value-type="float">
            <text:p>15166302</text:p>
          </table:table-cell>
          <table:table-cell table:formula="of:=TIME( ; ;[.A950]/1000)" office:value-type="time" office:time-value="PT04H12M46.302S" calcext:value-type="time">
            <text:p>04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6.14" calcext:value-type="float">
            <text:p>996.14</text:p>
          </table:table-cell>
          <table:table-cell office:value-type="float" office:value="1183.97" calcext:value-type="float">
            <text:p>1183.97</text:p>
          </table:table-cell>
        </table:table-row>
        <table:table-row table:style-name="ro1">
          <table:table-cell office:value-type="float" office:value="15182302" calcext:value-type="float">
            <text:p>15182302</text:p>
          </table:table-cell>
          <table:table-cell table:formula="of:=TIME( ; ;[.A951]/1000)" office:value-type="time" office:time-value="PT04H13M02.302S" calcext:value-type="time">
            <text:p>04:1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7.17" calcext:value-type="float">
            <text:p>997.17</text:p>
          </table:table-cell>
          <table:table-cell office:value-type="float" office:value="1185.16" calcext:value-type="float">
            <text:p>1185.16</text:p>
          </table:table-cell>
        </table:table-row>
        <table:table-row table:style-name="ro1">
          <table:table-cell office:value-type="float" office:value="15198302" calcext:value-type="float">
            <text:p>15198302</text:p>
          </table:table-cell>
          <table:table-cell table:formula="of:=TIME( ; ;[.A952]/1000)" office:value-type="time" office:time-value="PT04H13M18.302S" calcext:value-type="time">
            <text:p>04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8.19" calcext:value-type="float">
            <text:p>998.19</text:p>
          </table:table-cell>
          <table:table-cell office:value-type="float" office:value="1186.35" calcext:value-type="float">
            <text:p>1186.35</text:p>
          </table:table-cell>
        </table:table-row>
        <table:table-row table:style-name="ro1">
          <table:table-cell office:value-type="float" office:value="15214302" calcext:value-type="float">
            <text:p>15214302</text:p>
          </table:table-cell>
          <table:table-cell table:formula="of:=TIME( ; ;[.A953]/1000)" office:value-type="time" office:time-value="PT04H13M34.302S" calcext:value-type="time">
            <text:p>04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999.22" calcext:value-type="float">
            <text:p>999.22</text:p>
          </table:table-cell>
          <table:table-cell office:value-type="float" office:value="1187.53" calcext:value-type="float">
            <text:p>1187.53</text:p>
          </table:table-cell>
        </table:table-row>
        <table:table-row table:style-name="ro1">
          <table:table-cell office:value-type="float" office:value="15230302" calcext:value-type="float">
            <text:p>15230302</text:p>
          </table:table-cell>
          <table:table-cell table:formula="of:=TIME( ; ;[.A954]/1000)" office:value-type="time" office:time-value="PT04H13M50.302S" calcext:value-type="time">
            <text:p>04:1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0.24" calcext:value-type="float">
            <text:p>1000.24</text:p>
          </table:table-cell>
          <table:table-cell office:value-type="float" office:value="1188.72" calcext:value-type="float">
            <text:p>1188.72</text:p>
          </table:table-cell>
        </table:table-row>
        <table:table-row table:style-name="ro1">
          <table:table-cell office:value-type="float" office:value="15246302" calcext:value-type="float">
            <text:p>15246302</text:p>
          </table:table-cell>
          <table:table-cell table:formula="of:=TIME( ; ;[.A955]/1000)" office:value-type="time" office:time-value="PT04H14M06.302S" calcext:value-type="time">
            <text:p>04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1.27" calcext:value-type="float">
            <text:p>1001.27</text:p>
          </table:table-cell>
          <table:table-cell office:value-type="float" office:value="1189.91" calcext:value-type="float">
            <text:p>1189.91</text:p>
          </table:table-cell>
        </table:table-row>
        <table:table-row table:style-name="ro1">
          <table:table-cell office:value-type="float" office:value="15262302" calcext:value-type="float">
            <text:p>15262302</text:p>
          </table:table-cell>
          <table:table-cell table:formula="of:=TIME( ; ;[.A956]/1000)" office:value-type="time" office:time-value="PT04H14M22.302S" calcext:value-type="time">
            <text:p>04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2.3" calcext:value-type="float">
            <text:p>1002.3</text:p>
          </table:table-cell>
          <table:table-cell office:value-type="float" office:value="1191.1" calcext:value-type="float">
            <text:p>1191.1</text:p>
          </table:table-cell>
        </table:table-row>
        <table:table-row table:style-name="ro1">
          <table:table-cell office:value-type="float" office:value="15278302" calcext:value-type="float">
            <text:p>15278302</text:p>
          </table:table-cell>
          <table:table-cell table:formula="of:=TIME( ; ;[.A957]/1000)" office:value-type="time" office:time-value="PT04H14M38.302S" calcext:value-type="time">
            <text:p>04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3.32" calcext:value-type="float">
            <text:p>1003.32</text:p>
          </table:table-cell>
          <table:table-cell office:value-type="float" office:value="1192.28" calcext:value-type="float">
            <text:p>1192.28</text:p>
          </table:table-cell>
        </table:table-row>
        <table:table-row table:style-name="ro1">
          <table:table-cell office:value-type="float" office:value="15294302" calcext:value-type="float">
            <text:p>15294302</text:p>
          </table:table-cell>
          <table:table-cell table:formula="of:=TIME( ; ;[.A958]/1000)" office:value-type="time" office:time-value="PT04H14M54.302S" calcext:value-type="time">
            <text:p>04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04.35" calcext:value-type="float">
            <text:p>1004.35</text:p>
          </table:table-cell>
          <table:table-cell office:value-type="float" office:value="1193.47" calcext:value-type="float">
            <text:p>1193.47</text:p>
          </table:table-cell>
        </table:table-row>
        <table:table-row table:style-name="ro1">
          <table:table-cell office:value-type="float" office:value="15310302" calcext:value-type="float">
            <text:p>15310302</text:p>
          </table:table-cell>
          <table:table-cell table:formula="of:=TIME( ; ;[.A959]/1000)" office:value-type="time" office:time-value="PT04H15M10.302S" calcext:value-type="time">
            <text:p>04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5.37" calcext:value-type="float">
            <text:p>1005.37</text:p>
          </table:table-cell>
          <table:table-cell office:value-type="float" office:value="1194.66" calcext:value-type="float">
            <text:p>1194.66</text:p>
          </table:table-cell>
        </table:table-row>
        <table:table-row table:style-name="ro1">
          <table:table-cell office:value-type="float" office:value="15326302" calcext:value-type="float">
            <text:p>15326302</text:p>
          </table:table-cell>
          <table:table-cell table:formula="of:=TIME( ; ;[.A960]/1000)" office:value-type="time" office:time-value="PT04H15M26.302S" calcext:value-type="time">
            <text:p>04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6.4" calcext:value-type="float">
            <text:p>1006.4</text:p>
          </table:table-cell>
          <table:table-cell office:value-type="float" office:value="1195.85" calcext:value-type="float">
            <text:p>1195.85</text:p>
          </table:table-cell>
        </table:table-row>
        <table:table-row table:style-name="ro1">
          <table:table-cell office:value-type="float" office:value="15342302" calcext:value-type="float">
            <text:p>15342302</text:p>
          </table:table-cell>
          <table:table-cell table:formula="of:=TIME( ; ;[.A961]/1000)" office:value-type="time" office:time-value="PT04H15M42.302S" calcext:value-type="time">
            <text:p>04:1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7.42" calcext:value-type="float">
            <text:p>1007.42</text:p>
          </table:table-cell>
          <table:table-cell office:value-type="float" office:value="1197.03" calcext:value-type="float">
            <text:p>1197.03</text:p>
          </table:table-cell>
        </table:table-row>
        <table:table-row table:style-name="ro1">
          <table:table-cell office:value-type="float" office:value="15358302" calcext:value-type="float">
            <text:p>15358302</text:p>
          </table:table-cell>
          <table:table-cell table:formula="of:=TIME( ; ;[.A962]/1000)" office:value-type="time" office:time-value="PT04H15M58.302S" calcext:value-type="time">
            <text:p>04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08.45" calcext:value-type="float">
            <text:p>1008.45</text:p>
          </table:table-cell>
          <table:table-cell office:value-type="float" office:value="1198.22" calcext:value-type="float">
            <text:p>1198.22</text:p>
          </table:table-cell>
        </table:table-row>
        <table:table-row table:style-name="ro1">
          <table:table-cell office:value-type="float" office:value="15374302" calcext:value-type="float">
            <text:p>15374302</text:p>
          </table:table-cell>
          <table:table-cell table:formula="of:=TIME( ; ;[.A963]/1000)" office:value-type="time" office:time-value="PT04H16M14.302S" calcext:value-type="time">
            <text:p>04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09.47" calcext:value-type="float">
            <text:p>1009.47</text:p>
          </table:table-cell>
          <table:table-cell office:value-type="float" office:value="1199.41" calcext:value-type="float">
            <text:p>1199.41</text:p>
          </table:table-cell>
        </table:table-row>
        <table:table-row table:style-name="ro1">
          <table:table-cell office:value-type="float" office:value="15390302" calcext:value-type="float">
            <text:p>15390302</text:p>
          </table:table-cell>
          <table:table-cell table:formula="of:=TIME( ; ;[.A964]/1000)" office:value-type="time" office:time-value="PT04H16M30.302S" calcext:value-type="time">
            <text:p>04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0.5" calcext:value-type="float">
            <text:p>1010.5</text:p>
          </table:table-cell>
          <table:table-cell office:value-type="float" office:value="1200.6" calcext:value-type="float">
            <text:p>1200.6</text:p>
          </table:table-cell>
        </table:table-row>
        <table:table-row table:style-name="ro1">
          <table:table-cell office:value-type="float" office:value="15406302" calcext:value-type="float">
            <text:p>15406302</text:p>
          </table:table-cell>
          <table:table-cell table:formula="of:=TIME( ; ;[.A965]/1000)" office:value-type="time" office:time-value="PT04H16M46.302S" calcext:value-type="time">
            <text:p>04:1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1.52" calcext:value-type="float">
            <text:p>1011.52</text:p>
          </table:table-cell>
          <table:table-cell office:value-type="float" office:value="1201.79" calcext:value-type="float">
            <text:p>1201.79</text:p>
          </table:table-cell>
        </table:table-row>
        <table:table-row table:style-name="ro1">
          <table:table-cell office:value-type="float" office:value="15422302" calcext:value-type="float">
            <text:p>15422302</text:p>
          </table:table-cell>
          <table:table-cell table:formula="of:=TIME( ; ;[.A966]/1000)" office:value-type="time" office:time-value="PT04H17M02.302S" calcext:value-type="time">
            <text:p>04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12.55" calcext:value-type="float">
            <text:p>1012.55</text:p>
          </table:table-cell>
          <table:table-cell office:value-type="float" office:value="1202.97" calcext:value-type="float">
            <text:p>1202.97</text:p>
          </table:table-cell>
        </table:table-row>
        <table:table-row table:style-name="ro1">
          <table:table-cell office:value-type="float" office:value="15438302" calcext:value-type="float">
            <text:p>15438302</text:p>
          </table:table-cell>
          <table:table-cell table:formula="of:=TIME( ; ;[.A967]/1000)" office:value-type="time" office:time-value="PT04H17M18.302S" calcext:value-type="time">
            <text:p>04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13.57" calcext:value-type="float">
            <text:p>1013.57</text:p>
          </table:table-cell>
          <table:table-cell office:value-type="float" office:value="1204.16" calcext:value-type="float">
            <text:p>1204.16</text:p>
          </table:table-cell>
        </table:table-row>
        <table:table-row table:style-name="ro1">
          <table:table-cell office:value-type="float" office:value="15454302" calcext:value-type="float">
            <text:p>15454302</text:p>
          </table:table-cell>
          <table:table-cell table:formula="of:=TIME( ; ;[.A968]/1000)" office:value-type="time" office:time-value="PT04H17M34.302S" calcext:value-type="time">
            <text:p>04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4.6" calcext:value-type="float">
            <text:p>1014.6</text:p>
          </table:table-cell>
          <table:table-cell office:value-type="float" office:value="1205.35" calcext:value-type="float">
            <text:p>1205.35</text:p>
          </table:table-cell>
        </table:table-row>
        <table:table-row table:style-name="ro1">
          <table:table-cell office:value-type="float" office:value="15470302" calcext:value-type="float">
            <text:p>15470302</text:p>
          </table:table-cell>
          <table:table-cell table:formula="of:=TIME( ; ;[.A969]/1000)" office:value-type="time" office:time-value="PT04H17M50.302S" calcext:value-type="time">
            <text:p>04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5.63" calcext:value-type="float">
            <text:p>1015.63</text:p>
          </table:table-cell>
          <table:table-cell office:value-type="float" office:value="1206.54" calcext:value-type="float">
            <text:p>1206.54</text:p>
          </table:table-cell>
        </table:table-row>
        <table:table-row table:style-name="ro1">
          <table:table-cell office:value-type="float" office:value="15486301" calcext:value-type="float">
            <text:p>15486301</text:p>
          </table:table-cell>
          <table:table-cell table:formula="of:=TIME( ; ;[.A970]/1000)" office:value-type="time" office:time-value="PT04H18M06.301S" calcext:value-type="time">
            <text:p>04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6.65" calcext:value-type="float">
            <text:p>1016.65</text:p>
          </table:table-cell>
          <table:table-cell office:value-type="float" office:value="1207.72" calcext:value-type="float">
            <text:p>1207.72</text:p>
          </table:table-cell>
        </table:table-row>
        <table:table-row table:style-name="ro1">
          <table:table-cell office:value-type="float" office:value="15502302" calcext:value-type="float">
            <text:p>15502302</text:p>
          </table:table-cell>
          <table:table-cell table:formula="of:=TIME( ; ;[.A971]/1000)" office:value-type="time" office:time-value="PT04H18M22.302S" calcext:value-type="time">
            <text:p>04:1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7.68" calcext:value-type="float">
            <text:p>1017.68</text:p>
          </table:table-cell>
          <table:table-cell office:value-type="float" office:value="1208.91" calcext:value-type="float">
            <text:p>1208.91</text:p>
          </table:table-cell>
        </table:table-row>
        <table:table-row table:style-name="ro1">
          <table:table-cell office:value-type="float" office:value="15518302" calcext:value-type="float">
            <text:p>15518302</text:p>
          </table:table-cell>
          <table:table-cell table:formula="of:=TIME( ; ;[.A972]/1000)" office:value-type="time" office:time-value="PT04H18M38.302S" calcext:value-type="time">
            <text:p>04:1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8.7" calcext:value-type="float">
            <text:p>1018.7</text:p>
          </table:table-cell>
          <table:table-cell office:value-type="float" office:value="1210.1" calcext:value-type="float">
            <text:p>1210.1</text:p>
          </table:table-cell>
        </table:table-row>
        <table:table-row table:style-name="ro1">
          <table:table-cell office:value-type="float" office:value="15534302" calcext:value-type="float">
            <text:p>15534302</text:p>
          </table:table-cell>
          <table:table-cell table:formula="of:=TIME( ; ;[.A973]/1000)" office:value-type="time" office:time-value="PT04H18M54.302S" calcext:value-type="time">
            <text:p>04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19.73" calcext:value-type="float">
            <text:p>1019.73</text:p>
          </table:table-cell>
          <table:table-cell office:value-type="float" office:value="1211.29" calcext:value-type="float">
            <text:p>1211.29</text:p>
          </table:table-cell>
        </table:table-row>
        <table:table-row table:style-name="ro1">
          <table:table-cell office:value-type="float" office:value="15550302" calcext:value-type="float">
            <text:p>15550302</text:p>
          </table:table-cell>
          <table:table-cell table:formula="of:=TIME( ; ;[.A974]/1000)" office:value-type="time" office:time-value="PT04H19M10.302S" calcext:value-type="time">
            <text:p>04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0.75" calcext:value-type="float">
            <text:p>1020.75</text:p>
          </table:table-cell>
          <table:table-cell office:value-type="float" office:value="1212.47" calcext:value-type="float">
            <text:p>1212.47</text:p>
          </table:table-cell>
        </table:table-row>
        <table:table-row table:style-name="ro1">
          <table:table-cell office:value-type="float" office:value="15566302" calcext:value-type="float">
            <text:p>15566302</text:p>
          </table:table-cell>
          <table:table-cell table:formula="of:=TIME( ; ;[.A975]/1000)" office:value-type="time" office:time-value="PT04H19M26.302S" calcext:value-type="time">
            <text:p>04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1.78" calcext:value-type="float">
            <text:p>1021.78</text:p>
          </table:table-cell>
          <table:table-cell office:value-type="float" office:value="1213.66" calcext:value-type="float">
            <text:p>1213.66</text:p>
          </table:table-cell>
        </table:table-row>
        <table:table-row table:style-name="ro1">
          <table:table-cell office:value-type="float" office:value="15582302" calcext:value-type="float">
            <text:p>15582302</text:p>
          </table:table-cell>
          <table:table-cell table:formula="of:=TIME( ; ;[.A976]/1000)" office:value-type="time" office:time-value="PT04H19M42.302S" calcext:value-type="time">
            <text:p>04:1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022.8" calcext:value-type="float">
            <text:p>1022.8</text:p>
          </table:table-cell>
          <table:table-cell office:value-type="float" office:value="1214.85" calcext:value-type="float">
            <text:p>1214.85</text:p>
          </table:table-cell>
        </table:table-row>
        <table:table-row table:style-name="ro1">
          <table:table-cell office:value-type="float" office:value="15598302" calcext:value-type="float">
            <text:p>15598302</text:p>
          </table:table-cell>
          <table:table-cell table:formula="of:=TIME( ; ;[.A977]/1000)" office:value-type="time" office:time-value="PT04H19M58.302S" calcext:value-type="time">
            <text:p>04:1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023.83" calcext:value-type="float">
            <text:p>1023.83</text:p>
          </table:table-cell>
          <table:table-cell office:value-type="float" office:value="1216.04" calcext:value-type="float">
            <text:p>1216.04</text:p>
          </table:table-cell>
        </table:table-row>
        <table:table-row table:style-name="ro1">
          <table:table-cell office:value-type="float" office:value="15614302" calcext:value-type="float">
            <text:p>15614302</text:p>
          </table:table-cell>
          <table:table-cell table:formula="of:=TIME( ; ;[.A978]/1000)" office:value-type="time" office:time-value="PT04H20M14.302S" calcext:value-type="time">
            <text:p>04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4.85" calcext:value-type="float">
            <text:p>1024.85</text:p>
          </table:table-cell>
          <table:table-cell office:value-type="float" office:value="1217.22" calcext:value-type="float">
            <text:p>1217.22</text:p>
          </table:table-cell>
        </table:table-row>
        <table:table-row table:style-name="ro1">
          <table:table-cell office:value-type="float" office:value="15630302" calcext:value-type="float">
            <text:p>15630302</text:p>
          </table:table-cell>
          <table:table-cell table:formula="of:=TIME( ; ;[.A979]/1000)" office:value-type="time" office:time-value="PT04H20M30.302S" calcext:value-type="time">
            <text:p>04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25.88" calcext:value-type="float">
            <text:p>1025.88</text:p>
          </table:table-cell>
          <table:table-cell office:value-type="float" office:value="1218.41" calcext:value-type="float">
            <text:p>1218.41</text:p>
          </table:table-cell>
        </table:table-row>
        <table:table-row table:style-name="ro1">
          <table:table-cell office:value-type="float" office:value="15646302" calcext:value-type="float">
            <text:p>15646302</text:p>
          </table:table-cell>
          <table:table-cell table:formula="of:=TIME( ; ;[.A980]/1000)" office:value-type="time" office:time-value="PT04H20M46.302S" calcext:value-type="time">
            <text:p>04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6.9" calcext:value-type="float">
            <text:p>1026.9</text:p>
          </table:table-cell>
          <table:table-cell office:value-type="float" office:value="1219.6" calcext:value-type="float">
            <text:p>1219.6</text:p>
          </table:table-cell>
        </table:table-row>
        <table:table-row table:style-name="ro1">
          <table:table-cell office:value-type="float" office:value="15662302" calcext:value-type="float">
            <text:p>15662302</text:p>
          </table:table-cell>
          <table:table-cell table:formula="of:=TIME( ; ;[.A981]/1000)" office:value-type="time" office:time-value="PT04H21M02.302S" calcext:value-type="time">
            <text:p>04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7.93" calcext:value-type="float">
            <text:p>1027.93</text:p>
          </table:table-cell>
          <table:table-cell office:value-type="float" office:value="1220.79" calcext:value-type="float">
            <text:p>1220.79</text:p>
          </table:table-cell>
        </table:table-row>
        <table:table-row table:style-name="ro1">
          <table:table-cell office:value-type="float" office:value="15678302" calcext:value-type="float">
            <text:p>15678302</text:p>
          </table:table-cell>
          <table:table-cell table:formula="of:=TIME( ; ;[.A982]/1000)" office:value-type="time" office:time-value="PT04H21M18.302S" calcext:value-type="time">
            <text:p>04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8.95" calcext:value-type="float">
            <text:p>1028.95</text:p>
          </table:table-cell>
          <table:table-cell office:value-type="float" office:value="1221.97" calcext:value-type="float">
            <text:p>1221.97</text:p>
          </table:table-cell>
        </table:table-row>
        <table:table-row table:style-name="ro1">
          <table:table-cell office:value-type="float" office:value="15694302" calcext:value-type="float">
            <text:p>15694302</text:p>
          </table:table-cell>
          <table:table-cell table:formula="of:=TIME( ; ;[.A983]/1000)" office:value-type="time" office:time-value="PT04H21M34.302S" calcext:value-type="time">
            <text:p>04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29.98" calcext:value-type="float">
            <text:p>1029.98</text:p>
          </table:table-cell>
          <table:table-cell office:value-type="float" office:value="1223.16" calcext:value-type="float">
            <text:p>1223.16</text:p>
          </table:table-cell>
        </table:table-row>
        <table:table-row table:style-name="ro1">
          <table:table-cell office:value-type="float" office:value="15710302" calcext:value-type="float">
            <text:p>15710302</text:p>
          </table:table-cell>
          <table:table-cell table:formula="of:=TIME( ; ;[.A984]/1000)" office:value-type="time" office:time-value="PT04H21M50.302S" calcext:value-type="time">
            <text:p>04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1" calcext:value-type="float">
            <text:p>1031</text:p>
          </table:table-cell>
          <table:table-cell office:value-type="float" office:value="1224.35" calcext:value-type="float">
            <text:p>1224.35</text:p>
          </table:table-cell>
        </table:table-row>
        <table:table-row table:style-name="ro1">
          <table:table-cell office:value-type="float" office:value="15726302" calcext:value-type="float">
            <text:p>15726302</text:p>
          </table:table-cell>
          <table:table-cell table:formula="of:=TIME( ; ;[.A985]/1000)" office:value-type="time" office:time-value="PT04H22M06.302S" calcext:value-type="time">
            <text:p>04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2.03" calcext:value-type="float">
            <text:p>1032.03</text:p>
          </table:table-cell>
          <table:table-cell office:value-type="float" office:value="1225.54" calcext:value-type="float">
            <text:p>1225.54</text:p>
          </table:table-cell>
        </table:table-row>
        <table:table-row table:style-name="ro1">
          <table:table-cell office:value-type="float" office:value="15742302" calcext:value-type="float">
            <text:p>15742302</text:p>
          </table:table-cell>
          <table:table-cell table:formula="of:=TIME( ; ;[.A986]/1000)" office:value-type="time" office:time-value="PT04H22M22.302S" calcext:value-type="time">
            <text:p>04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3.05" calcext:value-type="float">
            <text:p>1033.05</text:p>
          </table:table-cell>
          <table:table-cell office:value-type="float" office:value="1226.73" calcext:value-type="float">
            <text:p>1226.73</text:p>
          </table:table-cell>
        </table:table-row>
        <table:table-row table:style-name="ro1">
          <table:table-cell office:value-type="float" office:value="15758302" calcext:value-type="float">
            <text:p>15758302</text:p>
          </table:table-cell>
          <table:table-cell table:formula="of:=TIME( ; ;[.A987]/1000)" office:value-type="time" office:time-value="PT04H22M38.302S" calcext:value-type="time">
            <text:p>04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4.08" calcext:value-type="float">
            <text:p>1034.08</text:p>
          </table:table-cell>
          <table:table-cell office:value-type="float" office:value="1227.91" calcext:value-type="float">
            <text:p>1227.91</text:p>
          </table:table-cell>
        </table:table-row>
        <table:table-row table:style-name="ro1">
          <table:table-cell office:value-type="float" office:value="15774302" calcext:value-type="float">
            <text:p>15774302</text:p>
          </table:table-cell>
          <table:table-cell table:formula="of:=TIME( ; ;[.A988]/1000)" office:value-type="time" office:time-value="PT04H22M54.302S" calcext:value-type="time">
            <text:p>04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5.1" calcext:value-type="float">
            <text:p>1035.1</text:p>
          </table:table-cell>
          <table:table-cell office:value-type="float" office:value="1229.1" calcext:value-type="float">
            <text:p>1229.1</text:p>
          </table:table-cell>
        </table:table-row>
        <table:table-row table:style-name="ro1">
          <table:table-cell office:value-type="float" office:value="15790302" calcext:value-type="float">
            <text:p>15790302</text:p>
          </table:table-cell>
          <table:table-cell table:formula="of:=TIME( ; ;[.A989]/1000)" office:value-type="time" office:time-value="PT04H23M10.302S" calcext:value-type="time">
            <text:p>04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6.13" calcext:value-type="float">
            <text:p>1036.13</text:p>
          </table:table-cell>
          <table:table-cell office:value-type="float" office:value="1230.29" calcext:value-type="float">
            <text:p>1230.29</text:p>
          </table:table-cell>
        </table:table-row>
        <table:table-row table:style-name="ro1">
          <table:table-cell office:value-type="float" office:value="15806302" calcext:value-type="float">
            <text:p>15806302</text:p>
          </table:table-cell>
          <table:table-cell table:formula="of:=TIME( ; ;[.A990]/1000)" office:value-type="time" office:time-value="PT04H23M26.302S" calcext:value-type="time">
            <text:p>04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7.15" calcext:value-type="float">
            <text:p>1037.15</text:p>
          </table:table-cell>
          <table:table-cell office:value-type="float" office:value="1231.48" calcext:value-type="float">
            <text:p>1231.48</text:p>
          </table:table-cell>
        </table:table-row>
        <table:table-row table:style-name="ro1">
          <table:table-cell office:value-type="float" office:value="15822302" calcext:value-type="float">
            <text:p>15822302</text:p>
          </table:table-cell>
          <table:table-cell table:formula="of:=TIME( ; ;[.A991]/1000)" office:value-type="time" office:time-value="PT04H23M42.302S" calcext:value-type="time">
            <text:p>04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8.18" calcext:value-type="float">
            <text:p>1038.18</text:p>
          </table:table-cell>
          <table:table-cell office:value-type="float" office:value="1232.66" calcext:value-type="float">
            <text:p>1232.66</text:p>
          </table:table-cell>
        </table:table-row>
        <table:table-row table:style-name="ro1">
          <table:table-cell office:value-type="float" office:value="15838302" calcext:value-type="float">
            <text:p>15838302</text:p>
          </table:table-cell>
          <table:table-cell table:formula="of:=TIME( ; ;[.A992]/1000)" office:value-type="time" office:time-value="PT04H23M58.302S" calcext:value-type="time">
            <text:p>04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39.21" calcext:value-type="float">
            <text:p>1039.21</text:p>
          </table:table-cell>
          <table:table-cell office:value-type="float" office:value="1233.85" calcext:value-type="float">
            <text:p>1233.85</text:p>
          </table:table-cell>
        </table:table-row>
        <table:table-row table:style-name="ro1">
          <table:table-cell office:value-type="float" office:value="15854302" calcext:value-type="float">
            <text:p>15854302</text:p>
          </table:table-cell>
          <table:table-cell table:formula="of:=TIME( ; ;[.A993]/1000)" office:value-type="time" office:time-value="PT04H24M14.302S" calcext:value-type="time">
            <text:p>04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0.23" calcext:value-type="float">
            <text:p>1040.23</text:p>
          </table:table-cell>
          <table:table-cell office:value-type="float" office:value="1235.04" calcext:value-type="float">
            <text:p>1235.04</text:p>
          </table:table-cell>
        </table:table-row>
        <table:table-row table:style-name="ro1">
          <table:table-cell office:value-type="float" office:value="15870302" calcext:value-type="float">
            <text:p>15870302</text:p>
          </table:table-cell>
          <table:table-cell table:formula="of:=TIME( ; ;[.A994]/1000)" office:value-type="time" office:time-value="PT04H24M30.302S" calcext:value-type="time">
            <text:p>04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1.26" calcext:value-type="float">
            <text:p>1041.26</text:p>
          </table:table-cell>
          <table:table-cell office:value-type="float" office:value="1236.23" calcext:value-type="float">
            <text:p>1236.23</text:p>
          </table:table-cell>
        </table:table-row>
        <table:table-row table:style-name="ro1">
          <table:table-cell office:value-type="float" office:value="15886302" calcext:value-type="float">
            <text:p>15886302</text:p>
          </table:table-cell>
          <table:table-cell table:formula="of:=TIME( ; ;[.A995]/1000)" office:value-type="time" office:time-value="PT04H24M46.302S" calcext:value-type="time">
            <text:p>04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2.28" calcext:value-type="float">
            <text:p>1042.28</text:p>
          </table:table-cell>
          <table:table-cell office:value-type="float" office:value="1237.42" calcext:value-type="float">
            <text:p>1237.42</text:p>
          </table:table-cell>
        </table:table-row>
        <table:table-row table:style-name="ro1">
          <table:table-cell office:value-type="float" office:value="15902302" calcext:value-type="float">
            <text:p>15902302</text:p>
          </table:table-cell>
          <table:table-cell table:formula="of:=TIME( ; ;[.A996]/1000)" office:value-type="time" office:time-value="PT04H25M02.302S" calcext:value-type="time">
            <text:p>04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43.31" calcext:value-type="float">
            <text:p>1043.31</text:p>
          </table:table-cell>
          <table:table-cell office:value-type="float" office:value="1238.6" calcext:value-type="float">
            <text:p>1238.6</text:p>
          </table:table-cell>
        </table:table-row>
        <table:table-row table:style-name="ro1">
          <table:table-cell office:value-type="float" office:value="15918302" calcext:value-type="float">
            <text:p>15918302</text:p>
          </table:table-cell>
          <table:table-cell table:formula="of:=TIME( ; ;[.A997]/1000)" office:value-type="time" office:time-value="PT04H25M18.302S" calcext:value-type="time">
            <text:p>04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4.33" calcext:value-type="float">
            <text:p>1044.33</text:p>
          </table:table-cell>
          <table:table-cell office:value-type="float" office:value="1239.79" calcext:value-type="float">
            <text:p>1239.79</text:p>
          </table:table-cell>
        </table:table-row>
        <table:table-row table:style-name="ro1">
          <table:table-cell office:value-type="float" office:value="15934302" calcext:value-type="float">
            <text:p>15934302</text:p>
          </table:table-cell>
          <table:table-cell table:formula="of:=TIME( ; ;[.A998]/1000)" office:value-type="time" office:time-value="PT04H25M34.302S" calcext:value-type="time">
            <text:p>04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5.36" calcext:value-type="float">
            <text:p>1045.36</text:p>
          </table:table-cell>
          <table:table-cell office:value-type="float" office:value="1240.98" calcext:value-type="float">
            <text:p>1240.98</text:p>
          </table:table-cell>
        </table:table-row>
        <table:table-row table:style-name="ro1">
          <table:table-cell office:value-type="float" office:value="15950302" calcext:value-type="float">
            <text:p>15950302</text:p>
          </table:table-cell>
          <table:table-cell table:formula="of:=TIME( ; ;[.A999]/1000)" office:value-type="time" office:time-value="PT04H25M50.302S" calcext:value-type="time">
            <text:p>04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6.38" calcext:value-type="float">
            <text:p>1046.38</text:p>
          </table:table-cell>
          <table:table-cell office:value-type="float" office:value="1242.17" calcext:value-type="float">
            <text:p>1242.17</text:p>
          </table:table-cell>
        </table:table-row>
        <table:table-row table:style-name="ro1">
          <table:table-cell office:value-type="float" office:value="15966302" calcext:value-type="float">
            <text:p>15966302</text:p>
          </table:table-cell>
          <table:table-cell table:formula="of:=TIME( ; ;[.A1000]/1000)" office:value-type="time" office:time-value="PT04H26M06.302S" calcext:value-type="time">
            <text:p>04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7.41" calcext:value-type="float">
            <text:p>1047.41</text:p>
          </table:table-cell>
          <table:table-cell office:value-type="float" office:value="1243.35" calcext:value-type="float">
            <text:p>1243.35</text:p>
          </table:table-cell>
        </table:table-row>
        <table:table-row table:style-name="ro1">
          <table:table-cell office:value-type="float" office:value="15982302" calcext:value-type="float">
            <text:p>15982302</text:p>
          </table:table-cell>
          <table:table-cell table:formula="of:=TIME( ; ;[.A1001]/1000)" office:value-type="time" office:time-value="PT04H26M22.302S" calcext:value-type="time">
            <text:p>04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8.43" calcext:value-type="float">
            <text:p>1048.43</text:p>
          </table:table-cell>
          <table:table-cell office:value-type="float" office:value="1244.54" calcext:value-type="float">
            <text:p>1244.54</text:p>
          </table:table-cell>
        </table:table-row>
        <table:table-row table:style-name="ro1">
          <table:table-cell office:value-type="float" office:value="15998302" calcext:value-type="float">
            <text:p>15998302</text:p>
          </table:table-cell>
          <table:table-cell table:formula="of:=TIME( ; ;[.A1002]/1000)" office:value-type="time" office:time-value="PT04H26M38.302S" calcext:value-type="time">
            <text:p>04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49.46" calcext:value-type="float">
            <text:p>1049.46</text:p>
          </table:table-cell>
          <table:table-cell office:value-type="float" office:value="1245.73" calcext:value-type="float">
            <text:p>1245.73</text:p>
          </table:table-cell>
        </table:table-row>
        <table:table-row table:style-name="ro1">
          <table:table-cell office:value-type="float" office:value="16014302" calcext:value-type="float">
            <text:p>16014302</text:p>
          </table:table-cell>
          <table:table-cell table:formula="of:=TIME( ; ;[.A1003]/1000)" office:value-type="time" office:time-value="PT04H26M54.302S" calcext:value-type="time">
            <text:p>04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0.48" calcext:value-type="float">
            <text:p>1050.48</text:p>
          </table:table-cell>
          <table:table-cell office:value-type="float" office:value="1246.92" calcext:value-type="float">
            <text:p>1246.92</text:p>
          </table:table-cell>
        </table:table-row>
        <table:table-row table:style-name="ro1">
          <table:table-cell office:value-type="float" office:value="16030302" calcext:value-type="float">
            <text:p>16030302</text:p>
          </table:table-cell>
          <table:table-cell table:formula="of:=TIME( ; ;[.A1004]/1000)" office:value-type="time" office:time-value="PT04H27M10.302S" calcext:value-type="time">
            <text:p>04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1.51" calcext:value-type="float">
            <text:p>1051.51</text:p>
          </table:table-cell>
          <table:table-cell office:value-type="float" office:value="1248.11" calcext:value-type="float">
            <text:p>1248.11</text:p>
          </table:table-cell>
        </table:table-row>
        <table:table-row table:style-name="ro1">
          <table:table-cell office:value-type="float" office:value="16046302" calcext:value-type="float">
            <text:p>16046302</text:p>
          </table:table-cell>
          <table:table-cell table:formula="of:=TIME( ; ;[.A1005]/1000)" office:value-type="time" office:time-value="PT04H27M26.302S" calcext:value-type="time">
            <text:p>04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2.53" calcext:value-type="float">
            <text:p>1052.53</text:p>
          </table:table-cell>
          <table:table-cell office:value-type="float" office:value="1249.29" calcext:value-type="float">
            <text:p>1249.29</text:p>
          </table:table-cell>
        </table:table-row>
        <table:table-row table:style-name="ro1">
          <table:table-cell office:value-type="float" office:value="16062302" calcext:value-type="float">
            <text:p>16062302</text:p>
          </table:table-cell>
          <table:table-cell table:formula="of:=TIME( ; ;[.A1006]/1000)" office:value-type="time" office:time-value="PT04H27M42.302S" calcext:value-type="time">
            <text:p>04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3.56" calcext:value-type="float">
            <text:p>1053.56</text:p>
          </table:table-cell>
          <table:table-cell office:value-type="float" office:value="1250.48" calcext:value-type="float">
            <text:p>1250.48</text:p>
          </table:table-cell>
        </table:table-row>
        <table:table-row table:style-name="ro1">
          <table:table-cell office:value-type="float" office:value="16078302" calcext:value-type="float">
            <text:p>16078302</text:p>
          </table:table-cell>
          <table:table-cell table:formula="of:=TIME( ; ;[.A1007]/1000)" office:value-type="time" office:time-value="PT04H27M58.302S" calcext:value-type="time">
            <text:p>04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4.58" calcext:value-type="float">
            <text:p>1054.58</text:p>
          </table:table-cell>
          <table:table-cell office:value-type="float" office:value="1251.67" calcext:value-type="float">
            <text:p>1251.67</text:p>
          </table:table-cell>
        </table:table-row>
        <table:table-row table:style-name="ro1">
          <table:table-cell office:value-type="float" office:value="16094302" calcext:value-type="float">
            <text:p>16094302</text:p>
          </table:table-cell>
          <table:table-cell table:formula="of:=TIME( ; ;[.A1008]/1000)" office:value-type="time" office:time-value="PT04H28M14.302S" calcext:value-type="time">
            <text:p>04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5.61" calcext:value-type="float">
            <text:p>1055.61</text:p>
          </table:table-cell>
          <table:table-cell office:value-type="float" office:value="1252.86" calcext:value-type="float">
            <text:p>1252.86</text:p>
          </table:table-cell>
        </table:table-row>
        <table:table-row table:style-name="ro1">
          <table:table-cell office:value-type="float" office:value="16110302" calcext:value-type="float">
            <text:p>16110302</text:p>
          </table:table-cell>
          <table:table-cell table:formula="of:=TIME( ; ;[.A1009]/1000)" office:value-type="time" office:time-value="PT04H28M30.302S" calcext:value-type="time">
            <text:p>04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6.63" calcext:value-type="float">
            <text:p>1056.63</text:p>
          </table:table-cell>
          <table:table-cell office:value-type="float" office:value="1254.05" calcext:value-type="float">
            <text:p>1254.05</text:p>
          </table:table-cell>
        </table:table-row>
        <table:table-row table:style-name="ro1">
          <table:table-cell office:value-type="float" office:value="16126302" calcext:value-type="float">
            <text:p>16126302</text:p>
          </table:table-cell>
          <table:table-cell table:formula="of:=TIME( ; ;[.A1010]/1000)" office:value-type="time" office:time-value="PT04H28M46.302S" calcext:value-type="time">
            <text:p>04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57.66" calcext:value-type="float">
            <text:p>1057.66</text:p>
          </table:table-cell>
          <table:table-cell office:value-type="float" office:value="1255.23" calcext:value-type="float">
            <text:p>1255.23</text:p>
          </table:table-cell>
        </table:table-row>
        <table:table-row table:style-name="ro1">
          <table:table-cell office:value-type="float" office:value="16142302" calcext:value-type="float">
            <text:p>16142302</text:p>
          </table:table-cell>
          <table:table-cell table:formula="of:=TIME( ; ;[.A1011]/1000)" office:value-type="time" office:time-value="PT04H29M02.302S" calcext:value-type="time">
            <text:p>04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8.68" calcext:value-type="float">
            <text:p>1058.68</text:p>
          </table:table-cell>
          <table:table-cell office:value-type="float" office:value="1256.42" calcext:value-type="float">
            <text:p>1256.42</text:p>
          </table:table-cell>
        </table:table-row>
        <table:table-row table:style-name="ro1">
          <table:table-cell office:value-type="float" office:value="16158302" calcext:value-type="float">
            <text:p>16158302</text:p>
          </table:table-cell>
          <table:table-cell table:formula="of:=TIME( ; ;[.A1012]/1000)" office:value-type="time" office:time-value="PT04H29M18.302S" calcext:value-type="time">
            <text:p>04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59.71" calcext:value-type="float">
            <text:p>1059.71</text:p>
          </table:table-cell>
          <table:table-cell office:value-type="float" office:value="1257.61" calcext:value-type="float">
            <text:p>1257.61</text:p>
          </table:table-cell>
        </table:table-row>
        <table:table-row table:style-name="ro1">
          <table:table-cell office:value-type="float" office:value="16174302" calcext:value-type="float">
            <text:p>16174302</text:p>
          </table:table-cell>
          <table:table-cell table:formula="of:=TIME( ; ;[.A1013]/1000)" office:value-type="time" office:time-value="PT04H29M34.302S" calcext:value-type="time">
            <text:p>04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0.73" calcext:value-type="float">
            <text:p>1060.73</text:p>
          </table:table-cell>
          <table:table-cell office:value-type="float" office:value="1258.8" calcext:value-type="float">
            <text:p>1258.8</text:p>
          </table:table-cell>
        </table:table-row>
        <table:table-row table:style-name="ro1">
          <table:table-cell office:value-type="float" office:value="16190302" calcext:value-type="float">
            <text:p>16190302</text:p>
          </table:table-cell>
          <table:table-cell table:formula="of:=TIME( ; ;[.A1014]/1000)" office:value-type="time" office:time-value="PT04H29M50.302S" calcext:value-type="time">
            <text:p>04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1.76" calcext:value-type="float">
            <text:p>1061.76</text:p>
          </table:table-cell>
          <table:table-cell office:value-type="float" office:value="1259.98" calcext:value-type="float">
            <text:p>1259.98</text:p>
          </table:table-cell>
        </table:table-row>
        <table:table-row table:style-name="ro1">
          <table:table-cell office:value-type="float" office:value="16206302" calcext:value-type="float">
            <text:p>16206302</text:p>
          </table:table-cell>
          <table:table-cell table:formula="of:=TIME( ; ;[.A1015]/1000)" office:value-type="time" office:time-value="PT04H30M06.302S" calcext:value-type="time">
            <text:p>04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2.78" calcext:value-type="float">
            <text:p>1062.78</text:p>
          </table:table-cell>
          <table:table-cell office:value-type="float" office:value="1261.17" calcext:value-type="float">
            <text:p>1261.17</text:p>
          </table:table-cell>
        </table:table-row>
        <table:table-row table:style-name="ro1">
          <table:table-cell office:value-type="float" office:value="16222302" calcext:value-type="float">
            <text:p>16222302</text:p>
          </table:table-cell>
          <table:table-cell table:formula="of:=TIME( ; ;[.A1016]/1000)" office:value-type="time" office:time-value="PT04H30M22.302S" calcext:value-type="time">
            <text:p>04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3.81" calcext:value-type="float">
            <text:p>1063.81</text:p>
          </table:table-cell>
          <table:table-cell office:value-type="float" office:value="1262.36" calcext:value-type="float">
            <text:p>1262.36</text:p>
          </table:table-cell>
        </table:table-row>
        <table:table-row table:style-name="ro1">
          <table:table-cell office:value-type="float" office:value="16238302" calcext:value-type="float">
            <text:p>16238302</text:p>
          </table:table-cell>
          <table:table-cell table:formula="of:=TIME( ; ;[.A1017]/1000)" office:value-type="time" office:time-value="PT04H30M38.302S" calcext:value-type="time">
            <text:p>04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1263.55" calcext:value-type="float">
            <text:p>1263.55</text:p>
          </table:table-cell>
        </table:table-row>
        <table:table-row table:style-name="ro1">
          <table:table-cell office:value-type="float" office:value="16254302" calcext:value-type="float">
            <text:p>16254302</text:p>
          </table:table-cell>
          <table:table-cell table:formula="of:=TIME( ; ;[.A1018]/1000)" office:value-type="time" office:time-value="PT04H30M54.302S" calcext:value-type="time">
            <text:p>04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5.86" calcext:value-type="float">
            <text:p>1065.86</text:p>
          </table:table-cell>
          <table:table-cell office:value-type="float" office:value="1264.74" calcext:value-type="float">
            <text:p>1264.74</text:p>
          </table:table-cell>
        </table:table-row>
        <table:table-row table:style-name="ro1">
          <table:table-cell office:value-type="float" office:value="16270302" calcext:value-type="float">
            <text:p>16270302</text:p>
          </table:table-cell>
          <table:table-cell table:formula="of:=TIME( ; ;[.A1019]/1000)" office:value-type="time" office:time-value="PT04H31M10.302S" calcext:value-type="time">
            <text:p>04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6.88" calcext:value-type="float">
            <text:p>1066.88</text:p>
          </table:table-cell>
          <table:table-cell office:value-type="float" office:value="1265.92" calcext:value-type="float">
            <text:p>1265.92</text:p>
          </table:table-cell>
        </table:table-row>
        <table:table-row table:style-name="ro1">
          <table:table-cell office:value-type="float" office:value="16286302" calcext:value-type="float">
            <text:p>16286302</text:p>
          </table:table-cell>
          <table:table-cell table:formula="of:=TIME( ; ;[.A1020]/1000)" office:value-type="time" office:time-value="PT04H31M26.302S" calcext:value-type="time">
            <text:p>04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67.91" calcext:value-type="float">
            <text:p>1067.91</text:p>
          </table:table-cell>
          <table:table-cell office:value-type="float" office:value="1267.11" calcext:value-type="float">
            <text:p>1267.11</text:p>
          </table:table-cell>
        </table:table-row>
        <table:table-row table:style-name="ro1">
          <table:table-cell office:value-type="float" office:value="16302302" calcext:value-type="float">
            <text:p>16302302</text:p>
          </table:table-cell>
          <table:table-cell table:formula="of:=TIME( ; ;[.A1021]/1000)" office:value-type="time" office:time-value="PT04H31M42.302S" calcext:value-type="time">
            <text:p>04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68.93" calcext:value-type="float">
            <text:p>1068.93</text:p>
          </table:table-cell>
          <table:table-cell office:value-type="float" office:value="1268.3" calcext:value-type="float">
            <text:p>1268.3</text:p>
          </table:table-cell>
        </table:table-row>
        <table:table-row table:style-name="ro1">
          <table:table-cell office:value-type="float" office:value="16318302" calcext:value-type="float">
            <text:p>16318302</text:p>
          </table:table-cell>
          <table:table-cell table:formula="of:=TIME( ; ;[.A1022]/1000)" office:value-type="time" office:time-value="PT04H31M58.302S" calcext:value-type="time">
            <text:p>04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069.96" calcext:value-type="float">
            <text:p>1069.96</text:p>
          </table:table-cell>
          <table:table-cell office:value-type="float" office:value="1269.49" calcext:value-type="float">
            <text:p>1269.49</text:p>
          </table:table-cell>
        </table:table-row>
        <table:table-row table:style-name="ro1">
          <table:table-cell office:value-type="float" office:value="16334302" calcext:value-type="float">
            <text:p>16334302</text:p>
          </table:table-cell>
          <table:table-cell table:formula="of:=TIME( ; ;[.A1023]/1000)" office:value-type="time" office:time-value="PT04H32M14.302S" calcext:value-type="time">
            <text:p>04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0.99" calcext:value-type="float">
            <text:p>1070.99</text:p>
          </table:table-cell>
          <table:table-cell office:value-type="float" office:value="1270.68" calcext:value-type="float">
            <text:p>1270.68</text:p>
          </table:table-cell>
        </table:table-row>
        <table:table-row table:style-name="ro1">
          <table:table-cell office:value-type="float" office:value="16350302" calcext:value-type="float">
            <text:p>16350302</text:p>
          </table:table-cell>
          <table:table-cell table:formula="of:=TIME( ; ;[.A1024]/1000)" office:value-type="time" office:time-value="PT04H32M30.302S" calcext:value-type="time">
            <text:p>04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2.01" calcext:value-type="float">
            <text:p>1072.01</text:p>
          </table:table-cell>
          <table:table-cell office:value-type="float" office:value="1271.86" calcext:value-type="float">
            <text:p>1271.86</text:p>
          </table:table-cell>
        </table:table-row>
        <table:table-row table:style-name="ro1">
          <table:table-cell office:value-type="float" office:value="16366302" calcext:value-type="float">
            <text:p>16366302</text:p>
          </table:table-cell>
          <table:table-cell table:formula="of:=TIME( ; ;[.A1025]/1000)" office:value-type="time" office:time-value="PT04H32M46.302S" calcext:value-type="time">
            <text:p>04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3.04" calcext:value-type="float">
            <text:p>1073.04</text:p>
          </table:table-cell>
          <table:table-cell office:value-type="float" office:value="1273.05" calcext:value-type="float">
            <text:p>1273.05</text:p>
          </table:table-cell>
        </table:table-row>
        <table:table-row table:style-name="ro1">
          <table:table-cell office:value-type="float" office:value="16382302" calcext:value-type="float">
            <text:p>16382302</text:p>
          </table:table-cell>
          <table:table-cell table:formula="of:=TIME( ; ;[.A1026]/1000)" office:value-type="time" office:time-value="PT04H33M02.302S" calcext:value-type="time">
            <text:p>04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4.06" calcext:value-type="float">
            <text:p>1074.06</text:p>
          </table:table-cell>
          <table:table-cell office:value-type="float" office:value="1274.24" calcext:value-type="float">
            <text:p>1274.24</text:p>
          </table:table-cell>
        </table:table-row>
        <table:table-row table:style-name="ro1">
          <table:table-cell office:value-type="float" office:value="16398302" calcext:value-type="float">
            <text:p>16398302</text:p>
          </table:table-cell>
          <table:table-cell table:formula="of:=TIME( ; ;[.A1027]/1000)" office:value-type="time" office:time-value="PT04H33M18.302S" calcext:value-type="time">
            <text:p>04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5.09" calcext:value-type="float">
            <text:p>1075.09</text:p>
          </table:table-cell>
          <table:table-cell office:value-type="float" office:value="1275.43" calcext:value-type="float">
            <text:p>1275.43</text:p>
          </table:table-cell>
        </table:table-row>
        <table:table-row table:style-name="ro1">
          <table:table-cell office:value-type="float" office:value="16414302" calcext:value-type="float">
            <text:p>16414302</text:p>
          </table:table-cell>
          <table:table-cell table:formula="of:=TIME( ; ;[.A1028]/1000)" office:value-type="time" office:time-value="PT04H33M34.302S" calcext:value-type="time">
            <text:p>04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76.11" calcext:value-type="float">
            <text:p>1076.11</text:p>
          </table:table-cell>
          <table:table-cell office:value-type="float" office:value="1276.61" calcext:value-type="float">
            <text:p>1276.61</text:p>
          </table:table-cell>
        </table:table-row>
        <table:table-row table:style-name="ro1">
          <table:table-cell office:value-type="float" office:value="16430302" calcext:value-type="float">
            <text:p>16430302</text:p>
          </table:table-cell>
          <table:table-cell table:formula="of:=TIME( ; ;[.A1029]/1000)" office:value-type="time" office:time-value="PT04H33M50.302S" calcext:value-type="time">
            <text:p>04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7.14" calcext:value-type="float">
            <text:p>1077.14</text:p>
          </table:table-cell>
          <table:table-cell office:value-type="float" office:value="1277.8" calcext:value-type="float">
            <text:p>1277.8</text:p>
          </table:table-cell>
        </table:table-row>
        <table:table-row table:style-name="ro1">
          <table:table-cell office:value-type="float" office:value="16446302" calcext:value-type="float">
            <text:p>16446302</text:p>
          </table:table-cell>
          <table:table-cell table:formula="of:=TIME( ; ;[.A1030]/1000)" office:value-type="time" office:time-value="PT04H34M06.302S" calcext:value-type="time">
            <text:p>04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8.16" calcext:value-type="float">
            <text:p>1078.16</text:p>
          </table:table-cell>
          <table:table-cell office:value-type="float" office:value="1278.99" calcext:value-type="float">
            <text:p>1278.99</text:p>
          </table:table-cell>
        </table:table-row>
        <table:table-row table:style-name="ro1">
          <table:table-cell office:value-type="float" office:value="16462302" calcext:value-type="float">
            <text:p>16462302</text:p>
          </table:table-cell>
          <table:table-cell table:formula="of:=TIME( ; ;[.A1031]/1000)" office:value-type="time" office:time-value="PT04H34M22.302S" calcext:value-type="time">
            <text:p>04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79.19" calcext:value-type="float">
            <text:p>1079.19</text:p>
          </table:table-cell>
          <table:table-cell office:value-type="float" office:value="1280.18" calcext:value-type="float">
            <text:p>1280.18</text:p>
          </table:table-cell>
        </table:table-row>
        <table:table-row table:style-name="ro1">
          <table:table-cell office:value-type="float" office:value="16478302" calcext:value-type="float">
            <text:p>16478302</text:p>
          </table:table-cell>
          <table:table-cell table:formula="of:=TIME( ; ;[.A1032]/1000)" office:value-type="time" office:time-value="PT04H34M38.302S" calcext:value-type="time">
            <text:p>04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0.21" calcext:value-type="float">
            <text:p>1080.21</text:p>
          </table:table-cell>
          <table:table-cell office:value-type="float" office:value="1281.37" calcext:value-type="float">
            <text:p>1281.37</text:p>
          </table:table-cell>
        </table:table-row>
        <table:table-row table:style-name="ro1">
          <table:table-cell office:value-type="float" office:value="16494302" calcext:value-type="float">
            <text:p>16494302</text:p>
          </table:table-cell>
          <table:table-cell table:formula="of:=TIME( ; ;[.A1033]/1000)" office:value-type="time" office:time-value="PT04H34M54.302S" calcext:value-type="time">
            <text:p>04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81.24" calcext:value-type="float">
            <text:p>1081.24</text:p>
          </table:table-cell>
          <table:table-cell office:value-type="float" office:value="1282.55" calcext:value-type="float">
            <text:p>1282.55</text:p>
          </table:table-cell>
        </table:table-row>
        <table:table-row table:style-name="ro1">
          <table:table-cell office:value-type="float" office:value="16510302" calcext:value-type="float">
            <text:p>16510302</text:p>
          </table:table-cell>
          <table:table-cell table:formula="of:=TIME( ; ;[.A1034]/1000)" office:value-type="time" office:time-value="PT04H35M10.302S" calcext:value-type="time">
            <text:p>04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2.26" calcext:value-type="float">
            <text:p>1082.26</text:p>
          </table:table-cell>
          <table:table-cell office:value-type="float" office:value="1283.74" calcext:value-type="float">
            <text:p>1283.74</text:p>
          </table:table-cell>
        </table:table-row>
        <table:table-row table:style-name="ro1">
          <table:table-cell office:value-type="float" office:value="16526302" calcext:value-type="float">
            <text:p>16526302</text:p>
          </table:table-cell>
          <table:table-cell table:formula="of:=TIME( ; ;[.A1035]/1000)" office:value-type="time" office:time-value="PT04H35M26.302S" calcext:value-type="time">
            <text:p>04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3.29" calcext:value-type="float">
            <text:p>1083.29</text:p>
          </table:table-cell>
          <table:table-cell office:value-type="float" office:value="1284.93" calcext:value-type="float">
            <text:p>1284.93</text:p>
          </table:table-cell>
        </table:table-row>
        <table:table-row table:style-name="ro1">
          <table:table-cell office:value-type="float" office:value="16542302" calcext:value-type="float">
            <text:p>16542302</text:p>
          </table:table-cell>
          <table:table-cell table:formula="of:=TIME( ; ;[.A1036]/1000)" office:value-type="time" office:time-value="PT04H35M42.302S" calcext:value-type="time">
            <text:p>04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4.31" calcext:value-type="float">
            <text:p>1084.31</text:p>
          </table:table-cell>
          <table:table-cell office:value-type="float" office:value="1286.12" calcext:value-type="float">
            <text:p>1286.12</text:p>
          </table:table-cell>
        </table:table-row>
        <table:table-row table:style-name="ro1">
          <table:table-cell office:value-type="float" office:value="16558302" calcext:value-type="float">
            <text:p>16558302</text:p>
          </table:table-cell>
          <table:table-cell table:formula="of:=TIME( ; ;[.A1037]/1000)" office:value-type="time" office:time-value="PT04H35M58.302S" calcext:value-type="time">
            <text:p>04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85.34" calcext:value-type="float">
            <text:p>1085.34</text:p>
          </table:table-cell>
          <table:table-cell office:value-type="float" office:value="1287.31" calcext:value-type="float">
            <text:p>1287.31</text:p>
          </table:table-cell>
        </table:table-row>
        <table:table-row table:style-name="ro1">
          <table:table-cell office:value-type="float" office:value="16574302" calcext:value-type="float">
            <text:p>16574302</text:p>
          </table:table-cell>
          <table:table-cell table:formula="of:=TIME( ; ;[.A1038]/1000)" office:value-type="time" office:time-value="PT04H36M14.302S" calcext:value-type="time">
            <text:p>04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086.37" calcext:value-type="float">
            <text:p>1086.37</text:p>
          </table:table-cell>
          <table:table-cell office:value-type="float" office:value="1288.5" calcext:value-type="float">
            <text:p>1288.5</text:p>
          </table:table-cell>
        </table:table-row>
        <table:table-row table:style-name="ro1">
          <table:table-cell office:value-type="float" office:value="16590302" calcext:value-type="float">
            <text:p>16590302</text:p>
          </table:table-cell>
          <table:table-cell table:formula="of:=TIME( ; ;[.A1039]/1000)" office:value-type="time" office:time-value="PT04H36M30.302S" calcext:value-type="time">
            <text:p>04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7.39" calcext:value-type="float">
            <text:p>1087.39</text:p>
          </table:table-cell>
          <table:table-cell office:value-type="float" office:value="1289.68" calcext:value-type="float">
            <text:p>1289.68</text:p>
          </table:table-cell>
        </table:table-row>
        <table:table-row table:style-name="ro1">
          <table:table-cell office:value-type="float" office:value="16606302" calcext:value-type="float">
            <text:p>16606302</text:p>
          </table:table-cell>
          <table:table-cell table:formula="of:=TIME( ; ;[.A1040]/1000)" office:value-type="time" office:time-value="PT04H36M46.302S" calcext:value-type="time">
            <text:p>04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088.42" calcext:value-type="float">
            <text:p>1088.42</text:p>
          </table:table-cell>
          <table:table-cell office:value-type="float" office:value="1290.87" calcext:value-type="float">
            <text:p>1290.87</text:p>
          </table:table-cell>
        </table:table-row>
        <table:table-row table:style-name="ro1">
          <table:table-cell office:value-type="float" office:value="16622302" calcext:value-type="float">
            <text:p>16622302</text:p>
          </table:table-cell>
          <table:table-cell table:formula="of:=TIME( ; ;[.A1041]/1000)" office:value-type="time" office:time-value="PT04H37M02.302S" calcext:value-type="time">
            <text:p>04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89.44" calcext:value-type="float">
            <text:p>1089.44</text:p>
          </table:table-cell>
          <table:table-cell office:value-type="float" office:value="1292.06" calcext:value-type="float">
            <text:p>1292.06</text:p>
          </table:table-cell>
        </table:table-row>
        <table:table-row table:style-name="ro1">
          <table:table-cell office:value-type="float" office:value="16638302" calcext:value-type="float">
            <text:p>16638302</text:p>
          </table:table-cell>
          <table:table-cell table:formula="of:=TIME( ; ;[.A1042]/1000)" office:value-type="time" office:time-value="PT04H37M18.302S" calcext:value-type="time">
            <text:p>04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0.47" calcext:value-type="float">
            <text:p>1090.47</text:p>
          </table:table-cell>
          <table:table-cell office:value-type="float" office:value="1293.25" calcext:value-type="float">
            <text:p>1293.25</text:p>
          </table:table-cell>
        </table:table-row>
        <table:table-row table:style-name="ro1">
          <table:table-cell office:value-type="float" office:value="16654302" calcext:value-type="float">
            <text:p>16654302</text:p>
          </table:table-cell>
          <table:table-cell table:formula="of:=TIME( ; ;[.A1043]/1000)" office:value-type="time" office:time-value="PT04H37M34.302S" calcext:value-type="time">
            <text:p>04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1.49" calcext:value-type="float">
            <text:p>1091.49</text:p>
          </table:table-cell>
          <table:table-cell office:value-type="float" office:value="1294.44" calcext:value-type="float">
            <text:p>1294.44</text:p>
          </table:table-cell>
        </table:table-row>
        <table:table-row table:style-name="ro1">
          <table:table-cell office:value-type="float" office:value="16670302" calcext:value-type="float">
            <text:p>16670302</text:p>
          </table:table-cell>
          <table:table-cell table:formula="of:=TIME( ; ;[.A1044]/1000)" office:value-type="time" office:time-value="PT04H37M50.302S" calcext:value-type="time">
            <text:p>04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2.52" calcext:value-type="float">
            <text:p>1092.52</text:p>
          </table:table-cell>
          <table:table-cell office:value-type="float" office:value="1295.63" calcext:value-type="float">
            <text:p>1295.63</text:p>
          </table:table-cell>
        </table:table-row>
        <table:table-row table:style-name="ro1">
          <table:table-cell office:value-type="float" office:value="16686302" calcext:value-type="float">
            <text:p>16686302</text:p>
          </table:table-cell>
          <table:table-cell table:formula="of:=TIME( ; ;[.A1045]/1000)" office:value-type="time" office:time-value="PT04H38M06.302S" calcext:value-type="time">
            <text:p>04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3.54" calcext:value-type="float">
            <text:p>1093.54</text:p>
          </table:table-cell>
          <table:table-cell office:value-type="float" office:value="1296.81" calcext:value-type="float">
            <text:p>1296.81</text:p>
          </table:table-cell>
        </table:table-row>
        <table:table-row table:style-name="ro1">
          <table:table-cell office:value-type="float" office:value="16702302" calcext:value-type="float">
            <text:p>16702302</text:p>
          </table:table-cell>
          <table:table-cell table:formula="of:=TIME( ; ;[.A1046]/1000)" office:value-type="time" office:time-value="PT04H38M22.302S" calcext:value-type="time">
            <text:p>04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94.57" calcext:value-type="float">
            <text:p>1094.57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16718302" calcext:value-type="float">
            <text:p>16718302</text:p>
          </table:table-cell>
          <table:table-cell table:formula="of:=TIME( ; ;[.A1047]/1000)" office:value-type="time" office:time-value="PT04H38M38.302S" calcext:value-type="time">
            <text:p>04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95.59" calcext:value-type="float">
            <text:p>1095.59</text:p>
          </table:table-cell>
          <table:table-cell office:value-type="float" office:value="1299.19" calcext:value-type="float">
            <text:p>1299.19</text:p>
          </table:table-cell>
        </table:table-row>
        <table:table-row table:style-name="ro1">
          <table:table-cell office:value-type="float" office:value="16734302" calcext:value-type="float">
            <text:p>16734302</text:p>
          </table:table-cell>
          <table:table-cell table:formula="of:=TIME( ; ;[.A1048]/1000)" office:value-type="time" office:time-value="PT04H38M54.302S" calcext:value-type="time">
            <text:p>04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6.62" calcext:value-type="float">
            <text:p>1096.62</text:p>
          </table:table-cell>
          <table:table-cell office:value-type="float" office:value="1300.38" calcext:value-type="float">
            <text:p>1300.38</text:p>
          </table:table-cell>
        </table:table-row>
        <table:table-row table:style-name="ro1">
          <table:table-cell office:value-type="float" office:value="16750302" calcext:value-type="float">
            <text:p>16750302</text:p>
          </table:table-cell>
          <table:table-cell table:formula="of:=TIME( ; ;[.A1049]/1000)" office:value-type="time" office:time-value="PT04H39M10.302S" calcext:value-type="time">
            <text:p>04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097.64" calcext:value-type="float">
            <text:p>1097.64</text:p>
          </table:table-cell>
          <table:table-cell office:value-type="float" office:value="1301.57" calcext:value-type="float">
            <text:p>1301.57</text:p>
          </table:table-cell>
        </table:table-row>
        <table:table-row table:style-name="ro1">
          <table:table-cell office:value-type="float" office:value="16766302" calcext:value-type="float">
            <text:p>16766302</text:p>
          </table:table-cell>
          <table:table-cell table:formula="of:=TIME( ; ;[.A1050]/1000)" office:value-type="time" office:time-value="PT04H39M26.302S" calcext:value-type="time">
            <text:p>04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098.67" calcext:value-type="float">
            <text:p>1098.67</text:p>
          </table:table-cell>
          <table:table-cell office:value-type="float" office:value="1302.76" calcext:value-type="float">
            <text:p>1302.76</text:p>
          </table:table-cell>
        </table:table-row>
        <table:table-row table:style-name="ro1">
          <table:table-cell office:value-type="float" office:value="16782302" calcext:value-type="float">
            <text:p>16782302</text:p>
          </table:table-cell>
          <table:table-cell table:formula="of:=TIME( ; ;[.A1051]/1000)" office:value-type="time" office:time-value="PT04H39M42.302S" calcext:value-type="time">
            <text:p>04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099.69" calcext:value-type="float">
            <text:p>1099.69</text:p>
          </table:table-cell>
          <table:table-cell office:value-type="float" office:value="1303.94" calcext:value-type="float">
            <text:p>1303.94</text:p>
          </table:table-cell>
        </table:table-row>
        <table:table-row table:style-name="ro1">
          <table:table-cell office:value-type="float" office:value="16798302" calcext:value-type="float">
            <text:p>16798302</text:p>
          </table:table-cell>
          <table:table-cell table:formula="of:=TIME( ; ;[.A1052]/1000)" office:value-type="time" office:time-value="PT04H39M58.302S" calcext:value-type="time">
            <text:p>04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00.72" calcext:value-type="float">
            <text:p>1100.72</text:p>
          </table:table-cell>
          <table:table-cell office:value-type="float" office:value="1305.13" calcext:value-type="float">
            <text:p>1305.13</text:p>
          </table:table-cell>
        </table:table-row>
        <table:table-row table:style-name="ro1">
          <table:table-cell office:value-type="float" office:value="16814302" calcext:value-type="float">
            <text:p>16814302</text:p>
          </table:table-cell>
          <table:table-cell table:formula="of:=TIME( ; ;[.A1053]/1000)" office:value-type="time" office:time-value="PT04H40M14.302S" calcext:value-type="time">
            <text:p>04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01.75" calcext:value-type="float">
            <text:p>1101.75</text:p>
          </table:table-cell>
          <table:table-cell office:value-type="float" office:value="1306.32" calcext:value-type="float">
            <text:p>1306.32</text:p>
          </table:table-cell>
        </table:table-row>
        <table:table-row table:style-name="ro1">
          <table:table-cell office:value-type="float" office:value="16830302" calcext:value-type="float">
            <text:p>16830302</text:p>
          </table:table-cell>
          <table:table-cell table:formula="of:=TIME( ; ;[.A1054]/1000)" office:value-type="time" office:time-value="PT04H40M30.302S" calcext:value-type="time">
            <text:p>04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02.77" calcext:value-type="float">
            <text:p>1102.77</text:p>
          </table:table-cell>
          <table:table-cell office:value-type="float" office:value="1307.51" calcext:value-type="float">
            <text:p>1307.51</text:p>
          </table:table-cell>
        </table:table-row>
        <table:table-row table:style-name="ro1">
          <table:table-cell office:value-type="float" office:value="16846302" calcext:value-type="float">
            <text:p>16846302</text:p>
          </table:table-cell>
          <table:table-cell table:formula="of:=TIME( ; ;[.A1055]/1000)" office:value-type="time" office:time-value="PT04H40M46.302S" calcext:value-type="time">
            <text:p>04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03.8" calcext:value-type="float">
            <text:p>1103.8</text:p>
          </table:table-cell>
          <table:table-cell office:value-type="float" office:value="1308.7" calcext:value-type="float">
            <text:p>1308.7</text:p>
          </table:table-cell>
        </table:table-row>
        <table:table-row table:style-name="ro1">
          <table:table-cell office:value-type="float" office:value="16862302" calcext:value-type="float">
            <text:p>16862302</text:p>
          </table:table-cell>
          <table:table-cell table:formula="of:=TIME( ; ;[.A1056]/1000)" office:value-type="time" office:time-value="PT04H41M02.302S" calcext:value-type="time">
            <text:p>04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04.82" calcext:value-type="float">
            <text:p>1104.82</text:p>
          </table:table-cell>
          <table:table-cell office:value-type="float" office:value="1309.89" calcext:value-type="float">
            <text:p>1309.89</text:p>
          </table:table-cell>
        </table:table-row>
        <table:table-row table:style-name="ro1">
          <table:table-cell office:value-type="float" office:value="16878302" calcext:value-type="float">
            <text:p>16878302</text:p>
          </table:table-cell>
          <table:table-cell table:formula="of:=TIME( ; ;[.A1057]/1000)" office:value-type="time" office:time-value="PT04H41M18.302S" calcext:value-type="time">
            <text:p>04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05.85" calcext:value-type="float">
            <text:p>1105.85</text:p>
          </table:table-cell>
          <table:table-cell office:value-type="float" office:value="1311.07" calcext:value-type="float">
            <text:p>1311.07</text:p>
          </table:table-cell>
        </table:table-row>
        <table:table-row table:style-name="ro1">
          <table:table-cell office:value-type="float" office:value="16894302" calcext:value-type="float">
            <text:p>16894302</text:p>
          </table:table-cell>
          <table:table-cell table:formula="of:=TIME( ; ;[.A1058]/1000)" office:value-type="time" office:time-value="PT04H41M34.302S" calcext:value-type="time">
            <text:p>04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06.87" calcext:value-type="float">
            <text:p>1106.87</text:p>
          </table:table-cell>
          <table:table-cell office:value-type="float" office:value="1312.26" calcext:value-type="float">
            <text:p>1312.26</text:p>
          </table:table-cell>
        </table:table-row>
        <table:table-row table:style-name="ro1">
          <table:table-cell office:value-type="float" office:value="16910302" calcext:value-type="float">
            <text:p>16910302</text:p>
          </table:table-cell>
          <table:table-cell table:formula="of:=TIME( ; ;[.A1059]/1000)" office:value-type="time" office:time-value="PT04H41M50.302S" calcext:value-type="time">
            <text:p>04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07.9" calcext:value-type="float">
            <text:p>1107.9</text:p>
          </table:table-cell>
          <table:table-cell office:value-type="float" office:value="1313.45" calcext:value-type="float">
            <text:p>1313.45</text:p>
          </table:table-cell>
        </table:table-row>
        <table:table-row table:style-name="ro1">
          <table:table-cell office:value-type="float" office:value="16926302" calcext:value-type="float">
            <text:p>16926302</text:p>
          </table:table-cell>
          <table:table-cell table:formula="of:=TIME( ; ;[.A1060]/1000)" office:value-type="time" office:time-value="PT04H42M06.302S" calcext:value-type="time">
            <text:p>04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08.92" calcext:value-type="float">
            <text:p>1108.92</text:p>
          </table:table-cell>
          <table:table-cell office:value-type="float" office:value="1314.64" calcext:value-type="float">
            <text:p>1314.64</text:p>
          </table:table-cell>
        </table:table-row>
        <table:table-row table:style-name="ro1">
          <table:table-cell office:value-type="float" office:value="16942302" calcext:value-type="float">
            <text:p>16942302</text:p>
          </table:table-cell>
          <table:table-cell table:formula="of:=TIME( ; ;[.A1061]/1000)" office:value-type="time" office:time-value="PT04H42M22.302S" calcext:value-type="time">
            <text:p>04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09.95" calcext:value-type="float">
            <text:p>1109.95</text:p>
          </table:table-cell>
          <table:table-cell office:value-type="float" office:value="1315.83" calcext:value-type="float">
            <text:p>1315.83</text:p>
          </table:table-cell>
        </table:table-row>
        <table:table-row table:style-name="ro1">
          <table:table-cell office:value-type="float" office:value="16958302" calcext:value-type="float">
            <text:p>16958302</text:p>
          </table:table-cell>
          <table:table-cell table:formula="of:=TIME( ; ;[.A1062]/1000)" office:value-type="time" office:time-value="PT04H42M38.302S" calcext:value-type="time">
            <text:p>04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10.97" calcext:value-type="float">
            <text:p>1110.97</text:p>
          </table:table-cell>
          <table:table-cell office:value-type="float" office:value="1317.02" calcext:value-type="float">
            <text:p>1317.02</text:p>
          </table:table-cell>
        </table:table-row>
        <table:table-row table:style-name="ro1">
          <table:table-cell office:value-type="float" office:value="16974302" calcext:value-type="float">
            <text:p>16974302</text:p>
          </table:table-cell>
          <table:table-cell table:formula="of:=TIME( ; ;[.A1063]/1000)" office:value-type="time" office:time-value="PT04H42M54.302S" calcext:value-type="time">
            <text:p>04:4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12" calcext:value-type="float">
            <text:p>1112</text:p>
          </table:table-cell>
          <table:table-cell office:value-type="float" office:value="1318.21" calcext:value-type="float">
            <text:p>1318.21</text:p>
          </table:table-cell>
        </table:table-row>
        <table:table-row table:style-name="ro1">
          <table:table-cell office:value-type="float" office:value="16990302" calcext:value-type="float">
            <text:p>16990302</text:p>
          </table:table-cell>
          <table:table-cell table:formula="of:=TIME( ; ;[.A1064]/1000)" office:value-type="time" office:time-value="PT04H43M10.302S" calcext:value-type="time">
            <text:p>04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13.02" calcext:value-type="float">
            <text:p>1113.02</text:p>
          </table:table-cell>
          <table:table-cell office:value-type="float" office:value="1319.4" calcext:value-type="float">
            <text:p>1319.4</text:p>
          </table:table-cell>
        </table:table-row>
        <table:table-row table:style-name="ro1">
          <table:table-cell office:value-type="float" office:value="17006302" calcext:value-type="float">
            <text:p>17006302</text:p>
          </table:table-cell>
          <table:table-cell table:formula="of:=TIME( ; ;[.A1065]/1000)" office:value-type="time" office:time-value="PT04H43M26.302S" calcext:value-type="time">
            <text:p>04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14.05" calcext:value-type="float">
            <text:p>1114.05</text:p>
          </table:table-cell>
          <table:table-cell office:value-type="float" office:value="1320.58" calcext:value-type="float">
            <text:p>1320.58</text:p>
          </table:table-cell>
        </table:table-row>
        <table:table-row table:style-name="ro1">
          <table:table-cell office:value-type="float" office:value="17022302" calcext:value-type="float">
            <text:p>17022302</text:p>
          </table:table-cell>
          <table:table-cell table:formula="of:=TIME( ; ;[.A1066]/1000)" office:value-type="time" office:time-value="PT04H43M42.302S" calcext:value-type="time">
            <text:p>04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15.07" calcext:value-type="float">
            <text:p>1115.07</text:p>
          </table:table-cell>
          <table:table-cell office:value-type="float" office:value="1321.77" calcext:value-type="float">
            <text:p>1321.77</text:p>
          </table:table-cell>
        </table:table-row>
        <table:table-row table:style-name="ro1">
          <table:table-cell office:value-type="float" office:value="17038302" calcext:value-type="float">
            <text:p>17038302</text:p>
          </table:table-cell>
          <table:table-cell table:formula="of:=TIME( ; ;[.A1067]/1000)" office:value-type="time" office:time-value="PT04H43M58.302S" calcext:value-type="time">
            <text:p>04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16.1" calcext:value-type="float">
            <text:p>1116.1</text:p>
          </table:table-cell>
          <table:table-cell office:value-type="float" office:value="1322.96" calcext:value-type="float">
            <text:p>1322.96</text:p>
          </table:table-cell>
        </table:table-row>
        <table:table-row table:style-name="ro1">
          <table:table-cell office:value-type="float" office:value="17054302" calcext:value-type="float">
            <text:p>17054302</text:p>
          </table:table-cell>
          <table:table-cell table:formula="of:=TIME( ; ;[.A1068]/1000)" office:value-type="time" office:time-value="PT04H44M14.302S" calcext:value-type="time">
            <text:p>04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17.13" calcext:value-type="float">
            <text:p>1117.13</text:p>
          </table:table-cell>
          <table:table-cell office:value-type="float" office:value="1324.15" calcext:value-type="float">
            <text:p>1324.15</text:p>
          </table:table-cell>
        </table:table-row>
        <table:table-row table:style-name="ro1">
          <table:table-cell office:value-type="float" office:value="17070302" calcext:value-type="float">
            <text:p>17070302</text:p>
          </table:table-cell>
          <table:table-cell table:formula="of:=TIME( ; ;[.A1069]/1000)" office:value-type="time" office:time-value="PT04H44M30.302S" calcext:value-type="time">
            <text:p>04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18.15" calcext:value-type="float">
            <text:p>1118.15</text:p>
          </table:table-cell>
          <table:table-cell office:value-type="float" office:value="1325.34" calcext:value-type="float">
            <text:p>1325.34</text:p>
          </table:table-cell>
        </table:table-row>
        <table:table-row table:style-name="ro1">
          <table:table-cell office:value-type="float" office:value="17086302" calcext:value-type="float">
            <text:p>17086302</text:p>
          </table:table-cell>
          <table:table-cell table:formula="of:=TIME( ; ;[.A1070]/1000)" office:value-type="time" office:time-value="PT04H44M46.302S" calcext:value-type="time">
            <text:p>04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19.18" calcext:value-type="float">
            <text:p>1119.18</text:p>
          </table:table-cell>
          <table:table-cell office:value-type="float" office:value="1326.53" calcext:value-type="float">
            <text:p>1326.53</text:p>
          </table:table-cell>
        </table:table-row>
        <table:table-row table:style-name="ro1">
          <table:table-cell office:value-type="float" office:value="17102302" calcext:value-type="float">
            <text:p>17102302</text:p>
          </table:table-cell>
          <table:table-cell table:formula="of:=TIME( ; ;[.A1071]/1000)" office:value-type="time" office:time-value="PT04H45M02.302S" calcext:value-type="time">
            <text:p>04:4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20.2" calcext:value-type="float">
            <text:p>1120.2</text:p>
          </table:table-cell>
          <table:table-cell office:value-type="float" office:value="1327.71" calcext:value-type="float">
            <text:p>1327.71</text:p>
          </table:table-cell>
        </table:table-row>
        <table:table-row table:style-name="ro1">
          <table:table-cell office:value-type="float" office:value="17118302" calcext:value-type="float">
            <text:p>17118302</text:p>
          </table:table-cell>
          <table:table-cell table:formula="of:=TIME( ; ;[.A1072]/1000)" office:value-type="time" office:time-value="PT04H45M18.302S" calcext:value-type="time">
            <text:p>04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21.23" calcext:value-type="float">
            <text:p>1121.23</text:p>
          </table:table-cell>
          <table:table-cell office:value-type="float" office:value="1328.9" calcext:value-type="float">
            <text:p>1328.9</text:p>
          </table:table-cell>
        </table:table-row>
        <table:table-row table:style-name="ro1">
          <table:table-cell office:value-type="float" office:value="17134302" calcext:value-type="float">
            <text:p>17134302</text:p>
          </table:table-cell>
          <table:table-cell table:formula="of:=TIME( ; ;[.A1073]/1000)" office:value-type="time" office:time-value="PT04H45M34.302S" calcext:value-type="time">
            <text:p>04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22.25" calcext:value-type="float">
            <text:p>1122.25</text:p>
          </table:table-cell>
          <table:table-cell office:value-type="float" office:value="1330.09" calcext:value-type="float">
            <text:p>1330.09</text:p>
          </table:table-cell>
        </table:table-row>
        <table:table-row table:style-name="ro1">
          <table:table-cell office:value-type="float" office:value="17150302" calcext:value-type="float">
            <text:p>17150302</text:p>
          </table:table-cell>
          <table:table-cell table:formula="of:=TIME( ; ;[.A1074]/1000)" office:value-type="time" office:time-value="PT04H45M50.302S" calcext:value-type="time">
            <text:p>04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23.28" calcext:value-type="float">
            <text:p>1123.28</text:p>
          </table:table-cell>
          <table:table-cell office:value-type="float" office:value="1331.28" calcext:value-type="float">
            <text:p>1331.28</text:p>
          </table:table-cell>
        </table:table-row>
        <table:table-row table:style-name="ro1">
          <table:table-cell office:value-type="float" office:value="17166302" calcext:value-type="float">
            <text:p>17166302</text:p>
          </table:table-cell>
          <table:table-cell table:formula="of:=TIME( ; ;[.A1075]/1000)" office:value-type="time" office:time-value="PT04H46M06.302S" calcext:value-type="time">
            <text:p>04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24.3" calcext:value-type="float">
            <text:p>1124.3</text:p>
          </table:table-cell>
          <table:table-cell office:value-type="float" office:value="1332.47" calcext:value-type="float">
            <text:p>1332.47</text:p>
          </table:table-cell>
        </table:table-row>
        <table:table-row table:style-name="ro1">
          <table:table-cell office:value-type="float" office:value="17182302" calcext:value-type="float">
            <text:p>17182302</text:p>
          </table:table-cell>
          <table:table-cell table:formula="of:=TIME( ; ;[.A1076]/1000)" office:value-type="time" office:time-value="PT04H46M22.302S" calcext:value-type="time">
            <text:p>04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25.33" calcext:value-type="float">
            <text:p>1125.33</text:p>
          </table:table-cell>
          <table:table-cell office:value-type="float" office:value="1333.66" calcext:value-type="float">
            <text:p>1333.66</text:p>
          </table:table-cell>
        </table:table-row>
        <table:table-row table:style-name="ro1">
          <table:table-cell office:value-type="float" office:value="17198302" calcext:value-type="float">
            <text:p>17198302</text:p>
          </table:table-cell>
          <table:table-cell table:formula="of:=TIME( ; ;[.A1077]/1000)" office:value-type="time" office:time-value="PT04H46M38.302S" calcext:value-type="time">
            <text:p>04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26.36" calcext:value-type="float">
            <text:p>1126.36</text:p>
          </table:table-cell>
          <table:table-cell office:value-type="float" office:value="1334.85" calcext:value-type="float">
            <text:p>1334.85</text:p>
          </table:table-cell>
        </table:table-row>
        <table:table-row table:style-name="ro1">
          <table:table-cell office:value-type="float" office:value="17214302" calcext:value-type="float">
            <text:p>17214302</text:p>
          </table:table-cell>
          <table:table-cell table:formula="of:=TIME( ; ;[.A1078]/1000)" office:value-type="time" office:time-value="PT04H46M54.302S" calcext:value-type="time">
            <text:p>04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27.38" calcext:value-type="float">
            <text:p>1127.38</text:p>
          </table:table-cell>
          <table:table-cell office:value-type="float" office:value="1336.03" calcext:value-type="float">
            <text:p>1336.03</text:p>
          </table:table-cell>
        </table:table-row>
        <table:table-row table:style-name="ro1">
          <table:table-cell office:value-type="float" office:value="17230302" calcext:value-type="float">
            <text:p>17230302</text:p>
          </table:table-cell>
          <table:table-cell table:formula="of:=TIME( ; ;[.A1079]/1000)" office:value-type="time" office:time-value="PT04H47M10.302S" calcext:value-type="time">
            <text:p>04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28.41" calcext:value-type="float">
            <text:p>1128.41</text:p>
          </table:table-cell>
          <table:table-cell office:value-type="float" office:value="1337.22" calcext:value-type="float">
            <text:p>1337.22</text:p>
          </table:table-cell>
        </table:table-row>
        <table:table-row table:style-name="ro1">
          <table:table-cell office:value-type="float" office:value="17246302" calcext:value-type="float">
            <text:p>17246302</text:p>
          </table:table-cell>
          <table:table-cell table:formula="of:=TIME( ; ;[.A1080]/1000)" office:value-type="time" office:time-value="PT04H47M26.302S" calcext:value-type="time">
            <text:p>04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29.43" calcext:value-type="float">
            <text:p>1129.43</text:p>
          </table:table-cell>
          <table:table-cell office:value-type="float" office:value="1338.41" calcext:value-type="float">
            <text:p>1338.41</text:p>
          </table:table-cell>
        </table:table-row>
        <table:table-row table:style-name="ro1">
          <table:table-cell office:value-type="float" office:value="17262302" calcext:value-type="float">
            <text:p>17262302</text:p>
          </table:table-cell>
          <table:table-cell table:formula="of:=TIME( ; ;[.A1081]/1000)" office:value-type="time" office:time-value="PT04H47M42.302S" calcext:value-type="time">
            <text:p>04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30.46" calcext:value-type="float">
            <text:p>1130.46</text:p>
          </table:table-cell>
          <table:table-cell office:value-type="float" office:value="1339.6" calcext:value-type="float">
            <text:p>1339.6</text:p>
          </table:table-cell>
        </table:table-row>
        <table:table-row table:style-name="ro1">
          <table:table-cell office:value-type="float" office:value="17278302" calcext:value-type="float">
            <text:p>17278302</text:p>
          </table:table-cell>
          <table:table-cell table:formula="of:=TIME( ; ;[.A1082]/1000)" office:value-type="time" office:time-value="PT04H47M58.302S" calcext:value-type="time">
            <text:p>04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31.48" calcext:value-type="float">
            <text:p>1131.48</text:p>
          </table:table-cell>
          <table:table-cell office:value-type="float" office:value="1340.79" calcext:value-type="float">
            <text:p>1340.79</text:p>
          </table:table-cell>
        </table:table-row>
        <table:table-row table:style-name="ro1">
          <table:table-cell office:value-type="float" office:value="17294302" calcext:value-type="float">
            <text:p>17294302</text:p>
          </table:table-cell>
          <table:table-cell table:formula="of:=TIME( ; ;[.A1083]/1000)" office:value-type="time" office:time-value="PT04H48M14.302S" calcext:value-type="time">
            <text:p>04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6.59" calcext:value-type="float">
            <text:p>266.59</text:p>
          </table:table-cell>
          <table:table-cell office:value-type="float" office:value="1132.51" calcext:value-type="float">
            <text:p>1132.51</text:p>
          </table:table-cell>
          <table:table-cell office:value-type="float" office:value="1341.98" calcext:value-type="float">
            <text:p>1341.98</text:p>
          </table:table-cell>
        </table:table-row>
        <table:table-row table:style-name="ro1">
          <table:table-cell office:value-type="float" office:value="17310302" calcext:value-type="float">
            <text:p>17310302</text:p>
          </table:table-cell>
          <table:table-cell table:formula="of:=TIME( ; ;[.A1084]/1000)" office:value-type="time" office:time-value="PT04H48M30.302S" calcext:value-type="time">
            <text:p>04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33.53" calcext:value-type="float">
            <text:p>1133.53</text:p>
          </table:table-cell>
          <table:table-cell office:value-type="float" office:value="1343.17" calcext:value-type="float">
            <text:p>1343.17</text:p>
          </table:table-cell>
        </table:table-row>
        <table:table-row table:style-name="ro1">
          <table:table-cell office:value-type="float" office:value="17326302" calcext:value-type="float">
            <text:p>17326302</text:p>
          </table:table-cell>
          <table:table-cell table:formula="of:=TIME( ; ;[.A1085]/1000)" office:value-type="time" office:time-value="PT04H48M46.302S" calcext:value-type="time">
            <text:p>04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34.56" calcext:value-type="float">
            <text:p>1134.56</text:p>
          </table:table-cell>
          <table:table-cell office:value-type="float" office:value="1344.36" calcext:value-type="float">
            <text:p>1344.36</text:p>
          </table:table-cell>
        </table:table-row>
        <table:table-row table:style-name="ro1">
          <table:table-cell office:value-type="float" office:value="17342302" calcext:value-type="float">
            <text:p>17342302</text:p>
          </table:table-cell>
          <table:table-cell table:formula="of:=TIME( ; ;[.A1086]/1000)" office:value-type="time" office:time-value="PT04H49M02.302S" calcext:value-type="time">
            <text:p>04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35.58" calcext:value-type="float">
            <text:p>1135.58</text:p>
          </table:table-cell>
          <table:table-cell office:value-type="float" office:value="1345.54" calcext:value-type="float">
            <text:p>1345.54</text:p>
          </table:table-cell>
        </table:table-row>
        <table:table-row table:style-name="ro1">
          <table:table-cell office:value-type="float" office:value="17358302" calcext:value-type="float">
            <text:p>17358302</text:p>
          </table:table-cell>
          <table:table-cell table:formula="of:=TIME( ; ;[.A1087]/1000)" office:value-type="time" office:time-value="PT04H49M18.302S" calcext:value-type="time">
            <text:p>04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36.61" calcext:value-type="float">
            <text:p>1136.61</text:p>
          </table:table-cell>
          <table:table-cell office:value-type="float" office:value="1346.73" calcext:value-type="float">
            <text:p>1346.73</text:p>
          </table:table-cell>
        </table:table-row>
        <table:table-row table:style-name="ro1">
          <table:table-cell office:value-type="float" office:value="17374302" calcext:value-type="float">
            <text:p>17374302</text:p>
          </table:table-cell>
          <table:table-cell table:formula="of:=TIME( ; ;[.A1088]/1000)" office:value-type="time" office:time-value="PT04H49M34.302S" calcext:value-type="time">
            <text:p>04:4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6.59" calcext:value-type="float">
            <text:p>266.59</text:p>
          </table:table-cell>
          <table:table-cell office:value-type="float" office:value="1137.64" calcext:value-type="float">
            <text:p>1137.64</text:p>
          </table:table-cell>
          <table:table-cell office:value-type="float" office:value="1347.92" calcext:value-type="float">
            <text:p>1347.92</text:p>
          </table:table-cell>
        </table:table-row>
        <table:table-row table:style-name="ro1">
          <table:table-cell office:value-type="float" office:value="17390302" calcext:value-type="float">
            <text:p>17390302</text:p>
          </table:table-cell>
          <table:table-cell table:formula="of:=TIME( ; ;[.A1089]/1000)" office:value-type="time" office:time-value="PT04H49M50.302S" calcext:value-type="time">
            <text:p>04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38.66" calcext:value-type="float">
            <text:p>1138.66</text:p>
          </table:table-cell>
          <table:table-cell office:value-type="float" office:value="1349.11" calcext:value-type="float">
            <text:p>1349.11</text:p>
          </table:table-cell>
        </table:table-row>
        <table:table-row table:style-name="ro1">
          <table:table-cell office:value-type="float" office:value="17406302" calcext:value-type="float">
            <text:p>17406302</text:p>
          </table:table-cell>
          <table:table-cell table:formula="of:=TIME( ; ;[.A1090]/1000)" office:value-type="time" office:time-value="PT04H50M06.302S" calcext:value-type="time">
            <text:p>04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39.69" calcext:value-type="float">
            <text:p>1139.69</text:p>
          </table:table-cell>
          <table:table-cell office:value-type="float" office:value="1350.3" calcext:value-type="float">
            <text:p>1350.3</text:p>
          </table:table-cell>
        </table:table-row>
        <table:table-row table:style-name="ro1">
          <table:table-cell office:value-type="float" office:value="17422302" calcext:value-type="float">
            <text:p>17422302</text:p>
          </table:table-cell>
          <table:table-cell table:formula="of:=TIME( ; ;[.A1091]/1000)" office:value-type="time" office:time-value="PT04H50M22.302S" calcext:value-type="time">
            <text:p>04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40.71" calcext:value-type="float">
            <text:p>1140.71</text:p>
          </table:table-cell>
          <table:table-cell office:value-type="float" office:value="1351.49" calcext:value-type="float">
            <text:p>1351.49</text:p>
          </table:table-cell>
        </table:table-row>
        <table:table-row table:style-name="ro1">
          <table:table-cell office:value-type="float" office:value="17438302" calcext:value-type="float">
            <text:p>17438302</text:p>
          </table:table-cell>
          <table:table-cell table:formula="of:=TIME( ; ;[.A1092]/1000)" office:value-type="time" office:time-value="PT04H50M38.302S" calcext:value-type="time">
            <text:p>04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41.74" calcext:value-type="float">
            <text:p>1141.74</text:p>
          </table:table-cell>
          <table:table-cell office:value-type="float" office:value="1352.68" calcext:value-type="float">
            <text:p>1352.68</text:p>
          </table:table-cell>
        </table:table-row>
        <table:table-row table:style-name="ro1">
          <table:table-cell office:value-type="float" office:value="17454302" calcext:value-type="float">
            <text:p>17454302</text:p>
          </table:table-cell>
          <table:table-cell table:formula="of:=TIME( ; ;[.A1093]/1000)" office:value-type="time" office:time-value="PT04H50M54.302S" calcext:value-type="time">
            <text:p>04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42.76" calcext:value-type="float">
            <text:p>1142.76</text:p>
          </table:table-cell>
          <table:table-cell office:value-type="float" office:value="1353.86" calcext:value-type="float">
            <text:p>1353.86</text:p>
          </table:table-cell>
        </table:table-row>
        <table:table-row table:style-name="ro1">
          <table:table-cell office:value-type="float" office:value="17470302" calcext:value-type="float">
            <text:p>17470302</text:p>
          </table:table-cell>
          <table:table-cell table:formula="of:=TIME( ; ;[.A1094]/1000)" office:value-type="time" office:time-value="PT04H51M10.302S" calcext:value-type="time">
            <text:p>04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43.79" calcext:value-type="float">
            <text:p>1143.79</text:p>
          </table:table-cell>
          <table:table-cell office:value-type="float" office:value="1355.05" calcext:value-type="float">
            <text:p>1355.05</text:p>
          </table:table-cell>
        </table:table-row>
        <table:table-row table:style-name="ro1">
          <table:table-cell office:value-type="float" office:value="17486302" calcext:value-type="float">
            <text:p>17486302</text:p>
          </table:table-cell>
          <table:table-cell table:formula="of:=TIME( ; ;[.A1095]/1000)" office:value-type="time" office:time-value="PT04H51M26.302S" calcext:value-type="time">
            <text:p>04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44.81" calcext:value-type="float">
            <text:p>1144.81</text:p>
          </table:table-cell>
          <table:table-cell office:value-type="float" office:value="1356.24" calcext:value-type="float">
            <text:p>1356.24</text:p>
          </table:table-cell>
        </table:table-row>
        <table:table-row table:style-name="ro1">
          <table:table-cell office:value-type="float" office:value="17502302" calcext:value-type="float">
            <text:p>17502302</text:p>
          </table:table-cell>
          <table:table-cell table:formula="of:=TIME( ; ;[.A1096]/1000)" office:value-type="time" office:time-value="PT04H51M42.302S" calcext:value-type="time">
            <text:p>04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45.84" calcext:value-type="float">
            <text:p>1145.84</text:p>
          </table:table-cell>
          <table:table-cell office:value-type="float" office:value="1357.43" calcext:value-type="float">
            <text:p>1357.43</text:p>
          </table:table-cell>
        </table:table-row>
        <table:table-row table:style-name="ro1">
          <table:table-cell office:value-type="float" office:value="17518302" calcext:value-type="float">
            <text:p>17518302</text:p>
          </table:table-cell>
          <table:table-cell table:formula="of:=TIME( ; ;[.A1097]/1000)" office:value-type="time" office:time-value="PT04H51M58.302S" calcext:value-type="time">
            <text:p>04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46.87" calcext:value-type="float">
            <text:p>1146.87</text:p>
          </table:table-cell>
          <table:table-cell office:value-type="float" office:value="1358.62" calcext:value-type="float">
            <text:p>1358.62</text:p>
          </table:table-cell>
        </table:table-row>
        <table:table-row table:style-name="ro1">
          <table:table-cell office:value-type="float" office:value="17534302" calcext:value-type="float">
            <text:p>17534302</text:p>
          </table:table-cell>
          <table:table-cell table:formula="of:=TIME( ; ;[.A1098]/1000)" office:value-type="time" office:time-value="PT04H52M14.302S" calcext:value-type="time">
            <text:p>04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47.89" calcext:value-type="float">
            <text:p>1147.89</text:p>
          </table:table-cell>
          <table:table-cell office:value-type="float" office:value="1359.81" calcext:value-type="float">
            <text:p>1359.81</text:p>
          </table:table-cell>
        </table:table-row>
        <table:table-row table:style-name="ro1">
          <table:table-cell office:value-type="float" office:value="17550302" calcext:value-type="float">
            <text:p>17550302</text:p>
          </table:table-cell>
          <table:table-cell table:formula="of:=TIME( ; ;[.A1099]/1000)" office:value-type="time" office:time-value="PT04H52M30.302S" calcext:value-type="time">
            <text:p>04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48.92" calcext:value-type="float">
            <text:p>1148.92</text:p>
          </table:table-cell>
          <table:table-cell office:value-type="float" office:value="1361" calcext:value-type="float">
            <text:p>1361</text:p>
          </table:table-cell>
        </table:table-row>
        <table:table-row table:style-name="ro1">
          <table:table-cell office:value-type="float" office:value="17566302" calcext:value-type="float">
            <text:p>17566302</text:p>
          </table:table-cell>
          <table:table-cell table:formula="of:=TIME( ; ;[.A1100]/1000)" office:value-type="time" office:time-value="PT04H52M46.302S" calcext:value-type="time">
            <text:p>04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49.94" calcext:value-type="float">
            <text:p>1149.94</text:p>
          </table:table-cell>
          <table:table-cell office:value-type="float" office:value="1362.18" calcext:value-type="float">
            <text:p>1362.18</text:p>
          </table:table-cell>
        </table:table-row>
        <table:table-row table:style-name="ro1">
          <table:table-cell office:value-type="float" office:value="17582302" calcext:value-type="float">
            <text:p>17582302</text:p>
          </table:table-cell>
          <table:table-cell table:formula="of:=TIME( ; ;[.A1101]/1000)" office:value-type="time" office:time-value="PT04H53M02.302S" calcext:value-type="time">
            <text:p>04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50.97" calcext:value-type="float">
            <text:p>1150.97</text:p>
          </table:table-cell>
          <table:table-cell office:value-type="float" office:value="1363.37" calcext:value-type="float">
            <text:p>1363.37</text:p>
          </table:table-cell>
        </table:table-row>
        <table:table-row table:style-name="ro1">
          <table:table-cell office:value-type="float" office:value="17598302" calcext:value-type="float">
            <text:p>17598302</text:p>
          </table:table-cell>
          <table:table-cell table:formula="of:=TIME( ; ;[.A1102]/1000)" office:value-type="time" office:time-value="PT04H53M18.302S" calcext:value-type="time">
            <text:p>04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51.99" calcext:value-type="float">
            <text:p>1151.99</text:p>
          </table:table-cell>
          <table:table-cell office:value-type="float" office:value="1364.56" calcext:value-type="float">
            <text:p>1364.56</text:p>
          </table:table-cell>
        </table:table-row>
        <table:table-row table:style-name="ro1">
          <table:table-cell office:value-type="float" office:value="17614302" calcext:value-type="float">
            <text:p>17614302</text:p>
          </table:table-cell>
          <table:table-cell table:formula="of:=TIME( ; ;[.A1103]/1000)" office:value-type="time" office:time-value="PT04H53M34.302S" calcext:value-type="time">
            <text:p>04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53.02" calcext:value-type="float">
            <text:p>1153.02</text:p>
          </table:table-cell>
          <table:table-cell office:value-type="float" office:value="1365.75" calcext:value-type="float">
            <text:p>1365.75</text:p>
          </table:table-cell>
        </table:table-row>
        <table:table-row table:style-name="ro1">
          <table:table-cell office:value-type="float" office:value="17630302" calcext:value-type="float">
            <text:p>17630302</text:p>
          </table:table-cell>
          <table:table-cell table:formula="of:=TIME( ; ;[.A1104]/1000)" office:value-type="time" office:time-value="PT04H53M50.302S" calcext:value-type="time">
            <text:p>04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54.04" calcext:value-type="float">
            <text:p>1154.04</text:p>
          </table:table-cell>
          <table:table-cell office:value-type="float" office:value="1366.94" calcext:value-type="float">
            <text:p>1366.94</text:p>
          </table:table-cell>
        </table:table-row>
        <table:table-row table:style-name="ro1">
          <table:table-cell office:value-type="float" office:value="17646302" calcext:value-type="float">
            <text:p>17646302</text:p>
          </table:table-cell>
          <table:table-cell table:formula="of:=TIME( ; ;[.A1105]/1000)" office:value-type="time" office:time-value="PT04H54M06.302S" calcext:value-type="time">
            <text:p>04:5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55.07" calcext:value-type="float">
            <text:p>1155.07</text:p>
          </table:table-cell>
          <table:table-cell office:value-type="float" office:value="1368.13" calcext:value-type="float">
            <text:p>1368.13</text:p>
          </table:table-cell>
        </table:table-row>
        <table:table-row table:style-name="ro1">
          <table:table-cell office:value-type="float" office:value="17662302" calcext:value-type="float">
            <text:p>17662302</text:p>
          </table:table-cell>
          <table:table-cell table:formula="of:=TIME( ; ;[.A1106]/1000)" office:value-type="time" office:time-value="PT04H54M22.302S" calcext:value-type="time">
            <text:p>04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56.09" calcext:value-type="float">
            <text:p>1156.09</text:p>
          </table:table-cell>
          <table:table-cell office:value-type="float" office:value="1369.32" calcext:value-type="float">
            <text:p>1369.32</text:p>
          </table:table-cell>
        </table:table-row>
        <table:table-row table:style-name="ro1">
          <table:table-cell office:value-type="float" office:value="17678302" calcext:value-type="float">
            <text:p>17678302</text:p>
          </table:table-cell>
          <table:table-cell table:formula="of:=TIME( ; ;[.A1107]/1000)" office:value-type="time" office:time-value="PT04H54M38.302S" calcext:value-type="time">
            <text:p>04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57.12" calcext:value-type="float">
            <text:p>1157.12</text:p>
          </table:table-cell>
          <table:table-cell office:value-type="float" office:value="1370.5" calcext:value-type="float">
            <text:p>1370.5</text:p>
          </table:table-cell>
        </table:table-row>
        <table:table-row table:style-name="ro1">
          <table:table-cell office:value-type="float" office:value="17694302" calcext:value-type="float">
            <text:p>17694302</text:p>
          </table:table-cell>
          <table:table-cell table:formula="of:=TIME( ; ;[.A1108]/1000)" office:value-type="time" office:time-value="PT04H54M54.302S" calcext:value-type="time">
            <text:p>04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58.15" calcext:value-type="float">
            <text:p>1158.15</text:p>
          </table:table-cell>
          <table:table-cell office:value-type="float" office:value="1371.69" calcext:value-type="float">
            <text:p>1371.69</text:p>
          </table:table-cell>
        </table:table-row>
        <table:table-row table:style-name="ro1">
          <table:table-cell office:value-type="float" office:value="17710302" calcext:value-type="float">
            <text:p>17710302</text:p>
          </table:table-cell>
          <table:table-cell table:formula="of:=TIME( ; ;[.A1109]/1000)" office:value-type="time" office:time-value="PT04H55M10.302S" calcext:value-type="time">
            <text:p>04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59.17" calcext:value-type="float">
            <text:p>1159.17</text:p>
          </table:table-cell>
          <table:table-cell office:value-type="float" office:value="1372.88" calcext:value-type="float">
            <text:p>1372.88</text:p>
          </table:table-cell>
        </table:table-row>
        <table:table-row table:style-name="ro1">
          <table:table-cell office:value-type="float" office:value="17726302" calcext:value-type="float">
            <text:p>17726302</text:p>
          </table:table-cell>
          <table:table-cell table:formula="of:=TIME( ; ;[.A1110]/1000)" office:value-type="time" office:time-value="PT04H55M26.302S" calcext:value-type="time">
            <text:p>04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60.2" calcext:value-type="float">
            <text:p>1160.2</text:p>
          </table:table-cell>
          <table:table-cell office:value-type="float" office:value="1374.07" calcext:value-type="float">
            <text:p>1374.07</text:p>
          </table:table-cell>
        </table:table-row>
        <table:table-row table:style-name="ro1">
          <table:table-cell office:value-type="float" office:value="17742302" calcext:value-type="float">
            <text:p>17742302</text:p>
          </table:table-cell>
          <table:table-cell table:formula="of:=TIME( ; ;[.A1111]/1000)" office:value-type="time" office:time-value="PT04H55M42.302S" calcext:value-type="time">
            <text:p>04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61.22" calcext:value-type="float">
            <text:p>1161.22</text:p>
          </table:table-cell>
          <table:table-cell office:value-type="float" office:value="1375.26" calcext:value-type="float">
            <text:p>1375.26</text:p>
          </table:table-cell>
        </table:table-row>
        <table:table-row table:style-name="ro1">
          <table:table-cell office:value-type="float" office:value="17758302" calcext:value-type="float">
            <text:p>17758302</text:p>
          </table:table-cell>
          <table:table-cell table:formula="of:=TIME( ; ;[.A1112]/1000)" office:value-type="time" office:time-value="PT04H55M58.302S" calcext:value-type="time">
            <text:p>04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62.25" calcext:value-type="float">
            <text:p>1162.25</text:p>
          </table:table-cell>
          <table:table-cell office:value-type="float" office:value="1376.45" calcext:value-type="float">
            <text:p>1376.45</text:p>
          </table:table-cell>
        </table:table-row>
        <table:table-row table:style-name="ro1">
          <table:table-cell office:value-type="float" office:value="17774302" calcext:value-type="float">
            <text:p>17774302</text:p>
          </table:table-cell>
          <table:table-cell table:formula="of:=TIME( ; ;[.A1113]/1000)" office:value-type="time" office:time-value="PT04H56M14.302S" calcext:value-type="time">
            <text:p>04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63.27" calcext:value-type="float">
            <text:p>1163.27</text:p>
          </table:table-cell>
          <table:table-cell office:value-type="float" office:value="1377.64" calcext:value-type="float">
            <text:p>1377.64</text:p>
          </table:table-cell>
        </table:table-row>
        <table:table-row table:style-name="ro1">
          <table:table-cell office:value-type="float" office:value="17790302" calcext:value-type="float">
            <text:p>17790302</text:p>
          </table:table-cell>
          <table:table-cell table:formula="of:=TIME( ; ;[.A1114]/1000)" office:value-type="time" office:time-value="PT04H56M30.302S" calcext:value-type="time">
            <text:p>04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64.3" calcext:value-type="float">
            <text:p>1164.3</text:p>
          </table:table-cell>
          <table:table-cell office:value-type="float" office:value="1378.83" calcext:value-type="float">
            <text:p>1378.83</text:p>
          </table:table-cell>
        </table:table-row>
        <table:table-row table:style-name="ro1">
          <table:table-cell office:value-type="float" office:value="17806302" calcext:value-type="float">
            <text:p>17806302</text:p>
          </table:table-cell>
          <table:table-cell table:formula="of:=TIME( ; ;[.A1115]/1000)" office:value-type="time" office:time-value="PT04H56M46.302S" calcext:value-type="time">
            <text:p>04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65.32" calcext:value-type="float">
            <text:p>1165.32</text:p>
          </table:table-cell>
          <table:table-cell office:value-type="float" office:value="1380.01" calcext:value-type="float">
            <text:p>1380.01</text:p>
          </table:table-cell>
        </table:table-row>
        <table:table-row table:style-name="ro1">
          <table:table-cell office:value-type="float" office:value="17822302" calcext:value-type="float">
            <text:p>17822302</text:p>
          </table:table-cell>
          <table:table-cell table:formula="of:=TIME( ; ;[.A1116]/1000)" office:value-type="time" office:time-value="PT04H57M02.302S" calcext:value-type="time">
            <text:p>04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66.35" calcext:value-type="float">
            <text:p>1166.35</text:p>
          </table:table-cell>
          <table:table-cell office:value-type="float" office:value="1381.2" calcext:value-type="float">
            <text:p>1381.2</text:p>
          </table:table-cell>
        </table:table-row>
        <table:table-row table:style-name="ro1">
          <table:table-cell office:value-type="float" office:value="17838302" calcext:value-type="float">
            <text:p>17838302</text:p>
          </table:table-cell>
          <table:table-cell table:formula="of:=TIME( ; ;[.A1117]/1000)" office:value-type="time" office:time-value="PT04H57M18.302S" calcext:value-type="time">
            <text:p>04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67.37" calcext:value-type="float">
            <text:p>1167.37</text:p>
          </table:table-cell>
          <table:table-cell office:value-type="float" office:value="1382.39" calcext:value-type="float">
            <text:p>1382.39</text:p>
          </table:table-cell>
        </table:table-row>
        <table:table-row table:style-name="ro1">
          <table:table-cell office:value-type="float" office:value="17854302" calcext:value-type="float">
            <text:p>17854302</text:p>
          </table:table-cell>
          <table:table-cell table:formula="of:=TIME( ; ;[.A1118]/1000)" office:value-type="time" office:time-value="PT04H57M34.302S" calcext:value-type="time">
            <text:p>04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68.4" calcext:value-type="float">
            <text:p>1168.4</text:p>
          </table:table-cell>
          <table:table-cell office:value-type="float" office:value="1383.58" calcext:value-type="float">
            <text:p>1383.58</text:p>
          </table:table-cell>
        </table:table-row>
        <table:table-row table:style-name="ro1">
          <table:table-cell office:value-type="float" office:value="17870302" calcext:value-type="float">
            <text:p>17870302</text:p>
          </table:table-cell>
          <table:table-cell table:formula="of:=TIME( ; ;[.A1119]/1000)" office:value-type="time" office:time-value="PT04H57M50.302S" calcext:value-type="time">
            <text:p>04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69.43" calcext:value-type="float">
            <text:p>1169.43</text:p>
          </table:table-cell>
          <table:table-cell office:value-type="float" office:value="1384.77" calcext:value-type="float">
            <text:p>1384.77</text:p>
          </table:table-cell>
        </table:table-row>
        <table:table-row table:style-name="ro1">
          <table:table-cell office:value-type="float" office:value="17886302" calcext:value-type="float">
            <text:p>17886302</text:p>
          </table:table-cell>
          <table:table-cell table:formula="of:=TIME( ; ;[.A1120]/1000)" office:value-type="time" office:time-value="PT04H58M06.302S" calcext:value-type="time">
            <text:p>04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70.45" calcext:value-type="float">
            <text:p>1170.45</text:p>
          </table:table-cell>
          <table:table-cell office:value-type="float" office:value="1385.96" calcext:value-type="float">
            <text:p>1385.96</text:p>
          </table:table-cell>
        </table:table-row>
        <table:table-row table:style-name="ro1">
          <table:table-cell office:value-type="float" office:value="17902302" calcext:value-type="float">
            <text:p>17902302</text:p>
          </table:table-cell>
          <table:table-cell table:formula="of:=TIME( ; ;[.A1121]/1000)" office:value-type="time" office:time-value="PT04H58M22.302S" calcext:value-type="time">
            <text:p>04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71.48" calcext:value-type="float">
            <text:p>1171.48</text:p>
          </table:table-cell>
          <table:table-cell office:value-type="float" office:value="1387.15" calcext:value-type="float">
            <text:p>1387.15</text:p>
          </table:table-cell>
        </table:table-row>
        <table:table-row table:style-name="ro1">
          <table:table-cell office:value-type="float" office:value="17918302" calcext:value-type="float">
            <text:p>17918302</text:p>
          </table:table-cell>
          <table:table-cell table:formula="of:=TIME( ; ;[.A1122]/1000)" office:value-type="time" office:time-value="PT04H58M38.302S" calcext:value-type="time">
            <text:p>04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72.5" calcext:value-type="float">
            <text:p>1172.5</text:p>
          </table:table-cell>
          <table:table-cell office:value-type="float" office:value="1388.33" calcext:value-type="float">
            <text:p>1388.33</text:p>
          </table:table-cell>
        </table:table-row>
        <table:table-row table:style-name="ro1">
          <table:table-cell office:value-type="float" office:value="17934302" calcext:value-type="float">
            <text:p>17934302</text:p>
          </table:table-cell>
          <table:table-cell table:formula="of:=TIME( ; ;[.A1123]/1000)" office:value-type="time" office:time-value="PT04H58M54.302S" calcext:value-type="time">
            <text:p>04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73.53" calcext:value-type="float">
            <text:p>1173.53</text:p>
          </table:table-cell>
          <table:table-cell office:value-type="float" office:value="1389.52" calcext:value-type="float">
            <text:p>1389.52</text:p>
          </table:table-cell>
        </table:table-row>
        <table:table-row table:style-name="ro1">
          <table:table-cell office:value-type="float" office:value="17950302" calcext:value-type="float">
            <text:p>17950302</text:p>
          </table:table-cell>
          <table:table-cell table:formula="of:=TIME( ; ;[.A1124]/1000)" office:value-type="time" office:time-value="PT04H59M10.302S" calcext:value-type="time">
            <text:p>04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74.55" calcext:value-type="float">
            <text:p>1174.55</text:p>
          </table:table-cell>
          <table:table-cell office:value-type="float" office:value="1390.71" calcext:value-type="float">
            <text:p>1390.71</text:p>
          </table:table-cell>
        </table:table-row>
        <table:table-row table:style-name="ro1">
          <table:table-cell office:value-type="float" office:value="17966302" calcext:value-type="float">
            <text:p>17966302</text:p>
          </table:table-cell>
          <table:table-cell table:formula="of:=TIME( ; ;[.A1125]/1000)" office:value-type="time" office:time-value="PT04H59M26.302S" calcext:value-type="time">
            <text:p>04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175.58" calcext:value-type="float">
            <text:p>1175.58</text:p>
          </table:table-cell>
          <table:table-cell office:value-type="float" office:value="1391.9" calcext:value-type="float">
            <text:p>1391.9</text:p>
          </table:table-cell>
        </table:table-row>
        <table:table-row table:style-name="ro1">
          <table:table-cell office:value-type="float" office:value="17982302" calcext:value-type="float">
            <text:p>17982302</text:p>
          </table:table-cell>
          <table:table-cell table:formula="of:=TIME( ; ;[.A1126]/1000)" office:value-type="time" office:time-value="PT04H59M42.302S" calcext:value-type="time">
            <text:p>04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76.6" calcext:value-type="float">
            <text:p>1176.6</text:p>
          </table:table-cell>
          <table:table-cell office:value-type="float" office:value="1393.09" calcext:value-type="float">
            <text:p>1393.09</text:p>
          </table:table-cell>
        </table:table-row>
        <table:table-row table:style-name="ro1">
          <table:table-cell office:value-type="float" office:value="17998302" calcext:value-type="float">
            <text:p>17998302</text:p>
          </table:table-cell>
          <table:table-cell table:formula="of:=TIME( ; ;[.A1127]/1000)" office:value-type="time" office:time-value="PT04H59M58.302S" calcext:value-type="time">
            <text:p>04:5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77.63" calcext:value-type="float">
            <text:p>1177.63</text:p>
          </table:table-cell>
          <table:table-cell office:value-type="float" office:value="1394.28" calcext:value-type="float">
            <text:p>1394.28</text:p>
          </table:table-cell>
        </table:table-row>
        <table:table-row table:style-name="ro1">
          <table:table-cell office:value-type="float" office:value="18014302" calcext:value-type="float">
            <text:p>18014302</text:p>
          </table:table-cell>
          <table:table-cell table:formula="of:=TIME( ; ;[.A1128]/1000)" office:value-type="time" office:time-value="PT05H00M14.302S" calcext:value-type="time">
            <text:p>05:0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78.65" calcext:value-type="float">
            <text:p>1178.65</text:p>
          </table:table-cell>
          <table:table-cell office:value-type="float" office:value="1395.46" calcext:value-type="float">
            <text:p>1395.46</text:p>
          </table:table-cell>
        </table:table-row>
        <table:table-row table:style-name="ro1">
          <table:table-cell office:value-type="float" office:value="18030302" calcext:value-type="float">
            <text:p>18030302</text:p>
          </table:table-cell>
          <table:table-cell table:formula="of:=TIME( ; ;[.A1129]/1000)" office:value-type="time" office:time-value="PT05H00M30.302S" calcext:value-type="time">
            <text:p>05:0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79.68" calcext:value-type="float">
            <text:p>1179.68</text:p>
          </table:table-cell>
          <table:table-cell office:value-type="float" office:value="1396.65" calcext:value-type="float">
            <text:p>1396.65</text:p>
          </table:table-cell>
        </table:table-row>
        <table:table-row table:style-name="ro1">
          <table:table-cell office:value-type="float" office:value="18046302" calcext:value-type="float">
            <text:p>18046302</text:p>
          </table:table-cell>
          <table:table-cell table:formula="of:=TIME( ; ;[.A1130]/1000)" office:value-type="time" office:time-value="PT05H00M46.302S" calcext:value-type="time">
            <text:p>05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0.71" calcext:value-type="float">
            <text:p>1180.71</text:p>
          </table:table-cell>
          <table:table-cell office:value-type="float" office:value="1397.84" calcext:value-type="float">
            <text:p>1397.84</text:p>
          </table:table-cell>
        </table:table-row>
        <table:table-row table:style-name="ro1">
          <table:table-cell office:value-type="float" office:value="18062302" calcext:value-type="float">
            <text:p>18062302</text:p>
          </table:table-cell>
          <table:table-cell table:formula="of:=TIME( ; ;[.A1131]/1000)" office:value-type="time" office:time-value="PT05H01M02.302S" calcext:value-type="time">
            <text:p>05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81.73" calcext:value-type="float">
            <text:p>1181.73</text:p>
          </table:table-cell>
          <table:table-cell office:value-type="float" office:value="1399.03" calcext:value-type="float">
            <text:p>1399.03</text:p>
          </table:table-cell>
        </table:table-row>
        <table:table-row table:style-name="ro1">
          <table:table-cell office:value-type="float" office:value="18078302" calcext:value-type="float">
            <text:p>18078302</text:p>
          </table:table-cell>
          <table:table-cell table:formula="of:=TIME( ; ;[.A1132]/1000)" office:value-type="time" office:time-value="PT05H01M18.302S" calcext:value-type="time">
            <text:p>05:0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2.76" calcext:value-type="float">
            <text:p>1182.76</text:p>
          </table:table-cell>
          <table:table-cell office:value-type="float" office:value="1400.22" calcext:value-type="float">
            <text:p>1400.22</text:p>
          </table:table-cell>
        </table:table-row>
        <table:table-row table:style-name="ro1">
          <table:table-cell office:value-type="float" office:value="18094302" calcext:value-type="float">
            <text:p>18094302</text:p>
          </table:table-cell>
          <table:table-cell table:formula="of:=TIME( ; ;[.A1133]/1000)" office:value-type="time" office:time-value="PT05H01M34.302S" calcext:value-type="time">
            <text:p>05:0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3.78" calcext:value-type="float">
            <text:p>1183.78</text:p>
          </table:table-cell>
          <table:table-cell office:value-type="float" office:value="1401.41" calcext:value-type="float">
            <text:p>1401.41</text:p>
          </table:table-cell>
        </table:table-row>
        <table:table-row table:style-name="ro1">
          <table:table-cell office:value-type="float" office:value="18110302" calcext:value-type="float">
            <text:p>18110302</text:p>
          </table:table-cell>
          <table:table-cell table:formula="of:=TIME( ; ;[.A1134]/1000)" office:value-type="time" office:time-value="PT05H01M50.302S" calcext:value-type="time">
            <text:p>05:0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4.81" calcext:value-type="float">
            <text:p>1184.81</text:p>
          </table:table-cell>
          <table:table-cell office:value-type="float" office:value="1402.6" calcext:value-type="float">
            <text:p>1402.6</text:p>
          </table:table-cell>
        </table:table-row>
        <table:table-row table:style-name="ro1">
          <table:table-cell office:value-type="float" office:value="18126302" calcext:value-type="float">
            <text:p>18126302</text:p>
          </table:table-cell>
          <table:table-cell table:formula="of:=TIME( ; ;[.A1135]/1000)" office:value-type="time" office:time-value="PT05H02M06.302S" calcext:value-type="time">
            <text:p>05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5.83" calcext:value-type="float">
            <text:p>1185.83</text:p>
          </table:table-cell>
          <table:table-cell office:value-type="float" office:value="1403.78" calcext:value-type="float">
            <text:p>1403.78</text:p>
          </table:table-cell>
        </table:table-row>
        <table:table-row table:style-name="ro1">
          <table:table-cell office:value-type="float" office:value="18142302" calcext:value-type="float">
            <text:p>18142302</text:p>
          </table:table-cell>
          <table:table-cell table:formula="of:=TIME( ; ;[.A1136]/1000)" office:value-type="time" office:time-value="PT05H02M22.302S" calcext:value-type="time">
            <text:p>05:0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86.86" calcext:value-type="float">
            <text:p>1186.86</text:p>
          </table:table-cell>
          <table:table-cell office:value-type="float" office:value="1404.97" calcext:value-type="float">
            <text:p>1404.97</text:p>
          </table:table-cell>
        </table:table-row>
        <table:table-row table:style-name="ro1">
          <table:table-cell office:value-type="float" office:value="18158302" calcext:value-type="float">
            <text:p>18158302</text:p>
          </table:table-cell>
          <table:table-cell table:formula="of:=TIME( ; ;[.A1137]/1000)" office:value-type="time" office:time-value="PT05H02M38.302S" calcext:value-type="time">
            <text:p>05:0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7.88" calcext:value-type="float">
            <text:p>1187.88</text:p>
          </table:table-cell>
          <table:table-cell office:value-type="float" office:value="1406.16" calcext:value-type="float">
            <text:p>1406.16</text:p>
          </table:table-cell>
        </table:table-row>
        <table:table-row table:style-name="ro1">
          <table:table-cell office:value-type="float" office:value="18174302" calcext:value-type="float">
            <text:p>18174302</text:p>
          </table:table-cell>
          <table:table-cell table:formula="of:=TIME( ; ;[.A1138]/1000)" office:value-type="time" office:time-value="PT05H02M54.302S" calcext:value-type="time">
            <text:p>05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88.91" calcext:value-type="float">
            <text:p>1188.91</text:p>
          </table:table-cell>
          <table:table-cell office:value-type="float" office:value="1407.35" calcext:value-type="float">
            <text:p>1407.35</text:p>
          </table:table-cell>
        </table:table-row>
        <table:table-row table:style-name="ro1">
          <table:table-cell office:value-type="float" office:value="18190302" calcext:value-type="float">
            <text:p>18190302</text:p>
          </table:table-cell>
          <table:table-cell table:formula="of:=TIME( ; ;[.A1139]/1000)" office:value-type="time" office:time-value="PT05H03M10.302S" calcext:value-type="time">
            <text:p>05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89.93" calcext:value-type="float">
            <text:p>1189.93</text:p>
          </table:table-cell>
          <table:table-cell office:value-type="float" office:value="1408.54" calcext:value-type="float">
            <text:p>1408.54</text:p>
          </table:table-cell>
        </table:table-row>
        <table:table-row table:style-name="ro1">
          <table:table-cell office:value-type="float" office:value="18206302" calcext:value-type="float">
            <text:p>18206302</text:p>
          </table:table-cell>
          <table:table-cell table:formula="of:=TIME( ; ;[.A1140]/1000)" office:value-type="time" office:time-value="PT05H03M26.302S" calcext:value-type="time">
            <text:p>05:0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0.96" calcext:value-type="float">
            <text:p>1190.96</text:p>
          </table:table-cell>
          <table:table-cell office:value-type="float" office:value="1409.72" calcext:value-type="float">
            <text:p>1409.72</text:p>
          </table:table-cell>
        </table:table-row>
        <table:table-row table:style-name="ro1">
          <table:table-cell office:value-type="float" office:value="18222302" calcext:value-type="float">
            <text:p>18222302</text:p>
          </table:table-cell>
          <table:table-cell table:formula="of:=TIME( ; ;[.A1141]/1000)" office:value-type="time" office:time-value="PT05H03M42.302S" calcext:value-type="time">
            <text:p>05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1.99" calcext:value-type="float">
            <text:p>1191.99</text:p>
          </table:table-cell>
          <table:table-cell office:value-type="float" office:value="1410.91" calcext:value-type="float">
            <text:p>1410.91</text:p>
          </table:table-cell>
        </table:table-row>
        <table:table-row table:style-name="ro1">
          <table:table-cell office:value-type="float" office:value="18238302" calcext:value-type="float">
            <text:p>18238302</text:p>
          </table:table-cell>
          <table:table-cell table:formula="of:=TIME( ; ;[.A1142]/1000)" office:value-type="time" office:time-value="PT05H03M58.302S" calcext:value-type="time">
            <text:p>05:0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3.01" calcext:value-type="float">
            <text:p>1193.01</text:p>
          </table:table-cell>
          <table:table-cell office:value-type="float" office:value="1412.1" calcext:value-type="float">
            <text:p>1412.1</text:p>
          </table:table-cell>
        </table:table-row>
        <table:table-row table:style-name="ro1">
          <table:table-cell office:value-type="float" office:value="18254302" calcext:value-type="float">
            <text:p>18254302</text:p>
          </table:table-cell>
          <table:table-cell table:formula="of:=TIME( ; ;[.A1143]/1000)" office:value-type="time" office:time-value="PT05H04M14.302S" calcext:value-type="time">
            <text:p>05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4.04" calcext:value-type="float">
            <text:p>1194.04</text:p>
          </table:table-cell>
          <table:table-cell office:value-type="float" office:value="1413.29" calcext:value-type="float">
            <text:p>1413.29</text:p>
          </table:table-cell>
        </table:table-row>
        <table:table-row table:style-name="ro1">
          <table:table-cell office:value-type="float" office:value="18270302" calcext:value-type="float">
            <text:p>18270302</text:p>
          </table:table-cell>
          <table:table-cell table:formula="of:=TIME( ; ;[.A1144]/1000)" office:value-type="time" office:time-value="PT05H04M30.302S" calcext:value-type="time">
            <text:p>05:0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195.06" calcext:value-type="float">
            <text:p>1195.06</text:p>
          </table:table-cell>
          <table:table-cell office:value-type="float" office:value="1414.48" calcext:value-type="float">
            <text:p>1414.48</text:p>
          </table:table-cell>
        </table:table-row>
        <table:table-row table:style-name="ro1">
          <table:table-cell office:value-type="float" office:value="18286302" calcext:value-type="float">
            <text:p>18286302</text:p>
          </table:table-cell>
          <table:table-cell table:formula="of:=TIME( ; ;[.A1145]/1000)" office:value-type="time" office:time-value="PT05H04M46.302S" calcext:value-type="time">
            <text:p>05:0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6.09" calcext:value-type="float">
            <text:p>1196.09</text:p>
          </table:table-cell>
          <table:table-cell office:value-type="float" office:value="1415.67" calcext:value-type="float">
            <text:p>1415.67</text:p>
          </table:table-cell>
        </table:table-row>
        <table:table-row table:style-name="ro1">
          <table:table-cell office:value-type="float" office:value="18302302" calcext:value-type="float">
            <text:p>18302302</text:p>
          </table:table-cell>
          <table:table-cell table:formula="of:=TIME( ; ;[.A1146]/1000)" office:value-type="time" office:time-value="PT05H05M02.302S" calcext:value-type="time">
            <text:p>05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7.11" calcext:value-type="float">
            <text:p>1197.11</text:p>
          </table:table-cell>
          <table:table-cell office:value-type="float" office:value="1416.85" calcext:value-type="float">
            <text:p>1416.85</text:p>
          </table:table-cell>
        </table:table-row>
        <table:table-row table:style-name="ro1">
          <table:table-cell office:value-type="float" office:value="18318302" calcext:value-type="float">
            <text:p>18318302</text:p>
          </table:table-cell>
          <table:table-cell table:formula="of:=TIME( ; ;[.A1147]/1000)" office:value-type="time" office:time-value="PT05H05M18.302S" calcext:value-type="time">
            <text:p>05:0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198.14" calcext:value-type="float">
            <text:p>1198.14</text:p>
          </table:table-cell>
          <table:table-cell office:value-type="float" office:value="1418.04" calcext:value-type="float">
            <text:p>1418.04</text:p>
          </table:table-cell>
        </table:table-row>
        <table:table-row table:style-name="ro1">
          <table:table-cell office:value-type="float" office:value="18334302" calcext:value-type="float">
            <text:p>18334302</text:p>
          </table:table-cell>
          <table:table-cell table:formula="of:=TIME( ; ;[.A1148]/1000)" office:value-type="time" office:time-value="PT05H05M34.302S" calcext:value-type="time">
            <text:p>05:0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199.16" calcext:value-type="float">
            <text:p>1199.16</text:p>
          </table:table-cell>
          <table:table-cell office:value-type="float" office:value="1419.23" calcext:value-type="float">
            <text:p>1419.23</text:p>
          </table:table-cell>
        </table:table-row>
        <table:table-row table:style-name="ro1">
          <table:table-cell office:value-type="float" office:value="18350302" calcext:value-type="float">
            <text:p>18350302</text:p>
          </table:table-cell>
          <table:table-cell table:formula="of:=TIME( ; ;[.A1149]/1000)" office:value-type="time" office:time-value="PT05H05M50.302S" calcext:value-type="time">
            <text:p>05:0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00.19" calcext:value-type="float">
            <text:p>1200.19</text:p>
          </table:table-cell>
          <table:table-cell office:value-type="float" office:value="1420.42" calcext:value-type="float">
            <text:p>1420.42</text:p>
          </table:table-cell>
        </table:table-row>
        <table:table-row table:style-name="ro1">
          <table:table-cell office:value-type="float" office:value="18366302" calcext:value-type="float">
            <text:p>18366302</text:p>
          </table:table-cell>
          <table:table-cell table:formula="of:=TIME( ; ;[.A1150]/1000)" office:value-type="time" office:time-value="PT05H06M06.302S" calcext:value-type="time">
            <text:p>05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01.21" calcext:value-type="float">
            <text:p>1201.21</text:p>
          </table:table-cell>
          <table:table-cell office:value-type="float" office:value="1421.61" calcext:value-type="float">
            <text:p>1421.61</text:p>
          </table:table-cell>
        </table:table-row>
        <table:table-row table:style-name="ro1">
          <table:table-cell office:value-type="float" office:value="18382302" calcext:value-type="float">
            <text:p>18382302</text:p>
          </table:table-cell>
          <table:table-cell table:formula="of:=TIME( ; ;[.A1151]/1000)" office:value-type="time" office:time-value="PT05H06M22.302S" calcext:value-type="time">
            <text:p>05:0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02.24" calcext:value-type="float">
            <text:p>1202.24</text:p>
          </table:table-cell>
          <table:table-cell office:value-type="float" office:value="1422.8" calcext:value-type="float">
            <text:p>1422.8</text:p>
          </table:table-cell>
        </table:table-row>
        <table:table-row table:style-name="ro1">
          <table:table-cell office:value-type="float" office:value="18398302" calcext:value-type="float">
            <text:p>18398302</text:p>
          </table:table-cell>
          <table:table-cell table:formula="of:=TIME( ; ;[.A1152]/1000)" office:value-type="time" office:time-value="PT05H06M38.302S" calcext:value-type="time">
            <text:p>05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03.26" calcext:value-type="float">
            <text:p>1203.26</text:p>
          </table:table-cell>
          <table:table-cell office:value-type="float" office:value="1423.98" calcext:value-type="float">
            <text:p>1423.98</text:p>
          </table:table-cell>
        </table:table-row>
        <table:table-row table:style-name="ro1">
          <table:table-cell office:value-type="float" office:value="18414302" calcext:value-type="float">
            <text:p>18414302</text:p>
          </table:table-cell>
          <table:table-cell table:formula="of:=TIME( ; ;[.A1153]/1000)" office:value-type="time" office:time-value="PT05H06M54.302S" calcext:value-type="time">
            <text:p>05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04.29" calcext:value-type="float">
            <text:p>1204.29</text:p>
          </table:table-cell>
          <table:table-cell office:value-type="float" office:value="1425.17" calcext:value-type="float">
            <text:p>1425.17</text:p>
          </table:table-cell>
        </table:table-row>
        <table:table-row table:style-name="ro1">
          <table:table-cell office:value-type="float" office:value="18430302" calcext:value-type="float">
            <text:p>18430302</text:p>
          </table:table-cell>
          <table:table-cell table:formula="of:=TIME( ; ;[.A1154]/1000)" office:value-type="time" office:time-value="PT05H07M10.302S" calcext:value-type="time">
            <text:p>05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05.31" calcext:value-type="float">
            <text:p>1205.31</text:p>
          </table:table-cell>
          <table:table-cell office:value-type="float" office:value="1426.36" calcext:value-type="float">
            <text:p>1426.36</text:p>
          </table:table-cell>
        </table:table-row>
        <table:table-row table:style-name="ro1">
          <table:table-cell office:value-type="float" office:value="18446302" calcext:value-type="float">
            <text:p>18446302</text:p>
          </table:table-cell>
          <table:table-cell table:formula="of:=TIME( ; ;[.A1155]/1000)" office:value-type="time" office:time-value="PT05H07M26.302S" calcext:value-type="time">
            <text:p>05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06.34" calcext:value-type="float">
            <text:p>1206.34</text:p>
          </table:table-cell>
          <table:table-cell office:value-type="float" office:value="1427.55" calcext:value-type="float">
            <text:p>1427.55</text:p>
          </table:table-cell>
        </table:table-row>
        <table:table-row table:style-name="ro1">
          <table:table-cell office:value-type="float" office:value="18462302" calcext:value-type="float">
            <text:p>18462302</text:p>
          </table:table-cell>
          <table:table-cell table:formula="of:=TIME( ; ;[.A1156]/1000)" office:value-type="time" office:time-value="PT05H07M42.302S" calcext:value-type="time">
            <text:p>05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07.37" calcext:value-type="float">
            <text:p>1207.37</text:p>
          </table:table-cell>
          <table:table-cell office:value-type="float" office:value="1428.74" calcext:value-type="float">
            <text:p>1428.74</text:p>
          </table:table-cell>
        </table:table-row>
        <table:table-row table:style-name="ro1">
          <table:table-cell office:value-type="float" office:value="18478302" calcext:value-type="float">
            <text:p>18478302</text:p>
          </table:table-cell>
          <table:table-cell table:formula="of:=TIME( ; ;[.A1157]/1000)" office:value-type="time" office:time-value="PT05H07M58.302S" calcext:value-type="time">
            <text:p>05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08.39" calcext:value-type="float">
            <text:p>1208.39</text:p>
          </table:table-cell>
          <table:table-cell office:value-type="float" office:value="1429.93" calcext:value-type="float">
            <text:p>1429.93</text:p>
          </table:table-cell>
        </table:table-row>
        <table:table-row table:style-name="ro1">
          <table:table-cell office:value-type="float" office:value="18494302" calcext:value-type="float">
            <text:p>18494302</text:p>
          </table:table-cell>
          <table:table-cell table:formula="of:=TIME( ; ;[.A1158]/1000)" office:value-type="time" office:time-value="PT05H08M14.302S" calcext:value-type="time">
            <text:p>05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09.42" calcext:value-type="float">
            <text:p>1209.42</text:p>
          </table:table-cell>
          <table:table-cell office:value-type="float" office:value="1431.11" calcext:value-type="float">
            <text:p>1431.11</text:p>
          </table:table-cell>
        </table:table-row>
        <table:table-row table:style-name="ro1">
          <table:table-cell office:value-type="float" office:value="18510302" calcext:value-type="float">
            <text:p>18510302</text:p>
          </table:table-cell>
          <table:table-cell table:formula="of:=TIME( ; ;[.A1159]/1000)" office:value-type="time" office:time-value="PT05H08M30.302S" calcext:value-type="time">
            <text:p>05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0.44" calcext:value-type="float">
            <text:p>1210.44</text:p>
          </table:table-cell>
          <table:table-cell office:value-type="float" office:value="1432.3" calcext:value-type="float">
            <text:p>1432.3</text:p>
          </table:table-cell>
        </table:table-row>
        <table:table-row table:style-name="ro1">
          <table:table-cell office:value-type="float" office:value="18526302" calcext:value-type="float">
            <text:p>18526302</text:p>
          </table:table-cell>
          <table:table-cell table:formula="of:=TIME( ; ;[.A1160]/1000)" office:value-type="time" office:time-value="PT05H08M46.302S" calcext:value-type="time">
            <text:p>05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11.47" calcext:value-type="float">
            <text:p>1211.47</text:p>
          </table:table-cell>
          <table:table-cell office:value-type="float" office:value="1433.49" calcext:value-type="float">
            <text:p>1433.49</text:p>
          </table:table-cell>
        </table:table-row>
        <table:table-row table:style-name="ro1">
          <table:table-cell office:value-type="float" office:value="18542302" calcext:value-type="float">
            <text:p>18542302</text:p>
          </table:table-cell>
          <table:table-cell table:formula="of:=TIME( ; ;[.A1161]/1000)" office:value-type="time" office:time-value="PT05H09M02.302S" calcext:value-type="time">
            <text:p>05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12.49" calcext:value-type="float">
            <text:p>1212.49</text:p>
          </table:table-cell>
          <table:table-cell office:value-type="float" office:value="1434.68" calcext:value-type="float">
            <text:p>1434.68</text:p>
          </table:table-cell>
        </table:table-row>
        <table:table-row table:style-name="ro1">
          <table:table-cell office:value-type="float" office:value="18558302" calcext:value-type="float">
            <text:p>18558302</text:p>
          </table:table-cell>
          <table:table-cell table:formula="of:=TIME( ; ;[.A1162]/1000)" office:value-type="time" office:time-value="PT05H09M18.302S" calcext:value-type="time">
            <text:p>05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3.52" calcext:value-type="float">
            <text:p>1213.52</text:p>
          </table:table-cell>
          <table:table-cell office:value-type="float" office:value="1435.87" calcext:value-type="float">
            <text:p>1435.87</text:p>
          </table:table-cell>
        </table:table-row>
        <table:table-row table:style-name="ro1">
          <table:table-cell office:value-type="float" office:value="18574302" calcext:value-type="float">
            <text:p>18574302</text:p>
          </table:table-cell>
          <table:table-cell table:formula="of:=TIME( ; ;[.A1163]/1000)" office:value-type="time" office:time-value="PT05H09M34.302S" calcext:value-type="time">
            <text:p>05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4.54" calcext:value-type="float">
            <text:p>1214.54</text:p>
          </table:table-cell>
          <table:table-cell office:value-type="float" office:value="1437.05" calcext:value-type="float">
            <text:p>1437.05</text:p>
          </table:table-cell>
        </table:table-row>
        <table:table-row table:style-name="ro1">
          <table:table-cell office:value-type="float" office:value="18590302" calcext:value-type="float">
            <text:p>18590302</text:p>
          </table:table-cell>
          <table:table-cell table:formula="of:=TIME( ; ;[.A1164]/1000)" office:value-type="time" office:time-value="PT05H09M50.302S" calcext:value-type="time">
            <text:p>05:0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5.57" calcext:value-type="float">
            <text:p>1215.57</text:p>
          </table:table-cell>
          <table:table-cell office:value-type="float" office:value="1438.24" calcext:value-type="float">
            <text:p>1438.24</text:p>
          </table:table-cell>
        </table:table-row>
        <table:table-row table:style-name="ro1">
          <table:table-cell office:value-type="float" office:value="18606302" calcext:value-type="float">
            <text:p>18606302</text:p>
          </table:table-cell>
          <table:table-cell table:formula="of:=TIME( ; ;[.A1165]/1000)" office:value-type="time" office:time-value="PT05H10M06.302S" calcext:value-type="time">
            <text:p>05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16.59" calcext:value-type="float">
            <text:p>1216.59</text:p>
          </table:table-cell>
          <table:table-cell office:value-type="float" office:value="1439.43" calcext:value-type="float">
            <text:p>1439.43</text:p>
          </table:table-cell>
        </table:table-row>
        <table:table-row table:style-name="ro1">
          <table:table-cell office:value-type="float" office:value="18622302" calcext:value-type="float">
            <text:p>18622302</text:p>
          </table:table-cell>
          <table:table-cell table:formula="of:=TIME( ; ;[.A1166]/1000)" office:value-type="time" office:time-value="PT05H10M22.302S" calcext:value-type="time">
            <text:p>05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7.62" calcext:value-type="float">
            <text:p>1217.62</text:p>
          </table:table-cell>
          <table:table-cell office:value-type="float" office:value="1440.62" calcext:value-type="float">
            <text:p>1440.62</text:p>
          </table:table-cell>
        </table:table-row>
        <table:table-row table:style-name="ro1">
          <table:table-cell office:value-type="float" office:value="18638302" calcext:value-type="float">
            <text:p>18638302</text:p>
          </table:table-cell>
          <table:table-cell table:formula="of:=TIME( ; ;[.A1167]/1000)" office:value-type="time" office:time-value="PT05H10M38.302S" calcext:value-type="time">
            <text:p>05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18.64" calcext:value-type="float">
            <text:p>1218.64</text:p>
          </table:table-cell>
          <table:table-cell office:value-type="float" office:value="1441.81" calcext:value-type="float">
            <text:p>1441.81</text:p>
          </table:table-cell>
        </table:table-row>
        <table:table-row table:style-name="ro1">
          <table:table-cell office:value-type="float" office:value="18654302" calcext:value-type="float">
            <text:p>18654302</text:p>
          </table:table-cell>
          <table:table-cell table:formula="of:=TIME( ; ;[.A1168]/1000)" office:value-type="time" office:time-value="PT05H10M54.302S" calcext:value-type="time">
            <text:p>05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19.67" calcext:value-type="float">
            <text:p>1219.67</text:p>
          </table:table-cell>
          <table:table-cell office:value-type="float" office:value="1442.99" calcext:value-type="float">
            <text:p>1442.99</text:p>
          </table:table-cell>
        </table:table-row>
        <table:table-row table:style-name="ro1">
          <table:table-cell office:value-type="float" office:value="18670302" calcext:value-type="float">
            <text:p>18670302</text:p>
          </table:table-cell>
          <table:table-cell table:formula="of:=TIME( ; ;[.A1169]/1000)" office:value-type="time" office:time-value="PT05H11M10.302S" calcext:value-type="time">
            <text:p>05:1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0.69" calcext:value-type="float">
            <text:p>1220.69</text:p>
          </table:table-cell>
          <table:table-cell office:value-type="float" office:value="1444.18" calcext:value-type="float">
            <text:p>1444.18</text:p>
          </table:table-cell>
        </table:table-row>
        <table:table-row table:style-name="ro1">
          <table:table-cell office:value-type="float" office:value="18686302" calcext:value-type="float">
            <text:p>18686302</text:p>
          </table:table-cell>
          <table:table-cell table:formula="of:=TIME( ; ;[.A1170]/1000)" office:value-type="time" office:time-value="PT05H11M26.302S" calcext:value-type="time">
            <text:p>05:1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1.72" calcext:value-type="float">
            <text:p>1221.72</text:p>
          </table:table-cell>
          <table:table-cell office:value-type="float" office:value="1445.37" calcext:value-type="float">
            <text:p>1445.37</text:p>
          </table:table-cell>
        </table:table-row>
        <table:table-row table:style-name="ro1">
          <table:table-cell office:value-type="float" office:value="18702302" calcext:value-type="float">
            <text:p>18702302</text:p>
          </table:table-cell>
          <table:table-cell table:formula="of:=TIME( ; ;[.A1171]/1000)" office:value-type="time" office:time-value="PT05H11M42.302S" calcext:value-type="time">
            <text:p>05:1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22.75" calcext:value-type="float">
            <text:p>1222.75</text:p>
          </table:table-cell>
          <table:table-cell office:value-type="float" office:value="1446.56" calcext:value-type="float">
            <text:p>1446.56</text:p>
          </table:table-cell>
        </table:table-row>
        <table:table-row table:style-name="ro1">
          <table:table-cell office:value-type="float" office:value="18718302" calcext:value-type="float">
            <text:p>18718302</text:p>
          </table:table-cell>
          <table:table-cell table:formula="of:=TIME( ; ;[.A1172]/1000)" office:value-type="time" office:time-value="PT05H11M58.302S" calcext:value-type="time">
            <text:p>05:1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23.77" calcext:value-type="float">
            <text:p>1223.77</text:p>
          </table:table-cell>
          <table:table-cell office:value-type="float" office:value="1447.75" calcext:value-type="float">
            <text:p>1447.75</text:p>
          </table:table-cell>
        </table:table-row>
        <table:table-row table:style-name="ro1">
          <table:table-cell office:value-type="float" office:value="18734302" calcext:value-type="float">
            <text:p>18734302</text:p>
          </table:table-cell>
          <table:table-cell table:formula="of:=TIME( ; ;[.A1173]/1000)" office:value-type="time" office:time-value="PT05H12M14.302S" calcext:value-type="time">
            <text:p>05:1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4.8" calcext:value-type="float">
            <text:p>1224.8</text:p>
          </table:table-cell>
          <table:table-cell office:value-type="float" office:value="1448.93" calcext:value-type="float">
            <text:p>1448.93</text:p>
          </table:table-cell>
        </table:table-row>
        <table:table-row table:style-name="ro1">
          <table:table-cell office:value-type="float" office:value="18750302" calcext:value-type="float">
            <text:p>18750302</text:p>
          </table:table-cell>
          <table:table-cell table:formula="of:=TIME( ; ;[.A1174]/1000)" office:value-type="time" office:time-value="PT05H12M30.302S" calcext:value-type="time">
            <text:p>05:1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5.82" calcext:value-type="float">
            <text:p>1225.82</text:p>
          </table:table-cell>
          <table:table-cell office:value-type="float" office:value="1450.12" calcext:value-type="float">
            <text:p>1450.12</text:p>
          </table:table-cell>
        </table:table-row>
        <table:table-row table:style-name="ro1">
          <table:table-cell office:value-type="float" office:value="18766302" calcext:value-type="float">
            <text:p>18766302</text:p>
          </table:table-cell>
          <table:table-cell table:formula="of:=TIME( ; ;[.A1175]/1000)" office:value-type="time" office:time-value="PT05H12M46.302S" calcext:value-type="time">
            <text:p>05:1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6.85" calcext:value-type="float">
            <text:p>1226.85</text:p>
          </table:table-cell>
          <table:table-cell office:value-type="float" office:value="1451.31" calcext:value-type="float">
            <text:p>1451.31</text:p>
          </table:table-cell>
        </table:table-row>
        <table:table-row table:style-name="ro1">
          <table:table-cell office:value-type="float" office:value="18782302" calcext:value-type="float">
            <text:p>18782302</text:p>
          </table:table-cell>
          <table:table-cell table:formula="of:=TIME( ; ;[.A1176]/1000)" office:value-type="time" office:time-value="PT05H13M02.302S" calcext:value-type="time">
            <text:p>05:1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7.87" calcext:value-type="float">
            <text:p>1227.87</text:p>
          </table:table-cell>
          <table:table-cell office:value-type="float" office:value="1452.5" calcext:value-type="float">
            <text:p>1452.5</text:p>
          </table:table-cell>
        </table:table-row>
        <table:table-row table:style-name="ro1">
          <table:table-cell office:value-type="float" office:value="18798302" calcext:value-type="float">
            <text:p>18798302</text:p>
          </table:table-cell>
          <table:table-cell table:formula="of:=TIME( ; ;[.A1177]/1000)" office:value-type="time" office:time-value="PT05H13M18.302S" calcext:value-type="time">
            <text:p>05:1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8.9" calcext:value-type="float">
            <text:p>1228.9</text:p>
          </table:table-cell>
          <table:table-cell office:value-type="float" office:value="1453.69" calcext:value-type="float">
            <text:p>1453.69</text:p>
          </table:table-cell>
        </table:table-row>
        <table:table-row table:style-name="ro1">
          <table:table-cell office:value-type="float" office:value="18814302" calcext:value-type="float">
            <text:p>18814302</text:p>
          </table:table-cell>
          <table:table-cell table:formula="of:=TIME( ; ;[.A1178]/1000)" office:value-type="time" office:time-value="PT05H13M34.302S" calcext:value-type="time">
            <text:p>05:1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29.92" calcext:value-type="float">
            <text:p>1229.92</text:p>
          </table:table-cell>
          <table:table-cell office:value-type="float" office:value="1454.87" calcext:value-type="float">
            <text:p>1454.87</text:p>
          </table:table-cell>
        </table:table-row>
        <table:table-row table:style-name="ro1">
          <table:table-cell office:value-type="float" office:value="18830302" calcext:value-type="float">
            <text:p>18830302</text:p>
          </table:table-cell>
          <table:table-cell table:formula="of:=TIME( ; ;[.A1179]/1000)" office:value-type="time" office:time-value="PT05H13M50.302S" calcext:value-type="time">
            <text:p>05:1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0.95" calcext:value-type="float">
            <text:p>1230.95</text:p>
          </table:table-cell>
          <table:table-cell office:value-type="float" office:value="1456.06" calcext:value-type="float">
            <text:p>1456.06</text:p>
          </table:table-cell>
        </table:table-row>
        <table:table-row table:style-name="ro1">
          <table:table-cell office:value-type="float" office:value="18846302" calcext:value-type="float">
            <text:p>18846302</text:p>
          </table:table-cell>
          <table:table-cell table:formula="of:=TIME( ; ;[.A1180]/1000)" office:value-type="time" office:time-value="PT05H14M06.302S" calcext:value-type="time">
            <text:p>05:1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1.97" calcext:value-type="float">
            <text:p>1231.97</text:p>
          </table:table-cell>
          <table:table-cell office:value-type="float" office:value="1457.25" calcext:value-type="float">
            <text:p>1457.25</text:p>
          </table:table-cell>
        </table:table-row>
        <table:table-row table:style-name="ro1">
          <table:table-cell office:value-type="float" office:value="18862302" calcext:value-type="float">
            <text:p>18862302</text:p>
          </table:table-cell>
          <table:table-cell table:formula="of:=TIME( ; ;[.A1181]/1000)" office:value-type="time" office:time-value="PT05H14M22.302S" calcext:value-type="time">
            <text:p>05:1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233" calcext:value-type="float">
            <text:p>1233</text:p>
          </table:table-cell>
          <table:table-cell office:value-type="float" office:value="1458.44" calcext:value-type="float">
            <text:p>1458.44</text:p>
          </table:table-cell>
        </table:table-row>
        <table:table-row table:style-name="ro1">
          <table:table-cell office:value-type="float" office:value="18878302" calcext:value-type="float">
            <text:p>18878302</text:p>
          </table:table-cell>
          <table:table-cell table:formula="of:=TIME( ; ;[.A1182]/1000)" office:value-type="time" office:time-value="PT05H14M38.302S" calcext:value-type="time">
            <text:p>05:1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4.02" calcext:value-type="float">
            <text:p>1234.02</text:p>
          </table:table-cell>
          <table:table-cell office:value-type="float" office:value="1459.63" calcext:value-type="float">
            <text:p>1459.63</text:p>
          </table:table-cell>
        </table:table-row>
        <table:table-row table:style-name="ro1">
          <table:table-cell office:value-type="float" office:value="18894302" calcext:value-type="float">
            <text:p>18894302</text:p>
          </table:table-cell>
          <table:table-cell table:formula="of:=TIME( ; ;[.A1183]/1000)" office:value-type="time" office:time-value="PT05H14M54.302S" calcext:value-type="time">
            <text:p>05:1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5.05" calcext:value-type="float">
            <text:p>1235.05</text:p>
          </table:table-cell>
          <table:table-cell office:value-type="float" office:value="1460.81" calcext:value-type="float">
            <text:p>1460.81</text:p>
          </table:table-cell>
        </table:table-row>
        <table:table-row table:style-name="ro1">
          <table:table-cell office:value-type="float" office:value="18910302" calcext:value-type="float">
            <text:p>18910302</text:p>
          </table:table-cell>
          <table:table-cell table:formula="of:=TIME( ; ;[.A1184]/1000)" office:value-type="time" office:time-value="PT05H15M10.302S" calcext:value-type="time">
            <text:p>05:1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6.07" calcext:value-type="float">
            <text:p>1236.07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 office:value-type="float" office:value="18926302" calcext:value-type="float">
            <text:p>18926302</text:p>
          </table:table-cell>
          <table:table-cell table:formula="of:=TIME( ; ;[.A1185]/1000)" office:value-type="time" office:time-value="PT05H15M26.302S" calcext:value-type="time">
            <text:p>05:1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37.1" calcext:value-type="float">
            <text:p>1237.1</text:p>
          </table:table-cell>
          <table:table-cell office:value-type="float" office:value="1463.19" calcext:value-type="float">
            <text:p>1463.19</text:p>
          </table:table-cell>
        </table:table-row>
        <table:table-row table:style-name="ro1">
          <table:table-cell office:value-type="float" office:value="18942302" calcext:value-type="float">
            <text:p>18942302</text:p>
          </table:table-cell>
          <table:table-cell table:formula="of:=TIME( ; ;[.A1186]/1000)" office:value-type="time" office:time-value="PT05H15M42.302S" calcext:value-type="time">
            <text:p>05:1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38.12" calcext:value-type="float">
            <text:p>1238.12</text:p>
          </table:table-cell>
          <table:table-cell office:value-type="float" office:value="1464.38" calcext:value-type="float">
            <text:p>1464.38</text:p>
          </table:table-cell>
        </table:table-row>
        <table:table-row table:style-name="ro1">
          <table:table-cell office:value-type="float" office:value="18958302" calcext:value-type="float">
            <text:p>18958302</text:p>
          </table:table-cell>
          <table:table-cell table:formula="of:=TIME( ; ;[.A1187]/1000)" office:value-type="time" office:time-value="PT05H15M58.302S" calcext:value-type="time">
            <text:p>05:1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39.15" calcext:value-type="float">
            <text:p>1239.15</text:p>
          </table:table-cell>
          <table:table-cell office:value-type="float" office:value="1465.57" calcext:value-type="float">
            <text:p>1465.57</text:p>
          </table:table-cell>
        </table:table-row>
        <table:table-row table:style-name="ro1">
          <table:table-cell office:value-type="float" office:value="18974302" calcext:value-type="float">
            <text:p>18974302</text:p>
          </table:table-cell>
          <table:table-cell table:formula="of:=TIME( ; ;[.A1188]/1000)" office:value-type="time" office:time-value="PT05H16M14.302S" calcext:value-type="time">
            <text:p>05:1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0.17" calcext:value-type="float">
            <text:p>1240.17</text:p>
          </table:table-cell>
          <table:table-cell office:value-type="float" office:value="1466.75" calcext:value-type="float">
            <text:p>1466.75</text:p>
          </table:table-cell>
        </table:table-row>
        <table:table-row table:style-name="ro1">
          <table:table-cell office:value-type="float" office:value="18990302" calcext:value-type="float">
            <text:p>18990302</text:p>
          </table:table-cell>
          <table:table-cell table:formula="of:=TIME( ; ;[.A1189]/1000)" office:value-type="time" office:time-value="PT05H16M30.302S" calcext:value-type="time">
            <text:p>05:1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1.2" calcext:value-type="float">
            <text:p>1241.2</text:p>
          </table:table-cell>
          <table:table-cell office:value-type="float" office:value="1467.94" calcext:value-type="float">
            <text:p>1467.94</text:p>
          </table:table-cell>
        </table:table-row>
        <table:table-row table:style-name="ro1">
          <table:table-cell office:value-type="float" office:value="19006302" calcext:value-type="float">
            <text:p>19006302</text:p>
          </table:table-cell>
          <table:table-cell table:formula="of:=TIME( ; ;[.A1190]/1000)" office:value-type="time" office:time-value="PT05H16M46.302S" calcext:value-type="time">
            <text:p>05:1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2.22" calcext:value-type="float">
            <text:p>1242.22</text:p>
          </table:table-cell>
          <table:table-cell office:value-type="float" office:value="1469.13" calcext:value-type="float">
            <text:p>1469.13</text:p>
          </table:table-cell>
        </table:table-row>
        <table:table-row table:style-name="ro1">
          <table:table-cell office:value-type="float" office:value="19022302" calcext:value-type="float">
            <text:p>19022302</text:p>
          </table:table-cell>
          <table:table-cell table:formula="of:=TIME( ; ;[.A1191]/1000)" office:value-type="time" office:time-value="PT05H17M02.302S" calcext:value-type="time">
            <text:p>05:1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3.25" calcext:value-type="float">
            <text:p>1243.25</text:p>
          </table:table-cell>
          <table:table-cell office:value-type="float" office:value="1470.32" calcext:value-type="float">
            <text:p>1470.32</text:p>
          </table:table-cell>
        </table:table-row>
        <table:table-row table:style-name="ro1">
          <table:table-cell office:value-type="float" office:value="19038302" calcext:value-type="float">
            <text:p>19038302</text:p>
          </table:table-cell>
          <table:table-cell table:formula="of:=TIME( ; ;[.A1192]/1000)" office:value-type="time" office:time-value="PT05H17M18.302S" calcext:value-type="time">
            <text:p>05:1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4.27" calcext:value-type="float">
            <text:p>1244.27</text:p>
          </table:table-cell>
          <table:table-cell office:value-type="float" office:value="1471.5" calcext:value-type="float">
            <text:p>1471.5</text:p>
          </table:table-cell>
        </table:table-row>
        <table:table-row table:style-name="ro1">
          <table:table-cell office:value-type="float" office:value="19054302" calcext:value-type="float">
            <text:p>19054302</text:p>
          </table:table-cell>
          <table:table-cell table:formula="of:=TIME( ; ;[.A1193]/1000)" office:value-type="time" office:time-value="PT05H17M34.302S" calcext:value-type="time">
            <text:p>05:1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5.3" calcext:value-type="float">
            <text:p>1245.3</text:p>
          </table:table-cell>
          <table:table-cell office:value-type="float" office:value="1472.69" calcext:value-type="float">
            <text:p>1472.69</text:p>
          </table:table-cell>
        </table:table-row>
        <table:table-row table:style-name="ro1">
          <table:table-cell office:value-type="float" office:value="19070302" calcext:value-type="float">
            <text:p>19070302</text:p>
          </table:table-cell>
          <table:table-cell table:formula="of:=TIME( ; ;[.A1194]/1000)" office:value-type="time" office:time-value="PT05H17M50.302S" calcext:value-type="time">
            <text:p>05:1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6.33" calcext:value-type="float">
            <text:p>1246.33</text:p>
          </table:table-cell>
          <table:table-cell office:value-type="float" office:value="1473.88" calcext:value-type="float">
            <text:p>1473.88</text:p>
          </table:table-cell>
        </table:table-row>
        <table:table-row table:style-name="ro1">
          <table:table-cell office:value-type="float" office:value="19086302" calcext:value-type="float">
            <text:p>19086302</text:p>
          </table:table-cell>
          <table:table-cell table:formula="of:=TIME( ; ;[.A1195]/1000)" office:value-type="time" office:time-value="PT05H18M06.302S" calcext:value-type="time">
            <text:p>05:1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247.35" calcext:value-type="float">
            <text:p>1247.35</text:p>
          </table:table-cell>
          <table:table-cell office:value-type="float" office:value="1475.07" calcext:value-type="float">
            <text:p>1475.07</text:p>
          </table:table-cell>
        </table:table-row>
        <table:table-row table:style-name="ro1">
          <table:table-cell office:value-type="float" office:value="19102302" calcext:value-type="float">
            <text:p>19102302</text:p>
          </table:table-cell>
          <table:table-cell table:formula="of:=TIME( ; ;[.A1196]/1000)" office:value-type="time" office:time-value="PT05H18M22.302S" calcext:value-type="time">
            <text:p>05:1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8.38" calcext:value-type="float">
            <text:p>1248.38</text:p>
          </table:table-cell>
          <table:table-cell office:value-type="float" office:value="1476.26" calcext:value-type="float">
            <text:p>1476.26</text:p>
          </table:table-cell>
        </table:table-row>
        <table:table-row table:style-name="ro1">
          <table:table-cell office:value-type="float" office:value="19118302" calcext:value-type="float">
            <text:p>19118302</text:p>
          </table:table-cell>
          <table:table-cell table:formula="of:=TIME( ; ;[.A1197]/1000)" office:value-type="time" office:time-value="PT05H18M38.302S" calcext:value-type="time">
            <text:p>05:1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49.4" calcext:value-type="float">
            <text:p>1249.4</text:p>
          </table:table-cell>
          <table:table-cell office:value-type="float" office:value="1477.44" calcext:value-type="float">
            <text:p>1477.44</text:p>
          </table:table-cell>
        </table:table-row>
        <table:table-row table:style-name="ro1">
          <table:table-cell office:value-type="float" office:value="19134302" calcext:value-type="float">
            <text:p>19134302</text:p>
          </table:table-cell>
          <table:table-cell table:formula="of:=TIME( ; ;[.A1198]/1000)" office:value-type="time" office:time-value="PT05H18M54.302S" calcext:value-type="time">
            <text:p>05:1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250.43" calcext:value-type="float">
            <text:p>1250.43</text:p>
          </table:table-cell>
          <table:table-cell office:value-type="float" office:value="1478.63" calcext:value-type="float">
            <text:p>1478.63</text:p>
          </table:table-cell>
        </table:table-row>
        <table:table-row table:style-name="ro1">
          <table:table-cell office:value-type="float" office:value="19150302" calcext:value-type="float">
            <text:p>19150302</text:p>
          </table:table-cell>
          <table:table-cell table:formula="of:=TIME( ; ;[.A1199]/1000)" office:value-type="time" office:time-value="PT05H19M10.302S" calcext:value-type="time">
            <text:p>05:1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1.45" calcext:value-type="float">
            <text:p>1251.45</text:p>
          </table:table-cell>
          <table:table-cell office:value-type="float" office:value="1479.82" calcext:value-type="float">
            <text:p>1479.82</text:p>
          </table:table-cell>
        </table:table-row>
        <table:table-row table:style-name="ro1">
          <table:table-cell office:value-type="float" office:value="19166302" calcext:value-type="float">
            <text:p>19166302</text:p>
          </table:table-cell>
          <table:table-cell table:formula="of:=TIME( ; ;[.A1200]/1000)" office:value-type="time" office:time-value="PT05H19M26.302S" calcext:value-type="time">
            <text:p>05:1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2.48" calcext:value-type="float">
            <text:p>1252.48</text:p>
          </table:table-cell>
          <table:table-cell office:value-type="float" office:value="1481.01" calcext:value-type="float">
            <text:p>1481.01</text:p>
          </table:table-cell>
        </table:table-row>
        <table:table-row table:style-name="ro1">
          <table:table-cell office:value-type="float" office:value="19182302" calcext:value-type="float">
            <text:p>19182302</text:p>
          </table:table-cell>
          <table:table-cell table:formula="of:=TIME( ; ;[.A1201]/1000)" office:value-type="time" office:time-value="PT05H19M42.302S" calcext:value-type="time">
            <text:p>05:1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3.5" calcext:value-type="float">
            <text:p>1253.5</text:p>
          </table:table-cell>
          <table:table-cell office:value-type="float" office:value="1482.19" calcext:value-type="float">
            <text:p>1482.19</text:p>
          </table:table-cell>
        </table:table-row>
        <table:table-row table:style-name="ro1">
          <table:table-cell office:value-type="float" office:value="19198302" calcext:value-type="float">
            <text:p>19198302</text:p>
          </table:table-cell>
          <table:table-cell table:formula="of:=TIME( ; ;[.A1202]/1000)" office:value-type="time" office:time-value="PT05H19M58.302S" calcext:value-type="time">
            <text:p>05:1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4.53" calcext:value-type="float">
            <text:p>1254.53</text:p>
          </table:table-cell>
          <table:table-cell office:value-type="float" office:value="1483.38" calcext:value-type="float">
            <text:p>1483.38</text:p>
          </table:table-cell>
        </table:table-row>
        <table:table-row table:style-name="ro1">
          <table:table-cell office:value-type="float" office:value="19214302" calcext:value-type="float">
            <text:p>19214302</text:p>
          </table:table-cell>
          <table:table-cell table:formula="of:=TIME( ; ;[.A1203]/1000)" office:value-type="time" office:time-value="PT05H20M14.302S" calcext:value-type="time">
            <text:p>05:2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5.55" calcext:value-type="float">
            <text:p>1255.55</text:p>
          </table:table-cell>
          <table:table-cell office:value-type="float" office:value="1484.57" calcext:value-type="float">
            <text:p>1484.57</text:p>
          </table:table-cell>
        </table:table-row>
        <table:table-row table:style-name="ro1">
          <table:table-cell office:value-type="float" office:value="19230302" calcext:value-type="float">
            <text:p>19230302</text:p>
          </table:table-cell>
          <table:table-cell table:formula="of:=TIME( ; ;[.A1204]/1000)" office:value-type="time" office:time-value="PT05H20M30.302S" calcext:value-type="time">
            <text:p>05:2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6.58" calcext:value-type="float">
            <text:p>1256.58</text:p>
          </table:table-cell>
          <table:table-cell office:value-type="float" office:value="1485.76" calcext:value-type="float">
            <text:p>1485.76</text:p>
          </table:table-cell>
        </table:table-row>
        <table:table-row table:style-name="ro1">
          <table:table-cell office:value-type="float" office:value="19246302" calcext:value-type="float">
            <text:p>19246302</text:p>
          </table:table-cell>
          <table:table-cell table:formula="of:=TIME( ; ;[.A1205]/1000)" office:value-type="time" office:time-value="PT05H20M46.302S" calcext:value-type="time">
            <text:p>05:2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7.6" calcext:value-type="float">
            <text:p>1257.6</text:p>
          </table:table-cell>
          <table:table-cell office:value-type="float" office:value="1486.94" calcext:value-type="float">
            <text:p>1486.94</text:p>
          </table:table-cell>
        </table:table-row>
        <table:table-row table:style-name="ro1">
          <table:table-cell office:value-type="float" office:value="19262302" calcext:value-type="float">
            <text:p>19262302</text:p>
          </table:table-cell>
          <table:table-cell table:formula="of:=TIME( ; ;[.A1206]/1000)" office:value-type="time" office:time-value="PT05H21M02.302S" calcext:value-type="time">
            <text:p>05:2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58.63" calcext:value-type="float">
            <text:p>1258.63</text:p>
          </table:table-cell>
          <table:table-cell office:value-type="float" office:value="1488.13" calcext:value-type="float">
            <text:p>1488.13</text:p>
          </table:table-cell>
        </table:table-row>
        <table:table-row table:style-name="ro1">
          <table:table-cell office:value-type="float" office:value="19278302" calcext:value-type="float">
            <text:p>19278302</text:p>
          </table:table-cell>
          <table:table-cell table:formula="of:=TIME( ; ;[.A1207]/1000)" office:value-type="time" office:time-value="PT05H21M18.302S" calcext:value-type="time">
            <text:p>05:2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59.65" calcext:value-type="float">
            <text:p>1259.65</text:p>
          </table:table-cell>
          <table:table-cell office:value-type="float" office:value="1489.32" calcext:value-type="float">
            <text:p>1489.32</text:p>
          </table:table-cell>
        </table:table-row>
        <table:table-row table:style-name="ro1">
          <table:table-cell office:value-type="float" office:value="19294302" calcext:value-type="float">
            <text:p>19294302</text:p>
          </table:table-cell>
          <table:table-cell table:formula="of:=TIME( ; ;[.A1208]/1000)" office:value-type="time" office:time-value="PT05H21M34.302S" calcext:value-type="time">
            <text:p>05:2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0.68" calcext:value-type="float">
            <text:p>1260.68</text:p>
          </table:table-cell>
          <table:table-cell office:value-type="float" office:value="1490.51" calcext:value-type="float">
            <text:p>1490.51</text:p>
          </table:table-cell>
        </table:table-row>
        <table:table-row table:style-name="ro1">
          <table:table-cell office:value-type="float" office:value="19310302" calcext:value-type="float">
            <text:p>19310302</text:p>
          </table:table-cell>
          <table:table-cell table:formula="of:=TIME( ; ;[.A1209]/1000)" office:value-type="time" office:time-value="PT05H21M50.302S" calcext:value-type="time">
            <text:p>05:2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61.7" calcext:value-type="float">
            <text:p>1261.7</text:p>
          </table:table-cell>
          <table:table-cell office:value-type="float" office:value="1491.7" calcext:value-type="float">
            <text:p>1491.7</text:p>
          </table:table-cell>
        </table:table-row>
        <table:table-row table:style-name="ro1">
          <table:table-cell office:value-type="float" office:value="19326302" calcext:value-type="float">
            <text:p>19326302</text:p>
          </table:table-cell>
          <table:table-cell table:formula="of:=TIME( ; ;[.A1210]/1000)" office:value-type="time" office:time-value="PT05H22M06.302S" calcext:value-type="time">
            <text:p>05:2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2.73" calcext:value-type="float">
            <text:p>1262.73</text:p>
          </table:table-cell>
          <table:table-cell office:value-type="float" office:value="1492.88" calcext:value-type="float">
            <text:p>1492.88</text:p>
          </table:table-cell>
        </table:table-row>
        <table:table-row table:style-name="ro1">
          <table:table-cell office:value-type="float" office:value="19342302" calcext:value-type="float">
            <text:p>19342302</text:p>
          </table:table-cell>
          <table:table-cell table:formula="of:=TIME( ; ;[.A1211]/1000)" office:value-type="time" office:time-value="PT05H22M22.302S" calcext:value-type="time">
            <text:p>05:2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3.75" calcext:value-type="float">
            <text:p>1263.75</text:p>
          </table:table-cell>
          <table:table-cell office:value-type="float" office:value="1494.07" calcext:value-type="float">
            <text:p>1494.07</text:p>
          </table:table-cell>
        </table:table-row>
        <table:table-row table:style-name="ro1">
          <table:table-cell office:value-type="float" office:value="19358302" calcext:value-type="float">
            <text:p>19358302</text:p>
          </table:table-cell>
          <table:table-cell table:formula="of:=TIME( ; ;[.A1212]/1000)" office:value-type="time" office:time-value="PT05H22M38.302S" calcext:value-type="time">
            <text:p>05:2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64.78" calcext:value-type="float">
            <text:p>1264.78</text:p>
          </table:table-cell>
          <table:table-cell office:value-type="float" office:value="1495.26" calcext:value-type="float">
            <text:p>1495.26</text:p>
          </table:table-cell>
        </table:table-row>
        <table:table-row table:style-name="ro1">
          <table:table-cell office:value-type="float" office:value="19374302" calcext:value-type="float">
            <text:p>19374302</text:p>
          </table:table-cell>
          <table:table-cell table:formula="of:=TIME( ; ;[.A1213]/1000)" office:value-type="time" office:time-value="PT05H22M54.302S" calcext:value-type="time">
            <text:p>05:2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65.8" calcext:value-type="float">
            <text:p>1265.8</text:p>
          </table:table-cell>
          <table:table-cell office:value-type="float" office:value="1496.45" calcext:value-type="float">
            <text:p>1496.45</text:p>
          </table:table-cell>
        </table:table-row>
        <table:table-row table:style-name="ro1">
          <table:table-cell office:value-type="float" office:value="19390302" calcext:value-type="float">
            <text:p>19390302</text:p>
          </table:table-cell>
          <table:table-cell table:formula="of:=TIME( ; ;[.A1214]/1000)" office:value-type="time" office:time-value="PT05H23M10.302S" calcext:value-type="time">
            <text:p>05:2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6.83" calcext:value-type="float">
            <text:p>1266.83</text:p>
          </table:table-cell>
          <table:table-cell office:value-type="float" office:value="1497.63" calcext:value-type="float">
            <text:p>1497.63</text:p>
          </table:table-cell>
        </table:table-row>
        <table:table-row table:style-name="ro1">
          <table:table-cell office:value-type="float" office:value="19406302" calcext:value-type="float">
            <text:p>19406302</text:p>
          </table:table-cell>
          <table:table-cell table:formula="of:=TIME( ; ;[.A1215]/1000)" office:value-type="time" office:time-value="PT05H23M26.302S" calcext:value-type="time">
            <text:p>05:2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7.85" calcext:value-type="float">
            <text:p>1267.85</text:p>
          </table:table-cell>
          <table:table-cell office:value-type="float" office:value="1498.82" calcext:value-type="float">
            <text:p>1498.82</text:p>
          </table:table-cell>
        </table:table-row>
        <table:table-row table:style-name="ro1">
          <table:table-cell office:value-type="float" office:value="19422301" calcext:value-type="float">
            <text:p>19422301</text:p>
          </table:table-cell>
          <table:table-cell table:formula="of:=TIME( ; ;[.A1216]/1000)" office:value-type="time" office:time-value="PT05H23M42.301S" calcext:value-type="time">
            <text:p>05:2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68.88" calcext:value-type="float">
            <text:p>1268.88</text:p>
          </table:table-cell>
          <table:table-cell office:value-type="float" office:value="1500.01" calcext:value-type="float">
            <text:p>1500.01</text:p>
          </table:table-cell>
        </table:table-row>
        <table:table-row table:style-name="ro1">
          <table:table-cell office:value-type="float" office:value="19438302" calcext:value-type="float">
            <text:p>19438302</text:p>
          </table:table-cell>
          <table:table-cell table:formula="of:=TIME( ; ;[.A1217]/1000)" office:value-type="time" office:time-value="PT05H23M58.302S" calcext:value-type="time">
            <text:p>05:2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69.9" calcext:value-type="float">
            <text:p>1269.9</text:p>
          </table:table-cell>
          <table:table-cell office:value-type="float" office:value="1501.2" calcext:value-type="float">
            <text:p>1501.2</text:p>
          </table:table-cell>
        </table:table-row>
        <table:table-row table:style-name="ro1">
          <table:table-cell office:value-type="float" office:value="19454302" calcext:value-type="float">
            <text:p>19454302</text:p>
          </table:table-cell>
          <table:table-cell table:formula="of:=TIME( ; ;[.A1218]/1000)" office:value-type="time" office:time-value="PT05H24M14.302S" calcext:value-type="time">
            <text:p>05:2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0.93" calcext:value-type="float">
            <text:p>1270.93</text:p>
          </table:table-cell>
          <table:table-cell office:value-type="float" office:value="1502.38" calcext:value-type="float">
            <text:p>1502.38</text:p>
          </table:table-cell>
        </table:table-row>
        <table:table-row table:style-name="ro1">
          <table:table-cell office:value-type="float" office:value="19470302" calcext:value-type="float">
            <text:p>19470302</text:p>
          </table:table-cell>
          <table:table-cell table:formula="of:=TIME( ; ;[.A1219]/1000)" office:value-type="time" office:time-value="PT05H24M30.302S" calcext:value-type="time">
            <text:p>05:2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1.95" calcext:value-type="float">
            <text:p>1271.95</text:p>
          </table:table-cell>
          <table:table-cell office:value-type="float" office:value="1503.57" calcext:value-type="float">
            <text:p>1503.57</text:p>
          </table:table-cell>
        </table:table-row>
        <table:table-row table:style-name="ro1">
          <table:table-cell office:value-type="float" office:value="19486302" calcext:value-type="float">
            <text:p>19486302</text:p>
          </table:table-cell>
          <table:table-cell table:formula="of:=TIME( ; ;[.A1220]/1000)" office:value-type="time" office:time-value="PT05H24M46.302S" calcext:value-type="time">
            <text:p>05:2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2.98" calcext:value-type="float">
            <text:p>1272.98</text:p>
          </table:table-cell>
          <table:table-cell office:value-type="float" office:value="1504.76" calcext:value-type="float">
            <text:p>1504.76</text:p>
          </table:table-cell>
        </table:table-row>
        <table:table-row table:style-name="ro1">
          <table:table-cell office:value-type="float" office:value="19502302" calcext:value-type="float">
            <text:p>19502302</text:p>
          </table:table-cell>
          <table:table-cell table:formula="of:=TIME( ; ;[.A1221]/1000)" office:value-type="time" office:time-value="PT05H25M02.302S" calcext:value-type="time">
            <text:p>05:2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4" calcext:value-type="float">
            <text:p>1274</text:p>
          </table:table-cell>
          <table:table-cell office:value-type="float" office:value="1505.95" calcext:value-type="float">
            <text:p>1505.95</text:p>
          </table:table-cell>
        </table:table-row>
        <table:table-row table:style-name="ro1">
          <table:table-cell office:value-type="float" office:value="19518302" calcext:value-type="float">
            <text:p>19518302</text:p>
          </table:table-cell>
          <table:table-cell table:formula="of:=TIME( ; ;[.A1222]/1000)" office:value-type="time" office:time-value="PT05H25M18.302S" calcext:value-type="time">
            <text:p>05:2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5.03" calcext:value-type="float">
            <text:p>1275.03</text:p>
          </table:table-cell>
          <table:table-cell office:value-type="float" office:value="1507.13" calcext:value-type="float">
            <text:p>1507.13</text:p>
          </table:table-cell>
        </table:table-row>
        <table:table-row table:style-name="ro1">
          <table:table-cell office:value-type="float" office:value="19534302" calcext:value-type="float">
            <text:p>19534302</text:p>
          </table:table-cell>
          <table:table-cell table:formula="of:=TIME( ; ;[.A1223]/1000)" office:value-type="time" office:time-value="PT05H25M34.302S" calcext:value-type="time">
            <text:p>05:2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6.05" calcext:value-type="float">
            <text:p>1276.05</text:p>
          </table:table-cell>
          <table:table-cell office:value-type="float" office:value="1508.32" calcext:value-type="float">
            <text:p>1508.32</text:p>
          </table:table-cell>
        </table:table-row>
        <table:table-row table:style-name="ro1">
          <table:table-cell office:value-type="float" office:value="19550302" calcext:value-type="float">
            <text:p>19550302</text:p>
          </table:table-cell>
          <table:table-cell table:formula="of:=TIME( ; ;[.A1224]/1000)" office:value-type="time" office:time-value="PT05H25M50.302S" calcext:value-type="time">
            <text:p>05:2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7.08" calcext:value-type="float">
            <text:p>1277.08</text:p>
          </table:table-cell>
          <table:table-cell office:value-type="float" office:value="1509.51" calcext:value-type="float">
            <text:p>1509.51</text:p>
          </table:table-cell>
        </table:table-row>
        <table:table-row table:style-name="ro1">
          <table:table-cell office:value-type="float" office:value="19566302" calcext:value-type="float">
            <text:p>19566302</text:p>
          </table:table-cell>
          <table:table-cell table:formula="of:=TIME( ; ;[.A1225]/1000)" office:value-type="time" office:time-value="PT05H26M06.302S" calcext:value-type="time">
            <text:p>05:2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8.1" calcext:value-type="float">
            <text:p>1278.1</text:p>
          </table:table-cell>
          <table:table-cell office:value-type="float" office:value="1510.7" calcext:value-type="float">
            <text:p>1510.7</text:p>
          </table:table-cell>
        </table:table-row>
        <table:table-row table:style-name="ro1">
          <table:table-cell office:value-type="float" office:value="19582302" calcext:value-type="float">
            <text:p>19582302</text:p>
          </table:table-cell>
          <table:table-cell table:formula="of:=TIME( ; ;[.A1226]/1000)" office:value-type="time" office:time-value="PT05H26M22.302S" calcext:value-type="time">
            <text:p>05:2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79.13" calcext:value-type="float">
            <text:p>1279.13</text:p>
          </table:table-cell>
          <table:table-cell office:value-type="float" office:value="1511.88" calcext:value-type="float">
            <text:p>1511.88</text:p>
          </table:table-cell>
        </table:table-row>
        <table:table-row table:style-name="ro1">
          <table:table-cell office:value-type="float" office:value="19598302" calcext:value-type="float">
            <text:p>19598302</text:p>
          </table:table-cell>
          <table:table-cell table:formula="of:=TIME( ; ;[.A1227]/1000)" office:value-type="time" office:time-value="PT05H26M38.302S" calcext:value-type="time">
            <text:p>05:2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0.15" calcext:value-type="float">
            <text:p>1280.15</text:p>
          </table:table-cell>
          <table:table-cell office:value-type="float" office:value="1513.07" calcext:value-type="float">
            <text:p>1513.07</text:p>
          </table:table-cell>
        </table:table-row>
        <table:table-row table:style-name="ro1">
          <table:table-cell office:value-type="float" office:value="19614302" calcext:value-type="float">
            <text:p>19614302</text:p>
          </table:table-cell>
          <table:table-cell table:formula="of:=TIME( ; ;[.A1228]/1000)" office:value-type="time" office:time-value="PT05H26M54.302S" calcext:value-type="time">
            <text:p>05:2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1.18" calcext:value-type="float">
            <text:p>1281.18</text:p>
          </table:table-cell>
          <table:table-cell office:value-type="float" office:value="1514.26" calcext:value-type="float">
            <text:p>1514.26</text:p>
          </table:table-cell>
        </table:table-row>
        <table:table-row table:style-name="ro1">
          <table:table-cell office:value-type="float" office:value="19630302" calcext:value-type="float">
            <text:p>19630302</text:p>
          </table:table-cell>
          <table:table-cell table:formula="of:=TIME( ; ;[.A1229]/1000)" office:value-type="time" office:time-value="PT05H27M10.302S" calcext:value-type="time">
            <text:p>05:2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282.2" calcext:value-type="float">
            <text:p>1282.2</text:p>
          </table:table-cell>
          <table:table-cell office:value-type="float" office:value="1515.44" calcext:value-type="float">
            <text:p>1515.44</text:p>
          </table:table-cell>
        </table:table-row>
        <table:table-row table:style-name="ro1">
          <table:table-cell office:value-type="float" office:value="19646302" calcext:value-type="float">
            <text:p>19646302</text:p>
          </table:table-cell>
          <table:table-cell table:formula="of:=TIME( ; ;[.A1230]/1000)" office:value-type="time" office:time-value="PT05H27M26.302S" calcext:value-type="time">
            <text:p>05:2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3.23" calcext:value-type="float">
            <text:p>1283.23</text:p>
          </table:table-cell>
          <table:table-cell office:value-type="float" office:value="1516.63" calcext:value-type="float">
            <text:p>1516.63</text:p>
          </table:table-cell>
        </table:table-row>
        <table:table-row table:style-name="ro1">
          <table:table-cell office:value-type="float" office:value="19662302" calcext:value-type="float">
            <text:p>19662302</text:p>
          </table:table-cell>
          <table:table-cell table:formula="of:=TIME( ; ;[.A1231]/1000)" office:value-type="time" office:time-value="PT05H27M42.302S" calcext:value-type="time">
            <text:p>05:2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4.25" calcext:value-type="float">
            <text:p>1284.25</text:p>
          </table:table-cell>
          <table:table-cell office:value-type="float" office:value="1517.82" calcext:value-type="float">
            <text:p>1517.82</text:p>
          </table:table-cell>
        </table:table-row>
        <table:table-row table:style-name="ro1">
          <table:table-cell office:value-type="float" office:value="19678302" calcext:value-type="float">
            <text:p>19678302</text:p>
          </table:table-cell>
          <table:table-cell table:formula="of:=TIME( ; ;[.A1232]/1000)" office:value-type="time" office:time-value="PT05H27M58.302S" calcext:value-type="time">
            <text:p>05:2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5.28" calcext:value-type="float">
            <text:p>1285.28</text:p>
          </table:table-cell>
          <table:table-cell office:value-type="float" office:value="1519.01" calcext:value-type="float">
            <text:p>1519.01</text:p>
          </table:table-cell>
        </table:table-row>
        <table:table-row table:style-name="ro1">
          <table:table-cell office:value-type="float" office:value="19694302" calcext:value-type="float">
            <text:p>19694302</text:p>
          </table:table-cell>
          <table:table-cell table:formula="of:=TIME( ; ;[.A1233]/1000)" office:value-type="time" office:time-value="PT05H28M14.302S" calcext:value-type="time">
            <text:p>05:2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6.3" calcext:value-type="float">
            <text:p>1286.3</text:p>
          </table:table-cell>
          <table:table-cell office:value-type="float" office:value="1520.19" calcext:value-type="float">
            <text:p>1520.19</text:p>
          </table:table-cell>
        </table:table-row>
        <table:table-row table:style-name="ro1">
          <table:table-cell office:value-type="float" office:value="19710302" calcext:value-type="float">
            <text:p>19710302</text:p>
          </table:table-cell>
          <table:table-cell table:formula="of:=TIME( ; ;[.A1234]/1000)" office:value-type="time" office:time-value="PT05H28M30.302S" calcext:value-type="time">
            <text:p>05:2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7.33" calcext:value-type="float">
            <text:p>1287.33</text:p>
          </table:table-cell>
          <table:table-cell office:value-type="float" office:value="1521.38" calcext:value-type="float">
            <text:p>1521.38</text:p>
          </table:table-cell>
        </table:table-row>
        <table:table-row table:style-name="ro1">
          <table:table-cell office:value-type="float" office:value="19726302" calcext:value-type="float">
            <text:p>19726302</text:p>
          </table:table-cell>
          <table:table-cell table:formula="of:=TIME( ; ;[.A1235]/1000)" office:value-type="time" office:time-value="PT05H28M46.302S" calcext:value-type="time">
            <text:p>05:2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88.36" calcext:value-type="float">
            <text:p>1288.36</text:p>
          </table:table-cell>
          <table:table-cell office:value-type="float" office:value="1522.57" calcext:value-type="float">
            <text:p>1522.57</text:p>
          </table:table-cell>
        </table:table-row>
        <table:table-row table:style-name="ro1">
          <table:table-cell office:value-type="float" office:value="19742302" calcext:value-type="float">
            <text:p>19742302</text:p>
          </table:table-cell>
          <table:table-cell table:formula="of:=TIME( ; ;[.A1236]/1000)" office:value-type="time" office:time-value="PT05H29M02.302S" calcext:value-type="time">
            <text:p>05:2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289.38" calcext:value-type="float">
            <text:p>1289.38</text:p>
          </table:table-cell>
          <table:table-cell office:value-type="float" office:value="1523.76" calcext:value-type="float">
            <text:p>1523.76</text:p>
          </table:table-cell>
        </table:table-row>
        <table:table-row table:style-name="ro1">
          <table:table-cell office:value-type="float" office:value="19758302" calcext:value-type="float">
            <text:p>19758302</text:p>
          </table:table-cell>
          <table:table-cell table:formula="of:=TIME( ; ;[.A1237]/1000)" office:value-type="time" office:time-value="PT05H29M18.302S" calcext:value-type="time">
            <text:p>05:2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0.41" calcext:value-type="float">
            <text:p>1290.41</text:p>
          </table:table-cell>
          <table:table-cell office:value-type="float" office:value="1524.94" calcext:value-type="float">
            <text:p>1524.94</text:p>
          </table:table-cell>
        </table:table-row>
        <table:table-row table:style-name="ro1">
          <table:table-cell office:value-type="float" office:value="19774302" calcext:value-type="float">
            <text:p>19774302</text:p>
          </table:table-cell>
          <table:table-cell table:formula="of:=TIME( ; ;[.A1238]/1000)" office:value-type="time" office:time-value="PT05H29M34.302S" calcext:value-type="time">
            <text:p>05:2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291.43" calcext:value-type="float">
            <text:p>1291.43</text:p>
          </table:table-cell>
          <table:table-cell office:value-type="float" office:value="1526.13" calcext:value-type="float">
            <text:p>1526.13</text:p>
          </table:table-cell>
        </table:table-row>
        <table:table-row table:style-name="ro1">
          <table:table-cell office:value-type="float" office:value="19790302" calcext:value-type="float">
            <text:p>19790302</text:p>
          </table:table-cell>
          <table:table-cell table:formula="of:=TIME( ; ;[.A1239]/1000)" office:value-type="time" office:time-value="PT05H29M50.302S" calcext:value-type="time">
            <text:p>05:2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2.46" calcext:value-type="float">
            <text:p>1292.46</text:p>
          </table:table-cell>
          <table:table-cell office:value-type="float" office:value="1527.32" calcext:value-type="float">
            <text:p>1527.32</text:p>
          </table:table-cell>
        </table:table-row>
        <table:table-row table:style-name="ro1">
          <table:table-cell office:value-type="float" office:value="19806302" calcext:value-type="float">
            <text:p>19806302</text:p>
          </table:table-cell>
          <table:table-cell table:formula="of:=TIME( ; ;[.A1240]/1000)" office:value-type="time" office:time-value="PT05H30M06.302S" calcext:value-type="time">
            <text:p>05:3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3.48" calcext:value-type="float">
            <text:p>1293.48</text:p>
          </table:table-cell>
          <table:table-cell office:value-type="float" office:value="1528.5" calcext:value-type="float">
            <text:p>1528.5</text:p>
          </table:table-cell>
        </table:table-row>
        <table:table-row table:style-name="ro1">
          <table:table-cell office:value-type="float" office:value="19822302" calcext:value-type="float">
            <text:p>19822302</text:p>
          </table:table-cell>
          <table:table-cell table:formula="of:=TIME( ; ;[.A1241]/1000)" office:value-type="time" office:time-value="PT05H30M22.302S" calcext:value-type="time">
            <text:p>05:3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4.51" calcext:value-type="float">
            <text:p>1294.51</text:p>
          </table:table-cell>
          <table:table-cell office:value-type="float" office:value="1529.69" calcext:value-type="float">
            <text:p>1529.69</text:p>
          </table:table-cell>
        </table:table-row>
        <table:table-row table:style-name="ro1">
          <table:table-cell office:value-type="float" office:value="19838302" calcext:value-type="float">
            <text:p>19838302</text:p>
          </table:table-cell>
          <table:table-cell table:formula="of:=TIME( ; ;[.A1242]/1000)" office:value-type="time" office:time-value="PT05H30M38.302S" calcext:value-type="time">
            <text:p>05:3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5.53" calcext:value-type="float">
            <text:p>1295.53</text:p>
          </table:table-cell>
          <table:table-cell office:value-type="float" office:value="1530.88" calcext:value-type="float">
            <text:p>1530.88</text:p>
          </table:table-cell>
        </table:table-row>
        <table:table-row table:style-name="ro1">
          <table:table-cell office:value-type="float" office:value="19854302" calcext:value-type="float">
            <text:p>19854302</text:p>
          </table:table-cell>
          <table:table-cell table:formula="of:=TIME( ; ;[.A1243]/1000)" office:value-type="time" office:time-value="PT05H30M54.302S" calcext:value-type="time">
            <text:p>05:3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6.56" calcext:value-type="float">
            <text:p>1296.56</text:p>
          </table:table-cell>
          <table:table-cell office:value-type="float" office:value="1532.06" calcext:value-type="float">
            <text:p>1532.06</text:p>
          </table:table-cell>
        </table:table-row>
        <table:table-row table:style-name="ro1">
          <table:table-cell office:value-type="float" office:value="19870302" calcext:value-type="float">
            <text:p>19870302</text:p>
          </table:table-cell>
          <table:table-cell table:formula="of:=TIME( ; ;[.A1244]/1000)" office:value-type="time" office:time-value="PT05H31M10.302S" calcext:value-type="time">
            <text:p>05:3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297.58" calcext:value-type="float">
            <text:p>1297.58</text:p>
          </table:table-cell>
          <table:table-cell office:value-type="float" office:value="1533.25" calcext:value-type="float">
            <text:p>1533.25</text:p>
          </table:table-cell>
        </table:table-row>
        <table:table-row table:style-name="ro1">
          <table:table-cell office:value-type="float" office:value="19886302" calcext:value-type="float">
            <text:p>19886302</text:p>
          </table:table-cell>
          <table:table-cell table:formula="of:=TIME( ; ;[.A1245]/1000)" office:value-type="time" office:time-value="PT05H31M26.302S" calcext:value-type="time">
            <text:p>05:3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298.61" calcext:value-type="float">
            <text:p>1298.61</text:p>
          </table:table-cell>
          <table:table-cell office:value-type="float" office:value="1534.44" calcext:value-type="float">
            <text:p>1534.44</text:p>
          </table:table-cell>
        </table:table-row>
        <table:table-row table:style-name="ro1">
          <table:table-cell office:value-type="float" office:value="19902302" calcext:value-type="float">
            <text:p>19902302</text:p>
          </table:table-cell>
          <table:table-cell table:formula="of:=TIME( ; ;[.A1246]/1000)" office:value-type="time" office:time-value="PT05H31M42.302S" calcext:value-type="time">
            <text:p>05:3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299.63" calcext:value-type="float">
            <text:p>1299.63</text:p>
          </table:table-cell>
          <table:table-cell office:value-type="float" office:value="1535.62" calcext:value-type="float">
            <text:p>1535.62</text:p>
          </table:table-cell>
        </table:table-row>
        <table:table-row table:style-name="ro1">
          <table:table-cell office:value-type="float" office:value="19918302" calcext:value-type="float">
            <text:p>19918302</text:p>
          </table:table-cell>
          <table:table-cell table:formula="of:=TIME( ; ;[.A1247]/1000)" office:value-type="time" office:time-value="PT05H31M58.302S" calcext:value-type="time">
            <text:p>05:3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0.66" calcext:value-type="float">
            <text:p>1300.66</text:p>
          </table:table-cell>
          <table:table-cell office:value-type="float" office:value="1536.81" calcext:value-type="float">
            <text:p>1536.81</text:p>
          </table:table-cell>
        </table:table-row>
        <table:table-row table:style-name="ro1">
          <table:table-cell office:value-type="float" office:value="19934302" calcext:value-type="float">
            <text:p>19934302</text:p>
          </table:table-cell>
          <table:table-cell table:formula="of:=TIME( ; ;[.A1248]/1000)" office:value-type="time" office:time-value="PT05H32M14.302S" calcext:value-type="time">
            <text:p>05:3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1.68" calcext:value-type="float">
            <text:p>1301.68</text:p>
          </table:table-cell>
          <table:table-cell office:value-type="float" office:value="1538" calcext:value-type="float">
            <text:p>1538</text:p>
          </table:table-cell>
        </table:table-row>
        <table:table-row table:style-name="ro1">
          <table:table-cell office:value-type="float" office:value="19950302" calcext:value-type="float">
            <text:p>19950302</text:p>
          </table:table-cell>
          <table:table-cell table:formula="of:=TIME( ; ;[.A1249]/1000)" office:value-type="time" office:time-value="PT05H32M30.302S" calcext:value-type="time">
            <text:p>05:3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02.71" calcext:value-type="float">
            <text:p>1302.71</text:p>
          </table:table-cell>
          <table:table-cell office:value-type="float" office:value="1539.19" calcext:value-type="float">
            <text:p>1539.19</text:p>
          </table:table-cell>
        </table:table-row>
        <table:table-row table:style-name="ro1">
          <table:table-cell office:value-type="float" office:value="19966302" calcext:value-type="float">
            <text:p>19966302</text:p>
          </table:table-cell>
          <table:table-cell table:formula="of:=TIME( ; ;[.A1250]/1000)" office:value-type="time" office:time-value="PT05H32M46.302S" calcext:value-type="time">
            <text:p>05:3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3.73" calcext:value-type="float">
            <text:p>1303.73</text:p>
          </table:table-cell>
          <table:table-cell office:value-type="float" office:value="1540.37" calcext:value-type="float">
            <text:p>1540.37</text:p>
          </table:table-cell>
        </table:table-row>
        <table:table-row table:style-name="ro1">
          <table:table-cell office:value-type="float" office:value="19982302" calcext:value-type="float">
            <text:p>19982302</text:p>
          </table:table-cell>
          <table:table-cell table:formula="of:=TIME( ; ;[.A1251]/1000)" office:value-type="time" office:time-value="PT05H33M02.302S" calcext:value-type="time">
            <text:p>05:3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4.76" calcext:value-type="float">
            <text:p>1304.76</text:p>
          </table:table-cell>
          <table:table-cell office:value-type="float" office:value="1541.56" calcext:value-type="float">
            <text:p>1541.56</text:p>
          </table:table-cell>
        </table:table-row>
        <table:table-row table:style-name="ro1">
          <table:table-cell office:value-type="float" office:value="19998302" calcext:value-type="float">
            <text:p>19998302</text:p>
          </table:table-cell>
          <table:table-cell table:formula="of:=TIME( ; ;[.A1252]/1000)" office:value-type="time" office:time-value="PT05H33M18.302S" calcext:value-type="time">
            <text:p>05:3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5" calcext:value-type="float">
            <text:p>266.35</text:p>
          </table:table-cell>
          <table:table-cell office:value-type="float" office:value="1305.78" calcext:value-type="float">
            <text:p>1305.78</text:p>
          </table:table-cell>
          <table:table-cell office:value-type="float" office:value="1542.75" calcext:value-type="float">
            <text:p>1542.75</text:p>
          </table:table-cell>
        </table:table-row>
        <table:table-row table:style-name="ro1">
          <table:table-cell office:value-type="float" office:value="20014302" calcext:value-type="float">
            <text:p>20014302</text:p>
          </table:table-cell>
          <table:table-cell table:formula="of:=TIME( ; ;[.A1253]/1000)" office:value-type="time" office:time-value="PT05H33M34.302S" calcext:value-type="time">
            <text:p>05:3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6.81" calcext:value-type="float">
            <text:p>1306.81</text:p>
          </table:table-cell>
          <table:table-cell office:value-type="float" office:value="1543.93" calcext:value-type="float">
            <text:p>1543.93</text:p>
          </table:table-cell>
        </table:table-row>
        <table:table-row table:style-name="ro1">
          <table:table-cell office:value-type="float" office:value="20030302" calcext:value-type="float">
            <text:p>20030302</text:p>
          </table:table-cell>
          <table:table-cell table:formula="of:=TIME( ; ;[.A1254]/1000)" office:value-type="time" office:time-value="PT05H33M50.302S" calcext:value-type="time">
            <text:p>05:3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307.83" calcext:value-type="float">
            <text:p>1307.83</text:p>
          </table:table-cell>
          <table:table-cell office:value-type="float" office:value="1545.12" calcext:value-type="float">
            <text:p>1545.12</text:p>
          </table:table-cell>
        </table:table-row>
        <table:table-row table:style-name="ro1">
          <table:table-cell office:value-type="float" office:value="20046302" calcext:value-type="float">
            <text:p>20046302</text:p>
          </table:table-cell>
          <table:table-cell table:formula="of:=TIME( ; ;[.A1255]/1000)" office:value-type="time" office:time-value="PT05H34M06.302S" calcext:value-type="time">
            <text:p>05:3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08.86" calcext:value-type="float">
            <text:p>1308.86</text:p>
          </table:table-cell>
          <table:table-cell office:value-type="float" office:value="1546.31" calcext:value-type="float">
            <text:p>1546.31</text:p>
          </table:table-cell>
        </table:table-row>
        <table:table-row table:style-name="ro1">
          <table:table-cell office:value-type="float" office:value="20062302" calcext:value-type="float">
            <text:p>20062302</text:p>
          </table:table-cell>
          <table:table-cell table:formula="of:=TIME( ; ;[.A1256]/1000)" office:value-type="time" office:time-value="PT05H34M22.302S" calcext:value-type="time">
            <text:p>05:3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09.88" calcext:value-type="float">
            <text:p>1309.88</text:p>
          </table:table-cell>
          <table:table-cell office:value-type="float" office:value="1547.49" calcext:value-type="float">
            <text:p>1547.49</text:p>
          </table:table-cell>
        </table:table-row>
        <table:table-row table:style-name="ro1">
          <table:table-cell office:value-type="float" office:value="20078302" calcext:value-type="float">
            <text:p>20078302</text:p>
          </table:table-cell>
          <table:table-cell table:formula="of:=TIME( ; ;[.A1257]/1000)" office:value-type="time" office:time-value="PT05H34M38.302S" calcext:value-type="time">
            <text:p>05:3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10.91" calcext:value-type="float">
            <text:p>1310.91</text:p>
          </table:table-cell>
          <table:table-cell office:value-type="float" office:value="1548.68" calcext:value-type="float">
            <text:p>1548.68</text:p>
          </table:table-cell>
        </table:table-row>
        <table:table-row table:style-name="ro1">
          <table:table-cell office:value-type="float" office:value="20094301" calcext:value-type="float">
            <text:p>20094301</text:p>
          </table:table-cell>
          <table:table-cell table:formula="of:=TIME( ; ;[.A1258]/1000)" office:value-type="time" office:time-value="PT05H34M54.301S" calcext:value-type="time">
            <text:p>05:3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11.93" calcext:value-type="float">
            <text:p>1311.93</text:p>
          </table:table-cell>
          <table:table-cell office:value-type="float" office:value="1549.87" calcext:value-type="float">
            <text:p>1549.87</text:p>
          </table:table-cell>
        </table:table-row>
        <table:table-row table:style-name="ro1">
          <table:table-cell office:value-type="float" office:value="20110302" calcext:value-type="float">
            <text:p>20110302</text:p>
          </table:table-cell>
          <table:table-cell table:formula="of:=TIME( ; ;[.A1259]/1000)" office:value-type="time" office:time-value="PT05H35M10.302S" calcext:value-type="time">
            <text:p>05:3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12.96" calcext:value-type="float">
            <text:p>1312.96</text:p>
          </table:table-cell>
          <table:table-cell office:value-type="float" office:value="1551.05" calcext:value-type="float">
            <text:p>1551.05</text:p>
          </table:table-cell>
        </table:table-row>
        <table:table-row table:style-name="ro1">
          <table:table-cell office:value-type="float" office:value="20126302" calcext:value-type="float">
            <text:p>20126302</text:p>
          </table:table-cell>
          <table:table-cell table:formula="of:=TIME( ; ;[.A1260]/1000)" office:value-type="time" office:time-value="PT05H35M26.302S" calcext:value-type="time">
            <text:p>05:3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6" calcext:value-type="float">
            <text:p>266.36</text:p>
          </table:table-cell>
          <table:table-cell office:value-type="float" office:value="1313.98" calcext:value-type="float">
            <text:p>1313.98</text:p>
          </table:table-cell>
          <table:table-cell office:value-type="float" office:value="1552.24" calcext:value-type="float">
            <text:p>1552.24</text:p>
          </table:table-cell>
        </table:table-row>
        <table:table-row table:style-name="ro1">
          <table:table-cell office:value-type="float" office:value="20142301" calcext:value-type="float">
            <text:p>20142301</text:p>
          </table:table-cell>
          <table:table-cell table:formula="of:=TIME( ; ;[.A1261]/1000)" office:value-type="time" office:time-value="PT05H35M42.301S" calcext:value-type="time">
            <text:p>05:3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6.35" calcext:value-type="float">
            <text:p>266.35</text:p>
          </table:table-cell>
          <table:table-cell office:value-type="float" office:value="1315.01" calcext:value-type="float">
            <text:p>1315.01</text:p>
          </table:table-cell>
          <table:table-cell office:value-type="float" office:value="1553.43" calcext:value-type="float">
            <text:p>1553.43</text:p>
          </table:table-cell>
        </table:table-row>
        <table:table-row table:style-name="ro1">
          <table:table-cell office:value-type="float" office:value="20158302" calcext:value-type="float">
            <text:p>20158302</text:p>
          </table:table-cell>
          <table:table-cell table:formula="of:=TIME( ; ;[.A1262]/1000)" office:value-type="time" office:time-value="PT05H35M58.302S" calcext:value-type="time">
            <text:p>05:3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16.03" calcext:value-type="float">
            <text:p>1316.03</text:p>
          </table:table-cell>
          <table:table-cell office:value-type="float" office:value="1554.61" calcext:value-type="float">
            <text:p>1554.61</text:p>
          </table:table-cell>
        </table:table-row>
        <table:table-row table:style-name="ro1">
          <table:table-cell office:value-type="float" office:value="20174302" calcext:value-type="float">
            <text:p>20174302</text:p>
          </table:table-cell>
          <table:table-cell table:formula="of:=TIME( ; ;[.A1263]/1000)" office:value-type="time" office:time-value="PT05H36M14.302S" calcext:value-type="time">
            <text:p>05:3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317.06" calcext:value-type="float">
            <text:p>1317.06</text:p>
          </table:table-cell>
          <table:table-cell office:value-type="float" office:value="1555.8" calcext:value-type="float">
            <text:p>1555.8</text:p>
          </table:table-cell>
        </table:table-row>
        <table:table-row table:style-name="ro1">
          <table:table-cell office:value-type="float" office:value="20190302" calcext:value-type="float">
            <text:p>20190302</text:p>
          </table:table-cell>
          <table:table-cell table:formula="of:=TIME( ; ;[.A1264]/1000)" office:value-type="time" office:time-value="PT05H36M30.302S" calcext:value-type="time">
            <text:p>05:3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18.08" calcext:value-type="float">
            <text:p>1318.08</text:p>
          </table:table-cell>
          <table:table-cell office:value-type="float" office:value="1556.98" calcext:value-type="float">
            <text:p>1556.98</text:p>
          </table:table-cell>
        </table:table-row>
        <table:table-row table:style-name="ro1">
          <table:table-cell office:value-type="float" office:value="20206302" calcext:value-type="float">
            <text:p>20206302</text:p>
          </table:table-cell>
          <table:table-cell table:formula="of:=TIME( ; ;[.A1265]/1000)" office:value-type="time" office:time-value="PT05H36M46.302S" calcext:value-type="time">
            <text:p>05:3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19.11" calcext:value-type="float">
            <text:p>1319.11</text:p>
          </table:table-cell>
          <table:table-cell office:value-type="float" office:value="1558.17" calcext:value-type="float">
            <text:p>1558.17</text:p>
          </table:table-cell>
        </table:table-row>
        <table:table-row table:style-name="ro1">
          <table:table-cell office:value-type="float" office:value="20222302" calcext:value-type="float">
            <text:p>20222302</text:p>
          </table:table-cell>
          <table:table-cell table:formula="of:=TIME( ; ;[.A1266]/1000)" office:value-type="time" office:time-value="PT05H37M02.302S" calcext:value-type="time">
            <text:p>05:3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0.13" calcext:value-type="float">
            <text:p>1320.13</text:p>
          </table:table-cell>
          <table:table-cell office:value-type="float" office:value="1559.36" calcext:value-type="float">
            <text:p>1559.36</text:p>
          </table:table-cell>
        </table:table-row>
        <table:table-row table:style-name="ro1">
          <table:table-cell office:value-type="float" office:value="20238302" calcext:value-type="float">
            <text:p>20238302</text:p>
          </table:table-cell>
          <table:table-cell table:formula="of:=TIME( ; ;[.A1267]/1000)" office:value-type="time" office:time-value="PT05H37M18.302S" calcext:value-type="time">
            <text:p>05:3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21.16" calcext:value-type="float">
            <text:p>1321.16</text:p>
          </table:table-cell>
          <table:table-cell office:value-type="float" office:value="1560.54" calcext:value-type="float">
            <text:p>1560.54</text:p>
          </table:table-cell>
        </table:table-row>
        <table:table-row table:style-name="ro1">
          <table:table-cell office:value-type="float" office:value="20254302" calcext:value-type="float">
            <text:p>20254302</text:p>
          </table:table-cell>
          <table:table-cell table:formula="of:=TIME( ; ;[.A1268]/1000)" office:value-type="time" office:time-value="PT05H37M34.302S" calcext:value-type="time">
            <text:p>05:3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2.18" calcext:value-type="float">
            <text:p>1322.18</text:p>
          </table:table-cell>
          <table:table-cell office:value-type="float" office:value="1561.73" calcext:value-type="float">
            <text:p>1561.73</text:p>
          </table:table-cell>
        </table:table-row>
        <table:table-row table:style-name="ro1">
          <table:table-cell office:value-type="float" office:value="20270302" calcext:value-type="float">
            <text:p>20270302</text:p>
          </table:table-cell>
          <table:table-cell table:formula="of:=TIME( ; ;[.A1269]/1000)" office:value-type="time" office:time-value="PT05H37M50.302S" calcext:value-type="time">
            <text:p>05:3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3.21" calcext:value-type="float">
            <text:p>1323.21</text:p>
          </table:table-cell>
          <table:table-cell office:value-type="float" office:value="1562.92" calcext:value-type="float">
            <text:p>1562.92</text:p>
          </table:table-cell>
        </table:table-row>
        <table:table-row table:style-name="ro1">
          <table:table-cell office:value-type="float" office:value="20286302" calcext:value-type="float">
            <text:p>20286302</text:p>
          </table:table-cell>
          <table:table-cell table:formula="of:=TIME( ; ;[.A1270]/1000)" office:value-type="time" office:time-value="PT05H38M06.302S" calcext:value-type="time">
            <text:p>05:3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4.24" calcext:value-type="float">
            <text:p>1324.24</text:p>
          </table:table-cell>
          <table:table-cell office:value-type="float" office:value="1564.1" calcext:value-type="float">
            <text:p>1564.1</text:p>
          </table:table-cell>
        </table:table-row>
        <table:table-row table:style-name="ro1">
          <table:table-cell office:value-type="float" office:value="20302302" calcext:value-type="float">
            <text:p>20302302</text:p>
          </table:table-cell>
          <table:table-cell table:formula="of:=TIME( ; ;[.A1271]/1000)" office:value-type="time" office:time-value="PT05H38M22.302S" calcext:value-type="time">
            <text:p>05:3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5.26" calcext:value-type="float">
            <text:p>1325.26</text:p>
          </table:table-cell>
          <table:table-cell office:value-type="float" office:value="1565.29" calcext:value-type="float">
            <text:p>1565.29</text:p>
          </table:table-cell>
        </table:table-row>
        <table:table-row table:style-name="ro1">
          <table:table-cell office:value-type="float" office:value="20318302" calcext:value-type="float">
            <text:p>20318302</text:p>
          </table:table-cell>
          <table:table-cell table:formula="of:=TIME( ; ;[.A1272]/1000)" office:value-type="time" office:time-value="PT05H38M38.302S" calcext:value-type="time">
            <text:p>05:3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6.29" calcext:value-type="float">
            <text:p>1326.29</text:p>
          </table:table-cell>
          <table:table-cell office:value-type="float" office:value="1566.47" calcext:value-type="float">
            <text:p>1566.47</text:p>
          </table:table-cell>
        </table:table-row>
        <table:table-row table:style-name="ro1">
          <table:table-cell office:value-type="float" office:value="20334302" calcext:value-type="float">
            <text:p>20334302</text:p>
          </table:table-cell>
          <table:table-cell table:formula="of:=TIME( ; ;[.A1273]/1000)" office:value-type="time" office:time-value="PT05H38M54.302S" calcext:value-type="time">
            <text:p>05:3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27.31" calcext:value-type="float">
            <text:p>1327.31</text:p>
          </table:table-cell>
          <table:table-cell office:value-type="float" office:value="1567.66" calcext:value-type="float">
            <text:p>1567.66</text:p>
          </table:table-cell>
        </table:table-row>
        <table:table-row table:style-name="ro1">
          <table:table-cell office:value-type="float" office:value="20350302" calcext:value-type="float">
            <text:p>20350302</text:p>
          </table:table-cell>
          <table:table-cell table:formula="of:=TIME( ; ;[.A1274]/1000)" office:value-type="time" office:time-value="PT05H39M10.302S" calcext:value-type="time">
            <text:p>05:3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8.34" calcext:value-type="float">
            <text:p>1328.34</text:p>
          </table:table-cell>
          <table:table-cell office:value-type="float" office:value="1568.85" calcext:value-type="float">
            <text:p>1568.85</text:p>
          </table:table-cell>
        </table:table-row>
        <table:table-row table:style-name="ro1">
          <table:table-cell office:value-type="float" office:value="20366302" calcext:value-type="float">
            <text:p>20366302</text:p>
          </table:table-cell>
          <table:table-cell table:formula="of:=TIME( ; ;[.A1275]/1000)" office:value-type="time" office:time-value="PT05H39M26.302S" calcext:value-type="time">
            <text:p>05:3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29.36" calcext:value-type="float">
            <text:p>1329.36</text:p>
          </table:table-cell>
          <table:table-cell office:value-type="float" office:value="1570.03" calcext:value-type="float">
            <text:p>1570.03</text:p>
          </table:table-cell>
        </table:table-row>
        <table:table-row table:style-name="ro1">
          <table:table-cell office:value-type="float" office:value="20382302" calcext:value-type="float">
            <text:p>20382302</text:p>
          </table:table-cell>
          <table:table-cell table:formula="of:=TIME( ; ;[.A1276]/1000)" office:value-type="time" office:time-value="PT05H39M42.302S" calcext:value-type="time">
            <text:p>05:3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0.39" calcext:value-type="float">
            <text:p>1330.39</text:p>
          </table:table-cell>
          <table:table-cell office:value-type="float" office:value="1571.22" calcext:value-type="float">
            <text:p>1571.22</text:p>
          </table:table-cell>
        </table:table-row>
        <table:table-row table:style-name="ro1">
          <table:table-cell office:value-type="float" office:value="20398302" calcext:value-type="float">
            <text:p>20398302</text:p>
          </table:table-cell>
          <table:table-cell table:formula="of:=TIME( ; ;[.A1277]/1000)" office:value-type="time" office:time-value="PT05H39M58.302S" calcext:value-type="time">
            <text:p>05:3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1.41" calcext:value-type="float">
            <text:p>1331.41</text:p>
          </table:table-cell>
          <table:table-cell office:value-type="float" office:value="1572.4" calcext:value-type="float">
            <text:p>1572.4</text:p>
          </table:table-cell>
        </table:table-row>
        <table:table-row table:style-name="ro1">
          <table:table-cell office:value-type="float" office:value="20414302" calcext:value-type="float">
            <text:p>20414302</text:p>
          </table:table-cell>
          <table:table-cell table:formula="of:=TIME( ; ;[.A1278]/1000)" office:value-type="time" office:time-value="PT05H40M14.302S" calcext:value-type="time">
            <text:p>05:4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2.44" calcext:value-type="float">
            <text:p>1332.44</text:p>
          </table:table-cell>
          <table:table-cell office:value-type="float" office:value="1573.59" calcext:value-type="float">
            <text:p>1573.59</text:p>
          </table:table-cell>
        </table:table-row>
        <table:table-row table:style-name="ro1">
          <table:table-cell office:value-type="float" office:value="20430302" calcext:value-type="float">
            <text:p>20430302</text:p>
          </table:table-cell>
          <table:table-cell table:formula="of:=TIME( ; ;[.A1279]/1000)" office:value-type="time" office:time-value="PT05H40M30.302S" calcext:value-type="time">
            <text:p>05:4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3.46" calcext:value-type="float">
            <text:p>1333.46</text:p>
          </table:table-cell>
          <table:table-cell office:value-type="float" office:value="1574.78" calcext:value-type="float">
            <text:p>1574.78</text:p>
          </table:table-cell>
        </table:table-row>
        <table:table-row table:style-name="ro1">
          <table:table-cell office:value-type="float" office:value="20446302" calcext:value-type="float">
            <text:p>20446302</text:p>
          </table:table-cell>
          <table:table-cell table:formula="of:=TIME( ; ;[.A1280]/1000)" office:value-type="time" office:time-value="PT05H40M46.302S" calcext:value-type="time">
            <text:p>05:4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34.49" calcext:value-type="float">
            <text:p>1334.49</text:p>
          </table:table-cell>
          <table:table-cell office:value-type="float" office:value="1575.96" calcext:value-type="float">
            <text:p>1575.96</text:p>
          </table:table-cell>
        </table:table-row>
        <table:table-row table:style-name="ro1">
          <table:table-cell office:value-type="float" office:value="20462302" calcext:value-type="float">
            <text:p>20462302</text:p>
          </table:table-cell>
          <table:table-cell table:formula="of:=TIME( ; ;[.A1281]/1000)" office:value-type="time" office:time-value="PT05H41M02.302S" calcext:value-type="time">
            <text:p>05:4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5.51" calcext:value-type="float">
            <text:p>1335.51</text:p>
          </table:table-cell>
          <table:table-cell office:value-type="float" office:value="1577.15" calcext:value-type="float">
            <text:p>1577.15</text:p>
          </table:table-cell>
        </table:table-row>
        <table:table-row table:style-name="ro1">
          <table:table-cell office:value-type="float" office:value="20478302" calcext:value-type="float">
            <text:p>20478302</text:p>
          </table:table-cell>
          <table:table-cell table:formula="of:=TIME( ; ;[.A1282]/1000)" office:value-type="time" office:time-value="PT05H41M18.302S" calcext:value-type="time">
            <text:p>05:4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36.54" calcext:value-type="float">
            <text:p>1336.54</text:p>
          </table:table-cell>
          <table:table-cell office:value-type="float" office:value="1578.33" calcext:value-type="float">
            <text:p>1578.33</text:p>
          </table:table-cell>
        </table:table-row>
        <table:table-row table:style-name="ro1">
          <table:table-cell office:value-type="float" office:value="20494302" calcext:value-type="float">
            <text:p>20494302</text:p>
          </table:table-cell>
          <table:table-cell table:formula="of:=TIME( ; ;[.A1283]/1000)" office:value-type="time" office:time-value="PT05H41M34.302S" calcext:value-type="time">
            <text:p>05:4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37.56" calcext:value-type="float">
            <text:p>1337.56</text:p>
          </table:table-cell>
          <table:table-cell office:value-type="float" office:value="1579.52" calcext:value-type="float">
            <text:p>1579.52</text:p>
          </table:table-cell>
        </table:table-row>
        <table:table-row table:style-name="ro1">
          <table:table-cell office:value-type="float" office:value="20510302" calcext:value-type="float">
            <text:p>20510302</text:p>
          </table:table-cell>
          <table:table-cell table:formula="of:=TIME( ; ;[.A1284]/1000)" office:value-type="time" office:time-value="PT05H41M50.302S" calcext:value-type="time">
            <text:p>05:4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38.59" calcext:value-type="float">
            <text:p>1338.59</text:p>
          </table:table-cell>
          <table:table-cell office:value-type="float" office:value="1580.7" calcext:value-type="float">
            <text:p>1580.7</text:p>
          </table:table-cell>
        </table:table-row>
        <table:table-row table:style-name="ro1">
          <table:table-cell office:value-type="float" office:value="20526302" calcext:value-type="float">
            <text:p>20526302</text:p>
          </table:table-cell>
          <table:table-cell table:formula="of:=TIME( ; ;[.A1285]/1000)" office:value-type="time" office:time-value="PT05H42M06.302S" calcext:value-type="time">
            <text:p>05:4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39.61" calcext:value-type="float">
            <text:p>1339.61</text:p>
          </table:table-cell>
          <table:table-cell office:value-type="float" office:value="1581.89" calcext:value-type="float">
            <text:p>1581.89</text:p>
          </table:table-cell>
        </table:table-row>
        <table:table-row table:style-name="ro1">
          <table:table-cell office:value-type="float" office:value="20542302" calcext:value-type="float">
            <text:p>20542302</text:p>
          </table:table-cell>
          <table:table-cell table:formula="of:=TIME( ; ;[.A1286]/1000)" office:value-type="time" office:time-value="PT05H42M22.302S" calcext:value-type="time">
            <text:p>05:4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40.64" calcext:value-type="float">
            <text:p>1340.64</text:p>
          </table:table-cell>
          <table:table-cell office:value-type="float" office:value="1583.08" calcext:value-type="float">
            <text:p>1583.08</text:p>
          </table:table-cell>
        </table:table-row>
        <table:table-row table:style-name="ro1">
          <table:table-cell office:value-type="float" office:value="20558302" calcext:value-type="float">
            <text:p>20558302</text:p>
          </table:table-cell>
          <table:table-cell table:formula="of:=TIME( ; ;[.A1287]/1000)" office:value-type="time" office:time-value="PT05H42M38.302S" calcext:value-type="time">
            <text:p>05:4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341.66" calcext:value-type="float">
            <text:p>1341.66</text:p>
          </table:table-cell>
          <table:table-cell office:value-type="float" office:value="1584.26" calcext:value-type="float">
            <text:p>1584.26</text:p>
          </table:table-cell>
        </table:table-row>
        <table:table-row table:style-name="ro1">
          <table:table-cell office:value-type="float" office:value="20574302" calcext:value-type="float">
            <text:p>20574302</text:p>
          </table:table-cell>
          <table:table-cell table:formula="of:=TIME( ; ;[.A1288]/1000)" office:value-type="time" office:time-value="PT05H42M54.302S" calcext:value-type="time">
            <text:p>05:4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42.68" calcext:value-type="float">
            <text:p>1342.68</text:p>
          </table:table-cell>
          <table:table-cell office:value-type="float" office:value="1585.45" calcext:value-type="float">
            <text:p>1585.45</text:p>
          </table:table-cell>
        </table:table-row>
        <table:table-row table:style-name="ro1">
          <table:table-cell office:value-type="float" office:value="20590302" calcext:value-type="float">
            <text:p>20590302</text:p>
          </table:table-cell>
          <table:table-cell table:formula="of:=TIME( ; ;[.A1289]/1000)" office:value-type="time" office:time-value="PT05H43M10.302S" calcext:value-type="time">
            <text:p>05:4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343.71" calcext:value-type="float">
            <text:p>1343.71</text:p>
          </table:table-cell>
          <table:table-cell office:value-type="float" office:value="1586.63" calcext:value-type="float">
            <text:p>1586.63</text:p>
          </table:table-cell>
        </table:table-row>
        <table:table-row table:style-name="ro1">
          <table:table-cell office:value-type="float" office:value="20606302" calcext:value-type="float">
            <text:p>20606302</text:p>
          </table:table-cell>
          <table:table-cell table:formula="of:=TIME( ; ;[.A1290]/1000)" office:value-type="time" office:time-value="PT05H43M26.302S" calcext:value-type="time">
            <text:p>05:4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44.73" calcext:value-type="float">
            <text:p>1344.73</text:p>
          </table:table-cell>
          <table:table-cell office:value-type="float" office:value="1587.82" calcext:value-type="float">
            <text:p>1587.82</text:p>
          </table:table-cell>
        </table:table-row>
        <table:table-row table:style-name="ro1">
          <table:table-cell office:value-type="float" office:value="20622302" calcext:value-type="float">
            <text:p>20622302</text:p>
          </table:table-cell>
          <table:table-cell table:formula="of:=TIME( ; ;[.A1291]/1000)" office:value-type="time" office:time-value="PT05H43M42.302S" calcext:value-type="time">
            <text:p>05:4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45.76" calcext:value-type="float">
            <text:p>1345.76</text:p>
          </table:table-cell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float" office:value="20638302" calcext:value-type="float">
            <text:p>20638302</text:p>
          </table:table-cell>
          <table:table-cell table:formula="of:=TIME( ; ;[.A1292]/1000)" office:value-type="time" office:time-value="PT05H43M58.302S" calcext:value-type="time">
            <text:p>05:4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346.78" calcext:value-type="float">
            <text:p>1346.78</text:p>
          </table:table-cell>
          <table:table-cell office:value-type="float" office:value="1590.19" calcext:value-type="float">
            <text:p>1590.19</text:p>
          </table:table-cell>
        </table:table-row>
        <table:table-row table:style-name="ro1">
          <table:table-cell office:value-type="float" office:value="20654302" calcext:value-type="float">
            <text:p>20654302</text:p>
          </table:table-cell>
          <table:table-cell table:formula="of:=TIME( ; ;[.A1293]/1000)" office:value-type="time" office:time-value="PT05H44M14.302S" calcext:value-type="time">
            <text:p>05:4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47.81" calcext:value-type="float">
            <text:p>1347.81</text:p>
          </table:table-cell>
          <table:table-cell office:value-type="float" office:value="1591.37" calcext:value-type="float">
            <text:p>1591.37</text:p>
          </table:table-cell>
        </table:table-row>
        <table:table-row table:style-name="ro1">
          <table:table-cell office:value-type="float" office:value="20670302" calcext:value-type="float">
            <text:p>20670302</text:p>
          </table:table-cell>
          <table:table-cell table:formula="of:=TIME( ; ;[.A1294]/1000)" office:value-type="time" office:time-value="PT05H44M30.302S" calcext:value-type="time">
            <text:p>05:4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48.83" calcext:value-type="float">
            <text:p>1348.83</text:p>
          </table:table-cell>
          <table:table-cell office:value-type="float" office:value="1592.56" calcext:value-type="float">
            <text:p>1592.56</text:p>
          </table:table-cell>
        </table:table-row>
        <table:table-row table:style-name="ro1">
          <table:table-cell office:value-type="float" office:value="20686302" calcext:value-type="float">
            <text:p>20686302</text:p>
          </table:table-cell>
          <table:table-cell table:formula="of:=TIME( ; ;[.A1295]/1000)" office:value-type="time" office:time-value="PT05H44M46.302S" calcext:value-type="time">
            <text:p>05:4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49.86" calcext:value-type="float">
            <text:p>1349.86</text:p>
          </table:table-cell>
          <table:table-cell office:value-type="float" office:value="1593.74" calcext:value-type="float">
            <text:p>1593.74</text:p>
          </table:table-cell>
        </table:table-row>
        <table:table-row table:style-name="ro1">
          <table:table-cell office:value-type="float" office:value="20702302" calcext:value-type="float">
            <text:p>20702302</text:p>
          </table:table-cell>
          <table:table-cell table:formula="of:=TIME( ; ;[.A1296]/1000)" office:value-type="time" office:time-value="PT05H45M02.302S" calcext:value-type="time">
            <text:p>05:4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0.88" calcext:value-type="float">
            <text:p>1350.88</text:p>
          </table:table-cell>
          <table:table-cell office:value-type="float" office:value="1594.93" calcext:value-type="float">
            <text:p>1594.93</text:p>
          </table:table-cell>
        </table:table-row>
        <table:table-row table:style-name="ro1">
          <table:table-cell office:value-type="float" office:value="20718302" calcext:value-type="float">
            <text:p>20718302</text:p>
          </table:table-cell>
          <table:table-cell table:formula="of:=TIME( ; ;[.A1297]/1000)" office:value-type="time" office:time-value="PT05H45M18.302S" calcext:value-type="time">
            <text:p>05:4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51.9" calcext:value-type="float">
            <text:p>1351.9</text:p>
          </table:table-cell>
          <table:table-cell office:value-type="float" office:value="1596.11" calcext:value-type="float">
            <text:p>1596.11</text:p>
          </table:table-cell>
        </table:table-row>
        <table:table-row table:style-name="ro1">
          <table:table-cell office:value-type="float" office:value="20734302" calcext:value-type="float">
            <text:p>20734302</text:p>
          </table:table-cell>
          <table:table-cell table:formula="of:=TIME( ; ;[.A1298]/1000)" office:value-type="time" office:time-value="PT05H45M34.302S" calcext:value-type="time">
            <text:p>05:4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52.93" calcext:value-type="float">
            <text:p>1352.93</text:p>
          </table:table-cell>
          <table:table-cell office:value-type="float" office:value="1597.3" calcext:value-type="float">
            <text:p>1597.3</text:p>
          </table:table-cell>
        </table:table-row>
        <table:table-row table:style-name="ro1">
          <table:table-cell office:value-type="float" office:value="20750302" calcext:value-type="float">
            <text:p>20750302</text:p>
          </table:table-cell>
          <table:table-cell table:formula="of:=TIME( ; ;[.A1299]/1000)" office:value-type="time" office:time-value="PT05H45M50.302S" calcext:value-type="time">
            <text:p>05:4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3.95" calcext:value-type="float">
            <text:p>1353.95</text:p>
          </table:table-cell>
          <table:table-cell office:value-type="float" office:value="1598.48" calcext:value-type="float">
            <text:p>1598.48</text:p>
          </table:table-cell>
        </table:table-row>
        <table:table-row table:style-name="ro1">
          <table:table-cell office:value-type="float" office:value="20766302" calcext:value-type="float">
            <text:p>20766302</text:p>
          </table:table-cell>
          <table:table-cell table:formula="of:=TIME( ; ;[.A1300]/1000)" office:value-type="time" office:time-value="PT05H46M06.302S" calcext:value-type="time">
            <text:p>05:4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4.97" calcext:value-type="float">
            <text:p>1354.97</text:p>
          </table:table-cell>
          <table:table-cell office:value-type="float" office:value="1599.67" calcext:value-type="float">
            <text:p>1599.67</text:p>
          </table:table-cell>
        </table:table-row>
        <table:table-row table:style-name="ro1">
          <table:table-cell office:value-type="float" office:value="20782302" calcext:value-type="float">
            <text:p>20782302</text:p>
          </table:table-cell>
          <table:table-cell table:formula="of:=TIME( ; ;[.A1301]/1000)" office:value-type="time" office:time-value="PT05H46M22.302S" calcext:value-type="time">
            <text:p>05:4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6" calcext:value-type="float">
            <text:p>1356</text:p>
          </table:table-cell>
          <table:table-cell office:value-type="float" office:value="1600.85" calcext:value-type="float">
            <text:p>1600.85</text:p>
          </table:table-cell>
        </table:table-row>
        <table:table-row table:style-name="ro1">
          <table:table-cell office:value-type="float" office:value="20798302" calcext:value-type="float">
            <text:p>20798302</text:p>
          </table:table-cell>
          <table:table-cell table:formula="of:=TIME( ; ;[.A1302]/1000)" office:value-type="time" office:time-value="PT05H46M38.302S" calcext:value-type="time">
            <text:p>05:4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57.02" calcext:value-type="float">
            <text:p>1357.02</text:p>
          </table:table-cell>
          <table:table-cell office:value-type="float" office:value="1602.04" calcext:value-type="float">
            <text:p>1602.04</text:p>
          </table:table-cell>
        </table:table-row>
        <table:table-row table:style-name="ro1">
          <table:table-cell office:value-type="float" office:value="20814302" calcext:value-type="float">
            <text:p>20814302</text:p>
          </table:table-cell>
          <table:table-cell table:formula="of:=TIME( ; ;[.A1303]/1000)" office:value-type="time" office:time-value="PT05H46M54.302S" calcext:value-type="time">
            <text:p>05:4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8.05" calcext:value-type="float">
            <text:p>1358.05</text:p>
          </table:table-cell>
          <table:table-cell office:value-type="float" office:value="1603.22" calcext:value-type="float">
            <text:p>1603.22</text:p>
          </table:table-cell>
        </table:table-row>
        <table:table-row table:style-name="ro1">
          <table:table-cell office:value-type="float" office:value="20830302" calcext:value-type="float">
            <text:p>20830302</text:p>
          </table:table-cell>
          <table:table-cell table:formula="of:=TIME( ; ;[.A1304]/1000)" office:value-type="time" office:time-value="PT05H47M10.302S" calcext:value-type="time">
            <text:p>05:4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59.07" calcext:value-type="float">
            <text:p>1359.07</text:p>
          </table:table-cell>
          <table:table-cell office:value-type="float" office:value="1604.41" calcext:value-type="float">
            <text:p>1604.41</text:p>
          </table:table-cell>
        </table:table-row>
        <table:table-row table:style-name="ro1">
          <table:table-cell office:value-type="float" office:value="20846302" calcext:value-type="float">
            <text:p>20846302</text:p>
          </table:table-cell>
          <table:table-cell table:formula="of:=TIME( ; ;[.A1305]/1000)" office:value-type="time" office:time-value="PT05H47M26.302S" calcext:value-type="time">
            <text:p>05:4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60.09" calcext:value-type="float">
            <text:p>1360.09</text:p>
          </table:table-cell>
          <table:table-cell office:value-type="float" office:value="1605.59" calcext:value-type="float">
            <text:p>1605.59</text:p>
          </table:table-cell>
        </table:table-row>
        <table:table-row table:style-name="ro1">
          <table:table-cell office:value-type="float" office:value="20862302" calcext:value-type="float">
            <text:p>20862302</text:p>
          </table:table-cell>
          <table:table-cell table:formula="of:=TIME( ; ;[.A1306]/1000)" office:value-type="time" office:time-value="PT05H47M42.302S" calcext:value-type="time">
            <text:p>05:4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61.12" calcext:value-type="float">
            <text:p>1361.12</text:p>
          </table:table-cell>
          <table:table-cell office:value-type="float" office:value="1606.78" calcext:value-type="float">
            <text:p>1606.78</text:p>
          </table:table-cell>
        </table:table-row>
        <table:table-row table:style-name="ro1">
          <table:table-cell office:value-type="float" office:value="20878302" calcext:value-type="float">
            <text:p>20878302</text:p>
          </table:table-cell>
          <table:table-cell table:formula="of:=TIME( ; ;[.A1307]/1000)" office:value-type="time" office:time-value="PT05H47M58.302S" calcext:value-type="time">
            <text:p>05:4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5" calcext:value-type="float">
            <text:p>267.05</text:p>
          </table:table-cell>
          <table:table-cell office:value-type="float" office:value="1362.14" calcext:value-type="float">
            <text:p>1362.14</text:p>
          </table:table-cell>
          <table:table-cell office:value-type="float" office:value="1607.96" calcext:value-type="float">
            <text:p>1607.96</text:p>
          </table:table-cell>
        </table:table-row>
        <table:table-row table:style-name="ro1">
          <table:table-cell office:value-type="float" office:value="20894302" calcext:value-type="float">
            <text:p>20894302</text:p>
          </table:table-cell>
          <table:table-cell table:formula="of:=TIME( ; ;[.A1308]/1000)" office:value-type="time" office:time-value="PT05H48M14.302S" calcext:value-type="time">
            <text:p>05:4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63.16" calcext:value-type="float">
            <text:p>1363.16</text:p>
          </table:table-cell>
          <table:table-cell office:value-type="float" office:value="1609.15" calcext:value-type="float">
            <text:p>1609.15</text:p>
          </table:table-cell>
        </table:table-row>
        <table:table-row table:style-name="ro1">
          <table:table-cell office:value-type="float" office:value="20910302" calcext:value-type="float">
            <text:p>20910302</text:p>
          </table:table-cell>
          <table:table-cell table:formula="of:=TIME( ; ;[.A1309]/1000)" office:value-type="time" office:time-value="PT05H48M30.302S" calcext:value-type="time">
            <text:p>05:4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64.19" calcext:value-type="float">
            <text:p>1364.19</text:p>
          </table:table-cell>
          <table:table-cell office:value-type="float" office:value="1610.33" calcext:value-type="float">
            <text:p>1610.33</text:p>
          </table:table-cell>
        </table:table-row>
        <table:table-row table:style-name="ro1">
          <table:table-cell office:value-type="float" office:value="20926302" calcext:value-type="float">
            <text:p>20926302</text:p>
          </table:table-cell>
          <table:table-cell table:formula="of:=TIME( ; ;[.A1310]/1000)" office:value-type="time" office:time-value="PT05H48M46.302S" calcext:value-type="time">
            <text:p>05:4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65.21" calcext:value-type="float">
            <text:p>1365.21</text:p>
          </table:table-cell>
          <table:table-cell office:value-type="float" office:value="1611.51" calcext:value-type="float">
            <text:p>1611.51</text:p>
          </table:table-cell>
        </table:table-row>
        <table:table-row table:style-name="ro1">
          <table:table-cell office:value-type="float" office:value="20942302" calcext:value-type="float">
            <text:p>20942302</text:p>
          </table:table-cell>
          <table:table-cell table:formula="of:=TIME( ; ;[.A1311]/1000)" office:value-type="time" office:time-value="PT05H49M02.302S" calcext:value-type="time">
            <text:p>05:4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66.24" calcext:value-type="float">
            <text:p>1366.24</text:p>
          </table:table-cell>
          <table:table-cell office:value-type="float" office:value="1612.7" calcext:value-type="float">
            <text:p>1612.7</text:p>
          </table:table-cell>
        </table:table-row>
        <table:table-row table:style-name="ro1">
          <table:table-cell office:value-type="float" office:value="20958302" calcext:value-type="float">
            <text:p>20958302</text:p>
          </table:table-cell>
          <table:table-cell table:formula="of:=TIME( ; ;[.A1312]/1000)" office:value-type="time" office:time-value="PT05H49M18.302S" calcext:value-type="time">
            <text:p>05:4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67.26" calcext:value-type="float">
            <text:p>1367.26</text:p>
          </table:table-cell>
          <table:table-cell office:value-type="float" office:value="1613.88" calcext:value-type="float">
            <text:p>1613.88</text:p>
          </table:table-cell>
        </table:table-row>
        <table:table-row table:style-name="ro1">
          <table:table-cell office:value-type="float" office:value="20974302" calcext:value-type="float">
            <text:p>20974302</text:p>
          </table:table-cell>
          <table:table-cell table:formula="of:=TIME( ; ;[.A1313]/1000)" office:value-type="time" office:time-value="PT05H49M34.302S" calcext:value-type="time">
            <text:p>05:4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68.28" calcext:value-type="float">
            <text:p>1368.28</text:p>
          </table:table-cell>
          <table:table-cell office:value-type="float" office:value="1615.07" calcext:value-type="float">
            <text:p>1615.07</text:p>
          </table:table-cell>
        </table:table-row>
        <table:table-row table:style-name="ro1">
          <table:table-cell office:value-type="float" office:value="20990302" calcext:value-type="float">
            <text:p>20990302</text:p>
          </table:table-cell>
          <table:table-cell table:formula="of:=TIME( ; ;[.A1314]/1000)" office:value-type="time" office:time-value="PT05H49M50.302S" calcext:value-type="time">
            <text:p>05:49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1369.31" calcext:value-type="float">
            <text:p>1369.31</text:p>
          </table:table-cell>
          <table:table-cell office:value-type="float" office:value="1616.25" calcext:value-type="float">
            <text:p>1616.25</text:p>
          </table:table-cell>
        </table:table-row>
        <table:table-row table:style-name="ro1">
          <table:table-cell office:value-type="float" office:value="21006302" calcext:value-type="float">
            <text:p>21006302</text:p>
          </table:table-cell>
          <table:table-cell table:formula="of:=TIME( ; ;[.A1315]/1000)" office:value-type="time" office:time-value="PT05H50M06.302S" calcext:value-type="time">
            <text:p>05:50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70.33" calcext:value-type="float">
            <text:p>1370.33</text:p>
          </table:table-cell>
          <table:table-cell office:value-type="float" office:value="1617.44" calcext:value-type="float">
            <text:p>1617.44</text:p>
          </table:table-cell>
        </table:table-row>
        <table:table-row table:style-name="ro1">
          <table:table-cell office:value-type="float" office:value="21022301" calcext:value-type="float">
            <text:p>21022301</text:p>
          </table:table-cell>
          <table:table-cell table:formula="of:=TIME( ; ;[.A1316]/1000)" office:value-type="time" office:time-value="PT05H50M22.301S" calcext:value-type="time">
            <text:p>05:5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371.35" calcext:value-type="float">
            <text:p>1371.35</text:p>
          </table:table-cell>
          <table:table-cell office:value-type="float" office:value="1618.62" calcext:value-type="float">
            <text:p>1618.62</text:p>
          </table:table-cell>
        </table:table-row>
        <table:table-row table:style-name="ro1">
          <table:table-cell office:value-type="float" office:value="21038302" calcext:value-type="float">
            <text:p>21038302</text:p>
          </table:table-cell>
          <table:table-cell table:formula="of:=TIME( ; ;[.A1317]/1000)" office:value-type="time" office:time-value="PT05H50M38.302S" calcext:value-type="time">
            <text:p>05:5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372.38" calcext:value-type="float">
            <text:p>1372.38</text:p>
          </table:table-cell>
          <table:table-cell office:value-type="float" office:value="1619.8" calcext:value-type="float">
            <text:p>1619.8</text:p>
          </table:table-cell>
        </table:table-row>
        <table:table-row table:style-name="ro1">
          <table:table-cell office:value-type="float" office:value="21054302" calcext:value-type="float">
            <text:p>21054302</text:p>
          </table:table-cell>
          <table:table-cell table:formula="of:=TIME( ; ;[.A1318]/1000)" office:value-type="time" office:time-value="PT05H50M54.302S" calcext:value-type="time">
            <text:p>05:50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373.4" calcext:value-type="float">
            <text:p>1373.4</text:p>
          </table:table-cell>
          <table:table-cell office:value-type="float" office:value="1620.99" calcext:value-type="float">
            <text:p>1620.99</text:p>
          </table:table-cell>
        </table:table-row>
        <table:table-row table:style-name="ro1">
          <table:table-cell office:value-type="float" office:value="21070302" calcext:value-type="float">
            <text:p>21070302</text:p>
          </table:table-cell>
          <table:table-cell table:formula="of:=TIME( ; ;[.A1319]/1000)" office:value-type="time" office:time-value="PT05H51M10.302S" calcext:value-type="time">
            <text:p>05:51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01" calcext:value-type="float">
            <text:p>266.01</text:p>
          </table:table-cell>
          <table:table-cell office:value-type="float" office:value="1374.43" calcext:value-type="float">
            <text:p>1374.43</text:p>
          </table:table-cell>
          <table:table-cell office:value-type="float" office:value="1622.17" calcext:value-type="float">
            <text:p>1622.17</text:p>
          </table:table-cell>
        </table:table-row>
        <table:table-row table:style-name="ro1">
          <table:table-cell office:value-type="float" office:value="21086302" calcext:value-type="float">
            <text:p>21086302</text:p>
          </table:table-cell>
          <table:table-cell table:formula="of:=TIME( ; ;[.A1320]/1000)" office:value-type="time" office:time-value="PT05H51M26.302S" calcext:value-type="time">
            <text:p>05:51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75.45" calcext:value-type="float">
            <text:p>1375.45</text:p>
          </table:table-cell>
          <table:table-cell office:value-type="float" office:value="1623.35" calcext:value-type="float">
            <text:p>1623.35</text:p>
          </table:table-cell>
        </table:table-row>
        <table:table-row table:style-name="ro1">
          <table:table-cell office:value-type="float" office:value="21102302" calcext:value-type="float">
            <text:p>21102302</text:p>
          </table:table-cell>
          <table:table-cell table:formula="of:=TIME( ; ;[.A1321]/1000)" office:value-type="time" office:time-value="PT05H51M42.302S" calcext:value-type="time">
            <text:p>05:51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76.47" calcext:value-type="float">
            <text:p>1376.47</text:p>
          </table:table-cell>
          <table:table-cell office:value-type="float" office:value="1624.54" calcext:value-type="float">
            <text:p>1624.54</text:p>
          </table:table-cell>
        </table:table-row>
        <table:table-row table:style-name="ro1">
          <table:table-cell office:value-type="float" office:value="21118301" calcext:value-type="float">
            <text:p>21118301</text:p>
          </table:table-cell>
          <table:table-cell table:formula="of:=TIME( ; ;[.A1322]/1000)" office:value-type="time" office:time-value="PT05H51M58.301S" calcext:value-type="time">
            <text:p>05:51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77.5" calcext:value-type="float">
            <text:p>1377.5</text:p>
          </table:table-cell>
          <table:table-cell office:value-type="float" office:value="1625.72" calcext:value-type="float">
            <text:p>1625.72</text:p>
          </table:table-cell>
        </table:table-row>
        <table:table-row table:style-name="ro1">
          <table:table-cell office:value-type="float" office:value="21134302" calcext:value-type="float">
            <text:p>21134302</text:p>
          </table:table-cell>
          <table:table-cell table:formula="of:=TIME( ; ;[.A1323]/1000)" office:value-type="time" office:time-value="PT05H52M14.302S" calcext:value-type="time">
            <text:p>05:52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78.52" calcext:value-type="float">
            <text:p>1378.52</text:p>
          </table:table-cell>
          <table:table-cell office:value-type="float" office:value="1626.9" calcext:value-type="float">
            <text:p>1626.9</text:p>
          </table:table-cell>
        </table:table-row>
        <table:table-row table:style-name="ro1">
          <table:table-cell office:value-type="float" office:value="21150302" calcext:value-type="float">
            <text:p>21150302</text:p>
          </table:table-cell>
          <table:table-cell table:formula="of:=TIME( ; ;[.A1324]/1000)" office:value-type="time" office:time-value="PT05H52M30.302S" calcext:value-type="time">
            <text:p>05:52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79.54" calcext:value-type="float">
            <text:p>1379.54</text:p>
          </table:table-cell>
          <table:table-cell office:value-type="float" office:value="1628.09" calcext:value-type="float">
            <text:p>1628.09</text:p>
          </table:table-cell>
        </table:table-row>
        <table:table-row table:style-name="ro1">
          <table:table-cell office:value-type="float" office:value="21166302" calcext:value-type="float">
            <text:p>21166302</text:p>
          </table:table-cell>
          <table:table-cell table:formula="of:=TIME( ; ;[.A1325]/1000)" office:value-type="time" office:time-value="PT05H52M46.302S" calcext:value-type="time">
            <text:p>05:52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0.57" calcext:value-type="float">
            <text:p>1380.57</text:p>
          </table:table-cell>
          <table:table-cell office:value-type="float" office:value="1629.27" calcext:value-type="float">
            <text:p>1629.27</text:p>
          </table:table-cell>
        </table:table-row>
        <table:table-row table:style-name="ro1">
          <table:table-cell office:value-type="float" office:value="21182302" calcext:value-type="float">
            <text:p>21182302</text:p>
          </table:table-cell>
          <table:table-cell table:formula="of:=TIME( ; ;[.A1326]/1000)" office:value-type="time" office:time-value="PT05H53M02.302S" calcext:value-type="time">
            <text:p>05:53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1.59" calcext:value-type="float">
            <text:p>1381.59</text:p>
          </table:table-cell>
          <table:table-cell office:value-type="float" office:value="1630.45" calcext:value-type="float">
            <text:p>1630.45</text:p>
          </table:table-cell>
        </table:table-row>
        <table:table-row table:style-name="ro1">
          <table:table-cell office:value-type="float" office:value="21198302" calcext:value-type="float">
            <text:p>21198302</text:p>
          </table:table-cell>
          <table:table-cell table:formula="of:=TIME( ; ;[.A1327]/1000)" office:value-type="time" office:time-value="PT05H53M18.302S" calcext:value-type="time">
            <text:p>05:53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82.61" calcext:value-type="float">
            <text:p>1382.61</text:p>
          </table:table-cell>
          <table:table-cell office:value-type="float" office:value="1631.63" calcext:value-type="float">
            <text:p>1631.63</text:p>
          </table:table-cell>
        </table:table-row>
        <table:table-row table:style-name="ro1">
          <table:table-cell office:value-type="float" office:value="21214302" calcext:value-type="float">
            <text:p>21214302</text:p>
          </table:table-cell>
          <table:table-cell table:formula="of:=TIME( ; ;[.A1328]/1000)" office:value-type="time" office:time-value="PT05H53M34.302S" calcext:value-type="time">
            <text:p>05:53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3.64" calcext:value-type="float">
            <text:p>1383.64</text:p>
          </table:table-cell>
          <table:table-cell office:value-type="float" office:value="1632.82" calcext:value-type="float">
            <text:p>1632.82</text:p>
          </table:table-cell>
        </table:table-row>
        <table:table-row table:style-name="ro1">
          <table:table-cell office:value-type="float" office:value="21230302" calcext:value-type="float">
            <text:p>21230302</text:p>
          </table:table-cell>
          <table:table-cell table:formula="of:=TIME( ; ;[.A1329]/1000)" office:value-type="time" office:time-value="PT05H53M50.302S" calcext:value-type="time">
            <text:p>05:53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4.66" calcext:value-type="float">
            <text:p>1384.66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office:value-type="float" office:value="21246302" calcext:value-type="float">
            <text:p>21246302</text:p>
          </table:table-cell>
          <table:table-cell table:formula="of:=TIME( ; ;[.A1330]/1000)" office:value-type="time" office:time-value="PT05H54M06.302S" calcext:value-type="time">
            <text:p>05:54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5.69" calcext:value-type="float">
            <text:p>1385.69</text:p>
          </table:table-cell>
          <table:table-cell office:value-type="float" office:value="1635.18" calcext:value-type="float">
            <text:p>1635.18</text:p>
          </table:table-cell>
        </table:table-row>
        <table:table-row table:style-name="ro1">
          <table:table-cell office:value-type="float" office:value="21262302" calcext:value-type="float">
            <text:p>21262302</text:p>
          </table:table-cell>
          <table:table-cell table:formula="of:=TIME( ; ;[.A1331]/1000)" office:value-type="time" office:time-value="PT05H54M22.302S" calcext:value-type="time">
            <text:p>05:54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386.71" calcext:value-type="float">
            <text:p>1386.71</text:p>
          </table:table-cell>
          <table:table-cell office:value-type="float" office:value="1636.36" calcext:value-type="float">
            <text:p>1636.36</text:p>
          </table:table-cell>
        </table:table-row>
        <table:table-row table:style-name="ro1">
          <table:table-cell office:value-type="float" office:value="21278302" calcext:value-type="float">
            <text:p>21278302</text:p>
          </table:table-cell>
          <table:table-cell table:formula="of:=TIME( ; ;[.A1332]/1000)" office:value-type="time" office:time-value="PT05H54M38.302S" calcext:value-type="time">
            <text:p>05:54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7.73" calcext:value-type="float">
            <text:p>1387.73</text:p>
          </table:table-cell>
          <table:table-cell office:value-type="float" office:value="1637.55" calcext:value-type="float">
            <text:p>1637.55</text:p>
          </table:table-cell>
        </table:table-row>
        <table:table-row table:style-name="ro1">
          <table:table-cell office:value-type="float" office:value="21294302" calcext:value-type="float">
            <text:p>21294302</text:p>
          </table:table-cell>
          <table:table-cell table:formula="of:=TIME( ; ;[.A1333]/1000)" office:value-type="time" office:time-value="PT05H54M54.302S" calcext:value-type="time">
            <text:p>05:54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8.76" calcext:value-type="float">
            <text:p>1388.76</text:p>
          </table:table-cell>
          <table:table-cell office:value-type="float" office:value="1638.73" calcext:value-type="float">
            <text:p>1638.73</text:p>
          </table:table-cell>
        </table:table-row>
        <table:table-row table:style-name="ro1">
          <table:table-cell office:value-type="float" office:value="21310302" calcext:value-type="float">
            <text:p>21310302</text:p>
          </table:table-cell>
          <table:table-cell table:formula="of:=TIME( ; ;[.A1334]/1000)" office:value-type="time" office:time-value="PT05H55M10.302S" calcext:value-type="time">
            <text:p>05:55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89.78" calcext:value-type="float">
            <text:p>1389.78</text:p>
          </table:table-cell>
          <table:table-cell office:value-type="float" office:value="1639.91" calcext:value-type="float">
            <text:p>1639.91</text:p>
          </table:table-cell>
        </table:table-row>
        <table:table-row table:style-name="ro1">
          <table:table-cell office:value-type="float" office:value="21326302" calcext:value-type="float">
            <text:p>21326302</text:p>
          </table:table-cell>
          <table:table-cell table:formula="of:=TIME( ; ;[.A1335]/1000)" office:value-type="time" office:time-value="PT05H55M26.302S" calcext:value-type="time">
            <text:p>05:55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90.8" calcext:value-type="float">
            <text:p>1390.8</text:p>
          </table:table-cell>
          <table:table-cell office:value-type="float" office:value="1641.09" calcext:value-type="float">
            <text:p>1641.09</text:p>
          </table:table-cell>
        </table:table-row>
        <table:table-row table:style-name="ro1">
          <table:table-cell office:value-type="float" office:value="21342302" calcext:value-type="float">
            <text:p>21342302</text:p>
          </table:table-cell>
          <table:table-cell table:formula="of:=TIME( ; ;[.A1336]/1000)" office:value-type="time" office:time-value="PT05H55M42.302S" calcext:value-type="time">
            <text:p>05:55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91.83" calcext:value-type="float">
            <text:p>1391.83</text:p>
          </table:table-cell>
          <table:table-cell office:value-type="float" office:value="1642.28" calcext:value-type="float">
            <text:p>1642.28</text:p>
          </table:table-cell>
        </table:table-row>
        <table:table-row table:style-name="ro1">
          <table:table-cell office:value-type="float" office:value="21358302" calcext:value-type="float">
            <text:p>21358302</text:p>
          </table:table-cell>
          <table:table-cell table:formula="of:=TIME( ; ;[.A1337]/1000)" office:value-type="time" office:time-value="PT05H55M58.302S" calcext:value-type="time">
            <text:p>05:55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92.85" calcext:value-type="float">
            <text:p>1392.85</text:p>
          </table:table-cell>
          <table:table-cell office:value-type="float" office:value="1643.46" calcext:value-type="float">
            <text:p>1643.46</text:p>
          </table:table-cell>
        </table:table-row>
        <table:table-row table:style-name="ro1">
          <table:table-cell office:value-type="float" office:value="21374302" calcext:value-type="float">
            <text:p>21374302</text:p>
          </table:table-cell>
          <table:table-cell table:formula="of:=TIME( ; ;[.A1338]/1000)" office:value-type="time" office:time-value="PT05H56M14.302S" calcext:value-type="time">
            <text:p>05:56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93.87" calcext:value-type="float">
            <text:p>1393.87</text:p>
          </table:table-cell>
          <table:table-cell office:value-type="float" office:value="1644.64" calcext:value-type="float">
            <text:p>1644.64</text:p>
          </table:table-cell>
        </table:table-row>
        <table:table-row table:style-name="ro1">
          <table:table-cell office:value-type="float" office:value="21390302" calcext:value-type="float">
            <text:p>21390302</text:p>
          </table:table-cell>
          <table:table-cell table:formula="of:=TIME( ; ;[.A1339]/1000)" office:value-type="time" office:time-value="PT05H56M30.302S" calcext:value-type="time">
            <text:p>05:56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94.9" calcext:value-type="float">
            <text:p>1394.9</text:p>
          </table:table-cell>
          <table:table-cell office:value-type="float" office:value="1645.82" calcext:value-type="float">
            <text:p>1645.82</text:p>
          </table:table-cell>
        </table:table-row>
        <table:table-row table:style-name="ro1">
          <table:table-cell office:value-type="float" office:value="21406302" calcext:value-type="float">
            <text:p>21406302</text:p>
          </table:table-cell>
          <table:table-cell table:formula="of:=TIME( ; ;[.A1340]/1000)" office:value-type="time" office:time-value="PT05H56M46.302S" calcext:value-type="time">
            <text:p>05:56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95.92" calcext:value-type="float">
            <text:p>1395.92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office:value-type="float" office:value="21422302" calcext:value-type="float">
            <text:p>21422302</text:p>
          </table:table-cell>
          <table:table-cell table:formula="of:=TIME( ; ;[.A1341]/1000)" office:value-type="time" office:time-value="PT05H57M02.302S" calcext:value-type="time">
            <text:p>05:57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96.95" calcext:value-type="float">
            <text:p>1396.95</text:p>
          </table:table-cell>
          <table:table-cell office:value-type="float" office:value="1648.19" calcext:value-type="float">
            <text:p>1648.19</text:p>
          </table:table-cell>
        </table:table-row>
        <table:table-row table:style-name="ro1">
          <table:table-cell office:value-type="float" office:value="21438302" calcext:value-type="float">
            <text:p>21438302</text:p>
          </table:table-cell>
          <table:table-cell table:formula="of:=TIME( ; ;[.A1342]/1000)" office:value-type="time" office:time-value="PT05H57M18.302S" calcext:value-type="time">
            <text:p>05:57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397.97" calcext:value-type="float">
            <text:p>1397.97</text:p>
          </table:table-cell>
          <table:table-cell office:value-type="float" office:value="1649.37" calcext:value-type="float">
            <text:p>1649.37</text:p>
          </table:table-cell>
        </table:table-row>
        <table:table-row table:style-name="ro1">
          <table:table-cell office:value-type="float" office:value="21454302" calcext:value-type="float">
            <text:p>21454302</text:p>
          </table:table-cell>
          <table:table-cell table:formula="of:=TIME( ; ;[.A1343]/1000)" office:value-type="time" office:time-value="PT05H57M34.302S" calcext:value-type="time">
            <text:p>05:57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398.99" calcext:value-type="float">
            <text:p>1398.99</text:p>
          </table:table-cell>
          <table:table-cell office:value-type="float" office:value="1650.55" calcext:value-type="float">
            <text:p>1650.55</text:p>
          </table:table-cell>
        </table:table-row>
        <table:table-row table:style-name="ro1">
          <table:table-cell office:value-type="float" office:value="21470302" calcext:value-type="float">
            <text:p>21470302</text:p>
          </table:table-cell>
          <table:table-cell table:formula="of:=TIME( ; ;[.A1344]/1000)" office:value-type="time" office:time-value="PT05H57M50.302S" calcext:value-type="time">
            <text:p>05:57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400.02" calcext:value-type="float">
            <text:p>1400.02</text:p>
          </table:table-cell>
          <table:table-cell office:value-type="float" office:value="1651.73" calcext:value-type="float">
            <text:p>1651.73</text:p>
          </table:table-cell>
        </table:table-row>
        <table:table-row table:style-name="ro1">
          <table:table-cell office:value-type="float" office:value="21486302" calcext:value-type="float">
            <text:p>21486302</text:p>
          </table:table-cell>
          <table:table-cell table:formula="of:=TIME( ; ;[.A1345]/1000)" office:value-type="time" office:time-value="PT05H58M06.302S" calcext:value-type="time">
            <text:p>05:58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1.04" calcext:value-type="float">
            <text:p>1401.04</text:p>
          </table:table-cell>
          <table:table-cell office:value-type="float" office:value="1652.91" calcext:value-type="float">
            <text:p>1652.91</text:p>
          </table:table-cell>
        </table:table-row>
        <table:table-row table:style-name="ro1">
          <table:table-cell office:value-type="float" office:value="21502302" calcext:value-type="float">
            <text:p>21502302</text:p>
          </table:table-cell>
          <table:table-cell table:formula="of:=TIME( ; ;[.A1346]/1000)" office:value-type="time" office:time-value="PT05H58M22.302S" calcext:value-type="time">
            <text:p>05:58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2.06" calcext:value-type="float">
            <text:p>1402.06</text:p>
          </table:table-cell>
          <table:table-cell office:value-type="float" office:value="1654.1" calcext:value-type="float">
            <text:p>1654.1</text:p>
          </table:table-cell>
        </table:table-row>
        <table:table-row table:style-name="ro1">
          <table:table-cell office:value-type="float" office:value="21518302" calcext:value-type="float">
            <text:p>21518302</text:p>
          </table:table-cell>
          <table:table-cell table:formula="of:=TIME( ; ;[.A1347]/1000)" office:value-type="time" office:time-value="PT05H58M38.302S" calcext:value-type="time">
            <text:p>05:58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3.08" calcext:value-type="float">
            <text:p>1403.08</text:p>
          </table:table-cell>
          <table:table-cell office:value-type="float" office:value="1655.28" calcext:value-type="float">
            <text:p>1655.28</text:p>
          </table:table-cell>
        </table:table-row>
        <table:table-row table:style-name="ro1">
          <table:table-cell office:value-type="float" office:value="21534302" calcext:value-type="float">
            <text:p>21534302</text:p>
          </table:table-cell>
          <table:table-cell table:formula="of:=TIME( ; ;[.A1348]/1000)" office:value-type="time" office:time-value="PT05H58M54.302S" calcext:value-type="time">
            <text:p>05:58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404.11" calcext:value-type="float">
            <text:p>1404.11</text:p>
          </table:table-cell>
          <table:table-cell office:value-type="float" office:value="1656.46" calcext:value-type="float">
            <text:p>1656.46</text:p>
          </table:table-cell>
        </table:table-row>
        <table:table-row table:style-name="ro1">
          <table:table-cell office:value-type="float" office:value="21550302" calcext:value-type="float">
            <text:p>21550302</text:p>
          </table:table-cell>
          <table:table-cell table:formula="of:=TIME( ; ;[.A1349]/1000)" office:value-type="time" office:time-value="PT05H59M10.302S" calcext:value-type="time">
            <text:p>05:59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5.13" calcext:value-type="float">
            <text:p>1405.13</text:p>
          </table:table-cell>
          <table:table-cell office:value-type="float" office:value="1657.64" calcext:value-type="float">
            <text:p>1657.64</text:p>
          </table:table-cell>
        </table:table-row>
        <table:table-row table:style-name="ro1">
          <table:table-cell office:value-type="float" office:value="21566302" calcext:value-type="float">
            <text:p>21566302</text:p>
          </table:table-cell>
          <table:table-cell table:formula="of:=TIME( ; ;[.A1350]/1000)" office:value-type="time" office:time-value="PT05H59M26.302S" calcext:value-type="time">
            <text:p>05:59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6.15" calcext:value-type="float">
            <text:p>1406.15</text:p>
          </table:table-cell>
          <table:table-cell office:value-type="float" office:value="1658.82" calcext:value-type="float">
            <text:p>1658.82</text:p>
          </table:table-cell>
        </table:table-row>
        <table:table-row table:style-name="ro1">
          <table:table-cell office:value-type="float" office:value="21582302" calcext:value-type="float">
            <text:p>21582302</text:p>
          </table:table-cell>
          <table:table-cell table:formula="of:=TIME( ; ;[.A1351]/1000)" office:value-type="time" office:time-value="PT05H59M42.302S" calcext:value-type="time">
            <text:p>05:59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7.18" calcext:value-type="float">
            <text:p>1407.18</text:p>
          </table:table-cell>
          <table:table-cell office:value-type="float" office:value="1660" calcext:value-type="float">
            <text:p>1660</text:p>
          </table:table-cell>
        </table:table-row>
        <table:table-row table:style-name="ro1">
          <table:table-cell office:value-type="float" office:value="21598302" calcext:value-type="float">
            <text:p>21598302</text:p>
          </table:table-cell>
          <table:table-cell table:formula="of:=TIME( ; ;[.A1352]/1000)" office:value-type="time" office:time-value="PT05H59M58.302S" calcext:value-type="time">
            <text:p>05:59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8.2" calcext:value-type="float">
            <text:p>1408.2</text:p>
          </table:table-cell>
          <table:table-cell office:value-type="float" office:value="1661.19" calcext:value-type="float">
            <text:p>1661.19</text:p>
          </table:table-cell>
        </table:table-row>
        <table:table-row table:style-name="ro1">
          <table:table-cell office:value-type="float" office:value="21614302" calcext:value-type="float">
            <text:p>21614302</text:p>
          </table:table-cell>
          <table:table-cell table:formula="of:=TIME( ; ;[.A1353]/1000)" office:value-type="time" office:time-value="PT06H00M14.302S" calcext:value-type="time">
            <text:p>06:00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09.22" calcext:value-type="float">
            <text:p>1409.22</text:p>
          </table:table-cell>
          <table:table-cell office:value-type="float" office:value="1662.37" calcext:value-type="float">
            <text:p>1662.37</text:p>
          </table:table-cell>
        </table:table-row>
        <table:table-row table:style-name="ro1">
          <table:table-cell office:value-type="float" office:value="21630302" calcext:value-type="float">
            <text:p>21630302</text:p>
          </table:table-cell>
          <table:table-cell table:formula="of:=TIME( ; ;[.A1354]/1000)" office:value-type="time" office:time-value="PT06H00M30.302S" calcext:value-type="time">
            <text:p>06:00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1" calcext:value-type="float">
            <text:p>266.81</text:p>
          </table:table-cell>
          <table:table-cell office:value-type="float" office:value="1410.25" calcext:value-type="float">
            <text:p>1410.25</text:p>
          </table:table-cell>
          <table:table-cell office:value-type="float" office:value="1663.55" calcext:value-type="float">
            <text:p>1663.55</text:p>
          </table:table-cell>
        </table:table-row>
        <table:table-row table:style-name="ro1">
          <table:table-cell office:value-type="float" office:value="21646302" calcext:value-type="float">
            <text:p>21646302</text:p>
          </table:table-cell>
          <table:table-cell table:formula="of:=TIME( ; ;[.A1355]/1000)" office:value-type="time" office:time-value="PT06H00M46.302S" calcext:value-type="time">
            <text:p>06:00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1.27" calcext:value-type="float">
            <text:p>1411.27</text:p>
          </table:table-cell>
          <table:table-cell office:value-type="float" office:value="1664.73" calcext:value-type="float">
            <text:p>1664.73</text:p>
          </table:table-cell>
        </table:table-row>
        <table:table-row table:style-name="ro1">
          <table:table-cell office:value-type="float" office:value="21662302" calcext:value-type="float">
            <text:p>21662302</text:p>
          </table:table-cell>
          <table:table-cell table:formula="of:=TIME( ; ;[.A1356]/1000)" office:value-type="time" office:time-value="PT06H01M02.302S" calcext:value-type="time">
            <text:p>06:01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1412.29" calcext:value-type="float">
            <text:p>1412.29</text:p>
          </table:table-cell>
          <table:table-cell office:value-type="float" office:value="1665.91" calcext:value-type="float">
            <text:p>1665.91</text:p>
          </table:table-cell>
        </table:table-row>
        <table:table-row table:style-name="ro1">
          <table:table-cell office:value-type="float" office:value="21678302" calcext:value-type="float">
            <text:p>21678302</text:p>
          </table:table-cell>
          <table:table-cell table:formula="of:=TIME( ; ;[.A1357]/1000)" office:value-type="time" office:time-value="PT06H01M18.302S" calcext:value-type="time">
            <text:p>06:01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13.32" calcext:value-type="float">
            <text:p>1413.32</text:p>
          </table:table-cell>
          <table:table-cell office:value-type="float" office:value="1667.09" calcext:value-type="float">
            <text:p>1667.09</text:p>
          </table:table-cell>
        </table:table-row>
        <table:table-row table:style-name="ro1">
          <table:table-cell office:value-type="float" office:value="21694302" calcext:value-type="float">
            <text:p>21694302</text:p>
          </table:table-cell>
          <table:table-cell table:formula="of:=TIME( ; ;[.A1358]/1000)" office:value-type="time" office:time-value="PT06H01M34.302S" calcext:value-type="time">
            <text:p>06:01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4.34" calcext:value-type="float">
            <text:p>1414.34</text:p>
          </table:table-cell>
          <table:table-cell office:value-type="float" office:value="1668.28" calcext:value-type="float">
            <text:p>1668.28</text:p>
          </table:table-cell>
        </table:table-row>
        <table:table-row table:style-name="ro1">
          <table:table-cell office:value-type="float" office:value="21710302" calcext:value-type="float">
            <text:p>21710302</text:p>
          </table:table-cell>
          <table:table-cell table:formula="of:=TIME( ; ;[.A1359]/1000)" office:value-type="time" office:time-value="PT06H01M50.302S" calcext:value-type="time">
            <text:p>06:01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8" calcext:value-type="float">
            <text:p>265.88</text:p>
          </table:table-cell>
          <table:table-cell office:value-type="float" office:value="1415.36" calcext:value-type="float">
            <text:p>1415.36</text:p>
          </table:table-cell>
          <table:table-cell office:value-type="float" office:value="1669.46" calcext:value-type="float">
            <text:p>1669.46</text:p>
          </table:table-cell>
        </table:table-row>
        <table:table-row table:style-name="ro1">
          <table:table-cell office:value-type="float" office:value="21726302" calcext:value-type="float">
            <text:p>21726302</text:p>
          </table:table-cell>
          <table:table-cell table:formula="of:=TIME( ; ;[.A1360]/1000)" office:value-type="time" office:time-value="PT06H02M06.302S" calcext:value-type="time">
            <text:p>06:02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6.39" calcext:value-type="float">
            <text:p>1416.39</text:p>
          </table:table-cell>
          <table:table-cell office:value-type="float" office:value="1670.64" calcext:value-type="float">
            <text:p>1670.64</text:p>
          </table:table-cell>
        </table:table-row>
        <table:table-row table:style-name="ro1">
          <table:table-cell office:value-type="float" office:value="21742302" calcext:value-type="float">
            <text:p>21742302</text:p>
          </table:table-cell>
          <table:table-cell table:formula="of:=TIME( ; ;[.A1361]/1000)" office:value-type="time" office:time-value="PT06H02M22.302S" calcext:value-type="time">
            <text:p>06:02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7.41" calcext:value-type="float">
            <text:p>1417.41</text:p>
          </table:table-cell>
          <table:table-cell office:value-type="float" office:value="1671.82" calcext:value-type="float">
            <text:p>1671.82</text:p>
          </table:table-cell>
        </table:table-row>
        <table:table-row table:style-name="ro1">
          <table:table-cell office:value-type="float" office:value="21758301" calcext:value-type="float">
            <text:p>21758301</text:p>
          </table:table-cell>
          <table:table-cell table:formula="of:=TIME( ; ;[.A1362]/1000)" office:value-type="time" office:time-value="PT06H02M38.301S" calcext:value-type="time">
            <text:p>06:02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8.43" calcext:value-type="float">
            <text:p>1418.43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office:value-type="float" office:value="21774302" calcext:value-type="float">
            <text:p>21774302</text:p>
          </table:table-cell>
          <table:table-cell table:formula="of:=TIME( ; ;[.A1363]/1000)" office:value-type="time" office:time-value="PT06H02M54.302S" calcext:value-type="time">
            <text:p>06:02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19.46" calcext:value-type="float">
            <text:p>1419.46</text:p>
          </table:table-cell>
          <table:table-cell office:value-type="float" office:value="1674.18" calcext:value-type="float">
            <text:p>1674.18</text:p>
          </table:table-cell>
        </table:table-row>
        <table:table-row table:style-name="ro1">
          <table:table-cell office:value-type="float" office:value="21790302" calcext:value-type="float">
            <text:p>21790302</text:p>
          </table:table-cell>
          <table:table-cell table:formula="of:=TIME( ; ;[.A1364]/1000)" office:value-type="time" office:time-value="PT06H03M10.302S" calcext:value-type="time">
            <text:p>06:03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0.48" calcext:value-type="float">
            <text:p>1420.48</text:p>
          </table:table-cell>
          <table:table-cell office:value-type="float" office:value="1675.37" calcext:value-type="float">
            <text:p>1675.37</text:p>
          </table:table-cell>
        </table:table-row>
        <table:table-row table:style-name="ro1">
          <table:table-cell office:value-type="float" office:value="21806302" calcext:value-type="float">
            <text:p>21806302</text:p>
          </table:table-cell>
          <table:table-cell table:formula="of:=TIME( ; ;[.A1365]/1000)" office:value-type="time" office:time-value="PT06H03M26.302S" calcext:value-type="time">
            <text:p>06:03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1.5" calcext:value-type="float">
            <text:p>1421.5</text:p>
          </table:table-cell>
          <table:table-cell office:value-type="float" office:value="1676.55" calcext:value-type="float">
            <text:p>1676.55</text:p>
          </table:table-cell>
        </table:table-row>
        <table:table-row table:style-name="ro1">
          <table:table-cell office:value-type="float" office:value="21822302" calcext:value-type="float">
            <text:p>21822302</text:p>
          </table:table-cell>
          <table:table-cell table:formula="of:=TIME( ; ;[.A1366]/1000)" office:value-type="time" office:time-value="PT06H03M42.302S" calcext:value-type="time">
            <text:p>06:03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2.53" calcext:value-type="float">
            <text:p>1422.53</text:p>
          </table:table-cell>
          <table:table-cell office:value-type="float" office:value="1677.73" calcext:value-type="float">
            <text:p>1677.73</text:p>
          </table:table-cell>
        </table:table-row>
        <table:table-row table:style-name="ro1">
          <table:table-cell office:value-type="float" office:value="21838302" calcext:value-type="float">
            <text:p>21838302</text:p>
          </table:table-cell>
          <table:table-cell table:formula="of:=TIME( ; ;[.A1367]/1000)" office:value-type="time" office:time-value="PT06H03M58.302S" calcext:value-type="time">
            <text:p>06:03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3.55" calcext:value-type="float">
            <text:p>1423.55</text:p>
          </table:table-cell>
          <table:table-cell office:value-type="float" office:value="1678.91" calcext:value-type="float">
            <text:p>1678.91</text:p>
          </table:table-cell>
        </table:table-row>
        <table:table-row table:style-name="ro1">
          <table:table-cell office:value-type="float" office:value="21854302" calcext:value-type="float">
            <text:p>21854302</text:p>
          </table:table-cell>
          <table:table-cell table:formula="of:=TIME( ; ;[.A1368]/1000)" office:value-type="time" office:time-value="PT06H04M14.302S" calcext:value-type="time">
            <text:p>06:04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4.57" calcext:value-type="float">
            <text:p>1424.57</text:p>
          </table:table-cell>
          <table:table-cell office:value-type="float" office:value="1680.09" calcext:value-type="float">
            <text:p>1680.09</text:p>
          </table:table-cell>
        </table:table-row>
        <table:table-row table:style-name="ro1">
          <table:table-cell office:value-type="float" office:value="21870302" calcext:value-type="float">
            <text:p>21870302</text:p>
          </table:table-cell>
          <table:table-cell table:formula="of:=TIME( ; ;[.A1369]/1000)" office:value-type="time" office:time-value="PT06H04M30.302S" calcext:value-type="time">
            <text:p>06:04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5.59" calcext:value-type="float">
            <text:p>1425.59</text:p>
          </table:table-cell>
          <table:table-cell office:value-type="float" office:value="1681.27" calcext:value-type="float">
            <text:p>1681.27</text:p>
          </table:table-cell>
        </table:table-row>
        <table:table-row table:style-name="ro1">
          <table:table-cell office:value-type="float" office:value="21886302" calcext:value-type="float">
            <text:p>21886302</text:p>
          </table:table-cell>
          <table:table-cell table:formula="of:=TIME( ; ;[.A1370]/1000)" office:value-type="time" office:time-value="PT06H04M46.302S" calcext:value-type="time">
            <text:p>06:04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6.62" calcext:value-type="float">
            <text:p>1426.62</text:p>
          </table:table-cell>
          <table:table-cell office:value-type="float" office:value="1682.45" calcext:value-type="float">
            <text:p>1682.45</text:p>
          </table:table-cell>
        </table:table-row>
        <table:table-row table:style-name="ro1">
          <table:table-cell office:value-type="float" office:value="21902302" calcext:value-type="float">
            <text:p>21902302</text:p>
          </table:table-cell>
          <table:table-cell table:formula="of:=TIME( ; ;[.A1371]/1000)" office:value-type="time" office:time-value="PT06H05M02.302S" calcext:value-type="time">
            <text:p>06:05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27.64" calcext:value-type="float">
            <text:p>1427.64</text:p>
          </table:table-cell>
          <table:table-cell office:value-type="float" office:value="1683.64" calcext:value-type="float">
            <text:p>1683.64</text:p>
          </table:table-cell>
        </table:table-row>
        <table:table-row table:style-name="ro1">
          <table:table-cell office:value-type="float" office:value="21918302" calcext:value-type="float">
            <text:p>21918302</text:p>
          </table:table-cell>
          <table:table-cell table:formula="of:=TIME( ; ;[.A1372]/1000)" office:value-type="time" office:time-value="PT06H05M18.302S" calcext:value-type="time">
            <text:p>06:05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8.66" calcext:value-type="float">
            <text:p>1428.66</text:p>
          </table:table-cell>
          <table:table-cell office:value-type="float" office:value="1684.82" calcext:value-type="float">
            <text:p>1684.82</text:p>
          </table:table-cell>
        </table:table-row>
        <table:table-row table:style-name="ro1">
          <table:table-cell office:value-type="float" office:value="21934302" calcext:value-type="float">
            <text:p>21934302</text:p>
          </table:table-cell>
          <table:table-cell table:formula="of:=TIME( ; ;[.A1373]/1000)" office:value-type="time" office:time-value="PT06H05M34.302S" calcext:value-type="time">
            <text:p>06:05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29.69" calcext:value-type="float">
            <text:p>1429.69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office:value-type="float" office:value="21950302" calcext:value-type="float">
            <text:p>21950302</text:p>
          </table:table-cell>
          <table:table-cell table:formula="of:=TIME( ; ;[.A1374]/1000)" office:value-type="time" office:time-value="PT06H05M50.302S" calcext:value-type="time">
            <text:p>06:05:50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0.71" calcext:value-type="float">
            <text:p>1430.71</text:p>
          </table:table-cell>
          <table:table-cell office:value-type="float" office:value="1687.18" calcext:value-type="float">
            <text:p>1687.18</text:p>
          </table:table-cell>
        </table:table-row>
        <table:table-row table:style-name="ro1">
          <table:table-cell office:value-type="float" office:value="21966302" calcext:value-type="float">
            <text:p>21966302</text:p>
          </table:table-cell>
          <table:table-cell table:formula="of:=TIME( ; ;[.A1375]/1000)" office:value-type="time" office:time-value="PT06H06M06.302S" calcext:value-type="time">
            <text:p>06:06:06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1.73" calcext:value-type="float">
            <text:p>1431.73</text:p>
          </table:table-cell>
          <table:table-cell office:value-type="float" office:value="1688.36" calcext:value-type="float">
            <text:p>1688.36</text:p>
          </table:table-cell>
        </table:table-row>
        <table:table-row table:style-name="ro1">
          <table:table-cell office:value-type="float" office:value="21982302" calcext:value-type="float">
            <text:p>21982302</text:p>
          </table:table-cell>
          <table:table-cell table:formula="of:=TIME( ; ;[.A1376]/1000)" office:value-type="time" office:time-value="PT06H06M22.302S" calcext:value-type="time">
            <text:p>06:06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2.75" calcext:value-type="float">
            <text:p>1432.75</text:p>
          </table:table-cell>
          <table:table-cell office:value-type="float" office:value="1689.54" calcext:value-type="float">
            <text:p>1689.54</text:p>
          </table:table-cell>
        </table:table-row>
        <table:table-row table:style-name="ro1">
          <table:table-cell office:value-type="float" office:value="21998302" calcext:value-type="float">
            <text:p>21998302</text:p>
          </table:table-cell>
          <table:table-cell table:formula="of:=TIME( ; ;[.A1377]/1000)" office:value-type="time" office:time-value="PT06H06M38.302S" calcext:value-type="time">
            <text:p>06:06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3.78" calcext:value-type="float">
            <text:p>1433.78</text:p>
          </table:table-cell>
          <table:table-cell office:value-type="float" office:value="1690.72" calcext:value-type="float">
            <text:p>1690.72</text:p>
          </table:table-cell>
        </table:table-row>
        <table:table-row table:style-name="ro1">
          <table:table-cell office:value-type="float" office:value="22014302" calcext:value-type="float">
            <text:p>22014302</text:p>
          </table:table-cell>
          <table:table-cell table:formula="of:=TIME( ; ;[.A1378]/1000)" office:value-type="time" office:time-value="PT06H06M54.302S" calcext:value-type="time">
            <text:p>06:06:54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4.8" calcext:value-type="float">
            <text:p>1434.8</text:p>
          </table:table-cell>
          <table:table-cell office:value-type="float" office:value="1691.9" calcext:value-type="float">
            <text:p>1691.9</text:p>
          </table:table-cell>
        </table:table-row>
        <table:table-row table:style-name="ro1">
          <table:table-cell office:value-type="float" office:value="22030302" calcext:value-type="float">
            <text:p>22030302</text:p>
          </table:table-cell>
          <table:table-cell table:formula="of:=TIME( ; ;[.A1379]/1000)" office:value-type="time" office:time-value="PT06H07M10.302S" calcext:value-type="time">
            <text:p>06:07:1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35.82" calcext:value-type="float">
            <text:p>1435.82</text:p>
          </table:table-cell>
          <table:table-cell office:value-type="float" office:value="1693.09" calcext:value-type="float">
            <text:p>1693.09</text:p>
          </table:table-cell>
        </table:table-row>
        <table:table-row table:style-name="ro1">
          <table:table-cell office:value-type="float" office:value="22046302" calcext:value-type="float">
            <text:p>22046302</text:p>
          </table:table-cell>
          <table:table-cell table:formula="of:=TIME( ; ;[.A1380]/1000)" office:value-type="time" office:time-value="PT06H07M26.302S" calcext:value-type="time">
            <text:p>06:07:2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36.84" calcext:value-type="float">
            <text:p>1436.84</text:p>
          </table:table-cell>
          <table:table-cell office:value-type="float" office:value="1694.27" calcext:value-type="float">
            <text:p>1694.27</text:p>
          </table:table-cell>
        </table:table-row>
        <table:table-row table:style-name="ro1">
          <table:table-cell office:value-type="float" office:value="22062302" calcext:value-type="float">
            <text:p>22062302</text:p>
          </table:table-cell>
          <table:table-cell table:formula="of:=TIME( ; ;[.A1381]/1000)" office:value-type="time" office:time-value="PT06H07M42.302S" calcext:value-type="time">
            <text:p>06:07:42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37.86" calcext:value-type="float">
            <text:p>1437.86</text:p>
          </table:table-cell>
          <table:table-cell office:value-type="float" office:value="1695.45" calcext:value-type="float">
            <text:p>1695.45</text:p>
          </table:table-cell>
        </table:table-row>
        <table:table-row table:style-name="ro1">
          <table:table-cell office:value-type="float" office:value="22078302" calcext:value-type="float">
            <text:p>22078302</text:p>
          </table:table-cell>
          <table:table-cell table:formula="of:=TIME( ; ;[.A1382]/1000)" office:value-type="time" office:time-value="PT06H07M58.302S" calcext:value-type="time">
            <text:p>06:07:5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38.89" calcext:value-type="float">
            <text:p>1438.89</text:p>
          </table:table-cell>
          <table:table-cell office:value-type="float" office:value="1696.63" calcext:value-type="float">
            <text:p>1696.63</text:p>
          </table:table-cell>
        </table:table-row>
        <table:table-row table:style-name="ro1">
          <table:table-cell office:value-type="float" office:value="22094302" calcext:value-type="float">
            <text:p>22094302</text:p>
          </table:table-cell>
          <table:table-cell table:formula="of:=TIME( ; ;[.A1383]/1000)" office:value-type="time" office:time-value="PT06H08M14.302S" calcext:value-type="time">
            <text:p>06:08:1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39.91" calcext:value-type="float">
            <text:p>1439.91</text:p>
          </table:table-cell>
          <table:table-cell office:value-type="float" office:value="1697.81" calcext:value-type="float">
            <text:p>1697.81</text:p>
          </table:table-cell>
        </table:table-row>
        <table:table-row table:style-name="ro1">
          <table:table-cell office:value-type="float" office:value="22110302" calcext:value-type="float">
            <text:p>22110302</text:p>
          </table:table-cell>
          <table:table-cell table:formula="of:=TIME( ; ;[.A1384]/1000)" office:value-type="time" office:time-value="PT06H08M30.302S" calcext:value-type="time">
            <text:p>06:08:30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0.93" calcext:value-type="float">
            <text:p>1440.93</text:p>
          </table:table-cell>
          <table:table-cell office:value-type="float" office:value="1698.99" calcext:value-type="float">
            <text:p>1698.99</text:p>
          </table:table-cell>
        </table:table-row>
        <table:table-row table:style-name="ro1">
          <table:table-cell office:value-type="float" office:value="22126302" calcext:value-type="float">
            <text:p>22126302</text:p>
          </table:table-cell>
          <table:table-cell table:formula="of:=TIME( ; ;[.A1385]/1000)" office:value-type="time" office:time-value="PT06H08M46.302S" calcext:value-type="time">
            <text:p>06:08:46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1441.95" calcext:value-type="float">
            <text:p>1441.95</text:p>
          </table:table-cell>
          <table:table-cell office:value-type="float" office:value="1700.17" calcext:value-type="float">
            <text:p>1700.17</text:p>
          </table:table-cell>
        </table:table-row>
        <table:table-row table:style-name="ro1">
          <table:table-cell office:value-type="float" office:value="22142302" calcext:value-type="float">
            <text:p>22142302</text:p>
          </table:table-cell>
          <table:table-cell table:formula="of:=TIME( ; ;[.A1386]/1000)" office:value-type="time" office:time-value="PT06H09M02.302S" calcext:value-type="time">
            <text:p>06:09:0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2.97" calcext:value-type="float">
            <text:p>1442.97</text:p>
          </table:table-cell>
          <table:table-cell office:value-type="float" office:value="1701.36" calcext:value-type="float">
            <text:p>1701.36</text:p>
          </table:table-cell>
        </table:table-row>
        <table:table-row table:style-name="ro1">
          <table:table-cell office:value-type="float" office:value="22158302" calcext:value-type="float">
            <text:p>22158302</text:p>
          </table:table-cell>
          <table:table-cell table:formula="of:=TIME( ; ;[.A1387]/1000)" office:value-type="time" office:time-value="PT06H09M18.302S" calcext:value-type="time">
            <text:p>06:09:1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4" calcext:value-type="float">
            <text:p>1444</text:p>
          </table:table-cell>
          <table:table-cell office:value-type="float" office:value="1702.54" calcext:value-type="float">
            <text:p>1702.54</text:p>
          </table:table-cell>
        </table:table-row>
        <table:table-row table:style-name="ro1">
          <table:table-cell office:value-type="float" office:value="22174302" calcext:value-type="float">
            <text:p>22174302</text:p>
          </table:table-cell>
          <table:table-cell table:formula="of:=TIME( ; ;[.A1388]/1000)" office:value-type="time" office:time-value="PT06H09M34.302S" calcext:value-type="time">
            <text:p>06:09:34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5.02" calcext:value-type="float">
            <text:p>1445.02</text:p>
          </table:table-cell>
          <table:table-cell office:value-type="float" office:value="1703.72" calcext:value-type="float">
            <text:p>1703.72</text:p>
          </table:table-cell>
        </table:table-row>
        <table:table-row table:style-name="ro1">
          <table:table-cell office:value-type="float" office:value="22190302" calcext:value-type="float">
            <text:p>22190302</text:p>
          </table:table-cell>
          <table:table-cell table:formula="of:=TIME( ; ;[.A1389]/1000)" office:value-type="time" office:time-value="PT06H09M50.302S" calcext:value-type="time">
            <text:p>06:09:50</text:p>
          </table:table-cell>
          <table:table-cell office:value-type="float" office:value="1.15" calcext:value-type="float">
            <text:p>1.15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6.04" calcext:value-type="float">
            <text:p>1446.04</text:p>
          </table:table-cell>
          <table:table-cell office:value-type="float" office:value="1704.9" calcext:value-type="float">
            <text:p>1704.9</text:p>
          </table:table-cell>
        </table:table-row>
        <table:table-row table:style-name="ro1">
          <table:table-cell office:value-type="float" office:value="22206302" calcext:value-type="float">
            <text:p>22206302</text:p>
          </table:table-cell>
          <table:table-cell table:formula="of:=TIME( ; ;[.A1390]/1000)" office:value-type="time" office:time-value="PT06H10M06.302S" calcext:value-type="time">
            <text:p>06:10:06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47.06" calcext:value-type="float">
            <text:p>1447.06</text:p>
          </table:table-cell>
          <table:table-cell office:value-type="float" office:value="1706.08" calcext:value-type="float">
            <text:p>1706.08</text:p>
          </table:table-cell>
        </table:table-row>
        <table:table-row table:style-name="ro1">
          <table:table-cell office:value-type="float" office:value="22222302" calcext:value-type="float">
            <text:p>22222302</text:p>
          </table:table-cell>
          <table:table-cell table:formula="of:=TIME( ; ;[.A1391]/1000)" office:value-type="time" office:time-value="PT06H10M22.302S" calcext:value-type="time">
            <text:p>06:10:22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8.08" calcext:value-type="float">
            <text:p>1448.08</text:p>
          </table:table-cell>
          <table:table-cell office:value-type="float" office:value="1707.26" calcext:value-type="float">
            <text:p>1707.26</text:p>
          </table:table-cell>
        </table:table-row>
        <table:table-row table:style-name="ro1">
          <table:table-cell office:value-type="float" office:value="22238302" calcext:value-type="float">
            <text:p>22238302</text:p>
          </table:table-cell>
          <table:table-cell table:formula="of:=TIME( ; ;[.A1392]/1000)" office:value-type="time" office:time-value="PT06H10M38.302S" calcext:value-type="time">
            <text:p>06:10:38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49.1" calcext:value-type="float">
            <text:p>1449.1</text:p>
          </table:table-cell>
          <table:table-cell office:value-type="float" office:value="1708.44" calcext:value-type="float">
            <text:p>1708.44</text:p>
          </table:table-cell>
        </table:table-row>
        <table:table-row table:style-name="ro1">
          <table:table-cell office:value-type="float" office:value="22254302" calcext:value-type="float">
            <text:p>22254302</text:p>
          </table:table-cell>
          <table:table-cell table:formula="of:=TIME( ; ;[.A1393]/1000)" office:value-type="time" office:time-value="PT06H10M54.302S" calcext:value-type="time">
            <text:p>06:10:54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0.13" calcext:value-type="float">
            <text:p>1450.13</text:p>
          </table:table-cell>
          <table:table-cell office:value-type="float" office:value="1709.62" calcext:value-type="float">
            <text:p>1709.62</text:p>
          </table:table-cell>
        </table:table-row>
        <table:table-row table:style-name="ro1">
          <table:table-cell office:value-type="float" office:value="22270302" calcext:value-type="float">
            <text:p>22270302</text:p>
          </table:table-cell>
          <table:table-cell table:formula="of:=TIME( ; ;[.A1394]/1000)" office:value-type="time" office:time-value="PT06H11M10.302S" calcext:value-type="time">
            <text:p>06:1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1.15" calcext:value-type="float">
            <text:p>1451.15</text:p>
          </table:table-cell>
          <table:table-cell office:value-type="float" office:value="1710.8" calcext:value-type="float">
            <text:p>1710.8</text:p>
          </table:table-cell>
        </table:table-row>
        <table:table-row table:style-name="ro1">
          <table:table-cell office:value-type="float" office:value="22286302" calcext:value-type="float">
            <text:p>22286302</text:p>
          </table:table-cell>
          <table:table-cell table:formula="of:=TIME( ; ;[.A1395]/1000)" office:value-type="time" office:time-value="PT06H11M26.302S" calcext:value-type="time">
            <text:p>06:1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2.17" calcext:value-type="float">
            <text:p>1452.17</text:p>
          </table:table-cell>
          <table:table-cell office:value-type="float" office:value="1711.98" calcext:value-type="float">
            <text:p>1711.98</text:p>
          </table:table-cell>
        </table:table-row>
        <table:table-row table:style-name="ro1">
          <table:table-cell office:value-type="float" office:value="22302302" calcext:value-type="float">
            <text:p>22302302</text:p>
          </table:table-cell>
          <table:table-cell table:formula="of:=TIME( ; ;[.A1396]/1000)" office:value-type="time" office:time-value="PT06H11M42.302S" calcext:value-type="time">
            <text:p>06:1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3.19" calcext:value-type="float">
            <text:p>1453.19</text:p>
          </table:table-cell>
          <table:table-cell office:value-type="float" office:value="1713.16" calcext:value-type="float">
            <text:p>1713.16</text:p>
          </table:table-cell>
        </table:table-row>
        <table:table-row table:style-name="ro1">
          <table:table-cell office:value-type="float" office:value="22318302" calcext:value-type="float">
            <text:p>22318302</text:p>
          </table:table-cell>
          <table:table-cell table:formula="of:=TIME( ; ;[.A1397]/1000)" office:value-type="time" office:time-value="PT06H11M58.302S" calcext:value-type="time">
            <text:p>06:1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4.21" calcext:value-type="float">
            <text:p>1454.21</text:p>
          </table:table-cell>
          <table:table-cell office:value-type="float" office:value="1714.34" calcext:value-type="float">
            <text:p>1714.34</text:p>
          </table:table-cell>
        </table:table-row>
        <table:table-row table:style-name="ro1">
          <table:table-cell office:value-type="float" office:value="22334302" calcext:value-type="float">
            <text:p>22334302</text:p>
          </table:table-cell>
          <table:table-cell table:formula="of:=TIME( ; ;[.A1398]/1000)" office:value-type="time" office:time-value="PT06H12M14.302S" calcext:value-type="time">
            <text:p>06:1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5.23" calcext:value-type="float">
            <text:p>1455.23</text:p>
          </table:table-cell>
          <table:table-cell office:value-type="float" office:value="1715.52" calcext:value-type="float">
            <text:p>1715.52</text:p>
          </table:table-cell>
        </table:table-row>
        <table:table-row table:style-name="ro1">
          <table:table-cell office:value-type="float" office:value="22350302" calcext:value-type="float">
            <text:p>22350302</text:p>
          </table:table-cell>
          <table:table-cell table:formula="of:=TIME( ; ;[.A1399]/1000)" office:value-type="time" office:time-value="PT06H12M30.302S" calcext:value-type="time">
            <text:p>06:1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4.61" calcext:value-type="float">
            <text:p>264.61</text:p>
          </table:table-cell>
          <table:table-cell office:value-type="float" office:value="1456.26" calcext:value-type="float">
            <text:p>1456.26</text:p>
          </table:table-cell>
          <table:table-cell office:value-type="float" office:value="1716.7" calcext:value-type="float">
            <text:p>1716.7</text:p>
          </table:table-cell>
        </table:table-row>
        <table:table-row table:style-name="ro1">
          <table:table-cell office:value-type="float" office:value="22366302" calcext:value-type="float">
            <text:p>22366302</text:p>
          </table:table-cell>
          <table:table-cell table:formula="of:=TIME( ; ;[.A1400]/1000)" office:value-type="time" office:time-value="PT06H12M46.302S" calcext:value-type="time">
            <text:p>06:1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7.28" calcext:value-type="float">
            <text:p>1457.28</text:p>
          </table:table-cell>
          <table:table-cell office:value-type="float" office:value="1717.88" calcext:value-type="float">
            <text:p>1717.88</text:p>
          </table:table-cell>
        </table:table-row>
        <table:table-row table:style-name="ro1">
          <table:table-cell office:value-type="float" office:value="22382302" calcext:value-type="float">
            <text:p>22382302</text:p>
          </table:table-cell>
          <table:table-cell table:formula="of:=TIME( ; ;[.A1401]/1000)" office:value-type="time" office:time-value="PT06H13M02.302S" calcext:value-type="time">
            <text:p>06:1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8.3" calcext:value-type="float">
            <text:p>1458.3</text:p>
          </table:table-cell>
          <table:table-cell office:value-type="float" office:value="1719.06" calcext:value-type="float">
            <text:p>1719.06</text:p>
          </table:table-cell>
        </table:table-row>
        <table:table-row table:style-name="ro1">
          <table:table-cell office:value-type="float" office:value="22398302" calcext:value-type="float">
            <text:p>22398302</text:p>
          </table:table-cell>
          <table:table-cell table:formula="of:=TIME( ; ;[.A1402]/1000)" office:value-type="time" office:time-value="PT06H13M18.302S" calcext:value-type="time">
            <text:p>06:1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59.32" calcext:value-type="float">
            <text:p>1459.32</text:p>
          </table:table-cell>
          <table:table-cell office:value-type="float" office:value="1720.24" calcext:value-type="float">
            <text:p>1720.24</text:p>
          </table:table-cell>
        </table:table-row>
        <table:table-row table:style-name="ro1">
          <table:table-cell office:value-type="float" office:value="22414302" calcext:value-type="float">
            <text:p>22414302</text:p>
          </table:table-cell>
          <table:table-cell table:formula="of:=TIME( ; ;[.A1403]/1000)" office:value-type="time" office:time-value="PT06H13M34.302S" calcext:value-type="time">
            <text:p>06:1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0.34" calcext:value-type="float">
            <text:p>1460.34</text:p>
          </table:table-cell>
          <table:table-cell office:value-type="float" office:value="1721.42" calcext:value-type="float">
            <text:p>1721.42</text:p>
          </table:table-cell>
        </table:table-row>
        <table:table-row table:style-name="ro1">
          <table:table-cell office:value-type="float" office:value="22430302" calcext:value-type="float">
            <text:p>22430302</text:p>
          </table:table-cell>
          <table:table-cell table:formula="of:=TIME( ; ;[.A1404]/1000)" office:value-type="time" office:time-value="PT06H13M50.302S" calcext:value-type="time">
            <text:p>06:1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1.37" calcext:value-type="float">
            <text:p>1461.37</text:p>
          </table:table-cell>
          <table:table-cell office:value-type="float" office:value="1722.6" calcext:value-type="float">
            <text:p>1722.6</text:p>
          </table:table-cell>
        </table:table-row>
        <table:table-row table:style-name="ro1">
          <table:table-cell office:value-type="float" office:value="22446302" calcext:value-type="float">
            <text:p>22446302</text:p>
          </table:table-cell>
          <table:table-cell table:formula="of:=TIME( ; ;[.A1405]/1000)" office:value-type="time" office:time-value="PT06H14M06.302S" calcext:value-type="time">
            <text:p>06:1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2.39" calcext:value-type="float">
            <text:p>1462.39</text:p>
          </table:table-cell>
          <table:table-cell office:value-type="float" office:value="1723.78" calcext:value-type="float">
            <text:p>1723.78</text:p>
          </table:table-cell>
        </table:table-row>
        <table:table-row table:style-name="ro1">
          <table:table-cell office:value-type="float" office:value="22462302" calcext:value-type="float">
            <text:p>22462302</text:p>
          </table:table-cell>
          <table:table-cell table:formula="of:=TIME( ; ;[.A1406]/1000)" office:value-type="time" office:time-value="PT06H14M22.302S" calcext:value-type="time">
            <text:p>06:1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3.41" calcext:value-type="float">
            <text:p>1463.41</text:p>
          </table:table-cell>
          <table:table-cell office:value-type="float" office:value="1724.96" calcext:value-type="float">
            <text:p>1724.96</text:p>
          </table:table-cell>
        </table:table-row>
        <table:table-row table:style-name="ro1">
          <table:table-cell office:value-type="float" office:value="22478301" calcext:value-type="float">
            <text:p>22478301</text:p>
          </table:table-cell>
          <table:table-cell table:formula="of:=TIME( ; ;[.A1407]/1000)" office:value-type="time" office:time-value="PT06H14M38.301S" calcext:value-type="time">
            <text:p>06:1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4.43" calcext:value-type="float">
            <text:p>1464.43</text:p>
          </table:table-cell>
          <table:table-cell office:value-type="float" office:value="1726.14" calcext:value-type="float">
            <text:p>1726.14</text:p>
          </table:table-cell>
        </table:table-row>
        <table:table-row table:style-name="ro1">
          <table:table-cell office:value-type="float" office:value="22494302" calcext:value-type="float">
            <text:p>22494302</text:p>
          </table:table-cell>
          <table:table-cell table:formula="of:=TIME( ; ;[.A1408]/1000)" office:value-type="time" office:time-value="PT06H14M54.302S" calcext:value-type="time">
            <text:p>06:1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5.45" calcext:value-type="float">
            <text:p>1465.45</text:p>
          </table:table-cell>
          <table:table-cell office:value-type="float" office:value="1727.32" calcext:value-type="float">
            <text:p>1727.32</text:p>
          </table:table-cell>
        </table:table-row>
        <table:table-row table:style-name="ro1">
          <table:table-cell office:value-type="float" office:value="22510302" calcext:value-type="float">
            <text:p>22510302</text:p>
          </table:table-cell>
          <table:table-cell table:formula="of:=TIME( ; ;[.A1409]/1000)" office:value-type="time" office:time-value="PT06H15M10.302S" calcext:value-type="time">
            <text:p>06:1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466.47" calcext:value-type="float">
            <text:p>1466.47</text:p>
          </table:table-cell>
          <table:table-cell office:value-type="float" office:value="1728.5" calcext:value-type="float">
            <text:p>1728.5</text:p>
          </table:table-cell>
        </table:table-row>
        <table:table-row table:style-name="ro1">
          <table:table-cell office:value-type="float" office:value="22526302" calcext:value-type="float">
            <text:p>22526302</text:p>
          </table:table-cell>
          <table:table-cell table:formula="of:=TIME( ; ;[.A1410]/1000)" office:value-type="time" office:time-value="PT06H15M26.302S" calcext:value-type="time">
            <text:p>06:15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67.49" calcext:value-type="float">
            <text:p>1467.49</text:p>
          </table:table-cell>
          <table:table-cell office:value-type="float" office:value="1729.68" calcext:value-type="float">
            <text:p>1729.68</text:p>
          </table:table-cell>
        </table:table-row>
        <table:table-row table:style-name="ro1">
          <table:table-cell office:value-type="float" office:value="22542302" calcext:value-type="float">
            <text:p>22542302</text:p>
          </table:table-cell>
          <table:table-cell table:formula="of:=TIME( ; ;[.A1411]/1000)" office:value-type="time" office:time-value="PT06H15M42.302S" calcext:value-type="time">
            <text:p>06:1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68.52" calcext:value-type="float">
            <text:p>1468.52</text:p>
          </table:table-cell>
          <table:table-cell office:value-type="float" office:value="1730.85" calcext:value-type="float">
            <text:p>1730.85</text:p>
          </table:table-cell>
        </table:table-row>
        <table:table-row table:style-name="ro1">
          <table:table-cell office:value-type="float" office:value="22558302" calcext:value-type="float">
            <text:p>22558302</text:p>
          </table:table-cell>
          <table:table-cell table:formula="of:=TIME( ; ;[.A1412]/1000)" office:value-type="time" office:time-value="PT06H15M58.302S" calcext:value-type="time">
            <text:p>06:1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69.54" calcext:value-type="float">
            <text:p>1469.54</text:p>
          </table:table-cell>
          <table:table-cell office:value-type="float" office:value="1732.03" calcext:value-type="float">
            <text:p>1732.03</text:p>
          </table:table-cell>
        </table:table-row>
        <table:table-row table:style-name="ro1">
          <table:table-cell office:value-type="float" office:value="22574302" calcext:value-type="float">
            <text:p>22574302</text:p>
          </table:table-cell>
          <table:table-cell table:formula="of:=TIME( ; ;[.A1413]/1000)" office:value-type="time" office:time-value="PT06H16M14.302S" calcext:value-type="time">
            <text:p>06:1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4.61" calcext:value-type="float">
            <text:p>264.61</text:p>
          </table:table-cell>
          <table:table-cell office:value-type="float" office:value="1470.56" calcext:value-type="float">
            <text:p>1470.56</text:p>
          </table:table-cell>
          <table:table-cell office:value-type="float" office:value="1733.21" calcext:value-type="float">
            <text:p>1733.21</text:p>
          </table:table-cell>
        </table:table-row>
        <table:table-row table:style-name="ro1">
          <table:table-cell office:value-type="float" office:value="22590302" calcext:value-type="float">
            <text:p>22590302</text:p>
          </table:table-cell>
          <table:table-cell table:formula="of:=TIME( ; ;[.A1414]/1000)" office:value-type="time" office:time-value="PT06H16M30.302S" calcext:value-type="time">
            <text:p>06:1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471.58" calcext:value-type="float">
            <text:p>1471.58</text:p>
          </table:table-cell>
          <table:table-cell office:value-type="float" office:value="1734.39" calcext:value-type="float">
            <text:p>1734.39</text:p>
          </table:table-cell>
        </table:table-row>
        <table:table-row table:style-name="ro1">
          <table:table-cell office:value-type="float" office:value="22606302" calcext:value-type="float">
            <text:p>22606302</text:p>
          </table:table-cell>
          <table:table-cell table:formula="of:=TIME( ; ;[.A1415]/1000)" office:value-type="time" office:time-value="PT06H16M46.302S" calcext:value-type="time">
            <text:p>06:1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72.6" calcext:value-type="float">
            <text:p>1472.6</text:p>
          </table:table-cell>
          <table:table-cell office:value-type="float" office:value="1735.57" calcext:value-type="float">
            <text:p>1735.57</text:p>
          </table:table-cell>
        </table:table-row>
        <table:table-row table:style-name="ro1">
          <table:table-cell office:value-type="float" office:value="22622301" calcext:value-type="float">
            <text:p>22622301</text:p>
          </table:table-cell>
          <table:table-cell table:formula="of:=TIME( ; ;[.A1416]/1000)" office:value-type="time" office:time-value="PT06H17M02.301S" calcext:value-type="time">
            <text:p>06:17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73.62" calcext:value-type="float">
            <text:p>1473.62</text:p>
          </table:table-cell>
          <table:table-cell office:value-type="float" office:value="1736.75" calcext:value-type="float">
            <text:p>1736.75</text:p>
          </table:table-cell>
        </table:table-row>
        <table:table-row table:style-name="ro1">
          <table:table-cell office:value-type="float" office:value="22638302" calcext:value-type="float">
            <text:p>22638302</text:p>
          </table:table-cell>
          <table:table-cell table:formula="of:=TIME( ; ;[.A1417]/1000)" office:value-type="time" office:time-value="PT06H17M18.302S" calcext:value-type="time">
            <text:p>06:1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74.64" calcext:value-type="float">
            <text:p>1474.64</text:p>
          </table:table-cell>
          <table:table-cell office:value-type="float" office:value="1737.93" calcext:value-type="float">
            <text:p>1737.93</text:p>
          </table:table-cell>
        </table:table-row>
        <table:table-row table:style-name="ro1">
          <table:table-cell office:value-type="float" office:value="22654302" calcext:value-type="float">
            <text:p>22654302</text:p>
          </table:table-cell>
          <table:table-cell table:formula="of:=TIME( ; ;[.A1418]/1000)" office:value-type="time" office:time-value="PT06H17M34.302S" calcext:value-type="time">
            <text:p>06:17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5" calcext:value-type="float">
            <text:p>264.5</text:p>
          </table:table-cell>
          <table:table-cell office:value-type="float" office:value="1475.66" calcext:value-type="float">
            <text:p>1475.66</text:p>
          </table:table-cell>
          <table:table-cell office:value-type="float" office:value="1739.11" calcext:value-type="float">
            <text:p>1739.11</text:p>
          </table:table-cell>
        </table:table-row>
        <table:table-row table:style-name="ro1">
          <table:table-cell office:value-type="float" office:value="22670302" calcext:value-type="float">
            <text:p>22670302</text:p>
          </table:table-cell>
          <table:table-cell table:formula="of:=TIME( ; ;[.A1419]/1000)" office:value-type="time" office:time-value="PT06H17M50.302S" calcext:value-type="time">
            <text:p>06:17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76.69" calcext:value-type="float">
            <text:p>1476.69</text:p>
          </table:table-cell>
          <table:table-cell office:value-type="float" office:value="1740.29" calcext:value-type="float">
            <text:p>1740.29</text:p>
          </table:table-cell>
        </table:table-row>
        <table:table-row table:style-name="ro1">
          <table:table-cell office:value-type="float" office:value="22686302" calcext:value-type="float">
            <text:p>22686302</text:p>
          </table:table-cell>
          <table:table-cell table:formula="of:=TIME( ; ;[.A1420]/1000)" office:value-type="time" office:time-value="PT06H18M06.302S" calcext:value-type="time">
            <text:p>06:18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77.71" calcext:value-type="float">
            <text:p>1477.71</text:p>
          </table:table-cell>
          <table:table-cell office:value-type="float" office:value="1741.47" calcext:value-type="float">
            <text:p>1741.47</text:p>
          </table:table-cell>
        </table:table-row>
        <table:table-row table:style-name="ro1">
          <table:table-cell office:value-type="float" office:value="22702302" calcext:value-type="float">
            <text:p>22702302</text:p>
          </table:table-cell>
          <table:table-cell table:formula="of:=TIME( ; ;[.A1421]/1000)" office:value-type="time" office:time-value="PT06H18M22.302S" calcext:value-type="time">
            <text:p>06:18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78.73" calcext:value-type="float">
            <text:p>1478.73</text:p>
          </table:table-cell>
          <table:table-cell office:value-type="float" office:value="1742.64" calcext:value-type="float">
            <text:p>1742.64</text:p>
          </table:table-cell>
        </table:table-row>
        <table:table-row table:style-name="ro1">
          <table:table-cell office:value-type="float" office:value="22718302" calcext:value-type="float">
            <text:p>22718302</text:p>
          </table:table-cell>
          <table:table-cell table:formula="of:=TIME( ; ;[.A1422]/1000)" office:value-type="time" office:time-value="PT06H18M38.302S" calcext:value-type="time">
            <text:p>06:1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479.75" calcext:value-type="float">
            <text:p>1479.75</text:p>
          </table:table-cell>
          <table:table-cell office:value-type="float" office:value="1743.82" calcext:value-type="float">
            <text:p>1743.82</text:p>
          </table:table-cell>
        </table:table-row>
        <table:table-row table:style-name="ro1">
          <table:table-cell office:value-type="float" office:value="22734302" calcext:value-type="float">
            <text:p>22734302</text:p>
          </table:table-cell>
          <table:table-cell table:formula="of:=TIME( ; ;[.A1423]/1000)" office:value-type="time" office:time-value="PT06H18M54.302S" calcext:value-type="time">
            <text:p>06:1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480.77" calcext:value-type="float">
            <text:p>1480.77</text:p>
          </table:table-cell>
          <table:table-cell office:value-type="float" office:value="1745" calcext:value-type="float">
            <text:p>1745</text:p>
          </table:table-cell>
        </table:table-row>
        <table:table-row table:style-name="ro1">
          <table:table-cell office:value-type="float" office:value="22750302" calcext:value-type="float">
            <text:p>22750302</text:p>
          </table:table-cell>
          <table:table-cell table:formula="of:=TIME( ; ;[.A1424]/1000)" office:value-type="time" office:time-value="PT06H19M10.302S" calcext:value-type="time">
            <text:p>06:19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81.79" calcext:value-type="float">
            <text:p>1481.79</text:p>
          </table:table-cell>
          <table:table-cell office:value-type="float" office:value="1746.18" calcext:value-type="float">
            <text:p>1746.18</text:p>
          </table:table-cell>
        </table:table-row>
        <table:table-row table:style-name="ro1">
          <table:table-cell office:value-type="float" office:value="22766302" calcext:value-type="float">
            <text:p>22766302</text:p>
          </table:table-cell>
          <table:table-cell table:formula="of:=TIME( ; ;[.A1425]/1000)" office:value-type="time" office:time-value="PT06H19M26.302S" calcext:value-type="time">
            <text:p>06:19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482.81" calcext:value-type="float">
            <text:p>1482.81</text:p>
          </table:table-cell>
          <table:table-cell office:value-type="float" office:value="1747.36" calcext:value-type="float">
            <text:p>1747.36</text:p>
          </table:table-cell>
        </table:table-row>
        <table:table-row table:style-name="ro1">
          <table:table-cell office:value-type="float" office:value="22782302" calcext:value-type="float">
            <text:p>22782302</text:p>
          </table:table-cell>
          <table:table-cell table:formula="of:=TIME( ; ;[.A1426]/1000)" office:value-type="time" office:time-value="PT06H19M42.302S" calcext:value-type="time">
            <text:p>06:1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83.83" calcext:value-type="float">
            <text:p>1483.83</text:p>
          </table:table-cell>
          <table:table-cell office:value-type="float" office:value="1748.53" calcext:value-type="float">
            <text:p>1748.53</text:p>
          </table:table-cell>
        </table:table-row>
        <table:table-row table:style-name="ro1">
          <table:table-cell office:value-type="float" office:value="22798302" calcext:value-type="float">
            <text:p>22798302</text:p>
          </table:table-cell>
          <table:table-cell table:formula="of:=TIME( ; ;[.A1427]/1000)" office:value-type="time" office:time-value="PT06H19M58.302S" calcext:value-type="time">
            <text:p>06:1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84.86" calcext:value-type="float">
            <text:p>1484.86</text:p>
          </table:table-cell>
          <table:table-cell office:value-type="float" office:value="1749.71" calcext:value-type="float">
            <text:p>1749.71</text:p>
          </table:table-cell>
        </table:table-row>
        <table:table-row table:style-name="ro1">
          <table:table-cell office:value-type="float" office:value="22814302" calcext:value-type="float">
            <text:p>22814302</text:p>
          </table:table-cell>
          <table:table-cell table:formula="of:=TIME( ; ;[.A1428]/1000)" office:value-type="time" office:time-value="PT06H20M14.302S" calcext:value-type="time">
            <text:p>06:2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85.88" calcext:value-type="float">
            <text:p>1485.88</text:p>
          </table:table-cell>
          <table:table-cell office:value-type="float" office:value="1750.89" calcext:value-type="float">
            <text:p>1750.89</text:p>
          </table:table-cell>
        </table:table-row>
        <table:table-row table:style-name="ro1">
          <table:table-cell office:value-type="float" office:value="22830302" calcext:value-type="float">
            <text:p>22830302</text:p>
          </table:table-cell>
          <table:table-cell table:formula="of:=TIME( ; ;[.A1429]/1000)" office:value-type="time" office:time-value="PT06H20M30.302S" calcext:value-type="time">
            <text:p>06:2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86.9" calcext:value-type="float">
            <text:p>1486.9</text:p>
          </table:table-cell>
          <table:table-cell office:value-type="float" office:value="1752.07" calcext:value-type="float">
            <text:p>1752.07</text:p>
          </table:table-cell>
        </table:table-row>
        <table:table-row table:style-name="ro1">
          <table:table-cell office:value-type="float" office:value="22846302" calcext:value-type="float">
            <text:p>22846302</text:p>
          </table:table-cell>
          <table:table-cell table:formula="of:=TIME( ; ;[.A1430]/1000)" office:value-type="time" office:time-value="PT06H20M46.302S" calcext:value-type="time">
            <text:p>06:2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487.92" calcext:value-type="float">
            <text:p>1487.92</text:p>
          </table:table-cell>
          <table:table-cell office:value-type="float" office:value="1753.25" calcext:value-type="float">
            <text:p>1753.25</text:p>
          </table:table-cell>
        </table:table-row>
        <table:table-row table:style-name="ro1">
          <table:table-cell office:value-type="float" office:value="22862302" calcext:value-type="float">
            <text:p>22862302</text:p>
          </table:table-cell>
          <table:table-cell table:formula="of:=TIME( ; ;[.A1431]/1000)" office:value-type="time" office:time-value="PT06H21M02.302S" calcext:value-type="time">
            <text:p>06:2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488.94" calcext:value-type="float">
            <text:p>1488.94</text:p>
          </table:table-cell>
          <table:table-cell office:value-type="float" office:value="1754.42" calcext:value-type="float">
            <text:p>1754.42</text:p>
          </table:table-cell>
        </table:table-row>
        <table:table-row table:style-name="ro1">
          <table:table-cell office:value-type="float" office:value="22878302" calcext:value-type="float">
            <text:p>22878302</text:p>
          </table:table-cell>
          <table:table-cell table:formula="of:=TIME( ; ;[.A1432]/1000)" office:value-type="time" office:time-value="PT06H21M18.302S" calcext:value-type="time">
            <text:p>06:2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489.96" calcext:value-type="float">
            <text:p>1489.96</text:p>
          </table:table-cell>
          <table:table-cell office:value-type="float" office:value="1755.6" calcext:value-type="float">
            <text:p>1755.6</text:p>
          </table:table-cell>
        </table:table-row>
        <table:table-row table:style-name="ro1">
          <table:table-cell office:value-type="float" office:value="22894302" calcext:value-type="float">
            <text:p>22894302</text:p>
          </table:table-cell>
          <table:table-cell table:formula="of:=TIME( ; ;[.A1433]/1000)" office:value-type="time" office:time-value="PT06H21M34.302S" calcext:value-type="time">
            <text:p>06:2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90.98" calcext:value-type="float">
            <text:p>1490.98</text:p>
          </table:table-cell>
          <table:table-cell office:value-type="float" office:value="1756.78" calcext:value-type="float">
            <text:p>1756.78</text:p>
          </table:table-cell>
        </table:table-row>
        <table:table-row table:style-name="ro1">
          <table:table-cell office:value-type="float" office:value="22910302" calcext:value-type="float">
            <text:p>22910302</text:p>
          </table:table-cell>
          <table:table-cell table:formula="of:=TIME( ; ;[.A1434]/1000)" office:value-type="time" office:time-value="PT06H21M50.302S" calcext:value-type="time">
            <text:p>06:2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492" calcext:value-type="float">
            <text:p>1492</text:p>
          </table:table-cell>
          <table:table-cell office:value-type="float" office:value="1757.96" calcext:value-type="float">
            <text:p>1757.96</text:p>
          </table:table-cell>
        </table:table-row>
        <table:table-row table:style-name="ro1">
          <table:table-cell office:value-type="float" office:value="22926302" calcext:value-type="float">
            <text:p>22926302</text:p>
          </table:table-cell>
          <table:table-cell table:formula="of:=TIME( ; ;[.A1435]/1000)" office:value-type="time" office:time-value="PT06H22M06.302S" calcext:value-type="time">
            <text:p>06:2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493.02" calcext:value-type="float">
            <text:p>1493.02</text:p>
          </table:table-cell>
          <table:table-cell office:value-type="float" office:value="1759.13" calcext:value-type="float">
            <text:p>1759.13</text:p>
          </table:table-cell>
        </table:table-row>
        <table:table-row table:style-name="ro1">
          <table:table-cell office:value-type="float" office:value="22942302" calcext:value-type="float">
            <text:p>22942302</text:p>
          </table:table-cell>
          <table:table-cell table:formula="of:=TIME( ; ;[.A1436]/1000)" office:value-type="time" office:time-value="PT06H22M22.302S" calcext:value-type="time">
            <text:p>06:2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494.04" calcext:value-type="float">
            <text:p>1494.04</text:p>
          </table:table-cell>
          <table:table-cell office:value-type="float" office:value="1760.31" calcext:value-type="float">
            <text:p>1760.31</text:p>
          </table:table-cell>
        </table:table-row>
        <table:table-row table:style-name="ro1">
          <table:table-cell office:value-type="float" office:value="22958302" calcext:value-type="float">
            <text:p>22958302</text:p>
          </table:table-cell>
          <table:table-cell table:formula="of:=TIME( ; ;[.A1437]/1000)" office:value-type="time" office:time-value="PT06H22M38.302S" calcext:value-type="time">
            <text:p>06:2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95.06" calcext:value-type="float">
            <text:p>1495.06</text:p>
          </table:table-cell>
          <table:table-cell office:value-type="float" office:value="1761.48" calcext:value-type="float">
            <text:p>1761.48</text:p>
          </table:table-cell>
        </table:table-row>
        <table:table-row table:style-name="ro1">
          <table:table-cell office:value-type="float" office:value="22974302" calcext:value-type="float">
            <text:p>22974302</text:p>
          </table:table-cell>
          <table:table-cell table:formula="of:=TIME( ; ;[.A1438]/1000)" office:value-type="time" office:time-value="PT06H22M54.302S" calcext:value-type="time">
            <text:p>06:2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496.09" calcext:value-type="float">
            <text:p>1496.09</text:p>
          </table:table-cell>
          <table:table-cell office:value-type="float" office:value="1762.66" calcext:value-type="float">
            <text:p>1762.66</text:p>
          </table:table-cell>
        </table:table-row>
        <table:table-row table:style-name="ro1">
          <table:table-cell office:value-type="float" office:value="22990302" calcext:value-type="float">
            <text:p>22990302</text:p>
          </table:table-cell>
          <table:table-cell table:formula="of:=TIME( ; ;[.A1439]/1000)" office:value-type="time" office:time-value="PT06H23M10.302S" calcext:value-type="time">
            <text:p>06:2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497.11" calcext:value-type="float">
            <text:p>1497.11</text:p>
          </table:table-cell>
          <table:table-cell office:value-type="float" office:value="1763.84" calcext:value-type="float">
            <text:p>1763.84</text:p>
          </table:table-cell>
        </table:table-row>
        <table:table-row table:style-name="ro1">
          <table:table-cell office:value-type="float" office:value="23006302" calcext:value-type="float">
            <text:p>23006302</text:p>
          </table:table-cell>
          <table:table-cell table:formula="of:=TIME( ; ;[.A1440]/1000)" office:value-type="time" office:time-value="PT06H23M26.302S" calcext:value-type="time">
            <text:p>06:2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498.13" calcext:value-type="float">
            <text:p>1498.13</text:p>
          </table:table-cell>
          <table:table-cell office:value-type="float" office:value="1765.01" calcext:value-type="float">
            <text:p>1765.01</text:p>
          </table:table-cell>
        </table:table-row>
        <table:table-row table:style-name="ro1">
          <table:table-cell office:value-type="float" office:value="23022302" calcext:value-type="float">
            <text:p>23022302</text:p>
          </table:table-cell>
          <table:table-cell table:formula="of:=TIME( ; ;[.A1441]/1000)" office:value-type="time" office:time-value="PT06H23M42.302S" calcext:value-type="time">
            <text:p>06:2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499.15" calcext:value-type="float">
            <text:p>1499.15</text:p>
          </table:table-cell>
          <table:table-cell office:value-type="float" office:value="1766.19" calcext:value-type="float">
            <text:p>1766.19</text:p>
          </table:table-cell>
        </table:table-row>
        <table:table-row table:style-name="ro1">
          <table:table-cell office:value-type="float" office:value="23038302" calcext:value-type="float">
            <text:p>23038302</text:p>
          </table:table-cell>
          <table:table-cell table:formula="of:=TIME( ; ;[.A1442]/1000)" office:value-type="time" office:time-value="PT06H23M58.302S" calcext:value-type="time">
            <text:p>06:2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0.17" calcext:value-type="float">
            <text:p>1500.17</text:p>
          </table:table-cell>
          <table:table-cell office:value-type="float" office:value="1767.36" calcext:value-type="float">
            <text:p>1767.36</text:p>
          </table:table-cell>
        </table:table-row>
        <table:table-row table:style-name="ro1">
          <table:table-cell office:value-type="float" office:value="23054302" calcext:value-type="float">
            <text:p>23054302</text:p>
          </table:table-cell>
          <table:table-cell table:formula="of:=TIME( ; ;[.A1443]/1000)" office:value-type="time" office:time-value="PT06H24M14.302S" calcext:value-type="time">
            <text:p>06:2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1.19" calcext:value-type="float">
            <text:p>1501.19</text:p>
          </table:table-cell>
          <table:table-cell office:value-type="float" office:value="1768.54" calcext:value-type="float">
            <text:p>1768.54</text:p>
          </table:table-cell>
        </table:table-row>
        <table:table-row table:style-name="ro1">
          <table:table-cell office:value-type="float" office:value="23070302" calcext:value-type="float">
            <text:p>23070302</text:p>
          </table:table-cell>
          <table:table-cell table:formula="of:=TIME( ; ;[.A1444]/1000)" office:value-type="time" office:time-value="PT06H24M30.302S" calcext:value-type="time">
            <text:p>06:2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502.21" calcext:value-type="float">
            <text:p>1502.21</text:p>
          </table:table-cell>
          <table:table-cell office:value-type="float" office:value="1769.72" calcext:value-type="float">
            <text:p>1769.72</text:p>
          </table:table-cell>
        </table:table-row>
        <table:table-row table:style-name="ro1">
          <table:table-cell office:value-type="float" office:value="23086302" calcext:value-type="float">
            <text:p>23086302</text:p>
          </table:table-cell>
          <table:table-cell table:formula="of:=TIME( ; ;[.A1445]/1000)" office:value-type="time" office:time-value="PT06H24M46.302S" calcext:value-type="time">
            <text:p>06:2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3.23" calcext:value-type="float">
            <text:p>1503.23</text:p>
          </table:table-cell>
          <table:table-cell office:value-type="float" office:value="1770.89" calcext:value-type="float">
            <text:p>1770.89</text:p>
          </table:table-cell>
        </table:table-row>
        <table:table-row table:style-name="ro1">
          <table:table-cell office:value-type="float" office:value="23102302" calcext:value-type="float">
            <text:p>23102302</text:p>
          </table:table-cell>
          <table:table-cell table:formula="of:=TIME( ; ;[.A1446]/1000)" office:value-type="time" office:time-value="PT06H25M02.302S" calcext:value-type="time">
            <text:p>06:2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4.25" calcext:value-type="float">
            <text:p>1504.25</text:p>
          </table:table-cell>
          <table:table-cell office:value-type="float" office:value="1772.07" calcext:value-type="float">
            <text:p>1772.07</text:p>
          </table:table-cell>
        </table:table-row>
        <table:table-row table:style-name="ro1">
          <table:table-cell office:value-type="float" office:value="23118302" calcext:value-type="float">
            <text:p>23118302</text:p>
          </table:table-cell>
          <table:table-cell table:formula="of:=TIME( ; ;[.A1447]/1000)" office:value-type="time" office:time-value="PT06H25M18.302S" calcext:value-type="time">
            <text:p>06:2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5.27" calcext:value-type="float">
            <text:p>1505.27</text:p>
          </table:table-cell>
          <table:table-cell office:value-type="float" office:value="1773.24" calcext:value-type="float">
            <text:p>1773.24</text:p>
          </table:table-cell>
        </table:table-row>
        <table:table-row table:style-name="ro1">
          <table:table-cell office:value-type="float" office:value="23134302" calcext:value-type="float">
            <text:p>23134302</text:p>
          </table:table-cell>
          <table:table-cell table:formula="of:=TIME( ; ;[.A1448]/1000)" office:value-type="time" office:time-value="PT06H25M34.302S" calcext:value-type="time">
            <text:p>06:2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06.29" calcext:value-type="float">
            <text:p>1506.29</text:p>
          </table:table-cell>
          <table:table-cell office:value-type="float" office:value="1774.42" calcext:value-type="float">
            <text:p>1774.42</text:p>
          </table:table-cell>
        </table:table-row>
        <table:table-row table:style-name="ro1">
          <table:table-cell office:value-type="float" office:value="23150302" calcext:value-type="float">
            <text:p>23150302</text:p>
          </table:table-cell>
          <table:table-cell table:formula="of:=TIME( ; ;[.A1449]/1000)" office:value-type="time" office:time-value="PT06H25M50.302S" calcext:value-type="time">
            <text:p>06:2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507.31" calcext:value-type="float">
            <text:p>1507.31</text:p>
          </table:table-cell>
          <table:table-cell office:value-type="float" office:value="1775.59" calcext:value-type="float">
            <text:p>1775.59</text:p>
          </table:table-cell>
        </table:table-row>
        <table:table-row table:style-name="ro1">
          <table:table-cell office:value-type="float" office:value="23166302" calcext:value-type="float">
            <text:p>23166302</text:p>
          </table:table-cell>
          <table:table-cell table:formula="of:=TIME( ; ;[.A1450]/1000)" office:value-type="time" office:time-value="PT06H26M06.302S" calcext:value-type="time">
            <text:p>06:2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508.33" calcext:value-type="float">
            <text:p>1508.33</text:p>
          </table:table-cell>
          <table:table-cell office:value-type="float" office:value="1776.77" calcext:value-type="float">
            <text:p>1776.77</text:p>
          </table:table-cell>
        </table:table-row>
        <table:table-row table:style-name="ro1">
          <table:table-cell office:value-type="float" office:value="23182302" calcext:value-type="float">
            <text:p>23182302</text:p>
          </table:table-cell>
          <table:table-cell table:formula="of:=TIME( ; ;[.A1451]/1000)" office:value-type="time" office:time-value="PT06H26M22.302S" calcext:value-type="time">
            <text:p>06:2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09.34" calcext:value-type="float">
            <text:p>1509.34</text:p>
          </table:table-cell>
          <table:table-cell office:value-type="float" office:value="1777.94" calcext:value-type="float">
            <text:p>1777.94</text:p>
          </table:table-cell>
        </table:table-row>
        <table:table-row table:style-name="ro1">
          <table:table-cell office:value-type="float" office:value="23198302" calcext:value-type="float">
            <text:p>23198302</text:p>
          </table:table-cell>
          <table:table-cell table:formula="of:=TIME( ; ;[.A1452]/1000)" office:value-type="time" office:time-value="PT06H26M38.302S" calcext:value-type="time">
            <text:p>06:2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5" calcext:value-type="float">
            <text:p>264.15</text:p>
          </table:table-cell>
          <table:table-cell office:value-type="float" office:value="1510.36" calcext:value-type="float">
            <text:p>1510.36</text:p>
          </table:table-cell>
          <table:table-cell office:value-type="float" office:value="1779.12" calcext:value-type="float">
            <text:p>1779.12</text:p>
          </table:table-cell>
        </table:table-row>
        <table:table-row table:style-name="ro1">
          <table:table-cell office:value-type="float" office:value="23214302" calcext:value-type="float">
            <text:p>23214302</text:p>
          </table:table-cell>
          <table:table-cell table:formula="of:=TIME( ; ;[.A1453]/1000)" office:value-type="time" office:time-value="PT06H26M54.302S" calcext:value-type="time">
            <text:p>06:2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1.38" calcext:value-type="float">
            <text:p>1511.38</text:p>
          </table:table-cell>
          <table:table-cell office:value-type="float" office:value="1780.29" calcext:value-type="float">
            <text:p>1780.29</text:p>
          </table:table-cell>
        </table:table-row>
        <table:table-row table:style-name="ro1">
          <table:table-cell office:value-type="float" office:value="23230302" calcext:value-type="float">
            <text:p>23230302</text:p>
          </table:table-cell>
          <table:table-cell table:formula="of:=TIME( ; ;[.A1454]/1000)" office:value-type="time" office:time-value="PT06H27M10.302S" calcext:value-type="time">
            <text:p>06:2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512.4" calcext:value-type="float">
            <text:p>1512.4</text:p>
          </table:table-cell>
          <table:table-cell office:value-type="float" office:value="1781.47" calcext:value-type="float">
            <text:p>1781.47</text:p>
          </table:table-cell>
        </table:table-row>
        <table:table-row table:style-name="ro1">
          <table:table-cell office:value-type="float" office:value="23246302" calcext:value-type="float">
            <text:p>23246302</text:p>
          </table:table-cell>
          <table:table-cell table:formula="of:=TIME( ; ;[.A1455]/1000)" office:value-type="time" office:time-value="PT06H27M26.302S" calcext:value-type="time">
            <text:p>06:2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5" calcext:value-type="float">
            <text:p>264.15</text:p>
          </table:table-cell>
          <table:table-cell office:value-type="float" office:value="1513.42" calcext:value-type="float">
            <text:p>1513.42</text:p>
          </table:table-cell>
          <table:table-cell office:value-type="float" office:value="1782.64" calcext:value-type="float">
            <text:p>1782.64</text:p>
          </table:table-cell>
        </table:table-row>
        <table:table-row table:style-name="ro1">
          <table:table-cell office:value-type="float" office:value="23262302" calcext:value-type="float">
            <text:p>23262302</text:p>
          </table:table-cell>
          <table:table-cell table:formula="of:=TIME( ; ;[.A1456]/1000)" office:value-type="time" office:time-value="PT06H27M42.302S" calcext:value-type="time">
            <text:p>06:2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4.44" calcext:value-type="float">
            <text:p>1514.44</text:p>
          </table:table-cell>
          <table:table-cell office:value-type="float" office:value="1783.81" calcext:value-type="float">
            <text:p>1783.81</text:p>
          </table:table-cell>
        </table:table-row>
        <table:table-row table:style-name="ro1">
          <table:table-cell office:value-type="float" office:value="23278302" calcext:value-type="float">
            <text:p>23278302</text:p>
          </table:table-cell>
          <table:table-cell table:formula="of:=TIME( ; ;[.A1457]/1000)" office:value-type="time" office:time-value="PT06H27M58.302S" calcext:value-type="time">
            <text:p>06:2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5" calcext:value-type="float">
            <text:p>264.15</text:p>
          </table:table-cell>
          <table:table-cell office:value-type="float" office:value="1515.46" calcext:value-type="float">
            <text:p>1515.46</text:p>
          </table:table-cell>
          <table:table-cell office:value-type="float" office:value="1784.99" calcext:value-type="float">
            <text:p>1784.99</text:p>
          </table:table-cell>
        </table:table-row>
        <table:table-row table:style-name="ro1">
          <table:table-cell office:value-type="float" office:value="23294302" calcext:value-type="float">
            <text:p>23294302</text:p>
          </table:table-cell>
          <table:table-cell table:formula="of:=TIME( ; ;[.A1458]/1000)" office:value-type="time" office:time-value="PT06H28M14.302S" calcext:value-type="time">
            <text:p>06:28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6.48" calcext:value-type="float">
            <text:p>1516.48</text:p>
          </table:table-cell>
          <table:table-cell office:value-type="float" office:value="1786.16" calcext:value-type="float">
            <text:p>1786.16</text:p>
          </table:table-cell>
        </table:table-row>
        <table:table-row table:style-name="ro1">
          <table:table-cell office:value-type="float" office:value="23310302" calcext:value-type="float">
            <text:p>23310302</text:p>
          </table:table-cell>
          <table:table-cell table:formula="of:=TIME( ; ;[.A1459]/1000)" office:value-type="time" office:time-value="PT06H28M30.302S" calcext:value-type="time">
            <text:p>06:2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1517.5" calcext:value-type="float">
            <text:p>1517.5</text:p>
          </table:table-cell>
          <table:table-cell office:value-type="float" office:value="1787.34" calcext:value-type="float">
            <text:p>1787.34</text:p>
          </table:table-cell>
        </table:table-row>
        <table:table-row table:style-name="ro1">
          <table:table-cell office:value-type="float" office:value="23326302" calcext:value-type="float">
            <text:p>23326302</text:p>
          </table:table-cell>
          <table:table-cell table:formula="of:=TIME( ; ;[.A1460]/1000)" office:value-type="time" office:time-value="PT06H28M46.302S" calcext:value-type="time">
            <text:p>06:28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8.52" calcext:value-type="float">
            <text:p>1518.52</text:p>
          </table:table-cell>
          <table:table-cell office:value-type="float" office:value="1788.51" calcext:value-type="float">
            <text:p>1788.51</text:p>
          </table:table-cell>
        </table:table-row>
        <table:table-row table:style-name="ro1">
          <table:table-cell office:value-type="float" office:value="23342302" calcext:value-type="float">
            <text:p>23342302</text:p>
          </table:table-cell>
          <table:table-cell table:formula="of:=TIME( ; ;[.A1461]/1000)" office:value-type="time" office:time-value="PT06H29M02.302S" calcext:value-type="time">
            <text:p>06:2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9.54" calcext:value-type="float">
            <text:p>1519.54</text:p>
          </table:table-cell>
          <table:table-cell office:value-type="float" office:value="1789.69" calcext:value-type="float">
            <text:p>1789.69</text:p>
          </table:table-cell>
        </table:table-row>
        <table:table-row table:style-name="ro1">
          <table:table-cell office:value-type="float" office:value="23358302" calcext:value-type="float">
            <text:p>23358302</text:p>
          </table:table-cell>
          <table:table-cell table:formula="of:=TIME( ; ;[.A1462]/1000)" office:value-type="time" office:time-value="PT06H29M18.302S" calcext:value-type="time">
            <text:p>06:2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20.56" calcext:value-type="float">
            <text:p>1520.56</text:p>
          </table:table-cell>
          <table:table-cell office:value-type="float" office:value="1790.86" calcext:value-type="float">
            <text:p>1790.86</text:p>
          </table:table-cell>
        </table:table-row>
        <table:table-row table:style-name="ro1">
          <table:table-cell office:value-type="float" office:value="23374302" calcext:value-type="float">
            <text:p>23374302</text:p>
          </table:table-cell>
          <table:table-cell table:formula="of:=TIME( ; ;[.A1463]/1000)" office:value-type="time" office:time-value="PT06H29M34.302S" calcext:value-type="time">
            <text:p>06:2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21.58" calcext:value-type="float">
            <text:p>1521.58</text:p>
          </table:table-cell>
          <table:table-cell office:value-type="float" office:value="1792.04" calcext:value-type="float">
            <text:p>1792.04</text:p>
          </table:table-cell>
        </table:table-row>
        <table:table-row table:style-name="ro1">
          <table:table-cell office:value-type="float" office:value="23390302" calcext:value-type="float">
            <text:p>23390302</text:p>
          </table:table-cell>
          <table:table-cell table:formula="of:=TIME( ; ;[.A1464]/1000)" office:value-type="time" office:time-value="PT06H29M50.302S" calcext:value-type="time">
            <text:p>06:2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2.6" calcext:value-type="float">
            <text:p>1522.6</text:p>
          </table:table-cell>
          <table:table-cell office:value-type="float" office:value="1793.21" calcext:value-type="float">
            <text:p>1793.21</text:p>
          </table:table-cell>
        </table:table-row>
        <table:table-row table:style-name="ro1">
          <table:table-cell office:value-type="float" office:value="23406302" calcext:value-type="float">
            <text:p>23406302</text:p>
          </table:table-cell>
          <table:table-cell table:formula="of:=TIME( ; ;[.A1465]/1000)" office:value-type="time" office:time-value="PT06H30M06.302S" calcext:value-type="time">
            <text:p>06:30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23.62" calcext:value-type="float">
            <text:p>1523.62</text:p>
          </table:table-cell>
          <table:table-cell office:value-type="float" office:value="1794.38" calcext:value-type="float">
            <text:p>1794.38</text:p>
          </table:table-cell>
        </table:table-row>
        <table:table-row table:style-name="ro1">
          <table:table-cell office:value-type="float" office:value="23422302" calcext:value-type="float">
            <text:p>23422302</text:p>
          </table:table-cell>
          <table:table-cell table:formula="of:=TIME( ; ;[.A1466]/1000)" office:value-type="time" office:time-value="PT06H30M22.302S" calcext:value-type="time">
            <text:p>06:3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4.64" calcext:value-type="float">
            <text:p>1524.64</text:p>
          </table:table-cell>
          <table:table-cell office:value-type="float" office:value="1795.56" calcext:value-type="float">
            <text:p>1795.56</text:p>
          </table:table-cell>
        </table:table-row>
        <table:table-row table:style-name="ro1">
          <table:table-cell office:value-type="float" office:value="23438302" calcext:value-type="float">
            <text:p>23438302</text:p>
          </table:table-cell>
          <table:table-cell table:formula="of:=TIME( ; ;[.A1467]/1000)" office:value-type="time" office:time-value="PT06H30M38.302S" calcext:value-type="time">
            <text:p>06:30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5.66" calcext:value-type="float">
            <text:p>1525.66</text:p>
          </table:table-cell>
          <table:table-cell office:value-type="float" office:value="1796.73" calcext:value-type="float">
            <text:p>1796.73</text:p>
          </table:table-cell>
        </table:table-row>
        <table:table-row table:style-name="ro1">
          <table:table-cell office:value-type="float" office:value="23454302" calcext:value-type="float">
            <text:p>23454302</text:p>
          </table:table-cell>
          <table:table-cell table:formula="of:=TIME( ; ;[.A1468]/1000)" office:value-type="time" office:time-value="PT06H30M54.302S" calcext:value-type="time">
            <text:p>06:3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6.68" calcext:value-type="float">
            <text:p>1526.68</text:p>
          </table:table-cell>
          <table:table-cell office:value-type="float" office:value="1797.91" calcext:value-type="float">
            <text:p>1797.91</text:p>
          </table:table-cell>
        </table:table-row>
        <table:table-row table:style-name="ro1">
          <table:table-cell office:value-type="float" office:value="23470302" calcext:value-type="float">
            <text:p>23470302</text:p>
          </table:table-cell>
          <table:table-cell table:formula="of:=TIME( ; ;[.A1469]/1000)" office:value-type="time" office:time-value="PT06H31M10.302S" calcext:value-type="time">
            <text:p>06:3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7.7" calcext:value-type="float">
            <text:p>1527.7</text:p>
          </table:table-cell>
          <table:table-cell office:value-type="float" office:value="1799.08" calcext:value-type="float">
            <text:p>1799.08</text:p>
          </table:table-cell>
        </table:table-row>
        <table:table-row table:style-name="ro1">
          <table:table-cell office:value-type="float" office:value="23486302" calcext:value-type="float">
            <text:p>23486302</text:p>
          </table:table-cell>
          <table:table-cell table:formula="of:=TIME( ; ;[.A1470]/1000)" office:value-type="time" office:time-value="PT06H31M26.302S" calcext:value-type="time">
            <text:p>06:3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28.72" calcext:value-type="float">
            <text:p>1528.72</text:p>
          </table:table-cell>
          <table:table-cell office:value-type="float" office:value="1800.25" calcext:value-type="float">
            <text:p>1800.25</text:p>
          </table:table-cell>
        </table:table-row>
        <table:table-row table:style-name="ro1">
          <table:table-cell office:value-type="float" office:value="23502302" calcext:value-type="float">
            <text:p>23502302</text:p>
          </table:table-cell>
          <table:table-cell table:formula="of:=TIME( ; ;[.A1471]/1000)" office:value-type="time" office:time-value="PT06H31M42.302S" calcext:value-type="time">
            <text:p>06:3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29.74" calcext:value-type="float">
            <text:p>1529.74</text:p>
          </table:table-cell>
          <table:table-cell office:value-type="float" office:value="1801.43" calcext:value-type="float">
            <text:p>1801.43</text:p>
          </table:table-cell>
        </table:table-row>
        <table:table-row table:style-name="ro1">
          <table:table-cell office:value-type="float" office:value="23518302" calcext:value-type="float">
            <text:p>23518302</text:p>
          </table:table-cell>
          <table:table-cell table:formula="of:=TIME( ; ;[.A1472]/1000)" office:value-type="time" office:time-value="PT06H31M58.302S" calcext:value-type="time">
            <text:p>06:3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30.76" calcext:value-type="float">
            <text:p>1530.76</text:p>
          </table:table-cell>
          <table:table-cell office:value-type="float" office:value="1802.6" calcext:value-type="float">
            <text:p>1802.6</text:p>
          </table:table-cell>
        </table:table-row>
        <table:table-row table:style-name="ro1">
          <table:table-cell office:value-type="float" office:value="23534302" calcext:value-type="float">
            <text:p>23534302</text:p>
          </table:table-cell>
          <table:table-cell table:formula="of:=TIME( ; ;[.A1473]/1000)" office:value-type="time" office:time-value="PT06H32M14.302S" calcext:value-type="time">
            <text:p>06:3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531.78" calcext:value-type="float">
            <text:p>1531.78</text:p>
          </table:table-cell>
          <table:table-cell office:value-type="float" office:value="1803.77" calcext:value-type="float">
            <text:p>1803.77</text:p>
          </table:table-cell>
        </table:table-row>
        <table:table-row table:style-name="ro1">
          <table:table-cell office:value-type="float" office:value="23550302" calcext:value-type="float">
            <text:p>23550302</text:p>
          </table:table-cell>
          <table:table-cell table:formula="of:=TIME( ; ;[.A1474]/1000)" office:value-type="time" office:time-value="PT06H32M30.302S" calcext:value-type="time">
            <text:p>06:3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32.8" calcext:value-type="float">
            <text:p>1532.8</text:p>
          </table:table-cell>
          <table:table-cell office:value-type="float" office:value="1804.95" calcext:value-type="float">
            <text:p>1804.95</text:p>
          </table:table-cell>
        </table:table-row>
        <table:table-row table:style-name="ro1">
          <table:table-cell office:value-type="float" office:value="23566302" calcext:value-type="float">
            <text:p>23566302</text:p>
          </table:table-cell>
          <table:table-cell table:formula="of:=TIME( ; ;[.A1475]/1000)" office:value-type="time" office:time-value="PT06H32M46.302S" calcext:value-type="time">
            <text:p>06:3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33.82" calcext:value-type="float">
            <text:p>1533.82</text:p>
          </table:table-cell>
          <table:table-cell office:value-type="float" office:value="1806.12" calcext:value-type="float">
            <text:p>1806.12</text:p>
          </table:table-cell>
        </table:table-row>
        <table:table-row table:style-name="ro1">
          <table:table-cell office:value-type="float" office:value="23582301" calcext:value-type="float">
            <text:p>23582301</text:p>
          </table:table-cell>
          <table:table-cell table:formula="of:=TIME( ; ;[.A1476]/1000)" office:value-type="time" office:time-value="PT06H33M02.301S" calcext:value-type="time">
            <text:p>06:3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34.84" calcext:value-type="float">
            <text:p>1534.84</text:p>
          </table:table-cell>
          <table:table-cell office:value-type="float" office:value="1807.29" calcext:value-type="float">
            <text:p>1807.29</text:p>
          </table:table-cell>
        </table:table-row>
        <table:table-row table:style-name="ro1">
          <table:table-cell office:value-type="float" office:value="23598302" calcext:value-type="float">
            <text:p>23598302</text:p>
          </table:table-cell>
          <table:table-cell table:formula="of:=TIME( ; ;[.A1477]/1000)" office:value-type="time" office:time-value="PT06H33M18.302S" calcext:value-type="time">
            <text:p>06:3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35.86" calcext:value-type="float">
            <text:p>1535.86</text:p>
          </table:table-cell>
          <table:table-cell office:value-type="float" office:value="1808.47" calcext:value-type="float">
            <text:p>1808.47</text:p>
          </table:table-cell>
        </table:table-row>
        <table:table-row table:style-name="ro1">
          <table:table-cell office:value-type="float" office:value="23614302" calcext:value-type="float">
            <text:p>23614302</text:p>
          </table:table-cell>
          <table:table-cell table:formula="of:=TIME( ; ;[.A1478]/1000)" office:value-type="time" office:time-value="PT06H33M34.302S" calcext:value-type="time">
            <text:p>06:3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2" calcext:value-type="float">
            <text:p>264.02</text:p>
          </table:table-cell>
          <table:table-cell office:value-type="float" office:value="1536.88" calcext:value-type="float">
            <text:p>1536.88</text:p>
          </table:table-cell>
          <table:table-cell office:value-type="float" office:value="1809.64" calcext:value-type="float">
            <text:p>1809.64</text:p>
          </table:table-cell>
        </table:table-row>
        <table:table-row table:style-name="ro1">
          <table:table-cell office:value-type="float" office:value="23630302" calcext:value-type="float">
            <text:p>23630302</text:p>
          </table:table-cell>
          <table:table-cell table:formula="of:=TIME( ; ;[.A1479]/1000)" office:value-type="time" office:time-value="PT06H33M50.302S" calcext:value-type="time">
            <text:p>06:3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37.89" calcext:value-type="float">
            <text:p>1537.89</text:p>
          </table:table-cell>
          <table:table-cell office:value-type="float" office:value="1810.82" calcext:value-type="float">
            <text:p>1810.82</text:p>
          </table:table-cell>
        </table:table-row>
        <table:table-row table:style-name="ro1">
          <table:table-cell office:value-type="float" office:value="23646302" calcext:value-type="float">
            <text:p>23646302</text:p>
          </table:table-cell>
          <table:table-cell table:formula="of:=TIME( ; ;[.A1480]/1000)" office:value-type="time" office:time-value="PT06H34M06.302S" calcext:value-type="time">
            <text:p>06:3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38.91" calcext:value-type="float">
            <text:p>1538.91</text:p>
          </table:table-cell>
          <table:table-cell office:value-type="float" office:value="1811.99" calcext:value-type="float">
            <text:p>1811.99</text:p>
          </table:table-cell>
        </table:table-row>
        <table:table-row table:style-name="ro1">
          <table:table-cell office:value-type="float" office:value="23662302" calcext:value-type="float">
            <text:p>23662302</text:p>
          </table:table-cell>
          <table:table-cell table:formula="of:=TIME( ; ;[.A1481]/1000)" office:value-type="time" office:time-value="PT06H34M22.302S" calcext:value-type="time">
            <text:p>06:3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39.93" calcext:value-type="float">
            <text:p>1539.93</text:p>
          </table:table-cell>
          <table:table-cell office:value-type="float" office:value="1813.16" calcext:value-type="float">
            <text:p>1813.16</text:p>
          </table:table-cell>
        </table:table-row>
        <table:table-row table:style-name="ro1">
          <table:table-cell office:value-type="float" office:value="23678302" calcext:value-type="float">
            <text:p>23678302</text:p>
          </table:table-cell>
          <table:table-cell table:formula="of:=TIME( ; ;[.A1482]/1000)" office:value-type="time" office:time-value="PT06H34M38.302S" calcext:value-type="time">
            <text:p>06:3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0.95" calcext:value-type="float">
            <text:p>1540.95</text:p>
          </table:table-cell>
          <table:table-cell office:value-type="float" office:value="1814.34" calcext:value-type="float">
            <text:p>1814.34</text:p>
          </table:table-cell>
        </table:table-row>
        <table:table-row table:style-name="ro1">
          <table:table-cell office:value-type="float" office:value="23694302" calcext:value-type="float">
            <text:p>23694302</text:p>
          </table:table-cell>
          <table:table-cell table:formula="of:=TIME( ; ;[.A1483]/1000)" office:value-type="time" office:time-value="PT06H34M54.302S" calcext:value-type="time">
            <text:p>06:3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1.97" calcext:value-type="float">
            <text:p>1541.97</text:p>
          </table:table-cell>
          <table:table-cell office:value-type="float" office:value="1815.51" calcext:value-type="float">
            <text:p>1815.51</text:p>
          </table:table-cell>
        </table:table-row>
        <table:table-row table:style-name="ro1">
          <table:table-cell office:value-type="float" office:value="23710302" calcext:value-type="float">
            <text:p>23710302</text:p>
          </table:table-cell>
          <table:table-cell table:formula="of:=TIME( ; ;[.A1484]/1000)" office:value-type="time" office:time-value="PT06H35M10.302S" calcext:value-type="time">
            <text:p>06:3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2.99" calcext:value-type="float">
            <text:p>1542.99</text:p>
          </table:table-cell>
          <table:table-cell office:value-type="float" office:value="1816.68" calcext:value-type="float">
            <text:p>1816.68</text:p>
          </table:table-cell>
        </table:table-row>
        <table:table-row table:style-name="ro1">
          <table:table-cell office:value-type="float" office:value="23726302" calcext:value-type="float">
            <text:p>23726302</text:p>
          </table:table-cell>
          <table:table-cell table:formula="of:=TIME( ; ;[.A1485]/1000)" office:value-type="time" office:time-value="PT06H35M26.302S" calcext:value-type="time">
            <text:p>06:35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4.01" calcext:value-type="float">
            <text:p>1544.01</text:p>
          </table:table-cell>
          <table:table-cell office:value-type="float" office:value="1817.86" calcext:value-type="float">
            <text:p>1817.86</text:p>
          </table:table-cell>
        </table:table-row>
        <table:table-row table:style-name="ro1">
          <table:table-cell office:value-type="float" office:value="23742302" calcext:value-type="float">
            <text:p>23742302</text:p>
          </table:table-cell>
          <table:table-cell table:formula="of:=TIME( ; ;[.A1486]/1000)" office:value-type="time" office:time-value="PT06H35M42.302S" calcext:value-type="time">
            <text:p>06:3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5.03" calcext:value-type="float">
            <text:p>1545.03</text:p>
          </table:table-cell>
          <table:table-cell office:value-type="float" office:value="1819.03" calcext:value-type="float">
            <text:p>1819.03</text:p>
          </table:table-cell>
        </table:table-row>
        <table:table-row table:style-name="ro1">
          <table:table-cell office:value-type="float" office:value="23758302" calcext:value-type="float">
            <text:p>23758302</text:p>
          </table:table-cell>
          <table:table-cell table:formula="of:=TIME( ; ;[.A1487]/1000)" office:value-type="time" office:time-value="PT06H35M58.302S" calcext:value-type="time">
            <text:p>06:3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6.05" calcext:value-type="float">
            <text:p>1546.05</text:p>
          </table:table-cell>
          <table:table-cell office:value-type="float" office:value="1820.2" calcext:value-type="float">
            <text:p>1820.2</text:p>
          </table:table-cell>
        </table:table-row>
        <table:table-row table:style-name="ro1">
          <table:table-cell office:value-type="float" office:value="23774302" calcext:value-type="float">
            <text:p>23774302</text:p>
          </table:table-cell>
          <table:table-cell table:formula="of:=TIME( ; ;[.A1488]/1000)" office:value-type="time" office:time-value="PT06H36M14.302S" calcext:value-type="time">
            <text:p>06:3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7.07" calcext:value-type="float">
            <text:p>1547.07</text:p>
          </table:table-cell>
          <table:table-cell office:value-type="float" office:value="1821.38" calcext:value-type="float">
            <text:p>1821.38</text:p>
          </table:table-cell>
        </table:table-row>
        <table:table-row table:style-name="ro1">
          <table:table-cell office:value-type="float" office:value="23790302" calcext:value-type="float">
            <text:p>23790302</text:p>
          </table:table-cell>
          <table:table-cell table:formula="of:=TIME( ; ;[.A1489]/1000)" office:value-type="time" office:time-value="PT06H36M30.302S" calcext:value-type="time">
            <text:p>06:3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48.09" calcext:value-type="float">
            <text:p>1548.09</text:p>
          </table:table-cell>
          <table:table-cell office:value-type="float" office:value="1822.55" calcext:value-type="float">
            <text:p>1822.55</text:p>
          </table:table-cell>
        </table:table-row>
        <table:table-row table:style-name="ro1">
          <table:table-cell office:value-type="float" office:value="23806302" calcext:value-type="float">
            <text:p>23806302</text:p>
          </table:table-cell>
          <table:table-cell table:formula="of:=TIME( ; ;[.A1490]/1000)" office:value-type="time" office:time-value="PT06H36M46.302S" calcext:value-type="time">
            <text:p>06:3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49.11" calcext:value-type="float">
            <text:p>1549.11</text:p>
          </table:table-cell>
          <table:table-cell office:value-type="float" office:value="1823.72" calcext:value-type="float">
            <text:p>1823.72</text:p>
          </table:table-cell>
        </table:table-row>
        <table:table-row table:style-name="ro1">
          <table:table-cell office:value-type="float" office:value="23822302" calcext:value-type="float">
            <text:p>23822302</text:p>
          </table:table-cell>
          <table:table-cell table:formula="of:=TIME( ; ;[.A1491]/1000)" office:value-type="time" office:time-value="PT06H37M02.302S" calcext:value-type="time">
            <text:p>06:37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0.13" calcext:value-type="float">
            <text:p>1550.13</text:p>
          </table:table-cell>
          <table:table-cell office:value-type="float" office:value="1824.9" calcext:value-type="float">
            <text:p>1824.9</text:p>
          </table:table-cell>
        </table:table-row>
        <table:table-row table:style-name="ro1">
          <table:table-cell office:value-type="float" office:value="23838302" calcext:value-type="float">
            <text:p>23838302</text:p>
          </table:table-cell>
          <table:table-cell table:formula="of:=TIME( ; ;[.A1492]/1000)" office:value-type="time" office:time-value="PT06H37M18.302S" calcext:value-type="time">
            <text:p>06:3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1.15" calcext:value-type="float">
            <text:p>1551.15</text:p>
          </table:table-cell>
          <table:table-cell office:value-type="float" office:value="1826.07" calcext:value-type="float">
            <text:p>1826.07</text:p>
          </table:table-cell>
        </table:table-row>
        <table:table-row table:style-name="ro1">
          <table:table-cell office:value-type="float" office:value="23854302" calcext:value-type="float">
            <text:p>23854302</text:p>
          </table:table-cell>
          <table:table-cell table:formula="of:=TIME( ; ;[.A1493]/1000)" office:value-type="time" office:time-value="PT06H37M34.302S" calcext:value-type="time">
            <text:p>06:37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2.17" calcext:value-type="float">
            <text:p>1552.17</text:p>
          </table:table-cell>
          <table:table-cell office:value-type="float" office:value="1827.24" calcext:value-type="float">
            <text:p>1827.24</text:p>
          </table:table-cell>
        </table:table-row>
        <table:table-row table:style-name="ro1">
          <table:table-cell office:value-type="float" office:value="23870302" calcext:value-type="float">
            <text:p>23870302</text:p>
          </table:table-cell>
          <table:table-cell table:formula="of:=TIME( ; ;[.A1494]/1000)" office:value-type="time" office:time-value="PT06H37M50.302S" calcext:value-type="time">
            <text:p>06:37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3.18" calcext:value-type="float">
            <text:p>1553.18</text:p>
          </table:table-cell>
          <table:table-cell office:value-type="float" office:value="1828.41" calcext:value-type="float">
            <text:p>1828.41</text:p>
          </table:table-cell>
        </table:table-row>
        <table:table-row table:style-name="ro1">
          <table:table-cell office:value-type="float" office:value="23886302" calcext:value-type="float">
            <text:p>23886302</text:p>
          </table:table-cell>
          <table:table-cell table:formula="of:=TIME( ; ;[.A1495]/1000)" office:value-type="time" office:time-value="PT06H38M06.302S" calcext:value-type="time">
            <text:p>06:38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4.2" calcext:value-type="float">
            <text:p>1554.2</text:p>
          </table:table-cell>
          <table:table-cell office:value-type="float" office:value="1829.58" calcext:value-type="float">
            <text:p>1829.58</text:p>
          </table:table-cell>
        </table:table-row>
        <table:table-row table:style-name="ro1">
          <table:table-cell office:value-type="float" office:value="23902302" calcext:value-type="float">
            <text:p>23902302</text:p>
          </table:table-cell>
          <table:table-cell table:formula="of:=TIME( ; ;[.A1496]/1000)" office:value-type="time" office:time-value="PT06H38M22.302S" calcext:value-type="time">
            <text:p>06:38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5.22" calcext:value-type="float">
            <text:p>1555.22</text:p>
          </table:table-cell>
          <table:table-cell office:value-type="float" office:value="1830.76" calcext:value-type="float">
            <text:p>1830.76</text:p>
          </table:table-cell>
        </table:table-row>
        <table:table-row table:style-name="ro1">
          <table:table-cell office:value-type="float" office:value="23918302" calcext:value-type="float">
            <text:p>23918302</text:p>
          </table:table-cell>
          <table:table-cell table:formula="of:=TIME( ; ;[.A1497]/1000)" office:value-type="time" office:time-value="PT06H38M38.302S" calcext:value-type="time">
            <text:p>06:3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8" calcext:value-type="float">
            <text:p>263.68</text:p>
          </table:table-cell>
          <table:table-cell office:value-type="float" office:value="1556.24" calcext:value-type="float">
            <text:p>1556.24</text:p>
          </table:table-cell>
          <table:table-cell office:value-type="float" office:value="1831.93" calcext:value-type="float">
            <text:p>1831.93</text:p>
          </table:table-cell>
        </table:table-row>
        <table:table-row table:style-name="ro1">
          <table:table-cell office:value-type="float" office:value="23934302" calcext:value-type="float">
            <text:p>23934302</text:p>
          </table:table-cell>
          <table:table-cell table:formula="of:=TIME( ; ;[.A1498]/1000)" office:value-type="time" office:time-value="PT06H38M54.302S" calcext:value-type="time">
            <text:p>06:3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7.26" calcext:value-type="float">
            <text:p>1557.26</text:p>
          </table:table-cell>
          <table:table-cell office:value-type="float" office:value="1833.1" calcext:value-type="float">
            <text:p>1833.1</text:p>
          </table:table-cell>
        </table:table-row>
        <table:table-row table:style-name="ro1">
          <table:table-cell office:value-type="float" office:value="23950302" calcext:value-type="float">
            <text:p>23950302</text:p>
          </table:table-cell>
          <table:table-cell table:formula="of:=TIME( ; ;[.A1499]/1000)" office:value-type="time" office:time-value="PT06H39M10.302S" calcext:value-type="time">
            <text:p>06:39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8.28" calcext:value-type="float">
            <text:p>1558.28</text:p>
          </table:table-cell>
          <table:table-cell office:value-type="float" office:value="1834.27" calcext:value-type="float">
            <text:p>1834.27</text:p>
          </table:table-cell>
        </table:table-row>
        <table:table-row table:style-name="ro1">
          <table:table-cell office:value-type="float" office:value="23966302" calcext:value-type="float">
            <text:p>23966302</text:p>
          </table:table-cell>
          <table:table-cell table:formula="of:=TIME( ; ;[.A1500]/1000)" office:value-type="time" office:time-value="PT06H39M26.302S" calcext:value-type="time">
            <text:p>06:39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59.3" calcext:value-type="float">
            <text:p>1559.3</text:p>
          </table:table-cell>
          <table:table-cell office:value-type="float" office:value="1835.44" calcext:value-type="float">
            <text:p>1835.44</text:p>
          </table:table-cell>
        </table:table-row>
        <table:table-row table:style-name="ro1">
          <table:table-cell office:value-type="float" office:value="23982302" calcext:value-type="float">
            <text:p>23982302</text:p>
          </table:table-cell>
          <table:table-cell table:formula="of:=TIME( ; ;[.A1501]/1000)" office:value-type="time" office:time-value="PT06H39M42.302S" calcext:value-type="time">
            <text:p>06:3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60.32" calcext:value-type="float">
            <text:p>1560.32</text:p>
          </table:table-cell>
          <table:table-cell office:value-type="float" office:value="1836.62" calcext:value-type="float">
            <text:p>1836.62</text:p>
          </table:table-cell>
        </table:table-row>
        <table:table-row table:style-name="ro1">
          <table:table-cell office:value-type="float" office:value="23998302" calcext:value-type="float">
            <text:p>23998302</text:p>
          </table:table-cell>
          <table:table-cell table:formula="of:=TIME( ; ;[.A1502]/1000)" office:value-type="time" office:time-value="PT06H39M58.302S" calcext:value-type="time">
            <text:p>06:3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61.34" calcext:value-type="float">
            <text:p>1561.34</text:p>
          </table:table-cell>
          <table:table-cell office:value-type="float" office:value="1837.79" calcext:value-type="float">
            <text:p>1837.79</text:p>
          </table:table-cell>
        </table:table-row>
        <table:table-row table:style-name="ro1">
          <table:table-cell office:value-type="float" office:value="24014302" calcext:value-type="float">
            <text:p>24014302</text:p>
          </table:table-cell>
          <table:table-cell table:formula="of:=TIME( ; ;[.A1503]/1000)" office:value-type="time" office:time-value="PT06H40M14.302S" calcext:value-type="time">
            <text:p>06:4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2.36" calcext:value-type="float">
            <text:p>1562.36</text:p>
          </table:table-cell>
          <table:table-cell office:value-type="float" office:value="1838.96" calcext:value-type="float">
            <text:p>1838.96</text:p>
          </table:table-cell>
        </table:table-row>
        <table:table-row table:style-name="ro1">
          <table:table-cell office:value-type="float" office:value="24030302" calcext:value-type="float">
            <text:p>24030302</text:p>
          </table:table-cell>
          <table:table-cell table:formula="of:=TIME( ; ;[.A1504]/1000)" office:value-type="time" office:time-value="PT06H40M30.302S" calcext:value-type="time">
            <text:p>06:4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8" calcext:value-type="float">
            <text:p>263.68</text:p>
          </table:table-cell>
          <table:table-cell office:value-type="float" office:value="1563.37" calcext:value-type="float">
            <text:p>1563.37</text:p>
          </table:table-cell>
          <table:table-cell office:value-type="float" office:value="1840.13" calcext:value-type="float">
            <text:p>1840.13</text:p>
          </table:table-cell>
        </table:table-row>
        <table:table-row table:style-name="ro1">
          <table:table-cell office:value-type="float" office:value="24046302" calcext:value-type="float">
            <text:p>24046302</text:p>
          </table:table-cell>
          <table:table-cell table:formula="of:=TIME( ; ;[.A1505]/1000)" office:value-type="time" office:time-value="PT06H40M46.302S" calcext:value-type="time">
            <text:p>06:4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4.39" calcext:value-type="float">
            <text:p>1564.39</text:p>
          </table:table-cell>
          <table:table-cell office:value-type="float" office:value="1841.3" calcext:value-type="float">
            <text:p>1841.3</text:p>
          </table:table-cell>
        </table:table-row>
        <table:table-row table:style-name="ro1">
          <table:table-cell office:value-type="float" office:value="24062302" calcext:value-type="float">
            <text:p>24062302</text:p>
          </table:table-cell>
          <table:table-cell table:formula="of:=TIME( ; ;[.A1506]/1000)" office:value-type="time" office:time-value="PT06H41M02.302S" calcext:value-type="time">
            <text:p>06:4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5.41" calcext:value-type="float">
            <text:p>1565.41</text:p>
          </table:table-cell>
          <table:table-cell office:value-type="float" office:value="1842.48" calcext:value-type="float">
            <text:p>1842.48</text:p>
          </table:table-cell>
        </table:table-row>
        <table:table-row table:style-name="ro1">
          <table:table-cell office:value-type="float" office:value="24078302" calcext:value-type="float">
            <text:p>24078302</text:p>
          </table:table-cell>
          <table:table-cell table:formula="of:=TIME( ; ;[.A1507]/1000)" office:value-type="time" office:time-value="PT06H41M18.302S" calcext:value-type="time">
            <text:p>06:4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2.76" calcext:value-type="float">
            <text:p>262.76</text:p>
          </table:table-cell>
          <table:table-cell office:value-type="float" office:value="1566.43" calcext:value-type="float">
            <text:p>1566.43</text:p>
          </table:table-cell>
          <table:table-cell office:value-type="float" office:value="1843.65" calcext:value-type="float">
            <text:p>1843.65</text:p>
          </table:table-cell>
        </table:table-row>
        <table:table-row table:style-name="ro1">
          <table:table-cell office:value-type="float" office:value="24094302" calcext:value-type="float">
            <text:p>24094302</text:p>
          </table:table-cell>
          <table:table-cell table:formula="of:=TIME( ; ;[.A1508]/1000)" office:value-type="time" office:time-value="PT06H41M34.302S" calcext:value-type="time">
            <text:p>06:4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7.45" calcext:value-type="float">
            <text:p>1567.45</text:p>
          </table:table-cell>
          <table:table-cell office:value-type="float" office:value="1844.82" calcext:value-type="float">
            <text:p>1844.82</text:p>
          </table:table-cell>
        </table:table-row>
        <table:table-row table:style-name="ro1">
          <table:table-cell office:value-type="float" office:value="24110302" calcext:value-type="float">
            <text:p>24110302</text:p>
          </table:table-cell>
          <table:table-cell table:formula="of:=TIME( ; ;[.A1509]/1000)" office:value-type="time" office:time-value="PT06H41M50.302S" calcext:value-type="time">
            <text:p>06:4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8.46" calcext:value-type="float">
            <text:p>1568.46</text:p>
          </table:table-cell>
          <table:table-cell office:value-type="float" office:value="1845.99" calcext:value-type="float">
            <text:p>1845.99</text:p>
          </table:table-cell>
        </table:table-row>
        <table:table-row table:style-name="ro1">
          <table:table-cell office:value-type="float" office:value="24126302" calcext:value-type="float">
            <text:p>24126302</text:p>
          </table:table-cell>
          <table:table-cell table:formula="of:=TIME( ; ;[.A1510]/1000)" office:value-type="time" office:time-value="PT06H42M06.302S" calcext:value-type="time">
            <text:p>06:42:0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69.48" calcext:value-type="float">
            <text:p>1569.48</text:p>
          </table:table-cell>
          <table:table-cell office:value-type="float" office:value="1847.16" calcext:value-type="float">
            <text:p>1847.16</text:p>
          </table:table-cell>
        </table:table-row>
        <table:table-row table:style-name="ro1">
          <table:table-cell office:value-type="float" office:value="24142302" calcext:value-type="float">
            <text:p>24142302</text:p>
          </table:table-cell>
          <table:table-cell table:formula="of:=TIME( ; ;[.A1511]/1000)" office:value-type="time" office:time-value="PT06H42M22.302S" calcext:value-type="time">
            <text:p>06:42:22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70.5" calcext:value-type="float">
            <text:p>1570.5</text:p>
          </table:table-cell>
          <table:table-cell office:value-type="float" office:value="1848.33" calcext:value-type="float">
            <text:p>1848.33</text:p>
          </table:table-cell>
        </table:table-row>
        <table:table-row table:style-name="ro1">
          <table:table-cell office:value-type="float" office:value="24158302" calcext:value-type="float">
            <text:p>24158302</text:p>
          </table:table-cell>
          <table:table-cell table:formula="of:=TIME( ; ;[.A1512]/1000)" office:value-type="time" office:time-value="PT06H42M38.302S" calcext:value-type="time">
            <text:p>06:4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71.52" calcext:value-type="float">
            <text:p>1571.52</text:p>
          </table:table-cell>
          <table:table-cell office:value-type="float" office:value="1849.51" calcext:value-type="float">
            <text:p>1849.51</text:p>
          </table:table-cell>
        </table:table-row>
        <table:table-row table:style-name="ro1">
          <table:table-cell office:value-type="float" office:value="24174302" calcext:value-type="float">
            <text:p>24174302</text:p>
          </table:table-cell>
          <table:table-cell table:formula="of:=TIME( ; ;[.A1513]/1000)" office:value-type="time" office:time-value="PT06H42M54.302S" calcext:value-type="time">
            <text:p>06:42:5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2.54" calcext:value-type="float">
            <text:p>1572.54</text:p>
          </table:table-cell>
          <table:table-cell office:value-type="float" office:value="1850.68" calcext:value-type="float">
            <text:p>1850.68</text:p>
          </table:table-cell>
        </table:table-row>
        <table:table-row table:style-name="ro1">
          <table:table-cell office:value-type="float" office:value="24190302" calcext:value-type="float">
            <text:p>24190302</text:p>
          </table:table-cell>
          <table:table-cell table:formula="of:=TIME( ; ;[.A1514]/1000)" office:value-type="time" office:time-value="PT06H43M10.302S" calcext:value-type="time">
            <text:p>06:43:1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3.55" calcext:value-type="float">
            <text:p>1573.55</text:p>
          </table:table-cell>
          <table:table-cell office:value-type="float" office:value="1851.85" calcext:value-type="float">
            <text:p>1851.85</text:p>
          </table:table-cell>
        </table:table-row>
        <table:table-row table:style-name="ro1">
          <table:table-cell office:value-type="float" office:value="24206302" calcext:value-type="float">
            <text:p>24206302</text:p>
          </table:table-cell>
          <table:table-cell table:formula="of:=TIME( ; ;[.A1515]/1000)" office:value-type="time" office:time-value="PT06H43M26.302S" calcext:value-type="time">
            <text:p>06:43:26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3.67" calcext:value-type="float">
            <text:p>263.67</text:p>
          </table:table-cell>
          <table:table-cell office:value-type="float" office:value="1574.57" calcext:value-type="float">
            <text:p>1574.57</text:p>
          </table:table-cell>
          <table:table-cell office:value-type="float" office:value="1853.02" calcext:value-type="float">
            <text:p>1853.02</text:p>
          </table:table-cell>
        </table:table-row>
        <table:table-row table:style-name="ro1">
          <table:table-cell office:value-type="float" office:value="24222302" calcext:value-type="float">
            <text:p>24222302</text:p>
          </table:table-cell>
          <table:table-cell table:formula="of:=TIME( ; ;[.A1516]/1000)" office:value-type="time" office:time-value="PT06H43M42.302S" calcext:value-type="time">
            <text:p>06:4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5.59" calcext:value-type="float">
            <text:p>1575.59</text:p>
          </table:table-cell>
          <table:table-cell office:value-type="float" office:value="1854.19" calcext:value-type="float">
            <text:p>1854.19</text:p>
          </table:table-cell>
        </table:table-row>
        <table:table-row table:style-name="ro1">
          <table:table-cell office:value-type="float" office:value="24238302" calcext:value-type="float">
            <text:p>24238302</text:p>
          </table:table-cell>
          <table:table-cell table:formula="of:=TIME( ; ;[.A1517]/1000)" office:value-type="time" office:time-value="PT06H43M58.302S" calcext:value-type="time">
            <text:p>06:4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6.61" calcext:value-type="float">
            <text:p>1576.61</text:p>
          </table:table-cell>
          <table:table-cell office:value-type="float" office:value="1855.36" calcext:value-type="float">
            <text:p>1855.36</text:p>
          </table:table-cell>
        </table:table-row>
        <table:table-row table:style-name="ro1">
          <table:table-cell office:value-type="float" office:value="24254302" calcext:value-type="float">
            <text:p>24254302</text:p>
          </table:table-cell>
          <table:table-cell table:formula="of:=TIME( ; ;[.A1518]/1000)" office:value-type="time" office:time-value="PT06H44M14.302S" calcext:value-type="time">
            <text:p>06:44:14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7.62" calcext:value-type="float">
            <text:p>1577.62</text:p>
          </table:table-cell>
          <table:table-cell office:value-type="float" office:value="1856.53" calcext:value-type="float">
            <text:p>1856.53</text:p>
          </table:table-cell>
        </table:table-row>
        <table:table-row table:style-name="ro1">
          <table:table-cell office:value-type="float" office:value="24270302" calcext:value-type="float">
            <text:p>24270302</text:p>
          </table:table-cell>
          <table:table-cell table:formula="of:=TIME( ; ;[.A1519]/1000)" office:value-type="time" office:time-value="PT06H44M30.302S" calcext:value-type="time">
            <text:p>06:4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578.64" calcext:value-type="float">
            <text:p>1578.64</text:p>
          </table:table-cell>
          <table:table-cell office:value-type="float" office:value="1857.7" calcext:value-type="float">
            <text:p>1857.7</text:p>
          </table:table-cell>
        </table:table-row>
        <table:table-row table:style-name="ro1">
          <table:table-cell office:value-type="float" office:value="24286302" calcext:value-type="float">
            <text:p>24286302</text:p>
          </table:table-cell>
          <table:table-cell table:formula="of:=TIME( ; ;[.A1520]/1000)" office:value-type="time" office:time-value="PT06H44M46.302S" calcext:value-type="time">
            <text:p>06:4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79.66" calcext:value-type="float">
            <text:p>1579.66</text:p>
          </table:table-cell>
          <table:table-cell office:value-type="float" office:value="1858.87" calcext:value-type="float">
            <text:p>1858.87</text:p>
          </table:table-cell>
        </table:table-row>
        <table:table-row table:style-name="ro1">
          <table:table-cell office:value-type="float" office:value="24302302" calcext:value-type="float">
            <text:p>24302302</text:p>
          </table:table-cell>
          <table:table-cell table:formula="of:=TIME( ; ;[.A1521]/1000)" office:value-type="time" office:time-value="PT06H45M02.302S" calcext:value-type="time">
            <text:p>06:4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80.68" calcext:value-type="float">
            <text:p>1580.68</text:p>
          </table:table-cell>
          <table:table-cell office:value-type="float" office:value="1860.04" calcext:value-type="float">
            <text:p>1860.04</text:p>
          </table:table-cell>
        </table:table-row>
        <table:table-row table:style-name="ro1">
          <table:table-cell office:value-type="float" office:value="24318302" calcext:value-type="float">
            <text:p>24318302</text:p>
          </table:table-cell>
          <table:table-cell table:formula="of:=TIME( ; ;[.A1522]/1000)" office:value-type="time" office:time-value="PT06H45M18.302S" calcext:value-type="time">
            <text:p>06:4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81.7" calcext:value-type="float">
            <text:p>1581.7</text:p>
          </table:table-cell>
          <table:table-cell office:value-type="float" office:value="1861.21" calcext:value-type="float">
            <text:p>1861.21</text:p>
          </table:table-cell>
        </table:table-row>
        <table:table-row table:style-name="ro1">
          <table:table-cell office:value-type="float" office:value="24334302" calcext:value-type="float">
            <text:p>24334302</text:p>
          </table:table-cell>
          <table:table-cell table:formula="of:=TIME( ; ;[.A1523]/1000)" office:value-type="time" office:time-value="PT06H45M34.302S" calcext:value-type="time">
            <text:p>06:45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82.71" calcext:value-type="float">
            <text:p>1582.71</text:p>
          </table:table-cell>
          <table:table-cell office:value-type="float" office:value="1862.38" calcext:value-type="float">
            <text:p>1862.38</text:p>
          </table:table-cell>
        </table:table-row>
        <table:table-row table:style-name="ro1">
          <table:table-cell office:value-type="float" office:value="24350302" calcext:value-type="float">
            <text:p>24350302</text:p>
          </table:table-cell>
          <table:table-cell table:formula="of:=TIME( ; ;[.A1524]/1000)" office:value-type="time" office:time-value="PT06H45M50.302S" calcext:value-type="time">
            <text:p>06:4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583.73" calcext:value-type="float">
            <text:p>1583.73</text:p>
          </table:table-cell>
          <table:table-cell office:value-type="float" office:value="1863.55" calcext:value-type="float">
            <text:p>1863.55</text:p>
          </table:table-cell>
        </table:table-row>
        <table:table-row table:style-name="ro1">
          <table:table-cell office:value-type="float" office:value="24366302" calcext:value-type="float">
            <text:p>24366302</text:p>
          </table:table-cell>
          <table:table-cell table:formula="of:=TIME( ; ;[.A1525]/1000)" office:value-type="time" office:time-value="PT06H46M06.302S" calcext:value-type="time">
            <text:p>06:4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84.75" calcext:value-type="float">
            <text:p>1584.75</text:p>
          </table:table-cell>
          <table:table-cell office:value-type="float" office:value="1864.72" calcext:value-type="float">
            <text:p>1864.72</text:p>
          </table:table-cell>
        </table:table-row>
        <table:table-row table:style-name="ro1">
          <table:table-cell office:value-type="float" office:value="24382302" calcext:value-type="float">
            <text:p>24382302</text:p>
          </table:table-cell>
          <table:table-cell table:formula="of:=TIME( ; ;[.A1526]/1000)" office:value-type="time" office:time-value="PT06H46M22.302S" calcext:value-type="time">
            <text:p>06:4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585.77" calcext:value-type="float">
            <text:p>1585.77</text:p>
          </table:table-cell>
          <table:table-cell office:value-type="float" office:value="1865.89" calcext:value-type="float">
            <text:p>1865.89</text:p>
          </table:table-cell>
        </table:table-row>
        <table:table-row table:style-name="ro1">
          <table:table-cell office:value-type="float" office:value="24398302" calcext:value-type="float">
            <text:p>24398302</text:p>
          </table:table-cell>
          <table:table-cell table:formula="of:=TIME( ; ;[.A1527]/1000)" office:value-type="time" office:time-value="PT06H46M38.302S" calcext:value-type="time">
            <text:p>06:46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86.78" calcext:value-type="float">
            <text:p>1586.78</text:p>
          </table:table-cell>
          <table:table-cell office:value-type="float" office:value="1867.06" calcext:value-type="float">
            <text:p>1867.06</text:p>
          </table:table-cell>
        </table:table-row>
        <table:table-row table:style-name="ro1">
          <table:table-cell office:value-type="float" office:value="24414302" calcext:value-type="float">
            <text:p>24414302</text:p>
          </table:table-cell>
          <table:table-cell table:formula="of:=TIME( ; ;[.A1528]/1000)" office:value-type="time" office:time-value="PT06H46M54.302S" calcext:value-type="time">
            <text:p>06:46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87.8" calcext:value-type="float">
            <text:p>1587.8</text:p>
          </table:table-cell>
          <table:table-cell office:value-type="float" office:value="1868.23" calcext:value-type="float">
            <text:p>1868.23</text:p>
          </table:table-cell>
        </table:table-row>
        <table:table-row table:style-name="ro1">
          <table:table-cell office:value-type="float" office:value="24430302" calcext:value-type="float">
            <text:p>24430302</text:p>
          </table:table-cell>
          <table:table-cell table:formula="of:=TIME( ; ;[.A1529]/1000)" office:value-type="time" office:time-value="PT06H47M10.302S" calcext:value-type="time">
            <text:p>06:47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88.82" calcext:value-type="float">
            <text:p>1588.82</text:p>
          </table:table-cell>
          <table:table-cell office:value-type="float" office:value="1869.4" calcext:value-type="float">
            <text:p>1869.4</text:p>
          </table:table-cell>
        </table:table-row>
        <table:table-row table:style-name="ro1">
          <table:table-cell office:value-type="float" office:value="24446302" calcext:value-type="float">
            <text:p>24446302</text:p>
          </table:table-cell>
          <table:table-cell table:formula="of:=TIME( ; ;[.A1530]/1000)" office:value-type="time" office:time-value="PT06H47M26.302S" calcext:value-type="time">
            <text:p>06:47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589.84" calcext:value-type="float">
            <text:p>1589.84</text:p>
          </table:table-cell>
          <table:table-cell office:value-type="float" office:value="1870.56" calcext:value-type="float">
            <text:p>1870.56</text:p>
          </table:table-cell>
        </table:table-row>
        <table:table-row table:style-name="ro1">
          <table:table-cell office:value-type="float" office:value="24462302" calcext:value-type="float">
            <text:p>24462302</text:p>
          </table:table-cell>
          <table:table-cell table:formula="of:=TIME( ; ;[.A1531]/1000)" office:value-type="time" office:time-value="PT06H47M42.302S" calcext:value-type="time">
            <text:p>06:47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590.85" calcext:value-type="float">
            <text:p>1590.85</text:p>
          </table:table-cell>
          <table:table-cell office:value-type="float" office:value="1871.73" calcext:value-type="float">
            <text:p>1871.73</text:p>
          </table:table-cell>
        </table:table-row>
        <table:table-row table:style-name="ro1">
          <table:table-cell office:value-type="float" office:value="24478302" calcext:value-type="float">
            <text:p>24478302</text:p>
          </table:table-cell>
          <table:table-cell table:formula="of:=TIME( ; ;[.A1532]/1000)" office:value-type="time" office:time-value="PT06H47M58.302S" calcext:value-type="time">
            <text:p>06:47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591.87" calcext:value-type="float">
            <text:p>1591.87</text:p>
          </table:table-cell>
          <table:table-cell office:value-type="float" office:value="1872.9" calcext:value-type="float">
            <text:p>1872.9</text:p>
          </table:table-cell>
        </table:table-row>
        <table:table-row table:style-name="ro1">
          <table:table-cell office:value-type="float" office:value="24494302" calcext:value-type="float">
            <text:p>24494302</text:p>
          </table:table-cell>
          <table:table-cell table:formula="of:=TIME( ; ;[.A1533]/1000)" office:value-type="time" office:time-value="PT06H48M14.302S" calcext:value-type="time">
            <text:p>06:48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592.89" calcext:value-type="float">
            <text:p>1592.89</text:p>
          </table:table-cell>
          <table:table-cell office:value-type="float" office:value="1874.07" calcext:value-type="float">
            <text:p>1874.07</text:p>
          </table:table-cell>
        </table:table-row>
        <table:table-row table:style-name="ro1">
          <table:table-cell office:value-type="float" office:value="24510302" calcext:value-type="float">
            <text:p>24510302</text:p>
          </table:table-cell>
          <table:table-cell table:formula="of:=TIME( ; ;[.A1534]/1000)" office:value-type="time" office:time-value="PT06H48M30.302S" calcext:value-type="time">
            <text:p>06:48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593.9" calcext:value-type="float">
            <text:p>1593.9</text:p>
          </table:table-cell>
          <table:table-cell office:value-type="float" office:value="1875.24" calcext:value-type="float">
            <text:p>1875.24</text:p>
          </table:table-cell>
        </table:table-row>
        <table:table-row table:style-name="ro1">
          <table:table-cell office:value-type="float" office:value="24526302" calcext:value-type="float">
            <text:p>24526302</text:p>
          </table:table-cell>
          <table:table-cell table:formula="of:=TIME( ; ;[.A1535]/1000)" office:value-type="time" office:time-value="PT06H48M46.302S" calcext:value-type="time">
            <text:p>06:48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594.92" calcext:value-type="float">
            <text:p>1594.92</text:p>
          </table:table-cell>
          <table:table-cell office:value-type="float" office:value="1876.41" calcext:value-type="float">
            <text:p>1876.41</text:p>
          </table:table-cell>
        </table:table-row>
        <table:table-row table:style-name="ro1">
          <table:table-cell office:value-type="float" office:value="24542302" calcext:value-type="float">
            <text:p>24542302</text:p>
          </table:table-cell>
          <table:table-cell table:formula="of:=TIME( ; ;[.A1536]/1000)" office:value-type="time" office:time-value="PT06H49M02.302S" calcext:value-type="time">
            <text:p>06:49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595.94" calcext:value-type="float">
            <text:p>1595.94</text:p>
          </table:table-cell>
          <table:table-cell office:value-type="float" office:value="1877.57" calcext:value-type="float">
            <text:p>1877.57</text:p>
          </table:table-cell>
        </table:table-row>
        <table:table-row table:style-name="ro1">
          <table:table-cell office:value-type="float" office:value="24558302" calcext:value-type="float">
            <text:p>24558302</text:p>
          </table:table-cell>
          <table:table-cell table:formula="of:=TIME( ; ;[.A1537]/1000)" office:value-type="time" office:time-value="PT06H49M18.302S" calcext:value-type="time">
            <text:p>06:49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596.96" calcext:value-type="float">
            <text:p>1596.96</text:p>
          </table:table-cell>
          <table:table-cell office:value-type="float" office:value="1878.74" calcext:value-type="float">
            <text:p>1878.74</text:p>
          </table:table-cell>
        </table:table-row>
        <table:table-row table:style-name="ro1">
          <table:table-cell office:value-type="float" office:value="24574302" calcext:value-type="float">
            <text:p>24574302</text:p>
          </table:table-cell>
          <table:table-cell table:formula="of:=TIME( ; ;[.A1538]/1000)" office:value-type="time" office:time-value="PT06H49M34.302S" calcext:value-type="time">
            <text:p>06:49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" calcext:value-type="float">
            <text:p>262.4</text:p>
          </table:table-cell>
          <table:table-cell office:value-type="float" office:value="1597.97" calcext:value-type="float">
            <text:p>1597.97</text:p>
          </table:table-cell>
          <table:table-cell office:value-type="float" office:value="1879.91" calcext:value-type="float">
            <text:p>1879.91</text:p>
          </table:table-cell>
        </table:table-row>
        <table:table-row table:style-name="ro1">
          <table:table-cell office:value-type="float" office:value="24590302" calcext:value-type="float">
            <text:p>24590302</text:p>
          </table:table-cell>
          <table:table-cell table:formula="of:=TIME( ; ;[.A1539]/1000)" office:value-type="time" office:time-value="PT06H49M50.302S" calcext:value-type="time">
            <text:p>06:49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598.99" calcext:value-type="float">
            <text:p>1598.99</text:p>
          </table:table-cell>
          <table:table-cell office:value-type="float" office:value="1881.08" calcext:value-type="float">
            <text:p>1881.08</text:p>
          </table:table-cell>
        </table:table-row>
        <table:table-row table:style-name="ro1">
          <table:table-cell office:value-type="float" office:value="24606302" calcext:value-type="float">
            <text:p>24606302</text:p>
          </table:table-cell>
          <table:table-cell table:formula="of:=TIME( ; ;[.A1540]/1000)" office:value-type="time" office:time-value="PT06H50M06.302S" calcext:value-type="time">
            <text:p>06:50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600.01" calcext:value-type="float">
            <text:p>1600.01</text:p>
          </table:table-cell>
          <table:table-cell office:value-type="float" office:value="1882.24" calcext:value-type="float">
            <text:p>1882.24</text:p>
          </table:table-cell>
        </table:table-row>
        <table:table-row table:style-name="ro1">
          <table:table-cell office:value-type="float" office:value="24622302" calcext:value-type="float">
            <text:p>24622302</text:p>
          </table:table-cell>
          <table:table-cell table:formula="of:=TIME( ; ;[.A1541]/1000)" office:value-type="time" office:time-value="PT06H50M22.302S" calcext:value-type="time">
            <text:p>06:50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1.02" calcext:value-type="float">
            <text:p>1601.02</text:p>
          </table:table-cell>
          <table:table-cell office:value-type="float" office:value="1883.41" calcext:value-type="float">
            <text:p>1883.41</text:p>
          </table:table-cell>
        </table:table-row>
        <table:table-row table:style-name="ro1">
          <table:table-cell office:value-type="float" office:value="24638302" calcext:value-type="float">
            <text:p>24638302</text:p>
          </table:table-cell>
          <table:table-cell table:formula="of:=TIME( ; ;[.A1542]/1000)" office:value-type="time" office:time-value="PT06H50M38.302S" calcext:value-type="time">
            <text:p>06:50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1" calcext:value-type="float">
            <text:p>263.21</text:p>
          </table:table-cell>
          <table:table-cell office:value-type="float" office:value="1602.04" calcext:value-type="float">
            <text:p>1602.04</text:p>
          </table:table-cell>
          <table:table-cell office:value-type="float" office:value="1884.58" calcext:value-type="float">
            <text:p>1884.58</text:p>
          </table:table-cell>
        </table:table-row>
        <table:table-row table:style-name="ro1">
          <table:table-cell office:value-type="float" office:value="24654302" calcext:value-type="float">
            <text:p>24654302</text:p>
          </table:table-cell>
          <table:table-cell table:formula="of:=TIME( ; ;[.A1543]/1000)" office:value-type="time" office:time-value="PT06H50M54.302S" calcext:value-type="time">
            <text:p>06:50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3.06" calcext:value-type="float">
            <text:p>1603.06</text:p>
          </table:table-cell>
          <table:table-cell office:value-type="float" office:value="1885.74" calcext:value-type="float">
            <text:p>1885.74</text:p>
          </table:table-cell>
        </table:table-row>
        <table:table-row table:style-name="ro1">
          <table:table-cell office:value-type="float" office:value="24670302" calcext:value-type="float">
            <text:p>24670302</text:p>
          </table:table-cell>
          <table:table-cell table:formula="of:=TIME( ; ;[.A1544]/1000)" office:value-type="time" office:time-value="PT06H51M10.302S" calcext:value-type="time">
            <text:p>06:51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4.07" calcext:value-type="float">
            <text:p>1604.07</text:p>
          </table:table-cell>
          <table:table-cell office:value-type="float" office:value="1886.91" calcext:value-type="float">
            <text:p>1886.91</text:p>
          </table:table-cell>
        </table:table-row>
        <table:table-row table:style-name="ro1">
          <table:table-cell office:value-type="float" office:value="24686302" calcext:value-type="float">
            <text:p>24686302</text:p>
          </table:table-cell>
          <table:table-cell table:formula="of:=TIME( ; ;[.A1545]/1000)" office:value-type="time" office:time-value="PT06H51M26.302S" calcext:value-type="time">
            <text:p>06:51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5.09" calcext:value-type="float">
            <text:p>1605.09</text:p>
          </table:table-cell>
          <table:table-cell office:value-type="float" office:value="1888.08" calcext:value-type="float">
            <text:p>1888.08</text:p>
          </table:table-cell>
        </table:table-row>
        <table:table-row table:style-name="ro1">
          <table:table-cell office:value-type="float" office:value="24702302" calcext:value-type="float">
            <text:p>24702302</text:p>
          </table:table-cell>
          <table:table-cell table:formula="of:=TIME( ; ;[.A1546]/1000)" office:value-type="time" office:time-value="PT06H51M42.302S" calcext:value-type="time">
            <text:p>06:51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6.11" calcext:value-type="float">
            <text:p>1606.11</text:p>
          </table:table-cell>
          <table:table-cell office:value-type="float" office:value="1889.24" calcext:value-type="float">
            <text:p>1889.24</text:p>
          </table:table-cell>
        </table:table-row>
        <table:table-row table:style-name="ro1">
          <table:table-cell office:value-type="float" office:value="24718302" calcext:value-type="float">
            <text:p>24718302</text:p>
          </table:table-cell>
          <table:table-cell table:formula="of:=TIME( ; ;[.A1547]/1000)" office:value-type="time" office:time-value="PT06H51M58.302S" calcext:value-type="time">
            <text:p>06:51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7.12" calcext:value-type="float">
            <text:p>1607.12</text:p>
          </table:table-cell>
          <table:table-cell office:value-type="float" office:value="1890.41" calcext:value-type="float">
            <text:p>1890.41</text:p>
          </table:table-cell>
        </table:table-row>
        <table:table-row table:style-name="ro1">
          <table:table-cell office:value-type="float" office:value="24734302" calcext:value-type="float">
            <text:p>24734302</text:p>
          </table:table-cell>
          <table:table-cell table:formula="of:=TIME( ; ;[.A1548]/1000)" office:value-type="time" office:time-value="PT06H52M14.302S" calcext:value-type="time">
            <text:p>06:52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8.14" calcext:value-type="float">
            <text:p>1608.14</text:p>
          </table:table-cell>
          <table:table-cell office:value-type="float" office:value="1891.58" calcext:value-type="float">
            <text:p>1891.58</text:p>
          </table:table-cell>
        </table:table-row>
        <table:table-row table:style-name="ro1">
          <table:table-cell office:value-type="float" office:value="24750302" calcext:value-type="float">
            <text:p>24750302</text:p>
          </table:table-cell>
          <table:table-cell table:formula="of:=TIME( ; ;[.A1549]/1000)" office:value-type="time" office:time-value="PT06H52M30.302S" calcext:value-type="time">
            <text:p>06:52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09.15" calcext:value-type="float">
            <text:p>1609.15</text:p>
          </table:table-cell>
          <table:table-cell office:value-type="float" office:value="1892.74" calcext:value-type="float">
            <text:p>1892.74</text:p>
          </table:table-cell>
        </table:table-row>
        <table:table-row table:style-name="ro1">
          <table:table-cell office:value-type="float" office:value="24766302" calcext:value-type="float">
            <text:p>24766302</text:p>
          </table:table-cell>
          <table:table-cell table:formula="of:=TIME( ; ;[.A1550]/1000)" office:value-type="time" office:time-value="PT06H52M46.302S" calcext:value-type="time">
            <text:p>06:52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610.17" calcext:value-type="float">
            <text:p>1610.17</text:p>
          </table:table-cell>
          <table:table-cell office:value-type="float" office:value="1893.91" calcext:value-type="float">
            <text:p>1893.91</text:p>
          </table:table-cell>
        </table:table-row>
        <table:table-row table:style-name="ro1">
          <table:table-cell office:value-type="float" office:value="24782302" calcext:value-type="float">
            <text:p>24782302</text:p>
          </table:table-cell>
          <table:table-cell table:formula="of:=TIME( ; ;[.A1551]/1000)" office:value-type="time" office:time-value="PT06H53M02.302S" calcext:value-type="time">
            <text:p>06:53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1.19" calcext:value-type="float">
            <text:p>1611.19</text:p>
          </table:table-cell>
          <table:table-cell office:value-type="float" office:value="1895.08" calcext:value-type="float">
            <text:p>1895.08</text:p>
          </table:table-cell>
        </table:table-row>
        <table:table-row table:style-name="ro1">
          <table:table-cell office:value-type="float" office:value="24798302" calcext:value-type="float">
            <text:p>24798302</text:p>
          </table:table-cell>
          <table:table-cell table:formula="of:=TIME( ; ;[.A1552]/1000)" office:value-type="time" office:time-value="PT06H53M18.302S" calcext:value-type="time">
            <text:p>06:53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2.2" calcext:value-type="float">
            <text:p>1612.2</text:p>
          </table:table-cell>
          <table:table-cell office:value-type="float" office:value="1896.24" calcext:value-type="float">
            <text:p>1896.24</text:p>
          </table:table-cell>
        </table:table-row>
        <table:table-row table:style-name="ro1">
          <table:table-cell office:value-type="float" office:value="24814302" calcext:value-type="float">
            <text:p>24814302</text:p>
          </table:table-cell>
          <table:table-cell table:formula="of:=TIME( ; ;[.A1553]/1000)" office:value-type="time" office:time-value="PT06H53M34.302S" calcext:value-type="time">
            <text:p>06:53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9" calcext:value-type="float">
            <text:p>263.09</text:p>
          </table:table-cell>
          <table:table-cell office:value-type="float" office:value="1613.22" calcext:value-type="float">
            <text:p>1613.22</text:p>
          </table:table-cell>
          <table:table-cell office:value-type="float" office:value="1897.41" calcext:value-type="float">
            <text:p>1897.41</text:p>
          </table:table-cell>
        </table:table-row>
        <table:table-row table:style-name="ro1">
          <table:table-cell office:value-type="float" office:value="24830302" calcext:value-type="float">
            <text:p>24830302</text:p>
          </table:table-cell>
          <table:table-cell table:formula="of:=TIME( ; ;[.A1554]/1000)" office:value-type="time" office:time-value="PT06H53M50.302S" calcext:value-type="time">
            <text:p>06:53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4.23" calcext:value-type="float">
            <text:p>1614.23</text:p>
          </table:table-cell>
          <table:table-cell office:value-type="float" office:value="1898.57" calcext:value-type="float">
            <text:p>1898.57</text:p>
          </table:table-cell>
        </table:table-row>
        <table:table-row table:style-name="ro1">
          <table:table-cell office:value-type="float" office:value="24846302" calcext:value-type="float">
            <text:p>24846302</text:p>
          </table:table-cell>
          <table:table-cell table:formula="of:=TIME( ; ;[.A1555]/1000)" office:value-type="time" office:time-value="PT06H54M06.302S" calcext:value-type="time">
            <text:p>06:54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5.25" calcext:value-type="float">
            <text:p>1615.25</text:p>
          </table:table-cell>
          <table:table-cell office:value-type="float" office:value="1899.74" calcext:value-type="float">
            <text:p>1899.74</text:p>
          </table:table-cell>
        </table:table-row>
        <table:table-row table:style-name="ro1">
          <table:table-cell office:value-type="float" office:value="24862302" calcext:value-type="float">
            <text:p>24862302</text:p>
          </table:table-cell>
          <table:table-cell table:formula="of:=TIME( ; ;[.A1556]/1000)" office:value-type="time" office:time-value="PT06H54M22.302S" calcext:value-type="time">
            <text:p>06:54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6.27" calcext:value-type="float">
            <text:p>1616.27</text:p>
          </table:table-cell>
          <table:table-cell office:value-type="float" office:value="1900.91" calcext:value-type="float">
            <text:p>1900.91</text:p>
          </table:table-cell>
        </table:table-row>
        <table:table-row table:style-name="ro1">
          <table:table-cell office:value-type="float" office:value="24878302" calcext:value-type="float">
            <text:p>24878302</text:p>
          </table:table-cell>
          <table:table-cell table:formula="of:=TIME( ; ;[.A1557]/1000)" office:value-type="time" office:time-value="PT06H54M38.302S" calcext:value-type="time">
            <text:p>06:54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7.28" calcext:value-type="float">
            <text:p>1617.28</text:p>
          </table:table-cell>
          <table:table-cell office:value-type="float" office:value="1902.07" calcext:value-type="float">
            <text:p>1902.07</text:p>
          </table:table-cell>
        </table:table-row>
        <table:table-row table:style-name="ro1">
          <table:table-cell office:value-type="float" office:value="24894302" calcext:value-type="float">
            <text:p>24894302</text:p>
          </table:table-cell>
          <table:table-cell table:formula="of:=TIME( ; ;[.A1558]/1000)" office:value-type="time" office:time-value="PT06H54M54.302S" calcext:value-type="time">
            <text:p>06:54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8.3" calcext:value-type="float">
            <text:p>1618.3</text:p>
          </table:table-cell>
          <table:table-cell office:value-type="float" office:value="1903.24" calcext:value-type="float">
            <text:p>1903.24</text:p>
          </table:table-cell>
        </table:table-row>
        <table:table-row table:style-name="ro1">
          <table:table-cell office:value-type="float" office:value="24910302" calcext:value-type="float">
            <text:p>24910302</text:p>
          </table:table-cell>
          <table:table-cell table:formula="of:=TIME( ; ;[.A1559]/1000)" office:value-type="time" office:time-value="PT06H55M10.302S" calcext:value-type="time">
            <text:p>06:55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19.31" calcext:value-type="float">
            <text:p>1619.31</text:p>
          </table:table-cell>
          <table:table-cell office:value-type="float" office:value="1904.4" calcext:value-type="float">
            <text:p>1904.4</text:p>
          </table:table-cell>
        </table:table-row>
        <table:table-row table:style-name="ro1">
          <table:table-cell office:value-type="float" office:value="24926302" calcext:value-type="float">
            <text:p>24926302</text:p>
          </table:table-cell>
          <table:table-cell table:formula="of:=TIME( ; ;[.A1560]/1000)" office:value-type="time" office:time-value="PT06H55M26.302S" calcext:value-type="time">
            <text:p>06:55:26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620.33" calcext:value-type="float">
            <text:p>1620.33</text:p>
          </table:table-cell>
          <table:table-cell office:value-type="float" office:value="1905.57" calcext:value-type="float">
            <text:p>1905.57</text:p>
          </table:table-cell>
        </table:table-row>
        <table:table-row table:style-name="ro1">
          <table:table-cell office:value-type="float" office:value="24942302" calcext:value-type="float">
            <text:p>24942302</text:p>
          </table:table-cell>
          <table:table-cell table:formula="of:=TIME( ; ;[.A1561]/1000)" office:value-type="time" office:time-value="PT06H55M42.302S" calcext:value-type="time">
            <text:p>06:55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1.34" calcext:value-type="float">
            <text:p>1621.34</text:p>
          </table:table-cell>
          <table:table-cell office:value-type="float" office:value="1906.73" calcext:value-type="float">
            <text:p>1906.73</text:p>
          </table:table-cell>
        </table:table-row>
        <table:table-row table:style-name="ro1">
          <table:table-cell office:value-type="float" office:value="24958302" calcext:value-type="float">
            <text:p>24958302</text:p>
          </table:table-cell>
          <table:table-cell table:formula="of:=TIME( ; ;[.A1562]/1000)" office:value-type="time" office:time-value="PT06H55M58.302S" calcext:value-type="time">
            <text:p>06:55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2.36" calcext:value-type="float">
            <text:p>1622.36</text:p>
          </table:table-cell>
          <table:table-cell office:value-type="float" office:value="1907.9" calcext:value-type="float">
            <text:p>1907.9</text:p>
          </table:table-cell>
        </table:table-row>
        <table:table-row table:style-name="ro1">
          <table:table-cell office:value-type="float" office:value="24974302" calcext:value-type="float">
            <text:p>24974302</text:p>
          </table:table-cell>
          <table:table-cell table:formula="of:=TIME( ; ;[.A1563]/1000)" office:value-type="time" office:time-value="PT06H56M14.302S" calcext:value-type="time">
            <text:p>06:56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3.38" calcext:value-type="float">
            <text:p>1623.38</text:p>
          </table:table-cell>
          <table:table-cell office:value-type="float" office:value="1909.06" calcext:value-type="float">
            <text:p>1909.06</text:p>
          </table:table-cell>
        </table:table-row>
        <table:table-row table:style-name="ro1">
          <table:table-cell office:value-type="float" office:value="24990302" calcext:value-type="float">
            <text:p>24990302</text:p>
          </table:table-cell>
          <table:table-cell table:formula="of:=TIME( ; ;[.A1564]/1000)" office:value-type="time" office:time-value="PT06H56M30.302S" calcext:value-type="time">
            <text:p>06:56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4.39" calcext:value-type="float">
            <text:p>1624.39</text:p>
          </table:table-cell>
          <table:table-cell office:value-type="float" office:value="1910.23" calcext:value-type="float">
            <text:p>1910.23</text:p>
          </table:table-cell>
        </table:table-row>
        <table:table-row table:style-name="ro1">
          <table:table-cell office:value-type="float" office:value="25006302" calcext:value-type="float">
            <text:p>25006302</text:p>
          </table:table-cell>
          <table:table-cell table:formula="of:=TIME( ; ;[.A1565]/1000)" office:value-type="time" office:time-value="PT06H56M46.302S" calcext:value-type="time">
            <text:p>06:56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5.41" calcext:value-type="float">
            <text:p>1625.41</text:p>
          </table:table-cell>
          <table:table-cell office:value-type="float" office:value="1911.39" calcext:value-type="float">
            <text:p>1911.39</text:p>
          </table:table-cell>
        </table:table-row>
        <table:table-row table:style-name="ro1">
          <table:table-cell office:value-type="float" office:value="25022302" calcext:value-type="float">
            <text:p>25022302</text:p>
          </table:table-cell>
          <table:table-cell table:formula="of:=TIME( ; ;[.A1566]/1000)" office:value-type="time" office:time-value="PT06H57M02.302S" calcext:value-type="time">
            <text:p>06:57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626.42" calcext:value-type="float">
            <text:p>1626.42</text:p>
          </table:table-cell>
          <table:table-cell office:value-type="float" office:value="1912.56" calcext:value-type="float">
            <text:p>1912.56</text:p>
          </table:table-cell>
        </table:table-row>
        <table:table-row table:style-name="ro1">
          <table:table-cell office:value-type="float" office:value="25038302" calcext:value-type="float">
            <text:p>25038302</text:p>
          </table:table-cell>
          <table:table-cell table:formula="of:=TIME( ; ;[.A1567]/1000)" office:value-type="time" office:time-value="PT06H57M18.302S" calcext:value-type="time">
            <text:p>06:57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627.44" calcext:value-type="float">
            <text:p>1627.44</text:p>
          </table:table-cell>
          <table:table-cell office:value-type="float" office:value="1913.72" calcext:value-type="float">
            <text:p>1913.72</text:p>
          </table:table-cell>
        </table:table-row>
        <table:table-row table:style-name="ro1">
          <table:table-cell office:value-type="float" office:value="25054302" calcext:value-type="float">
            <text:p>25054302</text:p>
          </table:table-cell>
          <table:table-cell table:formula="of:=TIME( ; ;[.A1568]/1000)" office:value-type="time" office:time-value="PT06H57M34.302S" calcext:value-type="time">
            <text:p>06:57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28.45" calcext:value-type="float">
            <text:p>1628.45</text:p>
          </table:table-cell>
          <table:table-cell office:value-type="float" office:value="1914.89" calcext:value-type="float">
            <text:p>1914.89</text:p>
          </table:table-cell>
        </table:table-row>
        <table:table-row table:style-name="ro1">
          <table:table-cell office:value-type="float" office:value="25070302" calcext:value-type="float">
            <text:p>25070302</text:p>
          </table:table-cell>
          <table:table-cell table:formula="of:=TIME( ; ;[.A1569]/1000)" office:value-type="time" office:time-value="PT06H57M50.302S" calcext:value-type="time">
            <text:p>06:57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629.47" calcext:value-type="float">
            <text:p>1629.47</text:p>
          </table:table-cell>
          <table:table-cell office:value-type="float" office:value="1916.05" calcext:value-type="float">
            <text:p>1916.05</text:p>
          </table:table-cell>
        </table:table-row>
        <table:table-row table:style-name="ro1">
          <table:table-cell office:value-type="float" office:value="25086302" calcext:value-type="float">
            <text:p>25086302</text:p>
          </table:table-cell>
          <table:table-cell table:formula="of:=TIME( ; ;[.A1570]/1000)" office:value-type="time" office:time-value="PT06H58M06.302S" calcext:value-type="time">
            <text:p>06:58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30.48" calcext:value-type="float">
            <text:p>1630.48</text:p>
          </table:table-cell>
          <table:table-cell office:value-type="float" office:value="1917.21" calcext:value-type="float">
            <text:p>1917.21</text:p>
          </table:table-cell>
        </table:table-row>
        <table:table-row table:style-name="ro1">
          <table:table-cell office:value-type="float" office:value="25102302" calcext:value-type="float">
            <text:p>25102302</text:p>
          </table:table-cell>
          <table:table-cell table:formula="of:=TIME( ; ;[.A1571]/1000)" office:value-type="time" office:time-value="PT06H58M22.302S" calcext:value-type="time">
            <text:p>06:58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31.5" calcext:value-type="float">
            <text:p>1631.5</text:p>
          </table:table-cell>
          <table:table-cell office:value-type="float" office:value="1918.38" calcext:value-type="float">
            <text:p>1918.38</text:p>
          </table:table-cell>
        </table:table-row>
        <table:table-row table:style-name="ro1">
          <table:table-cell office:value-type="float" office:value="25118302" calcext:value-type="float">
            <text:p>25118302</text:p>
          </table:table-cell>
          <table:table-cell table:formula="of:=TIME( ; ;[.A1572]/1000)" office:value-type="time" office:time-value="PT06H58M38.302S" calcext:value-type="time">
            <text:p>06:58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32.51" calcext:value-type="float">
            <text:p>1632.51</text:p>
          </table:table-cell>
          <table:table-cell office:value-type="float" office:value="1919.54" calcext:value-type="float">
            <text:p>1919.54</text:p>
          </table:table-cell>
        </table:table-row>
        <table:table-row table:style-name="ro1">
          <table:table-cell office:value-type="float" office:value="25134302" calcext:value-type="float">
            <text:p>25134302</text:p>
          </table:table-cell>
          <table:table-cell table:formula="of:=TIME( ; ;[.A1573]/1000)" office:value-type="time" office:time-value="PT06H58M54.302S" calcext:value-type="time">
            <text:p>06:58:54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33.53" calcext:value-type="float">
            <text:p>1633.53</text:p>
          </table:table-cell>
          <table:table-cell office:value-type="float" office:value="1920.71" calcext:value-type="float">
            <text:p>1920.71</text:p>
          </table:table-cell>
        </table:table-row>
        <table:table-row table:style-name="ro1">
          <table:table-cell office:value-type="float" office:value="25150302" calcext:value-type="float">
            <text:p>25150302</text:p>
          </table:table-cell>
          <table:table-cell table:formula="of:=TIME( ; ;[.A1574]/1000)" office:value-type="time" office:time-value="PT06H59M10.302S" calcext:value-type="time">
            <text:p>06:59:10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634.54" calcext:value-type="float">
            <text:p>1634.54</text:p>
          </table:table-cell>
          <table:table-cell office:value-type="float" office:value="1921.87" calcext:value-type="float">
            <text:p>1921.87</text:p>
          </table:table-cell>
        </table:table-row>
        <table:table-row table:style-name="ro1">
          <table:table-cell office:value-type="float" office:value="25166302" calcext:value-type="float">
            <text:p>25166302</text:p>
          </table:table-cell>
          <table:table-cell table:formula="of:=TIME( ; ;[.A1575]/1000)" office:value-type="time" office:time-value="PT06H59M26.302S" calcext:value-type="time">
            <text:p>06:59:26</text:p>
          </table:table-cell>
          <table:table-cell office:value-type="float" office:value="1.14" calcext:value-type="float">
            <text:p>1.14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02" calcext:value-type="float">
            <text:p>261.02</text:p>
          </table:table-cell>
          <table:table-cell office:value-type="float" office:value="1635.56" calcext:value-type="float">
            <text:p>1635.56</text:p>
          </table:table-cell>
          <table:table-cell office:value-type="float" office:value="1923.03" calcext:value-type="float">
            <text:p>1923.03</text:p>
          </table:table-cell>
        </table:table-row>
        <table:table-row table:style-name="ro1">
          <table:table-cell office:value-type="float" office:value="25182302" calcext:value-type="float">
            <text:p>25182302</text:p>
          </table:table-cell>
          <table:table-cell table:formula="of:=TIME( ; ;[.A1576]/1000)" office:value-type="time" office:time-value="PT06H59M42.302S" calcext:value-type="time">
            <text:p>06:59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36.58" calcext:value-type="float">
            <text:p>1636.58</text:p>
          </table:table-cell>
          <table:table-cell office:value-type="float" office:value="1924.2" calcext:value-type="float">
            <text:p>1924.2</text:p>
          </table:table-cell>
        </table:table-row>
        <table:table-row table:style-name="ro1">
          <table:table-cell office:value-type="float" office:value="25198302" calcext:value-type="float">
            <text:p>25198302</text:p>
          </table:table-cell>
          <table:table-cell table:formula="of:=TIME( ; ;[.A1577]/1000)" office:value-type="time" office:time-value="PT06H59M58.302S" calcext:value-type="time">
            <text:p>06:59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37.59" calcext:value-type="float">
            <text:p>1637.59</text:p>
          </table:table-cell>
          <table:table-cell office:value-type="float" office:value="1925.36" calcext:value-type="float">
            <text:p>1925.36</text:p>
          </table:table-cell>
        </table:table-row>
        <table:table-row table:style-name="ro1">
          <table:table-cell office:value-type="float" office:value="25214302" calcext:value-type="float">
            <text:p>25214302</text:p>
          </table:table-cell>
          <table:table-cell table:formula="of:=TIME( ; ;[.A1578]/1000)" office:value-type="time" office:time-value="PT07H00M14.302S" calcext:value-type="time">
            <text:p>07:00:14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38.61" calcext:value-type="float">
            <text:p>1638.61</text:p>
          </table:table-cell>
          <table:table-cell office:value-type="float" office:value="1926.53" calcext:value-type="float">
            <text:p>1926.53</text:p>
          </table:table-cell>
        </table:table-row>
        <table:table-row table:style-name="ro1">
          <table:table-cell office:value-type="float" office:value="25230302" calcext:value-type="float">
            <text:p>25230302</text:p>
          </table:table-cell>
          <table:table-cell table:formula="of:=TIME( ; ;[.A1579]/1000)" office:value-type="time" office:time-value="PT07H00M30.302S" calcext:value-type="time">
            <text:p>07:00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39.62" calcext:value-type="float">
            <text:p>1639.62</text:p>
          </table:table-cell>
          <table:table-cell office:value-type="float" office:value="1927.69" calcext:value-type="float">
            <text:p>1927.69</text:p>
          </table:table-cell>
        </table:table-row>
        <table:table-row table:style-name="ro1">
          <table:table-cell office:value-type="float" office:value="25246302" calcext:value-type="float">
            <text:p>25246302</text:p>
          </table:table-cell>
          <table:table-cell table:formula="of:=TIME( ; ;[.A1580]/1000)" office:value-type="time" office:time-value="PT07H00M46.302S" calcext:value-type="time">
            <text:p>07:00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40.64" calcext:value-type="float">
            <text:p>1640.64</text:p>
          </table:table-cell>
          <table:table-cell office:value-type="float" office:value="1928.85" calcext:value-type="float">
            <text:p>1928.85</text:p>
          </table:table-cell>
        </table:table-row>
        <table:table-row table:style-name="ro1">
          <table:table-cell office:value-type="float" office:value="25262302" calcext:value-type="float">
            <text:p>25262302</text:p>
          </table:table-cell>
          <table:table-cell table:formula="of:=TIME( ; ;[.A1581]/1000)" office:value-type="time" office:time-value="PT07H01M02.302S" calcext:value-type="time">
            <text:p>07:01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41.65" calcext:value-type="float">
            <text:p>1641.65</text:p>
          </table:table-cell>
          <table:table-cell office:value-type="float" office:value="1930.02" calcext:value-type="float">
            <text:p>1930.02</text:p>
          </table:table-cell>
        </table:table-row>
        <table:table-row table:style-name="ro1">
          <table:table-cell office:value-type="float" office:value="25278302" calcext:value-type="float">
            <text:p>25278302</text:p>
          </table:table-cell>
          <table:table-cell table:formula="of:=TIME( ; ;[.A1582]/1000)" office:value-type="time" office:time-value="PT07H01M18.302S" calcext:value-type="time">
            <text:p>07:01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1642.67" calcext:value-type="float">
            <text:p>1642.67</text:p>
          </table:table-cell>
          <table:table-cell office:value-type="float" office:value="1931.18" calcext:value-type="float">
            <text:p>1931.18</text:p>
          </table:table-cell>
        </table:table-row>
        <table:table-row table:style-name="ro1">
          <table:table-cell office:value-type="float" office:value="25294302" calcext:value-type="float">
            <text:p>25294302</text:p>
          </table:table-cell>
          <table:table-cell table:formula="of:=TIME( ; ;[.A1583]/1000)" office:value-type="time" office:time-value="PT07H01M34.302S" calcext:value-type="time">
            <text:p>07:01:34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1" calcext:value-type="float">
            <text:p>261.71</text:p>
          </table:table-cell>
          <table:table-cell office:value-type="float" office:value="1643.68" calcext:value-type="float">
            <text:p>1643.68</text:p>
          </table:table-cell>
          <table:table-cell office:value-type="float" office:value="1932.34" calcext:value-type="float">
            <text:p>1932.34</text:p>
          </table:table-cell>
        </table:table-row>
        <table:table-row table:style-name="ro1">
          <table:table-cell office:value-type="float" office:value="25310302" calcext:value-type="float">
            <text:p>25310302</text:p>
          </table:table-cell>
          <table:table-cell table:formula="of:=TIME( ; ;[.A1584]/1000)" office:value-type="time" office:time-value="PT07H01M50.302S" calcext:value-type="time">
            <text:p>07:01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644.7" calcext:value-type="float">
            <text:p>1644.7</text:p>
          </table:table-cell>
          <table:table-cell office:value-type="float" office:value="1933.51" calcext:value-type="float">
            <text:p>1933.51</text:p>
          </table:table-cell>
        </table:table-row>
        <table:table-row table:style-name="ro1">
          <table:table-cell office:value-type="float" office:value="25326302" calcext:value-type="float">
            <text:p>25326302</text:p>
          </table:table-cell>
          <table:table-cell table:formula="of:=TIME( ; ;[.A1585]/1000)" office:value-type="time" office:time-value="PT07H02M06.302S" calcext:value-type="time">
            <text:p>07:02:06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45.71" calcext:value-type="float">
            <text:p>1645.71</text:p>
          </table:table-cell>
          <table:table-cell office:value-type="float" office:value="1934.67" calcext:value-type="float">
            <text:p>1934.67</text:p>
          </table:table-cell>
        </table:table-row>
        <table:table-row table:style-name="ro1">
          <table:table-cell office:value-type="float" office:value="25342302" calcext:value-type="float">
            <text:p>25342302</text:p>
          </table:table-cell>
          <table:table-cell table:formula="of:=TIME( ; ;[.A1586]/1000)" office:value-type="time" office:time-value="PT07H02M22.302S" calcext:value-type="time">
            <text:p>07:02:22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46.73" calcext:value-type="float">
            <text:p>1646.73</text:p>
          </table:table-cell>
          <table:table-cell office:value-type="float" office:value="1935.83" calcext:value-type="float">
            <text:p>1935.83</text:p>
          </table:table-cell>
        </table:table-row>
        <table:table-row table:style-name="ro1">
          <table:table-cell office:value-type="float" office:value="25358302" calcext:value-type="float">
            <text:p>25358302</text:p>
          </table:table-cell>
          <table:table-cell table:formula="of:=TIME( ; ;[.A1587]/1000)" office:value-type="time" office:time-value="PT07H02M38.302S" calcext:value-type="time">
            <text:p>07:02:38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647.74" calcext:value-type="float">
            <text:p>1647.74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office:value-type="float" office:value="25374302" calcext:value-type="float">
            <text:p>25374302</text:p>
          </table:table-cell>
          <table:table-cell table:formula="of:=TIME( ; ;[.A1588]/1000)" office:value-type="time" office:time-value="PT07H02M54.302S" calcext:value-type="time">
            <text:p>07:02:54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48.75" calcext:value-type="float">
            <text:p>1648.75</text:p>
          </table:table-cell>
          <table:table-cell office:value-type="float" office:value="1938.16" calcext:value-type="float">
            <text:p>1938.16</text:p>
          </table:table-cell>
        </table:table-row>
        <table:table-row table:style-name="ro1">
          <table:table-cell office:value-type="float" office:value="25390302" calcext:value-type="float">
            <text:p>25390302</text:p>
          </table:table-cell>
          <table:table-cell table:formula="of:=TIME( ; ;[.A1589]/1000)" office:value-type="time" office:time-value="PT07H03M10.302S" calcext:value-type="time">
            <text:p>07:03:10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49.77" calcext:value-type="float">
            <text:p>1649.77</text:p>
          </table:table-cell>
          <table:table-cell office:value-type="float" office:value="1939.32" calcext:value-type="float">
            <text:p>1939.32</text:p>
          </table:table-cell>
        </table:table-row>
        <table:table-row table:style-name="ro1">
          <table:table-cell office:value-type="float" office:value="25406302" calcext:value-type="float">
            <text:p>25406302</text:p>
          </table:table-cell>
          <table:table-cell table:formula="of:=TIME( ; ;[.A1590]/1000)" office:value-type="time" office:time-value="PT07H03M26.302S" calcext:value-type="time">
            <text:p>07:03:26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50.78" calcext:value-type="float">
            <text:p>1650.78</text:p>
          </table:table-cell>
          <table:table-cell office:value-type="float" office:value="1940.48" calcext:value-type="float">
            <text:p>1940.48</text:p>
          </table:table-cell>
        </table:table-row>
        <table:table-row table:style-name="ro1">
          <table:table-cell office:value-type="float" office:value="25422302" calcext:value-type="float">
            <text:p>25422302</text:p>
          </table:table-cell>
          <table:table-cell table:formula="of:=TIME( ; ;[.A1591]/1000)" office:value-type="time" office:time-value="PT07H03M42.302S" calcext:value-type="time">
            <text:p>07:03:42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651.8" calcext:value-type="float">
            <text:p>1651.8</text:p>
          </table:table-cell>
          <table:table-cell office:value-type="float" office:value="1941.64" calcext:value-type="float">
            <text:p>1941.64</text:p>
          </table:table-cell>
        </table:table-row>
        <table:table-row table:style-name="ro1">
          <table:table-cell office:value-type="float" office:value="25438302" calcext:value-type="float">
            <text:p>25438302</text:p>
          </table:table-cell>
          <table:table-cell table:formula="of:=TIME( ; ;[.A1592]/1000)" office:value-type="time" office:time-value="PT07H03M58.302S" calcext:value-type="time">
            <text:p>07:03:5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2.81" calcext:value-type="float">
            <text:p>1652.81</text:p>
          </table:table-cell>
          <table:table-cell office:value-type="float" office:value="1942.8" calcext:value-type="float">
            <text:p>1942.8</text:p>
          </table:table-cell>
        </table:table-row>
        <table:table-row table:style-name="ro1">
          <table:table-cell office:value-type="float" office:value="25454302" calcext:value-type="float">
            <text:p>25454302</text:p>
          </table:table-cell>
          <table:table-cell table:formula="of:=TIME( ; ;[.A1593]/1000)" office:value-type="time" office:time-value="PT07H04M14.302S" calcext:value-type="time">
            <text:p>07:04:14</text:p>
          </table:table-cell>
          <table:table-cell office:value-type="float" office:value="1.14" calcext:value-type="float">
            <text:p>1.14</text:p>
          </table:table-cell>
          <table:table-cell office:value-type="float" office:value="228.2" calcext:value-type="float">
            <text:p>228.2</text:p>
          </table:table-cell>
          <table:table-cell office:value-type="float" office:value="260.79" calcext:value-type="float">
            <text:p>260.79</text:p>
          </table:table-cell>
          <table:table-cell office:value-type="float" office:value="1653.82" calcext:value-type="float">
            <text:p>1653.82</text:p>
          </table:table-cell>
          <table:table-cell office:value-type="float" office:value="1943.97" calcext:value-type="float">
            <text:p>1943.97</text:p>
          </table:table-cell>
        </table:table-row>
        <table:table-row table:style-name="ro1">
          <table:table-cell office:value-type="float" office:value="25470302" calcext:value-type="float">
            <text:p>25470302</text:p>
          </table:table-cell>
          <table:table-cell table:formula="of:=TIME( ; ;[.A1594]/1000)" office:value-type="time" office:time-value="PT07H04M30.302S" calcext:value-type="time">
            <text:p>07:04:30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4.84" calcext:value-type="float">
            <text:p>1654.84</text:p>
          </table:table-cell>
          <table:table-cell office:value-type="float" office:value="1945.13" calcext:value-type="float">
            <text:p>1945.13</text:p>
          </table:table-cell>
        </table:table-row>
        <table:table-row table:style-name="ro1">
          <table:table-cell office:value-type="float" office:value="25486302" calcext:value-type="float">
            <text:p>25486302</text:p>
          </table:table-cell>
          <table:table-cell table:formula="of:=TIME( ; ;[.A1595]/1000)" office:value-type="time" office:time-value="PT07H04M46.302S" calcext:value-type="time">
            <text:p>07:04:46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5.85" calcext:value-type="float">
            <text:p>1655.85</text:p>
          </table:table-cell>
          <table:table-cell office:value-type="float" office:value="1946.29" calcext:value-type="float">
            <text:p>1946.29</text:p>
          </table:table-cell>
        </table:table-row>
        <table:table-row table:style-name="ro1">
          <table:table-cell office:value-type="float" office:value="25502302" calcext:value-type="float">
            <text:p>25502302</text:p>
          </table:table-cell>
          <table:table-cell table:formula="of:=TIME( ; ;[.A1596]/1000)" office:value-type="time" office:time-value="PT07H05M02.302S" calcext:value-type="time">
            <text:p>07:05:02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6.87" calcext:value-type="float">
            <text:p>1656.87</text:p>
          </table:table-cell>
          <table:table-cell office:value-type="float" office:value="1947.45" calcext:value-type="float">
            <text:p>1947.45</text:p>
          </table:table-cell>
        </table:table-row>
        <table:table-row table:style-name="ro1">
          <table:table-cell office:value-type="float" office:value="25518302" calcext:value-type="float">
            <text:p>25518302</text:p>
          </table:table-cell>
          <table:table-cell table:formula="of:=TIME( ; ;[.A1597]/1000)" office:value-type="time" office:time-value="PT07H05M18.302S" calcext:value-type="time">
            <text:p>07:05:18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7.88" calcext:value-type="float">
            <text:p>1657.88</text:p>
          </table:table-cell>
          <table:table-cell office:value-type="float" office:value="1948.61" calcext:value-type="float">
            <text:p>1948.61</text:p>
          </table:table-cell>
        </table:table-row>
        <table:table-row table:style-name="ro1">
          <table:table-cell office:value-type="float" office:value="25534302" calcext:value-type="float">
            <text:p>25534302</text:p>
          </table:table-cell>
          <table:table-cell table:formula="of:=TIME( ; ;[.A1598]/1000)" office:value-type="time" office:time-value="PT07H05M34.302S" calcext:value-type="time">
            <text:p>07:05:34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658.89" calcext:value-type="float">
            <text:p>1658.89</text:p>
          </table:table-cell>
          <table:table-cell office:value-type="float" office:value="1949.77" calcext:value-type="float">
            <text:p>1949.77</text:p>
          </table:table-cell>
        </table:table-row>
        <table:table-row table:style-name="ro1">
          <table:table-cell office:value-type="float" office:value="25550302" calcext:value-type="float">
            <text:p>25550302</text:p>
          </table:table-cell>
          <table:table-cell table:formula="of:=TIME( ; ;[.A1599]/1000)" office:value-type="time" office:time-value="PT07H05M50.302S" calcext:value-type="time">
            <text:p>07:05:50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1659.91" calcext:value-type="float">
            <text:p>1659.91</text:p>
          </table:table-cell>
          <table:table-cell office:value-type="float" office:value="1950.93" calcext:value-type="float">
            <text:p>1950.93</text:p>
          </table:table-cell>
        </table:table-row>
        <table:table-row table:style-name="ro1">
          <table:table-cell office:value-type="float" office:value="25566302" calcext:value-type="float">
            <text:p>25566302</text:p>
          </table:table-cell>
          <table:table-cell table:formula="of:=TIME( ; ;[.A1600]/1000)" office:value-type="time" office:time-value="PT07H06M06.302S" calcext:value-type="time">
            <text:p>07:06:06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660.92" calcext:value-type="float">
            <text:p>1660.92</text:p>
          </table:table-cell>
          <table:table-cell office:value-type="float" office:value="1952.09" calcext:value-type="float">
            <text:p>1952.09</text:p>
          </table:table-cell>
        </table:table-row>
        <table:table-row table:style-name="ro1">
          <table:table-cell office:value-type="float" office:value="25582302" calcext:value-type="float">
            <text:p>25582302</text:p>
          </table:table-cell>
          <table:table-cell table:formula="of:=TIME( ; ;[.A1601]/1000)" office:value-type="time" office:time-value="PT07H06M22.302S" calcext:value-type="time">
            <text:p>07:06:22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1661.93" calcext:value-type="float">
            <text:p>1661.93</text:p>
          </table:table-cell>
          <table:table-cell office:value-type="float" office:value="1953.25" calcext:value-type="float">
            <text:p>1953.25</text:p>
          </table:table-cell>
        </table:table-row>
        <table:table-row table:style-name="ro1">
          <table:table-cell office:value-type="float" office:value="25598302" calcext:value-type="float">
            <text:p>25598302</text:p>
          </table:table-cell>
          <table:table-cell table:formula="of:=TIME( ; ;[.A1602]/1000)" office:value-type="time" office:time-value="PT07H06M38.302S" calcext:value-type="time">
            <text:p>07:06:38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662.95" calcext:value-type="float">
            <text:p>1662.95</text:p>
          </table:table-cell>
          <table:table-cell office:value-type="float" office:value="1954.41" calcext:value-type="float">
            <text:p>1954.41</text:p>
          </table:table-cell>
        </table:table-row>
        <table:table-row table:style-name="ro1">
          <table:table-cell office:value-type="float" office:value="25614302" calcext:value-type="float">
            <text:p>25614302</text:p>
          </table:table-cell>
          <table:table-cell table:formula="of:=TIME( ; ;[.A1603]/1000)" office:value-type="time" office:time-value="PT07H06M54.302S" calcext:value-type="time">
            <text:p>07:06:54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663.96" calcext:value-type="float">
            <text:p>1663.96</text:p>
          </table:table-cell>
          <table:table-cell office:value-type="float" office:value="1955.56" calcext:value-type="float">
            <text:p>1955.56</text:p>
          </table:table-cell>
        </table:table-row>
        <table:table-row table:style-name="ro1">
          <table:table-cell office:value-type="float" office:value="25630302" calcext:value-type="float">
            <text:p>25630302</text:p>
          </table:table-cell>
          <table:table-cell table:formula="of:=TIME( ; ;[.A1604]/1000)" office:value-type="time" office:time-value="PT07H07M10.302S" calcext:value-type="time">
            <text:p>07:07:10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664.97" calcext:value-type="float">
            <text:p>1664.97</text:p>
          </table:table-cell>
          <table:table-cell office:value-type="float" office:value="1956.72" calcext:value-type="float">
            <text:p>1956.72</text:p>
          </table:table-cell>
        </table:table-row>
        <table:table-row table:style-name="ro1">
          <table:table-cell office:value-type="float" office:value="25646302" calcext:value-type="float">
            <text:p>25646302</text:p>
          </table:table-cell>
          <table:table-cell table:formula="of:=TIME( ; ;[.A1605]/1000)" office:value-type="time" office:time-value="PT07H07M26.302S" calcext:value-type="time">
            <text:p>07:07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65.99" calcext:value-type="float">
            <text:p>1665.99</text:p>
          </table:table-cell>
          <table:table-cell office:value-type="float" office:value="1957.88" calcext:value-type="float">
            <text:p>1957.88</text:p>
          </table:table-cell>
        </table:table-row>
        <table:table-row table:style-name="ro1">
          <table:table-cell office:value-type="float" office:value="25662302" calcext:value-type="float">
            <text:p>25662302</text:p>
          </table:table-cell>
          <table:table-cell table:formula="of:=TIME( ; ;[.A1606]/1000)" office:value-type="time" office:time-value="PT07H07M42.302S" calcext:value-type="time">
            <text:p>07:07:42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667" calcext:value-type="float">
            <text:p>1667</text:p>
          </table:table-cell>
          <table:table-cell office:value-type="float" office:value="1959.04" calcext:value-type="float">
            <text:p>1959.04</text:p>
          </table:table-cell>
        </table:table-row>
        <table:table-row table:style-name="ro1">
          <table:table-cell office:value-type="float" office:value="25678302" calcext:value-type="float">
            <text:p>25678302</text:p>
          </table:table-cell>
          <table:table-cell table:formula="of:=TIME( ; ;[.A1607]/1000)" office:value-type="time" office:time-value="PT07H07M58.302S" calcext:value-type="time">
            <text:p>07:07:58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668.02" calcext:value-type="float">
            <text:p>1668.02</text:p>
          </table:table-cell>
          <table:table-cell office:value-type="float" office:value="1960.2" calcext:value-type="float">
            <text:p>1960.2</text:p>
          </table:table-cell>
        </table:table-row>
        <table:table-row table:style-name="ro1">
          <table:table-cell office:value-type="float" office:value="25694302" calcext:value-type="float">
            <text:p>25694302</text:p>
          </table:table-cell>
          <table:table-cell table:formula="of:=TIME( ; ;[.A1608]/1000)" office:value-type="time" office:time-value="PT07H08M14.302S" calcext:value-type="time">
            <text:p>07:08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69.03" calcext:value-type="float">
            <text:p>1669.03</text:p>
          </table:table-cell>
          <table:table-cell office:value-type="float" office:value="1961.36" calcext:value-type="float">
            <text:p>1961.36</text:p>
          </table:table-cell>
        </table:table-row>
        <table:table-row table:style-name="ro1">
          <table:table-cell office:value-type="float" office:value="25710302" calcext:value-type="float">
            <text:p>25710302</text:p>
          </table:table-cell>
          <table:table-cell table:formula="of:=TIME( ; ;[.A1609]/1000)" office:value-type="time" office:time-value="PT07H08M30.302S" calcext:value-type="time">
            <text:p>07:08:30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70.04" calcext:value-type="float">
            <text:p>1670.04</text:p>
          </table:table-cell>
          <table:table-cell office:value-type="float" office:value="1962.52" calcext:value-type="float">
            <text:p>1962.52</text:p>
          </table:table-cell>
        </table:table-row>
        <table:table-row table:style-name="ro1">
          <table:table-cell office:value-type="float" office:value="25726302" calcext:value-type="float">
            <text:p>25726302</text:p>
          </table:table-cell>
          <table:table-cell table:formula="of:=TIME( ; ;[.A1610]/1000)" office:value-type="time" office:time-value="PT07H08M46.302S" calcext:value-type="time">
            <text:p>07:08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71.06" calcext:value-type="float">
            <text:p>1671.06</text:p>
          </table:table-cell>
          <table:table-cell office:value-type="float" office:value="1963.68" calcext:value-type="float">
            <text:p>1963.68</text:p>
          </table:table-cell>
        </table:table-row>
        <table:table-row table:style-name="ro1">
          <table:table-cell office:value-type="float" office:value="25742302" calcext:value-type="float">
            <text:p>25742302</text:p>
          </table:table-cell>
          <table:table-cell table:formula="of:=TIME( ; ;[.A1611]/1000)" office:value-type="time" office:time-value="PT07H09M02.302S" calcext:value-type="time">
            <text:p>07:09:02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72.07" calcext:value-type="float">
            <text:p>1672.07</text:p>
          </table:table-cell>
          <table:table-cell office:value-type="float" office:value="1964.83" calcext:value-type="float">
            <text:p>1964.83</text:p>
          </table:table-cell>
        </table:table-row>
        <table:table-row table:style-name="ro1">
          <table:table-cell office:value-type="float" office:value="25758302" calcext:value-type="float">
            <text:p>25758302</text:p>
          </table:table-cell>
          <table:table-cell table:formula="of:=TIME( ; ;[.A1612]/1000)" office:value-type="time" office:time-value="PT07H09M18.302S" calcext:value-type="time">
            <text:p>07:09:18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73.08" calcext:value-type="float">
            <text:p>1673.08</text:p>
          </table:table-cell>
          <table:table-cell office:value-type="float" office:value="1965.99" calcext:value-type="float">
            <text:p>1965.99</text:p>
          </table:table-cell>
        </table:table-row>
        <table:table-row table:style-name="ro1">
          <table:table-cell office:value-type="float" office:value="25774302" calcext:value-type="float">
            <text:p>25774302</text:p>
          </table:table-cell>
          <table:table-cell table:formula="of:=TIME( ; ;[.A1613]/1000)" office:value-type="time" office:time-value="PT07H09M34.302S" calcext:value-type="time">
            <text:p>07:09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674.1" calcext:value-type="float">
            <text:p>1674.1</text:p>
          </table:table-cell>
          <table:table-cell office:value-type="float" office:value="1967.15" calcext:value-type="float">
            <text:p>1967.15</text:p>
          </table:table-cell>
        </table:table-row>
        <table:table-row table:style-name="ro1">
          <table:table-cell office:value-type="float" office:value="25790302" calcext:value-type="float">
            <text:p>25790302</text:p>
          </table:table-cell>
          <table:table-cell table:formula="of:=TIME( ; ;[.A1614]/1000)" office:value-type="time" office:time-value="PT07H09M50.302S" calcext:value-type="time">
            <text:p>07:09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75.11" calcext:value-type="float">
            <text:p>1675.11</text:p>
          </table:table-cell>
          <table:table-cell office:value-type="float" office:value="1968.31" calcext:value-type="float">
            <text:p>1968.31</text:p>
          </table:table-cell>
        </table:table-row>
        <table:table-row table:style-name="ro1">
          <table:table-cell office:value-type="float" office:value="25806302" calcext:value-type="float">
            <text:p>25806302</text:p>
          </table:table-cell>
          <table:table-cell table:formula="of:=TIME( ; ;[.A1615]/1000)" office:value-type="time" office:time-value="PT07H10M06.302S" calcext:value-type="time">
            <text:p>07:10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76.12" calcext:value-type="float">
            <text:p>1676.12</text:p>
          </table:table-cell>
          <table:table-cell office:value-type="float" office:value="1969.47" calcext:value-type="float">
            <text:p>1969.47</text:p>
          </table:table-cell>
        </table:table-row>
        <table:table-row table:style-name="ro1">
          <table:table-cell office:value-type="float" office:value="25822302" calcext:value-type="float">
            <text:p>25822302</text:p>
          </table:table-cell>
          <table:table-cell table:formula="of:=TIME( ; ;[.A1616]/1000)" office:value-type="time" office:time-value="PT07H10M22.302S" calcext:value-type="time">
            <text:p>07:10:22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77.13" calcext:value-type="float">
            <text:p>1677.13</text:p>
          </table:table-cell>
          <table:table-cell office:value-type="float" office:value="1970.62" calcext:value-type="float">
            <text:p>1970.62</text:p>
          </table:table-cell>
        </table:table-row>
        <table:table-row table:style-name="ro1">
          <table:table-cell office:value-type="float" office:value="25838302" calcext:value-type="float">
            <text:p>25838302</text:p>
          </table:table-cell>
          <table:table-cell table:formula="of:=TIME( ; ;[.A1617]/1000)" office:value-type="time" office:time-value="PT07H10M38.302S" calcext:value-type="time">
            <text:p>07:10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78.14" calcext:value-type="float">
            <text:p>1678.14</text:p>
          </table:table-cell>
          <table:table-cell office:value-type="float" office:value="1971.78" calcext:value-type="float">
            <text:p>1971.78</text:p>
          </table:table-cell>
        </table:table-row>
        <table:table-row table:style-name="ro1">
          <table:table-cell office:value-type="float" office:value="25854302" calcext:value-type="float">
            <text:p>25854302</text:p>
          </table:table-cell>
          <table:table-cell table:formula="of:=TIME( ; ;[.A1618]/1000)" office:value-type="time" office:time-value="PT07H10M54.302S" calcext:value-type="time">
            <text:p>07:10:54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79.16" calcext:value-type="float">
            <text:p>1679.16</text:p>
          </table:table-cell>
          <table:table-cell office:value-type="float" office:value="1972.94" calcext:value-type="float">
            <text:p>1972.94</text:p>
          </table:table-cell>
        </table:table-row>
        <table:table-row table:style-name="ro1">
          <table:table-cell office:value-type="float" office:value="25870302" calcext:value-type="float">
            <text:p>25870302</text:p>
          </table:table-cell>
          <table:table-cell table:formula="of:=TIME( ; ;[.A1619]/1000)" office:value-type="time" office:time-value="PT07H11M10.302S" calcext:value-type="time">
            <text:p>07:11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80.17" calcext:value-type="float">
            <text:p>1680.17</text:p>
          </table:table-cell>
          <table:table-cell office:value-type="float" office:value="1974.09" calcext:value-type="float">
            <text:p>1974.09</text:p>
          </table:table-cell>
        </table:table-row>
        <table:table-row table:style-name="ro1">
          <table:table-cell office:value-type="float" office:value="25886302" calcext:value-type="float">
            <text:p>25886302</text:p>
          </table:table-cell>
          <table:table-cell table:formula="of:=TIME( ; ;[.A1620]/1000)" office:value-type="time" office:time-value="PT07H11M26.302S" calcext:value-type="time">
            <text:p>07:11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681.18" calcext:value-type="float">
            <text:p>1681.18</text:p>
          </table:table-cell>
          <table:table-cell office:value-type="float" office:value="1975.25" calcext:value-type="float">
            <text:p>1975.25</text:p>
          </table:table-cell>
        </table:table-row>
        <table:table-row table:style-name="ro1">
          <table:table-cell office:value-type="float" office:value="25902302" calcext:value-type="float">
            <text:p>25902302</text:p>
          </table:table-cell>
          <table:table-cell table:formula="of:=TIME( ; ;[.A1621]/1000)" office:value-type="time" office:time-value="PT07H11M42.302S" calcext:value-type="time">
            <text:p>07:11:42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682.19" calcext:value-type="float">
            <text:p>1682.19</text:p>
          </table:table-cell>
          <table:table-cell office:value-type="float" office:value="1976.41" calcext:value-type="float">
            <text:p>1976.41</text:p>
          </table:table-cell>
        </table:table-row>
        <table:table-row table:style-name="ro1">
          <table:table-cell office:value-type="float" office:value="25918302" calcext:value-type="float">
            <text:p>25918302</text:p>
          </table:table-cell>
          <table:table-cell table:formula="of:=TIME( ; ;[.A1622]/1000)" office:value-type="time" office:time-value="PT07H11M58.302S" calcext:value-type="time">
            <text:p>07:11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3.2" calcext:value-type="float">
            <text:p>1683.2</text:p>
          </table:table-cell>
          <table:table-cell office:value-type="float" office:value="1977.56" calcext:value-type="float">
            <text:p>1977.56</text:p>
          </table:table-cell>
        </table:table-row>
        <table:table-row table:style-name="ro1">
          <table:table-cell office:value-type="float" office:value="25934302" calcext:value-type="float">
            <text:p>25934302</text:p>
          </table:table-cell>
          <table:table-cell table:formula="of:=TIME( ; ;[.A1623]/1000)" office:value-type="time" office:time-value="PT07H12M14.302S" calcext:value-type="time">
            <text:p>07:12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4.22" calcext:value-type="float">
            <text:p>1684.22</text:p>
          </table:table-cell>
          <table:table-cell office:value-type="float" office:value="1978.72" calcext:value-type="float">
            <text:p>1978.72</text:p>
          </table:table-cell>
        </table:table-row>
        <table:table-row table:style-name="ro1">
          <table:table-cell office:value-type="float" office:value="25950302" calcext:value-type="float">
            <text:p>25950302</text:p>
          </table:table-cell>
          <table:table-cell table:formula="of:=TIME( ; ;[.A1624]/1000)" office:value-type="time" office:time-value="PT07H12M30.302S" calcext:value-type="time">
            <text:p>07:12:30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5.23" calcext:value-type="float">
            <text:p>1685.23</text:p>
          </table:table-cell>
          <table:table-cell office:value-type="float" office:value="1979.87" calcext:value-type="float">
            <text:p>1979.87</text:p>
          </table:table-cell>
        </table:table-row>
        <table:table-row table:style-name="ro1">
          <table:table-cell office:value-type="float" office:value="25966302" calcext:value-type="float">
            <text:p>25966302</text:p>
          </table:table-cell>
          <table:table-cell table:formula="of:=TIME( ; ;[.A1625]/1000)" office:value-type="time" office:time-value="PT07H12M46.302S" calcext:value-type="time">
            <text:p>07:12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6.24" calcext:value-type="float">
            <text:p>1686.24</text:p>
          </table:table-cell>
          <table:table-cell office:value-type="float" office:value="1981.03" calcext:value-type="float">
            <text:p>1981.03</text:p>
          </table:table-cell>
        </table:table-row>
        <table:table-row table:style-name="ro1">
          <table:table-cell office:value-type="float" office:value="25982302" calcext:value-type="float">
            <text:p>25982302</text:p>
          </table:table-cell>
          <table:table-cell table:formula="of:=TIME( ; ;[.A1626]/1000)" office:value-type="time" office:time-value="PT07H13M02.302S" calcext:value-type="time">
            <text:p>07:13:02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7.25" calcext:value-type="float">
            <text:p>1687.25</text:p>
          </table:table-cell>
          <table:table-cell office:value-type="float" office:value="1982.19" calcext:value-type="float">
            <text:p>1982.19</text:p>
          </table:table-cell>
        </table:table-row>
        <table:table-row table:style-name="ro1">
          <table:table-cell office:value-type="float" office:value="25998302" calcext:value-type="float">
            <text:p>25998302</text:p>
          </table:table-cell>
          <table:table-cell table:formula="of:=TIME( ; ;[.A1627]/1000)" office:value-type="time" office:time-value="PT07H13M18.302S" calcext:value-type="time">
            <text:p>07:13:18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88.26" calcext:value-type="float">
            <text:p>1688.26</text:p>
          </table:table-cell>
          <table:table-cell office:value-type="float" office:value="1983.34" calcext:value-type="float">
            <text:p>1983.34</text:p>
          </table:table-cell>
        </table:table-row>
        <table:table-row table:style-name="ro1">
          <table:table-cell office:value-type="float" office:value="26014302" calcext:value-type="float">
            <text:p>26014302</text:p>
          </table:table-cell>
          <table:table-cell table:formula="of:=TIME( ; ;[.A1628]/1000)" office:value-type="time" office:time-value="PT07H13M34.302S" calcext:value-type="time">
            <text:p>07:13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689.28" calcext:value-type="float">
            <text:p>1689.28</text:p>
          </table:table-cell>
          <table:table-cell office:value-type="float" office:value="1984.5" calcext:value-type="float">
            <text:p>1984.5</text:p>
          </table:table-cell>
        </table:table-row>
        <table:table-row table:style-name="ro1">
          <table:table-cell office:value-type="float" office:value="26030302" calcext:value-type="float">
            <text:p>26030302</text:p>
          </table:table-cell>
          <table:table-cell table:formula="of:=TIME( ; ;[.A1629]/1000)" office:value-type="time" office:time-value="PT07H13M50.302S" calcext:value-type="time">
            <text:p>07:13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90.29" calcext:value-type="float">
            <text:p>1690.29</text:p>
          </table:table-cell>
          <table:table-cell office:value-type="float" office:value="1985.66" calcext:value-type="float">
            <text:p>1985.66</text:p>
          </table:table-cell>
        </table:table-row>
        <table:table-row table:style-name="ro1">
          <table:table-cell office:value-type="float" office:value="26046302" calcext:value-type="float">
            <text:p>26046302</text:p>
          </table:table-cell>
          <table:table-cell table:formula="of:=TIME( ; ;[.A1630]/1000)" office:value-type="time" office:time-value="PT07H14M06.302S" calcext:value-type="time">
            <text:p>07:14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91.3" calcext:value-type="float">
            <text:p>1691.3</text:p>
          </table:table-cell>
          <table:table-cell office:value-type="float" office:value="1986.81" calcext:value-type="float">
            <text:p>1986.81</text:p>
          </table:table-cell>
        </table:table-row>
        <table:table-row table:style-name="ro1">
          <table:table-cell office:value-type="float" office:value="26062302" calcext:value-type="float">
            <text:p>26062302</text:p>
          </table:table-cell>
          <table:table-cell table:formula="of:=TIME( ; ;[.A1631]/1000)" office:value-type="time" office:time-value="PT07H14M22.302S" calcext:value-type="time">
            <text:p>07:14:22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92.31" calcext:value-type="float">
            <text:p>1692.31</text:p>
          </table:table-cell>
          <table:table-cell office:value-type="float" office:value="1987.97" calcext:value-type="float">
            <text:p>1987.97</text:p>
          </table:table-cell>
        </table:table-row>
        <table:table-row table:style-name="ro1">
          <table:table-cell office:value-type="float" office:value="26078302" calcext:value-type="float">
            <text:p>26078302</text:p>
          </table:table-cell>
          <table:table-cell table:formula="of:=TIME( ; ;[.A1632]/1000)" office:value-type="time" office:time-value="PT07H14M38.302S" calcext:value-type="time">
            <text:p>07:14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93.32" calcext:value-type="float">
            <text:p>1693.32</text:p>
          </table:table-cell>
          <table:table-cell office:value-type="float" office:value="1989.12" calcext:value-type="float">
            <text:p>1989.12</text:p>
          </table:table-cell>
        </table:table-row>
        <table:table-row table:style-name="ro1">
          <table:table-cell office:value-type="float" office:value="26094302" calcext:value-type="float">
            <text:p>26094302</text:p>
          </table:table-cell>
          <table:table-cell table:formula="of:=TIME( ; ;[.A1633]/1000)" office:value-type="time" office:time-value="PT07H14M54.302S" calcext:value-type="time">
            <text:p>07:14:54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694.33" calcext:value-type="float">
            <text:p>1694.33</text:p>
          </table:table-cell>
          <table:table-cell office:value-type="float" office:value="1990.28" calcext:value-type="float">
            <text:p>1990.28</text:p>
          </table:table-cell>
        </table:table-row>
        <table:table-row table:style-name="ro1">
          <table:table-cell office:value-type="float" office:value="26110302" calcext:value-type="float">
            <text:p>26110302</text:p>
          </table:table-cell>
          <table:table-cell table:formula="of:=TIME( ; ;[.A1634]/1000)" office:value-type="time" office:time-value="PT07H15M10.302S" calcext:value-type="time">
            <text:p>07:15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695.35" calcext:value-type="float">
            <text:p>1695.35</text:p>
          </table:table-cell>
          <table:table-cell office:value-type="float" office:value="1991.44" calcext:value-type="float">
            <text:p>1991.44</text:p>
          </table:table-cell>
        </table:table-row>
        <table:table-row table:style-name="ro1">
          <table:table-cell office:value-type="float" office:value="26126302" calcext:value-type="float">
            <text:p>26126302</text:p>
          </table:table-cell>
          <table:table-cell table:formula="of:=TIME( ; ;[.A1635]/1000)" office:value-type="time" office:time-value="PT07H15M26.302S" calcext:value-type="time">
            <text:p>07:15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696.36" calcext:value-type="float">
            <text:p>1696.36</text:p>
          </table:table-cell>
          <table:table-cell office:value-type="float" office:value="1992.59" calcext:value-type="float">
            <text:p>1992.59</text:p>
          </table:table-cell>
        </table:table-row>
        <table:table-row table:style-name="ro1">
          <table:table-cell office:value-type="float" office:value="26142302" calcext:value-type="float">
            <text:p>26142302</text:p>
          </table:table-cell>
          <table:table-cell table:formula="of:=TIME( ; ;[.A1636]/1000)" office:value-type="time" office:time-value="PT07H15M42.302S" calcext:value-type="time">
            <text:p>07:15:42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697.37" calcext:value-type="float">
            <text:p>1697.37</text:p>
          </table:table-cell>
          <table:table-cell office:value-type="float" office:value="1993.75" calcext:value-type="float">
            <text:p>1993.75</text:p>
          </table:table-cell>
        </table:table-row>
        <table:table-row table:style-name="ro1">
          <table:table-cell office:value-type="float" office:value="26158302" calcext:value-type="float">
            <text:p>26158302</text:p>
          </table:table-cell>
          <table:table-cell table:formula="of:=TIME( ; ;[.A1637]/1000)" office:value-type="time" office:time-value="PT07H15M58.302S" calcext:value-type="time">
            <text:p>07:15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698.38" calcext:value-type="float">
            <text:p>1698.38</text:p>
          </table:table-cell>
          <table:table-cell office:value-type="float" office:value="1994.9" calcext:value-type="float">
            <text:p>1994.9</text:p>
          </table:table-cell>
        </table:table-row>
        <table:table-row table:style-name="ro1">
          <table:table-cell office:value-type="float" office:value="26174302" calcext:value-type="float">
            <text:p>26174302</text:p>
          </table:table-cell>
          <table:table-cell table:formula="of:=TIME( ; ;[.A1638]/1000)" office:value-type="time" office:time-value="PT07H16M14.302S" calcext:value-type="time">
            <text:p>07:16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699.39" calcext:value-type="float">
            <text:p>1699.39</text:p>
          </table:table-cell>
          <table:table-cell office:value-type="float" office:value="1996.06" calcext:value-type="float">
            <text:p>1996.06</text:p>
          </table:table-cell>
        </table:table-row>
        <table:table-row table:style-name="ro1">
          <table:table-cell office:value-type="float" office:value="26190302" calcext:value-type="float">
            <text:p>26190302</text:p>
          </table:table-cell>
          <table:table-cell table:formula="of:=TIME( ; ;[.A1639]/1000)" office:value-type="time" office:time-value="PT07H16M30.302S" calcext:value-type="time">
            <text:p>07:16:30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700.4" calcext:value-type="float">
            <text:p>1700.4</text:p>
          </table:table-cell>
          <table:table-cell office:value-type="float" office:value="1997.21" calcext:value-type="float">
            <text:p>1997.21</text:p>
          </table:table-cell>
        </table:table-row>
        <table:table-row table:style-name="ro1">
          <table:table-cell office:value-type="float" office:value="26206302" calcext:value-type="float">
            <text:p>26206302</text:p>
          </table:table-cell>
          <table:table-cell table:formula="of:=TIME( ; ;[.A1640]/1000)" office:value-type="time" office:time-value="PT07H16M46.302S" calcext:value-type="time">
            <text:p>07:16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701.41" calcext:value-type="float">
            <text:p>1701.41</text:p>
          </table:table-cell>
          <table:table-cell office:value-type="float" office:value="1998.37" calcext:value-type="float">
            <text:p>1998.37</text:p>
          </table:table-cell>
        </table:table-row>
        <table:table-row table:style-name="ro1">
          <table:table-cell office:value-type="float" office:value="26222302" calcext:value-type="float">
            <text:p>26222302</text:p>
          </table:table-cell>
          <table:table-cell table:formula="of:=TIME( ; ;[.A1641]/1000)" office:value-type="time" office:time-value="PT07H17M02.302S" calcext:value-type="time">
            <text:p>07:17:02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702.42" calcext:value-type="float">
            <text:p>1702.42</text:p>
          </table:table-cell>
          <table:table-cell office:value-type="float" office:value="1999.52" calcext:value-type="float">
            <text:p>1999.52</text:p>
          </table:table-cell>
        </table:table-row>
        <table:table-row table:style-name="ro1">
          <table:table-cell office:value-type="float" office:value="26238302" calcext:value-type="float">
            <text:p>26238302</text:p>
          </table:table-cell>
          <table:table-cell table:formula="of:=TIME( ; ;[.A1642]/1000)" office:value-type="time" office:time-value="PT07H17M18.302S" calcext:value-type="time">
            <text:p>07:17:18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703.43" calcext:value-type="float">
            <text:p>1703.43</text:p>
          </table:table-cell>
          <table:table-cell office:value-type="float" office:value="2000.68" calcext:value-type="float">
            <text:p>2000.68</text:p>
          </table:table-cell>
        </table:table-row>
        <table:table-row table:style-name="ro1">
          <table:table-cell office:value-type="float" office:value="26254302" calcext:value-type="float">
            <text:p>26254302</text:p>
          </table:table-cell>
          <table:table-cell table:formula="of:=TIME( ; ;[.A1643]/1000)" office:value-type="time" office:time-value="PT07H17M34.302S" calcext:value-type="time">
            <text:p>07:17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704.44" calcext:value-type="float">
            <text:p>1704.44</text:p>
          </table:table-cell>
          <table:table-cell office:value-type="float" office:value="2001.83" calcext:value-type="float">
            <text:p>2001.83</text:p>
          </table:table-cell>
        </table:table-row>
        <table:table-row table:style-name="ro1">
          <table:table-cell office:value-type="float" office:value="26270302" calcext:value-type="float">
            <text:p>26270302</text:p>
          </table:table-cell>
          <table:table-cell table:formula="of:=TIME( ; ;[.A1644]/1000)" office:value-type="time" office:time-value="PT07H17M50.302S" calcext:value-type="time">
            <text:p>07:17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705.45" calcext:value-type="float">
            <text:p>1705.45</text:p>
          </table:table-cell>
          <table:table-cell office:value-type="float" office:value="2002.98" calcext:value-type="float">
            <text:p>2002.98</text:p>
          </table:table-cell>
        </table:table-row>
        <table:table-row table:style-name="ro1">
          <table:table-cell office:value-type="float" office:value="26286302" calcext:value-type="float">
            <text:p>26286302</text:p>
          </table:table-cell>
          <table:table-cell table:formula="of:=TIME( ; ;[.A1645]/1000)" office:value-type="time" office:time-value="PT07H18M06.302S" calcext:value-type="time">
            <text:p>07:18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706.46" calcext:value-type="float">
            <text:p>1706.46</text:p>
          </table:table-cell>
          <table:table-cell office:value-type="float" office:value="2004.14" calcext:value-type="float">
            <text:p>2004.14</text:p>
          </table:table-cell>
        </table:table-row>
        <table:table-row table:style-name="ro1">
          <table:table-cell office:value-type="float" office:value="26302302" calcext:value-type="float">
            <text:p>26302302</text:p>
          </table:table-cell>
          <table:table-cell table:formula="of:=TIME( ; ;[.A1646]/1000)" office:value-type="time" office:time-value="PT07H18M22.302S" calcext:value-type="time">
            <text:p>07:18:22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707.47" calcext:value-type="float">
            <text:p>1707.47</text:p>
          </table:table-cell>
          <table:table-cell office:value-type="float" office:value="2005.29" calcext:value-type="float">
            <text:p>2005.29</text:p>
          </table:table-cell>
        </table:table-row>
        <table:table-row table:style-name="ro1">
          <table:table-cell office:value-type="float" office:value="26318302" calcext:value-type="float">
            <text:p>26318302</text:p>
          </table:table-cell>
          <table:table-cell table:formula="of:=TIME( ; ;[.A1647]/1000)" office:value-type="time" office:time-value="PT07H18M38.302S" calcext:value-type="time">
            <text:p>07:18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708.48" calcext:value-type="float">
            <text:p>1708.48</text:p>
          </table:table-cell>
          <table:table-cell office:value-type="float" office:value="2006.44" calcext:value-type="float">
            <text:p>2006.44</text:p>
          </table:table-cell>
        </table:table-row>
        <table:table-row table:style-name="ro1">
          <table:table-cell office:value-type="float" office:value="26334302" calcext:value-type="float">
            <text:p>26334302</text:p>
          </table:table-cell>
          <table:table-cell table:formula="of:=TIME( ; ;[.A1648]/1000)" office:value-type="time" office:time-value="PT07H18M54.302S" calcext:value-type="time">
            <text:p>07:18:54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709.49" calcext:value-type="float">
            <text:p>1709.49</text:p>
          </table:table-cell>
          <table:table-cell office:value-type="float" office:value="2007.6" calcext:value-type="float">
            <text:p>2007.6</text:p>
          </table:table-cell>
        </table:table-row>
        <table:table-row table:style-name="ro1">
          <table:table-cell office:value-type="float" office:value="26350302" calcext:value-type="float">
            <text:p>26350302</text:p>
          </table:table-cell>
          <table:table-cell table:formula="of:=TIME( ; ;[.A1649]/1000)" office:value-type="time" office:time-value="PT07H19M10.302S" calcext:value-type="time">
            <text:p>07:19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710.5" calcext:value-type="float">
            <text:p>1710.5</text:p>
          </table:table-cell>
          <table:table-cell office:value-type="float" office:value="2008.75" calcext:value-type="float">
            <text:p>2008.75</text:p>
          </table:table-cell>
        </table:table-row>
        <table:table-row table:style-name="ro1">
          <table:table-cell office:value-type="float" office:value="26366302" calcext:value-type="float">
            <text:p>26366302</text:p>
          </table:table-cell>
          <table:table-cell table:formula="of:=TIME( ; ;[.A1650]/1000)" office:value-type="time" office:time-value="PT07H19M26.302S" calcext:value-type="time">
            <text:p>07:19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711.51" calcext:value-type="float">
            <text:p>1711.51</text:p>
          </table:table-cell>
          <table:table-cell office:value-type="float" office:value="2009.9" calcext:value-type="float">
            <text:p>2009.9</text:p>
          </table:table-cell>
        </table:table-row>
        <table:table-row table:style-name="ro1">
          <table:table-cell office:value-type="float" office:value="26382302" calcext:value-type="float">
            <text:p>26382302</text:p>
          </table:table-cell>
          <table:table-cell table:formula="of:=TIME( ; ;[.A1651]/1000)" office:value-type="time" office:time-value="PT07H19M42.302S" calcext:value-type="time">
            <text:p>07:19:42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712.52" calcext:value-type="float">
            <text:p>1712.52</text:p>
          </table:table-cell>
          <table:table-cell office:value-type="float" office:value="2011.05" calcext:value-type="float">
            <text:p>2011.05</text:p>
          </table:table-cell>
        </table:table-row>
        <table:table-row table:style-name="ro1">
          <table:table-cell office:value-type="float" office:value="26398302" calcext:value-type="float">
            <text:p>26398302</text:p>
          </table:table-cell>
          <table:table-cell table:formula="of:=TIME( ; ;[.A1652]/1000)" office:value-type="time" office:time-value="PT07H19M58.302S" calcext:value-type="time">
            <text:p>07:19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713.53" calcext:value-type="float">
            <text:p>1713.53</text:p>
          </table:table-cell>
          <table:table-cell office:value-type="float" office:value="2012.2" calcext:value-type="float">
            <text:p>2012.2</text:p>
          </table:table-cell>
        </table:table-row>
        <table:table-row table:style-name="ro1">
          <table:table-cell office:value-type="float" office:value="26414302" calcext:value-type="float">
            <text:p>26414302</text:p>
          </table:table-cell>
          <table:table-cell table:formula="of:=TIME( ; ;[.A1653]/1000)" office:value-type="time" office:time-value="PT07H20M14.302S" calcext:value-type="time">
            <text:p>07:20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714.54" calcext:value-type="float">
            <text:p>1714.54</text:p>
          </table:table-cell>
          <table:table-cell office:value-type="float" office:value="2013.36" calcext:value-type="float">
            <text:p>2013.36</text:p>
          </table:table-cell>
        </table:table-row>
        <table:table-row table:style-name="ro1">
          <table:table-cell office:value-type="float" office:value="26430302" calcext:value-type="float">
            <text:p>26430302</text:p>
          </table:table-cell>
          <table:table-cell table:formula="of:=TIME( ; ;[.A1654]/1000)" office:value-type="time" office:time-value="PT07H20M30.302S" calcext:value-type="time">
            <text:p>07:20:30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715.55" calcext:value-type="float">
            <text:p>1715.55</text:p>
          </table:table-cell>
          <table:table-cell office:value-type="float" office:value="2014.51" calcext:value-type="float">
            <text:p>2014.51</text:p>
          </table:table-cell>
        </table:table-row>
        <table:table-row table:style-name="ro1">
          <table:table-cell office:value-type="float" office:value="26446302" calcext:value-type="float">
            <text:p>26446302</text:p>
          </table:table-cell>
          <table:table-cell table:formula="of:=TIME( ; ;[.A1655]/1000)" office:value-type="time" office:time-value="PT07H20M46.302S" calcext:value-type="time">
            <text:p>07:20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716.56" calcext:value-type="float">
            <text:p>1716.56</text:p>
          </table:table-cell>
          <table:table-cell office:value-type="float" office:value="2015.66" calcext:value-type="float">
            <text:p>2015.66</text:p>
          </table:table-cell>
        </table:table-row>
        <table:table-row table:style-name="ro1">
          <table:table-cell office:value-type="float" office:value="26462302" calcext:value-type="float">
            <text:p>26462302</text:p>
          </table:table-cell>
          <table:table-cell table:formula="of:=TIME( ; ;[.A1656]/1000)" office:value-type="time" office:time-value="PT07H21M02.302S" calcext:value-type="time">
            <text:p>07:21:02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717.57" calcext:value-type="float">
            <text:p>1717.57</text:p>
          </table:table-cell>
          <table:table-cell office:value-type="float" office:value="2016.81" calcext:value-type="float">
            <text:p>2016.81</text:p>
          </table:table-cell>
        </table:table-row>
        <table:table-row table:style-name="ro1">
          <table:table-cell office:value-type="float" office:value="26478302" calcext:value-type="float">
            <text:p>26478302</text:p>
          </table:table-cell>
          <table:table-cell table:formula="of:=TIME( ; ;[.A1657]/1000)" office:value-type="time" office:time-value="PT07H21M18.302S" calcext:value-type="time">
            <text:p>07:21:18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718.58" calcext:value-type="float">
            <text:p>1718.58</text:p>
          </table:table-cell>
          <table:table-cell office:value-type="float" office:value="2017.96" calcext:value-type="float">
            <text:p>2017.96</text:p>
          </table:table-cell>
        </table:table-row>
        <table:table-row table:style-name="ro1">
          <table:table-cell office:value-type="float" office:value="26494302" calcext:value-type="float">
            <text:p>26494302</text:p>
          </table:table-cell>
          <table:table-cell table:formula="of:=TIME( ; ;[.A1658]/1000)" office:value-type="time" office:time-value="PT07H21M34.302S" calcext:value-type="time">
            <text:p>07:21:34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1" calcext:value-type="float">
            <text:p>258.71</text:p>
          </table:table-cell>
          <table:table-cell office:value-type="float" office:value="1719.59" calcext:value-type="float">
            <text:p>1719.59</text:p>
          </table:table-cell>
          <table:table-cell office:value-type="float" office:value="2019.11" calcext:value-type="float">
            <text:p>2019.11</text:p>
          </table:table-cell>
        </table:table-row>
        <table:table-row table:style-name="ro1">
          <table:table-cell office:value-type="float" office:value="26510302" calcext:value-type="float">
            <text:p>26510302</text:p>
          </table:table-cell>
          <table:table-cell table:formula="of:=TIME( ; ;[.A1659]/1000)" office:value-type="time" office:time-value="PT07H21M50.302S" calcext:value-type="time">
            <text:p>07:21:5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0.6" calcext:value-type="float">
            <text:p>1720.6</text:p>
          </table:table-cell>
          <table:table-cell office:value-type="float" office:value="2020.26" calcext:value-type="float">
            <text:p>2020.26</text:p>
          </table:table-cell>
        </table:table-row>
        <table:table-row table:style-name="ro1">
          <table:table-cell office:value-type="float" office:value="26526302" calcext:value-type="float">
            <text:p>26526302</text:p>
          </table:table-cell>
          <table:table-cell table:formula="of:=TIME( ; ;[.A1660]/1000)" office:value-type="time" office:time-value="PT07H22M06.302S" calcext:value-type="time">
            <text:p>07:22:06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1.61" calcext:value-type="float">
            <text:p>1721.61</text:p>
          </table:table-cell>
          <table:table-cell office:value-type="float" office:value="2021.41" calcext:value-type="float">
            <text:p>2021.41</text:p>
          </table:table-cell>
        </table:table-row>
        <table:table-row table:style-name="ro1">
          <table:table-cell office:value-type="float" office:value="26542302" calcext:value-type="float">
            <text:p>26542302</text:p>
          </table:table-cell>
          <table:table-cell table:formula="of:=TIME( ; ;[.A1661]/1000)" office:value-type="time" office:time-value="PT07H22M22.302S" calcext:value-type="time">
            <text:p>07:22:22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2.62" calcext:value-type="float">
            <text:p>1722.62</text:p>
          </table:table-cell>
          <table:table-cell office:value-type="float" office:value="2022.56" calcext:value-type="float">
            <text:p>2022.56</text:p>
          </table:table-cell>
        </table:table-row>
        <table:table-row table:style-name="ro1">
          <table:table-cell office:value-type="float" office:value="26558302" calcext:value-type="float">
            <text:p>26558302</text:p>
          </table:table-cell>
          <table:table-cell table:formula="of:=TIME( ; ;[.A1662]/1000)" office:value-type="time" office:time-value="PT07H22M38.302S" calcext:value-type="time">
            <text:p>07:22:38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3.63" calcext:value-type="float">
            <text:p>1723.63</text:p>
          </table:table-cell>
          <table:table-cell office:value-type="float" office:value="2023.71" calcext:value-type="float">
            <text:p>2023.71</text:p>
          </table:table-cell>
        </table:table-row>
        <table:table-row table:style-name="ro1">
          <table:table-cell office:value-type="float" office:value="26574302" calcext:value-type="float">
            <text:p>26574302</text:p>
          </table:table-cell>
          <table:table-cell table:formula="of:=TIME( ; ;[.A1663]/1000)" office:value-type="time" office:time-value="PT07H22M54.302S" calcext:value-type="time">
            <text:p>07:22:54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4.64" calcext:value-type="float">
            <text:p>1724.64</text:p>
          </table:table-cell>
          <table:table-cell office:value-type="float" office:value="2024.86" calcext:value-type="float">
            <text:p>2024.86</text:p>
          </table:table-cell>
        </table:table-row>
        <table:table-row table:style-name="ro1">
          <table:table-cell office:value-type="float" office:value="26590302" calcext:value-type="float">
            <text:p>26590302</text:p>
          </table:table-cell>
          <table:table-cell table:formula="of:=TIME( ; ;[.A1664]/1000)" office:value-type="time" office:time-value="PT07H23M10.302S" calcext:value-type="time">
            <text:p>07:23:10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725.65" calcext:value-type="float">
            <text:p>1725.65</text:p>
          </table:table-cell>
          <table:table-cell office:value-type="float" office:value="2026" calcext:value-type="float">
            <text:p>2026</text:p>
          </table:table-cell>
        </table:table-row>
        <table:table-row table:style-name="ro1">
          <table:table-cell office:value-type="float" office:value="26606302" calcext:value-type="float">
            <text:p>26606302</text:p>
          </table:table-cell>
          <table:table-cell table:formula="of:=TIME( ; ;[.A1665]/1000)" office:value-type="time" office:time-value="PT07H23M26.302S" calcext:value-type="time">
            <text:p>07:23:2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726.66" calcext:value-type="float">
            <text:p>1726.66</text:p>
          </table:table-cell>
          <table:table-cell office:value-type="float" office:value="2027.15" calcext:value-type="float">
            <text:p>2027.15</text:p>
          </table:table-cell>
        </table:table-row>
        <table:table-row table:style-name="ro1">
          <table:table-cell office:value-type="float" office:value="26622302" calcext:value-type="float">
            <text:p>26622302</text:p>
          </table:table-cell>
          <table:table-cell table:formula="of:=TIME( ; ;[.A1666]/1000)" office:value-type="time" office:time-value="PT07H23M42.302S" calcext:value-type="time">
            <text:p>07:23:42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727.67" calcext:value-type="float">
            <text:p>1727.67</text:p>
          </table:table-cell>
          <table:table-cell office:value-type="float" office:value="2028.3" calcext:value-type="float">
            <text:p>2028.3</text:p>
          </table:table-cell>
        </table:table-row>
        <table:table-row table:style-name="ro1">
          <table:table-cell office:value-type="float" office:value="26638302" calcext:value-type="float">
            <text:p>26638302</text:p>
          </table:table-cell>
          <table:table-cell table:formula="of:=TIME( ; ;[.A1667]/1000)" office:value-type="time" office:time-value="PT07H23M58.302S" calcext:value-type="time">
            <text:p>07:23:58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2029.45" calcext:value-type="float">
            <text:p>2029.45</text:p>
          </table:table-cell>
        </table:table-row>
        <table:table-row table:style-name="ro1">
          <table:table-cell office:value-type="float" office:value="26654302" calcext:value-type="float">
            <text:p>26654302</text:p>
          </table:table-cell>
          <table:table-cell table:formula="of:=TIME( ; ;[.A1668]/1000)" office:value-type="time" office:time-value="PT07H24M14.302S" calcext:value-type="time">
            <text:p>07:24:14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729.69" calcext:value-type="float">
            <text:p>1729.69</text:p>
          </table:table-cell>
          <table:table-cell office:value-type="float" office:value="2030.6" calcext:value-type="float">
            <text:p>2030.6</text:p>
          </table:table-cell>
        </table:table-row>
        <table:table-row table:style-name="ro1">
          <table:table-cell office:value-type="float" office:value="26670302" calcext:value-type="float">
            <text:p>26670302</text:p>
          </table:table-cell>
          <table:table-cell table:formula="of:=TIME( ; ;[.A1669]/1000)" office:value-type="time" office:time-value="PT07H24M30.302S" calcext:value-type="time">
            <text:p>07:24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0.7" calcext:value-type="float">
            <text:p>1730.7</text:p>
          </table:table-cell>
          <table:table-cell office:value-type="float" office:value="2031.75" calcext:value-type="float">
            <text:p>2031.75</text:p>
          </table:table-cell>
        </table:table-row>
        <table:table-row table:style-name="ro1">
          <table:table-cell office:value-type="float" office:value="26686302" calcext:value-type="float">
            <text:p>26686302</text:p>
          </table:table-cell>
          <table:table-cell table:formula="of:=TIME( ; ;[.A1670]/1000)" office:value-type="time" office:time-value="PT07H24M46.302S" calcext:value-type="time">
            <text:p>07:24:46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731.71" calcext:value-type="float">
            <text:p>1731.71</text:p>
          </table:table-cell>
          <table:table-cell office:value-type="float" office:value="2032.9" calcext:value-type="float">
            <text:p>2032.9</text:p>
          </table:table-cell>
        </table:table-row>
        <table:table-row table:style-name="ro1">
          <table:table-cell office:value-type="float" office:value="26702302" calcext:value-type="float">
            <text:p>26702302</text:p>
          </table:table-cell>
          <table:table-cell table:formula="of:=TIME( ; ;[.A1671]/1000)" office:value-type="time" office:time-value="PT07H25M02.302S" calcext:value-type="time">
            <text:p>07:25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2.72" calcext:value-type="float">
            <text:p>1732.72</text:p>
          </table:table-cell>
          <table:table-cell office:value-type="float" office:value="2034.05" calcext:value-type="float">
            <text:p>2034.05</text:p>
          </table:table-cell>
        </table:table-row>
        <table:table-row table:style-name="ro1">
          <table:table-cell office:value-type="float" office:value="26718302" calcext:value-type="float">
            <text:p>26718302</text:p>
          </table:table-cell>
          <table:table-cell table:formula="of:=TIME( ; ;[.A1672]/1000)" office:value-type="time" office:time-value="PT07H25M18.302S" calcext:value-type="time">
            <text:p>07:25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3.72" calcext:value-type="float">
            <text:p>1733.72</text:p>
          </table:table-cell>
          <table:table-cell office:value-type="float" office:value="2035.19" calcext:value-type="float">
            <text:p>2035.19</text:p>
          </table:table-cell>
        </table:table-row>
        <table:table-row table:style-name="ro1">
          <table:table-cell office:value-type="float" office:value="26734302" calcext:value-type="float">
            <text:p>26734302</text:p>
          </table:table-cell>
          <table:table-cell table:formula="of:=TIME( ; ;[.A1673]/1000)" office:value-type="time" office:time-value="PT07H25M34.302S" calcext:value-type="time">
            <text:p>07:25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4.73" calcext:value-type="float">
            <text:p>1734.73</text:p>
          </table:table-cell>
          <table:table-cell office:value-type="float" office:value="2036.34" calcext:value-type="float">
            <text:p>2036.34</text:p>
          </table:table-cell>
        </table:table-row>
        <table:table-row table:style-name="ro1">
          <table:table-cell office:value-type="float" office:value="26750302" calcext:value-type="float">
            <text:p>26750302</text:p>
          </table:table-cell>
          <table:table-cell table:formula="of:=TIME( ; ;[.A1674]/1000)" office:value-type="time" office:time-value="PT07H25M50.302S" calcext:value-type="time">
            <text:p>07:25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5.74" calcext:value-type="float">
            <text:p>1735.74</text:p>
          </table:table-cell>
          <table:table-cell office:value-type="float" office:value="2037.49" calcext:value-type="float">
            <text:p>2037.49</text:p>
          </table:table-cell>
        </table:table-row>
        <table:table-row table:style-name="ro1">
          <table:table-cell office:value-type="float" office:value="26766302" calcext:value-type="float">
            <text:p>26766302</text:p>
          </table:table-cell>
          <table:table-cell table:formula="of:=TIME( ; ;[.A1675]/1000)" office:value-type="time" office:time-value="PT07H26M06.302S" calcext:value-type="time">
            <text:p>07:26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736.75" calcext:value-type="float">
            <text:p>1736.75</text:p>
          </table:table-cell>
          <table:table-cell office:value-type="float" office:value="2038.64" calcext:value-type="float">
            <text:p>2038.64</text:p>
          </table:table-cell>
        </table:table-row>
        <table:table-row table:style-name="ro1">
          <table:table-cell office:value-type="float" office:value="26782302" calcext:value-type="float">
            <text:p>26782302</text:p>
          </table:table-cell>
          <table:table-cell table:formula="of:=TIME( ; ;[.A1676]/1000)" office:value-type="time" office:time-value="PT07H26M22.302S" calcext:value-type="time">
            <text:p>07:26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737.76" calcext:value-type="float">
            <text:p>1737.76</text:p>
          </table:table-cell>
          <table:table-cell office:value-type="float" office:value="2039.79" calcext:value-type="float">
            <text:p>2039.79</text:p>
          </table:table-cell>
        </table:table-row>
        <table:table-row table:style-name="ro1">
          <table:table-cell office:value-type="float" office:value="26798302" calcext:value-type="float">
            <text:p>26798302</text:p>
          </table:table-cell>
          <table:table-cell table:formula="of:=TIME( ; ;[.A1677]/1000)" office:value-type="time" office:time-value="PT07H26M38.302S" calcext:value-type="time">
            <text:p>07:26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738.76" calcext:value-type="float">
            <text:p>1738.76</text:p>
          </table:table-cell>
          <table:table-cell office:value-type="float" office:value="2040.94" calcext:value-type="float">
            <text:p>2040.94</text:p>
          </table:table-cell>
        </table:table-row>
        <table:table-row table:style-name="ro1">
          <table:table-cell office:value-type="float" office:value="26814302" calcext:value-type="float">
            <text:p>26814302</text:p>
          </table:table-cell>
          <table:table-cell table:formula="of:=TIME( ; ;[.A1678]/1000)" office:value-type="time" office:time-value="PT07H26M54.302S" calcext:value-type="time">
            <text:p>07:26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739.77" calcext:value-type="float">
            <text:p>1739.77</text:p>
          </table:table-cell>
          <table:table-cell office:value-type="float" office:value="2042.08" calcext:value-type="float">
            <text:p>2042.08</text:p>
          </table:table-cell>
        </table:table-row>
        <table:table-row table:style-name="ro1">
          <table:table-cell office:value-type="float" office:value="26830302" calcext:value-type="float">
            <text:p>26830302</text:p>
          </table:table-cell>
          <table:table-cell table:formula="of:=TIME( ; ;[.A1679]/1000)" office:value-type="time" office:time-value="PT07H27M10.302S" calcext:value-type="time">
            <text:p>07:27:10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740.78" calcext:value-type="float">
            <text:p>1740.78</text:p>
          </table:table-cell>
          <table:table-cell office:value-type="float" office:value="2043.23" calcext:value-type="float">
            <text:p>2043.23</text:p>
          </table:table-cell>
        </table:table-row>
        <table:table-row table:style-name="ro1">
          <table:table-cell office:value-type="float" office:value="26846302" calcext:value-type="float">
            <text:p>26846302</text:p>
          </table:table-cell>
          <table:table-cell table:formula="of:=TIME( ; ;[.A1680]/1000)" office:value-type="time" office:time-value="PT07H27M26.302S" calcext:value-type="time">
            <text:p>07:27:2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1.79" calcext:value-type="float">
            <text:p>1741.79</text:p>
          </table:table-cell>
          <table:table-cell office:value-type="float" office:value="2044.38" calcext:value-type="float">
            <text:p>2044.38</text:p>
          </table:table-cell>
        </table:table-row>
        <table:table-row table:style-name="ro1">
          <table:table-cell office:value-type="float" office:value="26862302" calcext:value-type="float">
            <text:p>26862302</text:p>
          </table:table-cell>
          <table:table-cell table:formula="of:=TIME( ; ;[.A1681]/1000)" office:value-type="time" office:time-value="PT07H27M42.302S" calcext:value-type="time">
            <text:p>07:27:42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742.8" calcext:value-type="float">
            <text:p>1742.8</text:p>
          </table:table-cell>
          <table:table-cell office:value-type="float" office:value="2045.53" calcext:value-type="float">
            <text:p>2045.53</text:p>
          </table:table-cell>
        </table:table-row>
        <table:table-row table:style-name="ro1">
          <table:table-cell office:value-type="float" office:value="26878302" calcext:value-type="float">
            <text:p>26878302</text:p>
          </table:table-cell>
          <table:table-cell table:formula="of:=TIME( ; ;[.A1682]/1000)" office:value-type="time" office:time-value="PT07H27M58.302S" calcext:value-type="time">
            <text:p>07:27:5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3.8" calcext:value-type="float">
            <text:p>1743.8</text:p>
          </table:table-cell>
          <table:table-cell office:value-type="float" office:value="2046.67" calcext:value-type="float">
            <text:p>2046.67</text:p>
          </table:table-cell>
        </table:table-row>
        <table:table-row table:style-name="ro1">
          <table:table-cell office:value-type="float" office:value="26894302" calcext:value-type="float">
            <text:p>26894302</text:p>
          </table:table-cell>
          <table:table-cell table:formula="of:=TIME( ; ;[.A1683]/1000)" office:value-type="time" office:time-value="PT07H28M14.302S" calcext:value-type="time">
            <text:p>07:28:1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4.81" calcext:value-type="float">
            <text:p>1744.81</text:p>
          </table:table-cell>
          <table:table-cell office:value-type="float" office:value="2047.82" calcext:value-type="float">
            <text:p>2047.82</text:p>
          </table:table-cell>
        </table:table-row>
        <table:table-row table:style-name="ro1">
          <table:table-cell office:value-type="float" office:value="26910302" calcext:value-type="float">
            <text:p>26910302</text:p>
          </table:table-cell>
          <table:table-cell table:formula="of:=TIME( ; ;[.A1684]/1000)" office:value-type="time" office:time-value="PT07H28M30.302S" calcext:value-type="time">
            <text:p>07:28:30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5.82" calcext:value-type="float">
            <text:p>1745.82</text:p>
          </table:table-cell>
          <table:table-cell office:value-type="float" office:value="2048.97" calcext:value-type="float">
            <text:p>2048.97</text:p>
          </table:table-cell>
        </table:table-row>
        <table:table-row table:style-name="ro1">
          <table:table-cell office:value-type="float" office:value="26926302" calcext:value-type="float">
            <text:p>26926302</text:p>
          </table:table-cell>
          <table:table-cell table:formula="of:=TIME( ; ;[.A1685]/1000)" office:value-type="time" office:time-value="PT07H28M46.302S" calcext:value-type="time">
            <text:p>07:28:46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6.83" calcext:value-type="float">
            <text:p>1746.83</text:p>
          </table:table-cell>
          <table:table-cell office:value-type="float" office:value="2050.11" calcext:value-type="float">
            <text:p>2050.11</text:p>
          </table:table-cell>
        </table:table-row>
        <table:table-row table:style-name="ro1">
          <table:table-cell office:value-type="float" office:value="26942302" calcext:value-type="float">
            <text:p>26942302</text:p>
          </table:table-cell>
          <table:table-cell table:formula="of:=TIME( ; ;[.A1686]/1000)" office:value-type="time" office:time-value="PT07H29M02.302S" calcext:value-type="time">
            <text:p>07:29:02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747.83" calcext:value-type="float">
            <text:p>1747.83</text:p>
          </table:table-cell>
          <table:table-cell office:value-type="float" office:value="2051.26" calcext:value-type="float">
            <text:p>2051.26</text:p>
          </table:table-cell>
        </table:table-row>
        <table:table-row table:style-name="ro1">
          <table:table-cell office:value-type="float" office:value="26958302" calcext:value-type="float">
            <text:p>26958302</text:p>
          </table:table-cell>
          <table:table-cell table:formula="of:=TIME( ; ;[.A1687]/1000)" office:value-type="time" office:time-value="PT07H29M18.302S" calcext:value-type="time">
            <text:p>07:29:18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748.84" calcext:value-type="float">
            <text:p>1748.84</text:p>
          </table:table-cell>
          <table:table-cell office:value-type="float" office:value="2052.41" calcext:value-type="float">
            <text:p>2052.41</text:p>
          </table:table-cell>
        </table:table-row>
        <table:table-row table:style-name="ro1">
          <table:table-cell office:value-type="float" office:value="26974302" calcext:value-type="float">
            <text:p>26974302</text:p>
          </table:table-cell>
          <table:table-cell table:formula="of:=TIME( ; ;[.A1688]/1000)" office:value-type="time" office:time-value="PT07H29M34.302S" calcext:value-type="time">
            <text:p>07:29:34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749.85" calcext:value-type="float">
            <text:p>1749.85</text:p>
          </table:table-cell>
          <table:table-cell office:value-type="float" office:value="2053.56" calcext:value-type="float">
            <text:p>2053.56</text:p>
          </table:table-cell>
        </table:table-row>
        <table:table-row table:style-name="ro1">
          <table:table-cell office:value-type="float" office:value="26990302" calcext:value-type="float">
            <text:p>26990302</text:p>
          </table:table-cell>
          <table:table-cell table:formula="of:=TIME( ; ;[.A1689]/1000)" office:value-type="time" office:time-value="PT07H29M50.302S" calcext:value-type="time">
            <text:p>07:29:50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750.86" calcext:value-type="float">
            <text:p>1750.86</text:p>
          </table:table-cell>
          <table:table-cell office:value-type="float" office:value="2054.7" calcext:value-type="float">
            <text:p>2054.7</text:p>
          </table:table-cell>
        </table:table-row>
        <table:table-row table:style-name="ro1">
          <table:table-cell office:value-type="float" office:value="27006302" calcext:value-type="float">
            <text:p>27006302</text:p>
          </table:table-cell>
          <table:table-cell table:formula="of:=TIME( ; ;[.A1690]/1000)" office:value-type="time" office:time-value="PT07H30M06.302S" calcext:value-type="time">
            <text:p>07:30:06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751.86" calcext:value-type="float">
            <text:p>1751.86</text:p>
          </table:table-cell>
          <table:table-cell office:value-type="float" office:value="2055.85" calcext:value-type="float">
            <text:p>2055.85</text:p>
          </table:table-cell>
        </table:table-row>
        <table:table-row table:style-name="ro1">
          <table:table-cell office:value-type="float" office:value="27022302" calcext:value-type="float">
            <text:p>27022302</text:p>
          </table:table-cell>
          <table:table-cell table:formula="of:=TIME( ; ;[.A1691]/1000)" office:value-type="time" office:time-value="PT07H30M22.302S" calcext:value-type="time">
            <text:p>07:30:22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752.87" calcext:value-type="float">
            <text:p>1752.87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>
          <table:table-cell office:value-type="float" office:value="27038302" calcext:value-type="float">
            <text:p>27038302</text:p>
          </table:table-cell>
          <table:table-cell table:formula="of:=TIME( ; ;[.A1692]/1000)" office:value-type="time" office:time-value="PT07H30M38.302S" calcext:value-type="time">
            <text:p>07:30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753.88" calcext:value-type="float">
            <text:p>1753.88</text:p>
          </table:table-cell>
          <table:table-cell office:value-type="float" office:value="2058.14" calcext:value-type="float">
            <text:p>2058.14</text:p>
          </table:table-cell>
        </table:table-row>
        <table:table-row table:style-name="ro1">
          <table:table-cell office:value-type="float" office:value="27054302" calcext:value-type="float">
            <text:p>27054302</text:p>
          </table:table-cell>
          <table:table-cell table:formula="of:=TIME( ; ;[.A1693]/1000)" office:value-type="time" office:time-value="PT07H30M54.302S" calcext:value-type="time">
            <text:p>07:30:54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754.89" calcext:value-type="float">
            <text:p>1754.89</text:p>
          </table:table-cell>
          <table:table-cell office:value-type="float" office:value="2059.29" calcext:value-type="float">
            <text:p>2059.29</text:p>
          </table:table-cell>
        </table:table-row>
        <table:table-row table:style-name="ro1">
          <table:table-cell office:value-type="float" office:value="27070302" calcext:value-type="float">
            <text:p>27070302</text:p>
          </table:table-cell>
          <table:table-cell table:formula="of:=TIME( ; ;[.A1694]/1000)" office:value-type="time" office:time-value="PT07H31M10.302S" calcext:value-type="time">
            <text:p>07:31:10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755.89" calcext:value-type="float">
            <text:p>1755.89</text:p>
          </table:table-cell>
          <table:table-cell office:value-type="float" office:value="2060.43" calcext:value-type="float">
            <text:p>2060.43</text:p>
          </table:table-cell>
        </table:table-row>
        <table:table-row table:style-name="ro1">
          <table:table-cell office:value-type="float" office:value="27086302" calcext:value-type="float">
            <text:p>27086302</text:p>
          </table:table-cell>
          <table:table-cell table:formula="of:=TIME( ; ;[.A1695]/1000)" office:value-type="time" office:time-value="PT07H31M26.302S" calcext:value-type="time">
            <text:p>07:31:26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756.9" calcext:value-type="float">
            <text:p>1756.9</text:p>
          </table:table-cell>
          <table:table-cell office:value-type="float" office:value="2061.58" calcext:value-type="float">
            <text:p>2061.58</text:p>
          </table:table-cell>
        </table:table-row>
        <table:table-row table:style-name="ro1">
          <table:table-cell office:value-type="float" office:value="27102302" calcext:value-type="float">
            <text:p>27102302</text:p>
          </table:table-cell>
          <table:table-cell table:formula="of:=TIME( ; ;[.A1696]/1000)" office:value-type="time" office:time-value="PT07H31M42.302S" calcext:value-type="time">
            <text:p>07:31:42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57.91" calcext:value-type="float">
            <text:p>1757.91</text:p>
          </table:table-cell>
          <table:table-cell office:value-type="float" office:value="2062.72" calcext:value-type="float">
            <text:p>2062.72</text:p>
          </table:table-cell>
        </table:table-row>
        <table:table-row table:style-name="ro1">
          <table:table-cell office:value-type="float" office:value="27118302" calcext:value-type="float">
            <text:p>27118302</text:p>
          </table:table-cell>
          <table:table-cell table:formula="of:=TIME( ; ;[.A1697]/1000)" office:value-type="time" office:time-value="PT07H31M58.302S" calcext:value-type="time">
            <text:p>07:31:58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758.91" calcext:value-type="float">
            <text:p>1758.91</text:p>
          </table:table-cell>
          <table:table-cell office:value-type="float" office:value="2063.86" calcext:value-type="float">
            <text:p>2063.86</text:p>
          </table:table-cell>
        </table:table-row>
        <table:table-row table:style-name="ro1">
          <table:table-cell office:value-type="float" office:value="27134302" calcext:value-type="float">
            <text:p>27134302</text:p>
          </table:table-cell>
          <table:table-cell table:formula="of:=TIME( ; ;[.A1698]/1000)" office:value-type="time" office:time-value="PT07H32M14.302S" calcext:value-type="time">
            <text:p>07:32:14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59.92" calcext:value-type="float">
            <text:p>1759.92</text:p>
          </table:table-cell>
          <table:table-cell office:value-type="float" office:value="2065.01" calcext:value-type="float">
            <text:p>2065.01</text:p>
          </table:table-cell>
        </table:table-row>
        <table:table-row table:style-name="ro1">
          <table:table-cell office:value-type="float" office:value="27150302" calcext:value-type="float">
            <text:p>27150302</text:p>
          </table:table-cell>
          <table:table-cell table:formula="of:=TIME( ; ;[.A1699]/1000)" office:value-type="time" office:time-value="PT07H32M30.302S" calcext:value-type="time">
            <text:p>07:32:30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0.92" calcext:value-type="float">
            <text:p>1760.92</text:p>
          </table:table-cell>
          <table:table-cell office:value-type="float" office:value="2066.15" calcext:value-type="float">
            <text:p>2066.15</text:p>
          </table:table-cell>
        </table:table-row>
        <table:table-row table:style-name="ro1">
          <table:table-cell office:value-type="float" office:value="27166302" calcext:value-type="float">
            <text:p>27166302</text:p>
          </table:table-cell>
          <table:table-cell table:formula="of:=TIME( ; ;[.A1700]/1000)" office:value-type="time" office:time-value="PT07H32M46.302S" calcext:value-type="time">
            <text:p>07:32:46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1.93" calcext:value-type="float">
            <text:p>1761.93</text:p>
          </table:table-cell>
          <table:table-cell office:value-type="float" office:value="2067.29" calcext:value-type="float">
            <text:p>2067.29</text:p>
          </table:table-cell>
        </table:table-row>
        <table:table-row table:style-name="ro1">
          <table:table-cell office:value-type="float" office:value="27182302" calcext:value-type="float">
            <text:p>27182302</text:p>
          </table:table-cell>
          <table:table-cell table:formula="of:=TIME( ; ;[.A1701]/1000)" office:value-type="time" office:time-value="PT07H33M02.302S" calcext:value-type="time">
            <text:p>07:33:02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2.94" calcext:value-type="float">
            <text:p>1762.94</text:p>
          </table:table-cell>
          <table:table-cell office:value-type="float" office:value="2068.43" calcext:value-type="float">
            <text:p>2068.43</text:p>
          </table:table-cell>
        </table:table-row>
        <table:table-row table:style-name="ro1">
          <table:table-cell office:value-type="float" office:value="27198302" calcext:value-type="float">
            <text:p>27198302</text:p>
          </table:table-cell>
          <table:table-cell table:formula="of:=TIME( ; ;[.A1702]/1000)" office:value-type="time" office:time-value="PT07H33M18.302S" calcext:value-type="time">
            <text:p>07:33:18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3.94" calcext:value-type="float">
            <text:p>1763.94</text:p>
          </table:table-cell>
          <table:table-cell office:value-type="float" office:value="2069.57" calcext:value-type="float">
            <text:p>2069.57</text:p>
          </table:table-cell>
        </table:table-row>
        <table:table-row table:style-name="ro1">
          <table:table-cell office:value-type="float" office:value="27214302" calcext:value-type="float">
            <text:p>27214302</text:p>
          </table:table-cell>
          <table:table-cell table:formula="of:=TIME( ; ;[.A1703]/1000)" office:value-type="time" office:time-value="PT07H33M34.302S" calcext:value-type="time">
            <text:p>07:33:34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4.95" calcext:value-type="float">
            <text:p>1764.95</text:p>
          </table:table-cell>
          <table:table-cell office:value-type="float" office:value="2070.72" calcext:value-type="float">
            <text:p>2070.72</text:p>
          </table:table-cell>
        </table:table-row>
        <table:table-row table:style-name="ro1">
          <table:table-cell office:value-type="float" office:value="27230302" calcext:value-type="float">
            <text:p>27230302</text:p>
          </table:table-cell>
          <table:table-cell table:formula="of:=TIME( ; ;[.A1704]/1000)" office:value-type="time" office:time-value="PT07H33M50.302S" calcext:value-type="time">
            <text:p>07:33:50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765.95" calcext:value-type="float">
            <text:p>1765.95</text:p>
          </table:table-cell>
          <table:table-cell office:value-type="float" office:value="2071.86" calcext:value-type="float">
            <text:p>2071.86</text:p>
          </table:table-cell>
        </table:table-row>
        <table:table-row table:style-name="ro1">
          <table:table-cell office:value-type="float" office:value="27246302" calcext:value-type="float">
            <text:p>27246302</text:p>
          </table:table-cell>
          <table:table-cell table:formula="of:=TIME( ; ;[.A1705]/1000)" office:value-type="time" office:time-value="PT07H34M06.302S" calcext:value-type="time">
            <text:p>07:34:06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766.96" calcext:value-type="float">
            <text:p>1766.96</text:p>
          </table:table-cell>
          <table:table-cell office:value-type="float" office:value="2073" calcext:value-type="float">
            <text:p>2073</text:p>
          </table:table-cell>
        </table:table-row>
        <table:table-row table:style-name="ro1">
          <table:table-cell office:value-type="float" office:value="27262302" calcext:value-type="float">
            <text:p>27262302</text:p>
          </table:table-cell>
          <table:table-cell table:formula="of:=TIME( ; ;[.A1706]/1000)" office:value-type="time" office:time-value="PT07H34M22.302S" calcext:value-type="time">
            <text:p>07:34:22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767.97" calcext:value-type="float">
            <text:p>1767.97</text:p>
          </table:table-cell>
          <table:table-cell office:value-type="float" office:value="2074.14" calcext:value-type="float">
            <text:p>2074.14</text:p>
          </table:table-cell>
        </table:table-row>
        <table:table-row table:style-name="ro1">
          <table:table-cell office:value-type="float" office:value="27278302" calcext:value-type="float">
            <text:p>27278302</text:p>
          </table:table-cell>
          <table:table-cell table:formula="of:=TIME( ; ;[.A1707]/1000)" office:value-type="time" office:time-value="PT07H34M38.302S" calcext:value-type="time">
            <text:p>07:34:38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1768.97" calcext:value-type="float">
            <text:p>1768.97</text:p>
          </table:table-cell>
          <table:table-cell office:value-type="float" office:value="2075.28" calcext:value-type="float">
            <text:p>2075.28</text:p>
          </table:table-cell>
        </table:table-row>
        <table:table-row table:style-name="ro1">
          <table:table-cell office:value-type="float" office:value="27294302" calcext:value-type="float">
            <text:p>27294302</text:p>
          </table:table-cell>
          <table:table-cell table:formula="of:=TIME( ; ;[.A1708]/1000)" office:value-type="time" office:time-value="PT07H34M54.302S" calcext:value-type="time">
            <text:p>07:34:54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769.98" calcext:value-type="float">
            <text:p>1769.98</text:p>
          </table:table-cell>
          <table:table-cell office:value-type="float" office:value="2076.42" calcext:value-type="float">
            <text:p>2076.42</text:p>
          </table:table-cell>
        </table:table-row>
        <table:table-row table:style-name="ro1">
          <table:table-cell office:value-type="float" office:value="27310302" calcext:value-type="float">
            <text:p>27310302</text:p>
          </table:table-cell>
          <table:table-cell table:formula="of:=TIME( ; ;[.A1709]/1000)" office:value-type="time" office:time-value="PT07H35M10.302S" calcext:value-type="time">
            <text:p>07:35:10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770.98" calcext:value-type="float">
            <text:p>1770.98</text:p>
          </table:table-cell>
          <table:table-cell office:value-type="float" office:value="2077.56" calcext:value-type="float">
            <text:p>2077.56</text:p>
          </table:table-cell>
        </table:table-row>
        <table:table-row table:style-name="ro1">
          <table:table-cell office:value-type="float" office:value="27326302" calcext:value-type="float">
            <text:p>27326302</text:p>
          </table:table-cell>
          <table:table-cell table:formula="of:=TIME( ; ;[.A1710]/1000)" office:value-type="time" office:time-value="PT07H35M26.302S" calcext:value-type="time">
            <text:p>07:35:26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771.99" calcext:value-type="float">
            <text:p>1771.99</text:p>
          </table:table-cell>
          <table:table-cell office:value-type="float" office:value="2078.7" calcext:value-type="float">
            <text:p>2078.7</text:p>
          </table:table-cell>
        </table:table-row>
        <table:table-row table:style-name="ro1">
          <table:table-cell office:value-type="float" office:value="27342302" calcext:value-type="float">
            <text:p>27342302</text:p>
          </table:table-cell>
          <table:table-cell table:formula="of:=TIME( ; ;[.A1711]/1000)" office:value-type="time" office:time-value="PT07H35M42.302S" calcext:value-type="time">
            <text:p>07:35:42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772.99" calcext:value-type="float">
            <text:p>1772.99</text:p>
          </table:table-cell>
          <table:table-cell office:value-type="float" office:value="2079.84" calcext:value-type="float">
            <text:p>2079.84</text:p>
          </table:table-cell>
        </table:table-row>
        <table:table-row table:style-name="ro1">
          <table:table-cell office:value-type="float" office:value="27358302" calcext:value-type="float">
            <text:p>27358302</text:p>
          </table:table-cell>
          <table:table-cell table:formula="of:=TIME( ; ;[.A1712]/1000)" office:value-type="time" office:time-value="PT07H35M58.302S" calcext:value-type="time">
            <text:p>07:35:58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774" calcext:value-type="float">
            <text:p>1774</text:p>
          </table:table-cell>
          <table:table-cell office:value-type="float" office:value="2080.98" calcext:value-type="float">
            <text:p>2080.98</text:p>
          </table:table-cell>
        </table:table-row>
        <table:table-row table:style-name="ro1">
          <table:table-cell office:value-type="float" office:value="27374302" calcext:value-type="float">
            <text:p>27374302</text:p>
          </table:table-cell>
          <table:table-cell table:formula="of:=TIME( ; ;[.A1713]/1000)" office:value-type="time" office:time-value="PT07H36M14.302S" calcext:value-type="time">
            <text:p>07:36:14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775.01" calcext:value-type="float">
            <text:p>1775.01</text:p>
          </table:table-cell>
          <table:table-cell office:value-type="float" office:value="2082.13" calcext:value-type="float">
            <text:p>2082.13</text:p>
          </table:table-cell>
        </table:table-row>
        <table:table-row table:style-name="ro1">
          <table:table-cell office:value-type="float" office:value="27390302" calcext:value-type="float">
            <text:p>27390302</text:p>
          </table:table-cell>
          <table:table-cell table:formula="of:=TIME( ; ;[.A1714]/1000)" office:value-type="time" office:time-value="PT07H36M30.302S" calcext:value-type="time">
            <text:p>07:36:30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776.01" calcext:value-type="float">
            <text:p>1776.01</text:p>
          </table:table-cell>
          <table:table-cell office:value-type="float" office:value="2083.27" calcext:value-type="float">
            <text:p>2083.27</text:p>
          </table:table-cell>
        </table:table-row>
        <table:table-row table:style-name="ro1">
          <table:table-cell office:value-type="float" office:value="27406302" calcext:value-type="float">
            <text:p>27406302</text:p>
          </table:table-cell>
          <table:table-cell table:formula="of:=TIME( ; ;[.A1715]/1000)" office:value-type="time" office:time-value="PT07H36M46.302S" calcext:value-type="time">
            <text:p>07:36:46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777.02" calcext:value-type="float">
            <text:p>1777.02</text:p>
          </table:table-cell>
          <table:table-cell office:value-type="float" office:value="2084.41" calcext:value-type="float">
            <text:p>2084.41</text:p>
          </table:table-cell>
        </table:table-row>
        <table:table-row table:style-name="ro1">
          <table:table-cell office:value-type="float" office:value="27422302" calcext:value-type="float">
            <text:p>27422302</text:p>
          </table:table-cell>
          <table:table-cell table:formula="of:=TIME( ; ;[.A1716]/1000)" office:value-type="time" office:time-value="PT07H37M02.302S" calcext:value-type="time">
            <text:p>07:37:02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778.02" calcext:value-type="float">
            <text:p>1778.02</text:p>
          </table:table-cell>
          <table:table-cell office:value-type="float" office:value="2085.55" calcext:value-type="float">
            <text:p>2085.55</text:p>
          </table:table-cell>
        </table:table-row>
        <table:table-row table:style-name="ro1">
          <table:table-cell office:value-type="float" office:value="27438302" calcext:value-type="float">
            <text:p>27438302</text:p>
          </table:table-cell>
          <table:table-cell table:formula="of:=TIME( ; ;[.A1717]/1000)" office:value-type="time" office:time-value="PT07H37M18.302S" calcext:value-type="time">
            <text:p>07:37:18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779.03" calcext:value-type="float">
            <text:p>1779.03</text:p>
          </table:table-cell>
          <table:table-cell office:value-type="float" office:value="2086.69" calcext:value-type="float">
            <text:p>2086.69</text:p>
          </table:table-cell>
        </table:table-row>
        <table:table-row table:style-name="ro1">
          <table:table-cell office:value-type="float" office:value="27454302" calcext:value-type="float">
            <text:p>27454302</text:p>
          </table:table-cell>
          <table:table-cell table:formula="of:=TIME( ; ;[.A1718]/1000)" office:value-type="time" office:time-value="PT07H37M34.302S" calcext:value-type="time">
            <text:p>07:37:34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780.03" calcext:value-type="float">
            <text:p>1780.03</text:p>
          </table:table-cell>
          <table:table-cell office:value-type="float" office:value="2087.83" calcext:value-type="float">
            <text:p>2087.83</text:p>
          </table:table-cell>
        </table:table-row>
        <table:table-row table:style-name="ro1">
          <table:table-cell office:value-type="float" office:value="27470302" calcext:value-type="float">
            <text:p>27470302</text:p>
          </table:table-cell>
          <table:table-cell table:formula="of:=TIME( ; ;[.A1719]/1000)" office:value-type="time" office:time-value="PT07H37M50.302S" calcext:value-type="time">
            <text:p>07:37:50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781.04" calcext:value-type="float">
            <text:p>1781.04</text:p>
          </table:table-cell>
          <table:table-cell office:value-type="float" office:value="2088.97" calcext:value-type="float">
            <text:p>2088.97</text:p>
          </table:table-cell>
        </table:table-row>
        <table:table-row table:style-name="ro1">
          <table:table-cell office:value-type="float" office:value="27486302" calcext:value-type="float">
            <text:p>27486302</text:p>
          </table:table-cell>
          <table:table-cell table:formula="of:=TIME( ; ;[.A1720]/1000)" office:value-type="time" office:time-value="PT07H38M06.302S" calcext:value-type="time">
            <text:p>07:38:06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3" calcext:value-type="float">
            <text:p>256.53</text:p>
          </table:table-cell>
          <table:table-cell office:value-type="float" office:value="1782.04" calcext:value-type="float">
            <text:p>1782.04</text:p>
          </table:table-cell>
          <table:table-cell office:value-type="float" office:value="2090.11" calcext:value-type="float">
            <text:p>2090.11</text:p>
          </table:table-cell>
        </table:table-row>
        <table:table-row table:style-name="ro1">
          <table:table-cell office:value-type="float" office:value="27502302" calcext:value-type="float">
            <text:p>27502302</text:p>
          </table:table-cell>
          <table:table-cell table:formula="of:=TIME( ; ;[.A1721]/1000)" office:value-type="time" office:time-value="PT07H38M22.302S" calcext:value-type="time">
            <text:p>07:38:22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3" calcext:value-type="float">
            <text:p>256.53</text:p>
          </table:table-cell>
          <table:table-cell office:value-type="float" office:value="1783.05" calcext:value-type="float">
            <text:p>1783.05</text:p>
          </table:table-cell>
          <table:table-cell office:value-type="float" office:value="2091.25" calcext:value-type="float">
            <text:p>2091.25</text:p>
          </table:table-cell>
        </table:table-row>
        <table:table-row table:style-name="ro1">
          <table:table-cell office:value-type="float" office:value="27518302" calcext:value-type="float">
            <text:p>27518302</text:p>
          </table:table-cell>
          <table:table-cell table:formula="of:=TIME( ; ;[.A1722]/1000)" office:value-type="time" office:time-value="PT07H38M38.302S" calcext:value-type="time">
            <text:p>07:38:38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784.05" calcext:value-type="float">
            <text:p>1784.05</text:p>
          </table:table-cell>
          <table:table-cell office:value-type="float" office:value="2092.39" calcext:value-type="float">
            <text:p>2092.39</text:p>
          </table:table-cell>
        </table:table-row>
        <table:table-row table:style-name="ro1">
          <table:table-cell office:value-type="float" office:value="27534302" calcext:value-type="float">
            <text:p>27534302</text:p>
          </table:table-cell>
          <table:table-cell table:formula="of:=TIME( ; ;[.A1723]/1000)" office:value-type="time" office:time-value="PT07H38M54.302S" calcext:value-type="time">
            <text:p>07:38:54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785.06" calcext:value-type="float">
            <text:p>1785.06</text:p>
          </table:table-cell>
          <table:table-cell office:value-type="float" office:value="2093.53" calcext:value-type="float">
            <text:p>2093.53</text:p>
          </table:table-cell>
        </table:table-row>
        <table:table-row table:style-name="ro1">
          <table:table-cell office:value-type="float" office:value="27550302" calcext:value-type="float">
            <text:p>27550302</text:p>
          </table:table-cell>
          <table:table-cell table:formula="of:=TIME( ; ;[.A1724]/1000)" office:value-type="time" office:time-value="PT07H39M10.302S" calcext:value-type="time">
            <text:p>07:39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786.06" calcext:value-type="float">
            <text:p>1786.06</text:p>
          </table:table-cell>
          <table:table-cell office:value-type="float" office:value="2094.67" calcext:value-type="float">
            <text:p>2094.67</text:p>
          </table:table-cell>
        </table:table-row>
        <table:table-row table:style-name="ro1">
          <table:table-cell office:value-type="float" office:value="27566302" calcext:value-type="float">
            <text:p>27566302</text:p>
          </table:table-cell>
          <table:table-cell table:formula="of:=TIME( ; ;[.A1725]/1000)" office:value-type="time" office:time-value="PT07H39M26.302S" calcext:value-type="time">
            <text:p>07:39:26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787.07" calcext:value-type="float">
            <text:p>1787.07</text:p>
          </table:table-cell>
          <table:table-cell office:value-type="float" office:value="2095.81" calcext:value-type="float">
            <text:p>2095.81</text:p>
          </table:table-cell>
        </table:table-row>
        <table:table-row table:style-name="ro1">
          <table:table-cell office:value-type="float" office:value="27582302" calcext:value-type="float">
            <text:p>27582302</text:p>
          </table:table-cell>
          <table:table-cell table:formula="of:=TIME( ; ;[.A1726]/1000)" office:value-type="time" office:time-value="PT07H39M42.302S" calcext:value-type="time">
            <text:p>07:39:42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788.07" calcext:value-type="float">
            <text:p>1788.07</text:p>
          </table:table-cell>
          <table:table-cell office:value-type="float" office:value="2096.95" calcext:value-type="float">
            <text:p>2096.95</text:p>
          </table:table-cell>
        </table:table-row>
        <table:table-row table:style-name="ro1">
          <table:table-cell office:value-type="float" office:value="27598302" calcext:value-type="float">
            <text:p>27598302</text:p>
          </table:table-cell>
          <table:table-cell table:formula="of:=TIME( ; ;[.A1727]/1000)" office:value-type="time" office:time-value="PT07H39M58.302S" calcext:value-type="time">
            <text:p>07:39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789.07" calcext:value-type="float">
            <text:p>1789.07</text:p>
          </table:table-cell>
          <table:table-cell office:value-type="float" office:value="2098.09" calcext:value-type="float">
            <text:p>2098.09</text:p>
          </table:table-cell>
        </table:table-row>
        <table:table-row table:style-name="ro1">
          <table:table-cell office:value-type="float" office:value="27614302" calcext:value-type="float">
            <text:p>27614302</text:p>
          </table:table-cell>
          <table:table-cell table:formula="of:=TIME( ; ;[.A1728]/1000)" office:value-type="time" office:time-value="PT07H40M14.302S" calcext:value-type="time">
            <text:p>07:40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1" calcext:value-type="float">
            <text:p>256.31</text:p>
          </table:table-cell>
          <table:table-cell office:value-type="float" office:value="1790.08" calcext:value-type="float">
            <text:p>1790.08</text:p>
          </table:table-cell>
          <table:table-cell office:value-type="float" office:value="2099.23" calcext:value-type="float">
            <text:p>2099.23</text:p>
          </table:table-cell>
        </table:table-row>
        <table:table-row table:style-name="ro1">
          <table:table-cell office:value-type="float" office:value="27630302" calcext:value-type="float">
            <text:p>27630302</text:p>
          </table:table-cell>
          <table:table-cell table:formula="of:=TIME( ; ;[.A1729]/1000)" office:value-type="time" office:time-value="PT07H40M30.302S" calcext:value-type="time">
            <text:p>07:40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791.08" calcext:value-type="float">
            <text:p>1791.08</text:p>
          </table:table-cell>
          <table:table-cell office:value-type="float" office:value="2100.37" calcext:value-type="float">
            <text:p>2100.37</text:p>
          </table:table-cell>
        </table:table-row>
        <table:table-row table:style-name="ro1">
          <table:table-cell office:value-type="float" office:value="27646302" calcext:value-type="float">
            <text:p>27646302</text:p>
          </table:table-cell>
          <table:table-cell table:formula="of:=TIME( ; ;[.A1730]/1000)" office:value-type="time" office:time-value="PT07H40M46.302S" calcext:value-type="time">
            <text:p>07:40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792.09" calcext:value-type="float">
            <text:p>1792.09</text:p>
          </table:table-cell>
          <table:table-cell office:value-type="float" office:value="2101.51" calcext:value-type="float">
            <text:p>2101.51</text:p>
          </table:table-cell>
        </table:table-row>
        <table:table-row table:style-name="ro1">
          <table:table-cell office:value-type="float" office:value="27662302" calcext:value-type="float">
            <text:p>27662302</text:p>
          </table:table-cell>
          <table:table-cell table:formula="of:=TIME( ; ;[.A1731]/1000)" office:value-type="time" office:time-value="PT07H41M02.302S" calcext:value-type="time">
            <text:p>07:41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793.09" calcext:value-type="float">
            <text:p>1793.09</text:p>
          </table:table-cell>
          <table:table-cell office:value-type="float" office:value="2102.65" calcext:value-type="float">
            <text:p>2102.65</text:p>
          </table:table-cell>
        </table:table-row>
        <table:table-row table:style-name="ro1">
          <table:table-cell office:value-type="float" office:value="27678302" calcext:value-type="float">
            <text:p>27678302</text:p>
          </table:table-cell>
          <table:table-cell table:formula="of:=TIME( ; ;[.A1732]/1000)" office:value-type="time" office:time-value="PT07H41M18.302S" calcext:value-type="time">
            <text:p>07:41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794.09" calcext:value-type="float">
            <text:p>1794.09</text:p>
          </table:table-cell>
          <table:table-cell office:value-type="float" office:value="2103.78" calcext:value-type="float">
            <text:p>2103.78</text:p>
          </table:table-cell>
        </table:table-row>
        <table:table-row table:style-name="ro1">
          <table:table-cell office:value-type="float" office:value="27694302" calcext:value-type="float">
            <text:p>27694302</text:p>
          </table:table-cell>
          <table:table-cell table:formula="of:=TIME( ; ;[.A1733]/1000)" office:value-type="time" office:time-value="PT07H41M34.302S" calcext:value-type="time">
            <text:p>07:41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795.1" calcext:value-type="float">
            <text:p>1795.1</text:p>
          </table:table-cell>
          <table:table-cell office:value-type="float" office:value="2104.92" calcext:value-type="float">
            <text:p>2104.92</text:p>
          </table:table-cell>
        </table:table-row>
        <table:table-row table:style-name="ro1">
          <table:table-cell office:value-type="float" office:value="27710302" calcext:value-type="float">
            <text:p>27710302</text:p>
          </table:table-cell>
          <table:table-cell table:formula="of:=TIME( ; ;[.A1734]/1000)" office:value-type="time" office:time-value="PT07H41M50.302S" calcext:value-type="time">
            <text:p>07:41:50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796.1" calcext:value-type="float">
            <text:p>1796.1</text:p>
          </table:table-cell>
          <table:table-cell office:value-type="float" office:value="2106.06" calcext:value-type="float">
            <text:p>2106.06</text:p>
          </table:table-cell>
        </table:table-row>
        <table:table-row table:style-name="ro1">
          <table:table-cell office:value-type="float" office:value="27726302" calcext:value-type="float">
            <text:p>27726302</text:p>
          </table:table-cell>
          <table:table-cell table:formula="of:=TIME( ; ;[.A1735]/1000)" office:value-type="time" office:time-value="PT07H42M06.302S" calcext:value-type="time">
            <text:p>07:42:06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6.19" calcext:value-type="float">
            <text:p>256.19</text:p>
          </table:table-cell>
          <table:table-cell office:value-type="float" office:value="1797.11" calcext:value-type="float">
            <text:p>1797.11</text:p>
          </table:table-cell>
          <table:table-cell office:value-type="float" office:value="2107.19" calcext:value-type="float">
            <text:p>2107.19</text:p>
          </table:table-cell>
        </table:table-row>
        <table:table-row table:style-name="ro1">
          <table:table-cell office:value-type="float" office:value="27742302" calcext:value-type="float">
            <text:p>27742302</text:p>
          </table:table-cell>
          <table:table-cell table:formula="of:=TIME( ; ;[.A1736]/1000)" office:value-type="time" office:time-value="PT07H42M22.302S" calcext:value-type="time">
            <text:p>07:42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798.11" calcext:value-type="float">
            <text:p>1798.11</text:p>
          </table:table-cell>
          <table:table-cell office:value-type="float" office:value="2108.33" calcext:value-type="float">
            <text:p>2108.33</text:p>
          </table:table-cell>
        </table:table-row>
        <table:table-row table:style-name="ro1">
          <table:table-cell office:value-type="float" office:value="27758302" calcext:value-type="float">
            <text:p>27758302</text:p>
          </table:table-cell>
          <table:table-cell table:formula="of:=TIME( ; ;[.A1737]/1000)" office:value-type="time" office:time-value="PT07H42M38.302S" calcext:value-type="time">
            <text:p>07:42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799.11" calcext:value-type="float">
            <text:p>1799.11</text:p>
          </table:table-cell>
          <table:table-cell office:value-type="float" office:value="2109.46" calcext:value-type="float">
            <text:p>2109.46</text:p>
          </table:table-cell>
        </table:table-row>
        <table:table-row table:style-name="ro1">
          <table:table-cell office:value-type="float" office:value="27774302" calcext:value-type="float">
            <text:p>27774302</text:p>
          </table:table-cell>
          <table:table-cell table:formula="of:=TIME( ; ;[.A1738]/1000)" office:value-type="time" office:time-value="PT07H42M54.302S" calcext:value-type="time">
            <text:p>07:42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800.12" calcext:value-type="float">
            <text:p>1800.12</text:p>
          </table:table-cell>
          <table:table-cell office:value-type="float" office:value="2110.6" calcext:value-type="float">
            <text:p>2110.6</text:p>
          </table:table-cell>
        </table:table-row>
        <table:table-row table:style-name="ro1">
          <table:table-cell office:value-type="float" office:value="27790302" calcext:value-type="float">
            <text:p>27790302</text:p>
          </table:table-cell>
          <table:table-cell table:formula="of:=TIME( ; ;[.A1739]/1000)" office:value-type="time" office:time-value="PT07H43M10.302S" calcext:value-type="time">
            <text:p>07:43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801.12" calcext:value-type="float">
            <text:p>1801.12</text:p>
          </table:table-cell>
          <table:table-cell office:value-type="float" office:value="2111.74" calcext:value-type="float">
            <text:p>2111.74</text:p>
          </table:table-cell>
        </table:table-row>
        <table:table-row table:style-name="ro1">
          <table:table-cell office:value-type="float" office:value="27806302" calcext:value-type="float">
            <text:p>27806302</text:p>
          </table:table-cell>
          <table:table-cell table:formula="of:=TIME( ; ;[.A1740]/1000)" office:value-type="time" office:time-value="PT07H43M26.302S" calcext:value-type="time">
            <text:p>07:43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802.12" calcext:value-type="float">
            <text:p>1802.12</text:p>
          </table:table-cell>
          <table:table-cell office:value-type="float" office:value="2112.87" calcext:value-type="float">
            <text:p>2112.87</text:p>
          </table:table-cell>
        </table:table-row>
        <table:table-row table:style-name="ro1">
          <table:table-cell office:value-type="float" office:value="27822302" calcext:value-type="float">
            <text:p>27822302</text:p>
          </table:table-cell>
          <table:table-cell table:formula="of:=TIME( ; ;[.A1741]/1000)" office:value-type="time" office:time-value="PT07H43M42.302S" calcext:value-type="time">
            <text:p>07:43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803.13" calcext:value-type="float">
            <text:p>1803.13</text:p>
          </table:table-cell>
          <table:table-cell office:value-type="float" office:value="2114.01" calcext:value-type="float">
            <text:p>2114.01</text:p>
          </table:table-cell>
        </table:table-row>
        <table:table-row table:style-name="ro1">
          <table:table-cell office:value-type="float" office:value="27838302" calcext:value-type="float">
            <text:p>27838302</text:p>
          </table:table-cell>
          <table:table-cell table:formula="of:=TIME( ; ;[.A1742]/1000)" office:value-type="time" office:time-value="PT07H43M58.302S" calcext:value-type="time">
            <text:p>07:43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804.13" calcext:value-type="float">
            <text:p>1804.13</text:p>
          </table:table-cell>
          <table:table-cell office:value-type="float" office:value="2115.14" calcext:value-type="float">
            <text:p>2115.14</text:p>
          </table:table-cell>
        </table:table-row>
        <table:table-row table:style-name="ro1">
          <table:table-cell office:value-type="float" office:value="27854302" calcext:value-type="float">
            <text:p>27854302</text:p>
          </table:table-cell>
          <table:table-cell table:formula="of:=TIME( ; ;[.A1743]/1000)" office:value-type="time" office:time-value="PT07H44M14.302S" calcext:value-type="time">
            <text:p>07:44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805.13" calcext:value-type="float">
            <text:p>1805.13</text:p>
          </table:table-cell>
          <table:table-cell office:value-type="float" office:value="2116.28" calcext:value-type="float">
            <text:p>2116.28</text:p>
          </table:table-cell>
        </table:table-row>
        <table:table-row table:style-name="ro1">
          <table:table-cell office:value-type="float" office:value="27870302" calcext:value-type="float">
            <text:p>27870302</text:p>
          </table:table-cell>
          <table:table-cell table:formula="of:=TIME( ; ;[.A1744]/1000)" office:value-type="time" office:time-value="PT07H44M30.302S" calcext:value-type="time">
            <text:p>07:44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806.13" calcext:value-type="float">
            <text:p>1806.13</text:p>
          </table:table-cell>
          <table:table-cell office:value-type="float" office:value="2117.41" calcext:value-type="float">
            <text:p>2117.41</text:p>
          </table:table-cell>
        </table:table-row>
        <table:table-row table:style-name="ro1">
          <table:table-cell office:value-type="float" office:value="27886302" calcext:value-type="float">
            <text:p>27886302</text:p>
          </table:table-cell>
          <table:table-cell table:formula="of:=TIME( ; ;[.A1745]/1000)" office:value-type="time" office:time-value="PT07H44M46.302S" calcext:value-type="time">
            <text:p>07:44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807.14" calcext:value-type="float">
            <text:p>1807.14</text:p>
          </table:table-cell>
          <table:table-cell office:value-type="float" office:value="2118.54" calcext:value-type="float">
            <text:p>2118.54</text:p>
          </table:table-cell>
        </table:table-row>
        <table:table-row table:style-name="ro1">
          <table:table-cell office:value-type="float" office:value="27902302" calcext:value-type="float">
            <text:p>27902302</text:p>
          </table:table-cell>
          <table:table-cell table:formula="of:=TIME( ; ;[.A1746]/1000)" office:value-type="time" office:time-value="PT07H45M02.302S" calcext:value-type="time">
            <text:p>07:45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808.14" calcext:value-type="float">
            <text:p>1808.14</text:p>
          </table:table-cell>
          <table:table-cell office:value-type="float" office:value="2119.68" calcext:value-type="float">
            <text:p>2119.68</text:p>
          </table:table-cell>
        </table:table-row>
        <table:table-row table:style-name="ro1">
          <table:table-cell office:value-type="float" office:value="27918302" calcext:value-type="float">
            <text:p>27918302</text:p>
          </table:table-cell>
          <table:table-cell table:formula="of:=TIME( ; ;[.A1747]/1000)" office:value-type="time" office:time-value="PT07H45M18.302S" calcext:value-type="time">
            <text:p>07:45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809.14" calcext:value-type="float">
            <text:p>1809.14</text:p>
          </table:table-cell>
          <table:table-cell office:value-type="float" office:value="2120.81" calcext:value-type="float">
            <text:p>2120.81</text:p>
          </table:table-cell>
        </table:table-row>
        <table:table-row table:style-name="ro1">
          <table:table-cell office:value-type="float" office:value="27934302" calcext:value-type="float">
            <text:p>27934302</text:p>
          </table:table-cell>
          <table:table-cell table:formula="of:=TIME( ; ;[.A1748]/1000)" office:value-type="time" office:time-value="PT07H45M34.302S" calcext:value-type="time">
            <text:p>07:45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810.14" calcext:value-type="float">
            <text:p>1810.14</text:p>
          </table:table-cell>
          <table:table-cell office:value-type="float" office:value="2121.94" calcext:value-type="float">
            <text:p>2121.94</text:p>
          </table:table-cell>
        </table:table-row>
        <table:table-row table:style-name="ro1">
          <table:table-cell office:value-type="float" office:value="27950302" calcext:value-type="float">
            <text:p>27950302</text:p>
          </table:table-cell>
          <table:table-cell table:formula="of:=TIME( ; ;[.A1749]/1000)" office:value-type="time" office:time-value="PT07H45M50.302S" calcext:value-type="time">
            <text:p>07:45:50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811.15" calcext:value-type="float">
            <text:p>1811.15</text:p>
          </table:table-cell>
          <table:table-cell office:value-type="float" office:value="2123.08" calcext:value-type="float">
            <text:p>2123.08</text:p>
          </table:table-cell>
        </table:table-row>
        <table:table-row table:style-name="ro1">
          <table:table-cell office:value-type="float" office:value="27966302" calcext:value-type="float">
            <text:p>27966302</text:p>
          </table:table-cell>
          <table:table-cell table:formula="of:=TIME( ; ;[.A1750]/1000)" office:value-type="time" office:time-value="PT07H46M06.302S" calcext:value-type="time">
            <text:p>07:46:06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812.15" calcext:value-type="float">
            <text:p>1812.15</text:p>
          </table:table-cell>
          <table:table-cell office:value-type="float" office:value="2124.21" calcext:value-type="float">
            <text:p>2124.21</text:p>
          </table:table-cell>
        </table:table-row>
        <table:table-row table:style-name="ro1">
          <table:table-cell office:value-type="float" office:value="27982302" calcext:value-type="float">
            <text:p>27982302</text:p>
          </table:table-cell>
          <table:table-cell table:formula="of:=TIME( ; ;[.A1751]/1000)" office:value-type="time" office:time-value="PT07H46M22.302S" calcext:value-type="time">
            <text:p>07:46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813.15" calcext:value-type="float">
            <text:p>1813.15</text:p>
          </table:table-cell>
          <table:table-cell office:value-type="float" office:value="2125.34" calcext:value-type="float">
            <text:p>2125.34</text:p>
          </table:table-cell>
        </table:table-row>
        <table:table-row table:style-name="ro1">
          <table:table-cell office:value-type="float" office:value="27998302" calcext:value-type="float">
            <text:p>27998302</text:p>
          </table:table-cell>
          <table:table-cell table:formula="of:=TIME( ; ;[.A1752]/1000)" office:value-type="time" office:time-value="PT07H46M38.302S" calcext:value-type="time">
            <text:p>07:46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3" calcext:value-type="float">
            <text:p>254.83</text:p>
          </table:table-cell>
          <table:table-cell office:value-type="float" office:value="1814.15" calcext:value-type="float">
            <text:p>1814.15</text:p>
          </table:table-cell>
          <table:table-cell office:value-type="float" office:value="2126.48" calcext:value-type="float">
            <text:p>2126.48</text:p>
          </table:table-cell>
        </table:table-row>
        <table:table-row table:style-name="ro1">
          <table:table-cell office:value-type="float" office:value="28014302" calcext:value-type="float">
            <text:p>28014302</text:p>
          </table:table-cell>
          <table:table-cell table:formula="of:=TIME( ; ;[.A1753]/1000)" office:value-type="time" office:time-value="PT07H46M54.302S" calcext:value-type="time">
            <text:p>07:46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815.15" calcext:value-type="float">
            <text:p>1815.15</text:p>
          </table:table-cell>
          <table:table-cell office:value-type="float" office:value="2127.61" calcext:value-type="float">
            <text:p>2127.61</text:p>
          </table:table-cell>
        </table:table-row>
        <table:table-row table:style-name="ro1">
          <table:table-cell office:value-type="float" office:value="28030302" calcext:value-type="float">
            <text:p>28030302</text:p>
          </table:table-cell>
          <table:table-cell table:formula="of:=TIME( ; ;[.A1754]/1000)" office:value-type="time" office:time-value="PT07H47M10.302S" calcext:value-type="time">
            <text:p>07:47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816.16" calcext:value-type="float">
            <text:p>1816.16</text:p>
          </table:table-cell>
          <table:table-cell office:value-type="float" office:value="2128.74" calcext:value-type="float">
            <text:p>2128.74</text:p>
          </table:table-cell>
        </table:table-row>
        <table:table-row table:style-name="ro1">
          <table:table-cell office:value-type="float" office:value="28046302" calcext:value-type="float">
            <text:p>28046302</text:p>
          </table:table-cell>
          <table:table-cell table:formula="of:=TIME( ; ;[.A1755]/1000)" office:value-type="time" office:time-value="PT07H47M26.302S" calcext:value-type="time">
            <text:p>07:47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817.16" calcext:value-type="float">
            <text:p>1817.16</text:p>
          </table:table-cell>
          <table:table-cell office:value-type="float" office:value="2129.87" calcext:value-type="float">
            <text:p>2129.87</text:p>
          </table:table-cell>
        </table:table-row>
        <table:table-row table:style-name="ro1">
          <table:table-cell office:value-type="float" office:value="28062302" calcext:value-type="float">
            <text:p>28062302</text:p>
          </table:table-cell>
          <table:table-cell table:formula="of:=TIME( ; ;[.A1756]/1000)" office:value-type="time" office:time-value="PT07H47M42.302S" calcext:value-type="time">
            <text:p>07:47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818.16" calcext:value-type="float">
            <text:p>1818.16</text:p>
          </table:table-cell>
          <table:table-cell office:value-type="float" office:value="2131.01" calcext:value-type="float">
            <text:p>2131.01</text:p>
          </table:table-cell>
        </table:table-row>
        <table:table-row table:style-name="ro1">
          <table:table-cell office:value-type="float" office:value="28078302" calcext:value-type="float">
            <text:p>28078302</text:p>
          </table:table-cell>
          <table:table-cell table:formula="of:=TIME( ; ;[.A1757]/1000)" office:value-type="time" office:time-value="PT07H47M58.302S" calcext:value-type="time">
            <text:p>07:47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819.16" calcext:value-type="float">
            <text:p>1819.16</text:p>
          </table:table-cell>
          <table:table-cell office:value-type="float" office:value="2132.14" calcext:value-type="float">
            <text:p>2132.14</text:p>
          </table:table-cell>
        </table:table-row>
        <table:table-row table:style-name="ro1">
          <table:table-cell office:value-type="float" office:value="28094302" calcext:value-type="float">
            <text:p>28094302</text:p>
          </table:table-cell>
          <table:table-cell table:formula="of:=TIME( ; ;[.A1758]/1000)" office:value-type="time" office:time-value="PT07H48M14.302S" calcext:value-type="time">
            <text:p>07:48:14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820.16" calcext:value-type="float">
            <text:p>1820.16</text:p>
          </table:table-cell>
          <table:table-cell office:value-type="float" office:value="2133.27" calcext:value-type="float">
            <text:p>2133.27</text:p>
          </table:table-cell>
        </table:table-row>
        <table:table-row table:style-name="ro1">
          <table:table-cell office:value-type="float" office:value="28110302" calcext:value-type="float">
            <text:p>28110302</text:p>
          </table:table-cell>
          <table:table-cell table:formula="of:=TIME( ; ;[.A1759]/1000)" office:value-type="time" office:time-value="PT07H48M30.302S" calcext:value-type="time">
            <text:p>07:48:30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821.16" calcext:value-type="float">
            <text:p>1821.16</text:p>
          </table:table-cell>
          <table:table-cell office:value-type="float" office:value="2134.41" calcext:value-type="float">
            <text:p>2134.41</text:p>
          </table:table-cell>
        </table:table-row>
        <table:table-row table:style-name="ro1">
          <table:table-cell office:value-type="float" office:value="28126302" calcext:value-type="float">
            <text:p>28126302</text:p>
          </table:table-cell>
          <table:table-cell table:formula="of:=TIME( ; ;[.A1760]/1000)" office:value-type="time" office:time-value="PT07H48M46.302S" calcext:value-type="time">
            <text:p>07:48:4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822.16" calcext:value-type="float">
            <text:p>1822.16</text:p>
          </table:table-cell>
          <table:table-cell office:value-type="float" office:value="2135.54" calcext:value-type="float">
            <text:p>2135.54</text:p>
          </table:table-cell>
        </table:table-row>
        <table:table-row table:style-name="ro1">
          <table:table-cell office:value-type="float" office:value="28142302" calcext:value-type="float">
            <text:p>28142302</text:p>
          </table:table-cell>
          <table:table-cell table:formula="of:=TIME( ; ;[.A1761]/1000)" office:value-type="time" office:time-value="PT07H49M02.302S" calcext:value-type="time">
            <text:p>07:49:02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823.17" calcext:value-type="float">
            <text:p>1823.17</text:p>
          </table:table-cell>
          <table:table-cell office:value-type="float" office:value="2136.67" calcext:value-type="float">
            <text:p>2136.67</text:p>
          </table:table-cell>
        </table:table-row>
        <table:table-row table:style-name="ro1">
          <table:table-cell office:value-type="float" office:value="28158302" calcext:value-type="float">
            <text:p>28158302</text:p>
          </table:table-cell>
          <table:table-cell table:formula="of:=TIME( ; ;[.A1762]/1000)" office:value-type="time" office:time-value="PT07H49M18.302S" calcext:value-type="time">
            <text:p>07:49:18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824.17" calcext:value-type="float">
            <text:p>1824.17</text:p>
          </table:table-cell>
          <table:table-cell office:value-type="float" office:value="2137.8" calcext:value-type="float">
            <text:p>2137.8</text:p>
          </table:table-cell>
        </table:table-row>
        <table:table-row table:style-name="ro1">
          <table:table-cell office:value-type="float" office:value="28174302" calcext:value-type="float">
            <text:p>28174302</text:p>
          </table:table-cell>
          <table:table-cell table:formula="of:=TIME( ; ;[.A1763]/1000)" office:value-type="time" office:time-value="PT07H49M34.302S" calcext:value-type="time">
            <text:p>07:49:34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825.17" calcext:value-type="float">
            <text:p>1825.17</text:p>
          </table:table-cell>
          <table:table-cell office:value-type="float" office:value="2138.94" calcext:value-type="float">
            <text:p>2138.94</text:p>
          </table:table-cell>
        </table:table-row>
        <table:table-row table:style-name="ro1">
          <table:table-cell office:value-type="float" office:value="28190302" calcext:value-type="float">
            <text:p>28190302</text:p>
          </table:table-cell>
          <table:table-cell table:formula="of:=TIME( ; ;[.A1764]/1000)" office:value-type="time" office:time-value="PT07H49M50.302S" calcext:value-type="time">
            <text:p>07:49:50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826.17" calcext:value-type="float">
            <text:p>1826.17</text:p>
          </table:table-cell>
          <table:table-cell office:value-type="float" office:value="2140.07" calcext:value-type="float">
            <text:p>2140.07</text:p>
          </table:table-cell>
        </table:table-row>
        <table:table-row table:style-name="ro1">
          <table:table-cell office:value-type="float" office:value="28206302" calcext:value-type="float">
            <text:p>28206302</text:p>
          </table:table-cell>
          <table:table-cell table:formula="of:=TIME( ; ;[.A1765]/1000)" office:value-type="time" office:time-value="PT07H50M06.302S" calcext:value-type="time">
            <text:p>07:50:06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827.17" calcext:value-type="float">
            <text:p>1827.17</text:p>
          </table:table-cell>
          <table:table-cell office:value-type="float" office:value="2141.2" calcext:value-type="float">
            <text:p>2141.2</text:p>
          </table:table-cell>
        </table:table-row>
        <table:table-row table:style-name="ro1">
          <table:table-cell office:value-type="float" office:value="28222302" calcext:value-type="float">
            <text:p>28222302</text:p>
          </table:table-cell>
          <table:table-cell table:formula="of:=TIME( ; ;[.A1766]/1000)" office:value-type="time" office:time-value="PT07H50M22.302S" calcext:value-type="time">
            <text:p>07:50:22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828.17" calcext:value-type="float">
            <text:p>1828.17</text:p>
          </table:table-cell>
          <table:table-cell office:value-type="float" office:value="2142.33" calcext:value-type="float">
            <text:p>2142.33</text:p>
          </table:table-cell>
        </table:table-row>
        <table:table-row table:style-name="ro1">
          <table:table-cell office:value-type="float" office:value="28238302" calcext:value-type="float">
            <text:p>28238302</text:p>
          </table:table-cell>
          <table:table-cell table:formula="of:=TIME( ; ;[.A1767]/1000)" office:value-type="time" office:time-value="PT07H50M38.302S" calcext:value-type="time">
            <text:p>07:50:38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829.17" calcext:value-type="float">
            <text:p>1829.17</text:p>
          </table:table-cell>
          <table:table-cell office:value-type="float" office:value="2143.46" calcext:value-type="float">
            <text:p>2143.46</text:p>
          </table:table-cell>
        </table:table-row>
        <table:table-row table:style-name="ro1">
          <table:table-cell office:value-type="float" office:value="28254302" calcext:value-type="float">
            <text:p>28254302</text:p>
          </table:table-cell>
          <table:table-cell table:formula="of:=TIME( ; ;[.A1768]/1000)" office:value-type="time" office:time-value="PT07H50M54.302S" calcext:value-type="time">
            <text:p>07:50:54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830.17" calcext:value-type="float">
            <text:p>1830.17</text:p>
          </table:table-cell>
          <table:table-cell office:value-type="float" office:value="2144.6" calcext:value-type="float">
            <text:p>2144.6</text:p>
          </table:table-cell>
        </table:table-row>
        <table:table-row table:style-name="ro1">
          <table:table-cell office:value-type="float" office:value="28270302" calcext:value-type="float">
            <text:p>28270302</text:p>
          </table:table-cell>
          <table:table-cell table:formula="of:=TIME( ; ;[.A1769]/1000)" office:value-type="time" office:time-value="PT07H51M10.302S" calcext:value-type="time">
            <text:p>07:51:10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831.17" calcext:value-type="float">
            <text:p>1831.17</text:p>
          </table:table-cell>
          <table:table-cell office:value-type="float" office:value="2145.73" calcext:value-type="float">
            <text:p>2145.73</text:p>
          </table:table-cell>
        </table:table-row>
        <table:table-row table:style-name="ro1">
          <table:table-cell office:value-type="float" office:value="28286302" calcext:value-type="float">
            <text:p>28286302</text:p>
          </table:table-cell>
          <table:table-cell table:formula="of:=TIME( ; ;[.A1770]/1000)" office:value-type="time" office:time-value="PT07H51M26.302S" calcext:value-type="time">
            <text:p>07:51:26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832.17" calcext:value-type="float">
            <text:p>1832.17</text:p>
          </table:table-cell>
          <table:table-cell office:value-type="float" office:value="2146.86" calcext:value-type="float">
            <text:p>2146.86</text:p>
          </table:table-cell>
        </table:table-row>
        <table:table-row table:style-name="ro1">
          <table:table-cell office:value-type="float" office:value="28302302" calcext:value-type="float">
            <text:p>28302302</text:p>
          </table:table-cell>
          <table:table-cell table:formula="of:=TIME( ; ;[.A1771]/1000)" office:value-type="time" office:time-value="PT07H51M42.302S" calcext:value-type="time">
            <text:p>07:51:42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833.17" calcext:value-type="float">
            <text:p>1833.17</text:p>
          </table:table-cell>
          <table:table-cell office:value-type="float" office:value="2147.99" calcext:value-type="float">
            <text:p>2147.99</text:p>
          </table:table-cell>
        </table:table-row>
        <table:table-row table:style-name="ro1">
          <table:table-cell office:value-type="float" office:value="28318302" calcext:value-type="float">
            <text:p>28318302</text:p>
          </table:table-cell>
          <table:table-cell table:formula="of:=TIME( ; ;[.A1772]/1000)" office:value-type="time" office:time-value="PT07H51M58.302S" calcext:value-type="time">
            <text:p>07:51:58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4.36" calcext:value-type="float">
            <text:p>254.36</text:p>
          </table:table-cell>
          <table:table-cell office:value-type="float" office:value="1834.17" calcext:value-type="float">
            <text:p>1834.17</text:p>
          </table:table-cell>
          <table:table-cell office:value-type="float" office:value="2149.12" calcext:value-type="float">
            <text:p>2149.12</text:p>
          </table:table-cell>
        </table:table-row>
        <table:table-row table:style-name="ro1">
          <table:table-cell office:value-type="float" office:value="28334302" calcext:value-type="float">
            <text:p>28334302</text:p>
          </table:table-cell>
          <table:table-cell table:formula="of:=TIME( ; ;[.A1773]/1000)" office:value-type="time" office:time-value="PT07H52M14.302S" calcext:value-type="time">
            <text:p>07:52:14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835.17" calcext:value-type="float">
            <text:p>1835.17</text:p>
          </table:table-cell>
          <table:table-cell office:value-type="float" office:value="2150.24" calcext:value-type="float">
            <text:p>2150.24</text:p>
          </table:table-cell>
        </table:table-row>
        <table:table-row table:style-name="ro1">
          <table:table-cell office:value-type="float" office:value="28350302" calcext:value-type="float">
            <text:p>28350302</text:p>
          </table:table-cell>
          <table:table-cell table:formula="of:=TIME( ; ;[.A1774]/1000)" office:value-type="time" office:time-value="PT07H52M30.302S" calcext:value-type="time">
            <text:p>07:52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836.17" calcext:value-type="float">
            <text:p>1836.17</text:p>
          </table:table-cell>
          <table:table-cell office:value-type="float" office:value="2151.37" calcext:value-type="float">
            <text:p>2151.37</text:p>
          </table:table-cell>
        </table:table-row>
        <table:table-row table:style-name="ro1">
          <table:table-cell office:value-type="float" office:value="28366302" calcext:value-type="float">
            <text:p>28366302</text:p>
          </table:table-cell>
          <table:table-cell table:formula="of:=TIME( ; ;[.A1775]/1000)" office:value-type="time" office:time-value="PT07H52M46.302S" calcext:value-type="time">
            <text:p>07:52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837.17" calcext:value-type="float">
            <text:p>1837.17</text:p>
          </table:table-cell>
          <table:table-cell office:value-type="float" office:value="2152.5" calcext:value-type="float">
            <text:p>2152.5</text:p>
          </table:table-cell>
        </table:table-row>
        <table:table-row table:style-name="ro1">
          <table:table-cell office:value-type="float" office:value="28382302" calcext:value-type="float">
            <text:p>28382302</text:p>
          </table:table-cell>
          <table:table-cell table:formula="of:=TIME( ; ;[.A1776]/1000)" office:value-type="time" office:time-value="PT07H53M02.302S" calcext:value-type="time">
            <text:p>07:53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838.17" calcext:value-type="float">
            <text:p>1838.17</text:p>
          </table:table-cell>
          <table:table-cell office:value-type="float" office:value="2153.63" calcext:value-type="float">
            <text:p>2153.63</text:p>
          </table:table-cell>
        </table:table-row>
        <table:table-row table:style-name="ro1">
          <table:table-cell office:value-type="float" office:value="28398302" calcext:value-type="float">
            <text:p>28398302</text:p>
          </table:table-cell>
          <table:table-cell table:formula="of:=TIME( ; ;[.A1777]/1000)" office:value-type="time" office:time-value="PT07H53M18.302S" calcext:value-type="time">
            <text:p>07:53:18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839.17" calcext:value-type="float">
            <text:p>1839.17</text:p>
          </table:table-cell>
          <table:table-cell office:value-type="float" office:value="2154.76" calcext:value-type="float">
            <text:p>2154.76</text:p>
          </table:table-cell>
        </table:table-row>
        <table:table-row table:style-name="ro1">
          <table:table-cell office:value-type="float" office:value="28414302" calcext:value-type="float">
            <text:p>28414302</text:p>
          </table:table-cell>
          <table:table-cell table:formula="of:=TIME( ; ;[.A1778]/1000)" office:value-type="time" office:time-value="PT07H53M34.302S" calcext:value-type="time">
            <text:p>07:53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840.17" calcext:value-type="float">
            <text:p>1840.17</text:p>
          </table:table-cell>
          <table:table-cell office:value-type="float" office:value="2155.88" calcext:value-type="float">
            <text:p>2155.88</text:p>
          </table:table-cell>
        </table:table-row>
        <table:table-row table:style-name="ro1">
          <table:table-cell office:value-type="float" office:value="28430302" calcext:value-type="float">
            <text:p>28430302</text:p>
          </table:table-cell>
          <table:table-cell table:formula="of:=TIME( ; ;[.A1779]/1000)" office:value-type="time" office:time-value="PT07H53M50.302S" calcext:value-type="time">
            <text:p>07:53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841.17" calcext:value-type="float">
            <text:p>1841.17</text:p>
          </table:table-cell>
          <table:table-cell office:value-type="float" office:value="2157.01" calcext:value-type="float">
            <text:p>2157.01</text:p>
          </table:table-cell>
        </table:table-row>
        <table:table-row table:style-name="ro1">
          <table:table-cell office:value-type="float" office:value="28446302" calcext:value-type="float">
            <text:p>28446302</text:p>
          </table:table-cell>
          <table:table-cell table:formula="of:=TIME( ; ;[.A1780]/1000)" office:value-type="time" office:time-value="PT07H54M06.302S" calcext:value-type="time">
            <text:p>07:54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842.17" calcext:value-type="float">
            <text:p>1842.17</text:p>
          </table:table-cell>
          <table:table-cell office:value-type="float" office:value="2158.14" calcext:value-type="float">
            <text:p>2158.14</text:p>
          </table:table-cell>
        </table:table-row>
        <table:table-row table:style-name="ro1">
          <table:table-cell office:value-type="float" office:value="28462302" calcext:value-type="float">
            <text:p>28462302</text:p>
          </table:table-cell>
          <table:table-cell table:formula="of:=TIME( ; ;[.A1781]/1000)" office:value-type="time" office:time-value="PT07H54M22.302S" calcext:value-type="time">
            <text:p>07:54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4.13" calcext:value-type="float">
            <text:p>254.13</text:p>
          </table:table-cell>
          <table:table-cell office:value-type="float" office:value="1843.17" calcext:value-type="float">
            <text:p>1843.17</text:p>
          </table:table-cell>
          <table:table-cell office:value-type="float" office:value="2159.27" calcext:value-type="float">
            <text:p>2159.27</text:p>
          </table:table-cell>
        </table:table-row>
        <table:table-row table:style-name="ro1">
          <table:table-cell office:value-type="float" office:value="28478302" calcext:value-type="float">
            <text:p>28478302</text:p>
          </table:table-cell>
          <table:table-cell table:formula="of:=TIME( ; ;[.A1782]/1000)" office:value-type="time" office:time-value="PT07H54M38.302S" calcext:value-type="time">
            <text:p>07:54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844.16" calcext:value-type="float">
            <text:p>1844.16</text:p>
          </table:table-cell>
          <table:table-cell office:value-type="float" office:value="2160.39" calcext:value-type="float">
            <text:p>2160.39</text:p>
          </table:table-cell>
        </table:table-row>
        <table:table-row table:style-name="ro1">
          <table:table-cell office:value-type="float" office:value="28494302" calcext:value-type="float">
            <text:p>28494302</text:p>
          </table:table-cell>
          <table:table-cell table:formula="of:=TIME( ; ;[.A1783]/1000)" office:value-type="time" office:time-value="PT07H54M54.302S" calcext:value-type="time">
            <text:p>07:54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45.16" calcext:value-type="float">
            <text:p>1845.16</text:p>
          </table:table-cell>
          <table:table-cell office:value-type="float" office:value="2161.52" calcext:value-type="float">
            <text:p>2161.52</text:p>
          </table:table-cell>
        </table:table-row>
        <table:table-row table:style-name="ro1">
          <table:table-cell office:value-type="float" office:value="28510302" calcext:value-type="float">
            <text:p>28510302</text:p>
          </table:table-cell>
          <table:table-cell table:formula="of:=TIME( ; ;[.A1784]/1000)" office:value-type="time" office:time-value="PT07H55M10.302S" calcext:value-type="time">
            <text:p>07:55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46.16" calcext:value-type="float">
            <text:p>1846.16</text:p>
          </table:table-cell>
          <table:table-cell office:value-type="float" office:value="2162.64" calcext:value-type="float">
            <text:p>2162.64</text:p>
          </table:table-cell>
        </table:table-row>
        <table:table-row table:style-name="ro1">
          <table:table-cell office:value-type="float" office:value="28526302" calcext:value-type="float">
            <text:p>28526302</text:p>
          </table:table-cell>
          <table:table-cell table:formula="of:=TIME( ; ;[.A1785]/1000)" office:value-type="time" office:time-value="PT07H55M26.302S" calcext:value-type="time">
            <text:p>07:55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47.16" calcext:value-type="float">
            <text:p>1847.16</text:p>
          </table:table-cell>
          <table:table-cell office:value-type="float" office:value="2163.77" calcext:value-type="float">
            <text:p>2163.77</text:p>
          </table:table-cell>
        </table:table-row>
        <table:table-row table:style-name="ro1">
          <table:table-cell office:value-type="float" office:value="28542302" calcext:value-type="float">
            <text:p>28542302</text:p>
          </table:table-cell>
          <table:table-cell table:formula="of:=TIME( ; ;[.A1786]/1000)" office:value-type="time" office:time-value="PT07H55M42.302S" calcext:value-type="time">
            <text:p>07:55:42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48.16" calcext:value-type="float">
            <text:p>1848.16</text:p>
          </table:table-cell>
          <table:table-cell office:value-type="float" office:value="2164.89" calcext:value-type="float">
            <text:p>2164.89</text:p>
          </table:table-cell>
        </table:table-row>
        <table:table-row table:style-name="ro1">
          <table:table-cell office:value-type="float" office:value="28558302" calcext:value-type="float">
            <text:p>28558302</text:p>
          </table:table-cell>
          <table:table-cell table:formula="of:=TIME( ; ;[.A1787]/1000)" office:value-type="time" office:time-value="PT07H55M58.302S" calcext:value-type="time">
            <text:p>07:55:58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49.16" calcext:value-type="float">
            <text:p>1849.16</text:p>
          </table:table-cell>
          <table:table-cell office:value-type="float" office:value="2166.02" calcext:value-type="float">
            <text:p>2166.02</text:p>
          </table:table-cell>
        </table:table-row>
        <table:table-row table:style-name="ro1">
          <table:table-cell office:value-type="float" office:value="28574302" calcext:value-type="float">
            <text:p>28574302</text:p>
          </table:table-cell>
          <table:table-cell table:formula="of:=TIME( ; ;[.A1788]/1000)" office:value-type="time" office:time-value="PT07H56M14.302S" calcext:value-type="time">
            <text:p>07:56:14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850.16" calcext:value-type="float">
            <text:p>1850.16</text:p>
          </table:table-cell>
          <table:table-cell office:value-type="float" office:value="2167.14" calcext:value-type="float">
            <text:p>2167.14</text:p>
          </table:table-cell>
        </table:table-row>
        <table:table-row table:style-name="ro1">
          <table:table-cell office:value-type="float" office:value="28590302" calcext:value-type="float">
            <text:p>28590302</text:p>
          </table:table-cell>
          <table:table-cell table:formula="of:=TIME( ; ;[.A1789]/1000)" office:value-type="time" office:time-value="PT07H56M30.302S" calcext:value-type="time">
            <text:p>07:56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851.15" calcext:value-type="float">
            <text:p>1851.15</text:p>
          </table:table-cell>
          <table:table-cell office:value-type="float" office:value="2168.27" calcext:value-type="float">
            <text:p>2168.27</text:p>
          </table:table-cell>
        </table:table-row>
        <table:table-row table:style-name="ro1">
          <table:table-cell office:value-type="float" office:value="28606302" calcext:value-type="float">
            <text:p>28606302</text:p>
          </table:table-cell>
          <table:table-cell table:formula="of:=TIME( ; ;[.A1790]/1000)" office:value-type="time" office:time-value="PT07H56M46.302S" calcext:value-type="time">
            <text:p>07:56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852.15" calcext:value-type="float">
            <text:p>1852.15</text:p>
          </table:table-cell>
          <table:table-cell office:value-type="float" office:value="2169.4" calcext:value-type="float">
            <text:p>2169.4</text:p>
          </table:table-cell>
        </table:table-row>
        <table:table-row table:style-name="ro1">
          <table:table-cell office:value-type="float" office:value="28622302" calcext:value-type="float">
            <text:p>28622302</text:p>
          </table:table-cell>
          <table:table-cell table:formula="of:=TIME( ; ;[.A1791]/1000)" office:value-type="time" office:time-value="PT07H57M02.302S" calcext:value-type="time">
            <text:p>07:57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853.15" calcext:value-type="float">
            <text:p>1853.15</text:p>
          </table:table-cell>
          <table:table-cell office:value-type="float" office:value="2170.52" calcext:value-type="float">
            <text:p>2170.52</text:p>
          </table:table-cell>
        </table:table-row>
        <table:table-row table:style-name="ro1">
          <table:table-cell office:value-type="float" office:value="28638302" calcext:value-type="float">
            <text:p>28638302</text:p>
          </table:table-cell>
          <table:table-cell table:formula="of:=TIME( ; ;[.A1792]/1000)" office:value-type="time" office:time-value="PT07H57M18.302S" calcext:value-type="time">
            <text:p>07:57:18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854.15" calcext:value-type="float">
            <text:p>1854.15</text:p>
          </table:table-cell>
          <table:table-cell office:value-type="float" office:value="2171.64" calcext:value-type="float">
            <text:p>2171.64</text:p>
          </table:table-cell>
        </table:table-row>
        <table:table-row table:style-name="ro1">
          <table:table-cell office:value-type="float" office:value="28654302" calcext:value-type="float">
            <text:p>28654302</text:p>
          </table:table-cell>
          <table:table-cell table:formula="of:=TIME( ; ;[.A1793]/1000)" office:value-type="time" office:time-value="PT07H57M34.302S" calcext:value-type="time">
            <text:p>07:57:34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855.15" calcext:value-type="float">
            <text:p>1855.15</text:p>
          </table:table-cell>
          <table:table-cell office:value-type="float" office:value="2172.77" calcext:value-type="float">
            <text:p>2172.77</text:p>
          </table:table-cell>
        </table:table-row>
        <table:table-row table:style-name="ro1">
          <table:table-cell office:value-type="float" office:value="28670302" calcext:value-type="float">
            <text:p>28670302</text:p>
          </table:table-cell>
          <table:table-cell table:formula="of:=TIME( ; ;[.A1794]/1000)" office:value-type="time" office:time-value="PT07H57M50.302S" calcext:value-type="time">
            <text:p>07:57:50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856.14" calcext:value-type="float">
            <text:p>1856.14</text:p>
          </table:table-cell>
          <table:table-cell office:value-type="float" office:value="2173.89" calcext:value-type="float">
            <text:p>2173.89</text:p>
          </table:table-cell>
        </table:table-row>
        <table:table-row table:style-name="ro1">
          <table:table-cell office:value-type="float" office:value="28686302" calcext:value-type="float">
            <text:p>28686302</text:p>
          </table:table-cell>
          <table:table-cell table:formula="of:=TIME( ; ;[.A1795]/1000)" office:value-type="time" office:time-value="PT07H58M06.302S" calcext:value-type="time">
            <text:p>07:58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8" calcext:value-type="float">
            <text:p>252.78</text:p>
          </table:table-cell>
          <table:table-cell office:value-type="float" office:value="1857.14" calcext:value-type="float">
            <text:p>1857.14</text:p>
          </table:table-cell>
          <table:table-cell office:value-type="float" office:value="2175.02" calcext:value-type="float">
            <text:p>2175.02</text:p>
          </table:table-cell>
        </table:table-row>
        <table:table-row table:style-name="ro1">
          <table:table-cell office:value-type="float" office:value="28702302" calcext:value-type="float">
            <text:p>28702302</text:p>
          </table:table-cell>
          <table:table-cell table:formula="of:=TIME( ; ;[.A1796]/1000)" office:value-type="time" office:time-value="PT07H58M22.302S" calcext:value-type="time">
            <text:p>07:58:22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858.14" calcext:value-type="float">
            <text:p>1858.14</text:p>
          </table:table-cell>
          <table:table-cell office:value-type="float" office:value="2176.14" calcext:value-type="float">
            <text:p>2176.14</text:p>
          </table:table-cell>
        </table:table-row>
        <table:table-row table:style-name="ro1">
          <table:table-cell office:value-type="float" office:value="28718302" calcext:value-type="float">
            <text:p>28718302</text:p>
          </table:table-cell>
          <table:table-cell table:formula="of:=TIME( ; ;[.A1797]/1000)" office:value-type="time" office:time-value="PT07H58M38.302S" calcext:value-type="time">
            <text:p>07:58:38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859.14" calcext:value-type="float">
            <text:p>1859.14</text:p>
          </table:table-cell>
          <table:table-cell office:value-type="float" office:value="2177.27" calcext:value-type="float">
            <text:p>2177.27</text:p>
          </table:table-cell>
        </table:table-row>
        <table:table-row table:style-name="ro1">
          <table:table-cell office:value-type="float" office:value="28734302" calcext:value-type="float">
            <text:p>28734302</text:p>
          </table:table-cell>
          <table:table-cell table:formula="of:=TIME( ; ;[.A1798]/1000)" office:value-type="time" office:time-value="PT07H58M54.302S" calcext:value-type="time">
            <text:p>07:58:54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860.13" calcext:value-type="float">
            <text:p>1860.13</text:p>
          </table:table-cell>
          <table:table-cell office:value-type="float" office:value="2178.39" calcext:value-type="float">
            <text:p>2178.39</text:p>
          </table:table-cell>
        </table:table-row>
        <table:table-row table:style-name="ro1">
          <table:table-cell office:value-type="float" office:value="28750302" calcext:value-type="float">
            <text:p>28750302</text:p>
          </table:table-cell>
          <table:table-cell table:formula="of:=TIME( ; ;[.A1799]/1000)" office:value-type="time" office:time-value="PT07H59M10.302S" calcext:value-type="time">
            <text:p>07:59:10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861.13" calcext:value-type="float">
            <text:p>1861.13</text:p>
          </table:table-cell>
          <table:table-cell office:value-type="float" office:value="2179.51" calcext:value-type="float">
            <text:p>2179.51</text:p>
          </table:table-cell>
        </table:table-row>
        <table:table-row table:style-name="ro1">
          <table:table-cell office:value-type="float" office:value="28766302" calcext:value-type="float">
            <text:p>28766302</text:p>
          </table:table-cell>
          <table:table-cell table:formula="of:=TIME( ; ;[.A1800]/1000)" office:value-type="time" office:time-value="PT07H59M26.302S" calcext:value-type="time">
            <text:p>07:59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862.13" calcext:value-type="float">
            <text:p>1862.13</text:p>
          </table:table-cell>
          <table:table-cell office:value-type="float" office:value="2180.64" calcext:value-type="float">
            <text:p>2180.64</text:p>
          </table:table-cell>
        </table:table-row>
        <table:table-row table:style-name="ro1">
          <table:table-cell office:value-type="float" office:value="28782302" calcext:value-type="float">
            <text:p>28782302</text:p>
          </table:table-cell>
          <table:table-cell table:formula="of:=TIME( ; ;[.A1801]/1000)" office:value-type="time" office:time-value="PT07H59M42.302S" calcext:value-type="time">
            <text:p>07:59:4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5" calcext:value-type="float">
            <text:p>252.55</text:p>
          </table:table-cell>
          <table:table-cell office:value-type="float" office:value="1863.13" calcext:value-type="float">
            <text:p>1863.13</text:p>
          </table:table-cell>
          <table:table-cell office:value-type="float" office:value="2181.76" calcext:value-type="float">
            <text:p>2181.76</text:p>
          </table:table-cell>
        </table:table-row>
        <table:table-row table:style-name="ro1">
          <table:table-cell office:value-type="float" office:value="28798302" calcext:value-type="float">
            <text:p>28798302</text:p>
          </table:table-cell>
          <table:table-cell table:formula="of:=TIME( ; ;[.A1802]/1000)" office:value-type="time" office:time-value="PT07H59M58.302S" calcext:value-type="time">
            <text:p>07:59:58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864.12" calcext:value-type="float">
            <text:p>1864.12</text:p>
          </table:table-cell>
          <table:table-cell office:value-type="float" office:value="2182.88" calcext:value-type="float">
            <text:p>2182.88</text:p>
          </table:table-cell>
        </table:table-row>
        <table:table-row table:style-name="ro1">
          <table:table-cell office:value-type="float" office:value="28814302" calcext:value-type="float">
            <text:p>28814302</text:p>
          </table:table-cell>
          <table:table-cell table:formula="of:=TIME( ; ;[.A1803]/1000)" office:value-type="time" office:time-value="PT08H00M14.302S" calcext:value-type="time">
            <text:p>08:00:14</text:p>
          </table:table-cell>
          <table:table-cell office:value-type="float" office:value="1.12" calcext:value-type="float">
            <text:p>1.12</text:p>
          </table:table-cell>
          <table:table-cell office:value-type="float" office:value="224.3" calcext:value-type="float">
            <text:p>224.3</text:p>
          </table:table-cell>
          <table:table-cell office:value-type="float" office:value="251.76" calcext:value-type="float">
            <text:p>251.76</text:p>
          </table:table-cell>
          <table:table-cell office:value-type="float" office:value="1865.12" calcext:value-type="float">
            <text:p>1865.12</text:p>
          </table:table-cell>
          <table:table-cell office:value-type="float" office:value="2184" calcext:value-type="float">
            <text:p>2184</text:p>
          </table:table-cell>
        </table:table-row>
        <table:table-row table:style-name="ro1">
          <table:table-cell office:value-type="float" office:value="28830302" calcext:value-type="float">
            <text:p>28830302</text:p>
          </table:table-cell>
          <table:table-cell table:formula="of:=TIME( ; ;[.A1804]/1000)" office:value-type="time" office:time-value="PT08H00M30.302S" calcext:value-type="time">
            <text:p>08:00:30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866.12" calcext:value-type="float">
            <text:p>1866.12</text:p>
          </table:table-cell>
          <table:table-cell office:value-type="float" office:value="2185.12" calcext:value-type="float">
            <text:p>2185.12</text:p>
          </table:table-cell>
        </table:table-row>
        <table:table-row table:style-name="ro1">
          <table:table-cell office:value-type="float" office:value="28846302" calcext:value-type="float">
            <text:p>28846302</text:p>
          </table:table-cell>
          <table:table-cell table:formula="of:=TIME( ; ;[.A1805]/1000)" office:value-type="time" office:time-value="PT08H00M46.302S" calcext:value-type="time">
            <text:p>08:00:46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867.11" calcext:value-type="float">
            <text:p>1867.11</text:p>
          </table:table-cell>
          <table:table-cell office:value-type="float" office:value="2186.24" calcext:value-type="float">
            <text:p>2186.24</text:p>
          </table:table-cell>
        </table:table-row>
        <table:table-row table:style-name="ro1">
          <table:table-cell office:value-type="float" office:value="28862302" calcext:value-type="float">
            <text:p>28862302</text:p>
          </table:table-cell>
          <table:table-cell table:formula="of:=TIME( ; ;[.A1806]/1000)" office:value-type="time" office:time-value="PT08H01M02.302S" calcext:value-type="time">
            <text:p>08:01:02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868.11" calcext:value-type="float">
            <text:p>1868.11</text:p>
          </table:table-cell>
          <table:table-cell office:value-type="float" office:value="2187.36" calcext:value-type="float">
            <text:p>2187.36</text:p>
          </table:table-cell>
        </table:table-row>
        <table:table-row table:style-name="ro1">
          <table:table-cell office:value-type="float" office:value="28878302" calcext:value-type="float">
            <text:p>28878302</text:p>
          </table:table-cell>
          <table:table-cell table:formula="of:=TIME( ; ;[.A1807]/1000)" office:value-type="time" office:time-value="PT08H01M18.302S" calcext:value-type="time">
            <text:p>08:01:18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4" calcext:value-type="float">
            <text:p>251.64</text:p>
          </table:table-cell>
          <table:table-cell office:value-type="float" office:value="1869.1" calcext:value-type="float">
            <text:p>1869.1</text:p>
          </table:table-cell>
          <table:table-cell office:value-type="float" office:value="2188.48" calcext:value-type="float">
            <text:p>2188.48</text:p>
          </table:table-cell>
        </table:table-row>
        <table:table-row table:style-name="ro1">
          <table:table-cell office:value-type="float" office:value="28894302" calcext:value-type="float">
            <text:p>28894302</text:p>
          </table:table-cell>
          <table:table-cell table:formula="of:=TIME( ; ;[.A1808]/1000)" office:value-type="time" office:time-value="PT08H01M34.302S" calcext:value-type="time">
            <text:p>08:01:34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4" calcext:value-type="float">
            <text:p>251.64</text:p>
          </table:table-cell>
          <table:table-cell office:value-type="float" office:value="1870.1" calcext:value-type="float">
            <text:p>1870.1</text:p>
          </table:table-cell>
          <table:table-cell office:value-type="float" office:value="2189.6" calcext:value-type="float">
            <text:p>2189.6</text:p>
          </table:table-cell>
        </table:table-row>
        <table:table-row table:style-name="ro1">
          <table:table-cell office:value-type="float" office:value="28910302" calcext:value-type="float">
            <text:p>28910302</text:p>
          </table:table-cell>
          <table:table-cell table:formula="of:=TIME( ; ;[.A1809]/1000)" office:value-type="time" office:time-value="PT08H01M50.302S" calcext:value-type="time">
            <text:p>08:01:50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871.1" calcext:value-type="float">
            <text:p>1871.1</text:p>
          </table:table-cell>
          <table:table-cell office:value-type="float" office:value="2190.72" calcext:value-type="float">
            <text:p>2190.72</text:p>
          </table:table-cell>
        </table:table-row>
        <table:table-row table:style-name="ro1">
          <table:table-cell office:value-type="float" office:value="28926302" calcext:value-type="float">
            <text:p>28926302</text:p>
          </table:table-cell>
          <table:table-cell table:formula="of:=TIME( ; ;[.A1810]/1000)" office:value-type="time" office:time-value="PT08H02M06.302S" calcext:value-type="time">
            <text:p>08:02:06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2" calcext:value-type="float">
            <text:p>252.32</text:p>
          </table:table-cell>
          <table:table-cell office:value-type="float" office:value="1872.09" calcext:value-type="float">
            <text:p>1872.09</text:p>
          </table:table-cell>
          <table:table-cell office:value-type="float" office:value="2191.84" calcext:value-type="float">
            <text:p>2191.84</text:p>
          </table:table-cell>
        </table:table-row>
        <table:table-row table:style-name="ro1">
          <table:table-cell office:value-type="float" office:value="28942302" calcext:value-type="float">
            <text:p>28942302</text:p>
          </table:table-cell>
          <table:table-cell table:formula="of:=TIME( ; ;[.A1811]/1000)" office:value-type="time" office:time-value="PT08H02M22.302S" calcext:value-type="time">
            <text:p>08:02:22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873.09" calcext:value-type="float">
            <text:p>1873.09</text:p>
          </table:table-cell>
          <table:table-cell office:value-type="float" office:value="2192.96" calcext:value-type="float">
            <text:p>2192.96</text:p>
          </table:table-cell>
        </table:table-row>
        <table:table-row table:style-name="ro1">
          <table:table-cell office:value-type="float" office:value="28958302" calcext:value-type="float">
            <text:p>28958302</text:p>
          </table:table-cell>
          <table:table-cell table:formula="of:=TIME( ; ;[.A1812]/1000)" office:value-type="time" office:time-value="PT08H02M38.302S" calcext:value-type="time">
            <text:p>08:02:38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874.08" calcext:value-type="float">
            <text:p>1874.08</text:p>
          </table:table-cell>
          <table:table-cell office:value-type="float" office:value="2194.08" calcext:value-type="float">
            <text:p>2194.08</text:p>
          </table:table-cell>
        </table:table-row>
        <table:table-row table:style-name="ro1">
          <table:table-cell office:value-type="float" office:value="28974302" calcext:value-type="float">
            <text:p>28974302</text:p>
          </table:table-cell>
          <table:table-cell table:formula="of:=TIME( ; ;[.A1813]/1000)" office:value-type="time" office:time-value="PT08H02M54.302S" calcext:value-type="time">
            <text:p>08:02:54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875.08" calcext:value-type="float">
            <text:p>1875.08</text:p>
          </table:table-cell>
          <table:table-cell office:value-type="float" office:value="2195.2" calcext:value-type="float">
            <text:p>2195.2</text:p>
          </table:table-cell>
        </table:table-row>
        <table:table-row table:style-name="ro1">
          <table:table-cell office:value-type="float" office:value="28990302" calcext:value-type="float">
            <text:p>28990302</text:p>
          </table:table-cell>
          <table:table-cell table:formula="of:=TIME( ; ;[.A1814]/1000)" office:value-type="time" office:time-value="PT08H03M10.302S" calcext:value-type="time">
            <text:p>08:03:10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876.08" calcext:value-type="float">
            <text:p>1876.08</text:p>
          </table:table-cell>
          <table:table-cell office:value-type="float" office:value="2196.32" calcext:value-type="float">
            <text:p>2196.32</text:p>
          </table:table-cell>
        </table:table-row>
        <table:table-row table:style-name="ro1">
          <table:table-cell office:value-type="float" office:value="29006302" calcext:value-type="float">
            <text:p>29006302</text:p>
          </table:table-cell>
          <table:table-cell table:formula="of:=TIME( ; ;[.A1815]/1000)" office:value-type="time" office:time-value="PT08H03M26.302S" calcext:value-type="time">
            <text:p>08:03:26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2.31" calcext:value-type="float">
            <text:p>252.31</text:p>
          </table:table-cell>
          <table:table-cell office:value-type="float" office:value="1877.07" calcext:value-type="float">
            <text:p>1877.07</text:p>
          </table:table-cell>
          <table:table-cell office:value-type="float" office:value="2197.43" calcext:value-type="float">
            <text:p>2197.43</text:p>
          </table:table-cell>
        </table:table-row>
        <table:table-row table:style-name="ro1">
          <table:table-cell office:value-type="float" office:value="29022302" calcext:value-type="float">
            <text:p>29022302</text:p>
          </table:table-cell>
          <table:table-cell table:formula="of:=TIME( ; ;[.A1816]/1000)" office:value-type="time" office:time-value="PT08H03M42.302S" calcext:value-type="time">
            <text:p>08:03:42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878.07" calcext:value-type="float">
            <text:p>1878.07</text:p>
          </table:table-cell>
          <table:table-cell office:value-type="float" office:value="2198.55" calcext:value-type="float">
            <text:p>2198.55</text:p>
          </table:table-cell>
        </table:table-row>
        <table:table-row table:style-name="ro1">
          <table:table-cell office:value-type="float" office:value="29038302" calcext:value-type="float">
            <text:p>29038302</text:p>
          </table:table-cell>
          <table:table-cell table:formula="of:=TIME( ; ;[.A1817]/1000)" office:value-type="time" office:time-value="PT08H03M58.302S" calcext:value-type="time">
            <text:p>08:03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879.06" calcext:value-type="float">
            <text:p>1879.06</text:p>
          </table:table-cell>
          <table:table-cell office:value-type="float" office:value="2199.67" calcext:value-type="float">
            <text:p>2199.67</text:p>
          </table:table-cell>
        </table:table-row>
        <table:table-row table:style-name="ro1">
          <table:table-cell office:value-type="float" office:value="29054302" calcext:value-type="float">
            <text:p>29054302</text:p>
          </table:table-cell>
          <table:table-cell table:formula="of:=TIME( ; ;[.A1818]/1000)" office:value-type="time" office:time-value="PT08H04M14.302S" calcext:value-type="time">
            <text:p>08:04:14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0.06" calcext:value-type="float">
            <text:p>1880.06</text:p>
          </table:table-cell>
          <table:table-cell office:value-type="float" office:value="2200.79" calcext:value-type="float">
            <text:p>2200.79</text:p>
          </table:table-cell>
        </table:table-row>
        <table:table-row table:style-name="ro1">
          <table:table-cell office:value-type="float" office:value="29070302" calcext:value-type="float">
            <text:p>29070302</text:p>
          </table:table-cell>
          <table:table-cell table:formula="of:=TIME( ; ;[.A1819]/1000)" office:value-type="time" office:time-value="PT08H04M30.302S" calcext:value-type="time">
            <text:p>08:04:30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1.05" calcext:value-type="float">
            <text:p>1881.05</text:p>
          </table:table-cell>
          <table:table-cell office:value-type="float" office:value="2201.9" calcext:value-type="float">
            <text:p>2201.9</text:p>
          </table:table-cell>
        </table:table-row>
        <table:table-row table:style-name="ro1">
          <table:table-cell office:value-type="float" office:value="29086302" calcext:value-type="float">
            <text:p>29086302</text:p>
          </table:table-cell>
          <table:table-cell table:formula="of:=TIME( ; ;[.A1820]/1000)" office:value-type="time" office:time-value="PT08H04M46.302S" calcext:value-type="time">
            <text:p>08:04:46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2.04" calcext:value-type="float">
            <text:p>1882.04</text:p>
          </table:table-cell>
          <table:table-cell office:value-type="float" office:value="2203.02" calcext:value-type="float">
            <text:p>2203.02</text:p>
          </table:table-cell>
        </table:table-row>
        <table:table-row table:style-name="ro1">
          <table:table-cell office:value-type="float" office:value="29102302" calcext:value-type="float">
            <text:p>29102302</text:p>
          </table:table-cell>
          <table:table-cell table:formula="of:=TIME( ; ;[.A1821]/1000)" office:value-type="time" office:time-value="PT08H05M02.302S" calcext:value-type="time">
            <text:p>08:05:02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3.04" calcext:value-type="float">
            <text:p>1883.04</text:p>
          </table:table-cell>
          <table:table-cell office:value-type="float" office:value="2204.14" calcext:value-type="float">
            <text:p>2204.14</text:p>
          </table:table-cell>
        </table:table-row>
        <table:table-row table:style-name="ro1">
          <table:table-cell office:value-type="float" office:value="29118302" calcext:value-type="float">
            <text:p>29118302</text:p>
          </table:table-cell>
          <table:table-cell table:formula="of:=TIME( ; ;[.A1822]/1000)" office:value-type="time" office:time-value="PT08H05M18.302S" calcext:value-type="time">
            <text:p>08:05:18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4.03" calcext:value-type="float">
            <text:p>1884.03</text:p>
          </table:table-cell>
          <table:table-cell office:value-type="float" office:value="2205.26" calcext:value-type="float">
            <text:p>2205.26</text:p>
          </table:table-cell>
        </table:table-row>
        <table:table-row table:style-name="ro1">
          <table:table-cell office:value-type="float" office:value="29134302" calcext:value-type="float">
            <text:p>29134302</text:p>
          </table:table-cell>
          <table:table-cell table:formula="of:=TIME( ; ;[.A1823]/1000)" office:value-type="time" office:time-value="PT08H05M34.302S" calcext:value-type="time">
            <text:p>08:05:34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8" calcext:value-type="float">
            <text:p>251.08</text:p>
          </table:table-cell>
          <table:table-cell office:value-type="float" office:value="1885.03" calcext:value-type="float">
            <text:p>1885.03</text:p>
          </table:table-cell>
          <table:table-cell office:value-type="float" office:value="2206.37" calcext:value-type="float">
            <text:p>2206.37</text:p>
          </table:table-cell>
        </table:table-row>
        <table:table-row table:style-name="ro1">
          <table:table-cell office:value-type="float" office:value="29150302" calcext:value-type="float">
            <text:p>29150302</text:p>
          </table:table-cell>
          <table:table-cell table:formula="of:=TIME( ; ;[.A1824]/1000)" office:value-type="time" office:time-value="PT08H05M50.302S" calcext:value-type="time">
            <text:p>08:05:50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886.02" calcext:value-type="float">
            <text:p>1886.02</text:p>
          </table:table-cell>
          <table:table-cell office:value-type="float" office:value="2207.49" calcext:value-type="float">
            <text:p>2207.49</text:p>
          </table:table-cell>
        </table:table-row>
        <table:table-row table:style-name="ro1">
          <table:table-cell office:value-type="float" office:value="29166302" calcext:value-type="float">
            <text:p>29166302</text:p>
          </table:table-cell>
          <table:table-cell table:formula="of:=TIME( ; ;[.A1825]/1000)" office:value-type="time" office:time-value="PT08H06M06.302S" calcext:value-type="time">
            <text:p>08:06:06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887.02" calcext:value-type="float">
            <text:p>1887.02</text:p>
          </table:table-cell>
          <table:table-cell office:value-type="float" office:value="2208.61" calcext:value-type="float">
            <text:p>2208.61</text:p>
          </table:table-cell>
        </table:table-row>
        <table:table-row table:style-name="ro1">
          <table:table-cell office:value-type="float" office:value="29182302" calcext:value-type="float">
            <text:p>29182302</text:p>
          </table:table-cell>
          <table:table-cell table:formula="of:=TIME( ; ;[.A1826]/1000)" office:value-type="time" office:time-value="PT08H06M22.302S" calcext:value-type="time">
            <text:p>08:06:22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888.01" calcext:value-type="float">
            <text:p>1888.01</text:p>
          </table:table-cell>
          <table:table-cell office:value-type="float" office:value="2209.72" calcext:value-type="float">
            <text:p>2209.72</text:p>
          </table:table-cell>
        </table:table-row>
        <table:table-row table:style-name="ro1">
          <table:table-cell office:value-type="float" office:value="29198302" calcext:value-type="float">
            <text:p>29198302</text:p>
          </table:table-cell>
          <table:table-cell table:formula="of:=TIME( ; ;[.A1827]/1000)" office:value-type="time" office:time-value="PT08H06M38.302S" calcext:value-type="time">
            <text:p>08:06:38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889.01" calcext:value-type="float">
            <text:p>1889.01</text:p>
          </table:table-cell>
          <table:table-cell office:value-type="float" office:value="2210.84" calcext:value-type="float">
            <text:p>2210.84</text:p>
          </table:table-cell>
        </table:table-row>
        <table:table-row table:style-name="ro1">
          <table:table-cell office:value-type="float" office:value="29214302" calcext:value-type="float">
            <text:p>29214302</text:p>
          </table:table-cell>
          <table:table-cell table:formula="of:=TIME( ; ;[.A1828]/1000)" office:value-type="time" office:time-value="PT08H06M54.302S" calcext:value-type="time">
            <text:p>08:06:54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890" calcext:value-type="float">
            <text:p>1890</text:p>
          </table:table-cell>
          <table:table-cell office:value-type="float" office:value="2211.96" calcext:value-type="float">
            <text:p>2211.96</text:p>
          </table:table-cell>
        </table:table-row>
        <table:table-row table:style-name="ro1">
          <table:table-cell office:value-type="float" office:value="29230302" calcext:value-type="float">
            <text:p>29230302</text:p>
          </table:table-cell>
          <table:table-cell table:formula="of:=TIME( ; ;[.A1829]/1000)" office:value-type="time" office:time-value="PT08H07M10.302S" calcext:value-type="time">
            <text:p>08:07:10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890.99" calcext:value-type="float">
            <text:p>1890.99</text:p>
          </table:table-cell>
          <table:table-cell office:value-type="float" office:value="2213.07" calcext:value-type="float">
            <text:p>2213.07</text:p>
          </table:table-cell>
        </table:table-row>
        <table:table-row table:style-name="ro1">
          <table:table-cell office:value-type="float" office:value="29246302" calcext:value-type="float">
            <text:p>29246302</text:p>
          </table:table-cell>
          <table:table-cell table:formula="of:=TIME( ; ;[.A1830]/1000)" office:value-type="time" office:time-value="PT08H07M26.302S" calcext:value-type="time">
            <text:p>08:07:26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891.99" calcext:value-type="float">
            <text:p>1891.99</text:p>
          </table:table-cell>
          <table:table-cell office:value-type="float" office:value="2214.19" calcext:value-type="float">
            <text:p>2214.19</text:p>
          </table:table-cell>
        </table:table-row>
        <table:table-row table:style-name="ro1">
          <table:table-cell office:value-type="float" office:value="29262302" calcext:value-type="float">
            <text:p>29262302</text:p>
          </table:table-cell>
          <table:table-cell table:formula="of:=TIME( ; ;[.A1831]/1000)" office:value-type="time" office:time-value="PT08H07M42.302S" calcext:value-type="time">
            <text:p>08:07:42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892.98" calcext:value-type="float">
            <text:p>1892.98</text:p>
          </table:table-cell>
          <table:table-cell office:value-type="float" office:value="2215.31" calcext:value-type="float">
            <text:p>2215.31</text:p>
          </table:table-cell>
        </table:table-row>
        <table:table-row table:style-name="ro1">
          <table:table-cell office:value-type="float" office:value="29278302" calcext:value-type="float">
            <text:p>29278302</text:p>
          </table:table-cell>
          <table:table-cell table:formula="of:=TIME( ; ;[.A1832]/1000)" office:value-type="time" office:time-value="PT08H07M58.302S" calcext:value-type="time">
            <text:p>08:07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893.98" calcext:value-type="float">
            <text:p>1893.98</text:p>
          </table:table-cell>
          <table:table-cell office:value-type="float" office:value="2216.42" calcext:value-type="float">
            <text:p>2216.42</text:p>
          </table:table-cell>
        </table:table-row>
        <table:table-row table:style-name="ro1">
          <table:table-cell office:value-type="float" office:value="29294302" calcext:value-type="float">
            <text:p>29294302</text:p>
          </table:table-cell>
          <table:table-cell table:formula="of:=TIME( ; ;[.A1833]/1000)" office:value-type="time" office:time-value="PT08H08M14.302S" calcext:value-type="time">
            <text:p>08:08:14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894.97" calcext:value-type="float">
            <text:p>1894.97</text:p>
          </table:table-cell>
          <table:table-cell office:value-type="float" office:value="2217.54" calcext:value-type="float">
            <text:p>2217.54</text:p>
          </table:table-cell>
        </table:table-row>
        <table:table-row table:style-name="ro1">
          <table:table-cell office:value-type="float" office:value="29310302" calcext:value-type="float">
            <text:p>29310302</text:p>
          </table:table-cell>
          <table:table-cell table:formula="of:=TIME( ; ;[.A1834]/1000)" office:value-type="time" office:time-value="PT08H08M30.302S" calcext:value-type="time">
            <text:p>08:08:30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5" calcext:value-type="float">
            <text:p>250.85</text:p>
          </table:table-cell>
          <table:table-cell office:value-type="float" office:value="1895.96" calcext:value-type="float">
            <text:p>1895.96</text:p>
          </table:table-cell>
          <table:table-cell office:value-type="float" office:value="2218.65" calcext:value-type="float">
            <text:p>2218.65</text:p>
          </table:table-cell>
        </table:table-row>
        <table:table-row table:style-name="ro1">
          <table:table-cell office:value-type="float" office:value="29326302" calcext:value-type="float">
            <text:p>29326302</text:p>
          </table:table-cell>
          <table:table-cell table:formula="of:=TIME( ; ;[.A1835]/1000)" office:value-type="time" office:time-value="PT08H08M46.302S" calcext:value-type="time">
            <text:p>08:08:46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896.96" calcext:value-type="float">
            <text:p>1896.96</text:p>
          </table:table-cell>
          <table:table-cell office:value-type="float" office:value="2219.76" calcext:value-type="float">
            <text:p>2219.76</text:p>
          </table:table-cell>
        </table:table-row>
        <table:table-row table:style-name="ro1">
          <table:table-cell office:value-type="float" office:value="29342302" calcext:value-type="float">
            <text:p>29342302</text:p>
          </table:table-cell>
          <table:table-cell table:formula="of:=TIME( ; ;[.A1836]/1000)" office:value-type="time" office:time-value="PT08H09M02.302S" calcext:value-type="time">
            <text:p>08:09:02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897.95" calcext:value-type="float">
            <text:p>1897.95</text:p>
          </table:table-cell>
          <table:table-cell office:value-type="float" office:value="2220.88" calcext:value-type="float">
            <text:p>2220.88</text:p>
          </table:table-cell>
        </table:table-row>
        <table:table-row table:style-name="ro1">
          <table:table-cell office:value-type="float" office:value="29358302" calcext:value-type="float">
            <text:p>29358302</text:p>
          </table:table-cell>
          <table:table-cell table:formula="of:=TIME( ; ;[.A1837]/1000)" office:value-type="time" office:time-value="PT08H09M18.302S" calcext:value-type="time">
            <text:p>08:09:18</text:p>
          </table:table-cell>
          <table:table-cell office:value-type="float" office:value="1.12" calcext:value-type="float">
            <text:p>1.12</text:p>
          </table:table-cell>
          <table:table-cell office:value-type="float" office:value="223.5" calcext:value-type="float">
            <text:p>223.5</text:p>
          </table:table-cell>
          <table:table-cell office:value-type="float" office:value="250.84" calcext:value-type="float">
            <text:p>250.84</text:p>
          </table:table-cell>
          <table:table-cell office:value-type="float" office:value="1898.94" calcext:value-type="float">
            <text:p>1898.94</text:p>
          </table:table-cell>
          <table:table-cell office:value-type="float" office:value="2221.99" calcext:value-type="float">
            <text:p>2221.99</text:p>
          </table:table-cell>
        </table:table-row>
        <table:table-row table:style-name="ro1">
          <table:table-cell office:value-type="float" office:value="29374302" calcext:value-type="float">
            <text:p>29374302</text:p>
          </table:table-cell>
          <table:table-cell table:formula="of:=TIME( ; ;[.A1838]/1000)" office:value-type="time" office:time-value="PT08H09M34.302S" calcext:value-type="time">
            <text:p>08:09:34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899.94" calcext:value-type="float">
            <text:p>1899.94</text:p>
          </table:table-cell>
          <table:table-cell office:value-type="float" office:value="2223.1" calcext:value-type="float">
            <text:p>2223.1</text:p>
          </table:table-cell>
        </table:table-row>
        <table:table-row table:style-name="ro1">
          <table:table-cell office:value-type="float" office:value="29390302" calcext:value-type="float">
            <text:p>29390302</text:p>
          </table:table-cell>
          <table:table-cell table:formula="of:=TIME( ; ;[.A1839]/1000)" office:value-type="time" office:time-value="PT08H09M50.302S" calcext:value-type="time">
            <text:p>08:09:50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900.93" calcext:value-type="float">
            <text:p>1900.93</text:p>
          </table:table-cell>
          <table:table-cell office:value-type="float" office:value="2224.21" calcext:value-type="float">
            <text:p>2224.21</text:p>
          </table:table-cell>
        </table:table-row>
        <table:table-row table:style-name="ro1">
          <table:table-cell office:value-type="float" office:value="29406302" calcext:value-type="float">
            <text:p>29406302</text:p>
          </table:table-cell>
          <table:table-cell table:formula="of:=TIME( ; ;[.A1840]/1000)" office:value-type="time" office:time-value="PT08H10M06.302S" calcext:value-type="time">
            <text:p>08:10:06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3" calcext:value-type="float">
            <text:p>249.73</text:p>
          </table:table-cell>
          <table:table-cell office:value-type="float" office:value="1901.92" calcext:value-type="float">
            <text:p>1901.92</text:p>
          </table:table-cell>
          <table:table-cell office:value-type="float" office:value="2225.32" calcext:value-type="float">
            <text:p>2225.32</text:p>
          </table:table-cell>
        </table:table-row>
        <table:table-row table:style-name="ro1">
          <table:table-cell office:value-type="float" office:value="29422302" calcext:value-type="float">
            <text:p>29422302</text:p>
          </table:table-cell>
          <table:table-cell table:formula="of:=TIME( ; ;[.A1841]/1000)" office:value-type="time" office:time-value="PT08H10M22.302S" calcext:value-type="time">
            <text:p>08:10:22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902.91" calcext:value-type="float">
            <text:p>1902.91</text:p>
          </table:table-cell>
          <table:table-cell office:value-type="float" office:value="2226.44" calcext:value-type="float">
            <text:p>2226.44</text:p>
          </table:table-cell>
        </table:table-row>
        <table:table-row table:style-name="ro1">
          <table:table-cell office:value-type="float" office:value="29438302" calcext:value-type="float">
            <text:p>29438302</text:p>
          </table:table-cell>
          <table:table-cell table:formula="of:=TIME( ; ;[.A1842]/1000)" office:value-type="time" office:time-value="PT08H10M38.302S" calcext:value-type="time">
            <text:p>08:10:38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903.9" calcext:value-type="float">
            <text:p>1903.9</text:p>
          </table:table-cell>
          <table:table-cell office:value-type="float" office:value="2227.55" calcext:value-type="float">
            <text:p>2227.55</text:p>
          </table:table-cell>
        </table:table-row>
        <table:table-row table:style-name="ro1">
          <table:table-cell office:value-type="float" office:value="29454302" calcext:value-type="float">
            <text:p>29454302</text:p>
          </table:table-cell>
          <table:table-cell table:formula="of:=TIME( ; ;[.A1843]/1000)" office:value-type="time" office:time-value="PT08H10M54.302S" calcext:value-type="time">
            <text:p>08:10:54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49.72" calcext:value-type="float">
            <text:p>249.72</text:p>
          </table:table-cell>
          <table:table-cell office:value-type="float" office:value="1904.9" calcext:value-type="float">
            <text:p>1904.9</text:p>
          </table:table-cell>
          <table:table-cell office:value-type="float" office:value="2228.66" calcext:value-type="float">
            <text:p>2228.66</text:p>
          </table:table-cell>
        </table:table-row>
        <table:table-row table:style-name="ro1">
          <table:table-cell office:value-type="float" office:value="29470302" calcext:value-type="float">
            <text:p>29470302</text:p>
          </table:table-cell>
          <table:table-cell table:formula="of:=TIME( ; ;[.A1844]/1000)" office:value-type="time" office:time-value="PT08H11M10.302S" calcext:value-type="time">
            <text:p>08:11:10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905.89" calcext:value-type="float">
            <text:p>1905.89</text:p>
          </table:table-cell>
          <table:table-cell office:value-type="float" office:value="2229.77" calcext:value-type="float">
            <text:p>2229.77</text:p>
          </table:table-cell>
        </table:table-row>
        <table:table-row table:style-name="ro1">
          <table:table-cell office:value-type="float" office:value="29486302" calcext:value-type="float">
            <text:p>29486302</text:p>
          </table:table-cell>
          <table:table-cell table:formula="of:=TIME( ; ;[.A1845]/1000)" office:value-type="time" office:time-value="PT08H11M26.302S" calcext:value-type="time">
            <text:p>08:11:26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906.88" calcext:value-type="float">
            <text:p>1906.88</text:p>
          </table:table-cell>
          <table:table-cell office:value-type="float" office:value="2230.88" calcext:value-type="float">
            <text:p>2230.88</text:p>
          </table:table-cell>
        </table:table-row>
        <table:table-row table:style-name="ro1">
          <table:table-cell office:value-type="float" office:value="29502302" calcext:value-type="float">
            <text:p>29502302</text:p>
          </table:table-cell>
          <table:table-cell table:formula="of:=TIME( ; ;[.A1846]/1000)" office:value-type="time" office:time-value="PT08H11M42.302S" calcext:value-type="time">
            <text:p>08:11:42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907.87" calcext:value-type="float">
            <text:p>1907.87</text:p>
          </table:table-cell>
          <table:table-cell office:value-type="float" office:value="2231.99" calcext:value-type="float">
            <text:p>2231.99</text:p>
          </table:table-cell>
        </table:table-row>
        <table:table-row table:style-name="ro1">
          <table:table-cell office:value-type="float" office:value="29518302" calcext:value-type="float">
            <text:p>29518302</text:p>
          </table:table-cell>
          <table:table-cell table:formula="of:=TIME( ; ;[.A1847]/1000)" office:value-type="time" office:time-value="PT08H11M58.302S" calcext:value-type="time">
            <text:p>08:11:58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908.87" calcext:value-type="float">
            <text:p>1908.87</text:p>
          </table:table-cell>
          <table:table-cell office:value-type="float" office:value="2233.1" calcext:value-type="float">
            <text:p>2233.1</text:p>
          </table:table-cell>
        </table:table-row>
        <table:table-row table:style-name="ro1">
          <table:table-cell office:value-type="float" office:value="29534302" calcext:value-type="float">
            <text:p>29534302</text:p>
          </table:table-cell>
          <table:table-cell table:formula="of:=TIME( ; ;[.A1848]/1000)" office:value-type="time" office:time-value="PT08H12M14.302S" calcext:value-type="time">
            <text:p>08:12:14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909.86" calcext:value-type="float">
            <text:p>1909.86</text:p>
          </table:table-cell>
          <table:table-cell office:value-type="float" office:value="2234.21" calcext:value-type="float">
            <text:p>2234.21</text:p>
          </table:table-cell>
        </table:table-row>
        <table:table-row table:style-name="ro1">
          <table:table-cell office:value-type="float" office:value="29550302" calcext:value-type="float">
            <text:p>29550302</text:p>
          </table:table-cell>
          <table:table-cell table:formula="of:=TIME( ; ;[.A1849]/1000)" office:value-type="time" office:time-value="PT08H12M30.302S" calcext:value-type="time">
            <text:p>08:12:30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50.39" calcext:value-type="float">
            <text:p>250.39</text:p>
          </table:table-cell>
          <table:table-cell office:value-type="float" office:value="1910.85" calcext:value-type="float">
            <text:p>1910.85</text:p>
          </table:table-cell>
          <table:table-cell office:value-type="float" office:value="2235.32" calcext:value-type="float">
            <text:p>2235.32</text:p>
          </table:table-cell>
        </table:table-row>
        <table:table-row table:style-name="ro1">
          <table:table-cell office:value-type="float" office:value="29566302" calcext:value-type="float">
            <text:p>29566302</text:p>
          </table:table-cell>
          <table:table-cell table:formula="of:=TIME( ; ;[.A1850]/1000)" office:value-type="time" office:time-value="PT08H12M46.302S" calcext:value-type="time">
            <text:p>08:12:46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911.84" calcext:value-type="float">
            <text:p>1911.84</text:p>
          </table:table-cell>
          <table:table-cell office:value-type="float" office:value="2236.43" calcext:value-type="float">
            <text:p>2236.43</text:p>
          </table:table-cell>
        </table:table-row>
        <table:table-row table:style-name="ro1">
          <table:table-cell office:value-type="float" office:value="29582302" calcext:value-type="float">
            <text:p>29582302</text:p>
          </table:table-cell>
          <table:table-cell table:formula="of:=TIME( ; ;[.A1851]/1000)" office:value-type="time" office:time-value="PT08H13M02.302S" calcext:value-type="time">
            <text:p>08:13:02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912.83" calcext:value-type="float">
            <text:p>1912.83</text:p>
          </table:table-cell>
          <table:table-cell office:value-type="float" office:value="2237.54" calcext:value-type="float">
            <text:p>2237.54</text:p>
          </table:table-cell>
        </table:table-row>
        <table:table-row table:style-name="ro1">
          <table:table-cell office:value-type="float" office:value="29598302" calcext:value-type="float">
            <text:p>29598302</text:p>
          </table:table-cell>
          <table:table-cell table:formula="of:=TIME( ; ;[.A1852]/1000)" office:value-type="time" office:time-value="PT08H13M18.302S" calcext:value-type="time">
            <text:p>08:13:18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913.82" calcext:value-type="float">
            <text:p>1913.82</text:p>
          </table:table-cell>
          <table:table-cell office:value-type="float" office:value="2238.65" calcext:value-type="float">
            <text:p>2238.65</text:p>
          </table:table-cell>
        </table:table-row>
        <table:table-row table:style-name="ro1">
          <table:table-cell office:value-type="float" office:value="29614302" calcext:value-type="float">
            <text:p>29614302</text:p>
          </table:table-cell>
          <table:table-cell table:formula="of:=TIME( ; ;[.A1853]/1000)" office:value-type="time" office:time-value="PT08H13M34.302S" calcext:value-type="time">
            <text:p>08:13:34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914.81" calcext:value-type="float">
            <text:p>1914.81</text:p>
          </table:table-cell>
          <table:table-cell office:value-type="float" office:value="2239.76" calcext:value-type="float">
            <text:p>2239.76</text:p>
          </table:table-cell>
        </table:table-row>
        <table:table-row table:style-name="ro1">
          <table:table-cell office:value-type="float" office:value="29630302" calcext:value-type="float">
            <text:p>29630302</text:p>
          </table:table-cell>
          <table:table-cell table:formula="of:=TIME( ; ;[.A1854]/1000)" office:value-type="time" office:time-value="PT08H13M50.302S" calcext:value-type="time">
            <text:p>08:13:50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915.8" calcext:value-type="float">
            <text:p>1915.8</text:p>
          </table:table-cell>
          <table:table-cell office:value-type="float" office:value="2240.87" calcext:value-type="float">
            <text:p>2240.87</text:p>
          </table:table-cell>
        </table:table-row>
        <table:table-row table:style-name="ro1">
          <table:table-cell office:value-type="float" office:value="29646302" calcext:value-type="float">
            <text:p>29646302</text:p>
          </table:table-cell>
          <table:table-cell table:formula="of:=TIME( ; ;[.A1855]/1000)" office:value-type="time" office:time-value="PT08H14M06.302S" calcext:value-type="time">
            <text:p>08:14:06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916.8" calcext:value-type="float">
            <text:p>1916.8</text:p>
          </table:table-cell>
          <table:table-cell office:value-type="float" office:value="2241.98" calcext:value-type="float">
            <text:p>2241.98</text:p>
          </table:table-cell>
        </table:table-row>
        <table:table-row table:style-name="ro1">
          <table:table-cell office:value-type="float" office:value="29662302" calcext:value-type="float">
            <text:p>29662302</text:p>
          </table:table-cell>
          <table:table-cell table:formula="of:=TIME( ; ;[.A1856]/1000)" office:value-type="time" office:time-value="PT08H14M22.302S" calcext:value-type="time">
            <text:p>08:14:22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917.79" calcext:value-type="float">
            <text:p>1917.79</text:p>
          </table:table-cell>
          <table:table-cell office:value-type="float" office:value="2243.09" calcext:value-type="float">
            <text:p>2243.09</text:p>
          </table:table-cell>
        </table:table-row>
        <table:table-row table:style-name="ro1">
          <table:table-cell office:value-type="float" office:value="29678302" calcext:value-type="float">
            <text:p>29678302</text:p>
          </table:table-cell>
          <table:table-cell table:formula="of:=TIME( ; ;[.A1857]/1000)" office:value-type="time" office:time-value="PT08H14M38.302S" calcext:value-type="time">
            <text:p>08:14:38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6" calcext:value-type="float">
            <text:p>249.26</text:p>
          </table:table-cell>
          <table:table-cell office:value-type="float" office:value="1918.78" calcext:value-type="float">
            <text:p>1918.78</text:p>
          </table:table-cell>
          <table:table-cell office:value-type="float" office:value="2244.2" calcext:value-type="float">
            <text:p>2244.2</text:p>
          </table:table-cell>
        </table:table-row>
        <table:table-row table:style-name="ro1">
          <table:table-cell office:value-type="float" office:value="29694302" calcext:value-type="float">
            <text:p>29694302</text:p>
          </table:table-cell>
          <table:table-cell table:formula="of:=TIME( ; ;[.A1858]/1000)" office:value-type="time" office:time-value="PT08H14M54.302S" calcext:value-type="time">
            <text:p>08:14:54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919.77" calcext:value-type="float">
            <text:p>1919.77</text:p>
          </table:table-cell>
          <table:table-cell office:value-type="float" office:value="2245.3" calcext:value-type="float">
            <text:p>2245.3</text:p>
          </table:table-cell>
        </table:table-row>
        <table:table-row table:style-name="ro1">
          <table:table-cell office:value-type="float" office:value="29710302" calcext:value-type="float">
            <text:p>29710302</text:p>
          </table:table-cell>
          <table:table-cell table:formula="of:=TIME( ; ;[.A1859]/1000)" office:value-type="time" office:time-value="PT08H15M10.302S" calcext:value-type="time">
            <text:p>08:15:10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6" calcext:value-type="float">
            <text:p>249.16</text:p>
          </table:table-cell>
          <table:table-cell office:value-type="float" office:value="1920.76" calcext:value-type="float">
            <text:p>1920.76</text:p>
          </table:table-cell>
          <table:table-cell office:value-type="float" office:value="2246.41" calcext:value-type="float">
            <text:p>2246.41</text:p>
          </table:table-cell>
        </table:table-row>
        <table:table-row table:style-name="ro1">
          <table:table-cell office:value-type="float" office:value="29726302" calcext:value-type="float">
            <text:p>29726302</text:p>
          </table:table-cell>
          <table:table-cell table:formula="of:=TIME( ; ;[.A1860]/1000)" office:value-type="time" office:time-value="PT08H15M26.302S" calcext:value-type="time">
            <text:p>08:15:26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921.75" calcext:value-type="float">
            <text:p>1921.75</text:p>
          </table:table-cell>
          <table:table-cell office:value-type="float" office:value="2247.52" calcext:value-type="float">
            <text:p>2247.52</text:p>
          </table:table-cell>
        </table:table-row>
        <table:table-row table:style-name="ro1">
          <table:table-cell office:value-type="float" office:value="29742302" calcext:value-type="float">
            <text:p>29742302</text:p>
          </table:table-cell>
          <table:table-cell table:formula="of:=TIME( ; ;[.A1861]/1000)" office:value-type="time" office:time-value="PT08H15M42.302S" calcext:value-type="time">
            <text:p>08:15:42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922.74" calcext:value-type="float">
            <text:p>1922.74</text:p>
          </table:table-cell>
          <table:table-cell office:value-type="float" office:value="2248.63" calcext:value-type="float">
            <text:p>2248.63</text:p>
          </table:table-cell>
        </table:table-row>
        <table:table-row table:style-name="ro1">
          <table:table-cell office:value-type="float" office:value="29758302" calcext:value-type="float">
            <text:p>29758302</text:p>
          </table:table-cell>
          <table:table-cell table:formula="of:=TIME( ; ;[.A1862]/1000)" office:value-type="time" office:time-value="PT08H15M58.302S" calcext:value-type="time">
            <text:p>08:15:58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923.73" calcext:value-type="float">
            <text:p>1923.73</text:p>
          </table:table-cell>
          <table:table-cell office:value-type="float" office:value="2249.73" calcext:value-type="float">
            <text:p>2249.73</text:p>
          </table:table-cell>
        </table:table-row>
        <table:table-row table:style-name="ro1">
          <table:table-cell office:value-type="float" office:value="29774302" calcext:value-type="float">
            <text:p>29774302</text:p>
          </table:table-cell>
          <table:table-cell table:formula="of:=TIME( ; ;[.A1863]/1000)" office:value-type="time" office:time-value="PT08H16M14.302S" calcext:value-type="time">
            <text:p>08:16:14</text:p>
          </table:table-cell>
          <table:table-cell office:value-type="float" office:value="1.11" calcext:value-type="float">
            <text:p>1.11</text:p>
          </table:table-cell>
          <table:table-cell office:value-type="float" office:value="222.7" calcext:value-type="float">
            <text:p>222.7</text:p>
          </table:table-cell>
          <table:table-cell office:value-type="float" office:value="248.15" calcext:value-type="float">
            <text:p>248.15</text:p>
          </table:table-cell>
          <table:table-cell office:value-type="float" office:value="1924.72" calcext:value-type="float">
            <text:p>1924.72</text:p>
          </table:table-cell>
          <table:table-cell office:value-type="float" office:value="2250.84" calcext:value-type="float">
            <text:p>2250.84</text:p>
          </table:table-cell>
        </table:table-row>
        <table:table-row table:style-name="ro1">
          <table:table-cell office:value-type="float" office:value="29790302" calcext:value-type="float">
            <text:p>29790302</text:p>
          </table:table-cell>
          <table:table-cell table:formula="of:=TIME( ; ;[.A1864]/1000)" office:value-type="time" office:time-value="PT08H16M30.302S" calcext:value-type="time">
            <text:p>08:16:30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925.71" calcext:value-type="float">
            <text:p>1925.71</text:p>
          </table:table-cell>
          <table:table-cell office:value-type="float" office:value="2251.94" calcext:value-type="float">
            <text:p>2251.94</text:p>
          </table:table-cell>
        </table:table-row>
        <table:table-row table:style-name="ro1">
          <table:table-cell office:value-type="float" office:value="29806302" calcext:value-type="float">
            <text:p>29806302</text:p>
          </table:table-cell>
          <table:table-cell table:formula="of:=TIME( ; ;[.A1865]/1000)" office:value-type="time" office:time-value="PT08H16M46.302S" calcext:value-type="time">
            <text:p>08:16:46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926.7" calcext:value-type="float">
            <text:p>1926.7</text:p>
          </table:table-cell>
          <table:table-cell office:value-type="float" office:value="2253.05" calcext:value-type="float">
            <text:p>2253.05</text:p>
          </table:table-cell>
        </table:table-row>
        <table:table-row table:style-name="ro1">
          <table:table-cell office:value-type="float" office:value="29822302" calcext:value-type="float">
            <text:p>29822302</text:p>
          </table:table-cell>
          <table:table-cell table:formula="of:=TIME( ; ;[.A1866]/1000)" office:value-type="time" office:time-value="PT08H17M02.302S" calcext:value-type="time">
            <text:p>08:17:02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927.69" calcext:value-type="float">
            <text:p>1927.69</text:p>
          </table:table-cell>
          <table:table-cell office:value-type="float" office:value="2254.15" calcext:value-type="float">
            <text:p>2254.15</text:p>
          </table:table-cell>
        </table:table-row>
        <table:table-row table:style-name="ro1">
          <table:table-cell office:value-type="float" office:value="29838302" calcext:value-type="float">
            <text:p>29838302</text:p>
          </table:table-cell>
          <table:table-cell table:formula="of:=TIME( ; ;[.A1867]/1000)" office:value-type="time" office:time-value="PT08H17M18.302S" calcext:value-type="time">
            <text:p>08:17:18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928.68" calcext:value-type="float">
            <text:p>1928.68</text:p>
          </table:table-cell>
          <table:table-cell office:value-type="float" office:value="2255.26" calcext:value-type="float">
            <text:p>2255.26</text:p>
          </table:table-cell>
        </table:table-row>
        <table:table-row table:style-name="ro1">
          <table:table-cell office:value-type="float" office:value="29854302" calcext:value-type="float">
            <text:p>29854302</text:p>
          </table:table-cell>
          <table:table-cell table:formula="of:=TIME( ; ;[.A1868]/1000)" office:value-type="time" office:time-value="PT08H17M34.302S" calcext:value-type="time">
            <text:p>08:17:34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929.67" calcext:value-type="float">
            <text:p>1929.67</text:p>
          </table:table-cell>
          <table:table-cell office:value-type="float" office:value="2256.36" calcext:value-type="float">
            <text:p>2256.36</text:p>
          </table:table-cell>
        </table:table-row>
        <table:table-row table:style-name="ro1">
          <table:table-cell office:value-type="float" office:value="29870302" calcext:value-type="float">
            <text:p>29870302</text:p>
          </table:table-cell>
          <table:table-cell table:formula="of:=TIME( ; ;[.A1869]/1000)" office:value-type="time" office:time-value="PT08H17M50.302S" calcext:value-type="time">
            <text:p>08:17:50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930.66" calcext:value-type="float">
            <text:p>1930.66</text:p>
          </table:table-cell>
          <table:table-cell office:value-type="float" office:value="2257.47" calcext:value-type="float">
            <text:p>2257.47</text:p>
          </table:table-cell>
        </table:table-row>
        <table:table-row table:style-name="ro1">
          <table:table-cell office:value-type="float" office:value="29886302" calcext:value-type="float">
            <text:p>29886302</text:p>
          </table:table-cell>
          <table:table-cell table:formula="of:=TIME( ; ;[.A1870]/1000)" office:value-type="time" office:time-value="PT08H18M06.302S" calcext:value-type="time">
            <text:p>08:18:06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931.65" calcext:value-type="float">
            <text:p>1931.65</text:p>
          </table:table-cell>
          <table:table-cell office:value-type="float" office:value="2258.57" calcext:value-type="float">
            <text:p>2258.57</text:p>
          </table:table-cell>
        </table:table-row>
        <table:table-row table:style-name="ro1">
          <table:table-cell office:value-type="float" office:value="29902302" calcext:value-type="float">
            <text:p>29902302</text:p>
          </table:table-cell>
          <table:table-cell table:formula="of:=TIME( ; ;[.A1871]/1000)" office:value-type="time" office:time-value="PT08H18M22.302S" calcext:value-type="time">
            <text:p>08:18:22</text:p>
          </table:table-cell>
          <table:table-cell office:value-type="float" office:value="1.12" calcext:value-type="float">
            <text:p>1.12</text:p>
          </table:table-cell>
          <table:table-cell office:value-type="float" office:value="222.5" calcext:value-type="float">
            <text:p>222.5</text:p>
          </table:table-cell>
          <table:table-cell office:value-type="float" office:value="248.81" calcext:value-type="float">
            <text:p>248.81</text:p>
          </table:table-cell>
          <table:table-cell office:value-type="float" office:value="1932.64" calcext:value-type="float">
            <text:p>1932.64</text:p>
          </table:table-cell>
          <table:table-cell office:value-type="float" office:value="2259.67" calcext:value-type="float">
            <text:p>2259.67</text:p>
          </table:table-cell>
        </table:table-row>
        <table:table-row table:style-name="ro1">
          <table:table-cell office:value-type="float" office:value="29918302" calcext:value-type="float">
            <text:p>29918302</text:p>
          </table:table-cell>
          <table:table-cell table:formula="of:=TIME( ; ;[.A1872]/1000)" office:value-type="time" office:time-value="PT08H18M38.302S" calcext:value-type="time">
            <text:p>08:18:38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933.62" calcext:value-type="float">
            <text:p>1933.62</text:p>
          </table:table-cell>
          <table:table-cell office:value-type="float" office:value="2260.78" calcext:value-type="float">
            <text:p>2260.78</text:p>
          </table:table-cell>
        </table:table-row>
        <table:table-row table:style-name="ro1">
          <table:table-cell office:value-type="float" office:value="29934302" calcext:value-type="float">
            <text:p>29934302</text:p>
          </table:table-cell>
          <table:table-cell table:formula="of:=TIME( ; ;[.A1873]/1000)" office:value-type="time" office:time-value="PT08H18M54.302S" calcext:value-type="time">
            <text:p>08:18:54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934.61" calcext:value-type="float">
            <text:p>1934.61</text:p>
          </table:table-cell>
          <table:table-cell office:value-type="float" office:value="2261.88" calcext:value-type="float">
            <text:p>2261.88</text:p>
          </table:table-cell>
        </table:table-row>
        <table:table-row table:style-name="ro1">
          <table:table-cell office:value-type="float" office:value="29950302" calcext:value-type="float">
            <text:p>29950302</text:p>
          </table:table-cell>
          <table:table-cell table:formula="of:=TIME( ; ;[.A1874]/1000)" office:value-type="time" office:time-value="PT08H19M10.302S" calcext:value-type="time">
            <text:p>08:19:10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935.6" calcext:value-type="float">
            <text:p>1935.6</text:p>
          </table:table-cell>
          <table:table-cell office:value-type="float" office:value="2262.98" calcext:value-type="float">
            <text:p>2262.98</text:p>
          </table:table-cell>
        </table:table-row>
        <table:table-row table:style-name="ro1">
          <table:table-cell office:value-type="float" office:value="29966302" calcext:value-type="float">
            <text:p>29966302</text:p>
          </table:table-cell>
          <table:table-cell table:formula="of:=TIME( ; ;[.A1875]/1000)" office:value-type="time" office:time-value="PT08H19M26.302S" calcext:value-type="time">
            <text:p>08:19:26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936.59" calcext:value-type="float">
            <text:p>1936.59</text:p>
          </table:table-cell>
          <table:table-cell office:value-type="float" office:value="2264.08" calcext:value-type="float">
            <text:p>2264.08</text:p>
          </table:table-cell>
        </table:table-row>
        <table:table-row table:style-name="ro1">
          <table:table-cell office:value-type="float" office:value="29982302" calcext:value-type="float">
            <text:p>29982302</text:p>
          </table:table-cell>
          <table:table-cell table:formula="of:=TIME( ; ;[.A1876]/1000)" office:value-type="time" office:time-value="PT08H19M42.302S" calcext:value-type="time">
            <text:p>08:19:42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1937.58" calcext:value-type="float">
            <text:p>1937.58</text:p>
          </table:table-cell>
          <table:table-cell office:value-type="float" office:value="2265.19" calcext:value-type="float">
            <text:p>2265.19</text:p>
          </table:table-cell>
        </table:table-row>
        <table:table-row table:style-name="ro1">
          <table:table-cell office:value-type="float" office:value="29998302" calcext:value-type="float">
            <text:p>29998302</text:p>
          </table:table-cell>
          <table:table-cell table:formula="of:=TIME( ; ;[.A1877]/1000)" office:value-type="time" office:time-value="PT08H19M58.302S" calcext:value-type="time">
            <text:p>08:19:58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1938.57" calcext:value-type="float">
            <text:p>1938.57</text:p>
          </table:table-cell>
          <table:table-cell office:value-type="float" office:value="2266.29" calcext:value-type="float">
            <text:p>2266.29</text:p>
          </table:table-cell>
        </table:table-row>
        <table:table-row table:style-name="ro1">
          <table:table-cell office:value-type="float" office:value="30014302" calcext:value-type="float">
            <text:p>30014302</text:p>
          </table:table-cell>
          <table:table-cell table:formula="of:=TIME( ; ;[.A1878]/1000)" office:value-type="time" office:time-value="PT08H20M14.302S" calcext:value-type="time">
            <text:p>08:20:14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939.56" calcext:value-type="float">
            <text:p>1939.56</text:p>
          </table:table-cell>
          <table:table-cell office:value-type="float" office:value="2267.39" calcext:value-type="float">
            <text:p>2267.39</text:p>
          </table:table-cell>
        </table:table-row>
        <table:table-row table:style-name="ro1">
          <table:table-cell office:value-type="float" office:value="30030302" calcext:value-type="float">
            <text:p>30030302</text:p>
          </table:table-cell>
          <table:table-cell table:formula="of:=TIME( ; ;[.A1879]/1000)" office:value-type="time" office:time-value="PT08H20M30.302S" calcext:value-type="time">
            <text:p>08:20:30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940.54" calcext:value-type="float">
            <text:p>1940.54</text:p>
          </table:table-cell>
          <table:table-cell office:value-type="float" office:value="2268.49" calcext:value-type="float">
            <text:p>2268.49</text:p>
          </table:table-cell>
        </table:table-row>
        <table:table-row table:style-name="ro1">
          <table:table-cell office:value-type="float" office:value="30046302" calcext:value-type="float">
            <text:p>30046302</text:p>
          </table:table-cell>
          <table:table-cell table:formula="of:=TIME( ; ;[.A1880]/1000)" office:value-type="time" office:time-value="PT08H20M46.302S" calcext:value-type="time">
            <text:p>08:20:46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941.53" calcext:value-type="float">
            <text:p>1941.53</text:p>
          </table:table-cell>
          <table:table-cell office:value-type="float" office:value="2269.6" calcext:value-type="float">
            <text:p>2269.6</text:p>
          </table:table-cell>
        </table:table-row>
        <table:table-row table:style-name="ro1">
          <table:table-cell office:value-type="float" office:value="30062302" calcext:value-type="float">
            <text:p>30062302</text:p>
          </table:table-cell>
          <table:table-cell table:formula="of:=TIME( ; ;[.A1881]/1000)" office:value-type="time" office:time-value="PT08H21M02.302S" calcext:value-type="time">
            <text:p>08:21:02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942.52" calcext:value-type="float">
            <text:p>1942.52</text:p>
          </table:table-cell>
          <table:table-cell office:value-type="float" office:value="2270.7" calcext:value-type="float">
            <text:p>2270.7</text:p>
          </table:table-cell>
        </table:table-row>
        <table:table-row table:style-name="ro1">
          <table:table-cell office:value-type="float" office:value="30078302" calcext:value-type="float">
            <text:p>30078302</text:p>
          </table:table-cell>
          <table:table-cell table:formula="of:=TIME( ; ;[.A1882]/1000)" office:value-type="time" office:time-value="PT08H21M18.302S" calcext:value-type="time">
            <text:p>08:21:18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943.51" calcext:value-type="float">
            <text:p>1943.51</text:p>
          </table:table-cell>
          <table:table-cell office:value-type="float" office:value="2271.8" calcext:value-type="float">
            <text:p>2271.8</text:p>
          </table:table-cell>
        </table:table-row>
        <table:table-row table:style-name="ro1">
          <table:table-cell office:value-type="float" office:value="30094302" calcext:value-type="float">
            <text:p>30094302</text:p>
          </table:table-cell>
          <table:table-cell table:formula="of:=TIME( ; ;[.A1883]/1000)" office:value-type="time" office:time-value="PT08H21M34.302S" calcext:value-type="time">
            <text:p>08:21:34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8.47" calcext:value-type="float">
            <text:p>248.47</text:p>
          </table:table-cell>
          <table:table-cell office:value-type="float" office:value="1944.5" calcext:value-type="float">
            <text:p>1944.5</text:p>
          </table:table-cell>
          <table:table-cell office:value-type="float" office:value="2272.9" calcext:value-type="float">
            <text:p>2272.9</text:p>
          </table:table-cell>
        </table:table-row>
        <table:table-row table:style-name="ro1">
          <table:table-cell office:value-type="float" office:value="30110302" calcext:value-type="float">
            <text:p>30110302</text:p>
          </table:table-cell>
          <table:table-cell table:formula="of:=TIME( ; ;[.A1884]/1000)" office:value-type="time" office:time-value="PT08H21M50.302S" calcext:value-type="time">
            <text:p>08:21:50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945.48" calcext:value-type="float">
            <text:p>1945.48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float" office:value="30126302" calcext:value-type="float">
            <text:p>30126302</text:p>
          </table:table-cell>
          <table:table-cell table:formula="of:=TIME( ; ;[.A1885]/1000)" office:value-type="time" office:time-value="PT08H22M06.302S" calcext:value-type="time">
            <text:p>08:22:06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946.47" calcext:value-type="float">
            <text:p>1946.47</text:p>
          </table:table-cell>
          <table:table-cell office:value-type="float" office:value="2275.1" calcext:value-type="float">
            <text:p>2275.1</text:p>
          </table:table-cell>
        </table:table-row>
        <table:table-row table:style-name="ro1">
          <table:table-cell office:value-type="float" office:value="30142302" calcext:value-type="float">
            <text:p>30142302</text:p>
          </table:table-cell>
          <table:table-cell table:formula="of:=TIME( ; ;[.A1886]/1000)" office:value-type="time" office:time-value="PT08H22M22.302S" calcext:value-type="time">
            <text:p>08:22:22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947.46" calcext:value-type="float">
            <text:p>1947.46</text:p>
          </table:table-cell>
          <table:table-cell office:value-type="float" office:value="2276.2" calcext:value-type="float">
            <text:p>2276.2</text:p>
          </table:table-cell>
        </table:table-row>
        <table:table-row table:style-name="ro1">
          <table:table-cell office:value-type="float" office:value="30158302" calcext:value-type="float">
            <text:p>30158302</text:p>
          </table:table-cell>
          <table:table-cell table:formula="of:=TIME( ; ;[.A1887]/1000)" office:value-type="time" office:time-value="PT08H22M38.302S" calcext:value-type="time">
            <text:p>08:22:38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948.44" calcext:value-type="float">
            <text:p>1948.44</text:p>
          </table:table-cell>
          <table:table-cell office:value-type="float" office:value="2277.3" calcext:value-type="float">
            <text:p>2277.3</text:p>
          </table:table-cell>
        </table:table-row>
        <table:table-row table:style-name="ro1">
          <table:table-cell office:value-type="float" office:value="30174302" calcext:value-type="float">
            <text:p>30174302</text:p>
          </table:table-cell>
          <table:table-cell table:formula="of:=TIME( ; ;[.A1888]/1000)" office:value-type="time" office:time-value="PT08H22M54.302S" calcext:value-type="time">
            <text:p>08:22:54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949.43" calcext:value-type="float">
            <text:p>1949.43</text:p>
          </table:table-cell>
          <table:table-cell office:value-type="float" office:value="2278.4" calcext:value-type="float">
            <text:p>2278.4</text:p>
          </table:table-cell>
        </table:table-row>
        <table:table-row table:style-name="ro1">
          <table:table-cell office:value-type="float" office:value="30190302" calcext:value-type="float">
            <text:p>30190302</text:p>
          </table:table-cell>
          <table:table-cell table:formula="of:=TIME( ; ;[.A1889]/1000)" office:value-type="time" office:time-value="PT08H23M10.302S" calcext:value-type="time">
            <text:p>08:23:10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950.42" calcext:value-type="float">
            <text:p>1950.42</text:p>
          </table:table-cell>
          <table:table-cell office:value-type="float" office:value="2279.5" calcext:value-type="float">
            <text:p>2279.5</text:p>
          </table:table-cell>
        </table:table-row>
        <table:table-row table:style-name="ro1">
          <table:table-cell office:value-type="float" office:value="30206302" calcext:value-type="float">
            <text:p>30206302</text:p>
          </table:table-cell>
          <table:table-cell table:formula="of:=TIME( ; ;[.A1890]/1000)" office:value-type="time" office:time-value="PT08H23M26.302S" calcext:value-type="time">
            <text:p>08:23:26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951.4" calcext:value-type="float">
            <text:p>1951.4</text:p>
          </table:table-cell>
          <table:table-cell office:value-type="float" office:value="2280.6" calcext:value-type="float">
            <text:p>2280.6</text:p>
          </table:table-cell>
        </table:table-row>
        <table:table-row table:style-name="ro1">
          <table:table-cell office:value-type="float" office:value="30222302" calcext:value-type="float">
            <text:p>30222302</text:p>
          </table:table-cell>
          <table:table-cell table:formula="of:=TIME( ; ;[.A1891]/1000)" office:value-type="time" office:time-value="PT08H23M42.302S" calcext:value-type="time">
            <text:p>08:23:42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52.39" calcext:value-type="float">
            <text:p>1952.39</text:p>
          </table:table-cell>
          <table:table-cell office:value-type="float" office:value="2281.7" calcext:value-type="float">
            <text:p>2281.7</text:p>
          </table:table-cell>
        </table:table-row>
        <table:table-row table:style-name="ro1">
          <table:table-cell office:value-type="float" office:value="30238302" calcext:value-type="float">
            <text:p>30238302</text:p>
          </table:table-cell>
          <table:table-cell table:formula="of:=TIME( ; ;[.A1892]/1000)" office:value-type="time" office:time-value="PT08H23M58.302S" calcext:value-type="time">
            <text:p>08:23:58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53.38" calcext:value-type="float">
            <text:p>1953.38</text:p>
          </table:table-cell>
          <table:table-cell office:value-type="float" office:value="2282.8" calcext:value-type="float">
            <text:p>2282.8</text:p>
          </table:table-cell>
        </table:table-row>
        <table:table-row table:style-name="ro1">
          <table:table-cell office:value-type="float" office:value="30254302" calcext:value-type="float">
            <text:p>30254302</text:p>
          </table:table-cell>
          <table:table-cell table:formula="of:=TIME( ; ;[.A1893]/1000)" office:value-type="time" office:time-value="PT08H24M14.302S" calcext:value-type="time">
            <text:p>08:24:14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54.36" calcext:value-type="float">
            <text:p>1954.36</text:p>
          </table:table-cell>
          <table:table-cell office:value-type="float" office:value="2283.9" calcext:value-type="float">
            <text:p>2283.9</text:p>
          </table:table-cell>
        </table:table-row>
        <table:table-row table:style-name="ro1">
          <table:table-cell office:value-type="float" office:value="30270302" calcext:value-type="float">
            <text:p>30270302</text:p>
          </table:table-cell>
          <table:table-cell table:formula="of:=TIME( ; ;[.A1894]/1000)" office:value-type="time" office:time-value="PT08H24M30.302S" calcext:value-type="time">
            <text:p>08:24:30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55.35" calcext:value-type="float">
            <text:p>1955.35</text:p>
          </table:table-cell>
          <table:table-cell office:value-type="float" office:value="2284.99" calcext:value-type="float">
            <text:p>2284.99</text:p>
          </table:table-cell>
        </table:table-row>
        <table:table-row table:style-name="ro1">
          <table:table-cell office:value-type="float" office:value="30286302" calcext:value-type="float">
            <text:p>30286302</text:p>
          </table:table-cell>
          <table:table-cell table:formula="of:=TIME( ; ;[.A1895]/1000)" office:value-type="time" office:time-value="PT08H24M46.302S" calcext:value-type="time">
            <text:p>08:24:46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956.34" calcext:value-type="float">
            <text:p>1956.34</text:p>
          </table:table-cell>
          <table:table-cell office:value-type="float" office:value="2286.09" calcext:value-type="float">
            <text:p>2286.09</text:p>
          </table:table-cell>
        </table:table-row>
        <table:table-row table:style-name="ro1">
          <table:table-cell office:value-type="float" office:value="30302302" calcext:value-type="float">
            <text:p>30302302</text:p>
          </table:table-cell>
          <table:table-cell table:formula="of:=TIME( ; ;[.A1896]/1000)" office:value-type="time" office:time-value="PT08H25M02.302S" calcext:value-type="time">
            <text:p>08:25:02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957.32" calcext:value-type="float">
            <text:p>1957.32</text:p>
          </table:table-cell>
          <table:table-cell office:value-type="float" office:value="2287.19" calcext:value-type="float">
            <text:p>2287.19</text:p>
          </table:table-cell>
        </table:table-row>
        <table:table-row table:style-name="ro1">
          <table:table-cell office:value-type="float" office:value="30318302" calcext:value-type="float">
            <text:p>30318302</text:p>
          </table:table-cell>
          <table:table-cell table:formula="of:=TIME( ; ;[.A1897]/1000)" office:value-type="time" office:time-value="PT08H25M18.302S" calcext:value-type="time">
            <text:p>08:25:18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958.31" calcext:value-type="float">
            <text:p>1958.31</text:p>
          </table:table-cell>
          <table:table-cell office:value-type="float" office:value="2288.28" calcext:value-type="float">
            <text:p>2288.28</text:p>
          </table:table-cell>
        </table:table-row>
        <table:table-row table:style-name="ro1">
          <table:table-cell office:value-type="float" office:value="30334302" calcext:value-type="float">
            <text:p>30334302</text:p>
          </table:table-cell>
          <table:table-cell table:formula="of:=TIME( ; ;[.A1898]/1000)" office:value-type="time" office:time-value="PT08H25M34.302S" calcext:value-type="time">
            <text:p>08:25:34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1959.29" calcext:value-type="float">
            <text:p>1959.29</text:p>
          </table:table-cell>
          <table:table-cell office:value-type="float" office:value="2289.38" calcext:value-type="float">
            <text:p>2289.38</text:p>
          </table:table-cell>
        </table:table-row>
        <table:table-row table:style-name="ro1">
          <table:table-cell office:value-type="float" office:value="30350302" calcext:value-type="float">
            <text:p>30350302</text:p>
          </table:table-cell>
          <table:table-cell table:formula="of:=TIME( ; ;[.A1899]/1000)" office:value-type="time" office:time-value="PT08H25M50.302S" calcext:value-type="time">
            <text:p>08:25:50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2" calcext:value-type="float">
            <text:p>247.12</text:p>
          </table:table-cell>
          <table:table-cell office:value-type="float" office:value="1960.28" calcext:value-type="float">
            <text:p>1960.28</text:p>
          </table:table-cell>
          <table:table-cell office:value-type="float" office:value="2290.48" calcext:value-type="float">
            <text:p>2290.48</text:p>
          </table:table-cell>
        </table:table-row>
        <table:table-row table:style-name="ro1">
          <table:table-cell office:value-type="float" office:value="30366302" calcext:value-type="float">
            <text:p>30366302</text:p>
          </table:table-cell>
          <table:table-cell table:formula="of:=TIME( ; ;[.A1900]/1000)" office:value-type="time" office:time-value="PT08H26M06.302S" calcext:value-type="time">
            <text:p>08:26:06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961.26" calcext:value-type="float">
            <text:p>1961.26</text:p>
          </table:table-cell>
          <table:table-cell office:value-type="float" office:value="2291.57" calcext:value-type="float">
            <text:p>2291.57</text:p>
          </table:table-cell>
        </table:table-row>
        <table:table-row table:style-name="ro1">
          <table:table-cell office:value-type="float" office:value="30382302" calcext:value-type="float">
            <text:p>30382302</text:p>
          </table:table-cell>
          <table:table-cell table:formula="of:=TIME( ; ;[.A1901]/1000)" office:value-type="time" office:time-value="PT08H26M22.302S" calcext:value-type="time">
            <text:p>08:26:22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962.25" calcext:value-type="float">
            <text:p>1962.25</text:p>
          </table:table-cell>
          <table:table-cell office:value-type="float" office:value="2292.67" calcext:value-type="float">
            <text:p>2292.67</text:p>
          </table:table-cell>
        </table:table-row>
        <table:table-row table:style-name="ro1">
          <table:table-cell office:value-type="float" office:value="30398302" calcext:value-type="float">
            <text:p>30398302</text:p>
          </table:table-cell>
          <table:table-cell table:formula="of:=TIME( ; ;[.A1902]/1000)" office:value-type="time" office:time-value="PT08H26M38.302S" calcext:value-type="time">
            <text:p>08:26:38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963.23" calcext:value-type="float">
            <text:p>1963.23</text:p>
          </table:table-cell>
          <table:table-cell office:value-type="float" office:value="2293.77" calcext:value-type="float">
            <text:p>2293.77</text:p>
          </table:table-cell>
        </table:table-row>
        <table:table-row table:style-name="ro1">
          <table:table-cell office:value-type="float" office:value="30414302" calcext:value-type="float">
            <text:p>30414302</text:p>
          </table:table-cell>
          <table:table-cell table:formula="of:=TIME( ; ;[.A1903]/1000)" office:value-type="time" office:time-value="PT08H26M54.302S" calcext:value-type="time">
            <text:p>08:26:54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964.22" calcext:value-type="float">
            <text:p>1964.22</text:p>
          </table:table-cell>
          <table:table-cell office:value-type="float" office:value="2294.86" calcext:value-type="float">
            <text:p>2294.86</text:p>
          </table:table-cell>
        </table:table-row>
        <table:table-row table:style-name="ro1">
          <table:table-cell office:value-type="float" office:value="30430302" calcext:value-type="float">
            <text:p>30430302</text:p>
          </table:table-cell>
          <table:table-cell table:formula="of:=TIME( ; ;[.A1904]/1000)" office:value-type="time" office:time-value="PT08H27M10.302S" calcext:value-type="time">
            <text:p>08:27:10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965.2" calcext:value-type="float">
            <text:p>1965.2</text:p>
          </table:table-cell>
          <table:table-cell office:value-type="float" office:value="2295.96" calcext:value-type="float">
            <text:p>2295.96</text:p>
          </table:table-cell>
        </table:table-row>
        <table:table-row table:style-name="ro1">
          <table:table-cell office:value-type="float" office:value="30446302" calcext:value-type="float">
            <text:p>30446302</text:p>
          </table:table-cell>
          <table:table-cell table:formula="of:=TIME( ; ;[.A1905]/1000)" office:value-type="time" office:time-value="PT08H27M26.302S" calcext:value-type="time">
            <text:p>08:27:26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966.19" calcext:value-type="float">
            <text:p>1966.19</text:p>
          </table:table-cell>
          <table:table-cell office:value-type="float" office:value="2297.05" calcext:value-type="float">
            <text:p>2297.05</text:p>
          </table:table-cell>
        </table:table-row>
        <table:table-row table:style-name="ro1">
          <table:table-cell office:value-type="float" office:value="30462302" calcext:value-type="float">
            <text:p>30462302</text:p>
          </table:table-cell>
          <table:table-cell table:formula="of:=TIME( ; ;[.A1906]/1000)" office:value-type="time" office:time-value="PT08H27M42.302S" calcext:value-type="time">
            <text:p>08:27:42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01" calcext:value-type="float">
            <text:p>246.01</text:p>
          </table:table-cell>
          <table:table-cell office:value-type="float" office:value="1967.17" calcext:value-type="float">
            <text:p>1967.17</text:p>
          </table:table-cell>
          <table:table-cell office:value-type="float" office:value="2298.15" calcext:value-type="float">
            <text:p>2298.15</text:p>
          </table:table-cell>
        </table:table-row>
        <table:table-row table:style-name="ro1">
          <table:table-cell office:value-type="float" office:value="30478302" calcext:value-type="float">
            <text:p>30478302</text:p>
          </table:table-cell>
          <table:table-cell table:formula="of:=TIME( ; ;[.A1907]/1000)" office:value-type="time" office:time-value="PT08H27M58.302S" calcext:value-type="time">
            <text:p>08:27:58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968.16" calcext:value-type="float">
            <text:p>1968.16</text:p>
          </table:table-cell>
          <table:table-cell office:value-type="float" office:value="2299.24" calcext:value-type="float">
            <text:p>2299.24</text:p>
          </table:table-cell>
        </table:table-row>
        <table:table-row table:style-name="ro1">
          <table:table-cell office:value-type="float" office:value="30494302" calcext:value-type="float">
            <text:p>30494302</text:p>
          </table:table-cell>
          <table:table-cell table:formula="of:=TIME( ; ;[.A1908]/1000)" office:value-type="time" office:time-value="PT08H28M14.302S" calcext:value-type="time">
            <text:p>08:28:14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969.14" calcext:value-type="float">
            <text:p>1969.14</text:p>
          </table:table-cell>
          <table:table-cell office:value-type="float" office:value="2300.33" calcext:value-type="float">
            <text:p>2300.33</text:p>
          </table:table-cell>
        </table:table-row>
        <table:table-row table:style-name="ro1">
          <table:table-cell office:value-type="float" office:value="30510302" calcext:value-type="float">
            <text:p>30510302</text:p>
          </table:table-cell>
          <table:table-cell table:formula="of:=TIME( ; ;[.A1909]/1000)" office:value-type="time" office:time-value="PT08H28M30.302S" calcext:value-type="time">
            <text:p>08:28:30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970.12" calcext:value-type="float">
            <text:p>1970.12</text:p>
          </table:table-cell>
          <table:table-cell office:value-type="float" office:value="2301.43" calcext:value-type="float">
            <text:p>2301.43</text:p>
          </table:table-cell>
        </table:table-row>
        <table:table-row table:style-name="ro1">
          <table:table-cell office:value-type="float" office:value="30526302" calcext:value-type="float">
            <text:p>30526302</text:p>
          </table:table-cell>
          <table:table-cell table:formula="of:=TIME( ; ;[.A1910]/1000)" office:value-type="time" office:time-value="PT08H28M46.302S" calcext:value-type="time">
            <text:p>08:28:46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971.11" calcext:value-type="float">
            <text:p>1971.11</text:p>
          </table:table-cell>
          <table:table-cell office:value-type="float" office:value="2302.52" calcext:value-type="float">
            <text:p>2302.52</text:p>
          </table:table-cell>
        </table:table-row>
        <table:table-row table:style-name="ro1">
          <table:table-cell office:value-type="float" office:value="30542302" calcext:value-type="float">
            <text:p>30542302</text:p>
          </table:table-cell>
          <table:table-cell table:formula="of:=TIME( ; ;[.A1911]/1000)" office:value-type="time" office:time-value="PT08H29M02.302S" calcext:value-type="time">
            <text:p>08:29:02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972.09" calcext:value-type="float">
            <text:p>1972.09</text:p>
          </table:table-cell>
          <table:table-cell office:value-type="float" office:value="2303.61" calcext:value-type="float">
            <text:p>2303.61</text:p>
          </table:table-cell>
        </table:table-row>
        <table:table-row table:style-name="ro1">
          <table:table-cell office:value-type="float" office:value="30558302" calcext:value-type="float">
            <text:p>30558302</text:p>
          </table:table-cell>
          <table:table-cell table:formula="of:=TIME( ; ;[.A1912]/1000)" office:value-type="time" office:time-value="PT08H29M18.302S" calcext:value-type="time">
            <text:p>08:29:18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973.08" calcext:value-type="float">
            <text:p>1973.08</text:p>
          </table:table-cell>
          <table:table-cell office:value-type="float" office:value="2304.71" calcext:value-type="float">
            <text:p>2304.71</text:p>
          </table:table-cell>
        </table:table-row>
        <table:table-row table:style-name="ro1">
          <table:table-cell office:value-type="float" office:value="30574302" calcext:value-type="float">
            <text:p>30574302</text:p>
          </table:table-cell>
          <table:table-cell table:formula="of:=TIME( ; ;[.A1913]/1000)" office:value-type="time" office:time-value="PT08H29M34.302S" calcext:value-type="time">
            <text:p>08:29:34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974.06" calcext:value-type="float">
            <text:p>1974.06</text:p>
          </table:table-cell>
          <table:table-cell office:value-type="float" office:value="2305.8" calcext:value-type="float">
            <text:p>2305.8</text:p>
          </table:table-cell>
        </table:table-row>
        <table:table-row table:style-name="ro1">
          <table:table-cell office:value-type="float" office:value="30590302" calcext:value-type="float">
            <text:p>30590302</text:p>
          </table:table-cell>
          <table:table-cell table:formula="of:=TIME( ; ;[.A1914]/1000)" office:value-type="time" office:time-value="PT08H29M50.302S" calcext:value-type="time">
            <text:p>08:29:50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975.05" calcext:value-type="float">
            <text:p>1975.05</text:p>
          </table:table-cell>
          <table:table-cell office:value-type="float" office:value="2306.89" calcext:value-type="float">
            <text:p>2306.89</text:p>
          </table:table-cell>
        </table:table-row>
        <table:table-row table:style-name="ro1">
          <table:table-cell office:value-type="float" office:value="30606302" calcext:value-type="float">
            <text:p>30606302</text:p>
          </table:table-cell>
          <table:table-cell table:formula="of:=TIME( ; ;[.A1915]/1000)" office:value-type="time" office:time-value="PT08H30M06.302S" calcext:value-type="time">
            <text:p>08:30:06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8" calcext:value-type="float">
            <text:p>245.78</text:p>
          </table:table-cell>
          <table:table-cell office:value-type="float" office:value="1976.03" calcext:value-type="float">
            <text:p>1976.03</text:p>
          </table:table-cell>
          <table:table-cell office:value-type="float" office:value="2307.99" calcext:value-type="float">
            <text:p>2307.99</text:p>
          </table:table-cell>
        </table:table-row>
        <table:table-row table:style-name="ro1">
          <table:table-cell office:value-type="float" office:value="30622302" calcext:value-type="float">
            <text:p>30622302</text:p>
          </table:table-cell>
          <table:table-cell table:formula="of:=TIME( ; ;[.A1916]/1000)" office:value-type="time" office:time-value="PT08H30M22.302S" calcext:value-type="time">
            <text:p>08:30:22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5.67" calcext:value-type="float">
            <text:p>245.67</text:p>
          </table:table-cell>
          <table:table-cell office:value-type="float" office:value="1977.01" calcext:value-type="float">
            <text:p>1977.01</text:p>
          </table:table-cell>
          <table:table-cell office:value-type="float" office:value="2309.08" calcext:value-type="float">
            <text:p>2309.08</text:p>
          </table:table-cell>
        </table:table-row>
        <table:table-row table:style-name="ro1">
          <table:table-cell office:value-type="float" office:value="30638302" calcext:value-type="float">
            <text:p>30638302</text:p>
          </table:table-cell>
          <table:table-cell table:formula="of:=TIME( ; ;[.A1917]/1000)" office:value-type="time" office:time-value="PT08H30M38.302S" calcext:value-type="time">
            <text:p>08:30:38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978" calcext:value-type="float">
            <text:p>1978</text:p>
          </table:table-cell>
          <table:table-cell office:value-type="float" office:value="2310.17" calcext:value-type="float">
            <text:p>2310.17</text:p>
          </table:table-cell>
        </table:table-row>
        <table:table-row table:style-name="ro1">
          <table:table-cell office:value-type="float" office:value="30654302" calcext:value-type="float">
            <text:p>30654302</text:p>
          </table:table-cell>
          <table:table-cell table:formula="of:=TIME( ; ;[.A1918]/1000)" office:value-type="time" office:time-value="PT08H30M54.302S" calcext:value-type="time">
            <text:p>08:30:54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978.98" calcext:value-type="float">
            <text:p>1978.98</text:p>
          </table:table-cell>
          <table:table-cell office:value-type="float" office:value="2311.26" calcext:value-type="float">
            <text:p>2311.26</text:p>
          </table:table-cell>
        </table:table-row>
        <table:table-row table:style-name="ro1">
          <table:table-cell office:value-type="float" office:value="30670302" calcext:value-type="float">
            <text:p>30670302</text:p>
          </table:table-cell>
          <table:table-cell table:formula="of:=TIME( ; ;[.A1919]/1000)" office:value-type="time" office:time-value="PT08H31M10.302S" calcext:value-type="time">
            <text:p>08:31:10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979.96" calcext:value-type="float">
            <text:p>1979.96</text:p>
          </table:table-cell>
          <table:table-cell office:value-type="float" office:value="2312.35" calcext:value-type="float">
            <text:p>2312.35</text:p>
          </table:table-cell>
        </table:table-row>
        <table:table-row table:style-name="ro1">
          <table:table-cell office:value-type="float" office:value="30686302" calcext:value-type="float">
            <text:p>30686302</text:p>
          </table:table-cell>
          <table:table-cell table:formula="of:=TIME( ; ;[.A1920]/1000)" office:value-type="time" office:time-value="PT08H31M26.302S" calcext:value-type="time">
            <text:p>08:31:26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4.56" calcext:value-type="float">
            <text:p>244.56</text:p>
          </table:table-cell>
          <table:table-cell office:value-type="float" office:value="1980.94" calcext:value-type="float">
            <text:p>1980.94</text:p>
          </table:table-cell>
          <table:table-cell office:value-type="float" office:value="2313.44" calcext:value-type="float">
            <text:p>2313.44</text:p>
          </table:table-cell>
        </table:table-row>
        <table:table-row table:style-name="ro1">
          <table:table-cell office:value-type="float" office:value="30702302" calcext:value-type="float">
            <text:p>30702302</text:p>
          </table:table-cell>
          <table:table-cell table:formula="of:=TIME( ; ;[.A1921]/1000)" office:value-type="time" office:time-value="PT08H31M42.302S" calcext:value-type="time">
            <text:p>08:31:42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981.93" calcext:value-type="float">
            <text:p>1981.93</text:p>
          </table:table-cell>
          <table:table-cell office:value-type="float" office:value="2314.53" calcext:value-type="float">
            <text:p>2314.53</text:p>
          </table:table-cell>
        </table:table-row>
        <table:table-row table:style-name="ro1">
          <table:table-cell office:value-type="float" office:value="30718302" calcext:value-type="float">
            <text:p>30718302</text:p>
          </table:table-cell>
          <table:table-cell table:formula="of:=TIME( ; ;[.A1922]/1000)" office:value-type="time" office:time-value="PT08H31M58.302S" calcext:value-type="time">
            <text:p>08:31:58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982.91" calcext:value-type="float">
            <text:p>1982.91</text:p>
          </table:table-cell>
          <table:table-cell office:value-type="float" office:value="2315.62" calcext:value-type="float">
            <text:p>2315.62</text:p>
          </table:table-cell>
        </table:table-row>
        <table:table-row table:style-name="ro1">
          <table:table-cell office:value-type="float" office:value="30734302" calcext:value-type="float">
            <text:p>30734302</text:p>
          </table:table-cell>
          <table:table-cell table:formula="of:=TIME( ; ;[.A1923]/1000)" office:value-type="time" office:time-value="PT08H32M14.302S" calcext:value-type="time">
            <text:p>08:32:14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4" calcext:value-type="float">
            <text:p>245.44</text:p>
          </table:table-cell>
          <table:table-cell office:value-type="float" office:value="1983.89" calcext:value-type="float">
            <text:p>1983.89</text:p>
          </table:table-cell>
          <table:table-cell office:value-type="float" office:value="2316.71" calcext:value-type="float">
            <text:p>2316.71</text:p>
          </table:table-cell>
        </table:table-row>
        <table:table-row table:style-name="ro1">
          <table:table-cell office:value-type="float" office:value="30750302" calcext:value-type="float">
            <text:p>30750302</text:p>
          </table:table-cell>
          <table:table-cell table:formula="of:=TIME( ; ;[.A1924]/1000)" office:value-type="time" office:time-value="PT08H32M30.302S" calcext:value-type="time">
            <text:p>08:32:30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984.88" calcext:value-type="float">
            <text:p>1984.88</text:p>
          </table:table-cell>
          <table:table-cell office:value-type="float" office:value="2317.8" calcext:value-type="float">
            <text:p>2317.8</text:p>
          </table:table-cell>
        </table:table-row>
        <table:table-row table:style-name="ro1">
          <table:table-cell office:value-type="float" office:value="30766302" calcext:value-type="float">
            <text:p>30766302</text:p>
          </table:table-cell>
          <table:table-cell table:formula="of:=TIME( ; ;[.A1925]/1000)" office:value-type="time" office:time-value="PT08H32M46.302S" calcext:value-type="time">
            <text:p>08:32:46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985.86" calcext:value-type="float">
            <text:p>1985.86</text:p>
          </table:table-cell>
          <table:table-cell office:value-type="float" office:value="2318.89" calcext:value-type="float">
            <text:p>2318.89</text:p>
          </table:table-cell>
        </table:table-row>
        <table:table-row table:style-name="ro1">
          <table:table-cell office:value-type="float" office:value="30782302" calcext:value-type="float">
            <text:p>30782302</text:p>
          </table:table-cell>
          <table:table-cell table:formula="of:=TIME( ; ;[.A1926]/1000)" office:value-type="time" office:time-value="PT08H33M02.302S" calcext:value-type="time">
            <text:p>08:33:02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4.45" calcext:value-type="float">
            <text:p>244.45</text:p>
          </table:table-cell>
          <table:table-cell office:value-type="float" office:value="1986.84" calcext:value-type="float">
            <text:p>1986.84</text:p>
          </table:table-cell>
          <table:table-cell office:value-type="float" office:value="2319.97" calcext:value-type="float">
            <text:p>2319.97</text:p>
          </table:table-cell>
        </table:table-row>
        <table:table-row table:style-name="ro1">
          <table:table-cell office:value-type="float" office:value="30798302" calcext:value-type="float">
            <text:p>30798302</text:p>
          </table:table-cell>
          <table:table-cell table:formula="of:=TIME( ; ;[.A1927]/1000)" office:value-type="time" office:time-value="PT08H33M18.302S" calcext:value-type="time">
            <text:p>08:33:18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987.82" calcext:value-type="float">
            <text:p>1987.82</text:p>
          </table:table-cell>
          <table:table-cell office:value-type="float" office:value="2321.06" calcext:value-type="float">
            <text:p>2321.06</text:p>
          </table:table-cell>
        </table:table-row>
        <table:table-row table:style-name="ro1">
          <table:table-cell office:value-type="float" office:value="30814302" calcext:value-type="float">
            <text:p>30814302</text:p>
          </table:table-cell>
          <table:table-cell table:formula="of:=TIME( ; ;[.A1928]/1000)" office:value-type="time" office:time-value="PT08H33M34.302S" calcext:value-type="time">
            <text:p>08:33:34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5.22" calcext:value-type="float">
            <text:p>245.22</text:p>
          </table:table-cell>
          <table:table-cell office:value-type="float" office:value="1988.8" calcext:value-type="float">
            <text:p>1988.8</text:p>
          </table:table-cell>
          <table:table-cell office:value-type="float" office:value="2322.15" calcext:value-type="float">
            <text:p>2322.15</text:p>
          </table:table-cell>
        </table:table-row>
        <table:table-row table:style-name="ro1">
          <table:table-cell office:value-type="float" office:value="30830302" calcext:value-type="float">
            <text:p>30830302</text:p>
          </table:table-cell>
          <table:table-cell table:formula="of:=TIME( ; ;[.A1929]/1000)" office:value-type="time" office:time-value="PT08H33M50.302S" calcext:value-type="time">
            <text:p>08:33:50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989.79" calcext:value-type="float">
            <text:p>1989.79</text:p>
          </table:table-cell>
          <table:table-cell office:value-type="float" office:value="2323.24" calcext:value-type="float">
            <text:p>2323.24</text:p>
          </table:table-cell>
        </table:table-row>
        <table:table-row table:style-name="ro1">
          <table:table-cell office:value-type="float" office:value="30846302" calcext:value-type="float">
            <text:p>30846302</text:p>
          </table:table-cell>
          <table:table-cell table:formula="of:=TIME( ; ;[.A1930]/1000)" office:value-type="time" office:time-value="PT08H34M06.302S" calcext:value-type="time">
            <text:p>08:34:06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990.77" calcext:value-type="float">
            <text:p>1990.77</text:p>
          </table:table-cell>
          <table:table-cell office:value-type="float" office:value="2324.32" calcext:value-type="float">
            <text:p>2324.32</text:p>
          </table:table-cell>
        </table:table-row>
        <table:table-row table:style-name="ro1">
          <table:table-cell office:value-type="float" office:value="30862302" calcext:value-type="float">
            <text:p>30862302</text:p>
          </table:table-cell>
          <table:table-cell table:formula="of:=TIME( ; ;[.A1931]/1000)" office:value-type="time" office:time-value="PT08H34M22.302S" calcext:value-type="time">
            <text:p>08:34:22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991.75" calcext:value-type="float">
            <text:p>1991.75</text:p>
          </table:table-cell>
          <table:table-cell office:value-type="float" office:value="2325.41" calcext:value-type="float">
            <text:p>2325.41</text:p>
          </table:table-cell>
        </table:table-row>
        <table:table-row table:style-name="ro1">
          <table:table-cell office:value-type="float" office:value="30878302" calcext:value-type="float">
            <text:p>30878302</text:p>
          </table:table-cell>
          <table:table-cell table:formula="of:=TIME( ; ;[.A1932]/1000)" office:value-type="time" office:time-value="PT08H34M38.302S" calcext:value-type="time">
            <text:p>08:34:38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2.73" calcext:value-type="float">
            <text:p>1992.73</text:p>
          </table:table-cell>
          <table:table-cell office:value-type="float" office:value="2326.5" calcext:value-type="float">
            <text:p>2326.5</text:p>
          </table:table-cell>
        </table:table-row>
        <table:table-row table:style-name="ro1">
          <table:table-cell office:value-type="float" office:value="30894302" calcext:value-type="float">
            <text:p>30894302</text:p>
          </table:table-cell>
          <table:table-cell table:formula="of:=TIME( ; ;[.A1933]/1000)" office:value-type="time" office:time-value="PT08H34M54.302S" calcext:value-type="time">
            <text:p>08:34:54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3.71" calcext:value-type="float">
            <text:p>1993.71</text:p>
          </table:table-cell>
          <table:table-cell office:value-type="float" office:value="2327.58" calcext:value-type="float">
            <text:p>2327.58</text:p>
          </table:table-cell>
        </table:table-row>
        <table:table-row table:style-name="ro1">
          <table:table-cell office:value-type="float" office:value="30910302" calcext:value-type="float">
            <text:p>30910302</text:p>
          </table:table-cell>
          <table:table-cell table:formula="of:=TIME( ; ;[.A1934]/1000)" office:value-type="time" office:time-value="PT08H35M10.302S" calcext:value-type="time">
            <text:p>08:35:10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4.69" calcext:value-type="float">
            <text:p>1994.69</text:p>
          </table:table-cell>
          <table:table-cell office:value-type="float" office:value="2328.67" calcext:value-type="float">
            <text:p>2328.67</text:p>
          </table:table-cell>
        </table:table-row>
        <table:table-row table:style-name="ro1">
          <table:table-cell office:value-type="float" office:value="30926302" calcext:value-type="float">
            <text:p>30926302</text:p>
          </table:table-cell>
          <table:table-cell table:formula="of:=TIME( ; ;[.A1935]/1000)" office:value-type="time" office:time-value="PT08H35M26.302S" calcext:value-type="time">
            <text:p>08:35:26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5.67" calcext:value-type="float">
            <text:p>1995.67</text:p>
          </table:table-cell>
          <table:table-cell office:value-type="float" office:value="2329.75" calcext:value-type="float">
            <text:p>2329.75</text:p>
          </table:table-cell>
        </table:table-row>
        <table:table-row table:style-name="ro1">
          <table:table-cell office:value-type="float" office:value="30942302" calcext:value-type="float">
            <text:p>30942302</text:p>
          </table:table-cell>
          <table:table-cell table:formula="of:=TIME( ; ;[.A1936]/1000)" office:value-type="time" office:time-value="PT08H35M42.302S" calcext:value-type="time">
            <text:p>08:35:42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6.65" calcext:value-type="float">
            <text:p>1996.65</text:p>
          </table:table-cell>
          <table:table-cell office:value-type="float" office:value="2330.84" calcext:value-type="float">
            <text:p>2330.84</text:p>
          </table:table-cell>
        </table:table-row>
        <table:table-row table:style-name="ro1">
          <table:table-cell office:value-type="float" office:value="30958302" calcext:value-type="float">
            <text:p>30958302</text:p>
          </table:table-cell>
          <table:table-cell table:formula="of:=TIME( ; ;[.A1937]/1000)" office:value-type="time" office:time-value="PT08H35M58.302S" calcext:value-type="time">
            <text:p>08:35:58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997.63" calcext:value-type="float">
            <text:p>1997.63</text:p>
          </table:table-cell>
          <table:table-cell office:value-type="float" office:value="2331.93" calcext:value-type="float">
            <text:p>2331.93</text:p>
          </table:table-cell>
        </table:table-row>
        <table:table-row table:style-name="ro1">
          <table:table-cell office:value-type="float" office:value="30974302" calcext:value-type="float">
            <text:p>30974302</text:p>
          </table:table-cell>
          <table:table-cell table:formula="of:=TIME( ; ;[.A1938]/1000)" office:value-type="time" office:time-value="PT08H36M14.302S" calcext:value-type="time">
            <text:p>08:36:14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998.61" calcext:value-type="float">
            <text:p>1998.61</text:p>
          </table:table-cell>
          <table:table-cell office:value-type="float" office:value="2333.01" calcext:value-type="float">
            <text:p>2333.01</text:p>
          </table:table-cell>
        </table:table-row>
        <table:table-row table:style-name="ro1">
          <table:table-cell office:value-type="float" office:value="30990302" calcext:value-type="float">
            <text:p>30990302</text:p>
          </table:table-cell>
          <table:table-cell table:formula="of:=TIME( ; ;[.A1939]/1000)" office:value-type="time" office:time-value="PT08H36M30.302S" calcext:value-type="time">
            <text:p>08:36:30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9" calcext:value-type="float">
            <text:p>243.89</text:p>
          </table:table-cell>
          <table:table-cell office:value-type="float" office:value="1999.59" calcext:value-type="float">
            <text:p>1999.59</text:p>
          </table:table-cell>
          <table:table-cell office:value-type="float" office:value="2334.1" calcext:value-type="float">
            <text:p>2334.1</text:p>
          </table:table-cell>
        </table:table-row>
        <table:table-row table:style-name="ro1">
          <table:table-cell office:value-type="float" office:value="31006302" calcext:value-type="float">
            <text:p>31006302</text:p>
          </table:table-cell>
          <table:table-cell table:formula="of:=TIME( ; ;[.A1940]/1000)" office:value-type="time" office:time-value="PT08H36M46.302S" calcext:value-type="time">
            <text:p>08:36:46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000.57" calcext:value-type="float">
            <text:p>2000.57</text:p>
          </table:table-cell>
          <table:table-cell office:value-type="float" office:value="2335.18" calcext:value-type="float">
            <text:p>2335.18</text:p>
          </table:table-cell>
        </table:table-row>
        <table:table-row table:style-name="ro1">
          <table:table-cell office:value-type="float" office:value="31022302" calcext:value-type="float">
            <text:p>31022302</text:p>
          </table:table-cell>
          <table:table-cell table:formula="of:=TIME( ; ;[.A1941]/1000)" office:value-type="time" office:time-value="PT08H37M02.302S" calcext:value-type="time">
            <text:p>08:37:02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001.55" calcext:value-type="float">
            <text:p>2001.55</text:p>
          </table:table-cell>
          <table:table-cell office:value-type="float" office:value="2336.26" calcext:value-type="float">
            <text:p>2336.26</text:p>
          </table:table-cell>
        </table:table-row>
        <table:table-row table:style-name="ro1">
          <table:table-cell office:value-type="float" office:value="31038302" calcext:value-type="float">
            <text:p>31038302</text:p>
          </table:table-cell>
          <table:table-cell table:formula="of:=TIME( ; ;[.A1942]/1000)" office:value-type="time" office:time-value="PT08H37M18.302S" calcext:value-type="time">
            <text:p>08:37:18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002.53" calcext:value-type="float">
            <text:p>2002.53</text:p>
          </table:table-cell>
          <table:table-cell office:value-type="float" office:value="2337.34" calcext:value-type="float">
            <text:p>2337.34</text:p>
          </table:table-cell>
        </table:table-row>
        <table:table-row table:style-name="ro1">
          <table:table-cell office:value-type="float" office:value="31054302" calcext:value-type="float">
            <text:p>31054302</text:p>
          </table:table-cell>
          <table:table-cell table:formula="of:=TIME( ; ;[.A1943]/1000)" office:value-type="time" office:time-value="PT08H37M34.302S" calcext:value-type="time">
            <text:p>08:37:34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2003.51" calcext:value-type="float">
            <text:p>2003.51</text:p>
          </table:table-cell>
          <table:table-cell office:value-type="float" office:value="2338.43" calcext:value-type="float">
            <text:p>2338.43</text:p>
          </table:table-cell>
        </table:table-row>
        <table:table-row table:style-name="ro1">
          <table:table-cell office:value-type="float" office:value="31070302" calcext:value-type="float">
            <text:p>31070302</text:p>
          </table:table-cell>
          <table:table-cell table:formula="of:=TIME( ; ;[.A1944]/1000)" office:value-type="time" office:time-value="PT08H37M50.302S" calcext:value-type="time">
            <text:p>08:37:50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004.49" calcext:value-type="float">
            <text:p>2004.49</text:p>
          </table:table-cell>
          <table:table-cell office:value-type="float" office:value="2339.51" calcext:value-type="float">
            <text:p>2339.51</text:p>
          </table:table-cell>
        </table:table-row>
        <table:table-row table:style-name="ro1">
          <table:table-cell office:value-type="float" office:value="31086302" calcext:value-type="float">
            <text:p>31086302</text:p>
          </table:table-cell>
          <table:table-cell table:formula="of:=TIME( ; ;[.A1945]/1000)" office:value-type="time" office:time-value="PT08H38M06.302S" calcext:value-type="time">
            <text:p>08:38:06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005.47" calcext:value-type="float">
            <text:p>2005.47</text:p>
          </table:table-cell>
          <table:table-cell office:value-type="float" office:value="2340.59" calcext:value-type="float">
            <text:p>2340.59</text:p>
          </table:table-cell>
        </table:table-row>
        <table:table-row table:style-name="ro1">
          <table:table-cell office:value-type="float" office:value="31102302" calcext:value-type="float">
            <text:p>31102302</text:p>
          </table:table-cell>
          <table:table-cell table:formula="of:=TIME( ; ;[.A1946]/1000)" office:value-type="time" office:time-value="PT08H38M22.302S" calcext:value-type="time">
            <text:p>08:38:22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3.77" calcext:value-type="float">
            <text:p>243.77</text:p>
          </table:table-cell>
          <table:table-cell office:value-type="float" office:value="2006.45" calcext:value-type="float">
            <text:p>2006.45</text:p>
          </table:table-cell>
          <table:table-cell office:value-type="float" office:value="2341.67" calcext:value-type="float">
            <text:p>2341.67</text:p>
          </table:table-cell>
        </table:table-row>
        <table:table-row table:style-name="ro1">
          <table:table-cell office:value-type="float" office:value="31118302" calcext:value-type="float">
            <text:p>31118302</text:p>
          </table:table-cell>
          <table:table-cell table:formula="of:=TIME( ; ;[.A1947]/1000)" office:value-type="time" office:time-value="PT08H38M38.302S" calcext:value-type="time">
            <text:p>08:38:38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007.43" calcext:value-type="float">
            <text:p>2007.43</text:p>
          </table:table-cell>
          <table:table-cell office:value-type="float" office:value="2342.76" calcext:value-type="float">
            <text:p>2342.76</text:p>
          </table:table-cell>
        </table:table-row>
        <table:table-row table:style-name="ro1">
          <table:table-cell office:value-type="float" office:value="31134302" calcext:value-type="float">
            <text:p>31134302</text:p>
          </table:table-cell>
          <table:table-cell table:formula="of:=TIME( ; ;[.A1948]/1000)" office:value-type="time" office:time-value="PT08H38M54.302S" calcext:value-type="time">
            <text:p>08:38:54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008.41" calcext:value-type="float">
            <text:p>2008.41</text:p>
          </table:table-cell>
          <table:table-cell office:value-type="float" office:value="2343.84" calcext:value-type="float">
            <text:p>2343.84</text:p>
          </table:table-cell>
        </table:table-row>
        <table:table-row table:style-name="ro1">
          <table:table-cell office:value-type="float" office:value="31150302" calcext:value-type="float">
            <text:p>31150302</text:p>
          </table:table-cell>
          <table:table-cell table:formula="of:=TIME( ; ;[.A1949]/1000)" office:value-type="time" office:time-value="PT08H39M10.302S" calcext:value-type="time">
            <text:p>08:39:10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2009.39" calcext:value-type="float">
            <text:p>2009.39</text:p>
          </table:table-cell>
          <table:table-cell office:value-type="float" office:value="2344.92" calcext:value-type="float">
            <text:p>2344.92</text:p>
          </table:table-cell>
        </table:table-row>
        <table:table-row table:style-name="ro1">
          <table:table-cell office:value-type="float" office:value="31166302" calcext:value-type="float">
            <text:p>31166302</text:p>
          </table:table-cell>
          <table:table-cell table:formula="of:=TIME( ; ;[.A1950]/1000)" office:value-type="time" office:time-value="PT08H39M26.302S" calcext:value-type="time">
            <text:p>08:39:26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7" calcext:value-type="float">
            <text:p>242.67</text:p>
          </table:table-cell>
          <table:table-cell office:value-type="float" office:value="2010.37" calcext:value-type="float">
            <text:p>2010.37</text:p>
          </table:table-cell>
          <table:table-cell office:value-type="float" office:value="2346" calcext:value-type="float">
            <text:p>2346</text:p>
          </table:table-cell>
        </table:table-row>
        <table:table-row table:style-name="ro1">
          <table:table-cell office:value-type="float" office:value="31182302" calcext:value-type="float">
            <text:p>31182302</text:p>
          </table:table-cell>
          <table:table-cell table:formula="of:=TIME( ; ;[.A1951]/1000)" office:value-type="time" office:time-value="PT08H39M42.302S" calcext:value-type="time">
            <text:p>08:39:42</text:p>
          </table:table-cell>
          <table:table-cell office:value-type="float" office:value="1.1" calcext:value-type="float">
            <text:p>1.1</text:p>
          </table:table-cell>
          <table:table-cell office:value-type="float" office:value="220.2" calcext:value-type="float">
            <text:p>220.2</text:p>
          </table:table-cell>
          <table:table-cell office:value-type="float" office:value="242.66" calcext:value-type="float">
            <text:p>242.66</text:p>
          </table:table-cell>
          <table:table-cell office:value-type="float" office:value="2011.35" calcext:value-type="float">
            <text:p>2011.35</text:p>
          </table:table-cell>
          <table:table-cell office:value-type="float" office:value="2347.08" calcext:value-type="float">
            <text:p>2347.08</text:p>
          </table:table-cell>
        </table:table-row>
        <table:table-row table:style-name="ro1">
          <table:table-cell office:value-type="float" office:value="31198302" calcext:value-type="float">
            <text:p>31198302</text:p>
          </table:table-cell>
          <table:table-cell table:formula="of:=TIME( ; ;[.A1952]/1000)" office:value-type="time" office:time-value="PT08H39M58.302S" calcext:value-type="time">
            <text:p>08:39:58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4" calcext:value-type="float">
            <text:p>243.44</text:p>
          </table:table-cell>
          <table:table-cell office:value-type="float" office:value="2012.33" calcext:value-type="float">
            <text:p>2012.33</text:p>
          </table:table-cell>
          <table:table-cell office:value-type="float" office:value="2348.16" calcext:value-type="float">
            <text:p>2348.16</text:p>
          </table:table-cell>
        </table:table-row>
        <table:table-row table:style-name="ro1">
          <table:table-cell office:value-type="float" office:value="31214302" calcext:value-type="float">
            <text:p>31214302</text:p>
          </table:table-cell>
          <table:table-cell table:formula="of:=TIME( ; ;[.A1953]/1000)" office:value-type="time" office:time-value="PT08H40M14.302S" calcext:value-type="time">
            <text:p>08:40:14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013.31" calcext:value-type="float">
            <text:p>2013.31</text:p>
          </table:table-cell>
          <table:table-cell office:value-type="float" office:value="2349.24" calcext:value-type="float">
            <text:p>2349.24</text:p>
          </table:table-cell>
        </table:table-row>
        <table:table-row table:style-name="ro1">
          <table:table-cell office:value-type="float" office:value="31230302" calcext:value-type="float">
            <text:p>31230302</text:p>
          </table:table-cell>
          <table:table-cell table:formula="of:=TIME( ; ;[.A1954]/1000)" office:value-type="time" office:time-value="PT08H40M30.302S" calcext:value-type="time">
            <text:p>08:40:30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3.43" calcext:value-type="float">
            <text:p>243.43</text:p>
          </table:table-cell>
          <table:table-cell office:value-type="float" office:value="2014.28" calcext:value-type="float">
            <text:p>2014.28</text:p>
          </table:table-cell>
          <table:table-cell office:value-type="float" office:value="2350.32" calcext:value-type="float">
            <text:p>2350.32</text:p>
          </table:table-cell>
        </table:table-row>
        <table:table-row table:style-name="ro1">
          <table:table-cell office:value-type="float" office:value="31246302" calcext:value-type="float">
            <text:p>31246302</text:p>
          </table:table-cell>
          <table:table-cell table:formula="of:=TIME( ; ;[.A1955]/1000)" office:value-type="time" office:time-value="PT08H40M46.302S" calcext:value-type="time">
            <text:p>08:40:46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015.26" calcext:value-type="float">
            <text:p>2015.26</text:p>
          </table:table-cell>
          <table:table-cell office:value-type="float" office:value="2351.4" calcext:value-type="float">
            <text:p>2351.4</text:p>
          </table:table-cell>
        </table:table-row>
        <table:table-row table:style-name="ro1">
          <table:table-cell office:value-type="float" office:value="31262302" calcext:value-type="float">
            <text:p>31262302</text:p>
          </table:table-cell>
          <table:table-cell table:formula="of:=TIME( ; ;[.A1956]/1000)" office:value-type="time" office:time-value="PT08H41M02.302S" calcext:value-type="time">
            <text:p>08:41:02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016.24" calcext:value-type="float">
            <text:p>2016.24</text:p>
          </table:table-cell>
          <table:table-cell office:value-type="float" office:value="2352.48" calcext:value-type="float">
            <text:p>2352.48</text:p>
          </table:table-cell>
        </table:table-row>
        <table:table-row table:style-name="ro1">
          <table:table-cell office:value-type="float" office:value="31278302" calcext:value-type="float">
            <text:p>31278302</text:p>
          </table:table-cell>
          <table:table-cell table:formula="of:=TIME( ; ;[.A1957]/1000)" office:value-type="time" office:time-value="PT08H41M18.302S" calcext:value-type="time">
            <text:p>08:41:18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017.22" calcext:value-type="float">
            <text:p>2017.22</text:p>
          </table:table-cell>
          <table:table-cell office:value-type="float" office:value="2353.56" calcext:value-type="float">
            <text:p>2353.56</text:p>
          </table:table-cell>
        </table:table-row>
        <table:table-row table:style-name="ro1">
          <table:table-cell office:value-type="float" office:value="31294302" calcext:value-type="float">
            <text:p>31294302</text:p>
          </table:table-cell>
          <table:table-cell table:formula="of:=TIME( ; ;[.A1958]/1000)" office:value-type="time" office:time-value="PT08H41M34.302S" calcext:value-type="time">
            <text:p>08:41:34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018.2" calcext:value-type="float">
            <text:p>2018.2</text:p>
          </table:table-cell>
          <table:table-cell office:value-type="float" office:value="2354.64" calcext:value-type="float">
            <text:p>2354.64</text:p>
          </table:table-cell>
        </table:table-row>
        <table:table-row table:style-name="ro1">
          <table:table-cell office:value-type="float" office:value="31310302" calcext:value-type="float">
            <text:p>31310302</text:p>
          </table:table-cell>
          <table:table-cell table:formula="of:=TIME( ; ;[.A1959]/1000)" office:value-type="time" office:time-value="PT08H41M50.302S" calcext:value-type="time">
            <text:p>08:41:50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2019.18" calcext:value-type="float">
            <text:p>2019.18</text:p>
          </table:table-cell>
          <table:table-cell office:value-type="float" office:value="2355.71" calcext:value-type="float">
            <text:p>2355.71</text:p>
          </table:table-cell>
        </table:table-row>
        <table:table-row table:style-name="ro1">
          <table:table-cell office:value-type="float" office:value="31326302" calcext:value-type="float">
            <text:p>31326302</text:p>
          </table:table-cell>
          <table:table-cell table:formula="of:=TIME( ; ;[.A1960]/1000)" office:value-type="time" office:time-value="PT08H42M06.302S" calcext:value-type="time">
            <text:p>08:42:06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2020.15" calcext:value-type="float">
            <text:p>2020.15</text:p>
          </table:table-cell>
          <table:table-cell office:value-type="float" office:value="2356.79" calcext:value-type="float">
            <text:p>2356.79</text:p>
          </table:table-cell>
        </table:table-row>
        <table:table-row table:style-name="ro1">
          <table:table-cell office:value-type="float" office:value="31342302" calcext:value-type="float">
            <text:p>31342302</text:p>
          </table:table-cell>
          <table:table-cell table:formula="of:=TIME( ; ;[.A1961]/1000)" office:value-type="time" office:time-value="PT08H42M22.302S" calcext:value-type="time">
            <text:p>08:42:22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2021.13" calcext:value-type="float">
            <text:p>2021.13</text:p>
          </table:table-cell>
          <table:table-cell office:value-type="float" office:value="2357.87" calcext:value-type="float">
            <text:p>2357.87</text:p>
          </table:table-cell>
        </table:table-row>
        <table:table-row table:style-name="ro1">
          <table:table-cell office:value-type="float" office:value="31358302" calcext:value-type="float">
            <text:p>31358302</text:p>
          </table:table-cell>
          <table:table-cell table:formula="of:=TIME( ; ;[.A1962]/1000)" office:value-type="time" office:time-value="PT08H42M38.302S" calcext:value-type="time">
            <text:p>08:42:38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2022.11" calcext:value-type="float">
            <text:p>2022.11</text:p>
          </table:table-cell>
          <table:table-cell office:value-type="float" office:value="2358.95" calcext:value-type="float">
            <text:p>2358.95</text:p>
          </table:table-cell>
        </table:table-row>
        <table:table-row table:style-name="ro1">
          <table:table-cell office:value-type="float" office:value="31374302" calcext:value-type="float">
            <text:p>31374302</text:p>
          </table:table-cell>
          <table:table-cell table:formula="of:=TIME( ; ;[.A1963]/1000)" office:value-type="time" office:time-value="PT08H42M54.302S" calcext:value-type="time">
            <text:p>08:42:54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1" calcext:value-type="float">
            <text:p>242.21</text:p>
          </table:table-cell>
          <table:table-cell office:value-type="float" office:value="2023.08" calcext:value-type="float">
            <text:p>2023.08</text:p>
          </table:table-cell>
          <table:table-cell office:value-type="float" office:value="2360.03" calcext:value-type="float">
            <text:p>2360.03</text:p>
          </table:table-cell>
        </table:table-row>
        <table:table-row table:style-name="ro1">
          <table:table-cell office:value-type="float" office:value="31390302" calcext:value-type="float">
            <text:p>31390302</text:p>
          </table:table-cell>
          <table:table-cell table:formula="of:=TIME( ; ;[.A1964]/1000)" office:value-type="time" office:time-value="PT08H43M10.302S" calcext:value-type="time">
            <text:p>08:43:10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1" calcext:value-type="float">
            <text:p>242.11</text:p>
          </table:table-cell>
          <table:table-cell office:value-type="float" office:value="2024.06" calcext:value-type="float">
            <text:p>2024.06</text:p>
          </table:table-cell>
          <table:table-cell office:value-type="float" office:value="2361.1" calcext:value-type="float">
            <text:p>2361.1</text:p>
          </table:table-cell>
        </table:table-row>
        <table:table-row table:style-name="ro1">
          <table:table-cell office:value-type="float" office:value="31406302" calcext:value-type="float">
            <text:p>31406302</text:p>
          </table:table-cell>
          <table:table-cell table:formula="of:=TIME( ; ;[.A1965]/1000)" office:value-type="time" office:time-value="PT08H43M26.302S" calcext:value-type="time">
            <text:p>08:43:26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2025.04" calcext:value-type="float">
            <text:p>2025.04</text:p>
          </table:table-cell>
          <table:table-cell office:value-type="float" office:value="2362.18" calcext:value-type="float">
            <text:p>2362.18</text:p>
          </table:table-cell>
        </table:table-row>
        <table:table-row table:style-name="ro1">
          <table:table-cell office:value-type="float" office:value="31422302" calcext:value-type="float">
            <text:p>31422302</text:p>
          </table:table-cell>
          <table:table-cell table:formula="of:=TIME( ; ;[.A1966]/1000)" office:value-type="time" office:time-value="PT08H43M42.302S" calcext:value-type="time">
            <text:p>08:43:42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2026.01" calcext:value-type="float">
            <text:p>2026.01</text:p>
          </table:table-cell>
          <table:table-cell office:value-type="float" office:value="2363.25" calcext:value-type="float">
            <text:p>2363.25</text:p>
          </table:table-cell>
        </table:table-row>
        <table:table-row table:style-name="ro1">
          <table:table-cell office:value-type="float" office:value="31438302" calcext:value-type="float">
            <text:p>31438302</text:p>
          </table:table-cell>
          <table:table-cell table:formula="of:=TIME( ; ;[.A1967]/1000)" office:value-type="time" office:time-value="PT08H43M58.302S" calcext:value-type="time">
            <text:p>08:43:58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2026.99" calcext:value-type="float">
            <text:p>2026.99</text:p>
          </table:table-cell>
          <table:table-cell office:value-type="float" office:value="2364.33" calcext:value-type="float">
            <text:p>2364.33</text:p>
          </table:table-cell>
        </table:table-row>
        <table:table-row table:style-name="ro1">
          <table:table-cell office:value-type="float" office:value="31454302" calcext:value-type="float">
            <text:p>31454302</text:p>
          </table:table-cell>
          <table:table-cell table:formula="of:=TIME( ; ;[.A1968]/1000)" office:value-type="time" office:time-value="PT08H44M14.302S" calcext:value-type="time">
            <text:p>08:44:14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027.96" calcext:value-type="float">
            <text:p>2027.96</text:p>
          </table:table-cell>
          <table:table-cell office:value-type="float" office:value="2365.4" calcext:value-type="float">
            <text:p>2365.4</text:p>
          </table:table-cell>
        </table:table-row>
        <table:table-row table:style-name="ro1">
          <table:table-cell office:value-type="float" office:value="31470302" calcext:value-type="float">
            <text:p>31470302</text:p>
          </table:table-cell>
          <table:table-cell table:formula="of:=TIME( ; ;[.A1969]/1000)" office:value-type="time" office:time-value="PT08H44M30.302S" calcext:value-type="time">
            <text:p>08:44:30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028.94" calcext:value-type="float">
            <text:p>2028.94</text:p>
          </table:table-cell>
          <table:table-cell office:value-type="float" office:value="2366.48" calcext:value-type="float">
            <text:p>2366.48</text:p>
          </table:table-cell>
        </table:table-row>
        <table:table-row table:style-name="ro1">
          <table:table-cell office:value-type="float" office:value="31486302" calcext:value-type="float">
            <text:p>31486302</text:p>
          </table:table-cell>
          <table:table-cell table:formula="of:=TIME( ; ;[.A1970]/1000)" office:value-type="time" office:time-value="PT08H44M46.302S" calcext:value-type="time">
            <text:p>08:44:46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2029.92" calcext:value-type="float">
            <text:p>2029.92</text:p>
          </table:table-cell>
          <table:table-cell office:value-type="float" office:value="2367.55" calcext:value-type="float">
            <text:p>2367.55</text:p>
          </table:table-cell>
        </table:table-row>
        <table:table-row table:style-name="ro1">
          <table:table-cell office:value-type="float" office:value="31502302" calcext:value-type="float">
            <text:p>31502302</text:p>
          </table:table-cell>
          <table:table-cell table:formula="of:=TIME( ; ;[.A1971]/1000)" office:value-type="time" office:time-value="PT08H45M02.302S" calcext:value-type="time">
            <text:p>08:45:02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030.89" calcext:value-type="float">
            <text:p>2030.89</text:p>
          </table:table-cell>
          <table:table-cell office:value-type="float" office:value="2368.62" calcext:value-type="float">
            <text:p>2368.62</text:p>
          </table:table-cell>
        </table:table-row>
        <table:table-row table:style-name="ro1">
          <table:table-cell office:value-type="float" office:value="31518302" calcext:value-type="float">
            <text:p>31518302</text:p>
          </table:table-cell>
          <table:table-cell table:formula="of:=TIME( ; ;[.A1972]/1000)" office:value-type="time" office:time-value="PT08H45M18.302S" calcext:value-type="time">
            <text:p>08:45:18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031.87" calcext:value-type="float">
            <text:p>2031.87</text:p>
          </table:table-cell>
          <table:table-cell office:value-type="float" office:value="2369.7" calcext:value-type="float">
            <text:p>2369.7</text:p>
          </table:table-cell>
        </table:table-row>
        <table:table-row table:style-name="ro1">
          <table:table-cell office:value-type="float" office:value="31534302" calcext:value-type="float">
            <text:p>31534302</text:p>
          </table:table-cell>
          <table:table-cell table:formula="of:=TIME( ; ;[.A1973]/1000)" office:value-type="time" office:time-value="PT08H45M34.302S" calcext:value-type="time">
            <text:p>08:45:34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2032.84" calcext:value-type="float">
            <text:p>2032.84</text:p>
          </table:table-cell>
          <table:table-cell office:value-type="float" office:value="2370.77" calcext:value-type="float">
            <text:p>2370.77</text:p>
          </table:table-cell>
        </table:table-row>
        <table:table-row table:style-name="ro1">
          <table:table-cell office:value-type="float" office:value="31550302" calcext:value-type="float">
            <text:p>31550302</text:p>
          </table:table-cell>
          <table:table-cell table:formula="of:=TIME( ; ;[.A1974]/1000)" office:value-type="time" office:time-value="PT08H45M50.302S" calcext:value-type="time">
            <text:p>08:45:50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0.89" calcext:value-type="float">
            <text:p>240.89</text:p>
          </table:table-cell>
          <table:table-cell office:value-type="float" office:value="2033.82" calcext:value-type="float">
            <text:p>2033.82</text:p>
          </table:table-cell>
          <table:table-cell office:value-type="float" office:value="2371.84" calcext:value-type="float">
            <text:p>2371.84</text:p>
          </table:table-cell>
        </table:table-row>
        <table:table-row table:style-name="ro1">
          <table:table-cell office:value-type="float" office:value="31566302" calcext:value-type="float">
            <text:p>31566302</text:p>
          </table:table-cell>
          <table:table-cell table:formula="of:=TIME( ; ;[.A1975]/1000)" office:value-type="time" office:time-value="PT08H46M06.302S" calcext:value-type="time">
            <text:p>08:46:06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2034.79" calcext:value-type="float">
            <text:p>2034.79</text:p>
          </table:table-cell>
          <table:table-cell office:value-type="float" office:value="2372.92" calcext:value-type="float">
            <text:p>2372.92</text:p>
          </table:table-cell>
        </table:table-row>
        <table:table-row table:style-name="ro1">
          <table:table-cell office:value-type="float" office:value="31582302" calcext:value-type="float">
            <text:p>31582302</text:p>
          </table:table-cell>
          <table:table-cell table:formula="of:=TIME( ; ;[.A1976]/1000)" office:value-type="time" office:time-value="PT08H46M22.302S" calcext:value-type="time">
            <text:p>08:46:22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2035.77" calcext:value-type="float">
            <text:p>2035.77</text:p>
          </table:table-cell>
          <table:table-cell office:value-type="float" office:value="2373.99" calcext:value-type="float">
            <text:p>2373.99</text:p>
          </table:table-cell>
        </table:table-row>
        <table:table-row table:style-name="ro1">
          <table:table-cell office:value-type="float" office:value="31598302" calcext:value-type="float">
            <text:p>31598302</text:p>
          </table:table-cell>
          <table:table-cell table:formula="of:=TIME( ; ;[.A1977]/1000)" office:value-type="time" office:time-value="PT08H46M38.302S" calcext:value-type="time">
            <text:p>08:46:38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0.78" calcext:value-type="float">
            <text:p>240.78</text:p>
          </table:table-cell>
          <table:table-cell office:value-type="float" office:value="2036.74" calcext:value-type="float">
            <text:p>2036.74</text:p>
          </table:table-cell>
          <table:table-cell office:value-type="float" office:value="2375.06" calcext:value-type="float">
            <text:p>2375.06</text:p>
          </table:table-cell>
        </table:table-row>
        <table:table-row table:style-name="ro1">
          <table:table-cell office:value-type="float" office:value="31614302" calcext:value-type="float">
            <text:p>31614302</text:p>
          </table:table-cell>
          <table:table-cell table:formula="of:=TIME( ; ;[.A1978]/1000)" office:value-type="time" office:time-value="PT08H46M54.302S" calcext:value-type="time">
            <text:p>08:46:54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2037.72" calcext:value-type="float">
            <text:p>2037.72</text:p>
          </table:table-cell>
          <table:table-cell office:value-type="float" office:value="2376.13" calcext:value-type="float">
            <text:p>2376.13</text:p>
          </table:table-cell>
        </table:table-row>
        <table:table-row table:style-name="ro1">
          <table:table-cell office:value-type="float" office:value="31630302" calcext:value-type="float">
            <text:p>31630302</text:p>
          </table:table-cell>
          <table:table-cell table:formula="of:=TIME( ; ;[.A1979]/1000)" office:value-type="time" office:time-value="PT08H47M10.302S" calcext:value-type="time">
            <text:p>08:47:10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2038.69" calcext:value-type="float">
            <text:p>2038.69</text:p>
          </table:table-cell>
          <table:table-cell office:value-type="float" office:value="2377.2" calcext:value-type="float">
            <text:p>2377.2</text:p>
          </table:table-cell>
        </table:table-row>
        <table:table-row table:style-name="ro1">
          <table:table-cell office:value-type="float" office:value="31646302" calcext:value-type="float">
            <text:p>31646302</text:p>
          </table:table-cell>
          <table:table-cell table:formula="of:=TIME( ; ;[.A1980]/1000)" office:value-type="time" office:time-value="PT08H47M26.302S" calcext:value-type="time">
            <text:p>08:47:26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2039.66" calcext:value-type="float">
            <text:p>2039.66</text:p>
          </table:table-cell>
          <table:table-cell office:value-type="float" office:value="2378.27" calcext:value-type="float">
            <text:p>2378.27</text:p>
          </table:table-cell>
        </table:table-row>
        <table:table-row table:style-name="ro1">
          <table:table-cell office:value-type="float" office:value="31662302" calcext:value-type="float">
            <text:p>31662302</text:p>
          </table:table-cell>
          <table:table-cell table:formula="of:=TIME( ; ;[.A1981]/1000)" office:value-type="time" office:time-value="PT08H47M42.302S" calcext:value-type="time">
            <text:p>08:47:42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2040.64" calcext:value-type="float">
            <text:p>2040.64</text:p>
          </table:table-cell>
          <table:table-cell office:value-type="float" office:value="2379.34" calcext:value-type="float">
            <text:p>2379.34</text:p>
          </table:table-cell>
        </table:table-row>
        <table:table-row table:style-name="ro1">
          <table:table-cell office:value-type="float" office:value="31678302" calcext:value-type="float">
            <text:p>31678302</text:p>
          </table:table-cell>
          <table:table-cell table:formula="of:=TIME( ; ;[.A1982]/1000)" office:value-type="time" office:time-value="PT08H47M58.302S" calcext:value-type="time">
            <text:p>08:47:58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41.61" calcext:value-type="float">
            <text:p>2041.61</text:p>
          </table:table-cell>
          <table:table-cell office:value-type="float" office:value="2380.41" calcext:value-type="float">
            <text:p>2380.41</text:p>
          </table:table-cell>
        </table:table-row>
        <table:table-row table:style-name="ro1">
          <table:table-cell office:value-type="float" office:value="31694302" calcext:value-type="float">
            <text:p>31694302</text:p>
          </table:table-cell>
          <table:table-cell table:formula="of:=TIME( ; ;[.A1983]/1000)" office:value-type="time" office:time-value="PT08H48M14.302S" calcext:value-type="time">
            <text:p>08:48:14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42.59" calcext:value-type="float">
            <text:p>2042.59</text:p>
          </table:table-cell>
          <table:table-cell office:value-type="float" office:value="2381.48" calcext:value-type="float">
            <text:p>2381.48</text:p>
          </table:table-cell>
        </table:table-row>
        <table:table-row table:style-name="ro1">
          <table:table-cell office:value-type="float" office:value="31710302" calcext:value-type="float">
            <text:p>31710302</text:p>
          </table:table-cell>
          <table:table-cell table:formula="of:=TIME( ; ;[.A1984]/1000)" office:value-type="time" office:time-value="PT08H48M30.302S" calcext:value-type="time">
            <text:p>08:48:30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43.56" calcext:value-type="float">
            <text:p>2043.56</text:p>
          </table:table-cell>
          <table:table-cell office:value-type="float" office:value="2382.55" calcext:value-type="float">
            <text:p>2382.55</text:p>
          </table:table-cell>
        </table:table-row>
        <table:table-row table:style-name="ro1">
          <table:table-cell office:value-type="float" office:value="31726302" calcext:value-type="float">
            <text:p>31726302</text:p>
          </table:table-cell>
          <table:table-cell table:formula="of:=TIME( ; ;[.A1985]/1000)" office:value-type="time" office:time-value="PT08H48M46.302S" calcext:value-type="time">
            <text:p>08:48:46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2044.53" calcext:value-type="float">
            <text:p>2044.53</text:p>
          </table:table-cell>
          <table:table-cell office:value-type="float" office:value="2383.62" calcext:value-type="float">
            <text:p>2383.62</text:p>
          </table:table-cell>
        </table:table-row>
        <table:table-row table:style-name="ro1">
          <table:table-cell office:value-type="float" office:value="31742302" calcext:value-type="float">
            <text:p>31742302</text:p>
          </table:table-cell>
          <table:table-cell table:formula="of:=TIME( ; ;[.A1986]/1000)" office:value-type="time" office:time-value="PT08H49M02.302S" calcext:value-type="time">
            <text:p>08:49:02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2045.51" calcext:value-type="float">
            <text:p>2045.51</text:p>
          </table:table-cell>
          <table:table-cell office:value-type="float" office:value="2384.69" calcext:value-type="float">
            <text:p>2384.69</text:p>
          </table:table-cell>
        </table:table-row>
        <table:table-row table:style-name="ro1">
          <table:table-cell office:value-type="float" office:value="31758302" calcext:value-type="float">
            <text:p>31758302</text:p>
          </table:table-cell>
          <table:table-cell table:formula="of:=TIME( ; ;[.A1987]/1000)" office:value-type="time" office:time-value="PT08H49M18.302S" calcext:value-type="time">
            <text:p>08:49:18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0.33" calcext:value-type="float">
            <text:p>240.33</text:p>
          </table:table-cell>
          <table:table-cell office:value-type="float" office:value="2046.48" calcext:value-type="float">
            <text:p>2046.48</text:p>
          </table:table-cell>
          <table:table-cell office:value-type="float" office:value="2385.76" calcext:value-type="float">
            <text:p>2385.76</text:p>
          </table:table-cell>
        </table:table-row>
        <table:table-row table:style-name="ro1">
          <table:table-cell office:value-type="float" office:value="31774302" calcext:value-type="float">
            <text:p>31774302</text:p>
          </table:table-cell>
          <table:table-cell table:formula="of:=TIME( ; ;[.A1988]/1000)" office:value-type="time" office:time-value="PT08H49M34.302S" calcext:value-type="time">
            <text:p>08:49:34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2047.45" calcext:value-type="float">
            <text:p>2047.45</text:p>
          </table:table-cell>
          <table:table-cell office:value-type="float" office:value="2386.82" calcext:value-type="float">
            <text:p>2386.82</text:p>
          </table:table-cell>
        </table:table-row>
        <table:table-row table:style-name="ro1">
          <table:table-cell office:value-type="float" office:value="31790302" calcext:value-type="float">
            <text:p>31790302</text:p>
          </table:table-cell>
          <table:table-cell table:formula="of:=TIME( ; ;[.A1989]/1000)" office:value-type="time" office:time-value="PT08H49M50.302S" calcext:value-type="time">
            <text:p>08:49:50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2048.42" calcext:value-type="float">
            <text:p>2048.42</text:p>
          </table:table-cell>
          <table:table-cell office:value-type="float" office:value="2387.89" calcext:value-type="float">
            <text:p>2387.89</text:p>
          </table:table-cell>
        </table:table-row>
        <table:table-row table:style-name="ro1">
          <table:table-cell office:value-type="float" office:value="31806302" calcext:value-type="float">
            <text:p>31806302</text:p>
          </table:table-cell>
          <table:table-cell table:formula="of:=TIME( ; ;[.A1990]/1000)" office:value-type="time" office:time-value="PT08H50M06.302S" calcext:value-type="time">
            <text:p>08:50:06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1" calcext:value-type="float">
            <text:p>240.21</text:p>
          </table:table-cell>
          <table:table-cell office:value-type="float" office:value="2049.4" calcext:value-type="float">
            <text:p>2049.4</text:p>
          </table:table-cell>
          <table:table-cell office:value-type="float" office:value="2388.96" calcext:value-type="float">
            <text:p>2388.96</text:p>
          </table:table-cell>
        </table:table-row>
        <table:table-row table:style-name="ro1">
          <table:table-cell office:value-type="float" office:value="31822302" calcext:value-type="float">
            <text:p>31822302</text:p>
          </table:table-cell>
          <table:table-cell table:formula="of:=TIME( ; ;[.A1991]/1000)" office:value-type="time" office:time-value="PT08H50M22.302S" calcext:value-type="time">
            <text:p>08:50:22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" calcext:value-type="float">
            <text:p>240.1</text:p>
          </table:table-cell>
          <table:table-cell office:value-type="float" office:value="2050.37" calcext:value-type="float">
            <text:p>2050.37</text:p>
          </table:table-cell>
          <table:table-cell office:value-type="float" office:value="2390.02" calcext:value-type="float">
            <text:p>2390.02</text:p>
          </table:table-cell>
        </table:table-row>
        <table:table-row table:style-name="ro1">
          <table:table-cell office:value-type="float" office:value="31838302" calcext:value-type="float">
            <text:p>31838302</text:p>
          </table:table-cell>
          <table:table-cell table:formula="of:=TIME( ; ;[.A1992]/1000)" office:value-type="time" office:time-value="PT08H50M38.302S" calcext:value-type="time">
            <text:p>08:50:38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051.34" calcext:value-type="float">
            <text:p>2051.34</text:p>
          </table:table-cell>
          <table:table-cell office:value-type="float" office:value="2391.09" calcext:value-type="float">
            <text:p>2391.09</text:p>
          </table:table-cell>
        </table:table-row>
        <table:table-row table:style-name="ro1">
          <table:table-cell office:value-type="float" office:value="31854302" calcext:value-type="float">
            <text:p>31854302</text:p>
          </table:table-cell>
          <table:table-cell table:formula="of:=TIME( ; ;[.A1993]/1000)" office:value-type="time" office:time-value="PT08H50M54.302S" calcext:value-type="time">
            <text:p>08:50:54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052.32" calcext:value-type="float">
            <text:p>2052.32</text:p>
          </table:table-cell>
          <table:table-cell office:value-type="float" office:value="2392.15" calcext:value-type="float">
            <text:p>2392.15</text:p>
          </table:table-cell>
        </table:table-row>
        <table:table-row table:style-name="ro1">
          <table:table-cell office:value-type="float" office:value="31870302" calcext:value-type="float">
            <text:p>31870302</text:p>
          </table:table-cell>
          <table:table-cell table:formula="of:=TIME( ; ;[.A1994]/1000)" office:value-type="time" office:time-value="PT08H51M10.302S" calcext:value-type="time">
            <text:p>08:51:10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99" calcext:value-type="float">
            <text:p>239.99</text:p>
          </table:table-cell>
          <table:table-cell office:value-type="float" office:value="2053.29" calcext:value-type="float">
            <text:p>2053.29</text:p>
          </table:table-cell>
          <table:table-cell office:value-type="float" office:value="2393.22" calcext:value-type="float">
            <text:p>2393.22</text:p>
          </table:table-cell>
        </table:table-row>
        <table:table-row table:style-name="ro1">
          <table:table-cell office:value-type="float" office:value="31886302" calcext:value-type="float">
            <text:p>31886302</text:p>
          </table:table-cell>
          <table:table-cell table:formula="of:=TIME( ; ;[.A1995]/1000)" office:value-type="time" office:time-value="PT08H51M26.302S" calcext:value-type="time">
            <text:p>08:51:26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054.26" calcext:value-type="float">
            <text:p>2054.26</text:p>
          </table:table-cell>
          <table:table-cell office:value-type="float" office:value="2394.28" calcext:value-type="float">
            <text:p>2394.28</text:p>
          </table:table-cell>
        </table:table-row>
        <table:table-row table:style-name="ro1">
          <table:table-cell office:value-type="float" office:value="31902302" calcext:value-type="float">
            <text:p>31902302</text:p>
          </table:table-cell>
          <table:table-cell table:formula="of:=TIME( ; ;[.A1996]/1000)" office:value-type="time" office:time-value="PT08H51M42.302S" calcext:value-type="time">
            <text:p>08:51:42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2055.23" calcext:value-type="float">
            <text:p>2055.23</text:p>
          </table:table-cell>
          <table:table-cell office:value-type="float" office:value="2395.35" calcext:value-type="float">
            <text:p>2395.35</text:p>
          </table:table-cell>
        </table:table-row>
        <table:table-row table:style-name="ro1">
          <table:table-cell office:value-type="float" office:value="31918302" calcext:value-type="float">
            <text:p>31918302</text:p>
          </table:table-cell>
          <table:table-cell table:formula="of:=TIME( ; ;[.A1997]/1000)" office:value-type="time" office:time-value="PT08H51M58.302S" calcext:value-type="time">
            <text:p>08:51:58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9" calcext:value-type="float">
            <text:p>238.9</text:p>
          </table:table-cell>
          <table:table-cell office:value-type="float" office:value="2056.2" calcext:value-type="float">
            <text:p>2056.2</text:p>
          </table:table-cell>
          <table:table-cell office:value-type="float" office:value="2396.41" calcext:value-type="float">
            <text:p>2396.41</text:p>
          </table:table-cell>
        </table:table-row>
        <table:table-row table:style-name="ro1">
          <table:table-cell office:value-type="float" office:value="31934302" calcext:value-type="float">
            <text:p>31934302</text:p>
          </table:table-cell>
          <table:table-cell table:formula="of:=TIME( ; ;[.A1998]/1000)" office:value-type="time" office:time-value="PT08H52M14.302S" calcext:value-type="time">
            <text:p>08:52:14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2057.17" calcext:value-type="float">
            <text:p>2057.17</text:p>
          </table:table-cell>
          <table:table-cell office:value-type="float" office:value="2397.47" calcext:value-type="float">
            <text:p>2397.47</text:p>
          </table:table-cell>
        </table:table-row>
        <table:table-row table:style-name="ro1">
          <table:table-cell office:value-type="float" office:value="31950302" calcext:value-type="float">
            <text:p>31950302</text:p>
          </table:table-cell>
          <table:table-cell table:formula="of:=TIME( ; ;[.A1999]/1000)" office:value-type="time" office:time-value="PT08H52M30.302S" calcext:value-type="time">
            <text:p>08:52:30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2058.14" calcext:value-type="float">
            <text:p>2058.14</text:p>
          </table:table-cell>
          <table:table-cell office:value-type="float" office:value="2398.54" calcext:value-type="float">
            <text:p>2398.54</text:p>
          </table:table-cell>
        </table:table-row>
        <table:table-row table:style-name="ro1">
          <table:table-cell office:value-type="float" office:value="31966302" calcext:value-type="float">
            <text:p>31966302</text:p>
          </table:table-cell>
          <table:table-cell table:formula="of:=TIME( ; ;[.A2000]/1000)" office:value-type="time" office:time-value="PT08H52M46.302S" calcext:value-type="time">
            <text:p>08:52:46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9" calcext:value-type="float">
            <text:p>238.79</text:p>
          </table:table-cell>
          <table:table-cell office:value-type="float" office:value="2059.11" calcext:value-type="float">
            <text:p>2059.11</text:p>
          </table:table-cell>
          <table:table-cell office:value-type="float" office:value="2399.6" calcext:value-type="float">
            <text:p>2399.6</text:p>
          </table:table-cell>
        </table:table-row>
        <table:table-row table:style-name="ro1">
          <table:table-cell office:value-type="float" office:value="31982302" calcext:value-type="float">
            <text:p>31982302</text:p>
          </table:table-cell>
          <table:table-cell table:formula="of:=TIME( ; ;[.A2001]/1000)" office:value-type="time" office:time-value="PT08H53M02.302S" calcext:value-type="time">
            <text:p>08:53:02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2060.08" calcext:value-type="float">
            <text:p>2060.08</text:p>
          </table:table-cell>
          <table:table-cell office:value-type="float" office:value="2400.66" calcext:value-type="float">
            <text:p>2400.66</text:p>
          </table:table-cell>
        </table:table-row>
        <table:table-row table:style-name="ro1">
          <table:table-cell office:value-type="float" office:value="31998302" calcext:value-type="float">
            <text:p>31998302</text:p>
          </table:table-cell>
          <table:table-cell table:formula="of:=TIME( ; ;[.A2002]/1000)" office:value-type="time" office:time-value="PT08H53M18.302S" calcext:value-type="time">
            <text:p>08:53:18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061.05" calcext:value-type="float">
            <text:p>2061.05</text:p>
          </table:table-cell>
          <table:table-cell office:value-type="float" office:value="2401.72" calcext:value-type="float">
            <text:p>2401.72</text:p>
          </table:table-cell>
        </table:table-row>
        <table:table-row table:style-name="ro1">
          <table:table-cell office:value-type="float" office:value="32014302" calcext:value-type="float">
            <text:p>32014302</text:p>
          </table:table-cell>
          <table:table-cell table:formula="of:=TIME( ; ;[.A2003]/1000)" office:value-type="time" office:time-value="PT08H53M34.302S" calcext:value-type="time">
            <text:p>08:53:34</text:p>
          </table:table-cell>
          <table:table-cell office:value-type="float" office:value="1.09" calcext:value-type="float">
            <text:p>1.09</text:p>
          </table:table-cell>
          <table:table-cell office:value-type="float" office:value="218.2" calcext:value-type="float">
            <text:p>218.2</text:p>
          </table:table-cell>
          <table:table-cell office:value-type="float" office:value="238.67" calcext:value-type="float">
            <text:p>238.67</text:p>
          </table:table-cell>
          <table:table-cell office:value-type="float" office:value="2062.02" calcext:value-type="float">
            <text:p>2062.02</text:p>
          </table:table-cell>
          <table:table-cell office:value-type="float" office:value="2402.79" calcext:value-type="float">
            <text:p>2402.79</text:p>
          </table:table-cell>
        </table:table-row>
        <table:table-row table:style-name="ro1">
          <table:table-cell office:value-type="float" office:value="32030302" calcext:value-type="float">
            <text:p>32030302</text:p>
          </table:table-cell>
          <table:table-cell table:formula="of:=TIME( ; ;[.A2004]/1000)" office:value-type="time" office:time-value="PT08H53M50.302S" calcext:value-type="time">
            <text:p>08:53:50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062.99" calcext:value-type="float">
            <text:p>2062.99</text:p>
          </table:table-cell>
          <table:table-cell office:value-type="float" office:value="2403.85" calcext:value-type="float">
            <text:p>2403.85</text:p>
          </table:table-cell>
        </table:table-row>
        <table:table-row table:style-name="ro1">
          <table:table-cell office:value-type="float" office:value="32046302" calcext:value-type="float">
            <text:p>32046302</text:p>
          </table:table-cell>
          <table:table-cell table:formula="of:=TIME( ; ;[.A2005]/1000)" office:value-type="time" office:time-value="PT08H54M06.302S" calcext:value-type="time">
            <text:p>08:54:06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2063.96" calcext:value-type="float">
            <text:p>2063.96</text:p>
          </table:table-cell>
          <table:table-cell office:value-type="float" office:value="2404.91" calcext:value-type="float">
            <text:p>2404.91</text:p>
          </table:table-cell>
        </table:table-row>
        <table:table-row table:style-name="ro1">
          <table:table-cell office:value-type="float" office:value="32062302" calcext:value-type="float">
            <text:p>32062302</text:p>
          </table:table-cell>
          <table:table-cell table:formula="of:=TIME( ; ;[.A2006]/1000)" office:value-type="time" office:time-value="PT08H54M22.302S" calcext:value-type="time">
            <text:p>08:54:22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064.93" calcext:value-type="float">
            <text:p>2064.93</text:p>
          </table:table-cell>
          <table:table-cell office:value-type="float" office:value="2405.97" calcext:value-type="float">
            <text:p>2405.97</text:p>
          </table:table-cell>
        </table:table-row>
        <table:table-row table:style-name="ro1">
          <table:table-cell office:value-type="float" office:value="32078302" calcext:value-type="float">
            <text:p>32078302</text:p>
          </table:table-cell>
          <table:table-cell table:formula="of:=TIME( ; ;[.A2007]/1000)" office:value-type="time" office:time-value="PT08H54M38.302S" calcext:value-type="time">
            <text:p>08:54:38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065.89" calcext:value-type="float">
            <text:p>2065.89</text:p>
          </table:table-cell>
          <table:table-cell office:value-type="float" office:value="2407.03" calcext:value-type="float">
            <text:p>2407.03</text:p>
          </table:table-cell>
        </table:table-row>
        <table:table-row table:style-name="ro1">
          <table:table-cell office:value-type="float" office:value="32094302" calcext:value-type="float">
            <text:p>32094302</text:p>
          </table:table-cell>
          <table:table-cell table:formula="of:=TIME( ; ;[.A2008]/1000)" office:value-type="time" office:time-value="PT08H54M54.302S" calcext:value-type="time">
            <text:p>08:54:54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2066.86" calcext:value-type="float">
            <text:p>2066.86</text:p>
          </table:table-cell>
          <table:table-cell office:value-type="float" office:value="2408.08" calcext:value-type="float">
            <text:p>2408.08</text:p>
          </table:table-cell>
        </table:table-row>
        <table:table-row table:style-name="ro1">
          <table:table-cell office:value-type="float" office:value="32110302" calcext:value-type="float">
            <text:p>32110302</text:p>
          </table:table-cell>
          <table:table-cell table:formula="of:=TIME( ; ;[.A2009]/1000)" office:value-type="time" office:time-value="PT08H55M10.302S" calcext:value-type="time">
            <text:p>08:55:10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7.47" calcext:value-type="float">
            <text:p>237.47</text:p>
          </table:table-cell>
          <table:table-cell office:value-type="float" office:value="2067.83" calcext:value-type="float">
            <text:p>2067.83</text:p>
          </table:table-cell>
          <table:table-cell office:value-type="float" office:value="2409.14" calcext:value-type="float">
            <text:p>2409.14</text:p>
          </table:table-cell>
        </table:table-row>
        <table:table-row table:style-name="ro1">
          <table:table-cell office:value-type="float" office:value="32126302" calcext:value-type="float">
            <text:p>32126302</text:p>
          </table:table-cell>
          <table:table-cell table:formula="of:=TIME( ; ;[.A2010]/1000)" office:value-type="time" office:time-value="PT08H55M26.302S" calcext:value-type="time">
            <text:p>08:55:26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7.46" calcext:value-type="float">
            <text:p>237.46</text:p>
          </table:table-cell>
          <table:table-cell office:value-type="float" office:value="2068.8" calcext:value-type="float">
            <text:p>2068.8</text:p>
          </table:table-cell>
          <table:table-cell office:value-type="float" office:value="2410.2" calcext:value-type="float">
            <text:p>2410.2</text:p>
          </table:table-cell>
        </table:table-row>
        <table:table-row table:style-name="ro1">
          <table:table-cell office:value-type="float" office:value="32142302" calcext:value-type="float">
            <text:p>32142302</text:p>
          </table:table-cell>
          <table:table-cell table:formula="of:=TIME( ; ;[.A2011]/1000)" office:value-type="time" office:time-value="PT08H55M42.302S" calcext:value-type="time">
            <text:p>08:55:42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3" calcext:value-type="float">
            <text:p>238.33</text:p>
          </table:table-cell>
          <table:table-cell office:value-type="float" office:value="2069.77" calcext:value-type="float">
            <text:p>2069.77</text:p>
          </table:table-cell>
          <table:table-cell office:value-type="float" office:value="2411.26" calcext:value-type="float">
            <text:p>2411.26</text:p>
          </table:table-cell>
        </table:table-row>
        <table:table-row table:style-name="ro1">
          <table:table-cell office:value-type="float" office:value="32158302" calcext:value-type="float">
            <text:p>32158302</text:p>
          </table:table-cell>
          <table:table-cell table:formula="of:=TIME( ; ;[.A2012]/1000)" office:value-type="time" office:time-value="PT08H55M58.302S" calcext:value-type="time">
            <text:p>08:55:58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2070.74" calcext:value-type="float">
            <text:p>2070.74</text:p>
          </table:table-cell>
          <table:table-cell office:value-type="float" office:value="2412.31" calcext:value-type="float">
            <text:p>2412.31</text:p>
          </table:table-cell>
        </table:table-row>
        <table:table-row table:style-name="ro1">
          <table:table-cell office:value-type="float" office:value="32174302" calcext:value-type="float">
            <text:p>32174302</text:p>
          </table:table-cell>
          <table:table-cell table:formula="of:=TIME( ; ;[.A2013]/1000)" office:value-type="time" office:time-value="PT08H56M14.302S" calcext:value-type="time">
            <text:p>08:56:14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071.71" calcext:value-type="float">
            <text:p>2071.71</text:p>
          </table:table-cell>
          <table:table-cell office:value-type="float" office:value="2413.37" calcext:value-type="float">
            <text:p>2413.37</text:p>
          </table:table-cell>
        </table:table-row>
        <table:table-row table:style-name="ro1">
          <table:table-cell office:value-type="float" office:value="32190302" calcext:value-type="float">
            <text:p>32190302</text:p>
          </table:table-cell>
          <table:table-cell table:formula="of:=TIME( ; ;[.A2014]/1000)" office:value-type="time" office:time-value="PT08H56M30.302S" calcext:value-type="time">
            <text:p>08:56:30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072.67" calcext:value-type="float">
            <text:p>2072.67</text:p>
          </table:table-cell>
          <table:table-cell office:value-type="float" office:value="2414.43" calcext:value-type="float">
            <text:p>2414.43</text:p>
          </table:table-cell>
        </table:table-row>
        <table:table-row table:style-name="ro1">
          <table:table-cell office:value-type="float" office:value="32206302" calcext:value-type="float">
            <text:p>32206302</text:p>
          </table:table-cell>
          <table:table-cell table:formula="of:=TIME( ; ;[.A2015]/1000)" office:value-type="time" office:time-value="PT08H56M46.302S" calcext:value-type="time">
            <text:p>08:56:46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8" calcext:value-type="float">
            <text:p>238</text:p>
          </table:table-cell>
          <table:table-cell office:value-type="float" office:value="2073.64" calcext:value-type="float">
            <text:p>2073.64</text:p>
          </table:table-cell>
          <table:table-cell office:value-type="float" office:value="2415.48" calcext:value-type="float">
            <text:p>2415.48</text:p>
          </table:table-cell>
        </table:table-row>
        <table:table-row table:style-name="ro1">
          <table:table-cell office:value-type="float" office:value="32222302" calcext:value-type="float">
            <text:p>32222302</text:p>
          </table:table-cell>
          <table:table-cell table:formula="of:=TIME( ; ;[.A2016]/1000)" office:value-type="time" office:time-value="PT08H57M02.302S" calcext:value-type="time">
            <text:p>08:57:02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2074.61" calcext:value-type="float">
            <text:p>2074.61</text:p>
          </table:table-cell>
          <table:table-cell office:value-type="float" office:value="2416.54" calcext:value-type="float">
            <text:p>2416.54</text:p>
          </table:table-cell>
        </table:table-row>
        <table:table-row table:style-name="ro1">
          <table:table-cell office:value-type="float" office:value="32238302" calcext:value-type="float">
            <text:p>32238302</text:p>
          </table:table-cell>
          <table:table-cell table:formula="of:=TIME( ; ;[.A2017]/1000)" office:value-type="time" office:time-value="PT08H57M18.302S" calcext:value-type="time">
            <text:p>08:57:18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2075.58" calcext:value-type="float">
            <text:p>2075.58</text:p>
          </table:table-cell>
          <table:table-cell office:value-type="float" office:value="2417.59" calcext:value-type="float">
            <text:p>2417.59</text:p>
          </table:table-cell>
        </table:table-row>
        <table:table-row table:style-name="ro1">
          <table:table-cell office:value-type="float" office:value="32254302" calcext:value-type="float">
            <text:p>32254302</text:p>
          </table:table-cell>
          <table:table-cell table:formula="of:=TIME( ; ;[.A2018]/1000)" office:value-type="time" office:time-value="PT08H57M34.302S" calcext:value-type="time">
            <text:p>08:57:34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2076.54" calcext:value-type="float">
            <text:p>2076.54</text:p>
          </table:table-cell>
          <table:table-cell office:value-type="float" office:value="2418.65" calcext:value-type="float">
            <text:p>2418.65</text:p>
          </table:table-cell>
        </table:table-row>
        <table:table-row table:style-name="ro1">
          <table:table-cell office:value-type="float" office:value="32270302" calcext:value-type="float">
            <text:p>32270302</text:p>
          </table:table-cell>
          <table:table-cell table:formula="of:=TIME( ; ;[.A2019]/1000)" office:value-type="time" office:time-value="PT08H57M50.302S" calcext:value-type="time">
            <text:p>08:57:50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2077.51" calcext:value-type="float">
            <text:p>2077.51</text:p>
          </table:table-cell>
          <table:table-cell office:value-type="float" office:value="2419.7" calcext:value-type="float">
            <text:p>2419.7</text:p>
          </table:table-cell>
        </table:table-row>
        <table:table-row table:style-name="ro1">
          <table:table-cell office:value-type="float" office:value="32286302" calcext:value-type="float">
            <text:p>32286302</text:p>
          </table:table-cell>
          <table:table-cell table:formula="of:=TIME( ; ;[.A2020]/1000)" office:value-type="time" office:time-value="PT08H58M06.302S" calcext:value-type="time">
            <text:p>08:58:06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2078.47" calcext:value-type="float">
            <text:p>2078.47</text:p>
          </table:table-cell>
          <table:table-cell office:value-type="float" office:value="2420.75" calcext:value-type="float">
            <text:p>2420.75</text:p>
          </table:table-cell>
        </table:table-row>
        <table:table-row table:style-name="ro1">
          <table:table-cell office:value-type="float" office:value="32302302" calcext:value-type="float">
            <text:p>32302302</text:p>
          </table:table-cell>
          <table:table-cell table:formula="of:=TIME( ; ;[.A2021]/1000)" office:value-type="time" office:time-value="PT08H58M22.302S" calcext:value-type="time">
            <text:p>08:58:22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2079.44" calcext:value-type="float">
            <text:p>2079.44</text:p>
          </table:table-cell>
          <table:table-cell office:value-type="float" office:value="2421.81" calcext:value-type="float">
            <text:p>2421.81</text:p>
          </table:table-cell>
        </table:table-row>
        <table:table-row table:style-name="ro1">
          <table:table-cell office:value-type="float" office:value="32318302" calcext:value-type="float">
            <text:p>32318302</text:p>
          </table:table-cell>
          <table:table-cell table:formula="of:=TIME( ; ;[.A2022]/1000)" office:value-type="time" office:time-value="PT08H58M38.302S" calcext:value-type="time">
            <text:p>08:58:38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2080.4" calcext:value-type="float">
            <text:p>2080.4</text:p>
          </table:table-cell>
          <table:table-cell office:value-type="float" office:value="2422.86" calcext:value-type="float">
            <text:p>2422.86</text:p>
          </table:table-cell>
        </table:table-row>
        <table:table-row table:style-name="ro1">
          <table:table-cell office:value-type="float" office:value="32334302" calcext:value-type="float">
            <text:p>32334302</text:p>
          </table:table-cell>
          <table:table-cell table:formula="of:=TIME( ; ;[.A2023]/1000)" office:value-type="time" office:time-value="PT08H58M54.302S" calcext:value-type="time">
            <text:p>08:58:54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2081.37" calcext:value-type="float">
            <text:p>2081.37</text:p>
          </table:table-cell>
          <table:table-cell office:value-type="float" office:value="2423.91" calcext:value-type="float">
            <text:p>2423.91</text:p>
          </table:table-cell>
        </table:table-row>
        <table:table-row table:style-name="ro1">
          <table:table-cell office:value-type="float" office:value="32350302" calcext:value-type="float">
            <text:p>32350302</text:p>
          </table:table-cell>
          <table:table-cell table:formula="of:=TIME( ; ;[.A2024]/1000)" office:value-type="time" office:time-value="PT08H59M10.302S" calcext:value-type="time">
            <text:p>08:59:10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5.82" calcext:value-type="float">
            <text:p>235.82</text:p>
          </table:table-cell>
          <table:table-cell office:value-type="float" office:value="2082.33" calcext:value-type="float">
            <text:p>2082.33</text:p>
          </table:table-cell>
          <table:table-cell office:value-type="float" office:value="2424.96" calcext:value-type="float">
            <text:p>2424.96</text:p>
          </table:table-cell>
        </table:table-row>
        <table:table-row table:style-name="ro1">
          <table:table-cell office:value-type="float" office:value="32366302" calcext:value-type="float">
            <text:p>32366302</text:p>
          </table:table-cell>
          <table:table-cell table:formula="of:=TIME( ; ;[.A2025]/1000)" office:value-type="time" office:time-value="PT08H59M26.302S" calcext:value-type="time">
            <text:p>08:59:26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083.3" calcext:value-type="float">
            <text:p>2083.3</text:p>
          </table:table-cell>
          <table:table-cell office:value-type="float" office:value="2426.01" calcext:value-type="float">
            <text:p>2426.01</text:p>
          </table:table-cell>
        </table:table-row>
        <table:table-row table:style-name="ro1">
          <table:table-cell office:value-type="float" office:value="32382302" calcext:value-type="float">
            <text:p>32382302</text:p>
          </table:table-cell>
          <table:table-cell table:formula="of:=TIME( ; ;[.A2026]/1000)" office:value-type="time" office:time-value="PT08H59M42.302S" calcext:value-type="time">
            <text:p>08:59:42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2084.26" calcext:value-type="float">
            <text:p>2084.26</text:p>
          </table:table-cell>
          <table:table-cell office:value-type="float" office:value="2427.06" calcext:value-type="float">
            <text:p>2427.06</text:p>
          </table:table-cell>
        </table:table-row>
        <table:table-row table:style-name="ro1">
          <table:table-cell office:value-type="float" office:value="32398302" calcext:value-type="float">
            <text:p>32398302</text:p>
          </table:table-cell>
          <table:table-cell table:formula="of:=TIME( ; ;[.A2027]/1000)" office:value-type="time" office:time-value="PT08H59M58.302S" calcext:value-type="time">
            <text:p>08:59:58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2085.23" calcext:value-type="float">
            <text:p>2085.23</text:p>
          </table:table-cell>
          <table:table-cell office:value-type="float" office:value="2428.11" calcext:value-type="float">
            <text:p>2428.11</text:p>
          </table:table-cell>
        </table:table-row>
        <table:table-row table:style-name="ro1">
          <table:table-cell office:value-type="float" office:value="32414302" calcext:value-type="float">
            <text:p>32414302</text:p>
          </table:table-cell>
          <table:table-cell table:formula="of:=TIME( ; ;[.A2028]/1000)" office:value-type="time" office:time-value="PT09H00M14.302S" calcext:value-type="time">
            <text:p>09:00:14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59" calcext:value-type="float">
            <text:p>235.59</text:p>
          </table:table-cell>
          <table:table-cell office:value-type="float" office:value="2086.19" calcext:value-type="float">
            <text:p>2086.19</text:p>
          </table:table-cell>
          <table:table-cell office:value-type="float" office:value="2429.15" calcext:value-type="float">
            <text:p>2429.15</text:p>
          </table:table-cell>
        </table:table-row>
        <table:table-row table:style-name="ro1">
          <table:table-cell office:value-type="float" office:value="32430302" calcext:value-type="float">
            <text:p>32430302</text:p>
          </table:table-cell>
          <table:table-cell table:formula="of:=TIME( ; ;[.A2029]/1000)" office:value-type="time" office:time-value="PT09H00M30.302S" calcext:value-type="time">
            <text:p>09:00:30</text:p>
          </table:table-cell>
          <table:table-cell office:value-type="float" office:value="1.09" calcext:value-type="float">
            <text:p>1.09</text:p>
          </table:table-cell>
          <table:table-cell office:value-type="float" office:value="216.9" calcext:value-type="float">
            <text:p>216.9</text:p>
          </table:table-cell>
          <table:table-cell office:value-type="float" office:value="236.35" calcext:value-type="float">
            <text:p>236.35</text:p>
          </table:table-cell>
          <table:table-cell office:value-type="float" office:value="2087.16" calcext:value-type="float">
            <text:p>2087.16</text:p>
          </table:table-cell>
          <table:table-cell office:value-type="float" office:value="2430.2" calcext:value-type="float">
            <text:p>2430.2</text:p>
          </table:table-cell>
        </table:table-row>
        <table:table-row table:style-name="ro1">
          <table:table-cell office:value-type="float" office:value="32446302" calcext:value-type="float">
            <text:p>32446302</text:p>
          </table:table-cell>
          <table:table-cell table:formula="of:=TIME( ; ;[.A2030]/1000)" office:value-type="time" office:time-value="PT09H00M46.302S" calcext:value-type="time">
            <text:p>09:00:46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2088.12" calcext:value-type="float">
            <text:p>2088.12</text:p>
          </table:table-cell>
          <table:table-cell office:value-type="float" office:value="2431.25" calcext:value-type="float">
            <text:p>2431.25</text:p>
          </table:table-cell>
        </table:table-row>
        <table:table-row table:style-name="ro1">
          <table:table-cell office:value-type="float" office:value="32462302" calcext:value-type="float">
            <text:p>32462302</text:p>
          </table:table-cell>
          <table:table-cell table:formula="of:=TIME( ; ;[.A2031]/1000)" office:value-type="time" office:time-value="PT09H01M02.302S" calcext:value-type="time">
            <text:p>09:01:02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2089.09" calcext:value-type="float">
            <text:p>2089.09</text:p>
          </table:table-cell>
          <table:table-cell office:value-type="float" office:value="2432.29" calcext:value-type="float">
            <text:p>2432.29</text:p>
          </table:table-cell>
        </table:table-row>
        <table:table-row table:style-name="ro1">
          <table:table-cell office:value-type="float" office:value="32478302" calcext:value-type="float">
            <text:p>32478302</text:p>
          </table:table-cell>
          <table:table-cell table:formula="of:=TIME( ; ;[.A2032]/1000)" office:value-type="time" office:time-value="PT09H01M18.302S" calcext:value-type="time">
            <text:p>09:01:18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7" calcext:value-type="float">
            <text:p>235.37</text:p>
          </table:table-cell>
          <table:table-cell office:value-type="float" office:value="2090.05" calcext:value-type="float">
            <text:p>2090.05</text:p>
          </table:table-cell>
          <table:table-cell office:value-type="float" office:value="2433.34" calcext:value-type="float">
            <text:p>2433.34</text:p>
          </table:table-cell>
        </table:table-row>
        <table:table-row table:style-name="ro1">
          <table:table-cell office:value-type="float" office:value="32494302" calcext:value-type="float">
            <text:p>32494302</text:p>
          </table:table-cell>
          <table:table-cell table:formula="of:=TIME( ; ;[.A2033]/1000)" office:value-type="time" office:time-value="PT09H01M34.302S" calcext:value-type="time">
            <text:p>09:01:34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2091.01" calcext:value-type="float">
            <text:p>2091.01</text:p>
          </table:table-cell>
          <table:table-cell office:value-type="float" office:value="2434.39" calcext:value-type="float">
            <text:p>2434.39</text:p>
          </table:table-cell>
        </table:table-row>
        <table:table-row table:style-name="ro1">
          <table:table-cell office:value-type="float" office:value="32510302" calcext:value-type="float">
            <text:p>32510302</text:p>
          </table:table-cell>
          <table:table-cell table:formula="of:=TIME( ; ;[.A2034]/1000)" office:value-type="time" office:time-value="PT09H01M50.302S" calcext:value-type="time">
            <text:p>09:01:50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2091.98" calcext:value-type="float">
            <text:p>2091.98</text:p>
          </table:table-cell>
          <table:table-cell office:value-type="float" office:value="2435.43" calcext:value-type="float">
            <text:p>2435.43</text:p>
          </table:table-cell>
        </table:table-row>
        <table:table-row table:style-name="ro1">
          <table:table-cell office:value-type="float" office:value="32526302" calcext:value-type="float">
            <text:p>32526302</text:p>
          </table:table-cell>
          <table:table-cell table:formula="of:=TIME( ; ;[.A2035]/1000)" office:value-type="time" office:time-value="PT09H02M06.302S" calcext:value-type="time">
            <text:p>09:02:06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5.15" calcext:value-type="float">
            <text:p>235.15</text:p>
          </table:table-cell>
          <table:table-cell office:value-type="float" office:value="2092.94" calcext:value-type="float">
            <text:p>2092.94</text:p>
          </table:table-cell>
          <table:table-cell office:value-type="float" office:value="2436.48" calcext:value-type="float">
            <text:p>2436.48</text:p>
          </table:table-cell>
        </table:table-row>
        <table:table-row table:style-name="ro1">
          <table:table-cell office:value-type="float" office:value="32542302" calcext:value-type="float">
            <text:p>32542302</text:p>
          </table:table-cell>
          <table:table-cell table:formula="of:=TIME( ; ;[.A2036]/1000)" office:value-type="time" office:time-value="PT09H02M22.302S" calcext:value-type="time">
            <text:p>09:02:22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2093.9" calcext:value-type="float">
            <text:p>2093.9</text:p>
          </table:table-cell>
          <table:table-cell office:value-type="float" office:value="2437.52" calcext:value-type="float">
            <text:p>2437.52</text:p>
          </table:table-cell>
        </table:table-row>
        <table:table-row table:style-name="ro1">
          <table:table-cell office:value-type="float" office:value="32558302" calcext:value-type="float">
            <text:p>32558302</text:p>
          </table:table-cell>
          <table:table-cell table:formula="of:=TIME( ; ;[.A2037]/1000)" office:value-type="time" office:time-value="PT09H02M38.302S" calcext:value-type="time">
            <text:p>09:02:38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4" calcext:value-type="float">
            <text:p>235.04</text:p>
          </table:table-cell>
          <table:table-cell office:value-type="float" office:value="2094.86" calcext:value-type="float">
            <text:p>2094.86</text:p>
          </table:table-cell>
          <table:table-cell office:value-type="float" office:value="2438.57" calcext:value-type="float">
            <text:p>2438.57</text:p>
          </table:table-cell>
        </table:table-row>
        <table:table-row table:style-name="ro1">
          <table:table-cell office:value-type="float" office:value="32574302" calcext:value-type="float">
            <text:p>32574302</text:p>
          </table:table-cell>
          <table:table-cell table:formula="of:=TIME( ; ;[.A2038]/1000)" office:value-type="time" office:time-value="PT09H02M54.302S" calcext:value-type="time">
            <text:p>09:02:54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93" calcext:value-type="float">
            <text:p>234.93</text:p>
          </table:table-cell>
          <table:table-cell office:value-type="float" office:value="2095.82" calcext:value-type="float">
            <text:p>2095.82</text:p>
          </table:table-cell>
          <table:table-cell office:value-type="float" office:value="2439.61" calcext:value-type="float">
            <text:p>2439.61</text:p>
          </table:table-cell>
        </table:table-row>
        <table:table-row table:style-name="ro1">
          <table:table-cell office:value-type="float" office:value="32590302" calcext:value-type="float">
            <text:p>32590302</text:p>
          </table:table-cell>
          <table:table-cell table:formula="of:=TIME( ; ;[.A2039]/1000)" office:value-type="time" office:time-value="PT09H03M10.302S" calcext:value-type="time">
            <text:p>09:03:10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096.78" calcext:value-type="float">
            <text:p>2096.78</text:p>
          </table:table-cell>
          <table:table-cell office:value-type="float" office:value="2440.65" calcext:value-type="float">
            <text:p>2440.65</text:p>
          </table:table-cell>
        </table:table-row>
        <table:table-row table:style-name="ro1">
          <table:table-cell office:value-type="float" office:value="32606302" calcext:value-type="float">
            <text:p>32606302</text:p>
          </table:table-cell>
          <table:table-cell table:formula="of:=TIME( ; ;[.A2040]/1000)" office:value-type="time" office:time-value="PT09H03M26.302S" calcext:value-type="time">
            <text:p>09:03:26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097.74" calcext:value-type="float">
            <text:p>2097.74</text:p>
          </table:table-cell>
          <table:table-cell office:value-type="float" office:value="2441.7" calcext:value-type="float">
            <text:p>2441.7</text:p>
          </table:table-cell>
        </table:table-row>
        <table:table-row table:style-name="ro1">
          <table:table-cell office:value-type="float" office:value="32622302" calcext:value-type="float">
            <text:p>32622302</text:p>
          </table:table-cell>
          <table:table-cell table:formula="of:=TIME( ; ;[.A2041]/1000)" office:value-type="time" office:time-value="PT09H03M42.302S" calcext:value-type="time">
            <text:p>09:03:42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2098.7" calcext:value-type="float">
            <text:p>2098.7</text:p>
          </table:table-cell>
          <table:table-cell office:value-type="float" office:value="2442.74" calcext:value-type="float">
            <text:p>2442.74</text:p>
          </table:table-cell>
        </table:table-row>
        <table:table-row table:style-name="ro1">
          <table:table-cell office:value-type="float" office:value="32638302" calcext:value-type="float">
            <text:p>32638302</text:p>
          </table:table-cell>
          <table:table-cell table:formula="of:=TIME( ; ;[.A2042]/1000)" office:value-type="time" office:time-value="PT09H03M58.302S" calcext:value-type="time">
            <text:p>09:03:58</text:p>
          </table:table-cell>
          <table:table-cell office:value-type="float" office:value="1.08" calcext:value-type="float">
            <text:p>1.08</text:p>
          </table:table-cell>
          <table:table-cell office:value-type="float" office:value="216.2" calcext:value-type="float">
            <text:p>216.2</text:p>
          </table:table-cell>
          <table:table-cell office:value-type="float" office:value="233.84" calcext:value-type="float">
            <text:p>233.84</text:p>
          </table:table-cell>
          <table:table-cell office:value-type="float" office:value="2099.67" calcext:value-type="float">
            <text:p>2099.67</text:p>
          </table:table-cell>
          <table:table-cell office:value-type="float" office:value="2443.78" calcext:value-type="float">
            <text:p>2443.78</text:p>
          </table:table-cell>
        </table:table-row>
        <table:table-row table:style-name="ro1">
          <table:table-cell office:value-type="float" office:value="32654302" calcext:value-type="float">
            <text:p>32654302</text:p>
          </table:table-cell>
          <table:table-cell table:formula="of:=TIME( ; ;[.A2043]/1000)" office:value-type="time" office:time-value="PT09H04M14.302S" calcext:value-type="time">
            <text:p>09:04:14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100.63" calcext:value-type="float">
            <text:p>2100.63</text:p>
          </table:table-cell>
          <table:table-cell office:value-type="float" office:value="2444.82" calcext:value-type="float">
            <text:p>2444.82</text:p>
          </table:table-cell>
        </table:table-row>
        <table:table-row table:style-name="ro1">
          <table:table-cell office:value-type="float" office:value="32670302" calcext:value-type="float">
            <text:p>32670302</text:p>
          </table:table-cell>
          <table:table-cell table:formula="of:=TIME( ; ;[.A2044]/1000)" office:value-type="time" office:time-value="PT09H04M30.302S" calcext:value-type="time">
            <text:p>09:04:30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2101.59" calcext:value-type="float">
            <text:p>2101.59</text:p>
          </table:table-cell>
          <table:table-cell office:value-type="float" office:value="2445.86" calcext:value-type="float">
            <text:p>2445.86</text:p>
          </table:table-cell>
        </table:table-row>
        <table:table-row table:style-name="ro1">
          <table:table-cell office:value-type="float" office:value="32686302" calcext:value-type="float">
            <text:p>32686302</text:p>
          </table:table-cell>
          <table:table-cell table:formula="of:=TIME( ; ;[.A2045]/1000)" office:value-type="time" office:time-value="PT09H04M46.302S" calcext:value-type="time">
            <text:p>09:04:46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2102.55" calcext:value-type="float">
            <text:p>2102.55</text:p>
          </table:table-cell>
          <table:table-cell office:value-type="float" office:value="2446.9" calcext:value-type="float">
            <text:p>2446.9</text:p>
          </table:table-cell>
        </table:table-row>
        <table:table-row table:style-name="ro1">
          <table:table-cell office:value-type="float" office:value="32702302" calcext:value-type="float">
            <text:p>32702302</text:p>
          </table:table-cell>
          <table:table-cell table:formula="of:=TIME( ; ;[.A2046]/1000)" office:value-type="time" office:time-value="PT09H05M02.302S" calcext:value-type="time">
            <text:p>09:05:02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2103.51" calcext:value-type="float">
            <text:p>2103.51</text:p>
          </table:table-cell>
          <table:table-cell office:value-type="float" office:value="2447.93" calcext:value-type="float">
            <text:p>2447.93</text:p>
          </table:table-cell>
        </table:table-row>
        <table:table-row table:style-name="ro1">
          <table:table-cell office:value-type="float" office:value="32718302" calcext:value-type="float">
            <text:p>32718302</text:p>
          </table:table-cell>
          <table:table-cell table:formula="of:=TIME( ; ;[.A2047]/1000)" office:value-type="time" office:time-value="PT09H05M18.302S" calcext:value-type="time">
            <text:p>09:05:18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1" calcext:value-type="float">
            <text:p>233.41</text:p>
          </table:table-cell>
          <table:table-cell office:value-type="float" office:value="2104.47" calcext:value-type="float">
            <text:p>2104.47</text:p>
          </table:table-cell>
          <table:table-cell office:value-type="float" office:value="2448.97" calcext:value-type="float">
            <text:p>2448.97</text:p>
          </table:table-cell>
        </table:table-row>
        <table:table-row table:style-name="ro1">
          <table:table-cell office:value-type="float" office:value="32734302" calcext:value-type="float">
            <text:p>32734302</text:p>
          </table:table-cell>
          <table:table-cell table:formula="of:=TIME( ; ;[.A2048]/1000)" office:value-type="time" office:time-value="PT09H05M34.302S" calcext:value-type="time">
            <text:p>09:05:34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2105.43" calcext:value-type="float">
            <text:p>2105.43</text:p>
          </table:table-cell>
          <table:table-cell office:value-type="float" office:value="2450.01" calcext:value-type="float">
            <text:p>2450.01</text:p>
          </table:table-cell>
        </table:table-row>
        <table:table-row table:style-name="ro1">
          <table:table-cell office:value-type="float" office:value="32750302" calcext:value-type="float">
            <text:p>32750302</text:p>
          </table:table-cell>
          <table:table-cell table:formula="of:=TIME( ; ;[.A2049]/1000)" office:value-type="time" office:time-value="PT09H05M50.302S" calcext:value-type="time">
            <text:p>09:05:50</text:p>
          </table:table-cell>
          <table:table-cell office:value-type="float" office:value="1.08" calcext:value-type="float">
            <text:p>1.08</text:p>
          </table:table-cell>
          <table:table-cell office:value-type="float" office:value="215.7" calcext:value-type="float">
            <text:p>215.7</text:p>
          </table:table-cell>
          <table:table-cell office:value-type="float" office:value="233.29" calcext:value-type="float">
            <text:p>233.29</text:p>
          </table:table-cell>
          <table:table-cell office:value-type="float" office:value="2106.39" calcext:value-type="float">
            <text:p>2106.39</text:p>
          </table:table-cell>
          <table:table-cell office:value-type="float" office:value="2451.05" calcext:value-type="float">
            <text:p>2451.05</text:p>
          </table:table-cell>
        </table:table-row>
        <table:table-row table:style-name="ro1">
          <table:table-cell office:value-type="float" office:value="32766302" calcext:value-type="float">
            <text:p>32766302</text:p>
          </table:table-cell>
          <table:table-cell table:formula="of:=TIME( ; ;[.A2050]/1000)" office:value-type="time" office:time-value="PT09H06M06.302S" calcext:value-type="time">
            <text:p>09:06:06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9" calcext:value-type="float">
            <text:p>233.19</text:p>
          </table:table-cell>
          <table:table-cell office:value-type="float" office:value="2107.35" calcext:value-type="float">
            <text:p>2107.35</text:p>
          </table:table-cell>
          <table:table-cell office:value-type="float" office:value="2452.08" calcext:value-type="float">
            <text:p>2452.08</text:p>
          </table:table-cell>
        </table:table-row>
        <table:table-row table:style-name="ro1">
          <table:table-cell office:value-type="float" office:value="32782302" calcext:value-type="float">
            <text:p>32782302</text:p>
          </table:table-cell>
          <table:table-cell table:formula="of:=TIME( ; ;[.A2051]/1000)" office:value-type="time" office:time-value="PT09H06M22.302S" calcext:value-type="time">
            <text:p>09:06:22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3.18" calcext:value-type="float">
            <text:p>233.18</text:p>
          </table:table-cell>
          <table:table-cell office:value-type="float" office:value="2108.3" calcext:value-type="float">
            <text:p>2108.3</text:p>
          </table:table-cell>
          <table:table-cell office:value-type="float" office:value="2453.12" calcext:value-type="float">
            <text:p>2453.12</text:p>
          </table:table-cell>
        </table:table-row>
        <table:table-row table:style-name="ro1">
          <table:table-cell office:value-type="float" office:value="32798302" calcext:value-type="float">
            <text:p>32798302</text:p>
          </table:table-cell>
          <table:table-cell table:formula="of:=TIME( ; ;[.A2052]/1000)" office:value-type="time" office:time-value="PT09H06M38.302S" calcext:value-type="time">
            <text:p>09:06:38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07" calcext:value-type="float">
            <text:p>233.07</text:p>
          </table:table-cell>
          <table:table-cell office:value-type="float" office:value="2109.26" calcext:value-type="float">
            <text:p>2109.26</text:p>
          </table:table-cell>
          <table:table-cell office:value-type="float" office:value="2454.15" calcext:value-type="float">
            <text:p>2454.15</text:p>
          </table:table-cell>
        </table:table-row>
        <table:table-row table:style-name="ro1">
          <table:table-cell office:value-type="float" office:value="32814302" calcext:value-type="float">
            <text:p>32814302</text:p>
          </table:table-cell>
          <table:table-cell table:formula="of:=TIME( ; ;[.A2053]/1000)" office:value-type="time" office:time-value="PT09H06M54.302S" calcext:value-type="time">
            <text:p>09:06:54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96" calcext:value-type="float">
            <text:p>232.96</text:p>
          </table:table-cell>
          <table:table-cell office:value-type="float" office:value="2110.22" calcext:value-type="float">
            <text:p>2110.22</text:p>
          </table:table-cell>
          <table:table-cell office:value-type="float" office:value="2455.19" calcext:value-type="float">
            <text:p>2455.19</text:p>
          </table:table-cell>
        </table:table-row>
        <table:table-row table:style-name="ro1">
          <table:table-cell office:value-type="float" office:value="32830302" calcext:value-type="float">
            <text:p>32830302</text:p>
          </table:table-cell>
          <table:table-cell table:formula="of:=TIME( ; ;[.A2054]/1000)" office:value-type="time" office:time-value="PT09H07M10.302S" calcext:value-type="time">
            <text:p>09:07:10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2111.18" calcext:value-type="float">
            <text:p>2111.18</text:p>
          </table:table-cell>
          <table:table-cell office:value-type="float" office:value="2456.22" calcext:value-type="float">
            <text:p>2456.22</text:p>
          </table:table-cell>
        </table:table-row>
        <table:table-row table:style-name="ro1">
          <table:table-cell office:value-type="float" office:value="32846302" calcext:value-type="float">
            <text:p>32846302</text:p>
          </table:table-cell>
          <table:table-cell table:formula="of:=TIME( ; ;[.A2055]/1000)" office:value-type="time" office:time-value="PT09H07M26.302S" calcext:value-type="time">
            <text:p>09:07:26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2.85" calcext:value-type="float">
            <text:p>232.85</text:p>
          </table:table-cell>
          <table:table-cell office:value-type="float" office:value="2112.13" calcext:value-type="float">
            <text:p>2112.13</text:p>
          </table:table-cell>
          <table:table-cell office:value-type="float" office:value="2457.25" calcext:value-type="float">
            <text:p>2457.25</text:p>
          </table:table-cell>
        </table:table-row>
        <table:table-row table:style-name="ro1">
          <table:table-cell office:value-type="float" office:value="32862302" calcext:value-type="float">
            <text:p>32862302</text:p>
          </table:table-cell>
          <table:table-cell table:formula="of:=TIME( ; ;[.A2056]/1000)" office:value-type="time" office:time-value="PT09H07M42.302S" calcext:value-type="time">
            <text:p>09:07:42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113.09" calcext:value-type="float">
            <text:p>2113.09</text:p>
          </table:table-cell>
          <table:table-cell office:value-type="float" office:value="2458.29" calcext:value-type="float">
            <text:p>2458.29</text:p>
          </table:table-cell>
        </table:table-row>
        <table:table-row table:style-name="ro1">
          <table:table-cell office:value-type="float" office:value="32878302" calcext:value-type="float">
            <text:p>32878302</text:p>
          </table:table-cell>
          <table:table-cell table:formula="of:=TIME( ; ;[.A2057]/1000)" office:value-type="time" office:time-value="PT09H07M58.302S" calcext:value-type="time">
            <text:p>09:07:58</text:p>
          </table:table-cell>
          <table:table-cell office:value-type="float" office:value="1.08" calcext:value-type="float">
            <text:p>1.08</text:p>
          </table:table-cell>
          <table:table-cell office:value-type="float" office:value="215.2" calcext:value-type="float">
            <text:p>215.2</text:p>
          </table:table-cell>
          <table:table-cell office:value-type="float" office:value="231.88" calcext:value-type="float">
            <text:p>231.88</text:p>
          </table:table-cell>
          <table:table-cell office:value-type="float" office:value="2114.05" calcext:value-type="float">
            <text:p>2114.05</text:p>
          </table:table-cell>
          <table:table-cell office:value-type="float" office:value="2459.32" calcext:value-type="float">
            <text:p>2459.32</text:p>
          </table:table-cell>
        </table:table-row>
        <table:table-row table:style-name="ro1">
          <table:table-cell office:value-type="float" office:value="32894302" calcext:value-type="float">
            <text:p>32894302</text:p>
          </table:table-cell>
          <table:table-cell table:formula="of:=TIME( ; ;[.A2058]/1000)" office:value-type="time" office:time-value="PT09H08M14.302S" calcext:value-type="time">
            <text:p>09:08:14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2115" calcext:value-type="float">
            <text:p>2115</text:p>
          </table:table-cell>
          <table:table-cell office:value-type="float" office:value="2460.35" calcext:value-type="float">
            <text:p>2460.35</text:p>
          </table:table-cell>
        </table:table-row>
        <table:table-row table:style-name="ro1">
          <table:table-cell office:value-type="float" office:value="32910302" calcext:value-type="float">
            <text:p>32910302</text:p>
          </table:table-cell>
          <table:table-cell table:formula="of:=TIME( ; ;[.A2059]/1000)" office:value-type="time" office:time-value="PT09H08M30.302S" calcext:value-type="time">
            <text:p>09:08:30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115.96" calcext:value-type="float">
            <text:p>2115.96</text:p>
          </table:table-cell>
          <table:table-cell office:value-type="float" office:value="2461.38" calcext:value-type="float">
            <text:p>2461.38</text:p>
          </table:table-cell>
        </table:table-row>
        <table:table-row table:style-name="ro1">
          <table:table-cell office:value-type="float" office:value="32926302" calcext:value-type="float">
            <text:p>32926302</text:p>
          </table:table-cell>
          <table:table-cell table:formula="of:=TIME( ; ;[.A2060]/1000)" office:value-type="time" office:time-value="PT09H08M46.302S" calcext:value-type="time">
            <text:p>09:08:46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2116.92" calcext:value-type="float">
            <text:p>2116.92</text:p>
          </table:table-cell>
          <table:table-cell office:value-type="float" office:value="2462.41" calcext:value-type="float">
            <text:p>2462.41</text:p>
          </table:table-cell>
        </table:table-row>
        <table:table-row table:style-name="ro1">
          <table:table-cell office:value-type="float" office:value="32942301" calcext:value-type="float">
            <text:p>32942301</text:p>
          </table:table-cell>
          <table:table-cell table:formula="of:=TIME( ; ;[.A2061]/1000)" office:value-type="time" office:time-value="PT09H09M02.301S" calcext:value-type="time">
            <text:p>09:09:02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117.87" calcext:value-type="float">
            <text:p>2117.87</text:p>
          </table:table-cell>
          <table:table-cell office:value-type="float" office:value="2463.44" calcext:value-type="float">
            <text:p>2463.44</text:p>
          </table:table-cell>
        </table:table-row>
        <table:table-row table:style-name="ro1">
          <table:table-cell office:value-type="float" office:value="32958302" calcext:value-type="float">
            <text:p>32958302</text:p>
          </table:table-cell>
          <table:table-cell table:formula="of:=TIME( ; ;[.A2062]/1000)" office:value-type="time" office:time-value="PT09H09M18.302S" calcext:value-type="time">
            <text:p>09:09:18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1.55" calcext:value-type="float">
            <text:p>231.55</text:p>
          </table:table-cell>
          <table:table-cell office:value-type="float" office:value="2118.83" calcext:value-type="float">
            <text:p>2118.83</text:p>
          </table:table-cell>
          <table:table-cell office:value-type="float" office:value="2464.47" calcext:value-type="float">
            <text:p>2464.47</text:p>
          </table:table-cell>
        </table:table-row>
        <table:table-row table:style-name="ro1">
          <table:table-cell office:value-type="float" office:value="32974302" calcext:value-type="float">
            <text:p>32974302</text:p>
          </table:table-cell>
          <table:table-cell table:formula="of:=TIME( ; ;[.A2063]/1000)" office:value-type="time" office:time-value="PT09H09M34.302S" calcext:value-type="time">
            <text:p>09:09:34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2119.78" calcext:value-type="float">
            <text:p>2119.78</text:p>
          </table:table-cell>
          <table:table-cell office:value-type="float" office:value="2465.5" calcext:value-type="float">
            <text:p>2465.5</text:p>
          </table:table-cell>
        </table:table-row>
        <table:table-row table:style-name="ro1">
          <table:table-cell office:value-type="float" office:value="32990302" calcext:value-type="float">
            <text:p>32990302</text:p>
          </table:table-cell>
          <table:table-cell table:formula="of:=TIME( ; ;[.A2064]/1000)" office:value-type="time" office:time-value="PT09H09M50.302S" calcext:value-type="time">
            <text:p>09:09:50</text:p>
          </table:table-cell>
          <table:table-cell office:value-type="float" office:value="1.07" calcext:value-type="float">
            <text:p>1.07</text:p>
          </table:table-cell>
          <table:table-cell office:value-type="float" office:value="214.7" calcext:value-type="float">
            <text:p>214.7</text:p>
          </table:table-cell>
          <table:table-cell office:value-type="float" office:value="230.47" calcext:value-type="float">
            <text:p>230.47</text:p>
          </table:table-cell>
          <table:table-cell office:value-type="float" office:value="2120.74" calcext:value-type="float">
            <text:p>2120.74</text:p>
          </table:table-cell>
          <table:table-cell office:value-type="float" office:value="2466.52" calcext:value-type="float">
            <text:p>2466.52</text:p>
          </table:table-cell>
        </table:table-row>
        <table:table-row table:style-name="ro1">
          <table:table-cell office:value-type="float" office:value="33006302" calcext:value-type="float">
            <text:p>33006302</text:p>
          </table:table-cell>
          <table:table-cell table:formula="of:=TIME( ; ;[.A2065]/1000)" office:value-type="time" office:time-value="PT09H10M06.302S" calcext:value-type="time">
            <text:p>09:10:06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2121.69" calcext:value-type="float">
            <text:p>2121.69</text:p>
          </table:table-cell>
          <table:table-cell office:value-type="float" office:value="2467.55" calcext:value-type="float">
            <text:p>2467.55</text:p>
          </table:table-cell>
        </table:table-row>
        <table:table-row table:style-name="ro1">
          <table:table-cell office:value-type="float" office:value="33022302" calcext:value-type="float">
            <text:p>33022302</text:p>
          </table:table-cell>
          <table:table-cell table:formula="of:=TIME( ; ;[.A2066]/1000)" office:value-type="time" office:time-value="PT09H10M22.302S" calcext:value-type="time">
            <text:p>09:10:22</text:p>
          </table:table-cell>
          <table:table-cell office:value-type="float" office:value="1.07" calcext:value-type="float">
            <text:p>1.07</text:p>
          </table:table-cell>
          <table:table-cell office:value-type="float" office:value="214.6" calcext:value-type="float">
            <text:p>214.6</text:p>
          </table:table-cell>
          <table:table-cell office:value-type="float" office:value="230.36" calcext:value-type="float">
            <text:p>230.36</text:p>
          </table:table-cell>
          <table:table-cell office:value-type="float" office:value="2122.64" calcext:value-type="float">
            <text:p>2122.64</text:p>
          </table:table-cell>
          <table:table-cell office:value-type="float" office:value="2468.57" calcext:value-type="float">
            <text:p>2468.57</text:p>
          </table:table-cell>
        </table:table-row>
        <table:table-row table:style-name="ro1">
          <table:table-cell office:value-type="float" office:value="33038302" calcext:value-type="float">
            <text:p>33038302</text:p>
          </table:table-cell>
          <table:table-cell table:formula="of:=TIME( ; ;[.A2067]/1000)" office:value-type="time" office:time-value="PT09H10M38.302S" calcext:value-type="time">
            <text:p>09:10:38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2123.6" calcext:value-type="float">
            <text:p>2123.6</text:p>
          </table:table-cell>
          <table:table-cell office:value-type="float" office:value="2469.6" calcext:value-type="float">
            <text:p>2469.6</text:p>
          </table:table-cell>
        </table:table-row>
        <table:table-row table:style-name="ro1">
          <table:table-cell office:value-type="float" office:value="33054302" calcext:value-type="float">
            <text:p>33054302</text:p>
          </table:table-cell>
          <table:table-cell table:formula="of:=TIME( ; ;[.A2068]/1000)" office:value-type="time" office:time-value="PT09H10M54.302S" calcext:value-type="time">
            <text:p>09:10:54</text:p>
          </table:table-cell>
          <table:table-cell office:value-type="float" office:value="1.07" calcext:value-type="float">
            <text:p>1.07</text:p>
          </table:table-cell>
          <table:table-cell office:value-type="float" office:value="214.4" calcext:value-type="float">
            <text:p>214.4</text:p>
          </table:table-cell>
          <table:table-cell office:value-type="float" office:value="230.15" calcext:value-type="float">
            <text:p>230.15</text:p>
          </table:table-cell>
          <table:table-cell office:value-type="float" office:value="2124.55" calcext:value-type="float">
            <text:p>2124.55</text:p>
          </table:table-cell>
          <table:table-cell office:value-type="float" office:value="2470.62" calcext:value-type="float">
            <text:p>2470.62</text:p>
          </table:table-cell>
        </table:table-row>
        <table:table-row table:style-name="ro1">
          <table:table-cell office:value-type="float" office:value="33070301" calcext:value-type="float">
            <text:p>33070301</text:p>
          </table:table-cell>
          <table:table-cell table:formula="of:=TIME( ; ;[.A2069]/1000)" office:value-type="time" office:time-value="PT09H11M10.301S" calcext:value-type="time">
            <text:p>09:11:10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2125.5" calcext:value-type="float">
            <text:p>2125.5</text:p>
          </table:table-cell>
          <table:table-cell office:value-type="float" office:value="2471.64" calcext:value-type="float">
            <text:p>2471.64</text:p>
          </table:table-cell>
        </table:table-row>
        <table:table-row table:style-name="ro1">
          <table:table-cell office:value-type="float" office:value="33086302" calcext:value-type="float">
            <text:p>33086302</text:p>
          </table:table-cell>
          <table:table-cell table:formula="of:=TIME( ; ;[.A2070]/1000)" office:value-type="time" office:time-value="PT09H11M26.302S" calcext:value-type="time">
            <text:p>09:11:26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2126.45" calcext:value-type="float">
            <text:p>2126.45</text:p>
          </table:table-cell>
          <table:table-cell office:value-type="float" office:value="2472.67" calcext:value-type="float">
            <text:p>2472.67</text:p>
          </table:table-cell>
        </table:table-row>
        <table:table-row table:style-name="ro1">
          <table:table-cell office:value-type="float" office:value="33102302" calcext:value-type="float">
            <text:p>33102302</text:p>
          </table:table-cell>
          <table:table-cell table:formula="of:=TIME( ; ;[.A2071]/1000)" office:value-type="time" office:time-value="PT09H11M42.302S" calcext:value-type="time">
            <text:p>09:11:42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2127.41" calcext:value-type="float">
            <text:p>2127.41</text:p>
          </table:table-cell>
          <table:table-cell office:value-type="float" office:value="2473.69" calcext:value-type="float">
            <text:p>2473.69</text:p>
          </table:table-cell>
        </table:table-row>
        <table:table-row table:style-name="ro1">
          <table:table-cell office:value-type="float" office:value="33118302" calcext:value-type="float">
            <text:p>33118302</text:p>
          </table:table-cell>
          <table:table-cell table:formula="of:=TIME( ; ;[.A2072]/1000)" office:value-type="time" office:time-value="PT09H11M58.302S" calcext:value-type="time">
            <text:p>09:11:58</text:p>
          </table:table-cell>
          <table:table-cell office:value-type="float" office:value="1.07" calcext:value-type="float">
            <text:p>1.07</text:p>
          </table:table-cell>
          <table:table-cell office:value-type="float" office:value="214.1" calcext:value-type="float">
            <text:p>214.1</text:p>
          </table:table-cell>
          <table:table-cell office:value-type="float" office:value="229.82" calcext:value-type="float">
            <text:p>229.82</text:p>
          </table:table-cell>
          <table:table-cell office:value-type="float" office:value="2128.36" calcext:value-type="float">
            <text:p>2128.36</text:p>
          </table:table-cell>
          <table:table-cell office:value-type="float" office:value="2474.71" calcext:value-type="float">
            <text:p>2474.71</text:p>
          </table:table-cell>
        </table:table-row>
        <table:table-row table:style-name="ro1">
          <table:table-cell office:value-type="float" office:value="33134302" calcext:value-type="float">
            <text:p>33134302</text:p>
          </table:table-cell>
          <table:table-cell table:formula="of:=TIME( ; ;[.A2073]/1000)" office:value-type="time" office:time-value="PT09H12M14.302S" calcext:value-type="time">
            <text:p>09:12:14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2129.31" calcext:value-type="float">
            <text:p>2129.31</text:p>
          </table:table-cell>
          <table:table-cell office:value-type="float" office:value="2475.73" calcext:value-type="float">
            <text:p>2475.73</text:p>
          </table:table-cell>
        </table:table-row>
        <table:table-row table:style-name="ro1">
          <table:table-cell office:value-type="float" office:value="33150302" calcext:value-type="float">
            <text:p>33150302</text:p>
          </table:table-cell>
          <table:table-cell table:formula="of:=TIME( ; ;[.A2074]/1000)" office:value-type="time" office:time-value="PT09H12M30.302S" calcext:value-type="time">
            <text:p>09:12:30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9.6" calcext:value-type="float">
            <text:p>229.6</text:p>
          </table:table-cell>
          <table:table-cell office:value-type="float" office:value="2130.26" calcext:value-type="float">
            <text:p>2130.26</text:p>
          </table:table-cell>
          <table:table-cell office:value-type="float" office:value="2476.75" calcext:value-type="float">
            <text:p>2476.75</text:p>
          </table:table-cell>
        </table:table-row>
        <table:table-row table:style-name="ro1">
          <table:table-cell office:value-type="float" office:value="33166302" calcext:value-type="float">
            <text:p>33166302</text:p>
          </table:table-cell>
          <table:table-cell table:formula="of:=TIME( ; ;[.A2075]/1000)" office:value-type="time" office:time-value="PT09H12M46.302S" calcext:value-type="time">
            <text:p>09:12:46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2131.21" calcext:value-type="float">
            <text:p>2131.21</text:p>
          </table:table-cell>
          <table:table-cell office:value-type="float" office:value="2477.77" calcext:value-type="float">
            <text:p>2477.77</text:p>
          </table:table-cell>
        </table:table-row>
        <table:table-row table:style-name="ro1">
          <table:table-cell office:value-type="float" office:value="33182302" calcext:value-type="float">
            <text:p>33182302</text:p>
          </table:table-cell>
          <table:table-cell table:formula="of:=TIME( ; ;[.A2076]/1000)" office:value-type="time" office:time-value="PT09H13M02.302S" calcext:value-type="time">
            <text:p>09:13:02</text:p>
          </table:table-cell>
          <table:table-cell office:value-type="float" office:value="1.07" calcext:value-type="float">
            <text:p>1.07</text:p>
          </table:table-cell>
          <table:table-cell office:value-type="float" office:value="213.8" calcext:value-type="float">
            <text:p>213.8</text:p>
          </table:table-cell>
          <table:table-cell office:value-type="float" office:value="229.49" calcext:value-type="float">
            <text:p>229.49</text:p>
          </table:table-cell>
          <table:table-cell office:value-type="float" office:value="2132.16" calcext:value-type="float">
            <text:p>2132.16</text:p>
          </table:table-cell>
          <table:table-cell office:value-type="float" office:value="2478.78" calcext:value-type="float">
            <text:p>2478.78</text:p>
          </table:table-cell>
        </table:table-row>
        <table:table-row table:style-name="ro1">
          <table:table-cell office:value-type="float" office:value="33198302" calcext:value-type="float">
            <text:p>33198302</text:p>
          </table:table-cell>
          <table:table-cell table:formula="of:=TIME( ; ;[.A2077]/1000)" office:value-type="time" office:time-value="PT09H13M18.302S" calcext:value-type="time">
            <text:p>09:13:18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133.11" calcext:value-type="float">
            <text:p>2133.11</text:p>
          </table:table-cell>
          <table:table-cell office:value-type="float" office:value="2479.8" calcext:value-type="float">
            <text:p>2479.8</text:p>
          </table:table-cell>
        </table:table-row>
        <table:table-row table:style-name="ro1">
          <table:table-cell office:value-type="float" office:value="33214302" calcext:value-type="float">
            <text:p>33214302</text:p>
          </table:table-cell>
          <table:table-cell table:formula="of:=TIME( ; ;[.A2078]/1000)" office:value-type="time" office:time-value="PT09H13M34.302S" calcext:value-type="time">
            <text:p>09:13:34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2" calcext:value-type="float">
            <text:p>228.52</text:p>
          </table:table-cell>
          <table:table-cell office:value-type="float" office:value="2134.06" calcext:value-type="float">
            <text:p>2134.06</text:p>
          </table:table-cell>
          <table:table-cell office:value-type="float" office:value="2480.82" calcext:value-type="float">
            <text:p>2480.82</text:p>
          </table:table-cell>
        </table:table-row>
        <table:table-row table:style-name="ro1">
          <table:table-cell office:value-type="float" office:value="33230302" calcext:value-type="float">
            <text:p>33230302</text:p>
          </table:table-cell>
          <table:table-cell table:formula="of:=TIME( ; ;[.A2079]/1000)" office:value-type="time" office:time-value="PT09H13M50.302S" calcext:value-type="time">
            <text:p>09:13:50</text:p>
          </table:table-cell>
          <table:table-cell office:value-type="float" office:value="1.07" calcext:value-type="float">
            <text:p>1.07</text:p>
          </table:table-cell>
          <table:table-cell office:value-type="float" office:value="213.5" calcext:value-type="float">
            <text:p>213.5</text:p>
          </table:table-cell>
          <table:table-cell office:value-type="float" office:value="228.31" calcext:value-type="float">
            <text:p>228.31</text:p>
          </table:table-cell>
          <table:table-cell office:value-type="float" office:value="2135.01" calcext:value-type="float">
            <text:p>2135.01</text:p>
          </table:table-cell>
          <table:table-cell office:value-type="float" office:value="2481.83" calcext:value-type="float">
            <text:p>2481.83</text:p>
          </table:table-cell>
        </table:table-row>
        <table:table-row table:style-name="ro1">
          <table:table-cell office:value-type="float" office:value="33246302" calcext:value-type="float">
            <text:p>33246302</text:p>
          </table:table-cell>
          <table:table-cell table:formula="of:=TIME( ; ;[.A2080]/1000)" office:value-type="time" office:time-value="PT09H14M06.302S" calcext:value-type="time">
            <text:p>09:14:06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2135.96" calcext:value-type="float">
            <text:p>2135.96</text:p>
          </table:table-cell>
          <table:table-cell office:value-type="float" office:value="2482.85" calcext:value-type="float">
            <text:p>2482.85</text:p>
          </table:table-cell>
        </table:table-row>
        <table:table-row table:style-name="ro1">
          <table:table-cell office:value-type="float" office:value="33262302" calcext:value-type="float">
            <text:p>33262302</text:p>
          </table:table-cell>
          <table:table-cell table:formula="of:=TIME( ; ;[.A2081]/1000)" office:value-type="time" office:time-value="PT09H14M22.302S" calcext:value-type="time">
            <text:p>09:14:22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7.23" calcext:value-type="float">
            <text:p>227.23</text:p>
          </table:table-cell>
          <table:table-cell office:value-type="float" office:value="2136.91" calcext:value-type="float">
            <text:p>2136.91</text:p>
          </table:table-cell>
          <table:table-cell office:value-type="float" office:value="2483.86" calcext:value-type="float">
            <text:p>2483.86</text:p>
          </table:table-cell>
        </table:table-row>
        <table:table-row table:style-name="ro1">
          <table:table-cell office:value-type="float" office:value="33278302" calcext:value-type="float">
            <text:p>33278302</text:p>
          </table:table-cell>
          <table:table-cell table:formula="of:=TIME( ; ;[.A2082]/1000)" office:value-type="time" office:time-value="PT09H14M38.302S" calcext:value-type="time">
            <text:p>09:14:38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2137.86" calcext:value-type="float">
            <text:p>2137.86</text:p>
          </table:table-cell>
          <table:table-cell office:value-type="float" office:value="2484.88" calcext:value-type="float">
            <text:p>2484.88</text:p>
          </table:table-cell>
        </table:table-row>
        <table:table-row table:style-name="ro1">
          <table:table-cell office:value-type="float" office:value="33294302" calcext:value-type="float">
            <text:p>33294302</text:p>
          </table:table-cell>
          <table:table-cell table:formula="of:=TIME( ; ;[.A2083]/1000)" office:value-type="time" office:time-value="PT09H14M54.302S" calcext:value-type="time">
            <text:p>09:14:54</text:p>
          </table:table-cell>
          <table:table-cell office:value-type="float" office:value="1.07" calcext:value-type="float">
            <text:p>1.07</text:p>
          </table:table-cell>
          <table:table-cell office:value-type="float" office:value="213.2" calcext:value-type="float">
            <text:p>213.2</text:p>
          </table:table-cell>
          <table:table-cell office:value-type="float" office:value="227.13" calcext:value-type="float">
            <text:p>227.13</text:p>
          </table:table-cell>
          <table:table-cell office:value-type="float" office:value="2138.8" calcext:value-type="float">
            <text:p>2138.8</text:p>
          </table:table-cell>
          <table:table-cell office:value-type="float" office:value="2485.89" calcext:value-type="float">
            <text:p>2485.89</text:p>
          </table:table-cell>
        </table:table-row>
        <table:table-row table:style-name="ro1">
          <table:table-cell office:value-type="float" office:value="33310302" calcext:value-type="float">
            <text:p>33310302</text:p>
          </table:table-cell>
          <table:table-cell table:formula="of:=TIME( ; ;[.A2084]/1000)" office:value-type="time" office:time-value="PT09H15M10.302S" calcext:value-type="time">
            <text:p>09:15:10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2139.75" calcext:value-type="float">
            <text:p>2139.75</text:p>
          </table:table-cell>
          <table:table-cell office:value-type="float" office:value="2486.9" calcext:value-type="float">
            <text:p>2486.9</text:p>
          </table:table-cell>
        </table:table-row>
        <table:table-row table:style-name="ro1">
          <table:table-cell office:value-type="float" office:value="33326302" calcext:value-type="float">
            <text:p>33326302</text:p>
          </table:table-cell>
          <table:table-cell table:formula="of:=TIME( ; ;[.A2085]/1000)" office:value-type="time" office:time-value="PT09H15M26.302S" calcext:value-type="time">
            <text:p>09:15:26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6.91" calcext:value-type="float">
            <text:p>226.91</text:p>
          </table:table-cell>
          <table:table-cell office:value-type="float" office:value="2140.7" calcext:value-type="float">
            <text:p>2140.7</text:p>
          </table:table-cell>
          <table:table-cell office:value-type="float" office:value="2487.91" calcext:value-type="float">
            <text:p>2487.91</text:p>
          </table:table-cell>
        </table:table-row>
        <table:table-row table:style-name="ro1">
          <table:table-cell office:value-type="float" office:value="33342302" calcext:value-type="float">
            <text:p>33342302</text:p>
          </table:table-cell>
          <table:table-cell table:formula="of:=TIME( ; ;[.A2086]/1000)" office:value-type="time" office:time-value="PT09H15M42.302S" calcext:value-type="time">
            <text:p>09:15:42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6.8" calcext:value-type="float">
            <text:p>226.8</text:p>
          </table:table-cell>
          <table:table-cell office:value-type="float" office:value="2141.64" calcext:value-type="float">
            <text:p>2141.64</text:p>
          </table:table-cell>
          <table:table-cell office:value-type="float" office:value="2488.92" calcext:value-type="float">
            <text:p>2488.92</text:p>
          </table:table-cell>
        </table:table-row>
        <table:table-row table:style-name="ro1">
          <table:table-cell office:value-type="float" office:value="33358302" calcext:value-type="float">
            <text:p>33358302</text:p>
          </table:table-cell>
          <table:table-cell table:formula="of:=TIME( ; ;[.A2087]/1000)" office:value-type="time" office:time-value="PT09H15M58.302S" calcext:value-type="time">
            <text:p>09:15:58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2142.59" calcext:value-type="float">
            <text:p>2142.59</text:p>
          </table:table-cell>
          <table:table-cell office:value-type="float" office:value="2489.93" calcext:value-type="float">
            <text:p>2489.93</text:p>
          </table:table-cell>
        </table:table-row>
        <table:table-row table:style-name="ro1">
          <table:table-cell office:value-type="float" office:value="33374302" calcext:value-type="float">
            <text:p>33374302</text:p>
          </table:table-cell>
          <table:table-cell table:formula="of:=TIME( ; ;[.A2088]/1000)" office:value-type="time" office:time-value="PT09H16M14.302S" calcext:value-type="time">
            <text:p>09:16:14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6.58" calcext:value-type="float">
            <text:p>226.58</text:p>
          </table:table-cell>
          <table:table-cell office:value-type="float" office:value="2143.53" calcext:value-type="float">
            <text:p>2143.53</text:p>
          </table:table-cell>
          <table:table-cell office:value-type="float" office:value="2490.93" calcext:value-type="float">
            <text:p>2490.93</text:p>
          </table:table-cell>
        </table:table-row>
        <table:table-row table:style-name="ro1">
          <table:table-cell office:value-type="float" office:value="33390302" calcext:value-type="float">
            <text:p>33390302</text:p>
          </table:table-cell>
          <table:table-cell table:formula="of:=TIME( ; ;[.A2089]/1000)" office:value-type="time" office:time-value="PT09H16M30.302S" calcext:value-type="time">
            <text:p>09:16:30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2144.48" calcext:value-type="float">
            <text:p>2144.48</text:p>
          </table:table-cell>
          <table:table-cell office:value-type="float" office:value="2491.94" calcext:value-type="float">
            <text:p>2491.94</text:p>
          </table:table-cell>
        </table:table-row>
        <table:table-row table:style-name="ro1">
          <table:table-cell office:value-type="float" office:value="33406302" calcext:value-type="float">
            <text:p>33406302</text:p>
          </table:table-cell>
          <table:table-cell table:formula="of:=TIME( ; ;[.A2090]/1000)" office:value-type="time" office:time-value="PT09H16M46.302S" calcext:value-type="time">
            <text:p>09:16:46</text:p>
          </table:table-cell>
          <table:table-cell office:value-type="float" office:value="1.07" calcext:value-type="float">
            <text:p>1.07</text:p>
          </table:table-cell>
          <table:table-cell office:value-type="float" office:value="212.5" calcext:value-type="float">
            <text:p>212.5</text:p>
          </table:table-cell>
          <table:table-cell office:value-type="float" office:value="226.37" calcext:value-type="float">
            <text:p>226.37</text:p>
          </table:table-cell>
          <table:table-cell office:value-type="float" office:value="2145.42" calcext:value-type="float">
            <text:p>2145.42</text:p>
          </table:table-cell>
          <table:table-cell office:value-type="float" office:value="2492.95" calcext:value-type="float">
            <text:p>2492.95</text:p>
          </table:table-cell>
        </table:table-row>
        <table:table-row table:style-name="ro1">
          <table:table-cell office:value-type="float" office:value="33422302" calcext:value-type="float">
            <text:p>33422302</text:p>
          </table:table-cell>
          <table:table-cell table:formula="of:=TIME( ; ;[.A2091]/1000)" office:value-type="time" office:time-value="PT09H17M02.302S" calcext:value-type="time">
            <text:p>09:17:02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2146.37" calcext:value-type="float">
            <text:p>2146.37</text:p>
          </table:table-cell>
          <table:table-cell office:value-type="float" office:value="2493.96" calcext:value-type="float">
            <text:p>2493.96</text:p>
          </table:table-cell>
        </table:table-row>
        <table:table-row table:style-name="ro1">
          <table:table-cell office:value-type="float" office:value="33438302" calcext:value-type="float">
            <text:p>33438302</text:p>
          </table:table-cell>
          <table:table-cell table:formula="of:=TIME( ; ;[.A2092]/1000)" office:value-type="time" office:time-value="PT09H17M18.302S" calcext:value-type="time">
            <text:p>09:17:18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6.15" calcext:value-type="float">
            <text:p>226.15</text:p>
          </table:table-cell>
          <table:table-cell office:value-type="float" office:value="2147.31" calcext:value-type="float">
            <text:p>2147.31</text:p>
          </table:table-cell>
          <table:table-cell office:value-type="float" office:value="2494.96" calcext:value-type="float">
            <text:p>2494.96</text:p>
          </table:table-cell>
        </table:table-row>
        <table:table-row table:style-name="ro1">
          <table:table-cell office:value-type="float" office:value="33454302" calcext:value-type="float">
            <text:p>33454302</text:p>
          </table:table-cell>
          <table:table-cell table:formula="of:=TIME( ; ;[.A2093]/1000)" office:value-type="time" office:time-value="PT09H17M34.302S" calcext:value-type="time">
            <text:p>09:17:34</text:p>
          </table:table-cell>
          <table:table-cell office:value-type="float" office:value="1.07" calcext:value-type="float">
            <text:p>1.07</text:p>
          </table:table-cell>
          <table:table-cell office:value-type="float" office:value="212.2" calcext:value-type="float">
            <text:p>212.2</text:p>
          </table:table-cell>
          <table:table-cell office:value-type="float" office:value="226.04" calcext:value-type="float">
            <text:p>226.04</text:p>
          </table:table-cell>
          <table:table-cell office:value-type="float" office:value="2148.26" calcext:value-type="float">
            <text:p>2148.26</text:p>
          </table:table-cell>
          <table:table-cell office:value-type="float" office:value="2495.96" calcext:value-type="float">
            <text:p>2495.96</text:p>
          </table:table-cell>
        </table:table-row>
        <table:table-row table:style-name="ro1">
          <table:table-cell office:value-type="float" office:value="33470302" calcext:value-type="float">
            <text:p>33470302</text:p>
          </table:table-cell>
          <table:table-cell table:formula="of:=TIME( ; ;[.A2094]/1000)" office:value-type="time" office:time-value="PT09H17M50.302S" calcext:value-type="time">
            <text:p>09:17:50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2149.2" calcext:value-type="float">
            <text:p>2149.2</text:p>
          </table:table-cell>
          <table:table-cell office:value-type="float" office:value="2496.96" calcext:value-type="float">
            <text:p>2496.96</text:p>
          </table:table-cell>
        </table:table-row>
        <table:table-row table:style-name="ro1">
          <table:table-cell office:value-type="float" office:value="33486302" calcext:value-type="float">
            <text:p>33486302</text:p>
          </table:table-cell>
          <table:table-cell table:formula="of:=TIME( ; ;[.A2095]/1000)" office:value-type="time" office:time-value="PT09H18M06.302S" calcext:value-type="time">
            <text:p>09:18:06</text:p>
          </table:table-cell>
          <table:table-cell office:value-type="float" office:value="1.06" calcext:value-type="float">
            <text:p>1.06</text:p>
          </table:table-cell>
          <table:table-cell office:value-type="float" office:value="212" calcext:value-type="float">
            <text:p>212</text:p>
          </table:table-cell>
          <table:table-cell office:value-type="float" office:value="224.97" calcext:value-type="float">
            <text:p>224.97</text:p>
          </table:table-cell>
          <table:table-cell office:value-type="float" office:value="2150.14" calcext:value-type="float">
            <text:p>2150.14</text:p>
          </table:table-cell>
          <table:table-cell office:value-type="float" office:value="2497.96" calcext:value-type="float">
            <text:p>2497.96</text:p>
          </table:table-cell>
        </table:table-row>
        <table:table-row table:style-name="ro1">
          <table:table-cell office:value-type="float" office:value="33502302" calcext:value-type="float">
            <text:p>33502302</text:p>
          </table:table-cell>
          <table:table-cell table:formula="of:=TIME( ; ;[.A2096]/1000)" office:value-type="time" office:time-value="PT09H18M22.302S" calcext:value-type="time">
            <text:p>09:18:22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2151.08" calcext:value-type="float">
            <text:p>2151.08</text:p>
          </table:table-cell>
          <table:table-cell office:value-type="float" office:value="2498.96" calcext:value-type="float">
            <text:p>2498.96</text:p>
          </table:table-cell>
        </table:table-row>
        <table:table-row table:style-name="ro1">
          <table:table-cell office:value-type="float" office:value="33518302" calcext:value-type="float">
            <text:p>33518302</text:p>
          </table:table-cell>
          <table:table-cell table:formula="of:=TIME( ; ;[.A2097]/1000)" office:value-type="time" office:time-value="PT09H18M38.302S" calcext:value-type="time">
            <text:p>09:18:38</text:p>
          </table:table-cell>
          <table:table-cell office:value-type="float" office:value="1.06" calcext:value-type="float">
            <text:p>1.06</text:p>
          </table:table-cell>
          <table:table-cell office:value-type="float" office:value="211.8" calcext:value-type="float">
            <text:p>211.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152.02" calcext:value-type="float">
            <text:p>2152.02</text:p>
          </table:table-cell>
          <table:table-cell office:value-type="float" office:value="2499.96" calcext:value-type="float">
            <text:p>2499.96</text:p>
          </table:table-cell>
        </table:table-row>
        <table:table-row table:style-name="ro1">
          <table:table-cell office:value-type="float" office:value="33534302" calcext:value-type="float">
            <text:p>33534302</text:p>
          </table:table-cell>
          <table:table-cell table:formula="of:=TIME( ; ;[.A2098]/1000)" office:value-type="time" office:time-value="PT09H18M54.302S" calcext:value-type="time">
            <text:p>09:18:54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2152.97" calcext:value-type="float">
            <text:p>2152.97</text:p>
          </table:table-cell>
          <table:table-cell office:value-type="float" office:value="2500.96" calcext:value-type="float">
            <text:p>2500.96</text:p>
          </table:table-cell>
        </table:table-row>
        <table:table-row table:style-name="ro1">
          <table:table-cell office:value-type="float" office:value="33550302" calcext:value-type="float">
            <text:p>33550302</text:p>
          </table:table-cell>
          <table:table-cell table:formula="of:=TIME( ; ;[.A2099]/1000)" office:value-type="time" office:time-value="PT09H19M10.302S" calcext:value-type="time">
            <text:p>09:19:10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2153.91" calcext:value-type="float">
            <text:p>2153.91</text:p>
          </table:table-cell>
          <table:table-cell office:value-type="float" office:value="2501.96" calcext:value-type="float">
            <text:p>2501.96</text:p>
          </table:table-cell>
        </table:table-row>
        <table:table-row table:style-name="ro1">
          <table:table-cell office:value-type="float" office:value="33566302" calcext:value-type="float">
            <text:p>33566302</text:p>
          </table:table-cell>
          <table:table-cell table:formula="of:=TIME( ; ;[.A2100]/1000)" office:value-type="time" office:time-value="PT09H19M26.302S" calcext:value-type="time">
            <text:p>09:19:26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4.43" calcext:value-type="float">
            <text:p>224.43</text:p>
          </table:table-cell>
          <table:table-cell office:value-type="float" office:value="2154.85" calcext:value-type="float">
            <text:p>2154.85</text:p>
          </table:table-cell>
          <table:table-cell office:value-type="float" office:value="2502.96" calcext:value-type="float">
            <text:p>2502.96</text:p>
          </table:table-cell>
        </table:table-row>
        <table:table-row table:style-name="ro1">
          <table:table-cell office:value-type="float" office:value="33582302" calcext:value-type="float">
            <text:p>33582302</text:p>
          </table:table-cell>
          <table:table-cell table:formula="of:=TIME( ; ;[.A2101]/1000)" office:value-type="time" office:time-value="PT09H19M42.302S" calcext:value-type="time">
            <text:p>09:19:42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3.37" calcext:value-type="float">
            <text:p>223.37</text:p>
          </table:table-cell>
          <table:table-cell office:value-type="float" office:value="2155.79" calcext:value-type="float">
            <text:p>2155.79</text:p>
          </table:table-cell>
          <table:table-cell office:value-type="float" office:value="2503.95" calcext:value-type="float">
            <text:p>2503.95</text:p>
          </table:table-cell>
        </table:table-row>
        <table:table-row table:style-name="ro1">
          <table:table-cell office:value-type="float" office:value="33598302" calcext:value-type="float">
            <text:p>33598302</text:p>
          </table:table-cell>
          <table:table-cell table:formula="of:=TIME( ; ;[.A2102]/1000)" office:value-type="time" office:time-value="PT09H19M58.302S" calcext:value-type="time">
            <text:p>09:19:58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7" calcext:value-type="float">
            <text:p>223.27</text:p>
          </table:table-cell>
          <table:table-cell office:value-type="float" office:value="2156.73" calcext:value-type="float">
            <text:p>2156.73</text:p>
          </table:table-cell>
          <table:table-cell office:value-type="float" office:value="2504.94" calcext:value-type="float">
            <text:p>2504.94</text:p>
          </table:table-cell>
        </table:table-row>
        <table:table-row table:style-name="ro1">
          <table:table-cell office:value-type="float" office:value="33614302" calcext:value-type="float">
            <text:p>33614302</text:p>
          </table:table-cell>
          <table:table-cell table:formula="of:=TIME( ; ;[.A2103]/1000)" office:value-type="time" office:time-value="PT09H20M14.302S" calcext:value-type="time">
            <text:p>09:20:14</text:p>
          </table:table-cell>
          <table:table-cell office:value-type="float" office:value="1.06" calcext:value-type="float">
            <text:p>1.06</text:p>
          </table:table-cell>
          <table:table-cell office:value-type="float" office:value="211.2" calcext:value-type="float">
            <text:p>211.2</text:p>
          </table:table-cell>
          <table:table-cell office:value-type="float" office:value="223.26" calcext:value-type="float">
            <text:p>223.26</text:p>
          </table:table-cell>
          <table:table-cell office:value-type="float" office:value="2157.67" calcext:value-type="float">
            <text:p>2157.67</text:p>
          </table:table-cell>
          <table:table-cell office:value-type="float" office:value="2505.94" calcext:value-type="float">
            <text:p>2505.94</text:p>
          </table:table-cell>
        </table:table-row>
        <table:table-row table:style-name="ro1">
          <table:table-cell office:value-type="float" office:value="33630302" calcext:value-type="float">
            <text:p>33630302</text:p>
          </table:table-cell>
          <table:table-cell table:formula="of:=TIME( ; ;[.A2104]/1000)" office:value-type="time" office:time-value="PT09H20M30.302S" calcext:value-type="time">
            <text:p>09:20:30</text:p>
          </table:table-cell>
          <table:table-cell office:value-type="float" office:value="1.06" calcext:value-type="float">
            <text:p>1.06</text:p>
          </table:table-cell>
          <table:table-cell office:value-type="float" office:value="211" calcext:value-type="float">
            <text:p>211</text:p>
          </table:table-cell>
          <table:table-cell office:value-type="float" office:value="223.05" calcext:value-type="float">
            <text:p>223.05</text:p>
          </table:table-cell>
          <table:table-cell office:value-type="float" office:value="2158.6" calcext:value-type="float">
            <text:p>2158.6</text:p>
          </table:table-cell>
          <table:table-cell office:value-type="float" office:value="2506.93" calcext:value-type="float">
            <text:p>2506.93</text:p>
          </table:table-cell>
        </table:table-row>
        <table:table-row table:style-name="ro1">
          <table:table-cell office:value-type="float" office:value="33646302" calcext:value-type="float">
            <text:p>33646302</text:p>
          </table:table-cell>
          <table:table-cell table:formula="of:=TIME( ; ;[.A2105]/1000)" office:value-type="time" office:time-value="PT09H20M46.302S" calcext:value-type="time">
            <text:p>09:20:46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159.54" calcext:value-type="float">
            <text:p>2159.54</text:p>
          </table:table-cell>
          <table:table-cell office:value-type="float" office:value="2507.92" calcext:value-type="float">
            <text:p>2507.92</text:p>
          </table:table-cell>
        </table:table-row>
        <table:table-row table:style-name="ro1">
          <table:table-cell office:value-type="float" office:value="33662302" calcext:value-type="float">
            <text:p>33662302</text:p>
          </table:table-cell>
          <table:table-cell table:formula="of:=TIME( ; ;[.A2106]/1000)" office:value-type="time" office:time-value="PT09H21M02.302S" calcext:value-type="time">
            <text:p>09:21:02</text:p>
          </table:table-cell>
          <table:table-cell office:value-type="float" office:value="1.05" calcext:value-type="float">
            <text:p>1.05</text:p>
          </table:table-cell>
          <table:table-cell office:value-type="float" office:value="210.8" calcext:value-type="float">
            <text:p>210.8</text:p>
          </table:table-cell>
          <table:table-cell office:value-type="float" office:value="221.99" calcext:value-type="float">
            <text:p>221.99</text:p>
          </table:table-cell>
          <table:table-cell office:value-type="float" office:value="2160.48" calcext:value-type="float">
            <text:p>2160.48</text:p>
          </table:table-cell>
          <table:table-cell office:value-type="float" office:value="2508.91" calcext:value-type="float">
            <text:p>2508.91</text:p>
          </table:table-cell>
        </table:table-row>
        <table:table-row table:style-name="ro1">
          <table:table-cell office:value-type="float" office:value="33678302" calcext:value-type="float">
            <text:p>33678302</text:p>
          </table:table-cell>
          <table:table-cell table:formula="of:=TIME( ; ;[.A2107]/1000)" office:value-type="time" office:time-value="PT09H21M18.302S" calcext:value-type="time">
            <text:p>09:21:18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161.42" calcext:value-type="float">
            <text:p>2161.42</text:p>
          </table:table-cell>
          <table:table-cell office:value-type="float" office:value="2509.9" calcext:value-type="float">
            <text:p>2509.9</text:p>
          </table:table-cell>
        </table:table-row>
        <table:table-row table:style-name="ro1">
          <table:table-cell office:value-type="float" office:value="33694302" calcext:value-type="float">
            <text:p>33694302</text:p>
          </table:table-cell>
          <table:table-cell table:formula="of:=TIME( ; ;[.A2108]/1000)" office:value-type="time" office:time-value="PT09H21M34.302S" calcext:value-type="time">
            <text:p>09:21:34</text:p>
          </table:table-cell>
          <table:table-cell office:value-type="float" office:value="1.06" calcext:value-type="float">
            <text:p>1.06</text:p>
          </table:table-cell>
          <table:table-cell office:value-type="float" office:value="210.5" calcext:value-type="float">
            <text:p>210.5</text:p>
          </table:table-cell>
          <table:table-cell office:value-type="float" office:value="222.51" calcext:value-type="float">
            <text:p>222.51</text:p>
          </table:table-cell>
          <table:table-cell office:value-type="float" office:value="2162.35" calcext:value-type="float">
            <text:p>2162.35</text:p>
          </table:table-cell>
          <table:table-cell office:value-type="float" office:value="2510.89" calcext:value-type="float">
            <text:p>2510.89</text:p>
          </table:table-cell>
        </table:table-row>
        <table:table-row table:style-name="ro1">
          <table:table-cell office:value-type="float" office:value="33710302" calcext:value-type="float">
            <text:p>33710302</text:p>
          </table:table-cell>
          <table:table-cell table:formula="of:=TIME( ; ;[.A2109]/1000)" office:value-type="time" office:time-value="PT09H21M50.302S" calcext:value-type="time">
            <text:p>09:21:50</text:p>
          </table:table-cell>
          <table:table-cell office:value-type="float" office:value="1.05" calcext:value-type="float">
            <text:p>1.05</text:p>
          </table:table-cell>
          <table:table-cell office:value-type="float" office:value="210.4" calcext:value-type="float">
            <text:p>210.4</text:p>
          </table:table-cell>
          <table:table-cell office:value-type="float" office:value="221.56" calcext:value-type="float">
            <text:p>221.56</text:p>
          </table:table-cell>
          <table:table-cell office:value-type="float" office:value="2163.29" calcext:value-type="float">
            <text:p>2163.29</text:p>
          </table:table-cell>
          <table:table-cell office:value-type="float" office:value="2511.87" calcext:value-type="float">
            <text:p>2511.87</text:p>
          </table:table-cell>
        </table:table-row>
        <table:table-row table:style-name="ro1">
          <table:table-cell office:value-type="float" office:value="33726302" calcext:value-type="float">
            <text:p>33726302</text:p>
          </table:table-cell>
          <table:table-cell table:formula="of:=TIME( ; ;[.A2110]/1000)" office:value-type="time" office:time-value="PT09H22M06.302S" calcext:value-type="time">
            <text:p>09:22:06</text:p>
          </table:table-cell>
          <table:table-cell office:value-type="float" office:value="1.05" calcext:value-type="float">
            <text:p>1.05</text:p>
          </table:table-cell>
          <table:table-cell office:value-type="float" office:value="210.2" calcext:value-type="float">
            <text:p>210.2</text:p>
          </table:table-cell>
          <table:table-cell office:value-type="float" office:value="221.35" calcext:value-type="float">
            <text:p>221.35</text:p>
          </table:table-cell>
          <table:table-cell office:value-type="float" office:value="2164.22" calcext:value-type="float">
            <text:p>2164.22</text:p>
          </table:table-cell>
          <table:table-cell office:value-type="float" office:value="2512.86" calcext:value-type="float">
            <text:p>2512.86</text:p>
          </table:table-cell>
        </table:table-row>
        <table:table-row table:style-name="ro1">
          <table:table-cell office:value-type="float" office:value="33742302" calcext:value-type="float">
            <text:p>33742302</text:p>
          </table:table-cell>
          <table:table-cell table:formula="of:=TIME( ; ;[.A2111]/1000)" office:value-type="time" office:time-value="PT09H22M22.302S" calcext:value-type="time">
            <text:p>09:22:22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0.4" calcext:value-type="float">
            <text:p>220.4</text:p>
          </table:table-cell>
          <table:table-cell office:value-type="float" office:value="2165.16" calcext:value-type="float">
            <text:p>2165.16</text:p>
          </table:table-cell>
          <table:table-cell office:value-type="float" office:value="2513.84" calcext:value-type="float">
            <text:p>2513.84</text:p>
          </table:table-cell>
        </table:table-row>
        <table:table-row table:style-name="ro1">
          <table:table-cell office:value-type="float" office:value="33758302" calcext:value-type="float">
            <text:p>33758302</text:p>
          </table:table-cell>
          <table:table-cell table:formula="of:=TIME( ; ;[.A2112]/1000)" office:value-type="time" office:time-value="PT09H22M38.302S" calcext:value-type="time">
            <text:p>09:22:38</text:p>
          </table:table-cell>
          <table:table-cell office:value-type="float" office:value="1.05" calcext:value-type="float">
            <text:p>1.05</text:p>
          </table:table-cell>
          <table:table-cell office:value-type="float" office:value="210" calcext:value-type="float">
            <text:p>210</text:p>
          </table:table-cell>
          <table:table-cell office:value-type="float" office:value="221.13" calcext:value-type="float">
            <text:p>221.13</text:p>
          </table:table-cell>
          <table:table-cell office:value-type="float" office:value="2166.09" calcext:value-type="float">
            <text:p>2166.09</text:p>
          </table:table-cell>
          <table:table-cell office:value-type="float" office:value="2514.82" calcext:value-type="float">
            <text:p>2514.82</text:p>
          </table:table-cell>
        </table:table-row>
        <table:table-row table:style-name="ro1">
          <table:table-cell office:value-type="float" office:value="33774302" calcext:value-type="float">
            <text:p>33774302</text:p>
          </table:table-cell>
          <table:table-cell table:formula="of:=TIME( ; ;[.A2113]/1000)" office:value-type="time" office:time-value="PT09H22M54.302S" calcext:value-type="time">
            <text:p>09:22:54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08" calcext:value-type="float">
            <text:p>220.08</text:p>
          </table:table-cell>
          <table:table-cell office:value-type="float" office:value="2167.02" calcext:value-type="float">
            <text:p>2167.02</text:p>
          </table:table-cell>
          <table:table-cell office:value-type="float" office:value="2515.8" calcext:value-type="float">
            <text:p>2515.8</text:p>
          </table:table-cell>
        </table:table-row>
        <table:table-row table:style-name="ro1">
          <table:table-cell office:value-type="float" office:value="33790302" calcext:value-type="float">
            <text:p>33790302</text:p>
          </table:table-cell>
          <table:table-cell table:formula="of:=TIME( ; ;[.A2114]/1000)" office:value-type="time" office:time-value="PT09H23M10.302S" calcext:value-type="time">
            <text:p>09:23:10</text:p>
          </table:table-cell>
          <table:table-cell office:value-type="float" office:value="1.05" calcext:value-type="float">
            <text:p>1.05</text:p>
          </table:table-cell>
          <table:table-cell office:value-type="float" office:value="209.7" calcext:value-type="float">
            <text:p>209.7</text:p>
          </table:table-cell>
          <table:table-cell office:value-type="float" office:value="219.97" calcext:value-type="float">
            <text:p>219.97</text:p>
          </table:table-cell>
          <table:table-cell office:value-type="float" office:value="2167.96" calcext:value-type="float">
            <text:p>2167.96</text:p>
          </table:table-cell>
          <table:table-cell office:value-type="float" office:value="2516.78" calcext:value-type="float">
            <text:p>2516.78</text:p>
          </table:table-cell>
        </table:table-row>
        <table:table-row table:style-name="ro1">
          <table:table-cell office:value-type="float" office:value="33806302" calcext:value-type="float">
            <text:p>33806302</text:p>
          </table:table-cell>
          <table:table-cell table:formula="of:=TIME( ; ;[.A2115]/1000)" office:value-type="time" office:time-value="PT09H23M26.302S" calcext:value-type="time">
            <text:p>09:23:26</text:p>
          </table:table-cell>
          <table:table-cell office:value-type="float" office:value="1.05" calcext:value-type="float">
            <text:p>1.05</text:p>
          </table:table-cell>
          <table:table-cell office:value-type="float" office:value="209.5" calcext:value-type="float">
            <text:p>209.5</text:p>
          </table:table-cell>
          <table:table-cell office:value-type="float" office:value="219.76" calcext:value-type="float">
            <text:p>219.76</text:p>
          </table:table-cell>
          <table:table-cell office:value-type="float" office:value="2168.89" calcext:value-type="float">
            <text:p>2168.89</text:p>
          </table:table-cell>
          <table:table-cell office:value-type="float" office:value="2517.76" calcext:value-type="float">
            <text:p>2517.76</text:p>
          </table:table-cell>
        </table:table-row>
        <table:table-row table:style-name="ro1">
          <table:table-cell office:value-type="float" office:value="33822302" calcext:value-type="float">
            <text:p>33822302</text:p>
          </table:table-cell>
          <table:table-cell table:formula="of:=TIME( ; ;[.A2116]/1000)" office:value-type="time" office:time-value="PT09H23M42.302S" calcext:value-type="time">
            <text:p>09:23:42</text:p>
          </table:table-cell>
          <table:table-cell office:value-type="float" office:value="1.05" calcext:value-type="float">
            <text:p>1.05</text:p>
          </table:table-cell>
          <table:table-cell office:value-type="float" office:value="209.4" calcext:value-type="float">
            <text:p>209.4</text:p>
          </table:table-cell>
          <table:table-cell office:value-type="float" office:value="219.65" calcext:value-type="float">
            <text:p>219.65</text:p>
          </table:table-cell>
          <table:table-cell office:value-type="float" office:value="2169.82" calcext:value-type="float">
            <text:p>2169.82</text:p>
          </table:table-cell>
          <table:table-cell office:value-type="float" office:value="2518.73" calcext:value-type="float">
            <text:p>2518.73</text:p>
          </table:table-cell>
        </table:table-row>
        <table:table-row table:style-name="ro1">
          <table:table-cell office:value-type="float" office:value="33838302" calcext:value-type="float">
            <text:p>33838302</text:p>
          </table:table-cell>
          <table:table-cell table:formula="of:=TIME( ; ;[.A2117]/1000)" office:value-type="time" office:time-value="PT09H23M58.302S" calcext:value-type="time">
            <text:p>09:23:58</text:p>
          </table:table-cell>
          <table:table-cell office:value-type="float" office:value="1.05" calcext:value-type="float">
            <text:p>1.05</text:p>
          </table:table-cell>
          <table:table-cell office:value-type="float" office:value="209.2" calcext:value-type="float">
            <text:p>209.2</text:p>
          </table:table-cell>
          <table:table-cell office:value-type="float" office:value="219.43" calcext:value-type="float">
            <text:p>219.43</text:p>
          </table:table-cell>
          <table:table-cell office:value-type="float" office:value="2170.75" calcext:value-type="float">
            <text:p>2170.75</text:p>
          </table:table-cell>
          <table:table-cell office:value-type="float" office:value="2519.71" calcext:value-type="float">
            <text:p>2519.71</text:p>
          </table:table-cell>
        </table:table-row>
        <table:table-row table:style-name="ro1">
          <table:table-cell office:value-type="float" office:value="33854302" calcext:value-type="float">
            <text:p>33854302</text:p>
          </table:table-cell>
          <table:table-cell table:formula="of:=TIME( ; ;[.A2118]/1000)" office:value-type="time" office:time-value="PT09H24M14.302S" calcext:value-type="time">
            <text:p>09:24:14</text:p>
          </table:table-cell>
          <table:table-cell office:value-type="float" office:value="1.05" calcext:value-type="float">
            <text:p>1.05</text:p>
          </table:table-cell>
          <table:table-cell office:value-type="float" office:value="209.1" calcext:value-type="float">
            <text:p>209.1</text:p>
          </table:table-cell>
          <table:table-cell office:value-type="float" office:value="219.33" calcext:value-type="float">
            <text:p>219.33</text:p>
          </table:table-cell>
          <table:table-cell office:value-type="float" office:value="2171.68" calcext:value-type="float">
            <text:p>2171.68</text:p>
          </table:table-cell>
          <table:table-cell office:value-type="float" office:value="2520.69" calcext:value-type="float">
            <text:p>2520.69</text:p>
          </table:table-cell>
        </table:table-row>
        <table:table-row table:style-name="ro1">
          <table:table-cell office:value-type="float" office:value="33870302" calcext:value-type="float">
            <text:p>33870302</text:p>
          </table:table-cell>
          <table:table-cell table:formula="of:=TIME( ; ;[.A2119]/1000)" office:value-type="time" office:time-value="PT09H24M30.302S" calcext:value-type="time">
            <text:p>09:24:30</text:p>
          </table:table-cell>
          <table:table-cell office:value-type="float" office:value="1.04" calcext:value-type="float">
            <text:p>1.04</text:p>
          </table:table-cell>
          <table:table-cell office:value-type="float" office:value="208.9" calcext:value-type="float">
            <text:p>208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2172.61" calcext:value-type="float">
            <text:p>2172.61</text:p>
          </table:table-cell>
          <table:table-cell office:value-type="float" office:value="2521.66" calcext:value-type="float">
            <text:p>2521.66</text:p>
          </table:table-cell>
        </table:table-row>
        <table:table-row table:style-name="ro1">
          <table:table-cell office:value-type="float" office:value="33886302" calcext:value-type="float">
            <text:p>33886302</text:p>
          </table:table-cell>
          <table:table-cell table:formula="of:=TIME( ; ;[.A2120]/1000)" office:value-type="time" office:time-value="PT09H24M46.302S" calcext:value-type="time">
            <text:p>09:24:46</text:p>
          </table:table-cell>
          <table:table-cell office:value-type="float" office:value="1.04" calcext:value-type="float">
            <text:p>1.04</text:p>
          </table:table-cell>
          <table:table-cell office:value-type="float" office:value="208.8" calcext:value-type="float">
            <text:p>208.8</text:p>
          </table:table-cell>
          <table:table-cell office:value-type="float" office:value="218.17" calcext:value-type="float">
            <text:p>218.17</text:p>
          </table:table-cell>
          <table:table-cell office:value-type="float" office:value="2173.53" calcext:value-type="float">
            <text:p>2173.53</text:p>
          </table:table-cell>
          <table:table-cell office:value-type="float" office:value="2522.63" calcext:value-type="float">
            <text:p>2522.63</text:p>
          </table:table-cell>
        </table:table-row>
        <table:table-row table:style-name="ro1">
          <table:table-cell office:value-type="float" office:value="33902302" calcext:value-type="float">
            <text:p>33902302</text:p>
          </table:table-cell>
          <table:table-cell table:formula="of:=TIME( ; ;[.A2121]/1000)" office:value-type="time" office:time-value="PT09H25M02.302S" calcext:value-type="time">
            <text:p>09:25:02</text:p>
          </table:table-cell>
          <table:table-cell office:value-type="float" office:value="1.04" calcext:value-type="float">
            <text:p>1.04</text:p>
          </table:table-cell>
          <table:table-cell office:value-type="float" office:value="208.6" calcext:value-type="float">
            <text:p>208.6</text:p>
          </table:table-cell>
          <table:table-cell office:value-type="float" office:value="217.96" calcext:value-type="float">
            <text:p>217.96</text:p>
          </table:table-cell>
          <table:table-cell office:value-type="float" office:value="2174.46" calcext:value-type="float">
            <text:p>2174.46</text:p>
          </table:table-cell>
          <table:table-cell office:value-type="float" office:value="2523.59" calcext:value-type="float">
            <text:p>2523.59</text:p>
          </table:table-cell>
        </table:table-row>
        <table:table-row table:style-name="ro1">
          <table:table-cell office:value-type="float" office:value="33918302" calcext:value-type="float">
            <text:p>33918302</text:p>
          </table:table-cell>
          <table:table-cell table:formula="of:=TIME( ; ;[.A2122]/1000)" office:value-type="time" office:time-value="PT09H25M18.302S" calcext:value-type="time">
            <text:p>09:25:18</text:p>
          </table:table-cell>
          <table:table-cell office:value-type="float" office:value="1.04" calcext:value-type="float">
            <text:p>1.04</text:p>
          </table:table-cell>
          <table:table-cell office:value-type="float" office:value="208.4" calcext:value-type="float">
            <text:p>208.4</text:p>
          </table:table-cell>
          <table:table-cell office:value-type="float" office:value="217.74" calcext:value-type="float">
            <text:p>217.74</text:p>
          </table:table-cell>
          <table:table-cell office:value-type="float" office:value="2175.39" calcext:value-type="float">
            <text:p>2175.39</text:p>
          </table:table-cell>
          <table:table-cell office:value-type="float" office:value="2524.56" calcext:value-type="float">
            <text:p>2524.56</text:p>
          </table:table-cell>
        </table:table-row>
        <table:table-row table:style-name="ro1">
          <table:table-cell office:value-type="float" office:value="33934302" calcext:value-type="float">
            <text:p>33934302</text:p>
          </table:table-cell>
          <table:table-cell table:formula="of:=TIME( ; ;[.A2123]/1000)" office:value-type="time" office:time-value="PT09H25M34.302S" calcext:value-type="time">
            <text:p>09:25:34</text:p>
          </table:table-cell>
          <table:table-cell office:value-type="float" office:value="1.04" calcext:value-type="float">
            <text:p>1.04</text:p>
          </table:table-cell>
          <table:table-cell office:value-type="float" office:value="208.2" calcext:value-type="float">
            <text:p>208.2</text:p>
          </table:table-cell>
          <table:table-cell office:value-type="float" office:value="216.7" calcext:value-type="float">
            <text:p>216.7</text:p>
          </table:table-cell>
          <table:table-cell office:value-type="float" office:value="2176.31" calcext:value-type="float">
            <text:p>2176.31</text:p>
          </table:table-cell>
          <table:table-cell office:value-type="float" office:value="2525.53" calcext:value-type="float">
            <text:p>2525.53</text:p>
          </table:table-cell>
        </table:table-row>
        <table:table-row table:style-name="ro1">
          <table:table-cell office:value-type="float" office:value="33950302" calcext:value-type="float">
            <text:p>33950302</text:p>
          </table:table-cell>
          <table:table-cell table:formula="of:=TIME( ; ;[.A2124]/1000)" office:value-type="time" office:time-value="PT09H25M50.302S" calcext:value-type="time">
            <text:p>09:25:50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6.49" calcext:value-type="float">
            <text:p>216.49</text:p>
          </table:table-cell>
          <table:table-cell office:value-type="float" office:value="2177.24" calcext:value-type="float">
            <text:p>2177.24</text:p>
          </table:table-cell>
          <table:table-cell office:value-type="float" office:value="2526.49" calcext:value-type="float">
            <text:p>2526.49</text:p>
          </table:table-cell>
        </table:table-row>
        <table:table-row table:style-name="ro1">
          <table:table-cell office:value-type="float" office:value="33966301" calcext:value-type="float">
            <text:p>33966301</text:p>
          </table:table-cell>
          <table:table-cell table:formula="of:=TIME( ; ;[.A2125]/1000)" office:value-type="time" office:time-value="PT09H26M06.301S" calcext:value-type="time">
            <text:p>09:26:06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6.38" calcext:value-type="float">
            <text:p>216.38</text:p>
          </table:table-cell>
          <table:table-cell office:value-type="float" office:value="2178.16" calcext:value-type="float">
            <text:p>2178.16</text:p>
          </table:table-cell>
          <table:table-cell office:value-type="float" office:value="2527.45" calcext:value-type="float">
            <text:p>2527.45</text:p>
          </table:table-cell>
        </table:table-row>
        <table:table-row table:style-name="ro1">
          <table:table-cell office:value-type="float" office:value="33982302" calcext:value-type="float">
            <text:p>33982302</text:p>
          </table:table-cell>
          <table:table-cell table:formula="of:=TIME( ; ;[.A2126]/1000)" office:value-type="time" office:time-value="PT09H26M22.302S" calcext:value-type="time">
            <text:p>09:26:22</text:p>
          </table:table-cell>
          <table:table-cell office:value-type="float" office:value="1.04" calcext:value-type="float">
            <text:p>1.04</text:p>
          </table:table-cell>
          <table:table-cell office:value-type="float" office:value="207.8" calcext:value-type="float">
            <text:p>207.8</text:p>
          </table:table-cell>
          <table:table-cell office:value-type="float" office:value="216.27" calcext:value-type="float">
            <text:p>216.27</text:p>
          </table:table-cell>
          <table:table-cell office:value-type="float" office:value="2179.09" calcext:value-type="float">
            <text:p>2179.09</text:p>
          </table:table-cell>
          <table:table-cell office:value-type="float" office:value="2528.42" calcext:value-type="float">
            <text:p>2528.42</text:p>
          </table:table-cell>
        </table:table-row>
        <table:table-row table:style-name="ro1">
          <table:table-cell office:value-type="float" office:value="33998302" calcext:value-type="float">
            <text:p>33998302</text:p>
          </table:table-cell>
          <table:table-cell table:formula="of:=TIME( ; ;[.A2127]/1000)" office:value-type="time" office:time-value="PT09H26M38.302S" calcext:value-type="time">
            <text:p>09:26:38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06" calcext:value-type="float">
            <text:p>216.06</text:p>
          </table:table-cell>
          <table:table-cell office:value-type="float" office:value="2180.01" calcext:value-type="float">
            <text:p>2180.01</text:p>
          </table:table-cell>
          <table:table-cell office:value-type="float" office:value="2529.38" calcext:value-type="float">
            <text:p>2529.38</text:p>
          </table:table-cell>
        </table:table-row>
        <table:table-row table:style-name="ro1">
          <table:table-cell office:value-type="float" office:value="34014302" calcext:value-type="float">
            <text:p>34014302</text:p>
          </table:table-cell>
          <table:table-cell table:formula="of:=TIME( ; ;[.A2128]/1000)" office:value-type="time" office:time-value="PT09H26M54.302S" calcext:value-type="time">
            <text:p>09:26:54</text:p>
          </table:table-cell>
          <table:table-cell office:value-type="float" office:value="1.04" calcext:value-type="float">
            <text:p>1.04</text:p>
          </table:table-cell>
          <table:table-cell office:value-type="float" office:value="207.3" calcext:value-type="float">
            <text:p>207.3</text:p>
          </table:table-cell>
          <table:table-cell office:value-type="float" office:value="214.91" calcext:value-type="float">
            <text:p>214.91</text:p>
          </table:table-cell>
          <table:table-cell office:value-type="float" office:value="2180.93" calcext:value-type="float">
            <text:p>2180.93</text:p>
          </table:table-cell>
          <table:table-cell office:value-type="float" office:value="2530.33" calcext:value-type="float">
            <text:p>2530.33</text:p>
          </table:table-cell>
        </table:table-row>
        <table:table-row table:style-name="ro1">
          <table:table-cell office:value-type="float" office:value="34030302" calcext:value-type="float">
            <text:p>34030302</text:p>
          </table:table-cell>
          <table:table-cell table:formula="of:=TIME( ; ;[.A2129]/1000)" office:value-type="time" office:time-value="PT09H27M10.302S" calcext:value-type="time">
            <text:p>09:27:10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4.7" calcext:value-type="float">
            <text:p>214.7</text:p>
          </table:table-cell>
          <table:table-cell office:value-type="float" office:value="2181.85" calcext:value-type="float">
            <text:p>2181.85</text:p>
          </table:table-cell>
          <table:table-cell office:value-type="float" office:value="2531.29" calcext:value-type="float">
            <text:p>2531.29</text:p>
          </table:table-cell>
        </table:table-row>
        <table:table-row table:style-name="ro1">
          <table:table-cell office:value-type="float" office:value="34046302" calcext:value-type="float">
            <text:p>34046302</text:p>
          </table:table-cell>
          <table:table-cell table:formula="of:=TIME( ; ;[.A2130]/1000)" office:value-type="time" office:time-value="PT09H27M26.302S" calcext:value-type="time">
            <text:p>09:27:26</text:p>
          </table:table-cell>
          <table:table-cell office:value-type="float" office:value="1.04" calcext:value-type="float">
            <text:p>1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14.49" calcext:value-type="float">
            <text:p>214.49</text:p>
          </table:table-cell>
          <table:table-cell office:value-type="float" office:value="2182.77" calcext:value-type="float">
            <text:p>2182.77</text:p>
          </table:table-cell>
          <table:table-cell office:value-type="float" office:value="2532.24" calcext:value-type="float">
            <text:p>2532.24</text:p>
          </table:table-cell>
        </table:table-row>
        <table:table-row table:style-name="ro1">
          <table:table-cell office:value-type="float" office:value="34062302" calcext:value-type="float">
            <text:p>34062302</text:p>
          </table:table-cell>
          <table:table-cell table:formula="of:=TIME( ; ;[.A2131]/1000)" office:value-type="time" office:time-value="PT09H27M42.302S" calcext:value-type="time">
            <text:p>09:27:42</text:p>
          </table:table-cell>
          <table:table-cell office:value-type="float" office:value="1.03" calcext:value-type="float">
            <text:p>1.03</text:p>
          </table:table-cell>
          <table:table-cell office:value-type="float" office:value="206.7" calcext:value-type="float">
            <text:p>206.7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83.69" calcext:value-type="float">
            <text:p>2183.69</text:p>
          </table:table-cell>
          <table:table-cell office:value-type="float" office:value="2533.19" calcext:value-type="float">
            <text:p>2533.19</text:p>
          </table:table-cell>
        </table:table-row>
        <table:table-row table:style-name="ro1">
          <table:table-cell office:value-type="float" office:value="34078302" calcext:value-type="float">
            <text:p>34078302</text:p>
          </table:table-cell>
          <table:table-cell table:formula="of:=TIME( ; ;[.A2132]/1000)" office:value-type="time" office:time-value="PT09H27M58.302S" calcext:value-type="time">
            <text:p>09:27:58</text:p>
          </table:table-cell>
          <table:table-cell office:value-type="float" office:value="1.03" calcext:value-type="float">
            <text:p>1.03</text:p>
          </table:table-cell>
          <table:table-cell office:value-type="float" office:value="206.4" calcext:value-type="float">
            <text:p>206.4</text:p>
          </table:table-cell>
          <table:table-cell office:value-type="float" office:value="213.14" calcext:value-type="float">
            <text:p>213.14</text:p>
          </table:table-cell>
          <table:table-cell office:value-type="float" office:value="2184.61" calcext:value-type="float">
            <text:p>2184.61</text:p>
          </table:table-cell>
          <table:table-cell office:value-type="float" office:value="2534.14" calcext:value-type="float">
            <text:p>2534.14</text:p>
          </table:table-cell>
        </table:table-row>
        <table:table-row table:style-name="ro1">
          <table:table-cell office:value-type="float" office:value="34094302" calcext:value-type="float">
            <text:p>34094302</text:p>
          </table:table-cell>
          <table:table-cell table:formula="of:=TIME( ; ;[.A2133]/1000)" office:value-type="time" office:time-value="PT09H28M14.302S" calcext:value-type="time">
            <text:p>09:28:14</text:p>
          </table:table-cell>
          <table:table-cell office:value-type="float" office:value="1.03" calcext:value-type="float">
            <text:p>1.03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03" calcext:value-type="float">
            <text:p>213.03</text:p>
          </table:table-cell>
          <table:table-cell office:value-type="float" office:value="2185.53" calcext:value-type="float">
            <text:p>2185.53</text:p>
          </table:table-cell>
          <table:table-cell office:value-type="float" office:value="2535.09" calcext:value-type="float">
            <text:p>2535.09</text:p>
          </table:table-cell>
        </table:table-row>
        <table:table-row table:style-name="ro1">
          <table:table-cell office:value-type="float" office:value="34110302" calcext:value-type="float">
            <text:p>34110302</text:p>
          </table:table-cell>
          <table:table-cell table:formula="of:=TIME( ; ;[.A2134]/1000)" office:value-type="time" office:time-value="PT09H28M30.302S" calcext:value-type="time">
            <text:p>09:28:30</text:p>
          </table:table-cell>
          <table:table-cell office:value-type="float" office:value="1.03" calcext:value-type="float">
            <text:p>1.03</text:p>
          </table:table-cell>
          <table:table-cell office:value-type="float" office:value="206.1" calcext:value-type="float">
            <text:p>206.1</text:p>
          </table:table-cell>
          <table:table-cell office:value-type="float" office:value="211.99" calcext:value-type="float">
            <text:p>211.99</text:p>
          </table:table-cell>
          <table:table-cell office:value-type="float" office:value="2186.44" calcext:value-type="float">
            <text:p>2186.44</text:p>
          </table:table-cell>
          <table:table-cell office:value-type="float" office:value="2536.03" calcext:value-type="float">
            <text:p>2536.03</text:p>
          </table:table-cell>
        </table:table-row>
        <table:table-row table:style-name="ro1">
          <table:table-cell office:value-type="float" office:value="34126302" calcext:value-type="float">
            <text:p>34126302</text:p>
          </table:table-cell>
          <table:table-cell table:formula="of:=TIME( ; ;[.A2135]/1000)" office:value-type="time" office:time-value="PT09H28M46.302S" calcext:value-type="time">
            <text:p>09:28:46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87.36" calcext:value-type="float">
            <text:p>2187.36</text:p>
          </table:table-cell>
          <table:table-cell office:value-type="float" office:value="2536.98" calcext:value-type="float">
            <text:p>2536.98</text:p>
          </table:table-cell>
        </table:table-row>
        <table:table-row table:style-name="ro1">
          <table:table-cell office:value-type="float" office:value="34142301" calcext:value-type="float">
            <text:p>34142301</text:p>
          </table:table-cell>
          <table:table-cell table:formula="of:=TIME( ; ;[.A2136]/1000)" office:value-type="time" office:time-value="PT09H29M02.301S" calcext:value-type="time">
            <text:p>09:29:02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1.37" calcext:value-type="float">
            <text:p>211.37</text:p>
          </table:table-cell>
          <table:table-cell office:value-type="float" office:value="2188.27" calcext:value-type="float">
            <text:p>2188.27</text:p>
          </table:table-cell>
          <table:table-cell office:value-type="float" office:value="2537.92" calcext:value-type="float">
            <text:p>2537.92</text:p>
          </table:table-cell>
        </table:table-row>
        <table:table-row table:style-name="ro1">
          <table:table-cell office:value-type="float" office:value="34158302" calcext:value-type="float">
            <text:p>34158302</text:p>
          </table:table-cell>
          <table:table-cell table:formula="of:=TIME( ; ;[.A2137]/1000)" office:value-type="time" office:time-value="PT09H29M18.302S" calcext:value-type="time">
            <text:p>09:29:18</text:p>
          </table:table-cell>
          <table:table-cell office:value-type="float" office:value="1.03" calcext:value-type="float">
            <text:p>1.03</text:p>
          </table:table-cell>
          <table:table-cell office:value-type="float" office:value="205.3" calcext:value-type="float">
            <text:p>205.3</text:p>
          </table:table-cell>
          <table:table-cell office:value-type="float" office:value="211.16" calcext:value-type="float">
            <text:p>211.16</text:p>
          </table:table-cell>
          <table:table-cell office:value-type="float" office:value="2189.19" calcext:value-type="float">
            <text:p>2189.19</text:p>
          </table:table-cell>
          <table:table-cell office:value-type="float" office:value="2538.86" calcext:value-type="float">
            <text:p>2538.86</text:p>
          </table:table-cell>
        </table:table-row>
        <table:table-row table:style-name="ro1">
          <table:table-cell office:value-type="float" office:value="34174302" calcext:value-type="float">
            <text:p>34174302</text:p>
          </table:table-cell>
          <table:table-cell table:formula="of:=TIME( ; ;[.A2138]/1000)" office:value-type="time" office:time-value="PT09H29M34.302S" calcext:value-type="time">
            <text:p>09:29:34</text:p>
          </table:table-cell>
          <table:table-cell office:value-type="float" office:value="1.02" calcext:value-type="float">
            <text:p>1.02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12" calcext:value-type="float">
            <text:p>210.12</text:p>
          </table:table-cell>
          <table:table-cell office:value-type="float" office:value="2190.1" calcext:value-type="float">
            <text:p>2190.1</text:p>
          </table:table-cell>
          <table:table-cell office:value-type="float" office:value="2539.79" calcext:value-type="float">
            <text:p>2539.79</text:p>
          </table:table-cell>
        </table:table-row>
        <table:table-row table:style-name="ro1">
          <table:table-cell office:value-type="float" office:value="34190302" calcext:value-type="float">
            <text:p>34190302</text:p>
          </table:table-cell>
          <table:table-cell table:formula="of:=TIME( ; ;[.A2139]/1000)" office:value-type="time" office:time-value="PT09H29M50.302S" calcext:value-type="time">
            <text:p>09:29:50</text:p>
          </table:table-cell>
          <table:table-cell office:value-type="float" office:value="1.02" calcext:value-type="float">
            <text:p>1.02</text:p>
          </table:table-cell>
          <table:table-cell office:value-type="float" office:value="204.8" calcext:value-type="float">
            <text:p>204.8</text:p>
          </table:table-cell>
          <table:table-cell office:value-type="float" office:value="209.81" calcext:value-type="float">
            <text:p>209.81</text:p>
          </table:table-cell>
          <table:table-cell office:value-type="float" office:value="2191.01" calcext:value-type="float">
            <text:p>2191.01</text:p>
          </table:table-cell>
          <table:table-cell office:value-type="float" office:value="2540.73" calcext:value-type="float">
            <text:p>2540.73</text:p>
          </table:table-cell>
        </table:table-row>
        <table:table-row table:style-name="ro1">
          <table:table-cell office:value-type="float" office:value="34206302" calcext:value-type="float">
            <text:p>34206302</text:p>
          </table:table-cell>
          <table:table-cell table:formula="of:=TIME( ; ;[.A2140]/1000)" office:value-type="time" office:time-value="PT09H30M06.302S" calcext:value-type="time">
            <text:p>09:30:06</text:p>
          </table:table-cell>
          <table:table-cell office:value-type="float" office:value="1.02" calcext:value-type="float">
            <text:p>1.02</text:p>
          </table:table-cell>
          <table:table-cell office:value-type="float" office:value="204.5" calcext:value-type="float">
            <text:p>204.5</text:p>
          </table:table-cell>
          <table:table-cell office:value-type="float" office:value="209.5" calcext:value-type="float">
            <text:p>209.5</text:p>
          </table:table-cell>
          <table:table-cell office:value-type="float" office:value="2191.92" calcext:value-type="float">
            <text:p>2191.92</text:p>
          </table:table-cell>
          <table:table-cell office:value-type="float" office:value="2541.66" calcext:value-type="float">
            <text:p>2541.66</text:p>
          </table:table-cell>
        </table:table-row>
        <table:table-row table:style-name="ro1">
          <table:table-cell office:value-type="float" office:value="34222302" calcext:value-type="float">
            <text:p>34222302</text:p>
          </table:table-cell>
          <table:table-cell table:formula="of:=TIME( ; ;[.A2141]/1000)" office:value-type="time" office:time-value="PT09H30M22.302S" calcext:value-type="time">
            <text:p>09:30:22</text:p>
          </table:table-cell>
          <table:table-cell office:value-type="float" office:value="1.02" calcext:value-type="float">
            <text:p>1.02</text:p>
          </table:table-cell>
          <table:table-cell office:value-type="float" office:value="204.2" calcext:value-type="float">
            <text:p>204.2</text:p>
          </table:table-cell>
          <table:table-cell office:value-type="float" office:value="209.19" calcext:value-type="float">
            <text:p>209.19</text:p>
          </table:table-cell>
          <table:table-cell office:value-type="float" office:value="2192.82" calcext:value-type="float">
            <text:p>2192.82</text:p>
          </table:table-cell>
          <table:table-cell office:value-type="float" office:value="2542.59" calcext:value-type="float">
            <text:p>2542.59</text:p>
          </table:table-cell>
        </table:table-row>
        <table:table-row table:style-name="ro1">
          <table:table-cell office:value-type="float" office:value="34238302" calcext:value-type="float">
            <text:p>34238302</text:p>
          </table:table-cell>
          <table:table-cell table:formula="of:=TIME( ; ;[.A2142]/1000)" office:value-type="time" office:time-value="PT09H30M38.302S" calcext:value-type="time">
            <text:p>09:30:38</text:p>
          </table:table-cell>
          <table:table-cell office:value-type="float" office:value="1.02" calcext:value-type="float">
            <text:p>1.02</text:p>
          </table:table-cell>
          <table:table-cell office:value-type="float" office:value="203.9" calcext:value-type="float">
            <text:p>203.9</text:p>
          </table:table-cell>
          <table:table-cell office:value-type="float" office:value="208.06" calcext:value-type="float">
            <text:p>208.06</text:p>
          </table:table-cell>
          <table:table-cell office:value-type="float" office:value="2193.73" calcext:value-type="float">
            <text:p>2193.73</text:p>
          </table:table-cell>
          <table:table-cell office:value-type="float" office:value="2543.51" calcext:value-type="float">
            <text:p>2543.51</text:p>
          </table:table-cell>
        </table:table-row>
        <table:table-row table:style-name="ro1">
          <table:table-cell office:value-type="float" office:value="34254302" calcext:value-type="float">
            <text:p>34254302</text:p>
          </table:table-cell>
          <table:table-cell table:formula="of:=TIME( ; ;[.A2143]/1000)" office:value-type="time" office:time-value="PT09H30M54.302S" calcext:value-type="time">
            <text:p>09:30:54</text:p>
          </table:table-cell>
          <table:table-cell office:value-type="float" office:value="1.02" calcext:value-type="float">
            <text:p>1.02</text:p>
          </table:table-cell>
          <table:table-cell office:value-type="float" office:value="203.7" calcext:value-type="float">
            <text:p>203.7</text:p>
          </table:table-cell>
          <table:table-cell office:value-type="float" office:value="207.03" calcext:value-type="float">
            <text:p>207.03</text:p>
          </table:table-cell>
          <table:table-cell office:value-type="float" office:value="2194.64" calcext:value-type="float">
            <text:p>2194.64</text:p>
          </table:table-cell>
          <table:table-cell office:value-type="float" office:value="2544.43" calcext:value-type="float">
            <text:p>2544.43</text:p>
          </table:table-cell>
        </table:table-row>
        <table:table-row table:style-name="ro1">
          <table:table-cell office:value-type="float" office:value="34270302" calcext:value-type="float">
            <text:p>34270302</text:p>
          </table:table-cell>
          <table:table-cell table:formula="of:=TIME( ; ;[.A2144]/1000)" office:value-type="time" office:time-value="PT09H31M10.302S" calcext:value-type="time">
            <text:p>09:31:10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6.52" calcext:value-type="float">
            <text:p>206.52</text:p>
          </table:table-cell>
          <table:table-cell office:value-type="float" office:value="2195.54" calcext:value-type="float">
            <text:p>2195.54</text:p>
          </table:table-cell>
          <table:table-cell office:value-type="float" office:value="2545.35" calcext:value-type="float">
            <text:p>2545.35</text:p>
          </table:table-cell>
        </table:table-row>
        <table:table-row table:style-name="ro1">
          <table:table-cell office:value-type="float" office:value="34286302" calcext:value-type="float">
            <text:p>34286302</text:p>
          </table:table-cell>
          <table:table-cell table:formula="of:=TIME( ; ;[.A2145]/1000)" office:value-type="time" office:time-value="PT09H31M26.302S" calcext:value-type="time">
            <text:p>09:31:26</text:p>
          </table:table-cell>
          <table:table-cell office:value-type="float" office:value="1.02" calcext:value-type="float">
            <text:p>1.02</text:p>
          </table:table-cell>
          <table:table-cell office:value-type="float" office:value="202.9" calcext:value-type="float">
            <text:p>202.9</text:p>
          </table:table-cell>
          <table:table-cell office:value-type="float" office:value="206.21" calcext:value-type="float">
            <text:p>206.21</text:p>
          </table:table-cell>
          <table:table-cell office:value-type="float" office:value="2196.44" calcext:value-type="float">
            <text:p>2196.44</text:p>
          </table:table-cell>
          <table:table-cell office:value-type="float" office:value="2546.27" calcext:value-type="float">
            <text:p>2546.27</text:p>
          </table:table-cell>
        </table:table-row>
        <table:table-row table:style-name="ro1">
          <table:table-cell office:value-type="float" office:value="34302302" calcext:value-type="float">
            <text:p>34302302</text:p>
          </table:table-cell>
          <table:table-cell table:formula="of:=TIME( ; ;[.A2146]/1000)" office:value-type="time" office:time-value="PT09H31M42.302S" calcext:value-type="time">
            <text:p>09:31:42</text:p>
          </table:table-cell>
          <table:table-cell office:value-type="float" office:value="1.01" calcext:value-type="float">
            <text:p>1.01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08" calcext:value-type="float">
            <text:p>205.08</text:p>
          </table:table-cell>
          <table:table-cell office:value-type="float" office:value="2197.35" calcext:value-type="float">
            <text:p>2197.35</text:p>
          </table:table-cell>
          <table:table-cell office:value-type="float" office:value="2547.18" calcext:value-type="float">
            <text:p>2547.18</text:p>
          </table:table-cell>
        </table:table-row>
        <table:table-row table:style-name="ro1">
          <table:table-cell office:value-type="float" office:value="34318302" calcext:value-type="float">
            <text:p>34318302</text:p>
          </table:table-cell>
          <table:table-cell table:formula="of:=TIME( ; ;[.A2147]/1000)" office:value-type="time" office:time-value="PT09H31M58.302S" calcext:value-type="time">
            <text:p>09:31:58</text:p>
          </table:table-cell>
          <table:table-cell office:value-type="float" office:value="1.01" calcext:value-type="float">
            <text:p>1.01</text:p>
          </table:table-cell>
          <table:table-cell office:value-type="float" office:value="202.3" calcext:value-type="float">
            <text:p>202.3</text:p>
          </table:table-cell>
          <table:table-cell office:value-type="float" office:value="204.77" calcext:value-type="float">
            <text:p>204.77</text:p>
          </table:table-cell>
          <table:table-cell office:value-type="float" office:value="2198.25" calcext:value-type="float">
            <text:p>2198.25</text:p>
          </table:table-cell>
          <table:table-cell office:value-type="float" office:value="2548.09" calcext:value-type="float">
            <text:p>2548.09</text:p>
          </table:table-cell>
        </table:table-row>
        <table:table-row table:style-name="ro1">
          <table:table-cell office:value-type="float" office:value="34334302" calcext:value-type="float">
            <text:p>34334302</text:p>
          </table:table-cell>
          <table:table-cell table:formula="of:=TIME( ; ;[.A2148]/1000)" office:value-type="time" office:time-value="PT09H32M14.302S" calcext:value-type="time">
            <text:p>09:32:14</text:p>
          </table:table-cell>
          <table:table-cell office:value-type="float" office:value="1.01" calcext:value-type="float">
            <text:p>1.01</text:p>
          </table:table-cell>
          <table:table-cell office:value-type="float" office:value="201.9" calcext:value-type="float">
            <text:p>201.9</text:p>
          </table:table-cell>
          <table:table-cell office:value-type="float" office:value="203.55" calcext:value-type="float">
            <text:p>203.55</text:p>
          </table:table-cell>
          <table:table-cell office:value-type="float" office:value="2199.14" calcext:value-type="float">
            <text:p>2199.14</text:p>
          </table:table-cell>
          <table:table-cell office:value-type="float" office:value="2549" calcext:value-type="float">
            <text:p>2549</text:p>
          </table:table-cell>
        </table:table-row>
        <table:table-row table:style-name="ro1">
          <table:table-cell office:value-type="float" office:value="34350302" calcext:value-type="float">
            <text:p>34350302</text:p>
          </table:table-cell>
          <table:table-cell table:formula="of:=TIME( ; ;[.A2149]/1000)" office:value-type="time" office:time-value="PT09H32M30.302S" calcext:value-type="time">
            <text:p>09:32:30</text:p>
          </table:table-cell>
          <table:table-cell office:value-type="float" office:value="1.01" calcext:value-type="float">
            <text:p>1.01</text:p>
          </table:table-cell>
          <table:table-cell office:value-type="float" office:value="201.5" calcext:value-type="float">
            <text:p>201.5</text:p>
          </table:table-cell>
          <table:table-cell office:value-type="float" office:value="203.14" calcext:value-type="float">
            <text:p>203.14</text:p>
          </table:table-cell>
          <table:table-cell office:value-type="float" office:value="2200.04" calcext:value-type="float">
            <text:p>2200.04</text:p>
          </table:table-cell>
          <table:table-cell office:value-type="float" office:value="2549.91" calcext:value-type="float">
            <text:p>2549.91</text:p>
          </table:table-cell>
        </table:table-row>
        <table:table-row table:style-name="ro1">
          <table:table-cell office:value-type="float" office:value="34366302" calcext:value-type="float">
            <text:p>34366302</text:p>
          </table:table-cell>
          <table:table-cell table:formula="of:=TIME( ; ;[.A2150]/1000)" office:value-type="time" office:time-value="PT09H32M46.302S" calcext:value-type="time">
            <text:p>09:32:46</text:p>
          </table:table-cell>
          <table:table-cell office:value-type="float" office:value="1" calcext:value-type="float">
            <text:p>1</text:p>
          </table:table-cell>
          <table:table-cell office:value-type="float" office:value="201.1" calcext:value-type="float">
            <text:p>201.1</text:p>
          </table:table-cell>
          <table:table-cell office:value-type="float" office:value="201.93" calcext:value-type="float">
            <text:p>201.93</text:p>
          </table:table-cell>
          <table:table-cell office:value-type="float" office:value="2200.93" calcext:value-type="float">
            <text:p>2200.93</text:p>
          </table:table-cell>
          <table:table-cell office:value-type="float" office:value="2550.81" calcext:value-type="float">
            <text:p>2550.81</text:p>
          </table:table-cell>
        </table:table-row>
        <table:table-row table:style-name="ro1">
          <table:table-cell office:value-type="float" office:value="34382302" calcext:value-type="float">
            <text:p>34382302</text:p>
          </table:table-cell>
          <table:table-cell table:formula="of:=TIME( ; ;[.A2151]/1000)" office:value-type="time" office:time-value="PT09H33M02.302S" calcext:value-type="time">
            <text:p>09:33:02</text:p>
          </table:table-cell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.7</text:p>
          </table:table-cell>
          <table:table-cell office:value-type="float" office:value="201.52" calcext:value-type="float">
            <text:p>201.52</text:p>
          </table:table-cell>
          <table:table-cell office:value-type="float" office:value="2201.83" calcext:value-type="float">
            <text:p>2201.83</text:p>
          </table:table-cell>
          <table:table-cell office:value-type="float" office:value="2551.7" calcext:value-type="float">
            <text:p>2551.7</text:p>
          </table:table-cell>
        </table:table-row>
        <table:table-row table:style-name="ro1">
          <table:table-cell office:value-type="float" office:value="34398302" calcext:value-type="float">
            <text:p>34398302</text:p>
          </table:table-cell>
          <table:table-cell table:formula="of:=TIME( ; ;[.A2152]/1000)" office:value-type="time" office:time-value="PT09H33M18.302S" calcext:value-type="time">
            <text:p>09:3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2" calcext:value-type="float">
            <text:p>200.2</text:p>
          </table:table-cell>
          <table:table-cell office:value-type="float" office:value="2202.72" calcext:value-type="float">
            <text:p>2202.72</text:p>
          </table:table-cell>
          <table:table-cell office:value-type="float" office:value="2552.6" calcext:value-type="float">
            <text:p>2552.6</text:p>
          </table:table-cell>
        </table:table-row>
        <table:table-row table:style-name="ro1">
          <table:table-cell office:value-type="float" office:value="34404302" calcext:value-type="float">
            <text:p>34404302</text:p>
          </table:table-cell>
          <table:table-cell table:formula="of:=TIME( ; ;[.A2153]/1000)" office:value-type="time" office:time-value="PT09H33M24.302S" calcext:value-type="time">
            <text:p>09:33: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2" calcext:value-type="float">
            <text:p>200.2</text:p>
          </table:table-cell>
          <table:table-cell office:value-type="float" office:value="2203.05" calcext:value-type="float">
            <text:p>2203.05</text:p>
          </table:table-cell>
          <table:table-cell office:value-type="float" office:value="2552.93" calcext:value-type="float">
            <text:p>2552.93</text:p>
          </table:table-cell>
        </table:table-row>
        <table:table-row table:style-name="ro1" table:number-rows-repeated="104642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17.43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3:14.108000000</dc:date>
    <meta:editing-duration>PT11M15S</meta:editing-duration>
    <meta:editing-cycles>4</meta:editing-cycles>
    <meta:generator>LibreOffice/6.3.4.2$Windows_X86_64 LibreOffice_project/60da17e045e08f1793c57c00ba83cdfce946d0aa</meta:generator>
    <meta:document-statistic meta:table-count="1" meta:cell-count="15071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9cm" svg:height="15.327cm" xlink:href=".." xlink:type="simple" chart:class="chart:line" chart:style-name="ch1">
        <chart:title svg:x="10.264cm" svg:y="0.442cm" chart:style-name="ch2">
          <text:p>Conrad Endurance @ 5 Ohm #2</text:p>
        </chart:title>
        <chart:legend chart:legend-position="end" svg:x="24.564cm" svg:y="7.364cm" style:legend-expansion="high" chart:style-name="ch3"/>
        <chart:plot-area chart:style-name="ch4" table:cell-range-address="LOGGER01.B1:LOGGER01.C2153" chart:data-source-has-labels="both" svg:x="0.54cm" svg:y="1.527cm" svg:width="23.484cm" svg:height="13.494cm">
          <chartooo:coordinate-region svg:x="1.452cm" svg:y="1.527cm" svg:width="22.452cm" svg:height="12.165cm"/>
          <chart:axis chart:dimension="x" chart:name="primary-x" chart:style-name="ch5" chartooo:axis-type="auto">
            <chartooo:date-scale/>
            <chart:categories table:cell-range-address="LOGGER01.B2:LOGGER01.B215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2153" chart:label-cell-address="LOGGER01.C1:LOGGER01.C1" chart:class="chart:line">
            <chart:data-point chart:repeated="2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2153</svg:desc>
                </draw:g>
              </table:table-cell>
              <table:table-cell office:value-type="float" office:value="1.27">
                <text:p>1.27</text:p>
                <draw:g>
                  <svg:desc>LOGGER01.C2:LOGGER01.C2153</svg:desc>
                </draw:g>
              </table:table-cell>
            </table:table-row>
            <table:table-row>
              <table:table-cell office:value-type="float" office:value="0.000177106481481481">
                <text:p>0.000177106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362291666666667">
                <text:p>0.000362291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547476851851852">
                <text:p>0.00054747685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732662037037037">
                <text:p>0.00073266203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0917847222222222">
                <text:p>0.000917847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303240740741">
                <text:p>0.0011030324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8821759259259">
                <text:p>0.0012882175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340277777778">
                <text:p>0.001473402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65858796296296">
                <text:p>0.001658587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184377314814815">
                <text:p>0.001843773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2895833333333">
                <text:p>0.0020289583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414351851852">
                <text:p>0.002214143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3993287037037">
                <text:p>0.0023993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451388888889">
                <text:p>0.002584513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6969907407407">
                <text:p>0.002769699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488425925926">
                <text:p>0.0029548842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4006944444444">
                <text:p>0.003140069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32525462962963">
                <text:p>0.0033252546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51043981481481">
                <text:p>0.003510439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695625">
                <text:p>0.0036956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8081018518518">
                <text:p>0.0038808101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599537037037">
                <text:p>0.004065995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5118055555556">
                <text:p>0.0042511805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3636574074074">
                <text:p>0.0044363657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155092592593">
                <text:p>0.0046215509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673611111111">
                <text:p>0.0048067361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19212962963">
                <text:p>0.0049919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17710648148148">
                <text:p>0.0051771064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36229166666667">
                <text:p>0.0053622916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54747685185185">
                <text:p>0.0055474768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73266203703704">
                <text:p>0.0057326620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591784722222222">
                <text:p>0.0059178472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10303240740741">
                <text:p>0.0061030324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28821759259259">
                <text:p>0.0062882175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47340277777778">
                <text:p>0.0064734027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65858796296296">
                <text:p>0.0066585879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684377314814815">
                <text:p>0.0068437731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02895833333333">
                <text:p>0.0070289583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21414351851852">
                <text:p>0.0072141435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3993287037037">
                <text:p>0.0073993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58451388888889">
                <text:p>0.0075845138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776969907407407">
                <text:p>0.0077696990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95488425925926">
                <text:p>0.0079548842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814006944444444">
                <text:p>0.0081400694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32525462962963">
                <text:p>0.008325254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51042824074074">
                <text:p>0.008510428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695625">
                <text:p>0.0086956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888081018518519">
                <text:p>0.0088808101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06599537037037">
                <text:p>0.0090659953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25118055555556">
                <text:p>0.009251180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43636574074074">
                <text:p>0.009436365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62155092592593">
                <text:p>0.009621550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80673611111111">
                <text:p>0.009806736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99919212962963">
                <text:p>0.0099919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1771064814815">
                <text:p>0.0101771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3622916666667">
                <text:p>0.0103622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5474768518519">
                <text:p>0.0105474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732662037037">
                <text:p>0.0107326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09178472222222">
                <text:p>0.0109178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1030324074074">
                <text:p>0.0111030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2882175925926">
                <text:p>0.0112882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4734027777778">
                <text:p>0.0114734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1658587962963">
                <text:p>0.0116585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18437731481482">
                <text:p>0.0118437731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120289583333333">
                <text:p>0.0120289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2141435185185">
                <text:p>0.0122141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3993287037037">
                <text:p>0.0123993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5845138888889">
                <text:p>0.0125845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7696990740741">
                <text:p>0.0127696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29548842592593">
                <text:p>0.0129548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1400694444444">
                <text:p>0.0131400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3252546296296">
                <text:p>0.0133252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5104398148148">
                <text:p>0.0135104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695625">
                <text:p>0.013695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38808101851852">
                <text:p>0.0138808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0659953703704">
                <text:p>0.0140659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2511805555556">
                <text:p>0.0142511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4363657407407">
                <text:p>0.0144363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6215509259259">
                <text:p>0.0146215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8067361111111">
                <text:p>0.0148067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49919212962963">
                <text:p>0.0149919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1771064814815">
                <text:p>0.0151771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3622916666667">
                <text:p>0.01536229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5474768518519">
                <text:p>0.015547476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732662037037">
                <text:p>0.015732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59178472222222">
                <text:p>0.0159178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1030324074074">
                <text:p>0.0161030324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2882175925926">
                <text:p>0.016288217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4734027777778">
                <text:p>0.0164734027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658587962963">
                <text:p>0.016658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68437731481481">
                <text:p>0.016843773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0289583333333">
                <text:p>0.01702895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2141435185185">
                <text:p>0.0172141435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3993287037037">
                <text:p>0.017399328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5845138888889">
                <text:p>0.017584513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7696990740741">
                <text:p>0.0177696990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79548842592593">
                <text:p>0.017954884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1400694444444">
                <text:p>0.018140069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3252546296296">
                <text:p>0.018325254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5104398148148">
                <text:p>0.018510439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695625">
                <text:p>0.0186956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88808101851852">
                <text:p>0.018880810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0659953703704">
                <text:p>0.0190659953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2511805555556">
                <text:p>0.019251180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4363657407407">
                <text:p>0.019436365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6215509259259">
                <text:p>0.0196215509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8067361111111">
                <text:p>0.0198067361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199919212962963">
                <text:p>0.019991921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1771064814815">
                <text:p>0.0201771064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3622916666667">
                <text:p>0.0203622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05474768518518">
                <text:p>0.020547476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732662037037">
                <text:p>0.0207326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09178472222222">
                <text:p>0.02091784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1030324074074">
                <text:p>0.0211030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2882175925926">
                <text:p>0.0212882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4734027777778">
                <text:p>0.0214734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1658587962963">
                <text:p>0.0216585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218437731481481">
                <text:p>0.0218437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0289583333333">
                <text:p>0.0220289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2141435185185">
                <text:p>0.0222141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3993287037037">
                <text:p>0.022399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5845138888889">
                <text:p>0.0225845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7696990740741">
                <text:p>0.022769699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29548842592593">
                <text:p>0.0229548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1400694444444">
                <text:p>0.0231400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3252546296296">
                <text:p>0.0233252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5104398148148">
                <text:p>0.0235104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695625">
                <text:p>0.023695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38808101851852">
                <text:p>0.0238808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0659953703704">
                <text:p>0.0240659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2511805555556">
                <text:p>0.0242511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4363657407407">
                <text:p>0.0244363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6215509259259">
                <text:p>0.024621550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8067361111111">
                <text:p>0.0248067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49919212962963">
                <text:p>0.0249919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1771064814815">
                <text:p>0.0251771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3622916666667">
                <text:p>0.025362291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5474768518519">
                <text:p>0.0255474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732662037037">
                <text:p>0.0257326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59178472222222">
                <text:p>0.025917847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1030324074074">
                <text:p>0.026103032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2882175925926">
                <text:p>0.026288217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4734027777778">
                <text:p>0.026473402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658587962963">
                <text:p>0.0266585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68437731481481">
                <text:p>0.026843773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0289583333333">
                <text:p>0.0270289583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2141435185185">
                <text:p>0.027214143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3993287037037">
                <text:p>0.027399328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5845138888889">
                <text:p>0.02758451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77696990740741">
                <text:p>0.027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79548842592593">
                <text:p>0.0279548842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1400694444444">
                <text:p>0.028140069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3252546296296">
                <text:p>0.0283252546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5104398148148">
                <text:p>0.0285104398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695625">
                <text:p>0.0286956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88808101851852">
                <text:p>0.0288808101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0659953703704">
                <text:p>0.0290659953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2511805555556">
                <text:p>0.0292511805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4363657407407">
                <text:p>0.029436365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6215509259259">
                <text:p>0.029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298067361111111">
                <text:p>0.029806736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299919212962963">
                <text:p>0.029991921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1771064814815">
                <text:p>0.030177106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3622916666667">
                <text:p>0.030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5474768518519">
                <text:p>0.0305474768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30732662037037">
                <text:p>0.030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09178472222222">
                <text:p>0.030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1030324074074">
                <text:p>0.031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2882175925926">
                <text:p>0.031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4734027777778">
                <text:p>0.031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658587962963">
                <text:p>0.031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18437731481482">
                <text:p>0.031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0289583333333">
                <text:p>0.032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2141435185185">
                <text:p>0.032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3993287037037">
                <text:p>0.032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5845138888889">
                <text:p>0.032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7696990740741">
                <text:p>0.032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29548842592593">
                <text:p>0.032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1400694444444">
                <text:p>0.033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3252546296296">
                <text:p>0.033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5104398148148">
                <text:p>0.033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695625">
                <text:p>0.033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38808101851852">
                <text:p>0.033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0659953703704">
                <text:p>0.034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2511805555556">
                <text:p>0.034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4363657407407">
                <text:p>0.034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6215509259259">
                <text:p>0.034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8067361111111">
                <text:p>0.034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49919212962963">
                <text:p>0.034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1771064814815">
                <text:p>0.035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3622916666667">
                <text:p>0.035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5474768518519">
                <text:p>0.035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732662037037">
                <text:p>0.035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59178472222222">
                <text:p>0.035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1030324074074">
                <text:p>0.036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2882175925926">
                <text:p>0.036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4734027777778">
                <text:p>0.036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658587962963">
                <text:p>0.036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68437731481482">
                <text:p>0.036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0289583333333">
                <text:p>0.037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2141435185185">
                <text:p>0.037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3993287037037">
                <text:p>0.037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5845138888889">
                <text:p>0.037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7696990740741">
                <text:p>0.037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79548842592593">
                <text:p>0.037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1400694444444">
                <text:p>0.038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3252546296296">
                <text:p>0.038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5104398148148">
                <text:p>0.038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695625">
                <text:p>0.038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88808101851852">
                <text:p>0.038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0659953703704">
                <text:p>0.039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2511805555556">
                <text:p>0.039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4363657407407">
                <text:p>0.039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6215509259259">
                <text:p>0.039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8067361111111">
                <text:p>0.039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399919212962963">
                <text:p>0.039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1771064814815">
                <text:p>0.040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3622916666667">
                <text:p>0.040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5474768518519">
                <text:p>0.040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732662037037">
                <text:p>0.040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09178472222222">
                <text:p>0.040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1030324074074">
                <text:p>0.041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2882175925926">
                <text:p>0.041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4734027777778">
                <text:p>0.041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658587962963">
                <text:p>0.041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18437731481482">
                <text:p>0.041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0289583333333">
                <text:p>0.042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2141435185185">
                <text:p>0.042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3993287037037">
                <text:p>0.042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5845138888889">
                <text:p>0.042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7696990740741">
                <text:p>0.042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29548842592593">
                <text:p>0.042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1400694444444">
                <text:p>0.043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3252546296296">
                <text:p>0.043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5104398148148">
                <text:p>0.043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695625">
                <text:p>0.043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38808101851852">
                <text:p>0.043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0659953703704">
                <text:p>0.044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2511805555556">
                <text:p>0.044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4363657407407">
                <text:p>0.044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6215509259259">
                <text:p>0.044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8067361111111">
                <text:p>0.044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49919212962963">
                <text:p>0.044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1771064814815">
                <text:p>0.045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3622916666667">
                <text:p>0.045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5474768518519">
                <text:p>0.045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732662037037">
                <text:p>0.045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59178472222222">
                <text:p>0.045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1030324074074">
                <text:p>0.046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2882175925926">
                <text:p>0.046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4734027777778">
                <text:p>0.046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658587962963">
                <text:p>0.046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68437731481482">
                <text:p>0.046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0289583333333">
                <text:p>0.047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2141435185185">
                <text:p>0.047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3993287037037">
                <text:p>0.047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5845138888889">
                <text:p>0.047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7696990740741">
                <text:p>0.047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79548842592593">
                <text:p>0.047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1400694444444">
                <text:p>0.048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3252546296296">
                <text:p>0.048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5104398148148">
                <text:p>0.048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695625">
                <text:p>0.048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88808101851852">
                <text:p>0.048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0659953703704">
                <text:p>0.049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2511805555556">
                <text:p>0.049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4363657407407">
                <text:p>0.049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6215509259259">
                <text:p>0.049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8067361111111">
                <text:p>0.049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499919212962963">
                <text:p>0.049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1771064814815">
                <text:p>0.050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3622916666667">
                <text:p>0.050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5474768518519">
                <text:p>0.050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732662037037">
                <text:p>0.050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09178472222222">
                <text:p>0.050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1030324074074">
                <text:p>0.051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2882175925926">
                <text:p>0.051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4734027777778">
                <text:p>0.051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658587962963">
                <text:p>0.051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18437731481482">
                <text:p>0.051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0289583333333">
                <text:p>0.052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2141435185185">
                <text:p>0.052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3993287037037">
                <text:p>0.052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5845138888889">
                <text:p>0.052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7696990740741">
                <text:p>0.052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29548842592593">
                <text:p>0.052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1400694444444">
                <text:p>0.053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3252546296296">
                <text:p>0.053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5104398148148">
                <text:p>0.053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695625">
                <text:p>0.053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38808101851852">
                <text:p>0.053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0659953703704">
                <text:p>0.054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2511805555556">
                <text:p>0.054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4363657407407">
                <text:p>0.054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6215509259259">
                <text:p>0.054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8067361111111">
                <text:p>0.054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49919212962963">
                <text:p>0.054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1771064814815">
                <text:p>0.055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3622916666667">
                <text:p>0.055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5474768518519">
                <text:p>0.055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732662037037">
                <text:p>0.055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59178472222222">
                <text:p>0.055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1030324074074">
                <text:p>0.056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2882175925926">
                <text:p>0.056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4734027777778">
                <text:p>0.056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658587962963">
                <text:p>0.056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68437731481482">
                <text:p>0.056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0289583333333">
                <text:p>0.057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2141435185185">
                <text:p>0.057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3993287037037">
                <text:p>0.057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5845138888889">
                <text:p>0.057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7696990740741">
                <text:p>0.057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79548842592593">
                <text:p>0.057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1400694444444">
                <text:p>0.058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3252546296296">
                <text:p>0.058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5104398148148">
                <text:p>0.058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695625">
                <text:p>0.058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88808101851852">
                <text:p>0.058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0659953703704">
                <text:p>0.059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2511805555556">
                <text:p>0.059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4363657407407">
                <text:p>0.059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6215509259259">
                <text:p>0.059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8067361111111">
                <text:p>0.059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599919212962963">
                <text:p>0.059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1771064814815">
                <text:p>0.060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3622916666667">
                <text:p>0.060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5474768518519">
                <text:p>0.060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732662037037">
                <text:p>0.060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09178472222222">
                <text:p>0.060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1030324074074">
                <text:p>0.061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2882175925926">
                <text:p>0.061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4734027777778">
                <text:p>0.061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1658587962963">
                <text:p>0.061658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18437731481482">
                <text:p>0.061843773148148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0289583333333">
                <text:p>0.062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2141435185185">
                <text:p>0.062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3993287037037">
                <text:p>0.062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5845138888889">
                <text:p>0.062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7696990740741">
                <text:p>0.062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29548842592593">
                <text:p>0.062954884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1400694444444">
                <text:p>0.063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3252546296296">
                <text:p>0.063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5104398148148">
                <text:p>0.063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695625">
                <text:p>0.063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38808101851852">
                <text:p>0.063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0659953703704">
                <text:p>0.064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2511805555556">
                <text:p>0.064251180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4363657407407">
                <text:p>0.064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6215509259259">
                <text:p>0.064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8067361111111">
                <text:p>0.064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49919212962963">
                <text:p>0.064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1771064814815">
                <text:p>0.065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3622916666667">
                <text:p>0.065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55474768518518">
                <text:p>0.0655474768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732662037037">
                <text:p>0.065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59178472222222">
                <text:p>0.065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1030324074074">
                <text:p>0.066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2882175925926">
                <text:p>0.066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4734027777778">
                <text:p>0.066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658587962963">
                <text:p>0.066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68437731481481">
                <text:p>0.0668437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0289583333333">
                <text:p>0.067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2141435185185">
                <text:p>0.067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3993287037037">
                <text:p>0.067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5845138888889">
                <text:p>0.067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7696990740741">
                <text:p>0.0677696990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79548842592592">
                <text:p>0.067954884259259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1400694444444">
                <text:p>0.068140069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3252546296296">
                <text:p>0.0683252546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5104398148148">
                <text:p>0.068510439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695625">
                <text:p>0.0686956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88808101851852">
                <text:p>0.0688808101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0659953703704">
                <text:p>0.069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2511805555556">
                <text:p>0.0692511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694363657407407">
                <text:p>0.069436365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6215509259259">
                <text:p>0.069621550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8067361111111">
                <text:p>0.069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699919212962963">
                <text:p>0.069991921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1771064814815">
                <text:p>0.070177106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3622916666667">
                <text:p>0.070362291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5474768518519">
                <text:p>0.070547476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732662037037">
                <text:p>0.0707326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09178472222222">
                <text:p>0.070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1030324074074">
                <text:p>0.071103032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2882175925926">
                <text:p>0.071288217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4734027777778">
                <text:p>0.071473402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658587962963">
                <text:p>0.0716585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18437731481481">
                <text:p>0.071843773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0289583333333">
                <text:p>0.072028958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2141435185185">
                <text:p>0.072214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3993287037037">
                <text:p>0.072399328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5845138888889">
                <text:p>0.0725845138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27696990740741">
                <text:p>0.072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29548842592592">
                <text:p>0.07295488425925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1400694444444">
                <text:p>0.073140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3252546296296">
                <text:p>0.073325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5104398148148">
                <text:p>0.073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695625">
                <text:p>0.07369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38808101851852">
                <text:p>0.073880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0659953703704">
                <text:p>0.074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2511805555555">
                <text:p>0.0742511805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4363657407407">
                <text:p>0.074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6215509259259">
                <text:p>0.074621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48067361111111">
                <text:p>0.074806736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49919212962963">
                <text:p>0.074991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1771064814815">
                <text:p>0.075177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3622916666667">
                <text:p>0.075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5474768518518">
                <text:p>0.0755474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732662037037">
                <text:p>0.07573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59178472222222">
                <text:p>0.075917847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61030324074074">
                <text:p>0.076103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2882175925926">
                <text:p>0.076288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4734027777778">
                <text:p>0.076473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658587962963">
                <text:p>0.076658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68437731481482">
                <text:p>0.0768437731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0289583333333">
                <text:p>0.077028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2141435185185">
                <text:p>0.0772141435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73993287037037">
                <text:p>0.077399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5845138888889">
                <text:p>0.077584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7696990740741">
                <text:p>0.077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79548842592593">
                <text:p>0.077954884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1400694444444">
                <text:p>0.078140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3252546296296">
                <text:p>0.078325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5104398148148">
                <text:p>0.078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695625">
                <text:p>0.07869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88808101851852">
                <text:p>0.078880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0659953703704">
                <text:p>0.079065995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792511805555556">
                <text:p>0.079251180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4363657407407">
                <text:p>0.079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6215509259259">
                <text:p>0.079621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8067361111111">
                <text:p>0.079806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799919212962963">
                <text:p>0.079991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1771064814815">
                <text:p>0.080177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3622916666667">
                <text:p>0.080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5474768518518">
                <text:p>0.0805474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732662037037">
                <text:p>0.08073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09178472222222">
                <text:p>0.080917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1030324074074">
                <text:p>0.081103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2882175925926">
                <text:p>0.081288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4734027777778">
                <text:p>0.081473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658587962963">
                <text:p>0.081658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18437731481481">
                <text:p>0.0818437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0289583333333">
                <text:p>0.082028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2141435185185">
                <text:p>0.082214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3993287037037">
                <text:p>0.082399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5845138888889">
                <text:p>0.082584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7696990740741">
                <text:p>0.082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29548842592592">
                <text:p>0.08295488425925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1400694444444">
                <text:p>0.083140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3252546296296">
                <text:p>0.083325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5104398148148">
                <text:p>0.083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695625">
                <text:p>0.08369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38808101851852">
                <text:p>0.083880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0659953703704">
                <text:p>0.084065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2511805555555">
                <text:p>0.084251180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4363657407407">
                <text:p>0.084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6215509259259">
                <text:p>0.084621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8067361111111">
                <text:p>0.084806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49919212962963">
                <text:p>0.084991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1771064814815">
                <text:p>0.085177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3622916666667">
                <text:p>0.085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5474768518518">
                <text:p>0.0855474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732662037037">
                <text:p>0.08573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59178472222222">
                <text:p>0.085917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1030324074074">
                <text:p>0.086103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2882175925926">
                <text:p>0.086288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4734027777778">
                <text:p>0.086473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658587962963">
                <text:p>0.086658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68437731481481">
                <text:p>0.0868437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0289583333333">
                <text:p>0.087028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2141435185185">
                <text:p>0.087214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3993287037037">
                <text:p>0.087399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5845138888889">
                <text:p>0.087584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7696990740741">
                <text:p>0.087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79548842592592">
                <text:p>0.08795488425925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1400694444444">
                <text:p>0.088140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3252546296296">
                <text:p>0.088325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5104398148148">
                <text:p>0.088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695625">
                <text:p>0.08869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88808101851852">
                <text:p>0.088880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0659953703704">
                <text:p>0.089065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2511805555555">
                <text:p>0.089251180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4363657407407">
                <text:p>0.089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6215509259259">
                <text:p>0.089621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8067361111111">
                <text:p>0.089806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899919212962963">
                <text:p>0.089991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1771064814815">
                <text:p>0.090177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3622916666667">
                <text:p>0.090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5474768518518">
                <text:p>0.0905474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732662037037">
                <text:p>0.09073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09178472222222">
                <text:p>0.090917847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1030324074074">
                <text:p>0.091103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2882175925926">
                <text:p>0.091288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4734027777778">
                <text:p>0.091473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658587962963">
                <text:p>0.0916585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18437731481481">
                <text:p>0.0918437731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0289583333333">
                <text:p>0.092028958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2141435185185">
                <text:p>0.092214143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3993287037037">
                <text:p>0.092399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5845138888889">
                <text:p>0.092584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7696990740741">
                <text:p>0.092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29548842592592">
                <text:p>0.092954884259259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1400694444444">
                <text:p>0.093140069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3252546296296">
                <text:p>0.093325254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5104398148148">
                <text:p>0.093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695625">
                <text:p>0.0936956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38808101851852">
                <text:p>0.093880810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0659953703704">
                <text:p>0.094065995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2511805555555">
                <text:p>0.09425118055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4363657407407">
                <text:p>0.094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6215509259259">
                <text:p>0.094621550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8067361111111">
                <text:p>0.0948067361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49919212962963">
                <text:p>0.094991921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1771064814815">
                <text:p>0.095177106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3622916666667">
                <text:p>0.095362291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5474768518518">
                <text:p>0.0955474768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732662037037">
                <text:p>0.0957326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59178472222222">
                <text:p>0.0959178472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1030324074074">
                <text:p>0.0961030324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2882175925926">
                <text:p>0.096288217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4734027777778">
                <text:p>0.0964734027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6658587962963">
                <text:p>0.096658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68437731481481">
                <text:p>0.096843773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0289583333333">
                <text:p>0.097028958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2141435185185">
                <text:p>0.097214143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73993287037037">
                <text:p>0.097399328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5845138888889">
                <text:p>0.097584513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7696990740741">
                <text:p>0.097769699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79548842592593">
                <text:p>0.097954884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1400694444444">
                <text:p>0.0981400694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3252546296296">
                <text:p>0.098325254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5104398148148">
                <text:p>0.098510439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8695625">
                <text:p>0.0986956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88808101851852">
                <text:p>0.0988808101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0659953703704">
                <text:p>0.099065995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2511805555555">
                <text:p>0.099251180555555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4363657407407">
                <text:p>0.099436365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996215509259259">
                <text:p>0.099621550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8067361111111">
                <text:p>0.099806736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999919212962963">
                <text:p>0.099991921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177106481481">
                <text:p>0.1001771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362291666667">
                <text:p>0.1003622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547476851852">
                <text:p>0.1005474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732662037037">
                <text:p>0.1007326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0917847222222">
                <text:p>0.1009178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103032407407">
                <text:p>0.1011030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288217592593">
                <text:p>0.1012882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473402777778">
                <text:p>0.1014734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658587962963">
                <text:p>0.1016585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1843773148148">
                <text:p>0.1018437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028958333333">
                <text:p>0.1020289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214143518519">
                <text:p>0.1022141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399328703704">
                <text:p>0.1023993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584513888889">
                <text:p>0.1025845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769699074074">
                <text:p>0.1027696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2954884259259">
                <text:p>0.1029548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12849537037">
                <text:p>0.10312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313680555556">
                <text:p>0.10331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498854166667">
                <text:p>0.103498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684050925926">
                <text:p>0.10368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3869236111111">
                <text:p>0.10386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054421296296">
                <text:p>0.10405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239606481481">
                <text:p>0.10423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424791666667">
                <text:p>0.10442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609976851852">
                <text:p>0.10460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795162037037">
                <text:p>0.10479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4980347222222">
                <text:p>0.10498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165532407407">
                <text:p>0.10516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350717592593">
                <text:p>0.10535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535902777778">
                <text:p>0.10553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721087962963">
                <text:p>0.10572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5906273148148">
                <text:p>0.10590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091458333333">
                <text:p>0.10609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276643518519">
                <text:p>0.10627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461828703704">
                <text:p>0.10646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647013888889">
                <text:p>0.10664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6832199074074">
                <text:p>0.10683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017384259259">
                <text:p>0.10701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202569444444">
                <text:p>0.10720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38775462963">
                <text:p>0.10738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572939814815">
                <text:p>0.10757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758125">
                <text:p>0.10775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7943310185185">
                <text:p>0.10794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12849537037">
                <text:p>0.10812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313680555556">
                <text:p>0.10831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498865740741">
                <text:p>0.10849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684050925926">
                <text:p>0.10868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8869236111111">
                <text:p>0.10886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054421296296">
                <text:p>0.10905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239606481481">
                <text:p>0.10923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424791666667">
                <text:p>0.10942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609976851852">
                <text:p>0.10960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795162037037">
                <text:p>0.10979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09980347222222">
                <text:p>0.10998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165532407407">
                <text:p>0.11016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350717592593">
                <text:p>0.11035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535902777778">
                <text:p>0.11053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721087962963">
                <text:p>0.11072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0906273148148">
                <text:p>0.11090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091458333333">
                <text:p>0.11109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276643518519">
                <text:p>0.11127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461828703704">
                <text:p>0.11146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647013888889">
                <text:p>0.11164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1832199074074">
                <text:p>0.11183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017384259259">
                <text:p>0.11201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202569444444">
                <text:p>0.11220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38775462963">
                <text:p>0.11238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572939814815">
                <text:p>0.11257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758125">
                <text:p>0.11275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2943310185185">
                <text:p>0.11294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12849537037">
                <text:p>0.11312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313680555556">
                <text:p>0.11331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498865740741">
                <text:p>0.11349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684050925926">
                <text:p>0.11368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3869236111111">
                <text:p>0.113869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054421296296">
                <text:p>0.11405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239606481481">
                <text:p>0.114239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424791666667">
                <text:p>0.11442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609976851852">
                <text:p>0.11460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795162037037">
                <text:p>0.114795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4980347222222">
                <text:p>0.114980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5165532407407">
                <text:p>0.11516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5350717592593">
                <text:p>0.115350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5535902777778">
                <text:p>0.115535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5721087962963">
                <text:p>0.11572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5906273148148">
                <text:p>0.11590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6091458333333">
                <text:p>0.116091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6276643518519">
                <text:p>0.116276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6461828703704">
                <text:p>0.116461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6647013888889">
                <text:p>0.116647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6832199074074">
                <text:p>0.116832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017384259259">
                <text:p>0.117017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202569444444">
                <text:p>0.117202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38775462963">
                <text:p>0.117387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572939814815">
                <text:p>0.117572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758125">
                <text:p>0.117758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7943310185185">
                <text:p>0.117943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812849537037">
                <text:p>0.118128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8313680555556">
                <text:p>0.118313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8498865740741">
                <text:p>0.118498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8684050925926">
                <text:p>0.118684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8869224537037">
                <text:p>0.11886922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9054421296296">
                <text:p>0.119054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9239606481481">
                <text:p>0.11923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424791666667">
                <text:p>0.119424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9609976851852">
                <text:p>0.119609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19795162037037">
                <text:p>0.11979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19980347222222">
                <text:p>0.11998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165532407407">
                <text:p>0.120165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0350717592593">
                <text:p>0.12035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535902777778">
                <text:p>0.12053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0721087962963">
                <text:p>0.120721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0906273148148">
                <text:p>0.120906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121091458333333">
                <text:p>0.12109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276643518518">
                <text:p>0.12127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461828703704">
                <text:p>0.12146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647013888889">
                <text:p>0.12164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1832199074074">
                <text:p>0.12183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017384259259">
                <text:p>0.12201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202569444444">
                <text:p>0.12220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38775462963">
                <text:p>0.12238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572939814815">
                <text:p>0.12257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758125">
                <text:p>0.12275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2943310185185">
                <text:p>0.12294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12849537037">
                <text:p>0.12312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313680555556">
                <text:p>0.12331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498865740741">
                <text:p>0.12349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684039351852">
                <text:p>0.12368403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3869236111111">
                <text:p>0.12386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054421296296">
                <text:p>0.12405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239594907407">
                <text:p>0.12423959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424791666667">
                <text:p>0.12442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609976851852">
                <text:p>0.12460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795162037037">
                <text:p>0.12479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4980347222222">
                <text:p>0.12498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165532407407">
                <text:p>0.12516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350717592593">
                <text:p>0.12535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535902777778">
                <text:p>0.12553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721087962963">
                <text:p>0.12572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5906273148148">
                <text:p>0.12590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091458333333">
                <text:p>0.12609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276643518518">
                <text:p>0.126276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461828703704">
                <text:p>0.12646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647013888889">
                <text:p>0.12664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6832199074074">
                <text:p>0.126832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017384259259">
                <text:p>0.12701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202569444444">
                <text:p>0.12720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38775462963">
                <text:p>0.12738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572939814815">
                <text:p>0.12757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758125">
                <text:p>0.12775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7943310185185">
                <text:p>0.12794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12849537037">
                <text:p>0.12812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313680555556">
                <text:p>0.12831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498865740741">
                <text:p>0.128498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684050925926">
                <text:p>0.12868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8869236111111">
                <text:p>0.128869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054421296296">
                <text:p>0.12905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239606481482">
                <text:p>0.12923960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424791666667">
                <text:p>0.12942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609976851852">
                <text:p>0.12960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795162037037">
                <text:p>0.129795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29980347222222">
                <text:p>0.12998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165532407407">
                <text:p>0.130165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350717592593">
                <text:p>0.13035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535902777778">
                <text:p>0.13053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721087962963">
                <text:p>0.13072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0906273148148">
                <text:p>0.13090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091458333333">
                <text:p>0.131091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276643518519">
                <text:p>0.13127664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461828703704">
                <text:p>0.131461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647013888889">
                <text:p>0.131647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18321875">
                <text:p>0.13183218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017384259259">
                <text:p>0.132017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202569444444">
                <text:p>0.132202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38775462963">
                <text:p>0.132387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572939814815">
                <text:p>0.132572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758125">
                <text:p>0.132758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2943310185185">
                <text:p>0.132943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312849537037">
                <text:p>0.133128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3313680555556">
                <text:p>0.13331368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3498865740741">
                <text:p>0.13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3684050925926">
                <text:p>0.133684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3869236111111">
                <text:p>0.13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054421296296">
                <text:p>0.134054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239606481481">
                <text:p>0.134239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424791666667">
                <text:p>0.134424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609976851852">
                <text:p>0.134609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4795162037037">
                <text:p>0.13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4980347222222">
                <text:p>0.134980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5165532407407">
                <text:p>0.13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5350717592593">
                <text:p>0.135350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5535902777778">
                <text:p>0.135535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5721087962963">
                <text:p>0.135721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5906273148148">
                <text:p>0.135906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136091458333333">
                <text:p>0.13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276643518519">
                <text:p>0.13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461828703704">
                <text:p>0.13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647013888889">
                <text:p>0.13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6832199074074">
                <text:p>0.13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017384259259">
                <text:p>0.13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202569444444">
                <text:p>0.13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38775462963">
                <text:p>0.13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572939814815">
                <text:p>0.13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758125">
                <text:p>0.13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7943310185185">
                <text:p>0.13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12849537037">
                <text:p>0.13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313680555556">
                <text:p>0.13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498865740741">
                <text:p>0.13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684050925926">
                <text:p>0.13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8869236111111">
                <text:p>0.13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054421296296">
                <text:p>0.13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239606481481">
                <text:p>0.13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424791666667">
                <text:p>0.13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609976851852">
                <text:p>0.13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795162037037">
                <text:p>0.13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39980347222222">
                <text:p>0.13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165532407407">
                <text:p>0.14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350717592593">
                <text:p>0.14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535902777778">
                <text:p>0.14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721087962963">
                <text:p>0.14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0906273148148">
                <text:p>0.14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091458333333">
                <text:p>0.14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276643518519">
                <text:p>0.14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461828703704">
                <text:p>0.14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647013888889">
                <text:p>0.14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1832199074074">
                <text:p>0.14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017384259259">
                <text:p>0.14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202569444444">
                <text:p>0.14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38775462963">
                <text:p>0.14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572939814815">
                <text:p>0.14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758125">
                <text:p>0.14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2943310185185">
                <text:p>0.14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12849537037">
                <text:p>0.14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313680555556">
                <text:p>0.14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498865740741">
                <text:p>0.14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684050925926">
                <text:p>0.14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3869236111111">
                <text:p>0.14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054421296296">
                <text:p>0.14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239606481481">
                <text:p>0.14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424791666667">
                <text:p>0.14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609976851852">
                <text:p>0.14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795162037037">
                <text:p>0.14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4980347222222">
                <text:p>0.14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165532407407">
                <text:p>0.14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350717592593">
                <text:p>0.14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535902777778">
                <text:p>0.14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721087962963">
                <text:p>0.14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5906273148148">
                <text:p>0.14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091458333333">
                <text:p>0.14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276643518519">
                <text:p>0.14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461828703704">
                <text:p>0.14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647013888889">
                <text:p>0.14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6832199074074">
                <text:p>0.14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017384259259">
                <text:p>0.14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202569444444">
                <text:p>0.14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38775462963">
                <text:p>0.14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572939814815">
                <text:p>0.14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758125">
                <text:p>0.14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7943310185185">
                <text:p>0.14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812849537037">
                <text:p>0.14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8313668981481">
                <text:p>0.14831366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8498865740741">
                <text:p>0.14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8684050925926">
                <text:p>0.14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8869236111111">
                <text:p>0.14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054421296296">
                <text:p>0.14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239606481481">
                <text:p>0.14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424791666667">
                <text:p>0.14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609976851852">
                <text:p>0.14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795162037037">
                <text:p>0.14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49980347222222">
                <text:p>0.14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165532407407">
                <text:p>0.15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350717592593">
                <text:p>0.15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535902777778">
                <text:p>0.15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721087962963">
                <text:p>0.15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0906273148148">
                <text:p>0.15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1091458333333">
                <text:p>0.15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1276643518518">
                <text:p>0.15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1461828703704">
                <text:p>0.15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1647013888889">
                <text:p>0.15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1832199074074">
                <text:p>0.15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017384259259">
                <text:p>0.15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202569444444">
                <text:p>0.15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38775462963">
                <text:p>0.15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572939814815">
                <text:p>0.15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758125">
                <text:p>0.15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2943310185185">
                <text:p>0.15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312849537037">
                <text:p>0.15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3313680555556">
                <text:p>0.15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3498865740741">
                <text:p>0.15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3684050925926">
                <text:p>0.15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3869236111111">
                <text:p>0.15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054421296296">
                <text:p>0.15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239606481482">
                <text:p>0.154239606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424791666667">
                <text:p>0.15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609976851852">
                <text:p>0.15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795162037037">
                <text:p>0.15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4980347222222">
                <text:p>0.15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5165532407407">
                <text:p>0.15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5350717592593">
                <text:p>0.15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5535902777778">
                <text:p>0.15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5721087962963">
                <text:p>0.15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5906273148148">
                <text:p>0.15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6091458333333">
                <text:p>0.15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6276643518519">
                <text:p>0.15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6461828703704">
                <text:p>0.15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6647013888889">
                <text:p>0.15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6832199074074">
                <text:p>0.15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017384259259">
                <text:p>0.15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202569444444">
                <text:p>0.15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38775462963">
                <text:p>0.15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572939814815">
                <text:p>0.15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758125">
                <text:p>0.15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7943310185185">
                <text:p>0.15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812849537037">
                <text:p>0.15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8313680555556">
                <text:p>0.15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8498865740741">
                <text:p>0.15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8684050925926">
                <text:p>0.15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8869236111111">
                <text:p>0.15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054421296296">
                <text:p>0.15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239606481481">
                <text:p>0.15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424791666667">
                <text:p>0.15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609976851852">
                <text:p>0.15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795162037037">
                <text:p>0.15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59980347222222">
                <text:p>0.15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0165532407407">
                <text:p>0.16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0350717592593">
                <text:p>0.16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0535902777778">
                <text:p>0.16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0721087962963">
                <text:p>0.16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0906273148148">
                <text:p>0.16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1091458333333">
                <text:p>0.16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1276643518518">
                <text:p>0.16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1461828703704">
                <text:p>0.16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1647013888889">
                <text:p>0.16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1832199074074">
                <text:p>0.16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017384259259">
                <text:p>0.16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202569444444">
                <text:p>0.16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38775462963">
                <text:p>0.16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572939814815">
                <text:p>0.16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758125">
                <text:p>0.16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2943310185185">
                <text:p>0.16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312849537037">
                <text:p>0.16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3313680555556">
                <text:p>0.16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3498865740741">
                <text:p>0.16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3684050925926">
                <text:p>0.16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3869236111111">
                <text:p>0.16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054421296296">
                <text:p>0.16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239606481481">
                <text:p>0.16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424791666667">
                <text:p>0.16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609976851852">
                <text:p>0.16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795162037037">
                <text:p>0.16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4980347222222">
                <text:p>0.16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165532407407">
                <text:p>0.16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350717592593">
                <text:p>0.16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535902777778">
                <text:p>0.16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721087962963">
                <text:p>0.16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5906273148148">
                <text:p>0.16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091458333333">
                <text:p>0.16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276643518519">
                <text:p>0.16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461828703704">
                <text:p>0.16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647013888889">
                <text:p>0.16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6832199074074">
                <text:p>0.16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017372685185">
                <text:p>0.16701737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202569444444">
                <text:p>0.16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38775462963">
                <text:p>0.16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572939814815">
                <text:p>0.16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758125">
                <text:p>0.16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7943298611111">
                <text:p>0.16794329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12849537037">
                <text:p>0.16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313680555556">
                <text:p>0.16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498865740741">
                <text:p>0.16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684050925926">
                <text:p>0.16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8869236111111">
                <text:p>0.16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054421296296">
                <text:p>0.16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239606481481">
                <text:p>0.16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424791666667">
                <text:p>0.16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609976851852">
                <text:p>0.16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795162037037">
                <text:p>0.16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69980347222222">
                <text:p>0.16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165532407407">
                <text:p>0.17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350717592593">
                <text:p>0.17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535902777778">
                <text:p>0.17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721087962963">
                <text:p>0.17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0906273148148">
                <text:p>0.17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091458333333">
                <text:p>0.17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276643518519">
                <text:p>0.17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461828703704">
                <text:p>0.17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647013888889">
                <text:p>0.17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1832199074074">
                <text:p>0.17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017384259259">
                <text:p>0.17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202569444444">
                <text:p>0.17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38775462963">
                <text:p>0.17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572939814815">
                <text:p>0.17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758125">
                <text:p>0.17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2943310185185">
                <text:p>0.17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12849537037">
                <text:p>0.17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313680555556">
                <text:p>0.17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498865740741">
                <text:p>0.17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684050925926">
                <text:p>0.17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3869236111111">
                <text:p>0.17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054421296296">
                <text:p>0.17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239606481481">
                <text:p>0.17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424791666667">
                <text:p>0.17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609976851852">
                <text:p>0.17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795162037037">
                <text:p>0.17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4980347222222">
                <text:p>0.17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165532407407">
                <text:p>0.17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350717592593">
                <text:p>0.17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535902777778">
                <text:p>0.17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721087962963">
                <text:p>0.17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5906273148148">
                <text:p>0.17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091458333333">
                <text:p>0.17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276643518518">
                <text:p>0.17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461828703704">
                <text:p>0.17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647013888889">
                <text:p>0.17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6832199074074">
                <text:p>0.17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017384259259">
                <text:p>0.17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202569444444">
                <text:p>0.17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38775462963">
                <text:p>0.17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572939814815">
                <text:p>0.17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758125">
                <text:p>0.17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7943310185185">
                <text:p>0.17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12849537037">
                <text:p>0.17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313680555556">
                <text:p>0.17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498865740741">
                <text:p>0.17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684050925926">
                <text:p>0.17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8869236111111">
                <text:p>0.17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054421296296">
                <text:p>0.17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239594907407">
                <text:p>0.17923959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424791666667">
                <text:p>0.17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609976851852">
                <text:p>0.17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795162037037">
                <text:p>0.17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79980347222222">
                <text:p>0.17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165532407407">
                <text:p>0.18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350717592593">
                <text:p>0.18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535902777778">
                <text:p>0.18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721087962963">
                <text:p>0.18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0906273148148">
                <text:p>0.18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1091458333333">
                <text:p>0.18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1276643518519">
                <text:p>0.18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1461828703704">
                <text:p>0.18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1647013888889">
                <text:p>0.18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1832199074074">
                <text:p>0.18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017384259259">
                <text:p>0.18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202569444444">
                <text:p>0.18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38775462963">
                <text:p>0.18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572939814815">
                <text:p>0.18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758125">
                <text:p>0.18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2943310185185">
                <text:p>0.18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312849537037">
                <text:p>0.18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3313680555556">
                <text:p>0.18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3498865740741">
                <text:p>0.18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3684050925926">
                <text:p>0.18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3869236111111">
                <text:p>0.18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054421296296">
                <text:p>0.18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239606481481">
                <text:p>0.18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424791666667">
                <text:p>0.18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609976851852">
                <text:p>0.18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795162037037">
                <text:p>0.18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4980347222222">
                <text:p>0.18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5165532407407">
                <text:p>0.18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5350717592593">
                <text:p>0.18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5535902777778">
                <text:p>0.18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5721087962963">
                <text:p>0.18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5906273148148">
                <text:p>0.18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6091458333333">
                <text:p>0.18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6276643518519">
                <text:p>0.18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6461828703704">
                <text:p>0.18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6647013888889">
                <text:p>0.18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6832199074074">
                <text:p>0.18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017384259259">
                <text:p>0.18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202569444444">
                <text:p>0.18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38775462963">
                <text:p>0.18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572939814815">
                <text:p>0.18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758125">
                <text:p>0.18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7943310185185">
                <text:p>0.18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812849537037">
                <text:p>0.18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8313680555556">
                <text:p>0.18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8498865740741">
                <text:p>0.18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8684050925926">
                <text:p>0.18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8869236111111">
                <text:p>0.18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054421296296">
                <text:p>0.18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239606481481">
                <text:p>0.18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424791666667">
                <text:p>0.18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609976851852">
                <text:p>0.18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795162037037">
                <text:p>0.18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89980347222222">
                <text:p>0.18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0165532407407">
                <text:p>0.19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0350717592593">
                <text:p>0.19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0535902777778">
                <text:p>0.19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0721087962963">
                <text:p>0.19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0906273148148">
                <text:p>0.19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1091458333333">
                <text:p>0.19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1276643518519">
                <text:p>0.19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1461828703704">
                <text:p>0.19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1647013888889">
                <text:p>0.19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1832199074074">
                <text:p>0.19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017384259259">
                <text:p>0.19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202569444444">
                <text:p>0.19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38775462963">
                <text:p>0.19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572939814815">
                <text:p>0.19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758125">
                <text:p>0.19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2943310185185">
                <text:p>0.19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312849537037">
                <text:p>0.19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3313680555556">
                <text:p>0.19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3498865740741">
                <text:p>0.19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3684050925926">
                <text:p>0.19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3869236111111">
                <text:p>0.19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054421296296">
                <text:p>0.19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239606481481">
                <text:p>0.19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424791666667">
                <text:p>0.19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609976851852">
                <text:p>0.19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795162037037">
                <text:p>0.19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4980347222222">
                <text:p>0.19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5165532407407">
                <text:p>0.19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5350717592593">
                <text:p>0.19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5535902777778">
                <text:p>0.19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5721087962963">
                <text:p>0.19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5906273148148">
                <text:p>0.19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6091458333333">
                <text:p>0.19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6276643518519">
                <text:p>0.19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6461828703704">
                <text:p>0.19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6647013888889">
                <text:p>0.19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6832199074074">
                <text:p>0.19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017384259259">
                <text:p>0.19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202569444444">
                <text:p>0.19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38775462963">
                <text:p>0.19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572939814815">
                <text:p>0.19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758125">
                <text:p>0.19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7943310185185">
                <text:p>0.19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812849537037">
                <text:p>0.19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8313680555556">
                <text:p>0.19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8498865740741">
                <text:p>0.19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8684050925926">
                <text:p>0.19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8869236111111">
                <text:p>0.19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054421296296">
                <text:p>0.19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239606481481">
                <text:p>0.19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424791666667">
                <text:p>0.19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609976851852">
                <text:p>0.19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795162037037">
                <text:p>0.19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99980347222222">
                <text:p>0.19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0165532407407">
                <text:p>0.20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0350717592593">
                <text:p>0.20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0535902777778">
                <text:p>0.20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0721087962963">
                <text:p>0.20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0906273148148">
                <text:p>0.20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1091458333333">
                <text:p>0.20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1276643518518">
                <text:p>0.20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1461828703704">
                <text:p>0.20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1647013888889">
                <text:p>0.20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1832199074074">
                <text:p>0.20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017384259259">
                <text:p>0.20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202569444444">
                <text:p>0.20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38775462963">
                <text:p>0.20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572939814815">
                <text:p>0.20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758125">
                <text:p>0.20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2943310185185">
                <text:p>0.20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312849537037">
                <text:p>0.20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3313680555556">
                <text:p>0.20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3498865740741">
                <text:p>0.20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3684050925926">
                <text:p>0.20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3869236111111">
                <text:p>0.20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054421296296">
                <text:p>0.20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239606481481">
                <text:p>0.20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424791666667">
                <text:p>0.20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609976851852">
                <text:p>0.20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795162037037">
                <text:p>0.20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4980347222222">
                <text:p>0.20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5165532407407">
                <text:p>0.20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5350717592593">
                <text:p>0.20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5535902777778">
                <text:p>0.20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5721087962963">
                <text:p>0.20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5906273148148">
                <text:p>0.20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6091458333333">
                <text:p>0.20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6276643518518">
                <text:p>0.20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6461828703704">
                <text:p>0.20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6647013888889">
                <text:p>0.20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6832199074074">
                <text:p>0.20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017384259259">
                <text:p>0.20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202569444444">
                <text:p>0.20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38775462963">
                <text:p>0.20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572939814815">
                <text:p>0.20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758125">
                <text:p>0.20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7943310185185">
                <text:p>0.20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12849537037">
                <text:p>0.20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313680555556">
                <text:p>0.20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498865740741">
                <text:p>0.20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684050925926">
                <text:p>0.20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8869236111111">
                <text:p>0.20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054421296296">
                <text:p>0.20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239606481481">
                <text:p>0.20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424791666667">
                <text:p>0.20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609976851852">
                <text:p>0.20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795162037037">
                <text:p>0.20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09980347222222">
                <text:p>0.20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165532407407">
                <text:p>0.21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350717592593">
                <text:p>0.21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535902777778">
                <text:p>0.21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721087962963">
                <text:p>0.21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0906273148148">
                <text:p>0.21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091458333333">
                <text:p>0.21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276643518518">
                <text:p>0.21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461828703704">
                <text:p>0.21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647013888889">
                <text:p>0.21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1832199074074">
                <text:p>0.21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017384259259">
                <text:p>0.21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202569444444">
                <text:p>0.21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38775462963">
                <text:p>0.21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572939814815">
                <text:p>0.21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758125">
                <text:p>0.21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2943310185185">
                <text:p>0.21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12849537037">
                <text:p>0.21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313680555556">
                <text:p>0.21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498865740741">
                <text:p>0.21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684050925926">
                <text:p>0.21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3869236111111">
                <text:p>0.21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054421296296">
                <text:p>0.21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239606481481">
                <text:p>0.21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424791666667">
                <text:p>0.21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609976851852">
                <text:p>0.21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795162037037">
                <text:p>0.21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4980347222222">
                <text:p>0.21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165532407407">
                <text:p>0.21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350717592593">
                <text:p>0.21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535902777778">
                <text:p>0.21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721087962963">
                <text:p>0.21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5906273148148">
                <text:p>0.21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091458333333">
                <text:p>0.21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276643518519">
                <text:p>0.216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461828703704">
                <text:p>0.21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647013888889">
                <text:p>0.21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6832199074074">
                <text:p>0.21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017384259259">
                <text:p>0.21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202569444444">
                <text:p>0.21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38775462963">
                <text:p>0.21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572939814815">
                <text:p>0.21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758125">
                <text:p>0.21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7943310185185">
                <text:p>0.21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12849537037">
                <text:p>0.21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313680555556">
                <text:p>0.21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498865740741">
                <text:p>0.21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684050925926">
                <text:p>0.21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8869236111111">
                <text:p>0.21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054421296296">
                <text:p>0.21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239606481481">
                <text:p>0.21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424791666667">
                <text:p>0.21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609976851852">
                <text:p>0.21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795162037037">
                <text:p>0.21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19980347222222">
                <text:p>0.21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165532407407">
                <text:p>0.22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350717592593">
                <text:p>0.22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535902777778">
                <text:p>0.22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721087962963">
                <text:p>0.22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0906273148148">
                <text:p>0.22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091458333333">
                <text:p>0.22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276643518518">
                <text:p>0.22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461828703704">
                <text:p>0.22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647013888889">
                <text:p>0.22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1832199074074">
                <text:p>0.22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017384259259">
                <text:p>0.22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202569444444">
                <text:p>0.22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38775462963">
                <text:p>0.22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572939814815">
                <text:p>0.22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758125">
                <text:p>0.22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2943310185185">
                <text:p>0.22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12849537037">
                <text:p>0.22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313680555556">
                <text:p>0.22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498865740741">
                <text:p>0.22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684050925926">
                <text:p>0.22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3869236111111">
                <text:p>0.22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054421296296">
                <text:p>0.22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239606481481">
                <text:p>0.22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424791666667">
                <text:p>0.22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609976851852">
                <text:p>0.22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795150462963">
                <text:p>0.22479515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4980347222222">
                <text:p>0.22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165532407407">
                <text:p>0.22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350717592593">
                <text:p>0.22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535902777778">
                <text:p>0.22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721087962963">
                <text:p>0.22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5906273148148">
                <text:p>0.22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091458333333">
                <text:p>0.22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276643518518">
                <text:p>0.22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461828703704">
                <text:p>0.22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647013888889">
                <text:p>0.22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6832199074074">
                <text:p>0.22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017384259259">
                <text:p>0.22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202569444444">
                <text:p>0.22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38775462963">
                <text:p>0.22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572939814815">
                <text:p>0.22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758125">
                <text:p>0.22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7943310185185">
                <text:p>0.22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12849537037">
                <text:p>0.22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313680555556">
                <text:p>0.22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498865740741">
                <text:p>0.22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684050925926">
                <text:p>0.22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8869236111111">
                <text:p>0.22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054421296296">
                <text:p>0.22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239606481481">
                <text:p>0.22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424791666667">
                <text:p>0.22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609976851852">
                <text:p>0.22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795162037037">
                <text:p>0.22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29980347222222">
                <text:p>0.22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165532407407">
                <text:p>0.23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350717592593">
                <text:p>0.23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535902777778">
                <text:p>0.23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721087962963">
                <text:p>0.23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0906273148148">
                <text:p>0.23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091458333333">
                <text:p>0.23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276643518518">
                <text:p>0.231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461828703704">
                <text:p>0.23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647013888889">
                <text:p>0.23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1832199074074">
                <text:p>0.23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017384259259">
                <text:p>0.23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202569444444">
                <text:p>0.23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38775462963">
                <text:p>0.23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572928240741">
                <text:p>0.23257292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758125">
                <text:p>0.23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2943310185185">
                <text:p>0.23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128483796296">
                <text:p>0.23312848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313680555556">
                <text:p>0.233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498865740741">
                <text:p>0.23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684050925926">
                <text:p>0.23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3869236111111">
                <text:p>0.23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054421296296">
                <text:p>0.23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239606481481">
                <text:p>0.23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424791666667">
                <text:p>0.23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609976851852">
                <text:p>0.23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795162037037">
                <text:p>0.23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4980347222222">
                <text:p>0.23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165532407407">
                <text:p>0.23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350717592593">
                <text:p>0.23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535902777778">
                <text:p>0.23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721087962963">
                <text:p>0.23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5906273148148">
                <text:p>0.23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091458333333">
                <text:p>0.23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276643518518">
                <text:p>0.23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461828703704">
                <text:p>0.23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647013888889">
                <text:p>0.23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6832199074074">
                <text:p>0.23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017384259259">
                <text:p>0.23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202569444444">
                <text:p>0.23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38775462963">
                <text:p>0.23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572939814815">
                <text:p>0.23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758125">
                <text:p>0.23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7943310185185">
                <text:p>0.23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12849537037">
                <text:p>0.23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313680555556">
                <text:p>0.23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498865740741">
                <text:p>0.23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684050925926">
                <text:p>0.23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8869236111111">
                <text:p>0.23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054421296296">
                <text:p>0.23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239606481481">
                <text:p>0.23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424791666667">
                <text:p>0.23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609976851852">
                <text:p>0.23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795162037037">
                <text:p>0.23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39980347222222">
                <text:p>0.23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165532407407">
                <text:p>0.24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350717592593">
                <text:p>0.24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535902777778">
                <text:p>0.24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721087962963">
                <text:p>0.24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0906273148148">
                <text:p>0.24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091458333333">
                <text:p>0.24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276643518519">
                <text:p>0.24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461828703704">
                <text:p>0.24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647013888889">
                <text:p>0.24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1832199074074">
                <text:p>0.241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017384259259">
                <text:p>0.24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202569444444">
                <text:p>0.24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38775462963">
                <text:p>0.24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572939814815">
                <text:p>0.24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758125">
                <text:p>0.24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2943310185185">
                <text:p>0.24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12849537037">
                <text:p>0.24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313668981482">
                <text:p>0.2433136689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498865740741">
                <text:p>0.24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684050925926">
                <text:p>0.24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3869236111111">
                <text:p>0.24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054421296296">
                <text:p>0.24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239606481481">
                <text:p>0.24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424780092593">
                <text:p>0.24442478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609976851852">
                <text:p>0.24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795162037037">
                <text:p>0.24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4980347222222">
                <text:p>0.24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165532407407">
                <text:p>0.24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350717592593">
                <text:p>0.24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535902777778">
                <text:p>0.24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721087962963">
                <text:p>0.24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5906273148148">
                <text:p>0.24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091458333333">
                <text:p>0.24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76643518518">
                <text:p>0.24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1828703704">
                <text:p>0.24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47013888889">
                <text:p>0.24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832199074074">
                <text:p>0.246832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17384259259">
                <text:p>0.24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2569444444">
                <text:p>0.24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8775462963">
                <text:p>0.24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2939814815">
                <text:p>0.24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58125">
                <text:p>0.247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43310185185">
                <text:p>0.247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2849537037">
                <text:p>0.248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13680555556">
                <text:p>0.248313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498865740741">
                <text:p>0.248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84050925926">
                <text:p>0.248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69236111111">
                <text:p>0.248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54421296296">
                <text:p>0.249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39606481481">
                <text:p>0.249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24791666667">
                <text:p>0.249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09976851852">
                <text:p>0.249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795162037037">
                <text:p>0.249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0347222222">
                <text:p>0.249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65532407407">
                <text:p>0.250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0717592593">
                <text:p>0.250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35902777778">
                <text:p>0.250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1087962963">
                <text:p>0.250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06273148148">
                <text:p>0.250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1458333333">
                <text:p>0.251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76643518519">
                <text:p>0.251276643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1828703704">
                <text:p>0.251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47013888889">
                <text:p>0.251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21875">
                <text:p>0.25183218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17384259259">
                <text:p>0.252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2569444444">
                <text:p>0.252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8775462963">
                <text:p>0.252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2939814815">
                <text:p>0.252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58125">
                <text:p>0.252758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43310185185">
                <text:p>0.252943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2849537037">
                <text:p>0.253128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13680555555">
                <text:p>0.25331368055555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498865740741">
                <text:p>0.253498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84050925926">
                <text:p>0.253684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69236111111">
                <text:p>0.253869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54421296296">
                <text:p>0.254054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39606481481">
                <text:p>0.254239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24791666667">
                <text:p>0.254424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09976851852">
                <text:p>0.254609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795162037037">
                <text:p>0.254795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80347222222">
                <text:p>0.254980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165532407407">
                <text:p>0.255165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50717592593">
                <text:p>0.255350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35902777778">
                <text:p>0.255535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721087962963">
                <text:p>0.255721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06273148148">
                <text:p>0.255906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091458333333">
                <text:p>0.256091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76643518518">
                <text:p>0.256276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461828703704">
                <text:p>0.256461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47013888889">
                <text:p>0.256647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832199074074">
                <text:p>0.256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017384259259">
                <text:p>0.257017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02569444444">
                <text:p>0.257202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38775462963">
                <text:p>0.257387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572939814815">
                <text:p>0.257572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58125">
                <text:p>0.257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7943310185185">
                <text:p>0.257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12849537037">
                <text:p>0.258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313680555556">
                <text:p>0.258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498865740741">
                <text:p>0.258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684050925926">
                <text:p>0.258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69236111111">
                <text:p>0.258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54421296296">
                <text:p>0.259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39606481481">
                <text:p>0.259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24791666667">
                <text:p>0.259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09976851852">
                <text:p>0.259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795162037037">
                <text:p>0.259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0347222222">
                <text:p>0.259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65520833333">
                <text:p>0.26016552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0717592593">
                <text:p>0.260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35902777778">
                <text:p>0.260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1087962963">
                <text:p>0.260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06273148148">
                <text:p>0.260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1458333333">
                <text:p>0.261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76643518519">
                <text:p>0.261276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1828703704">
                <text:p>0.261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47013888889">
                <text:p>0.261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21875">
                <text:p>0.26183218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17384259259">
                <text:p>0.262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202569444444">
                <text:p>0.262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8775462963">
                <text:p>0.262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2939814815">
                <text:p>0.262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58125">
                <text:p>0.262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43310185185">
                <text:p>0.262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12849537037">
                <text:p>0.263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313680555555">
                <text:p>0.2633136805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498865740741">
                <text:p>0.263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684050925926">
                <text:p>0.263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869236111111">
                <text:p>0.263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054421296296">
                <text:p>0.264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239606481481">
                <text:p>0.264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424791666667">
                <text:p>0.264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609976851852">
                <text:p>0.264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795162037037">
                <text:p>0.264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980347222222">
                <text:p>0.264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165532407407">
                <text:p>0.265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350717592593">
                <text:p>0.265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535902777778">
                <text:p>0.265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721087962963">
                <text:p>0.265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906273148148">
                <text:p>0.265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091458333333">
                <text:p>0.266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276643518518">
                <text:p>0.266276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461828703704">
                <text:p>0.266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647013888889">
                <text:p>0.266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832199074074">
                <text:p>0.266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017384259259">
                <text:p>0.267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202569444444">
                <text:p>0.267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38775462963">
                <text:p>0.267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572939814815">
                <text:p>0.267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758125">
                <text:p>0.267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943310185185">
                <text:p>0.267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12849537037">
                <text:p>0.268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313680555556">
                <text:p>0.268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498865740741">
                <text:p>0.268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684050925926">
                <text:p>0.268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8869236111111">
                <text:p>0.268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054421296296">
                <text:p>0.269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239606481481">
                <text:p>0.269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424791666667">
                <text:p>0.269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609976851852">
                <text:p>0.269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795162037037">
                <text:p>0.269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9980347222222">
                <text:p>0.269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165532407407">
                <text:p>0.270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350717592593">
                <text:p>0.270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535902777778">
                <text:p>0.270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721087962963">
                <text:p>0.270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0906273148148">
                <text:p>0.270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091458333333">
                <text:p>0.271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276643518518">
                <text:p>0.271276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461828703704">
                <text:p>0.271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647013888889">
                <text:p>0.271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1832199074074">
                <text:p>0.271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017384259259">
                <text:p>0.272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202569444444">
                <text:p>0.272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38775462963">
                <text:p>0.272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572939814815">
                <text:p>0.272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758125">
                <text:p>0.272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2943298611111">
                <text:p>0.27294329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12849537037">
                <text:p>0.273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313680555556">
                <text:p>0.273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498865740741">
                <text:p>0.273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684050925926">
                <text:p>0.273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3869236111111">
                <text:p>0.273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054421296296">
                <text:p>0.274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239606481481">
                <text:p>0.274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424791666667">
                <text:p>0.274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609976851852">
                <text:p>0.274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795162037037">
                <text:p>0.274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4980347222222">
                <text:p>0.274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165532407407">
                <text:p>0.275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350717592593">
                <text:p>0.275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535902777778">
                <text:p>0.275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721087962963">
                <text:p>0.275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5906273148148">
                <text:p>0.275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091458333333">
                <text:p>0.276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276643518519">
                <text:p>0.276276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461828703704">
                <text:p>0.276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647013888889">
                <text:p>0.276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6832199074074">
                <text:p>0.276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017384259259">
                <text:p>0.277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202569444444">
                <text:p>0.277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38775462963">
                <text:p>0.277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572939814815">
                <text:p>0.277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758125">
                <text:p>0.277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7943310185185">
                <text:p>0.277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12849537037">
                <text:p>0.278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313680555556">
                <text:p>0.278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498865740741">
                <text:p>0.278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684050925926">
                <text:p>0.278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8869236111111">
                <text:p>0.278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054421296296">
                <text:p>0.279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239606481481">
                <text:p>0.279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424791666667">
                <text:p>0.279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609976851852">
                <text:p>0.279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795162037037">
                <text:p>0.279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79980347222222">
                <text:p>0.279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165532407407">
                <text:p>0.280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350717592593">
                <text:p>0.280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535902777778">
                <text:p>0.280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721087962963">
                <text:p>0.280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0906273148148">
                <text:p>0.280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091458333333">
                <text:p>0.281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276643518518">
                <text:p>0.281276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461828703704">
                <text:p>0.281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647013888889">
                <text:p>0.281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1832199074074">
                <text:p>0.281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017384259259">
                <text:p>0.282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202569444444">
                <text:p>0.282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38775462963">
                <text:p>0.282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572939814815">
                <text:p>0.282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758125">
                <text:p>0.282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2943310185185">
                <text:p>0.282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12849537037">
                <text:p>0.283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313680555556">
                <text:p>0.283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498865740741">
                <text:p>0.283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684050925926">
                <text:p>0.283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3869236111111">
                <text:p>0.283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054421296296">
                <text:p>0.284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239606481481">
                <text:p>0.284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424791666667">
                <text:p>0.284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609976851852">
                <text:p>0.284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795162037037">
                <text:p>0.284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4980347222222">
                <text:p>0.284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165532407407">
                <text:p>0.285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350717592593">
                <text:p>0.285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535902777778">
                <text:p>0.285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721087962963">
                <text:p>0.285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5906273148148">
                <text:p>0.285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091458333333">
                <text:p>0.286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276643518518">
                <text:p>0.286276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461828703704">
                <text:p>0.286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647013888889">
                <text:p>0.286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6832199074074">
                <text:p>0.286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017384259259">
                <text:p>0.287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202569444444">
                <text:p>0.287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38775462963">
                <text:p>0.287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572939814815">
                <text:p>0.287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758125">
                <text:p>0.287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7943310185185">
                <text:p>0.287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12849537037">
                <text:p>0.288128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313680555556">
                <text:p>0.288313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498865740741">
                <text:p>0.288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684050925926">
                <text:p>0.288684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8869236111111">
                <text:p>0.288869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054421296296">
                <text:p>0.289054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239606481481">
                <text:p>0.289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424791666667">
                <text:p>0.289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609976851852">
                <text:p>0.289609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795162037037">
                <text:p>0.289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89980347222222">
                <text:p>0.289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165532407407">
                <text:p>0.290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350717592593">
                <text:p>0.290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535902777778">
                <text:p>0.290535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721087962963">
                <text:p>0.290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0906273148148">
                <text:p>0.290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091458333333">
                <text:p>0.291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276643518518">
                <text:p>0.291276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1461828703704">
                <text:p>0.291461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647013888889">
                <text:p>0.291647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1832199074074">
                <text:p>0.291832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017384259259">
                <text:p>0.292017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202569444444">
                <text:p>0.292202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38775462963">
                <text:p>0.292387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572939814815">
                <text:p>0.292572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758125">
                <text:p>0.292758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2943310185185">
                <text:p>0.292943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12849537037">
                <text:p>0.29312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3313680555556">
                <text:p>0.29331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3498865740741">
                <text:p>0.293498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3684050925926">
                <text:p>0.29368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3869236111111">
                <text:p>0.29386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4054421296296">
                <text:p>0.29405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4239606481481">
                <text:p>0.294239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424791666667">
                <text:p>0.294424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609976851852">
                <text:p>0.29460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4795162037037">
                <text:p>0.294795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4980347222222">
                <text:p>0.294980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165532407407">
                <text:p>0.295165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350717592593">
                <text:p>0.295350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535902777778">
                <text:p>0.29553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5721087962963">
                <text:p>0.295721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5906273148148">
                <text:p>0.295906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091458333333">
                <text:p>0.296091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96276643518518">
                <text:p>0.296276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6461828703704">
                <text:p>0.29646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6647013888889">
                <text:p>0.29664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6832199074074">
                <text:p>0.29683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017384259259">
                <text:p>0.29701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202569444444">
                <text:p>0.29720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38775462963">
                <text:p>0.29738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572939814815">
                <text:p>0.29757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758125">
                <text:p>0.29775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7943310185185">
                <text:p>0.29794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12849537037">
                <text:p>0.29812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313680555556">
                <text:p>0.29831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498865740741">
                <text:p>0.29849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684050925926">
                <text:p>0.29868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8869236111111">
                <text:p>0.29886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054421296296">
                <text:p>0.29905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239606481481">
                <text:p>0.299239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424791666667">
                <text:p>0.29942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609976851852">
                <text:p>0.29960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795162037037">
                <text:p>0.299795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99980347222222">
                <text:p>0.299980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165532407407">
                <text:p>0.30016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350717592593">
                <text:p>0.300350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535902777778">
                <text:p>0.30053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721087962963">
                <text:p>0.30072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0906273148148">
                <text:p>0.30090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091458333333">
                <text:p>0.30109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276643518519">
                <text:p>0.3012766435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461828703704">
                <text:p>0.30146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647013888889">
                <text:p>0.30164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1832199074074">
                <text:p>0.30183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017384259259">
                <text:p>0.30201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202569444444">
                <text:p>0.30220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38775462963">
                <text:p>0.30238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572939814815">
                <text:p>0.30257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758125">
                <text:p>0.30275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2943310185185">
                <text:p>0.30294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12849537037">
                <text:p>0.30312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313680555556">
                <text:p>0.30331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498865740741">
                <text:p>0.30349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684050925926">
                <text:p>0.30368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3869236111111">
                <text:p>0.30386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054421296296">
                <text:p>0.30405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239606481481">
                <text:p>0.304239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424791666667">
                <text:p>0.30442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609976851852">
                <text:p>0.30460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795162037037">
                <text:p>0.304795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4980347222222">
                <text:p>0.304980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165532407407">
                <text:p>0.30516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350717592593">
                <text:p>0.305350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535902777778">
                <text:p>0.30553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721087962963">
                <text:p>0.30572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5906273148148">
                <text:p>0.30590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091458333333">
                <text:p>0.30609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276643518518">
                <text:p>0.306276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461828703704">
                <text:p>0.30646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647013888889">
                <text:p>0.30664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6832199074074">
                <text:p>0.30683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017384259259">
                <text:p>0.30701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202569444444">
                <text:p>0.30720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38775462963">
                <text:p>0.30738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572939814815">
                <text:p>0.30757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758125">
                <text:p>0.30775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7943310185185">
                <text:p>0.30794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12849537037">
                <text:p>0.30812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313680555556">
                <text:p>0.308313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498865740741">
                <text:p>0.308498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684050925926">
                <text:p>0.308684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8869236111111">
                <text:p>0.308869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054421296296">
                <text:p>0.309054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239606481481">
                <text:p>0.309239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424791666667">
                <text:p>0.309424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609976851852">
                <text:p>0.309609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795162037037">
                <text:p>0.309795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09980347222222">
                <text:p>0.309980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165532407407">
                <text:p>0.310165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350717592593">
                <text:p>0.310350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535902777778">
                <text:p>0.310535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721087962963">
                <text:p>0.31072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0906273148148">
                <text:p>0.310906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091458333333">
                <text:p>0.311091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276643518518">
                <text:p>0.311276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461828703704">
                <text:p>0.311461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647013888889">
                <text:p>0.311647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1832199074074">
                <text:p>0.311832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017384259259">
                <text:p>0.312017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202569444444">
                <text:p>0.312202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38775462963">
                <text:p>0.312387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572939814815">
                <text:p>0.312572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758125">
                <text:p>0.312758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2943310185185">
                <text:p>0.312943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312849537037">
                <text:p>0.313128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3313680555555">
                <text:p>0.3133136805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498865740741">
                <text:p>0.31349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684050925926">
                <text:p>0.31368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3869236111111">
                <text:p>0.31386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054421296296">
                <text:p>0.31405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239606481481">
                <text:p>0.314239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424791666667">
                <text:p>0.31442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609976851852">
                <text:p>0.31460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795162037037">
                <text:p>0.31479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4980347222222">
                <text:p>0.31498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165532407407">
                <text:p>0.31516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350717592593">
                <text:p>0.31535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535902777778">
                <text:p>0.31553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5721087962963">
                <text:p>0.315721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15906273148148">
                <text:p>0.315906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091458333333">
                <text:p>0.316091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276643518519">
                <text:p>0.3162766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461828703704">
                <text:p>0.31646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647013888889">
                <text:p>0.316647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6832199074074">
                <text:p>0.316832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017384259259">
                <text:p>0.317017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202569444444">
                <text:p>0.31720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38775462963">
                <text:p>0.31738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572939814815">
                <text:p>0.31757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758125">
                <text:p>0.31775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7943310185185">
                <text:p>0.31794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812849537037">
                <text:p>0.31812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8313680555556">
                <text:p>0.31831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8498865740741">
                <text:p>0.31849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8684050925926">
                <text:p>0.31868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8869236111111">
                <text:p>0.31886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054421296296">
                <text:p>0.31905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239606481482">
                <text:p>0.3192396064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424791666667">
                <text:p>0.31942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609976851852">
                <text:p>0.31960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795162037037">
                <text:p>0.31979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19980347222222">
                <text:p>0.31998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0165532407407">
                <text:p>0.32016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0350717592593">
                <text:p>0.32035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0535902777778">
                <text:p>0.32053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0721087962963">
                <text:p>0.32072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0906273148148">
                <text:p>0.320906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1091458333333">
                <text:p>0.321091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1276643518518">
                <text:p>0.321276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1461828703704">
                <text:p>0.32146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1647013888889">
                <text:p>0.321647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1832199074074">
                <text:p>0.321832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017384259259">
                <text:p>0.322017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202569444444">
                <text:p>0.32220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38775462963">
                <text:p>0.32238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572939814815">
                <text:p>0.32257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758125">
                <text:p>0.32275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2943310185185">
                <text:p>0.32294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312849537037">
                <text:p>0.32312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3313680555556">
                <text:p>0.32331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3498865740741">
                <text:p>0.32349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3684050925926">
                <text:p>0.32368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3869236111111">
                <text:p>0.32386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054421296296">
                <text:p>0.32405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239606481481">
                <text:p>0.324239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424791666667">
                <text:p>0.32442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609976851852">
                <text:p>0.32460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795162037037">
                <text:p>0.32479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4980347222222">
                <text:p>0.32498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5165532407407">
                <text:p>0.32516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5350717592593">
                <text:p>0.32535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5535902777778">
                <text:p>0.32553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5721087962963">
                <text:p>0.32572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5906273148148">
                <text:p>0.325906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6091458333333">
                <text:p>0.326091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6276643518519">
                <text:p>0.326276643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6461828703704">
                <text:p>0.32646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6647013888889">
                <text:p>0.326647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6832199074074">
                <text:p>0.326832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017384259259">
                <text:p>0.327017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202569444444">
                <text:p>0.32720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38775462963">
                <text:p>0.32738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572939814815">
                <text:p>0.32757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758125">
                <text:p>0.32775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7943310185185">
                <text:p>0.32794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812849537037">
                <text:p>0.32812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8313680555556">
                <text:p>0.32831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8498865740741">
                <text:p>0.328498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8684050925926">
                <text:p>0.32868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8869236111111">
                <text:p>0.32886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054421296296">
                <text:p>0.32905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239606481481">
                <text:p>0.329239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424791666667">
                <text:p>0.329424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609976851852">
                <text:p>0.329609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795162037037">
                <text:p>0.32979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29980347222222">
                <text:p>0.329980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0165532407407">
                <text:p>0.330165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0350717592593">
                <text:p>0.330350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0535902777778">
                <text:p>0.330535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0721087962963">
                <text:p>0.33072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0906273148148">
                <text:p>0.330906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1091458333333">
                <text:p>0.331091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1276643518518">
                <text:p>0.331276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1461828703704">
                <text:p>0.331461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1647013888889">
                <text:p>0.331647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1832199074074">
                <text:p>0.331832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017384259259">
                <text:p>0.332017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202569444444">
                <text:p>0.332202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38775462963">
                <text:p>0.332387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572939814815">
                <text:p>0.332572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758125">
                <text:p>0.332758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2943310185185">
                <text:p>0.332943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312849537037">
                <text:p>0.333128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3313680555556">
                <text:p>0.333313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3498865740741">
                <text:p>0.33349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3684050925926">
                <text:p>0.333684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3869236111111">
                <text:p>0.333869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4054421296296">
                <text:p>0.334054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4239606481481">
                <text:p>0.3342396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4424791666667">
                <text:p>0.334424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4609976851852">
                <text:p>0.33460997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4795162037037">
                <text:p>0.334795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4980347222222">
                <text:p>0.334980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5165532407407">
                <text:p>0.335165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5350717592593">
                <text:p>0.335350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5535902777778">
                <text:p>0.335535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5721087962963">
                <text:p>0.335721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35906273148148">
                <text:p>0.335906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6091458333333">
                <text:p>0.33609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6276643518518">
                <text:p>0.33627664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6461828703704">
                <text:p>0.336461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6647013888889">
                <text:p>0.336647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6832199074074">
                <text:p>0.33683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017384259259">
                <text:p>0.337017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202569444444">
                <text:p>0.337202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38775462963">
                <text:p>0.33738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572939814815">
                <text:p>0.337572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758125">
                <text:p>0.33775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7943310185185">
                <text:p>0.337943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812849537037">
                <text:p>0.33812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8313680555555">
                <text:p>0.33831368055555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8498865740741">
                <text:p>0.33849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8684050925926">
                <text:p>0.338684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8869236111111">
                <text:p>0.338869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054421296296">
                <text:p>0.339054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239606481481">
                <text:p>0.3392396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424791666667">
                <text:p>0.339424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609976851852">
                <text:p>0.33960997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795162037037">
                <text:p>0.339795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39980347222222">
                <text:p>0.339980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0165532407407">
                <text:p>0.340165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0350717592593">
                <text:p>0.340350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0535902777778">
                <text:p>0.340535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0721087962963">
                <text:p>0.34072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0906273148148">
                <text:p>0.340906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1091458333333">
                <text:p>0.34109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1276643518518">
                <text:p>0.34127664351851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1461828703704">
                <text:p>0.341461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1647013888889">
                <text:p>0.341647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1832199074074">
                <text:p>0.341832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017384259259">
                <text:p>0.342017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202569444444">
                <text:p>0.342202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38775462963">
                <text:p>0.342387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572939814815">
                <text:p>0.342572939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758125">
                <text:p>0.342758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2943310185185">
                <text:p>0.342943310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312849537037">
                <text:p>0.34312849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3313680555556">
                <text:p>0.343313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3498865740741">
                <text:p>0.343498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3684050925926">
                <text:p>0.343684050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3869236111111">
                <text:p>0.343869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4054421296296">
                <text:p>0.344054421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4239606481481">
                <text:p>0.344239606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4424791666667">
                <text:p>0.344424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4609976851852">
                <text:p>0.34460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4795162037037">
                <text:p>0.344795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4980347222222">
                <text:p>0.344980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5165532407407">
                <text:p>0.345165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5350717592593">
                <text:p>0.345350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5535902777778">
                <text:p>0.345535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5721087962963">
                <text:p>0.345721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5906273148148">
                <text:p>0.345906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6091458333333">
                <text:p>0.346091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6276643518518">
                <text:p>0.346276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6461828703704">
                <text:p>0.346461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6647013888889">
                <text:p>0.346647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6832199074074">
                <text:p>0.34683219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7017384259259">
                <text:p>0.347017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7202569444444">
                <text:p>0.347202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738775462963">
                <text:p>0.34738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7572939814815">
                <text:p>0.347572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7758125">
                <text:p>0.34775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7943310185185">
                <text:p>0.347943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812849537037">
                <text:p>0.34812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8313680555556">
                <text:p>0.348313680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48498865740741">
                <text:p>0.348498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8684050925926">
                <text:p>0.348684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8869236111111">
                <text:p>0.348869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054421296296">
                <text:p>0.349054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239606481481">
                <text:p>0.349239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424791666667">
                <text:p>0.349424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609976851852">
                <text:p>0.34960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795162037037">
                <text:p>0.34979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49980347222222">
                <text:p>0.349980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0165532407407">
                <text:p>0.350165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0350717592593">
                <text:p>0.350350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0535902777778">
                <text:p>0.350535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0721087962963">
                <text:p>0.350721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0906273148148">
                <text:p>0.350906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1091458333333">
                <text:p>0.351091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1276643518518">
                <text:p>0.351276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1461828703704">
                <text:p>0.351461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1647013888889">
                <text:p>0.351647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1832199074074">
                <text:p>0.35183219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017384259259">
                <text:p>0.352017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202569444444">
                <text:p>0.352202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38775462963">
                <text:p>0.35238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572939814815">
                <text:p>0.352572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758125">
                <text:p>0.35275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2943310185185">
                <text:p>0.352943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12849537037">
                <text:p>0.35312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313680555555">
                <text:p>0.353313680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498865740741">
                <text:p>0.353498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684050925926">
                <text:p>0.353684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3869236111111">
                <text:p>0.353869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054421296296">
                <text:p>0.354054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239606481481">
                <text:p>0.354239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424791666667">
                <text:p>0.354424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609976851852">
                <text:p>0.35460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795162037037">
                <text:p>0.35479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4980347222222">
                <text:p>0.354980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165532407407">
                <text:p>0.355165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350717592593">
                <text:p>0.355350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535902777778">
                <text:p>0.355535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721087962963">
                <text:p>0.355721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5906273148148">
                <text:p>0.355906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091458333333">
                <text:p>0.356091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276643518518">
                <text:p>0.356276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461828703704">
                <text:p>0.356461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647013888889">
                <text:p>0.356647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6832199074074">
                <text:p>0.356832199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017384259259">
                <text:p>0.357017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202569444444">
                <text:p>0.357202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38775462963">
                <text:p>0.35738775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572939814815">
                <text:p>0.357572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758125">
                <text:p>0.35775812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7943310185185">
                <text:p>0.357943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12849537037">
                <text:p>0.358128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313680555556">
                <text:p>0.358313680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498865740741">
                <text:p>0.358498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684050925926">
                <text:p>0.358684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8869236111111">
                <text:p>0.358869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054421296296">
                <text:p>0.359054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239606481481">
                <text:p>0.359239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424791666667">
                <text:p>0.359424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609976851852">
                <text:p>0.359609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795162037037">
                <text:p>0.359795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59980347222222">
                <text:p>0.359980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165532407407">
                <text:p>0.360165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350717592593">
                <text:p>0.360350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535902777778">
                <text:p>0.360535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0721087962963">
                <text:p>0.360721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0906273148148">
                <text:p>0.36090627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1091458333333">
                <text:p>0.361091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276643518518">
                <text:p>0.361276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461828703704">
                <text:p>0.361461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61647013888889">
                <text:p>0.361647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1832199074074">
                <text:p>0.361832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017384259259">
                <text:p>0.36201738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202569444444">
                <text:p>0.3622025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38775462963">
                <text:p>0.36238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572939814815">
                <text:p>0.362572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758125">
                <text:p>0.36275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2943310185185">
                <text:p>0.36294331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12849537037">
                <text:p>0.36312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313680555555">
                <text:p>0.363313680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498865740741">
                <text:p>0.363498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684050925926">
                <text:p>0.36368405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3869236111111">
                <text:p>0.3638692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054421296296">
                <text:p>0.3640544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239606481481">
                <text:p>0.36423960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424791666667">
                <text:p>0.36442479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609976851852">
                <text:p>0.3646099768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795162037037">
                <text:p>0.364795162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4980347222222">
                <text:p>0.364980347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165532407407">
                <text:p>0.365165532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350717592593">
                <text:p>0.36535071759259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535902777778">
                <text:p>0.365535902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721087962963">
                <text:p>0.365721087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5906273148148">
                <text:p>0.365906273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6091458333333">
                <text:p>0.366091458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6276643518518">
                <text:p>0.36627664351851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6461828703704">
                <text:p>0.366461828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6647013888889">
                <text:p>0.366647013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6832199074074">
                <text:p>0.366832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017384259259">
                <text:p>0.3670173842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202569444444">
                <text:p>0.367202569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38775462963">
                <text:p>0.367387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572939814815">
                <text:p>0.367572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758125">
                <text:p>0.367758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7943310185185">
                <text:p>0.36794331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812849537037">
                <text:p>0.368128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8313680555555">
                <text:p>0.36831368055555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8498865740741">
                <text:p>0.368498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8684050925926">
                <text:p>0.36868405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8869236111111">
                <text:p>0.3688692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9054421296296">
                <text:p>0.3690544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9239606481481">
                <text:p>0.36923960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69424791666667">
                <text:p>0.3694247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9609976851852">
                <text:p>0.36960997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9795162037037">
                <text:p>0.369795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69980347222222">
                <text:p>0.369980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0165532407407">
                <text:p>0.3701655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0350717592592">
                <text:p>0.37035071759259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0535902777778">
                <text:p>0.370535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0721087962963">
                <text:p>0.370721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0906273148148">
                <text:p>0.3709062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091458333333">
                <text:p>0.371091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276643518518">
                <text:p>0.371276643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461828703704">
                <text:p>0.371461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647013888889">
                <text:p>0.37164701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1832199074074">
                <text:p>0.371832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017384259259">
                <text:p>0.372017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202569444444">
                <text:p>0.37220256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38775462963">
                <text:p>0.37238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572939814815">
                <text:p>0.37257293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758125">
                <text:p>0.372758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2943310185185">
                <text:p>0.37294331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312849537037">
                <text:p>0.37312849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3313680555556">
                <text:p>0.373313680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3498865740741">
                <text:p>0.373498865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3684050925926">
                <text:p>0.373684050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3869236111111">
                <text:p>0.373869236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054421296296">
                <text:p>0.374054421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239606481481">
                <text:p>0.3742396064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424791666667">
                <text:p>0.3744247916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609976851852">
                <text:p>0.37460997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795162037037">
                <text:p>0.374795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4980347222222">
                <text:p>0.374980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5165532407407">
                <text:p>0.3751655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5350717592593">
                <text:p>0.3753507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5535902777778">
                <text:p>0.375535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5721087962963">
                <text:p>0.375721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5906273148148">
                <text:p>0.3759062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6091458333333">
                <text:p>0.376091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6276643518519">
                <text:p>0.3762766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6461828703704">
                <text:p>0.376461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6647013888889">
                <text:p>0.37664701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6832199074074">
                <text:p>0.376832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7017384259259">
                <text:p>0.377017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7202569444444">
                <text:p>0.37720256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738775462963">
                <text:p>0.377387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7572939814815">
                <text:p>0.37757293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7758125">
                <text:p>0.37775812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7943310185185">
                <text:p>0.377943310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7812849537037">
                <text:p>0.378128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8313680555555">
                <text:p>0.3783136805555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8498865740741">
                <text:p>0.37849886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8684050925926">
                <text:p>0.3786840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8869236111111">
                <text:p>0.37886923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054421296296">
                <text:p>0.37905442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239606481481">
                <text:p>0.37923960648148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424791666667">
                <text:p>0.379424791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609976851852">
                <text:p>0.3796099768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795162037037">
                <text:p>0.379795162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79980347222222">
                <text:p>0.3799803472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0165532407407">
                <text:p>0.380165532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0350717592593">
                <text:p>0.3803507175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0535902777778">
                <text:p>0.380535902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0721087962963">
                <text:p>0.380721087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0906273148148">
                <text:p>0.380906273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1091458333333">
                <text:p>0.3810914583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1276631944444">
                <text:p>0.38127663194444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1461828703704">
                <text:p>0.381461828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1647013888889">
                <text:p>0.381647013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1832199074074">
                <text:p>0.38183219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017384259259">
                <text:p>0.38201738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202569444444">
                <text:p>0.3822025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38775462963">
                <text:p>0.38238775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2572939814815">
                <text:p>0.3825729398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758113425926">
                <text:p>0.38275811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2943310185185">
                <text:p>0.382943310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312849537037">
                <text:p>0.38312849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3313680555556">
                <text:p>0.383313680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3498865740741">
                <text:p>0.383498865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3684050925926">
                <text:p>0.383684050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3869236111111">
                <text:p>0.383869236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054421296296">
                <text:p>0.3840544212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239606481481">
                <text:p>0.38423960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424791666667">
                <text:p>0.38442479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609976851852">
                <text:p>0.38460997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795162037037">
                <text:p>0.384795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4980347222222">
                <text:p>0.38498034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5165532407407">
                <text:p>0.38516553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5350717592593">
                <text:p>0.3853507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5535902777778">
                <text:p>0.385535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5721087962963">
                <text:p>0.3857210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5906273148148">
                <text:p>0.38590627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091458333333">
                <text:p>0.3860914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276643518519">
                <text:p>0.38627664351851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461828703704">
                <text:p>0.3864618287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647013888889">
                <text:p>0.3866470138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6832199074074">
                <text:p>0.3868321990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017384259259">
                <text:p>0.3870173842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202569444444">
                <text:p>0.387202569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38775462963">
                <text:p>0.38738775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87572939814815">
                <text:p>0.387572939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758125">
                <text:p>0.38775812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7943310185185">
                <text:p>0.387943310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12849537037">
                <text:p>0.388128495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313680555556">
                <text:p>0.388313680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498865740741">
                <text:p>0.388498865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684050925926">
                <text:p>0.388684050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8869236111111">
                <text:p>0.388869236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9054421296296">
                <text:p>0.389054421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9239606481481">
                <text:p>0.3892396064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9424791666667">
                <text:p>0.3894247916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9609976851852">
                <text:p>0.389609976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89795162037037">
                <text:p>0.389795162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89980347222222">
                <text:p>0.3899803472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0165532407407">
                <text:p>0.390165532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350717592593">
                <text:p>0.39035071759259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535902777778">
                <text:p>0.390535902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721087962963">
                <text:p>0.390721087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0906273148148">
                <text:p>0.390906273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091458333333">
                <text:p>0.391091458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276643518518">
                <text:p>0.39127664351851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461828703704">
                <text:p>0.391461828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647013888889">
                <text:p>0.39164701388888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1832199074074">
                <text:p>0.391832199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2017384259259">
                <text:p>0.392017384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2202569444444">
                <text:p>0.392202569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238775462963">
                <text:p>0.392387754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2572939814815">
                <text:p>0.392572939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2758125">
                <text:p>0.39275812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2943310185185">
                <text:p>0.392943310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128483796296">
                <text:p>0.3931284837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313680555556">
                <text:p>0.39331368055555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498865740741">
                <text:p>0.393498865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684050925926">
                <text:p>0.39368405092592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3869236111111">
                <text:p>0.393869236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054421296296">
                <text:p>0.39405442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4239606481481">
                <text:p>0.394239606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4424791666667">
                <text:p>0.39442479166666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4609976851852">
                <text:p>0.394609976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4795162037037">
                <text:p>0.394795162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4980347222222">
                <text:p>0.394980347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5165520833333">
                <text:p>0.39516552083333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5350717592593">
                <text:p>0.395350717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5535902777778">
                <text:p>0.39553590277777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5721087962963">
                <text:p>0.39572108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5906273148148">
                <text:p>0.395906273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6091458333333">
                <text:p>0.396091458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6276643518518">
                <text:p>0.39627664351851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6461828703704">
                <text:p>0.396461828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6647013888889">
                <text:p>0.396647013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6832199074074">
                <text:p>0.396832199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017384259259">
                <text:p>0.39701738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7202569444444">
                <text:p>0.397202569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738775462963">
                <text:p>0.3973877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7572939814815">
                <text:p>0.397572939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7758125">
                <text:p>0.3977581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7943310185185">
                <text:p>0.3979433101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812849537037">
                <text:p>0.39812849537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8197939814815">
                <text:p>0.3981979398148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